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cript-lb.xml"/>
  <manifest:file-entry manifest:media-type="text/xml" manifest:full-path="Basic/Standard/InterneFunktionen.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orgia" svg:font-family="Georgi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74cm"/>
    </style:style>
    <style:style style:name="co3" style:family="table-column">
      <style:table-column-properties fo:break-before="auto" style:column-width="0.499cm"/>
    </style:style>
    <style:style style:name="co4" style:family="table-column">
      <style:table-column-properties fo:break-before="auto" style:column-width="0.526cm"/>
    </style:style>
    <style:style style:name="co5" style:family="table-column">
      <style:table-column-properties fo:break-before="auto" style:column-width="3.745cm"/>
    </style:style>
    <style:style style:name="co6" style:family="table-column">
      <style:table-column-properties fo:break-before="auto" style:column-width="1.443cm"/>
    </style:style>
    <style:style style:name="co7" style:family="table-column">
      <style:table-column-properties fo:break-before="auto" style:column-width="3.191cm"/>
    </style:style>
    <style:style style:name="co8" style:family="table-column">
      <style:table-column-properties fo:break-before="auto" style:column-width="1.469cm"/>
    </style:style>
    <style:style style:name="ro1" style:family="table-row">
      <style:table-row-properties style:row-height="0.427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3.52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0.84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4.711cm" fo:break-before="auto" style:use-optimal-row-height="true"/>
    </style:style>
    <style:style style:name="ro8" style:family="table-row">
      <style:table-row-properties style:row-height="1.369cm" fo:break-before="auto" style:use-optimal-row-height="true"/>
    </style:style>
    <style:style style:name="ro9" style:family="table-row">
      <style:table-row-properties style:row-height="2.342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0.499cm" fo:break-before="auto" style:use-optimal-row-height="false"/>
    </style:style>
    <style:style style:name="ro12" style:family="table-row">
      <style:table-row-properties style:row-height="3.605cm" fo:break-before="auto" style:use-optimal-row-height="true"/>
    </style:style>
    <style:style style:name="ro13" style:family="table-row">
      <style:table-row-properties style:row-height="1.868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236cm" fo:break-before="auto" style:use-optimal-row-height="true"/>
    </style:style>
    <style:style style:name="ro16" style:family="table-row">
      <style:table-row-properties style:row-height="0.446cm" fo:break-before="auto" style:use-optimal-row-height="false"/>
    </style:style>
    <style:style style:name="ro17" style:family="table-row">
      <style:table-row-properties style:row-height="2.02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number:number-style style:name="N5002" number:language="en" number:country="US">
      <number:number number:decimal-places="2" number:min-integer-digits="1"/>
    </number:number-style>
    <number:number-style style:name="N10000" number:language="en" number:country="GB">
      <number:number number:min-integer-digits="1"/>
    </number:number-style>
    <style:style style:name="ce1" style:family="table-cell" style:parent-style-name="Default">
      <style:table-cell-properties fo:background-color="#e6e6e6"/>
      <style:text-properties style:font-name="Georgia"/>
    </style:style>
    <style:style style:name="ce2" style:family="table-cell" style:parent-style-name="Default">
      <style:table-cell-properties fo:background-color="#e6e6e6" style:text-align-source="fix" style:repeat-content="false"/>
      <style:paragraph-properties fo:text-align="start" fo:margin-left="0cm"/>
      <style:text-properties style:font-name="Georgia"/>
    </style:style>
    <style:style style:name="ce3" style:family="table-cell" style:parent-style-name="Default">
      <style:table-cell-properties fo:background-color="#99ccff" style:text-align-source="fix" style:repeat-content="false" fo:wrap-option="wrap" fo:border="0.002cm solid #000000" style:vertical-align="middle"/>
      <style:paragraph-properties fo:text-align="center" fo:margin-left="0cm"/>
      <style:text-properties style:font-name="Georgia" fo:font-size="18pt" fo:font-weight="bold" style:font-size-asian="18pt" style:font-weight-asian="bold" style:font-size-complex="18pt" style:font-weight-complex="bold"/>
    </style:style>
    <style:style style:name="ce4" style:family="table-cell" style:parent-style-name="Default">
      <style:table-cell-properties fo:background-color="#99ccff" style:text-align-source="fix" style:repeat-content="false"/>
      <style:paragraph-properties fo:text-align="start" fo:margin-left="0cm"/>
      <style:text-properties style:font-name="Georgia"/>
    </style:style>
    <style:style style:name="ce5" style:family="table-cell" style:parent-style-name="Default">
      <style:table-cell-properties fo:border-bottom="none" fo:background-color="#99ccff" style:text-align-source="fix" style:repeat-content="false" fo:border-left="0.002cm solid #000000" fo:border-right="none" fo:border-top="0.002cm solid #000000"/>
      <style:paragraph-properties fo:text-align="start" fo:margin-left="0cm"/>
      <style:text-properties style:font-name="Georgia"/>
    </style:style>
    <style:style style:name="ce6" style:family="table-cell" style:parent-style-name="Default">
      <style:table-cell-properties fo:border-bottom="0.002cm solid #000000" fo:background-color="#99ccff" style:text-align-source="fix" style:repeat-content="false" fo:border-left="0.002cm solid #000000" fo:border-right="none" fo:border-top="none"/>
      <style:paragraph-properties fo:text-align="start" fo:margin-left="0cm"/>
      <style:text-properties style:font-name="Georgia"/>
    </style:style>
    <style:style style:name="ce7" style:family="table-cell" style:parent-style-name="Default">
      <style:table-cell-properties fo:background-color="#ccffff"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0pt" style:font-size-asian="10pt" style:font-size-complex="10pt"/>
    </style:style>
    <style:style style:name="ce8" style:family="table-cell" style:parent-style-name="Default">
      <style:text-properties style:font-name="Georgia"/>
    </style:style>
    <style:style style:name="ce9" style:family="table-cell" style:parent-style-name="Default">
      <style:table-cell-properties fo:background-color="#99ccff"/>
      <style:text-properties style:font-name="Georgia"/>
    </style:style>
    <style:style style:name="ce10" style:family="table-cell" style:parent-style-name="Default">
      <style:table-cell-properties fo:border-bottom="none" fo:background-color="#99ccff" fo:border-left="none" fo:border-right="none" fo:border-top="0.002cm solid #000000"/>
      <style:text-properties style:font-name="Georgia"/>
    </style:style>
    <style:style style:name="ce11" style:family="table-cell" style:parent-style-name="Default">
      <style:table-cell-properties fo:border-bottom="0.002cm solid #000000" fo:background-color="#99ccff" fo:border-left="none" fo:border-right="none" fo:border-top="none"/>
      <style:text-properties style:font-name="Georgia"/>
    </style:style>
    <style:style style:name="ce12" style:family="table-cell" style:parent-style-name="Default">
      <style:table-cell-properties fo:border-bottom="none" fo:background-color="#e6e6e6" style:text-align-source="fix" style:repeat-content="false" fo:border-left="0.002cm solid #000000" fo:border-right="none" fo:border-top="0.002cm solid #000000"/>
      <style:paragraph-properties fo:text-align="start" fo:margin-left="0cm"/>
      <style:text-properties style:font-name="Georgia"/>
    </style:style>
    <style:style style:name="ce13" style:family="table-cell" style:parent-style-name="Default">
      <style:table-cell-properties fo:border-bottom="none" fo:background-color="#ccffff" style:text-align-source="fix" style:repeat-content="false" fo:wrap-option="wrap" fo:border-left="0.002cm solid #000000" fo:padding-bottom="0.199cm" fo:padding-left="0.035cm" fo:padding-right="0.035cm" fo:padding-top="0.199cm" fo:border-right="0.002cm solid #000000" fo:border-top="none" style:vertical-align="middle"/>
      <style:paragraph-properties fo:text-align="start" fo:margin-left="0cm"/>
      <style:text-properties style:font-name="Georgia" fo:font-size="12pt" style:font-size-asian="12pt" style:font-size-complex="12pt"/>
    </style:style>
    <style:style style:name="ce14" style:family="table-cell" style:parent-style-name="Default">
      <style:table-cell-properties fo:border-bottom="none" fo:background-color="#ffff66" style:cell-protect="none" style:print-content="true" style:text-align-source="fix" style:repeat-content="false" fo:border-left="0.002cm solid #000000" fo:padding-bottom="0.199cm" fo:padding-left="0.035cm" fo:padding-right="0.035cm" fo:padding-top="0.199cm" fo:border-right="0.002cm solid #000000" fo:border-top="none" style:vertical-align="middle"/>
      <style:paragraph-properties fo:text-align="center" fo:margin-left="0cm"/>
      <style:text-properties style:font-name="Georgia" fo:font-size="12pt" fo:font-weight="bold" style:font-size-asian="12pt" style:font-weight-asian="bold" style:font-size-complex="12pt" style:font-weight-complex="bold"/>
    </style:style>
    <style:style style:name="ce15" style:family="table-cell" style:parent-style-name="Default">
      <style:table-cell-properties fo:border-bottom="0.002cm solid #000000" fo:background-color="#e6e6e6" style:text-align-source="fix" style:repeat-content="false" fo:border-left="0.002cm solid #000000" fo:border-right="none" fo:border-top="none"/>
      <style:paragraph-properties fo:text-align="start" fo:margin-left="0cm"/>
      <style:text-properties style:font-name="Georgia"/>
    </style:style>
    <style:style style:name="ce16" style:family="table-cell" style:parent-style-name="Default">
      <style:table-cell-properties fo:background-color="#ccffff"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2pt" style:font-size-asian="12pt" style:font-size-complex="12pt"/>
    </style:style>
    <style:style style:name="ce17" style:family="table-cell" style:parent-style-name="Default">
      <style:table-cell-properties fo:border-bottom="none" fo:background-color="#e6e6e6" fo:border-left="0.002cm solid #000000" fo:border-right="none" fo:border-top="0.002cm solid #000000"/>
      <style:text-properties style:font-name="Georgia"/>
    </style:style>
    <style:style style:name="ce18" style:family="table-cell" style:parent-style-name="Default">
      <style:table-cell-properties fo:border-bottom="0.002cm solid #000000" fo:background-color="#e6e6e6" fo:border-left="0.002cm solid #000000" fo:border-right="none" fo:border-top="none"/>
      <style:text-properties style:font-name="Georgia"/>
    </style:style>
    <style:style style:name="ce19" style:family="table-cell" style:parent-style-name="Default">
      <style:table-cell-properties fo:border-bottom="none" fo:background-color="#ccffff" style:text-align-source="fix" style:repeat-content="false" fo:wrap-option="wrap" fo:border-left="0.002cm solid #000000" fo:padding-bottom="0.199cm" fo:padding-left="0.035cm" fo:padding-right="0.035cm" fo:padding-top="0.199cm" fo:border-right="none" fo:border-top="none" style:vertical-align="middle"/>
      <style:paragraph-properties fo:text-align="start" fo:margin-left="0cm"/>
      <style:text-properties style:font-name="Georgia" fo:font-size="12pt" style:font-size-asian="12pt" style:font-size-complex="12pt"/>
    </style:style>
    <style:style style:name="ce20" style:family="table-cell" style:parent-style-name="Default">
      <style:table-cell-properties fo:border-bottom="none" fo:background-color="#ccffff" style:text-align-source="fix" style:repeat-content="false" fo:border-left="0.002cm solid #000000" fo:border-right="none" fo:border-top="none" style:vertical-align="middle"/>
      <style:paragraph-properties fo:text-align="center" fo:margin-left="0cm"/>
      <style:text-properties style:font-name="Georgia" fo:font-size="20pt" style:font-size-asian="20pt" style:font-size-complex="20pt"/>
    </style:style>
    <style:style style:name="ce21" style:family="table-cell" style:parent-style-name="Default">
      <style:table-cell-properties fo:background-color="#e6e6e6"/>
    </style:style>
    <style:style style:name="ce22" style:family="table-cell" style:parent-style-name="Default">
      <style:table-cell-properties fo:border-bottom="none" fo:background-color="#e6e6e6" fo:border-left="none" fo:border-right="none" fo:border-top="0.002cm solid #000000"/>
      <style:text-properties style:font-name="Georgia"/>
    </style:style>
    <style:style style:name="ce23" style:family="table-cell" style:parent-style-name="Default">
      <style:table-cell-properties fo:border-bottom="0.002cm solid #000000" fo:background-color="#e6e6e6" fo:border-left="none" fo:border-right="none" fo:border-top="none"/>
      <style:text-properties style:font-name="Georgia"/>
    </style:style>
    <style:style style:name="ce24" style:family="table-cell" style:parent-style-name="Default">
      <style:table-cell-properties fo:background-color="#ccffff" fo:border="0.002cm solid #000000"/>
      <style:text-properties style:font-name="Georgia"/>
    </style:style>
    <style:style style:name="ce25" style:family="table-cell" style:parent-style-name="Default">
      <style:table-cell-properties fo:background-color="#e6e6e6" fo:border="0.002cm solid #000000"/>
      <style:text-properties style:font-name="Georgia"/>
    </style:style>
    <style:style style:name="ce26" style:family="table-cell" style:parent-style-name="Default">
      <style:table-cell-properties fo:background-color="#e6e6e6" style:text-align-source="fix" style:repeat-content="false" fo:wrap-option="wrap" fo:border="0.002cm solid #000000" fo:padding-bottom="0.199cm" fo:padding-left="0.035cm" fo:padding-right="0.035cm" fo:padding-top="0.199cm" style:vertical-align="middle"/>
      <style:paragraph-properties fo:text-align="start" fo:margin-left="0cm"/>
      <style:text-properties style:font-name="Georgia" fo:font-size="12pt" style:font-size-asian="12pt" style:font-size-complex="12pt"/>
    </style:style>
    <style:style style:name="ce27" style:family="table-cell" style:parent-style-name="Default">
      <style:table-cell-properties fo:background-color="#33cc66"/>
      <style:text-properties style:font-name="Georgia"/>
    </style:style>
    <style:style style:name="ce28" style:family="table-cell" style:parent-style-name="Default">
      <style:table-cell-properties fo:background-color="#ccffff" style:text-align-source="fix" style:repeat-content="false" fo:wrap-option="wrap" fo:border="none" fo:padding-bottom="0.199cm" fo:padding-left="0.035cm" fo:padding-right="0.035cm" fo:padding-top="0.199cm" style:vertical-align="middle"/>
      <style:paragraph-properties fo:text-align="center" fo:margin-left="0cm"/>
      <style:text-properties style:font-name="Georgia" fo:font-size="12pt" fo:font-weight="bold" style:font-size-asian="12pt" style:font-weight-asian="bold" style:font-size-complex="12pt" style:font-weight-complex="bold"/>
    </style:style>
    <style:style style:name="ce29" style:family="table-cell" style:parent-style-name="Default" style:data-style-name="N0">
      <style:table-cell-properties fo:background-color="#ffcc99" style:text-align-source="fix" style:repeat-content="false" fo:wrap-option="no-wrap" fo:border="0.002cm solid #000000" style:vertical-align="middle"/>
      <style:paragraph-properties fo:text-align="start" fo:margin-left="0cm"/>
      <style:text-properties style:font-name="Georgia" fo:font-size="8pt" style:font-size-asian="8pt" style:font-size-complex="8pt"/>
    </style:style>
    <style:style style:name="ce30" style:family="table-cell" style:parent-style-name="Default">
      <style:table-cell-properties fo:background-color="#ccffff"/>
      <style:text-properties style:font-name="Georgia"/>
    </style:style>
    <style:style style:name="ce31" style:family="table-cell" style:parent-style-name="Default">
      <style:table-cell-properties fo:border-bottom="0.002cm solid #000000" fo:background-color="#ffff66" style:text-align-source="fix" style:repeat-content="false" fo:border-left="none" fo:border-right="none" fo:border-top="none" style:vertical-align="middle"/>
      <style:paragraph-properties fo:text-align="center"/>
      <style:text-properties style:font-name="Georgia"/>
    </style:style>
    <style:style style:name="ce32" style:family="table-cell" style:parent-style-name="Default">
      <style:table-cell-properties fo:background-color="#ffcc99"/>
      <style:text-properties style:font-name="Georgia"/>
    </style:style>
    <style:style style:name="ce33" style:family="table-cell" style:parent-style-name="Default">
      <style:table-cell-properties fo:border-bottom="0.002cm solid #000000" fo:background-color="#ffff66" fo:border-left="none" fo:border-right="none" fo:border-top="none"/>
      <style:text-properties style:font-name="Georgia"/>
    </style:style>
    <style:style style:name="ce34" style:family="table-cell" style:parent-style-name="Default">
      <style:table-cell-properties fo:background-color="#ccffff" style:text-align-source="fix" style:repeat-content="false" fo:wrap-option="wrap" fo:border="none" fo:padding-bottom="0.199cm" fo:padding-left="0.035cm" fo:padding-right="0.035cm" fo:padding-top="0.199cm" style:vertical-align="middle"/>
      <style:paragraph-properties fo:text-align="start" fo:margin-left="0cm"/>
      <style:text-properties style:font-name="Georgia" fo:font-size="12pt" fo:font-weight="bold" style:font-size-asian="12pt" style:font-weight-asian="bold" style:font-size-complex="12pt" style:font-weight-complex="bold"/>
    </style:style>
    <style:style style:name="ce35" style:family="table-cell" style:parent-style-name="Default">
      <style:table-cell-properties fo:background-color="#e6e6e6"/>
      <style:text-properties style:font-name="Georgia" fo:font-size="12pt" style:font-size-asian="12pt" style:font-size-complex="12pt"/>
    </style:style>
    <style:style style:name="ce36"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end" fo:margin-left="0cm"/>
      <style:text-properties style:font-name="Georgia" fo:font-size="12pt" style:font-size-asian="12pt" style:font-size-complex="12pt"/>
    </style:style>
    <style:style style:name="ce37"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end" fo:margin-left="0cm"/>
      <style:text-properties fo:color="#000000" style:font-name="Georgia" fo:font-size="12pt" style:font-size-asian="12pt" style:font-size-complex="12pt"/>
    </style:style>
    <style:style style:name="ce38" style:family="table-cell" style:parent-style-name="Default">
      <style:table-cell-properties fo:background-color="#ffff66" style:cell-protect="none" style:print-content="true" style:text-align-source="fix" style:repeat-content="false" fo:border="0.002cm solid #000000" fo:padding-bottom="0.199cm" fo:padding-left="0.035cm" fo:padding-right="0.035cm" fo:padding-top="0.199cm" style:vertical-align="middle"/>
      <style:paragraph-properties fo:text-align="center" fo:margin-left="0cm"/>
      <style:text-properties style:font-name="Georgia" fo:font-size="12pt" style:font-size-asian="12pt" style:font-size-complex="12pt"/>
    </style:style>
    <style:style style:name="ce39" style:family="table-cell" style:parent-style-name="Default">
      <style:table-cell-properties fo:border-bottom="none" fo:background-color="#e6e6e6" fo:border-left="none" fo:border-right="0.002cm solid #000000" fo:border-top="0.002cm solid #000000"/>
      <style:text-properties style:font-name="Georgia"/>
    </style:style>
    <style:style style:name="ce40" style:family="table-cell" style:parent-style-name="Default">
      <style:table-cell-properties fo:border-bottom="none" fo:border-left="none" fo:border-right="0.002cm solid #000000" fo:border-top="none"/>
      <style:text-properties style:font-name="Georgia"/>
    </style:style>
    <style:style style:name="ce41" style:family="table-cell" style:parent-style-name="Default">
      <style:table-cell-properties fo:border-bottom="0.002cm solid #000000" fo:background-color="#e6e6e6" fo:border-left="none" fo:border-right="0.002cm solid #000000" fo:border-top="none"/>
      <style:text-properties style:font-name="Georgia"/>
    </style:style>
    <style:style style:name="ce42" style:family="table-cell" style:parent-style-name="Default">
      <style:table-cell-properties fo:border-bottom="none" fo:background-color="#e6e6e6" style:text-align-source="fix" style:repeat-content="false" fo:border-left="none" fo:padding-bottom="0.199cm" fo:padding-left="0.035cm" fo:padding-right="0.035cm" fo:padding-top="0.199cm" fo:border-right="0.002cm solid #000000" fo:border-top="none" style:vertical-align="middle"/>
      <style:paragraph-properties fo:text-align="start" fo:margin-left="0cm"/>
      <style:text-properties style:font-name="Georgia"/>
    </style:style>
    <style:style style:name="ce43" style:family="table-cell" style:parent-style-name="Default">
      <style:table-cell-properties fo:border-bottom="none" fo:background-color="#e6e6e6" fo:border-left="none" fo:border-right="0.002cm solid #000000" fo:border-top="none"/>
      <style:text-properties style:font-name="Georgia"/>
    </style:style>
    <style:style style:name="ce44" style:family="table-cell" style:parent-style-name="Default">
      <style:table-cell-properties fo:border-bottom="none" fo:background-color="#e6e6e6" style:text-align-source="fix" style:repeat-content="false" fo:border-left="none" fo:padding-bottom="0.199cm" fo:padding-left="0.035cm" fo:padding-right="0.035cm" fo:padding-top="0.199cm" fo:border-right="0.002cm solid #000000" fo:border-top="none" style:vertical-align="middle"/>
      <style:paragraph-properties fo:text-align="start" fo:margin-left="0cm"/>
      <style:text-properties style:font-name="Georgia" fo:font-size="12pt" style:font-size-asian="12pt" style:font-size-complex="12pt"/>
    </style:style>
    <style:style style:name="ce45" style:family="table-cell" style:parent-style-name="Default">
      <style:table-cell-properties fo:border-bottom="none" fo:background-color="#99ccff" fo:border-left="none" fo:border-right="0.002cm solid #000000" fo:border-top="0.002cm solid #000000"/>
      <style:text-properties style:font-name="Georgia"/>
    </style:style>
    <style:style style:name="ce46" style:family="table-cell" style:parent-style-name="Default">
      <style:table-cell-properties fo:border-bottom="0.002cm solid #000000" fo:background-color="#99ccff" fo:border-left="none" fo:border-right="0.002cm solid #000000" fo:border-top="none"/>
      <style:text-properties style:font-name="Georgia"/>
    </style:style>
    <style:style style:name="ce47" style:family="table-cell" style:parent-style-name="Default">
      <style:table-cell-properties fo:background-color="#e6e6e6"/>
      <style:text-properties fo:color="#e6e6e6"/>
    </style:style>
    <style:style style:name="ce48" style:family="table-cell" style:parent-style-name="Default" style:data-style-name="N100">
      <style:table-cell-properties fo:background-color="#ccffff" style:text-align-source="fix" style:repeat-content="false" fo:wrap-option="wrap" style:vertical-align="middle"/>
      <style:paragraph-properties fo:text-align="center" fo:margin-left="0cm"/>
      <style:text-properties fo:font-weight="bold" style:font-weight-asian="bold" style:font-weight-complex="bold"/>
    </style:style>
    <style:style style:name="ce49" style:family="table-cell" style:parent-style-name="Default">
      <style:table-cell-properties fo:background-color="#ccffff" style:text-align-source="fix" style:repeat-content="false" fo:wrap-option="wrap" style:vertical-align="middle"/>
      <style:paragraph-properties fo:text-align="center" fo:margin-left="0cm"/>
      <style:text-properties fo:font-weight="normal" style:font-weight-asian="normal" style:font-weight-complex="normal"/>
    </style:style>
    <style:style style:name="ce50" style:family="table-cell" style:parent-style-name="Default">
      <style:table-cell-properties fo:background-color="#e6e6e6" style:text-align-source="fix" style:repeat-content="false" fo:wrap-option="wrap" style:vertical-align="middle"/>
      <style:paragraph-properties fo:text-align="center" fo:margin-left="0cm"/>
      <style:text-properties fo:font-weight="normal" style:font-weight-asian="normal" style:font-weight-complex="normal"/>
    </style:style>
    <style:style style:name="ce51" style:family="table-cell" style:parent-style-name="Default">
      <style:table-cell-properties fo:border-bottom="none" fo:background-color="#e6e6e6" fo:border-left="0.002cm solid #000000" fo:border-right="none" fo:border-top="0.002cm solid #000000"/>
    </style:style>
    <style:style style:name="ce52" style:family="table-cell" style:parent-style-name="Default">
      <style:table-cell-properties fo:border-bottom="none" fo:background-color="#e6e6e6" fo:border-left="0.002cm solid #000000" fo:border-right="none" fo:border-top="none"/>
    </style:style>
    <style:style style:name="ce53" style:family="table-cell" style:parent-style-name="Default">
      <style:table-cell-properties fo:border-bottom="0.002cm solid #000000" fo:background-color="#e6e6e6" fo:border-left="0.002cm solid #000000" fo:border-right="none" fo:border-top="none"/>
    </style:style>
    <style:style style:name="ce54" style:family="table-cell" style:parent-style-name="Default">
      <style:table-cell-properties fo:background-color="#ccffff" style:text-align-source="fix" style:repeat-content="false" fo:border="none" style:vertical-align="middle"/>
      <style:paragraph-properties fo:text-align="center" fo:margin-left="0cm"/>
      <style:text-properties style:font-name="Georgia" fo:font-size="20pt" style:font-size-asian="20pt" style:font-size-complex="20pt"/>
    </style:style>
    <style:style style:name="ce55" style:family="table-cell" style:parent-style-name="Default">
      <style:table-cell-properties fo:border-bottom="none" fo:background-color="#e6e6e6" fo:border-left="none" fo:border-right="none" fo:border-top="0.002cm solid #000000"/>
    </style:style>
    <style:style style:name="ce56" style:family="table-cell" style:parent-style-name="Default">
      <style:table-cell-properties fo:border-bottom="0.002cm solid #000000" fo:background-color="#e6e6e6" fo:border-left="none" fo:border-right="none" fo:border-top="none"/>
    </style:style>
    <style:style style:name="ce57" style:family="table-cell" style:parent-style-name="Default">
      <style:table-cell-properties fo:background-color="#e6e6e6" style:text-align-source="fix" style:repeat-content="false"/>
      <style:paragraph-properties fo:text-align="center" fo:margin-left="0cm"/>
      <style:text-properties fo:color="#999999"/>
    </style:style>
    <style:style style:name="ce58" style:family="table-cell" style:parent-style-name="Default">
      <style:table-cell-properties fo:background-color="#e6e6e6" style:text-align-source="fix" style:repeat-content="false"/>
      <style:paragraph-properties fo:text-align="center" fo:margin-left="0cm"/>
      <style:text-properties fo:font-weight="bold" style:font-weight-asian="bold" style:font-weight-complex="bold"/>
    </style:style>
    <style:style style:name="ce59" style:family="table-cell" style:parent-style-name="Default">
      <style:table-cell-properties fo:border-bottom="none" fo:background-color="#e6e6e6" style:text-align-source="fix" style:repeat-content="false" fo:border-left="0.002cm solid #000000" fo:border-right="none" fo:border-top="none"/>
      <style:paragraph-properties fo:text-align="center" fo:margin-left="0cm"/>
      <style:text-properties fo:color="#999999"/>
    </style:style>
    <style:style style:name="ce60" style:family="table-cell" style:parent-style-name="Default">
      <style:table-cell-properties fo:border-bottom="none" fo:background-color="#e6e6e6"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61" style:family="table-cell" style:parent-style-name="Default">
      <style:table-cell-properties fo:background-color="#e6e6e6" style:text-align-source="fix" style:repeat-content="false" fo:border="none"/>
      <style:paragraph-properties fo:text-align="center" fo:margin-left="0cm"/>
      <style:text-properties fo:color="#999999"/>
    </style:style>
    <style:style style:name="ce62" style:family="table-cell" style:parent-style-name="Default">
      <style:table-cell-properties fo:background-color="#ffff66" style:cell-protect="none" style:print-content="true" style:text-align-source="fix" style:repeat-content="false"/>
      <style:paragraph-properties fo:text-align="center" fo:margin-left="0cm"/>
      <style:text-properties fo:font-weight="bold" style:font-weight-asian="bold" style:font-weight-complex="bold"/>
    </style:style>
    <style:style style:name="ce63" style:family="table-cell" style:parent-style-name="Default">
      <style:table-cell-properties fo:border-bottom="none" fo:background-color="#e6e6e6" fo:border-left="none" fo:border-right="0.002cm solid #000000" fo:border-top="0.002cm solid #000000"/>
    </style:style>
    <style:style style:name="ce64"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text-properties fo:color="#999999"/>
    </style:style>
    <style:style style:name="ce65" style:family="table-cell" style:parent-style-name="Default">
      <style:table-cell-properties fo:border-bottom="none" fo:background-color="#e6e6e6"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66" style:family="table-cell" style:parent-style-name="Default">
      <style:table-cell-properties fo:border-bottom="0.002cm solid #000000" fo:background-color="#e6e6e6" fo:border-left="none" fo:border-right="0.002cm solid #000000" fo:border-top="none"/>
    </style:style>
    <style:style style:name="ce67" style:family="table-cell" style:parent-style-name="Default">
      <style:table-cell-properties fo:border-bottom="none" fo:background-color="#e6e6e6" fo:border-left="none" fo:border-right="0.002cm solid #000000" fo:border-top="none"/>
    </style:style>
    <style:style style:name="ce68" style:family="table-cell" style:parent-style-name="Default">
      <style:table-cell-properties fo:border-bottom="none" fo:background-color="#e6e6e6" style:text-align-source="fix" style:repeat-content="false" fo:border-left="none" fo:border-right="none" fo:border-top="0.002cm solid #000000"/>
      <style:paragraph-properties fo:text-align="center" fo:margin-left="0cm"/>
    </style:style>
    <style:style style:name="ce69" style:family="table-cell" style:parent-style-name="Default">
      <style:table-cell-properties fo:border-bottom="none" fo:background-color="#e6e6e6" style:text-align-source="fix" style:repeat-content="false" fo:border-left="none" fo:border-right="none" fo:border-top="0.002cm solid #000000"/>
      <style:paragraph-properties fo:text-align="center" fo:margin-left="0cm"/>
      <style:text-properties fo:color="#999999"/>
    </style:style>
    <style:style style:name="ce70" style:family="table-cell" style:parent-style-name="Default">
      <style:table-cell-properties fo:border-bottom="none" fo:background-color="#e6e6e6" style:text-align-source="fix" style:repeat-content="false" fo:border-left="none" fo:border-right="0.002cm solid #000000" fo:border-top="0.002cm solid #000000"/>
      <style:paragraph-properties fo:text-align="center" fo:margin-left="0cm"/>
      <style:text-properties fo:color="#999999"/>
    </style:style>
    <style:style style:name="ce71" style:family="table-cell" style:parent-style-name="Default">
      <style:table-cell-properties fo:border-bottom="none" fo:background-color="#e6e6e6" style:text-align-source="fix" style:repeat-content="false" fo:border-left="0.002cm solid #000000" fo:border-right="none" fo:border-top="0.002cm solid #000000"/>
      <style:paragraph-properties fo:text-align="center" fo:margin-left="0cm"/>
      <style:text-properties fo:color="#999999"/>
    </style:style>
    <style:style style:name="ce72" style:family="table-cell" style:parent-style-name="Default">
      <style:table-cell-properties fo:background-color="#ffff66" style:cell-protect="none" style:print-content="true" style:text-align-source="fix" style:repeat-content="false"/>
      <style:paragraph-properties fo:text-align="center" fo:margin-left="0cm"/>
      <style:text-properties style:font-name="Arial1" fo:font-weight="bold" style:font-weight-asian="bold" style:font-weight-complex="bold"/>
    </style:style>
    <style:style style:name="ce73" style:family="table-cell" style:parent-style-name="Default">
      <style:table-cell-properties fo:background-color="#e6e6e6" style:text-align-source="fix" style:repeat-content="false" fo:border="none"/>
      <style:paragraph-properties fo:text-align="center" fo:margin-left="0cm"/>
      <style:text-properties fo:font-weight="bold" style:font-weight-asian="bold" style:font-weight-complex="bold"/>
    </style:style>
    <style:style style:name="ce74" style:family="table-cell" style:parent-style-name="Default">
      <style:table-cell-properties fo:background-color="#e6e6e6" style:cell-protect="none" style:print-content="true"/>
    </style:style>
    <style:style style:name="ce75" style:family="table-cell" style:parent-style-name="Default">
      <style:table-cell-properties fo:border-bottom="none" fo:background-color="#999999" fo:border-left="0.002cm solid #000000" fo:border-right="0.002cm solid #000000" fo:border-top="0.002cm solid #000000"/>
    </style:style>
    <style:style style:name="ce76" style:family="table-cell" style:parent-style-name="Default">
      <style:table-cell-properties fo:border-bottom="none" fo:background-color="#999999" fo:border-left="0.002cm solid #000000" fo:border-right="0.002cm solid #000000" fo:border-top="none"/>
    </style:style>
    <style:style style:name="ce77" style:family="table-cell" style:parent-style-name="Default">
      <style:table-cell-properties fo:border-bottom="none" fo:background-color="#000000" fo:border-left="0.002cm solid #000000" fo:border-right="0.002cm solid #000000" fo:border-top="none"/>
    </style:style>
    <style:style style:name="ce78" style:family="table-cell" style:parent-style-name="Default">
      <style:table-cell-properties fo:border-bottom="none" fo:background-color="#e6e6e6" fo:border-left="0.002cm solid #000000" fo:border-right="0.002cm solid #000000" fo:border-top="none"/>
    </style:style>
    <style:style style:name="ce79" style:family="table-cell" style:parent-style-name="Default">
      <style:table-cell-properties fo:border-bottom="none" fo:background-color="#4700b8" fo:border-left="0.002cm solid #000000" fo:border-right="0.002cm solid #000000" fo:border-top="none"/>
    </style:style>
    <style:style style:name="ce80" style:family="table-cell" style:parent-style-name="Default">
      <style:table-cell-properties fo:border-bottom="none" fo:background-color="#99ccff" fo:border-left="0.002cm solid #000000" fo:border-right="0.002cm solid #000000" fo:border-top="none"/>
    </style:style>
    <style:style style:name="ce81" style:family="table-cell" style:parent-style-name="Default">
      <style:table-cell-properties fo:border-bottom="none" fo:background-color="#ffcc99" fo:border-left="0.002cm solid #000000" fo:border-right="0.002cm solid #000000" fo:border-top="none"/>
    </style:style>
    <style:style style:name="ce82" style:family="table-cell" style:parent-style-name="Default">
      <style:table-cell-properties fo:border-bottom="none" fo:background-color="#e6ff00" fo:border-left="0.002cm solid #000000" fo:border-right="0.002cm solid #000000" fo:border-top="none"/>
    </style:style>
    <style:style style:name="ce83" style:family="table-cell" style:parent-style-name="Default">
      <style:table-cell-properties fo:border-bottom="none" fo:border-left="0.002cm solid #000000" fo:border-right="0.002cm solid #000000" fo:border-top="none"/>
    </style:style>
    <style:style style:name="ce84" style:family="table-cell" style:parent-style-name="Default">
      <style:table-cell-properties fo:border-bottom="none" fo:background-color="#ff0000" fo:border-left="0.002cm solid #000000" fo:border-right="0.002cm solid #000000" fo:border-top="none"/>
    </style:style>
    <style:style style:name="ce85" style:family="table-cell" style:parent-style-name="Default" style:data-style-name="N11">
      <style:table-cell-properties fo:border-bottom="none" fo:background-color="#e6ff00" fo:border-left="0.002cm solid #000000" fo:border-right="0.002cm solid #000000" fo:border-top="none"/>
    </style:style>
    <style:style style:name="ce86" style:family="table-cell" style:parent-style-name="Default">
      <style:table-cell-properties fo:border-bottom="0.002cm solid #000000" fo:border-left="0.002cm solid #000000" fo:border-right="0.002cm solid #000000" fo:border-top="none"/>
    </style:style>
    <style:style style:name="ce87" style:family="table-cell" style:parent-style-name="Default">
      <style:table-cell-properties style:text-align-source="fix" style:repeat-content="false" fo:background-color="transparent" fo:wrap-option="wrap" style:vertical-align="middle"/>
      <style:paragraph-properties fo:text-align="center"/>
    </style:style>
    <style:style style:name="ce88" style:family="table-cell" style:parent-style-name="Default">
      <style:table-cell-properties fo:background-color="transparent"/>
    </style:style>
    <style:style style:name="ce89" style:family="table-cell" style:parent-style-name="Default">
      <style:table-cell-properties fo:border-bottom="none" fo:background-color="#999999" style:text-align-source="fix" style:repeat-content="false" fo:border-left="0.002cm solid #000000" fo:border-right="0.002cm solid #000000" fo:border-top="0.002cm solid #000000" style:vertical-align="middle"/>
      <style:paragraph-properties fo:text-align="center"/>
    </style:style>
    <style:style style:name="ce90" style:family="table-cell" style:parent-style-name="Default">
      <style:table-cell-properties fo:border-bottom="none" fo:background-color="#999999" fo:border-left="0.002cm solid #000000" fo:border-right="none" fo:border-top="none"/>
    </style:style>
    <style:style style:name="ce91" style:family="table-cell" style:parent-style-name="Default">
      <style:table-cell-properties fo:border-bottom="none" fo:background-color="#000000" fo:border-left="0.002cm solid #000000" fo:border-right="none" fo:border-top="none"/>
    </style:style>
    <style:style style:name="ce92" style:family="table-cell" style:parent-style-name="Default">
      <style:table-cell-properties fo:border-bottom="none" fo:background-color="#4700b8" fo:border-left="0.002cm solid #000000" fo:border-right="none" fo:border-top="none"/>
    </style:style>
    <style:style style:name="ce93" style:family="table-cell" style:parent-style-name="Default">
      <style:table-cell-properties fo:border-bottom="none" fo:background-color="#99ccff" fo:border-left="0.002cm solid #000000" fo:border-right="none" fo:border-top="none"/>
    </style:style>
    <style:style style:name="ce94" style:family="table-cell" style:parent-style-name="Default">
      <style:table-cell-properties fo:border-bottom="none" fo:background-color="#ffcc99" fo:border-left="0.002cm solid #000000" fo:border-right="none" fo:border-top="none"/>
    </style:style>
    <style:style style:name="ce95" style:family="table-cell" style:parent-style-name="Default">
      <style:table-cell-properties fo:border-bottom="none" fo:background-color="#e6ff00" fo:border-left="0.002cm solid #000000" fo:border-right="none" fo:border-top="none"/>
    </style:style>
    <style:style style:name="ce96" style:family="table-cell" style:parent-style-name="Default">
      <style:table-cell-properties fo:border-bottom="none" fo:background-color="transparent" fo:border-left="0.002cm solid #000000" fo:border-right="none" fo:border-top="none"/>
    </style:style>
    <style:style style:name="ce97" style:family="table-cell" style:parent-style-name="Default">
      <style:table-cell-properties fo:border-bottom="none" fo:background-color="#ff0000" style:text-align-source="fix" style:repeat-content="false" fo:wrap-option="no-wrap" fo:border-left="0.002cm solid #000000" fo:border-right="0.002cm solid #000000" fo:border-top="none" style:vertical-align="middle"/>
      <style:paragraph-properties fo:text-align="center"/>
    </style:style>
    <style:style style:name="ce98" style:family="table-cell" style:parent-style-name="Default">
      <style:table-cell-properties fo:border-bottom="none" fo:background-color="#e6e6e6" style:text-align-source="fix" style:repeat-content="false" fo:wrap-option="wrap" fo:border-left="0.002cm solid #000000" fo:border-right="none" fo:border-top="none" style:vertical-align="middle"/>
      <style:paragraph-properties fo:text-align="start" fo:margin-left="0cm"/>
    </style:style>
    <style:style style:name="ce99" style:family="table-cell" style:parent-style-name="Default">
      <style:table-cell-properties fo:border-bottom="none" style:text-align-source="fix" style:repeat-content="false" fo:wrap-option="wrap" fo:border-left="0.002cm solid #000000" fo:border-right="none" fo:border-top="none" style:vertical-align="middle"/>
      <style:paragraph-properties fo:text-align="start" fo:margin-left="0cm"/>
    </style:style>
    <style:style style:name="ce100" style:family="table-cell" style:parent-style-name="Default" style:data-style-name="N11">
      <style:table-cell-properties fo:border-bottom="none" fo:background-color="#e6ff00" fo:border-left="0.002cm solid #000000" fo:border-right="none" fo:border-top="none"/>
    </style:style>
    <style:style style:name="ce101" style:family="table-cell" style:parent-style-name="Default">
      <style:table-cell-properties fo:border-bottom="none" fo:border-left="0.002cm solid #000000" fo:border-right="none" fo:border-top="none"/>
    </style:style>
    <style:style style:name="ce102" style:family="table-cell" style:parent-style-name="Default" style:data-style-name="N0">
      <style:table-cell-properties fo:border-bottom="none" fo:background-color="#ff0000" style:text-align-source="fix" style:repeat-content="false" fo:wrap-option="no-wrap" fo:border-left="0.002cm solid #000000" fo:border-right="0.002cm solid #000000" fo:border-top="none" style:vertical-align="middle"/>
      <style:paragraph-properties fo:text-align="center"/>
    </style:style>
    <style:style style:name="ce103" style:family="table-cell" style:parent-style-name="Default">
      <style:table-cell-properties fo:border-bottom="none" style:text-align-source="fix" style:repeat-content="false" fo:wrap-option="no-wrap" fo:border-left="0.002cm solid #000000" fo:border-right="0.002cm solid #000000" fo:border-top="none" style:vertical-align="middle"/>
      <style:paragraph-properties fo:text-align="center"/>
    </style:style>
    <style:style style:name="ce104" style:family="table-cell" style:parent-style-name="Default">
      <style:table-cell-properties fo:border-bottom="0.002cm solid #000000" fo:border-left="0.002cm solid #000000" fo:border-right="none" fo:border-top="none"/>
    </style:style>
    <style:style style:name="ce105" style:family="table-cell" style:parent-style-name="Default">
      <style:table-cell-properties fo:border-bottom="none" fo:background-color="#999999" fo:border-left="none" fo:border-right="none" fo:border-top="0.002cm solid #000000"/>
    </style:style>
    <style:style style:name="ce106" style:family="table-cell" style:parent-style-name="Default">
      <style:table-cell-properties fo:background-color="#999999"/>
    </style:style>
    <style:style style:name="ce107" style:family="table-cell" style:parent-style-name="Default">
      <style:table-cell-properties fo:background-color="#000000"/>
    </style:style>
    <style:style style:name="ce108" style:family="table-cell" style:parent-style-name="Default">
      <style:table-cell-properties fo:background-color="#4700b8"/>
    </style:style>
    <style:style style:name="ce109" style:family="table-cell" style:parent-style-name="Default">
      <style:table-cell-properties fo:background-color="#99ccff"/>
    </style:style>
    <style:style style:name="ce110" style:family="table-cell" style:parent-style-name="Default">
      <style:table-cell-properties fo:background-color="#ffcc99"/>
    </style:style>
    <style:style style:name="ce111" style:family="table-cell" style:parent-style-name="Default">
      <style:table-cell-properties fo:background-color="#e6ff00"/>
    </style:style>
    <style:style style:name="ce112" style:family="table-cell" style:parent-style-name="Default">
      <style:table-cell-properties fo:background-color="#ff0000"/>
    </style:style>
    <style:style style:name="ce113" style:family="table-cell" style:parent-style-name="Default" style:data-style-name="N11">
      <style:table-cell-properties fo:background-color="#e6ff00"/>
    </style:style>
    <style:style style:name="ce114" style:family="table-cell" style:parent-style-name="Default">
      <style:table-cell-properties fo:border-bottom="0.002cm solid #000000" fo:border-left="none" fo:border-right="none" fo:border-top="none"/>
    </style:style>
    <style:style style:name="ce115" style:family="table-cell" style:parent-style-name="Default" style:data-style-name="N5002">
      <style:table-cell-properties fo:background-color="#000000"/>
    </style:style>
    <style:style style:name="ce116" style:family="table-cell" style:parent-style-name="Default" style:data-style-name="N5002">
      <style:table-cell-properties fo:background-color="#e6e6e6"/>
    </style:style>
    <style:style style:name="ce117" style:family="table-cell" style:parent-style-name="Default" style:data-style-name="N5002">
      <style:table-cell-properties fo:background-color="#4700b8"/>
    </style:style>
    <style:style style:name="ce118" style:family="table-cell" style:parent-style-name="Default" style:data-style-name="N5002">
      <style:table-cell-properties fo:background-color="#99ccff"/>
    </style:style>
    <style:style style:name="ce119" style:family="table-cell" style:parent-style-name="Default" style:data-style-name="N5002">
      <style:table-cell-properties fo:background-color="#e6ff00"/>
    </style:style>
    <style:style style:name="ce120" style:family="table-cell" style:parent-style-name="Default" style:data-style-name="N5002"/>
    <style:style style:name="ce121" style:family="table-cell" style:parent-style-name="Default" style:data-style-name="N5002">
      <style:table-cell-properties fo:background-color="#ffcc99"/>
    </style:style>
    <style:style style:name="ce122" style:family="table-cell" style:parent-style-name="Default">
      <style:table-cell-properties fo:border-bottom="none" fo:background-color="#999999" fo:border-left="none" fo:border-right="0.002cm solid #000000" fo:border-top="0.002cm solid #000000"/>
    </style:style>
    <style:style style:name="ce123" style:family="table-cell" style:parent-style-name="Default">
      <style:table-cell-properties fo:border-bottom="none" fo:background-color="#999999" fo:border-left="none" fo:border-right="0.002cm solid #000000" fo:border-top="none"/>
    </style:style>
    <style:style style:name="ce124" style:family="table-cell" style:parent-style-name="Default">
      <style:table-cell-properties fo:border-bottom="none" fo:background-color="#000000" fo:border-left="none" fo:border-right="0.002cm solid #000000" fo:border-top="none"/>
    </style:style>
    <style:style style:name="ce125" style:family="table-cell" style:parent-style-name="Default">
      <style:table-cell-properties fo:border-bottom="none" fo:background-color="#4700b8" fo:border-left="none" fo:border-right="0.002cm solid #000000" fo:border-top="none"/>
    </style:style>
    <style:style style:name="ce126" style:family="table-cell" style:parent-style-name="Default">
      <style:table-cell-properties fo:border-bottom="none" fo:background-color="#99ccff" fo:border-left="none" fo:border-right="0.002cm solid #000000" fo:border-top="none"/>
    </style:style>
    <style:style style:name="ce127" style:family="table-cell" style:parent-style-name="Default">
      <style:table-cell-properties fo:border-bottom="none" fo:background-color="#ffcc99" fo:border-left="none" fo:border-right="0.002cm solid #000000" fo:border-top="none"/>
    </style:style>
    <style:style style:name="ce128" style:family="table-cell" style:parent-style-name="Default">
      <style:table-cell-properties fo:border-bottom="none" fo:background-color="#e6ff00" fo:border-left="none" fo:border-right="0.002cm solid #000000" fo:border-top="none"/>
    </style:style>
    <style:style style:name="ce129" style:family="table-cell" style:parent-style-name="Default">
      <style:table-cell-properties fo:border-bottom="none" fo:border-left="none" fo:border-right="0.002cm solid #000000" fo:border-top="none"/>
    </style:style>
    <style:style style:name="ce130" style:family="table-cell" style:parent-style-name="Default">
      <style:table-cell-properties fo:border-bottom="none" fo:background-color="#ff0000" fo:border-left="none" fo:border-right="0.002cm solid #000000" fo:border-top="none"/>
    </style:style>
    <style:style style:name="ce131" style:family="table-cell" style:parent-style-name="Default" style:data-style-name="N11">
      <style:table-cell-properties fo:border-bottom="none" fo:background-color="#e6ff00" fo:border-left="none" fo:border-right="0.002cm solid #000000" fo:border-top="none"/>
    </style:style>
    <style:style style:name="ce132" style:family="table-cell" style:parent-style-name="Default">
      <style:table-cell-properties fo:border-bottom="0.002cm solid #000000" fo:border-left="none" fo:border-right="0.002cm solid #000000" fo:border-top="none"/>
    </style:style>
    <style:style style:name="ce133" style:family="table-cell" style:parent-style-name="Default">
      <style:table-cell-properties fo:border-bottom="none" fo:background-color="#999999" style:text-align-source="fix" style:repeat-content="false" fo:border-left="0.002cm solid #000000" fo:border-right="none" fo:border-top="0.002cm solid #000000" style:vertical-align="middle"/>
      <style:paragraph-properties fo:text-align="center"/>
    </style:style>
    <style:style style:name="ce134" style:family="table-cell" style:parent-style-name="Default">
      <style:table-cell-properties fo:border-bottom="none" fo:background-color="#ff0000" fo:border-left="0.002cm solid #000000" fo:border-right="none" fo:border-top="none"/>
    </style:style>
    <style:style style:name="ce135" style:family="table-cell" style:parent-style-name="Default" style:data-style-name="N0">
      <style:table-cell-properties fo:border-bottom="none" fo:background-color="#4700b8" fo:border-left="0.002cm solid #000000" fo:border-right="none" fo:border-top="none"/>
    </style:style>
    <style:style style:name="ce136" style:family="table-cell" style:parent-style-name="Default" style:data-style-name="N0">
      <style:table-cell-properties fo:border-bottom="none" fo:background-color="#99ccff" fo:border-left="0.002cm solid #000000" fo:border-right="none" fo:border-top="none"/>
    </style:style>
    <style:style style:name="ce137" style:family="table-cell" style:parent-style-name="Default" style:data-style-name="N0">
      <style:table-cell-properties fo:border-bottom="none" fo:background-color="#ffcc99" fo:border-left="0.002cm solid #000000" fo:border-right="none" fo:border-top="none"/>
    </style:style>
    <style:style style:name="ce138" style:family="table-cell" style:parent-style-name="Default" style:data-style-name="N0">
      <style:table-cell-properties fo:border-bottom="none" fo:background-color="#e6ff00" fo:border-left="0.002cm solid #000000" fo:border-right="none" fo:border-top="none"/>
    </style:style>
    <style:style style:name="ce139" style:family="table-cell" style:parent-style-name="Default" style:data-style-name="N100">
      <style:table-cell-properties fo:border-bottom="none" fo:background-color="#e6ff00" fo:border-left="0.002cm solid #000000" fo:border-right="none" fo:border-top="none"/>
    </style:style>
    <style:style style:name="ce140" style:family="table-cell" style:parent-style-name="Default">
      <style:table-cell-properties fo:wrap-option="wrap"/>
    </style:style>
    <style:style style:name="ce141" style:family="table-cell" style:parent-style-name="Default">
      <style:table-cell-properties fo:background-color="#999999" style:text-align-source="fix" style:repeat-content="false" style:vertical-align="middle"/>
      <style:paragraph-properties fo:text-align="center"/>
    </style:style>
    <style:style style:name="ce142" style:family="table-cell" style:parent-style-name="Default">
      <style:table-cell-properties fo:background-color="#e6e6e6" fo:border="0.002cm solid #000000"/>
    </style:style>
    <style:style style:name="ce143" style:family="table-cell" style:parent-style-name="Default">
      <style:table-cell-properties fo:background-color="#e6e6e6" style:text-align-source="fix" style:repeat-content="false" fo:wrap-option="wrap" fo:border="0.002cm solid #000000" style:vertical-align="middle"/>
      <style:paragraph-properties fo:text-align="center"/>
    </style:style>
    <style:style style:name="ce144" style:family="table-cell" style:parent-style-name="Default" style:data-style-name="N10000">
      <style:table-cell-properties fo:border="0.002cm solid #000000"/>
    </style:style>
    <style:style style:name="ce145" style:family="table-cell" style:parent-style-name="Default">
      <style:table-cell-properties fo:border="0.002cm solid #000000"/>
    </style:style>
    <style:style style:name="ce146" style:family="table-cell" style:parent-style-name="Default">
      <style:table-cell-properties fo:background-color="#e6e6e6" fo:wrap-option="wrap"/>
    </style:style>
    <style:style style:name="ce147" style:family="table-cell" style:parent-style-name="Default" style:data-style-name="N5002">
      <style:table-cell-properties fo:border="0.002cm solid #000000"/>
    </style:style>
    <style:style style:name="gr1" style:family="graphic">
      <style:graphic-properties fo:background-color="#00ff00"/>
    </style:style>
    <style:style style:name="gr2" style:family="graphic">
      <style:graphic-properties fo:background-color="#00ff00" style:protect="position size"/>
    </style:style>
    <style:style style:name="P1" style:family="paragraph">
      <style:paragraph-properties fo:text-align="center"/>
    </style:style>
  </office:automatic-styles>
  <office:body>
    <office:spreadsheet>
      <table:content-validations>
        <table:content-validation table:name="val1" table:base-cell-address="1Einstellungen_Deckblatt.B10">
          <table:help-message table:title="Anzahl Ausfallereignisse im Ausfallbaum." table:display="false">
            <text:p>Wählen Sie die korrekte Anzahl.</text:p>
            <text:p>Möglich sind 2,3,4 Ausfallereignisse.</text:p>
          </table:help-message>
          <table:error-message table:message-type="stop" table:title="Anzahl Ausfallereignisse im Ausfallbaum." table:display="false">
            <text:p>Möglich sind 2,3,4 Ausfallereignisse</text:p>
          </table:error-message>
        </table:content-validation>
        <table:content-validation table:name="val2" table:condition="of:cell-content-is-in-list(&quot;2&quot;;&quot;3&quot;;&quot;4&quot;)" table:allow-empty-cell="true" table:display-list="unsorted" table:base-cell-address="1Einstellungen_Deckblatt.H14">
          <table:help-message table:title="Anzahl Ausfallereignisse im Ausfallbaum." table:display="true">
            <text:p>Wählen Sie die korrekte Anzahl.</text:p>
            <text:p>Möglich sind 2,3,4 Ausfallereignisse.</text:p>
          </table:help-message>
          <table:error-message table:message-type="stop" table:title="Anzahl Ausfallereignisse im Ausfallbaum." table:display="true">
            <text:p>Möglich sind 2,3,4 Ausfallereignisse</text:p>
          </table:error-message>
        </table:content-validation>
        <table:content-validation table:name="val3" table:condition="of:cell-content-is-decimal-number() and cell-content-is-between(0.5,10)" table:allow-empty-cell="true" table:base-cell-address="1Einstellungen_Deckblatt.H15">
          <table:help-message table:title="Größe eines Ausfallknotens" table:display="true">
            <text:p>Geben Sie die Größe eines Ausfallknotes an, in der dieser im Ausfallbaum erscheinen soll.</text:p>
            <text:p>Gültige Werte sind "0,5" bis "10" [mm].</text:p>
          </table:help-message>
          <table:error-message table:message-type="stop" table:title="Größe eines Ausfallknotens" table:display="true">
            <text:p>Die angegeben Größe ist nicht gültig.</text:p>
            <text:p>Gültige Werte sind "0,5" bis "10" [mm].</text:p>
          </table:error-message>
        </table:content-validation>
        <table:content-validation table:name="val4" table:condition="of:cell-content-is-decimal-number() and cell-content-is-between(0.5,20)" table:allow-empty-cell="true" table:base-cell-address="1Einstellungen_Deckblatt.H16">
          <table:help-message table:title="Abstand zwischen zwei Ausfallknoten" table:display="true">
            <text:p>Geben Sie die Größe des Abstands zwischen zwei Ausfallknoten an, welche im Ausfallbaum (horizontal) nebeneinander liegen.</text:p>
            <text:p>Gemeint ist der Abstand zwischen den Außenkanten.</text:p>
            <text:p>Gültige Werte sind "0,5" bis "20" [mm].</text:p>
          </table:help-message>
          <table:error-message table:message-type="stop" table:title="Abstand zwischen zwei Ausfallknoten" table:display="true">
            <text:p>Die angegeben Größe ist nicht gültig.</text:p>
            <text:p>Gültige Werte sind "0,5" bis "20" [mm].</text:p>
          </table:error-message>
        </table:content-validation>
        <table:content-validation table:name="val5" table:condition="of:cell-content-is-decimal-number() and cell-content-is-between(2,20)" table:allow-empty-cell="true" table:base-cell-address="1Einstellungen_Deckblatt.H17">
          <table:help-message table:title="Abstand zwischen zwei Ausfallebenen" table:display="true">
            <text:p>Geben Sie die Größe des Abstands zwischen zwei Ausfallebenen an, also den vertikalen Abstand zwischen Ausfallknoten im Ausfallbaum.</text:p>
            <text:p/>
            <text:p>Gemeint ist der Abstand zwischen den Außenkanten.</text:p>
            <text:p>Gültige Werte sind "2" bis "20" [mm].</text:p>
          </table:help-message>
          <table:error-message table:message-type="stop" table:title="Abstand zwischen zwei Ausfallebenen" table:display="true">
            <text:p>Die angegeben Größe ist nicht gültig.</text:p>
            <text:p>Gültige Werte sind "2" bis "20" [mm].</text:p>
          </table:error-message>
        </table:content-validation>
        <table:content-validation table:name="val6" table:condition="of:cell-content-is-decimal-number() and cell-content-is-between(0.1,10)" table:allow-empty-cell="true" table:base-cell-address="1Einstellungen_Deckblatt.I23">
          <table:help-message table:title="Abstand zwischen zwei Ausfallebenen" table:display="true">
            <text:p>Geben Sie einen Skalierungsfaktor für den gesamten Ausfallbaum an.</text:p>
            <text:p/>
            <text:p>Gültige Werte sind "0,1" bis "10".</text:p>
          </table:help-message>
          <table:error-message table:message-type="stop" table:title="Skalierungsfaktor" table:display="true">
            <text:p>Die angegeben Größe ist nicht gültig.</text:p>
            <text:p>Gültige Werte sind "0,1" bis "10".</text:p>
          </table:error-message>
        </table:content-validation>
        <table:content-validation table:name="val7" table:condition="of:cell-content-is-in-list(&quot;Ja&quot;;&quot;Nein&quot;)" table:allow-empty-cell="false" table:display-list="unsorted" table:base-cell-address="1Einstellungen_Deckblatt.I24">
          <table:help-message table:title="Pfeile für die Kanten (Zustandsübergänge)" table:display="true">
            <text:p>Wählen Sie, ob Sie Pfeile an den Kanten haben wollen. Insb. für kleine sequentielle Ausfallbäume, ist es übersichtlicher, die Pfeile zu deaktivieren.</text:p>
            <text:p/>
            <text:p>Gültige Werte sind "Ja" und "Nein".</text:p>
          </table:help-message>
          <table:error-message table:message-type="stop" table:title="Pfeile für die Kanten" table:display="true">
            <text:p>Die angegeben Größe ist nicht gültig.</text:p>
            <text:p>Gültige Werte sind "Ja" und "Nein".</text:p>
          </table:error-message>
        </table:content-validation>
        <table:content-validation table:name="val8" table:condition="of:cell-content-is-in-list([$4Hilfswerte.$C$12:.$C$48])" table:allow-empty-cell="true" table:display-list="unsorted" table:base-cell-address="1Einstellungen_Deckblatt.I26">
          <table:help-message table:title="Benennung des ersten Ereignisses" table:display="true">
            <text:p>Diese Benennung darf aus genau einer Ziffer oder einem Buchstaben bestehen.</text:p>
          </table:help-message>
          <table:error-message table:message-type="stop" table:title="Benennung des ersten Ereignisses" table:display="true">
            <text:p>Diese Benennung darf aus genau einer Ziffer oder einem Buchstaben bestehen.</text:p>
            <text:p/>
            <text:p>Dieser Wert ist <text:s/>auf jeden Fall auszufüllen, da immer mindestens zwei Ausfallereignisse im Ausfallbaum enthalten sind.</text:p>
            <text:p>Achtung: es findet keine Plausibilisierung gegenüber den Namen der anderen Ausfallereignisse statt!</text:p>
          </table:error-message>
        </table:content-validation>
        <table:content-validation table:name="val9" table:condition="of:cell-content-is-in-list([$4Hilfswerte.$D$12:.$D$48])" table:allow-empty-cell="true" table:display-list="unsorted" table:base-cell-address="1Einstellungen_Deckblatt.I27">
          <table:help-message table:title="Benennung des zweiten Ereignisses" table:display="true">
            <text:p>Diese Benennung darf aus genau einer Ziffer oder einem Buchstaben bestehen.</text:p>
          </table:help-message>
          <table:error-message table:message-type="stop" table:title="Benennung des zweiten Ereignisses" table:display="true">
            <text:p>Diese Benennung darf aus genau einer Ziffer oder einem Buchstaben bestehen.</text:p>
            <text:p/>
            <text:p>Dieser Wert ist auf jeden Fall auszufüllen, da immer mindestens zwei Ausfallereignisse im Ausfallbaum enthalten sind.</text:p>
            <text:p>Achtung: es findet keine Plausibilisierung gegenüber den Namen der anderen Ausfallereignisse statt!</text:p>
          </table:error-message>
        </table:content-validation>
        <table:content-validation table:name="val10" table:condition="of:cell-content-is-in-list([$4Hilfswerte.$E$12:.$E$48])" table:allow-empty-cell="true" table:display-list="unsorted" table:base-cell-address="1Einstellungen_Deckblatt.I28">
          <table:help-message table:title="Benennung des dritten Ereignisses" table:display="true">
            <text:p>Diese Benennung darf aus genau einer Ziffer oder einem Buchstaben bestehen.</text:p>
          </table:help-message>
          <table:error-message table:message-type="stop" table:title="Benennung des dritten Ereignisses" table:display="true">
            <text:p>Diese Benennung darf aus genau einer Ziffer oder einem Buchstaben bestehen.</text:p>
            <text:p/>
            <text:p>Nur relevant, wenn unter 1.1 mindestens drei Ausfallereignisse gewählt wurden.</text:p>
            <text:p/>
            <text:p>Achtung: es findet keine Plausibilisierung gegenüber den Namen der anderen Ausfallereignisse statt!</text:p>
          </table:error-message>
        </table:content-validation>
        <table:content-validation table:name="val11" table:condition="of:cell-content-is-in-list([$4Hilfswerte.$F$12:.$F$48])" table:allow-empty-cell="true" table:display-list="unsorted" table:base-cell-address="1Einstellungen_Deckblatt.I29">
          <table:help-message table:title="Benennung des vierten Ereignisses" table:display="true">
            <text:p>Diese Benennung darf aus genau einer Ziffer oder einem Buchstaben bestehen.</text:p>
          </table:help-message>
          <table:error-message table:message-type="stop" table:title="Benennung des vierten Ereignisses" table:display="true">
            <text:p>Diese Benennung darf aus genau einer Ziffer oder einem Buchstaben bestehen.</text:p>
            <text:p/>
            <text:p>Nur relevant, wenn unter 1.1 vier Ausfallereignisse gewählt wurden.</text:p>
            <text:p/>
            <text:p>Achtung: es findet keine Plausibilisierung gegenüber den Namen der anderen Ausfallereignisse statt!</text:p>
          </table:error-message>
        </table:content-validation>
        <table:content-validation table:name="val12" table:condition="of:cell-content-is-in-list(&quot;mit SAND&quot;;&quot;ohne SAND&quot;)" table:allow-empty-cell="false" table:display-list="unsorted" table:base-cell-address="1Einstellungen_Deckblatt.I33">
          <table:help-message table:title="Entscheidung mit oder ohne SAND" table:display="true">
            <text:p>Wählen Sie entweder "mit SAND" oder "ohne SAND".</text:p>
          </table:help-message>
          <table:error-message table:message-type="stop" table:title="Entscheidung mit oder ohne SAND" table:display="true">
            <text:p>Wählen Sie entweder "mit SAND" oder "ohne SAND".</text:p>
          </table:error-message>
        </table:content-validation>
        <table:content-validation table:name="val13" table:condition="of:cell-content-is-in-list(&quot;0&quot;;&quot;i&quot;;&quot;I&quot;;&quot;x&quot;;&quot;X&quot;)" table:allow-empty-cell="false" table:display-list="no" table:base-cell-address="2_2.H10">
          <table:error-message table:message-type="stop" table:title="Achtung: Fehler! " table:display="true">
            <text:p>Geben Sie entsprechend nebenstehender Anleitung eine "0", ein "I" oder ein "X" ein...</text:p>
          </table:error-message>
        </table:content-validation>
      </table:content-validations>
      <table:table table:name="1Einstellungen_Deckblatt" table:style-name="ta1" table:protected="true" table:print-ranges="1Einstellungen_Deckblatt.A1:1Einstellungen_Deckblatt.L65531">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X?language=Basic&amp;location=document"/>
              </office:event-listeners>
            </form:button>
          </form:form>
        </office:forms>
        <table:table-column table:style-name="co1" table:default-cell-style-name="ce1"/>
        <table:table-column table:style-name="co1" table:default-cell-style-name="ce2"/>
        <table:table-column table:style-name="co1" table:number-columns-repeated="5" table:default-cell-style-name="ce1"/>
        <table:table-column table:style-name="co2" table:default-cell-style-name="ce1"/>
        <table:table-column table:style-name="co1" table:number-columns-repeated="248" table:default-cell-style-name="ce1"/>
        <table:table-row table:style-name="ro1" table:number-rows-repeated="2">
          <table:table-cell table:number-columns-repeated="256"/>
        </table:table-row>
        <table:table-row table:style-name="ro2">
          <table:table-cell/>
          <table:table-cell table:style-name="ce3" office:value-type="string" table:number-columns-spanned="10" table:number-rows-spanned="1">
            <text:p>Automatische Erstellung von Sequentiellen Ausfallbäumen zu temporalen Fehlerbäumen für LaTeX Dokumente</text:p>
          </table:table-cell>
          <table:covered-table-cell table:number-columns-repeated="9" table:style-name="ce8"/>
          <table:table-cell table:number-columns-repeated="245"/>
        </table:table-row>
        <table:table-row table:style-name="ro1">
          <table:table-cell/>
          <table:table-cell table:style-name="ce4"/>
          <table:table-cell table:style-name="ce9" table:number-columns-repeated="9"/>
          <table:table-cell table:number-columns-repeated="245"/>
        </table:table-row>
        <table:table-row table:style-name="ro1">
          <table:table-cell/>
          <table:table-cell table:style-name="ce5"/>
          <table:table-cell table:style-name="ce10" table:number-columns-repeated="3"/>
          <table:table-cell table:style-name="ce10" office:value-type="string">
            <text:p>Datum</text:p>
          </table:table-cell>
          <table:table-cell table:style-name="ce10" table:formula="of:=TODAY()" office:value-type="date" office:date-value="2009-01-11">
            <text:p>11.01.09</text:p>
          </table:table-cell>
          <table:table-cell table:style-name="ce10" table:number-columns-repeated="3"/>
          <table:table-cell table:style-name="ce45"/>
          <table:table-cell table:number-columns-repeated="245"/>
        </table:table-row>
        <table:table-row table:style-name="ro1" table:number-rows-repeated="2">
          <table:table-cell/>
          <table:table-cell table:style-name="ce6"/>
          <table:table-cell table:style-name="ce11" table:number-columns-repeated="8"/>
          <table:table-cell table:style-name="ce46"/>
          <table:table-cell table:number-columns-repeated="245"/>
        </table:table-row>
        <table:table-row table:style-name="ro3">
          <table:table-cell/>
          <table:table-cell table:style-name="ce7" office:value-type="string" table:number-columns-spanned="10" table:number-rows-spanned="1">
            <text:p>Anleitung: </text:p>
            <text:p>Die einzelnen Tabellenblätter dieses Dokuments sind geschützt, um irrtümliche Verfälschungen des Algorithmus auszuschließen. Es ist jedoch kein Kennwort vergeben, so dass jeder den Schutz aufheben kann (Extras -&gt; Dokument Schützen -&gt; Tabelle). Für die normale Benutzung zur Erstellung sequentieller Ausfallbäume ist eine Deaktivierung des Schutzes nicht notwendig. </text:p>
            <text:p>Alle gelb markierten Felder dienen für Ihre Eingaben, aus denen dann im rot markierten Feld (s.u.) ein sequentieller Ausfallbaum in LaTeX Format erzeugt wird. Diesen können Sie in Ihre LaTeX Texte einbinden. Alle gelb markierten Felder sind auch im geschützten Zustand veränderbar.</text:p>
            <text:p>Erstellt mit OpenOffice 2.4.1 unter Linux, sollte lauffähig sein unter allen OpenOffice Versionen ab 2.4 mit allen Betriebssystemen.</text:p>
          </table:table-cell>
          <table:covered-table-cell table:number-columns-repeated="5" table:style-name="Default"/>
          <table:covered-table-cell table:number-columns-repeated="3" table:style-name="ce11"/>
          <table:covered-table-cell table:style-name="ce46"/>
          <table:table-cell table:number-columns-repeated="245"/>
        </table:table-row>
        <table:table-row table:style-name="ro1">
          <table:table-cell/>
          <table:table-cell table:style-name="ce6"/>
          <table:table-cell table:style-name="ce11" table:number-columns-repeated="8"/>
          <table:table-cell table:style-name="ce46"/>
          <table:table-cell table:number-columns-repeated="245"/>
        </table:table-row>
        <table:table-row table:style-name="ro1">
          <table:table-cell/>
          <table:table-cell table:style-name="ce6"/>
          <table:table-cell table:style-name="ce11" table:number-columns-repeated="2"/>
          <table:table-cell table:style-name="ce31" office:value-type="string" table:number-columns-spanned="4" table:number-rows-spanned="1">
            <text:p>Ihr Name</text:p>
          </table:table-cell>
          <table:covered-table-cell table:number-columns-repeated="3" table:style-name="ce33"/>
          <table:table-cell table:style-name="ce11" office:value-type="string">
            <text:p>(optional)</text:p>
          </table:table-cell>
          <table:table-cell table:style-name="ce11"/>
          <table:table-cell table:style-name="ce46"/>
          <table:table-cell table:number-columns-repeated="245"/>
        </table:table-row>
        <table:table-row table:style-name="ro1">
          <table:table-cell table:number-columns-repeated="25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3" office:value-type="string" table:number-columns-spanned="8" table:number-rows-spanned="1">
            <text:p>0. Name des zu erstellenden Sequentiellen Ausfallbaums. (Optional)</text:p>
          </table:table-cell>
          <table:covered-table-cell table:number-columns-repeated="6" table:style-name="ce8"/>
          <table:covered-table-cell table:style-name="ce40"/>
          <table:table-cell table:number-columns-repeated="246"/>
        </table:table-row>
        <table:table-row table:style-name="ro5">
          <table:table-cell/>
          <table:table-cell table:style-name="ce1"/>
          <table:table-cell table:style-name="ce14" table:content-validation-name="val1" office:value-type="string" table:number-columns-spanned="8" table:number-rows-spanned="1">
            <text:p>&lt; Bitte ausfüllen &gt;</text:p>
          </table:table-cell>
          <table:covered-table-cell table:number-columns-repeated="6" table:style-name="ce8"/>
          <table:covered-table-cell table:style-name="ce40"/>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6" office:value-type="string" table:number-columns-spanned="6" table:number-rows-spanned="1">
            <text:p>1. Allgemeine Einstellungen</text:p>
          </table:table-cell>
          <table:covered-table-cell table:number-columns-repeated="5" table:style-name="ce16"/>
          <table:table-cell/>
          <table:table-cell table:style-name="ce42"/>
          <table:table-cell table:number-columns-repeated="246"/>
        </table:table-row>
        <table:table-row table:style-name="ro6">
          <table:table-cell/>
          <table:table-cell table:style-name="ce1"/>
          <table:table-cell table:style-name="ce7" office:value-type="string" table:number-columns-spanned="6" table:number-rows-spanned="1">
            <text:p>Anleitung: Sie haben die Möglichkeit,sequentielle Ausfallbäume mit 2 oder 3 oder 4 Ereignissen zu erstellen.</text:p>
            <text:p>Sie können zudem die Größe des erzeugten sequentiellen Ausfallbaums beeinflussen. Bei Veränderungen der Größe können Feinanpassungen der Positionen der Kanten-Beschriftungen notwendig werden. Diese sind im LaTeX-Code manuell vorzunehmen.</text:p>
          </table:table-cell>
          <table:covered-table-cell table:number-columns-repeated="5" table:style-name="ce24"/>
          <table:table-cell table:style-name="ce35"/>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1.1 Wie viele Ausfallereignisse soll Ihr Ausfallbaum umfassen?</text:p>
          </table:table-cell>
          <table:covered-table-cell table:number-columns-repeated="5" table:style-name="ce16"/>
          <table:table-cell table:style-name="ce36" table:content-validation-name="val2" office:value-type="float" office:value="3">
            <text:p>3</text:p>
          </table:table-cell>
          <table:table-cell table:style-name="ce42"/>
          <table:table-cell table:number-columns-repeated="246"/>
        </table:table-row>
        <table:table-row table:style-name="ro4">
          <table:table-cell/>
          <table:table-cell table:style-name="ce1"/>
          <table:table-cell table:style-name="ce16" office:value-type="string" table:number-columns-spanned="6" table:number-rows-spanned="1">
            <text:p>1.2 Wie groß soll ein Ausfallknoten sein?</text:p>
          </table:table-cell>
          <table:covered-table-cell table:number-columns-repeated="5" table:style-name="ce16"/>
          <table:table-cell table:style-name="ce37" table:content-validation-name="val3" office:value-type="float" office:value="1.5">
            <text:p>1,5</text:p>
          </table:table-cell>
          <table:table-cell table:style-name="ce44" office:value-type="string">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3 Wie groß soll der Abstand zwischen zwei Ausfallknoten sein?</text:p>
          </table:table-cell>
          <table:covered-table-cell table:number-columns-repeated="5" table:style-name="ce16"/>
          <table:table-cell table:style-name="ce37" table:content-validation-name="val4" office:value-type="float" office:value="0.75">
            <text:p>0,75</text:p>
          </table:table-cell>
          <table:table-cell table:style-name="ce44" table:formula="of:=[.J20]" office:value-type="string" office:string-value="mm">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4 Wie groß soll der Abstand zwischen zwei Ausfallebenen sein?</text:p>
          </table:table-cell>
          <table:covered-table-cell table:number-columns-repeated="5" table:style-name="ce16"/>
          <table:table-cell table:style-name="ce37" table:content-validation-name="val5" office:value-type="float" office:value="2">
            <text:p>2</text:p>
          </table:table-cell>
          <table:table-cell table:style-name="ce44" table:formula="of:=[.J21]" office:value-type="string" office:string-value="mm">
            <text:p>mm</text:p>
          </table:table-cell>
          <table:table-cell table:number-columns-repeated="246"/>
        </table:table-row>
        <table:table-row table:style-name="ro4">
          <table:table-cell/>
          <table:table-cell table:style-name="ce1"/>
          <table:table-cell table:style-name="ce16" office:value-type="string" table:number-columns-spanned="6" table:number-rows-spanned="1">
            <text:p>1.5 Skalierungsfaktor („Aufblasen“ des gesamten Ausfallbaums)</text:p>
          </table:table-cell>
          <table:covered-table-cell table:number-columns-repeated="5" table:style-name="ce16"/>
          <table:table-cell table:style-name="ce37" table:content-validation-name="val6" office:value-type="float" office:value="1">
            <text:p>1</text:p>
          </table:table-cell>
          <table:table-cell table:style-name="ce44" office:value-type="string">
            <text:p>x</text:p>
          </table:table-cell>
          <table:table-cell table:number-columns-repeated="246"/>
        </table:table-row>
        <table:table-row table:style-name="ro4">
          <table:table-cell/>
          <table:table-cell table:style-name="ce1"/>
          <table:table-cell table:style-name="ce16" office:value-type="string" table:number-columns-spanned="6" table:number-rows-spanned="1">
            <text:p>1.6 Sollen die Kanten Pfeile haben?</text:p>
          </table:table-cell>
          <table:covered-table-cell table:number-columns-repeated="5" table:style-name="ce16"/>
          <table:table-cell table:style-name="ce37" table:content-validation-name="val7" office:value-type="string">
            <text:p>Nein</text:p>
          </table:table-cell>
          <table:table-cell table:style-name="ce44"/>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table-cell table:style-name="ce1"/>
          <table:table-cell table:style-name="ce12"/>
          <table:table-cell table:style-name="ce22" table:number-columns-repeated="6"/>
          <table:table-cell table:style-name="ce39"/>
          <table:table-cell table:number-columns-repeated="246"/>
        </table:table-row>
        <table:table-row table:style-name="ro4">
          <table:table-cell/>
          <table:table-cell table:style-name="ce1"/>
          <table:table-cell table:style-name="ce16" office:value-type="string" table:number-columns-spanned="6" table:number-rows-spanned="1">
            <text:p>2. Benennungen</text:p>
          </table:table-cell>
          <table:covered-table-cell table:number-columns-repeated="5" table:style-name="ce24"/>
          <table:table-cell table:style-name="ce35"/>
          <table:table-cell table:style-name="ce43"/>
          <table:table-cell table:number-columns-repeated="246"/>
        </table:table-row>
        <table:table-row table:style-name="ro7">
          <table:table-cell/>
          <table:table-cell table:style-name="ce1"/>
          <table:table-cell table:style-name="ce7" office:value-type="string" table:number-columns-spanned="6" table:number-rows-spanned="1">
            <text:p>Anleitung: </text:p>
            <text:p>Sie haben die Möglichkeit, jedem der unter 1.1 gewählten Ereignisse einen Namen zuzuteilen. Dieser erscheint im sequentiellen Ausfallbaum bei allen Kanten (Zustandsübergängen), die ein Ausfallereignis dieses Ereignisses repräsentieren. </text:p>
            <text:p>Aus Platzgründen ist die Namensgebung auf ein einziges Zeichen beschränkt. Möglich sind „0“ ... „9“ sowie „A“ ... „Z“. </text:p>
            <text:p>Sie haben auch die Möglichkeit, keinen Namen zu vergeben (auch für einzelne Ereignisse), wählen Sie dazu das „Leerzeichen“ (oberste Auswahlmöglichkeit. </text:p>
            <text:p>Sie haben die Möglichkeit, mehreren Ereignissen denselben Namen zuzuweisen.</text:p>
            <text:p><text:s/>Wenn Sie unter 1.1 nur zwei oder drei Ereignisse gewählt haben, so können Sie für das dritte und vierte bzw. dritte Ereignis keinen Namen vergeben.</text:p>
          </table:table-cell>
          <table:covered-table-cell table:number-columns-repeated="5" table:style-name="ce24"/>
          <table:table-cell table:style-name="ce35"/>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1 Benennung Ereignis Nr. Eins</text:p>
          </table:table-cell>
          <table:covered-table-cell table:number-columns-repeated="5" table:style-name="ce16"/>
          <table:table-cell table:style-name="ce36" table:content-validation-name="val8"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2 Benennung Ereignis Nr. Zwei</text:p>
          </table:table-cell>
          <table:covered-table-cell table:number-columns-repeated="5" table:style-name="ce16"/>
          <table:table-cell table:style-name="ce36" table:content-validation-name="val9"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3 Benennung Ereignis Nr. Drei</text:p>
          </table:table-cell>
          <table:covered-table-cell table:number-columns-repeated="5" table:style-name="ce16"/>
          <table:table-cell table:style-name="ce36" table:content-validation-name="val10" office:value-type="string">
            <text:p><text:s/></text:p>
          </table:table-cell>
          <table:table-cell table:style-name="ce43"/>
          <table:table-cell table:number-columns-repeated="246"/>
        </table:table-row>
        <table:table-row table:style-name="ro4">
          <table:table-cell/>
          <table:table-cell table:style-name="ce1"/>
          <table:table-cell table:style-name="ce16" office:value-type="string" table:number-columns-spanned="6" table:number-rows-spanned="1">
            <text:p>2.4 Benennung Ereignis Nr. Vier</text:p>
          </table:table-cell>
          <table:covered-table-cell table:number-columns-repeated="5" table:style-name="ce16"/>
          <table:table-cell table:style-name="ce36" table:content-validation-name="val11" office:value-type="string">
            <text:p><text:s/></text:p>
          </table:table-cell>
          <table:table-cell table:style-name="ce43"/>
          <table:table-cell table:number-columns-repeated="246"/>
        </table:table-row>
        <table:table-row table:style-name="ro1">
          <table:table-cell/>
          <table:table-cell table:style-name="ce1"/>
          <table:table-cell table:style-name="ce15"/>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6" office:value-type="string" table:number-columns-spanned="6" table:number-rows-spanned="1">
            <text:p>3. Entscheidung: mit oder ohne SAND</text:p>
          </table:table-cell>
          <table:covered-table-cell table:number-columns-repeated="5" table:style-name="ce25"/>
          <table:table-cell/>
          <table:table-cell table:style-name="ce43"/>
          <table:table-cell table:number-columns-repeated="246"/>
        </table:table-row>
        <table:table-row table:style-name="ro8">
          <table:table-cell table:number-columns-repeated="2"/>
          <table:table-cell table:style-name="ce16" office:value-type="string" table:number-columns-spanned="6" table:number-rows-spanned="1">
            <text:p>3.1 Soll ein Ausfallbaum mit oder ohne SAND Verknüpfungen erstellt werden?</text:p>
          </table:table-cell>
          <table:covered-table-cell table:number-columns-repeated="5" table:style-name="ce26"/>
          <table:table-cell table:style-name="ce38" table:content-validation-name="val12" office:value-type="string" table:number-columns-spanned="2" table:number-rows-spanned="1">
            <text:p>ohne SAND</text:p>
          </table:table-cell>
          <table:covered-table-cell table:style-name="ce43"/>
          <table:table-cell table:number-columns-repeated="246"/>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9" office:value-type="string" table:number-columns-spanned="6" table:number-rows-spanned="1">
            <text:p>4. Auswahl der betroffenen Ausfallknoten</text:p>
          </table:table-cell>
          <table:covered-table-cell table:number-columns-repeated="5" table:style-name="ce27"/>
          <table:table-cell table:style-name="ce30">
            <draw:control table:end-cell-address="1Einstellungen_Deckblatt.J40" table:end-x="2.086cm" table:end-y="0.48cm" draw:z-index="0" draw:name="Alle Knoten zurücksetzen" draw:style-name="gr1" draw:text-style-name="P1" svg:width="4.294cm" svg:height="1.013cm" svg:x="0.05cm" svg:y="0.332cm" draw:control="control1">
              <svg:title>Alle Knoten zurücksetzen</svg:title>
            </draw:control>
          </table:table-cell>
          <table:table-cell table:style-name="ce43"/>
          <table:table-cell table:number-columns-repeated="246"/>
        </table:table-row>
        <table:table-row table:style-name="ro4">
          <table:table-cell table:number-columns-repeated="2"/>
          <table:table-cell table:style-name="ce20" office:value-type="string">
            <text:p>→</text:p>
          </table:table-cell>
          <table:table-cell table:style-name="ce28" table:formula="of:=&quot;Gehen Sie zum Tabellenblatt     &quot;" office:value-type="string" office:string-value="Gehen Sie zum Tabellenblatt     " table:number-columns-spanned="4" table:number-rows-spanned="1">
            <text:p>Gehen Sie zum Tabellenblatt <text:s text:c="4"/></text:p>
          </table:table-cell>
          <table:covered-table-cell table:number-columns-repeated="3" table:style-name="ce27"/>
          <table:table-cell table:style-name="ce34" table:formula="of:=IF([.I19]=2;&quot;2_1&quot;;IF([.I19]=3;&quot;2_2&quot;;IF([.I19]=4;&quot;2_3&quot;;&quot;&quot;)))&amp;IF([.I36]=&quot;mit SAND&quot;;&quot;_S&quot;;&quot;&quot;)" office:value-type="string" office:string-value="2_2">
            <text:p>2_2</text:p>
          </table:table-cell>
          <table:table-cell table:style-name="ce30"/>
          <table:table-cell table:style-name="ce43"/>
          <table:table-cell table:style-name="ce21"/>
          <table:table-cell table:number-columns-repeated="245"/>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table-cell table:number-columns-repeated="2"/>
          <table:table-cell table:style-name="ce17"/>
          <table:table-cell table:style-name="ce22" table:number-columns-repeated="6"/>
          <table:table-cell table:style-name="ce39"/>
          <table:table-cell table:number-columns-repeated="246"/>
        </table:table-row>
        <table:table-row table:style-name="ro4">
          <table:table-cell table:number-columns-repeated="2"/>
          <table:table-cell table:style-name="ce19" office:value-type="string" table:number-columns-spanned="6" table:number-rows-spanned="1">
            <text:p>5. Latex-Code des sequentiellen Fehlerbaums</text:p>
          </table:table-cell>
          <table:covered-table-cell table:number-columns-repeated="5" table:style-name="ce27"/>
          <table:table-cell table:style-name="ce30"/>
          <table:table-cell table:style-name="ce43"/>
          <table:table-cell table:number-columns-repeated="246"/>
        </table:table-row>
        <table:table-row table:style-name="ro9">
          <table:table-cell table:number-columns-repeated="2"/>
          <table:table-cell table:style-name="ce7" office:value-type="string" table:number-columns-spanned="6" table:number-rows-spanned="1">
            <text:p>Anleitung: </text:p>
            <text:p>Das folgende Feld enthält den kompletten LaTeX Code zu dem von Ihnen beschriebenen sequentiellen Ausfallbaum. Diesen können Sie in einen vorhandenen LaTeX Text einbinden. Dazu klicken Sie auf das rote Feld und kopieren (STRG+C) den Inhalt in ihren LaTeX Editor.</text:p>
          </table:table-cell>
          <table:covered-table-cell table:number-columns-repeated="5" table:style-name="Default"/>
          <table:table-cell table:style-name="ce30"/>
          <table:table-cell table:style-name="ce43"/>
          <table:table-cell table:number-columns-repeated="246"/>
        </table:table-row>
        <table:table-row table:style-name="ro5">
          <table:table-cell table:number-columns-repeated="2"/>
          <table:table-cell table:style-name="ce19"/>
          <table:table-cell table:style-name="ce29" table:formula="of:=IF([.H40]=&quot;2_3&quot;;[3_IntVorlagen.B743];IF([.H40]=&quot;2_3_S&quot;;[3_IntVorlagen.B588];IF([.H40]=&quot;2_1_S&quot;;[3_IntVorlagen.B55];IF([.H40]=&quot;2_1&quot;;[3_IntVorlagen.B28];IF([.H40]=&quot;2_2&quot;;[3_IntVorlagen.B98];IF([.H40]=&quot;2_2_S&quot;;[3_IntVorlagen.B178];&quot;&quot;))))))"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NULLA)  edge node[swap] { } (A)   edge node { } (B)   edge node { } (C)(A)  edge node[swap] { } (AB)(C)  edge node { } (CB)(B)  edge node[swap] { } (BA)(C)  edge node[swap] { } (CA)(A) edge node { } (AC)(B) edge node { } (BC)(CB) edge node[swap] { } (CBA)(BC) edge node[swap] { } (BCA)(CA) edge node[swap] { } (CAB)(AC) edge node[swap] { } (ACB)(AB) edge node[swap] { } (ABC)(BA) edge node[swap] { } (BAC); \end{tikzpicture} }%" table:number-columns-spanned="5"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text:s/>(NULLA) <text:s/>edge node[swap] { } (A) <text:s text:c="2"/>edge node { } (B) <text:s text:c="2"/>edge node { } (C)(A) <text:s/>edge node[swap] { } (AB)(C) <text:s/>edge node { } (CB)(B) <text:s/>edge node[swap] { } (BA)(C) <text:s/>edge node[swap] { } (CA)(A) edge node { } (AC)(B) edge node { } (BC)(CB) edge node[swap] { } (CBA)(BC) edge node[swap] { } (BCA)(CA) edge node[swap] { } (CAB)(AC) edge node[swap] { } (ACB)(AB) edge node[swap] { } (ABC)(BA) edge node[swap] { } (BAC); \end{tikzpicture} }%</text:p>
          </table:table-cell>
          <table:covered-table-cell table:number-columns-repeated="4" table:style-name="ce32"/>
          <table:table-cell table:style-name="ce30"/>
          <table:table-cell table:style-name="ce43"/>
          <table:table-cell table:number-columns-repeated="246"/>
        </table:table-row>
        <table:table-row table:style-name="ro5">
          <table:table-cell table:number-columns-repeated="2"/>
          <table:table-cell table:style-name="ce19"/>
          <table:table-cell table:style-name="ce30" table:number-columns-repeated="6"/>
          <table:table-cell table:style-name="ce43"/>
          <table:table-cell table:number-columns-repeated="246"/>
        </table:table-row>
        <table:table-row table:style-name="ro1">
          <table:table-cell table:number-columns-repeated="2"/>
          <table:table-cell table:style-name="ce18"/>
          <table:table-cell table:style-name="ce23" table:number-columns-repeated="6"/>
          <table:table-cell table:style-name="ce41"/>
          <table:table-cell table:number-columns-repeated="246"/>
        </table:table-row>
        <table:table-row table:style-name="ro1" table:number-rows-repeated="3">
          <table:table-cell table:number-columns-repeated="256"/>
        </table:table-row>
        <table:table-row table:style-name="ro10">
          <table:table-cell/>
          <table:table-cell table:style-name="ce7" office:value-type="string" table:number-columns-spanned="10" table:number-rows-spanned="1">
            <text:p>Das vorliegende Dokument unterliegt einer Creative Commons Namensnennung-Weitergabe unter gleichen Bedingungen 3.0 Deutschland Lizenz.</text:p>
            <text:p>Die Lizenzbedingungen finden Sie unter <text:s text:c="20"/>http://creativecommons.org/licenses/by-sa/3.0/de/ <text:s/></text:p>
            <text:p>Autor: Simon J. Schilling (sjschilling@gmx.net) in 2008</text:p>
          </table:table-cell>
          <table:covered-table-cell table:number-columns-repeated="9" table:style-name="ce21"/>
          <table:table-cell table:number-columns-repeated="245"/>
        </table:table-row>
        <table:table-row table:style-name="ro1" table:number-rows-repeated="65484">
          <table:table-cell table:number-columns-repeated="256"/>
        </table:table-row>
        <table:table-row table:style-name="ro1">
          <table:table-cell table:number-columns-repeated="256"/>
        </table:table-row>
      </table:table>
      <table:table table:name="2_1"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2"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1?language=Basic&amp;location=document"/>
              </office:event-listeners>
            </form:button>
            <form:button form:name="PushButton1" form:control-implementation="ooo:com.sun.star.form.component.CommandButton" form:id="control3"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1">
          <table:table-cell table:style-name="ce47" table:formula="of:=ADDRESS(ROW([.M10]);COLUMN([.M10]))" office:value-type="string" office:string-value="$M$10">
            <text:p>$M$10</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1">
          <table:table-cell table:number-columns-repeated="3"/>
          <table:table-cell table:style-name="ce51"/>
          <table:table-cell table:style-name="ce55" table:number-columns-repeated="17"/>
          <table:table-cell table:style-name="ce63"/>
          <table:table-cell>
            <draw:control table:end-cell-address="2_1.AK7" table:end-x="0.058cm" table:end-y="0.414cm" draw:z-index="0" draw:name="Alle Knoten zurücksetzen" draw:style-name="gr2" draw:text-style-name="P1" svg:width="7.02cm" svg:height="0.813cm" svg:x="0cm" svg:y="0.098cm" draw:control="control2">
              <svg:title>Alle Knoten zurücksetzen</svg:title>
            </draw:control>
          </table:table-cell>
          <table:table-cell table:number-columns-repeated="233"/>
        </table:table-row>
        <table:table-row table:style-name="ro11">
          <table:table-cell table:number-columns-repeated="3"/>
          <table:table-cell table:style-name="ce52"/>
          <table:table-cell table:number-columns-repeated="17"/>
          <table:table-cell table:style-name="ce67"/>
          <table:table-cell table:number-columns-repeated="234"/>
        </table:table-row>
        <table:table-row table:style-name="ro11">
          <table:table-cell table:number-columns-repeated="3"/>
          <table:table-cell table:style-name="ce52"/>
          <table:table-cell table:number-columns-repeated="6"/>
          <table:table-cell table:style-name="ce51"/>
          <table:table-cell table:style-name="ce55" table:number-columns-repeated="3"/>
          <table:table-cell table:style-name="ce63"/>
          <table:table-cell table:number-columns-repeated="6"/>
          <table:table-cell table:style-name="ce67"/>
          <table:table-cell table:number-columns-repeated="234"/>
        </table:table-row>
        <table:table-row table:style-name="ro11">
          <table:table-cell table:number-columns-repeated="3"/>
          <table:table-cell table:style-name="ce52"/>
          <table:table-cell table:number-columns-repeated="5"/>
          <table:table-cell table:style-name="ce57"/>
          <table:table-cell table:style-name="ce59"/>
          <table:table-cell table:style-name="ce61"/>
          <table:table-cell table:style-name="ce61" office:value-type="string">
            <text:p>TOP</text:p>
          </table:table-cell>
          <table:table-cell table:style-name="ce61"/>
          <table:table-cell table:style-name="ce64"/>
          <table:table-cell table:style-name="ce5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7"/>
          <table:table-cell table:style-name="ce59"/>
          <table:table-cell table:style-name="ce57" table:formula="of:=[1Einstellungen_Deckblatt.I29]" office:value-type="string" office:string-value=" ">
            <text:p><text:s/></text:p>
          </table:table-cell>
          <table:table-cell table:style-name="ce57"/>
          <table:table-cell table:style-name="ce57" table:formula="of:=[1Einstellungen_Deckblatt.I30]" office:value-type="string" office:string-value=" ">
            <text:p><text:s/></text:p>
          </table:table-cell>
          <table:table-cell table:style-name="ce64"/>
          <table:table-cell table:style-name="ce5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7"/>
          <table:table-cell table:style-name="ce59"/>
          <table:table-cell table:style-name="ce57" table:formula="of:=[.N11]" office:value-type="string" office:string-value=" ">
            <text:p><text:s/></text:p>
          </table:table-cell>
          <table:table-cell table:style-name="ce57"/>
          <table:table-cell table:style-name="ce57" table:formula="of:=[.L11]" office:value-type="string" office:string-value=" ">
            <text:p><text:s/></text:p>
          </table:table-cell>
          <table:table-cell table:style-name="ce64"/>
          <table:table-cell table:style-name="ce5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6"/>
          <table:table-cell table:style-name="ce53"/>
          <table:table-cell table:style-name="ce56" table:number-columns-repeated="3"/>
          <table:table-cell table:style-name="ce66"/>
          <table:table-cell table:number-columns-repeated="6"/>
          <table:table-cell table:style-name="ce67"/>
          <table:table-cell table:number-columns-repeated="234"/>
        </table:table-row>
        <table:table-row table:style-name="ro11">
          <table:table-cell table:number-columns-repeated="3"/>
          <table:table-cell table:style-name="ce53"/>
          <table:table-cell table:style-name="ce56" table:number-columns-repeated="17"/>
          <table:table-cell table:style-name="ce66"/>
          <table:table-cell table:number-columns-repeated="234"/>
        </table:table-row>
        <table:table-row table:style-name="ro11">
          <table:table-cell table:number-columns-repeated="256"/>
        </table:table-row>
        <table:table-row table:style-name="ro11">
          <table:table-cell table:number-columns-repeated="22"/>
          <table:table-cell>
            <draw:control table:end-cell-address="2_1.AF19" table:end-x="0.014cm" table:end-y="0.788cm" draw:z-index="1" draw:name="Alle Knoten zurücksetzen" draw:style-name="gr1" draw:text-style-name="P1" svg:width="4.489cm" svg:height="0.814cm" svg:x="0.001cm" svg:y="0.472cm" draw:control="control3">
              <svg:title>Alle Knoten zurücksetzen</svg:title>
            </draw:control>
          </table:table-cell>
          <table:table-cell table:number-columns-repeated="233"/>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1" table:number-rows-repeated="65516">
          <table:table-cell table:number-columns-repeated="256"/>
        </table:table-row>
        <table:table-row table:style-name="ro11">
          <table:table-cell table:number-columns-repeated="256"/>
        </table:table-row>
      </table:table>
      <table:table table:name="2_2"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4" form:label="Alle Knoten zurücksetzen" form:button-type="res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2?language=Basic&amp;location=document"/>
              </office:event-listeners>
            </form:button>
            <form:button form:name="PushButton1" form:control-implementation="ooo:com.sun.star.form.component.CommandButton" form:id="control5"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1">
          <table:table-cell table:style-name="ce47" table:formula="of:=ADDRESS(ROW([.M8]);COLUMN([.M8]))" office:value-type="string" office:string-value="$M$8">
            <text:p>$M$8</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1">
          <table:table-cell table:number-columns-repeated="3"/>
          <table:table-cell table:style-name="ce51"/>
          <table:table-cell table:style-name="ce55" table:number-columns-repeated="17"/>
          <table:table-cell table:style-name="ce63"/>
          <table:table-cell>
            <draw:control table:end-cell-address="2_2.AK7" table:end-x="0.058cm" table:end-y="0.414cm" draw:z-index="0" draw:name="Alle Knoten zurücksetzen" draw:style-name="gr2" draw:text-style-name="P1" svg:width="7.02cm" svg:height="0.813cm" svg:x="0cm" svg:y="0.098cm" draw:control="control4">
              <svg:title>Alle Knoten zurücksetzen</svg:title>
            </draw:control>
          </table:table-cell>
          <table:table-cell table:number-columns-repeated="233"/>
        </table:table-row>
        <table:table-row table:style-name="ro11">
          <table:table-cell table:number-columns-repeated="3"/>
          <table:table-cell table:style-name="ce52"/>
          <table:table-cell table:number-columns-repeated="8"/>
          <table:table-cell table:style-name="ce57" office:value-type="string">
            <text:p>TOP</text:p>
          </table:table-cell>
          <table:table-cell table:number-columns-repeated="8"/>
          <table:table-cell table:style-name="ce67"/>
          <table:table-cell table:number-columns-repeated="234"/>
        </table:table-row>
        <table:table-row table:style-name="ro11">
          <table:table-cell table:number-columns-repeated="3"/>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7"/>
          <table:table-cell/>
          <table:table-cell table:style-name="ce67"/>
          <table:table-cell table:number-columns-repeated="234"/>
        </table:table-row>
        <table:table-row table:style-name="ro11">
          <table:table-cell table:number-columns-repeated="3"/>
          <table:table-cell table:style-name="ce52"/>
          <table:table-cell table:style-name="ce51"/>
          <table:table-cell table:style-name="ce68"/>
          <table:table-cell table:style-name="ce69" table:formula="of:=[1Einstellungen_Deckblatt.I29]" office:value-type="string" office:string-value=" ">
            <text:p><text:s/></text:p>
          </table:table-cell>
          <table:table-cell table:style-name="ce69"/>
          <table:table-cell table:style-name="ce70"/>
          <table:table-cell table:style-name="ce57"/>
          <table:table-cell table:style-name="ce71"/>
          <table:table-cell table:style-name="ce69"/>
          <table:table-cell table:style-name="ce69" table:formula="of:=[1Einstellungen_Deckblatt.I30]" office:value-type="string" office:string-value=" ">
            <text:p><text:s/></text:p>
          </table:table-cell>
          <table:table-cell table:style-name="ce69"/>
          <table:table-cell table:style-name="ce70"/>
          <table:table-cell table:style-name="ce57"/>
          <table:table-cell table:style-name="ce71"/>
          <table:table-cell table:style-name="ce69"/>
          <table:table-cell table:style-name="ce69" table:formula="of:=[1Einstellungen_Deckblatt.I31]" office:value-type="string" office:string-value=" ">
            <text:p><text:s/></text:p>
          </table:table-cell>
          <table:table-cell table:style-name="ce68"/>
          <table:table-cell table:style-name="ce63"/>
          <table:table-cell table:style-name="ce67"/>
          <table:table-cell table:number-columns-repeated="234"/>
        </table:table-row>
        <table:table-row table:style-name="ro11">
          <table:table-cell table:number-columns-repeated="3"/>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60"/>
          <table:table-cell table:style-name="ce58"/>
          <table:table-cell table:style-name="ce62" table:content-validation-name="val13" office:value-type="float" office:value="0">
            <text:p>0</text:p>
          </table:table-cell>
          <table:table-cell table:style-name="ce58"/>
          <table:table-cell table:style-name="ce67" table:number-columns-repeated="2"/>
          <table:table-cell table:number-columns-repeated="234"/>
        </table:table-row>
        <table:table-row table:style-name="ro11">
          <table:table-cell table:number-columns-repeated="3"/>
          <table:table-cell table:style-name="ce52" table:number-columns-repeated="2"/>
          <table:table-cell table:style-name="ce57" table:formula="of:=[1Einstellungen_Deckblatt.I30]" office:value-type="string" office:string-value=" ">
            <text:p><text:s/></text:p>
          </table:table-cell>
          <table:table-cell table:style-name="ce57"/>
          <table:table-cell table:style-name="ce57" table:formula="of:=[1Einstellungen_Deckblatt.I31]" office:value-type="string" office:string-value=" ">
            <text:p><text:s/></text:p>
          </table:table-cell>
          <table:table-cell table:style-name="ce64"/>
          <table:table-cell table:style-name="ce57"/>
          <table:table-cell table:style-name="ce59"/>
          <table:table-cell table:style-name="ce57" table:formula="of:=[1Einstellungen_Deckblatt.I29]" office:value-type="string" office:string-value=" ">
            <text:p><text:s/></text:p>
          </table:table-cell>
          <table:table-cell table:style-name="ce57"/>
          <table:table-cell table:style-name="ce57" table:formula="of:=[1Einstellungen_Deckblatt.I31]" office:value-type="string" office:string-value=" ">
            <text:p><text:s/></text:p>
          </table:table-cell>
          <table:table-cell table:style-name="ce64"/>
          <table:table-cell table:style-name="ce57"/>
          <table:table-cell table:style-name="ce59"/>
          <table:table-cell table:style-name="ce57" table:formula="of:=[1Einstellungen_Deckblatt.I29]" office:value-type="string" office:string-value=" ">
            <text:p><text:s/></text:p>
          </table:table-cell>
          <table:table-cell table:style-name="ce57"/>
          <table:table-cell table:style-name="ce57" table:formula="of:=[1Einstellungen_Deckblatt.I30]" office:value-type="string" office:string-value=" ">
            <text:p><text:s/></text:p>
          </table:table-cell>
          <table:table-cell table:style-name="ce67" table:number-columns-repeated="2"/>
          <table:table-cell table:number-columns-repeated="234"/>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string">
            <text:p>I</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234"/>
        </table:table-row>
        <table:table-row table:style-name="ro11">
          <table:table-cell table:number-columns-repeated="3"/>
          <table:table-cell table:style-name="ce52" table:number-columns-repeated="2"/>
          <table:table-cell table:style-name="ce57" table:formula="of:=[1Einstellungen_Deckblatt.I31]" office:value-type="string" office:string-value=" ">
            <text:p><text:s/></text:p>
          </table:table-cell>
          <table:table-cell table:style-name="ce57"/>
          <table:table-cell table:style-name="ce57" table:formula="of:=[1Einstellungen_Deckblatt.I30]" office:value-type="string" office:string-value=" ">
            <text:p><text:s/></text:p>
          </table:table-cell>
          <table:table-cell table:style-name="ce64"/>
          <table:table-cell table:style-name="ce57"/>
          <table:table-cell table:style-name="ce59"/>
          <table:table-cell table:style-name="ce57" table:formula="of:=[1Einstellungen_Deckblatt.I31]" office:value-type="string" office:string-value=" ">
            <text:p><text:s/></text:p>
          </table:table-cell>
          <table:table-cell table:style-name="ce57"/>
          <table:table-cell table:style-name="ce57" table:formula="of:=[1Einstellungen_Deckblatt.I29]" office:value-type="string" office:string-value=" ">
            <text:p><text:s/></text:p>
          </table:table-cell>
          <table:table-cell table:style-name="ce64"/>
          <table:table-cell table:style-name="ce57"/>
          <table:table-cell table:style-name="ce59"/>
          <table:table-cell table:style-name="ce57" table:formula="of:=[1Einstellungen_Deckblatt.I30]" office:value-type="string" office:string-value=" ">
            <text:p><text:s/></text:p>
          </table:table-cell>
          <table:table-cell table:style-name="ce57"/>
          <table:table-cell table:style-name="ce57" table:formula="of:=[1Einstellungen_Deckblatt.I29]" office:value-type="string" office:string-value=" ">
            <text:p><text:s/></text:p>
          </table:table-cell>
          <table:table-cell table:style-name="ce67" table:number-columns-repeated="2"/>
          <table:table-cell table:number-columns-repeated="234"/>
        </table:table-row>
        <table:table-row table:style-name="ro11">
          <table:table-cell table:number-columns-repeated="3"/>
          <table:table-cell table:style-name="ce52" table:number-columns-repeated="2"/>
          <table:table-cell table:style-name="ce62" table:content-validation-name="val13" office:value-type="string">
            <text:p>I</text:p>
          </table:table-cell>
          <table:table-cell table:style-name="ce58"/>
          <table:table-cell table:style-name="ce62" table:content-validation-name="val13" office:value-type="string">
            <text:p>X</text:p>
          </table:table-cell>
          <table:table-cell table:style-name="ce65"/>
          <table:table-cell table:style-name="ce58"/>
          <table:table-cell table:style-name="ce60"/>
          <table:table-cell table:style-name="ce62" table:content-validation-name="val13" office:value-type="string">
            <text:p>I</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234"/>
        </table:table-row>
        <table:table-row table:style-name="ro11">
          <table:table-cell table:number-columns-repeated="3"/>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number-columns-repeated="234"/>
        </table:table-row>
        <table:table-row table:style-name="ro11">
          <table:table-cell table:number-columns-repeated="3"/>
          <table:table-cell table:style-name="ce53"/>
          <table:table-cell table:style-name="ce56" table:number-columns-repeated="17"/>
          <table:table-cell table:style-name="ce66"/>
          <table:table-cell table:number-columns-repeated="234"/>
        </table:table-row>
        <table:table-row table:style-name="ro11">
          <table:table-cell table:number-columns-repeated="256"/>
        </table:table-row>
        <table:table-row table:style-name="ro11">
          <table:table-cell table:number-columns-repeated="22"/>
          <table:table-cell>
            <draw:control table:end-cell-address="2_2.AF19" table:end-x="0.014cm" table:end-y="0.788cm" draw:z-index="1" draw:name="Alle Knoten zurücksetzen" draw:style-name="gr1" draw:text-style-name="P1" svg:width="4.489cm" svg:height="0.814cm" svg:x="0.001cm" svg:y="0.472cm" draw:control="control5">
              <svg:title>Alle Knoten zurücksetzen</svg:title>
            </draw:control>
          </table:table-cell>
          <table:table-cell table:number-columns-repeated="233"/>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1" table:number-rows-repeated="65516">
          <table:table-cell table:number-columns-repeated="256"/>
        </table:table-row>
        <table:table-row table:style-name="ro11">
          <table:table-cell table:number-columns-repeated="256"/>
        </table:table-row>
      </table:table>
      <table:table table:name="2_3"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6"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3?language=Basic&amp;location=document"/>
              </office:event-listeners>
            </form:button>
            <form:button form:name="PushButton1" form:control-implementation="ooo:com.sun.star.form.component.CommandButton" form:id="control7"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06" table:default-cell-style-name="ce21"/>
        <table:table-column table:style-name="co3" table:number-columns-repeated="46" table:default-cell-style-name="Default"/>
        <table:table-row table:style-name="ro11">
          <table:table-cell table:style-name="ce47" table:formula="of:=ADDRESS(ROW([.M8]);COLUMN([.M8]))" office:value-type="string" office:string-value="$M$8">
            <text:p>$M$8</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3.AL5" table:end-x="0.437cm" table:end-y="0.298cm" draw:z-index="0" draw:name="Alle Knoten zurücksetzen" draw:style-name="gr2" draw:text-style-name="P1" svg:width="7.018cm" svg:height="0.756cm" svg:x="0.382cm" svg:y="3.559cm" draw:control="control6">
              <svg:title>Alle Knoten zurücksetzen</svg:title>
            </draw:control>
          </table:table-cell>
          <table:table-cell table:number-columns-repeated="232"/>
        </table:table-row>
        <table:table-row table:style-name="ro1">
          <table:table-cell table:number-columns-repeated="3"/>
          <table:table-cell table:style-name="ce50"/>
          <table:table-cell table:number-columns-repeated="37"/>
          <table:table-cell table:style-name="ce57" office:value-type="string">
            <text:p>TOP</text:p>
          </table:table-cell>
          <table:table-cell table:number-columns-repeated="214"/>
        </table:table-row>
        <table:table-row table:style-name="ro1">
          <table:table-cell table:number-columns-repeated="3"/>
          <table:table-cell table:style-name="ce50"/>
          <table:table-cell table:number-columns-repeated="37"/>
          <table:table-cell table:style-name="ce62" table:content-validation-name="val13" office:value-type="float" office:value="0">
            <text:p>0</text:p>
          </table:table-cell>
          <table:table-cell table:number-columns-repeated="214"/>
        </table:table-row>
        <table:table-row table:style-name="ro11">
          <table:table-cell table:number-columns-repeated="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style-name="ce51"/>
          <table:table-cell table:style-name="ce55" table:number-columns-repeated="17"/>
          <table:table-cell table:style-name="ce63"/>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table-cell table:number-columns-repeated="8"/>
          <table:table-cell table:style-name="ce57" table:formula="of:=[1Einstellungen_Deckblatt.I29]" office:value-type="string" office:string-value=" ">
            <text:p><text:s/></text:p>
          </table:table-cell>
          <table:table-cell table:number-columns-repeated="8"/>
          <table:table-cell table:style-name="ce67"/>
          <table:table-cell table:style-name="ce52"/>
          <table:table-cell table:number-columns-repeated="8"/>
          <table:table-cell table:style-name="ce57" table:formula="of:=[1Einstellungen_Deckblatt.I30]" office:value-type="string" office:string-value=" ">
            <text:p><text:s/></text:p>
          </table:table-cell>
          <table:table-cell table:number-columns-repeated="8"/>
          <table:table-cell table:style-name="ce67"/>
          <table:table-cell table:style-name="ce52"/>
          <table:table-cell table:number-columns-repeated="8"/>
          <table:table-cell table:style-name="ce57" table:formula="of:=[1Einstellungen_Deckblatt.I31]" office:value-type="string" office:string-value=" ">
            <text:p><text:s/></text:p>
          </table:table-cell>
          <table:table-cell table:number-columns-repeated="8"/>
          <table:table-cell table:style-name="ce67"/>
          <table:table-cell table:style-name="ce52"/>
          <table:table-cell table:number-columns-repeated="8"/>
          <table:table-cell table:style-name="ce57" table:formula="of:=[1Einstellungen_Deckblatt.I32]" office:value-type="string" office:string-value=" ">
            <text:p><text:s/></text:p>
          </table:table-cell>
          <table:table-cell table:number-columns-repeated="8"/>
          <table:table-cell table:style-name="ce67"/>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5"/>
          <table:table-cell table:number-columns-repeated="3"/>
          <table:table-cell table:style-name="ce67"/>
          <table:table-cell table:style-name="ce52"/>
          <table:table-cell/>
          <table:table-cell table:style-name="ce58" table:number-columns-repeated="7"/>
          <table:table-cell table:style-name="ce62" table:content-validation-name="val13" office:value-type="float" office:value="0">
            <text:p>0</text:p>
          </table:table-cell>
          <table:table-cell table:style-name="ce58" table:number-columns-repeated="3"/>
          <table:table-cell table:number-columns-repeated="5"/>
          <table:table-cell table:style-name="ce67"/>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table-cell table:style-name="ce51"/>
          <table:table-cell table:style-name="ce68"/>
          <table:table-cell table:style-name="ce69" table:formula="of:=[.AF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f:=[.AY7]" office:value-type="string" office:string-value=" ">
            <text:p><text:s/></text:p>
          </table:table-cell>
          <table:table-cell table:style-name="ce68"/>
          <table:table-cell table:style-name="ce70"/>
          <table:table-cell/>
          <table:table-cell table:style-name="ce51"/>
          <table:table-cell table:style-name="ce68"/>
          <table:table-cell table:style-name="ce69" table:formula="of:=[.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f:=[.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f:=[.AY7]" office:value-type="string" office:string-value=" ">
            <text:p><text:s/></text:p>
          </table:table-cell>
          <table:table-cell table:style-name="ce68"/>
          <table:table-cell table:style-name="ce70"/>
          <table:table-cell/>
          <table:table-cell table:style-name="ce51"/>
          <table:table-cell table:style-name="ce68"/>
          <table:table-cell table:style-name="ce69" table:formula="of:=[.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f:=[.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f:=[.AF7]" office:value-type="string" office:string-value=" ">
            <text:p><text:s/></text:p>
          </table:table-cell>
          <table:table-cell table:style-name="ce68"/>
          <table:table-cell table:style-name="ce70"/>
          <table:table-cell/>
          <table:table-cell table:style-name="ce51"/>
          <table:table-cell table:style-name="ce68"/>
          <table:table-cell table:style-name="ce69" table:formula="of:=[.BR7]" office:value-type="string" office:string-value=" ">
            <text:p><text:s/></text:p>
          </table:table-cell>
          <table:table-cell table:style-name="ce68"/>
          <table:table-cell table:style-name="ce63"/>
          <table:table-cell table:style-name="ce67"/>
          <table:table-cell table:style-name="ce52"/>
          <table:table-cell table:style-name="ce51"/>
          <table:table-cell table:style-name="ce68"/>
          <table:table-cell table:style-name="ce69" table:formula="of:=[.M7]" office:value-type="string" office:string-value=" ">
            <text:p><text:s/></text:p>
          </table:table-cell>
          <table:table-cell table:style-name="ce68"/>
          <table:table-cell table:style-name="ce70"/>
          <table:table-cell table:style-name="ce57"/>
          <table:table-cell table:style-name="ce51"/>
          <table:table-cell table:style-name="ce68"/>
          <table:table-cell table:style-name="ce69" table:formula="of:=[.AF7]" office:value-type="string" office:string-value=" ">
            <text:p><text:s/></text:p>
          </table:table-cell>
          <table:table-cell table:style-name="ce68"/>
          <table:table-cell table:style-name="ce63"/>
          <table:table-cell/>
          <table:table-cell table:style-name="ce51"/>
          <table:table-cell table:style-name="ce68"/>
          <table:table-cell table:style-name="ce69" table:formula="of:=[.AY7]" office:value-type="string" office:string-value=" ">
            <text:p><text:s/></text:p>
          </table:table-cell>
          <table:table-cell table:style-name="ce68"/>
          <table:table-cell table:style-name="ce63"/>
          <table:table-cell table:style-name="ce67"/>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7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5"/>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style-name="ce52" table:number-columns-repeated="2"/>
          <table:table-cell table:style-name="ce58"/>
          <table:table-cell table:style-name="ce62" table:content-validation-name="val13" office:value-type="float" office:value="0">
            <text:p>0</text:p>
          </table:table-cell>
          <table:table-cell table:style-name="ce58"/>
          <table:table-cell table:style-name="ce65"/>
          <table:table-cell table:style-name="ce58"/>
          <table:table-cell table:style-name="ce52"/>
          <table:table-cell table:style-name="ce58"/>
          <table:table-cell table:style-name="ce62" table:content-validation-name="val13" office:value-type="float" office:value="0">
            <text:p>0</text:p>
          </table:table-cell>
          <table:table-cell table:style-name="ce58"/>
          <table:table-cell table:style-name="ce67"/>
          <table:table-cell/>
          <table:table-cell table:style-name="ce52"/>
          <table:table-cell table:style-name="ce58"/>
          <table:table-cell table:style-name="ce62" table:content-validation-name="val13" office:value-type="float" office:value="0">
            <text:p>0</text:p>
          </table:table-cell>
          <table:table-cell table:style-name="ce58"/>
          <table:table-cell table:style-name="ce67" table:number-columns-repeated="2"/>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number-columns-repeated="2"/>
          <table:table-cell table:style-name="ce57" table:formula="of:=[.M9]" office:value-type="string" office:string-value=" ">
            <text:p><text:s/></text:p>
          </table:table-cell>
          <table:table-cell table:style-name="ce57"/>
          <table:table-cell table:style-name="ce57" table:formula="of:=[.S9]" office:value-type="string" office:string-value=" ">
            <text:p><text:s/></text:p>
          </table:table-cell>
          <table:table-cell table:style-name="ce64"/>
          <table:table-cell table:style-name="ce57"/>
          <table:table-cell table:style-name="ce52"/>
          <table:table-cell table:style-name="ce57" table:formula="of:=[.G9]" office:value-type="string" office:string-value=" ">
            <text:p><text:s/></text:p>
          </table:table-cell>
          <table:table-cell table:style-name="ce57"/>
          <table:table-cell table:style-name="ce57" table:formula="of:=[.H11]" office:value-type="string" office:string-value=" ">
            <text:p><text:s/></text:p>
          </table:table-cell>
          <table:table-cell table:style-name="ce64"/>
          <table:table-cell/>
          <table:table-cell table:style-name="ce52"/>
          <table:table-cell table:style-name="ce57" table:formula="of:=[.G9]" office:value-type="string" office:string-value=" ">
            <text:p><text:s/></text:p>
          </table:table-cell>
          <table:table-cell table:style-name="ce57"/>
          <table:table-cell table:style-name="ce57" table:formula="of:=[.F11]" office:value-type="string" office:string-value=" ">
            <text:p><text:s/></text:p>
          </table:table-cell>
          <table:table-cell table:style-name="ce67" table:number-columns-repeated="2"/>
          <table:table-cell table:style-name="ce52" table:number-columns-repeated="2"/>
          <table:table-cell table:style-name="ce57" table:formula="of:=[.AF9]" office:value-type="string" office:string-value=" ">
            <text:p><text:s/></text:p>
          </table:table-cell>
          <table:table-cell table:style-name="ce57"/>
          <table:table-cell table:style-name="ce57" table:formula="of:=[.AL9]" office:value-type="string" office:string-value=" ">
            <text:p><text:s/></text:p>
          </table:table-cell>
          <table:table-cell table:style-name="ce64"/>
          <table:table-cell table:style-name="ce57"/>
          <table:table-cell table:style-name="ce52"/>
          <table:table-cell table:style-name="ce57" table:formula="of:=[.Z9]" office:value-type="string" office:string-value=" ">
            <text:p><text:s/></text:p>
          </table:table-cell>
          <table:table-cell table:style-name="ce57"/>
          <table:table-cell table:style-name="ce57" table:formula="of:=[.AA11]" office:value-type="string" office:string-value=" ">
            <text:p><text:s/></text:p>
          </table:table-cell>
          <table:table-cell table:style-name="ce64"/>
          <table:table-cell/>
          <table:table-cell table:style-name="ce52"/>
          <table:table-cell table:style-name="ce57" table:formula="of:=[.Z9]" office:value-type="string" office:string-value=" ">
            <text:p><text:s/></text:p>
          </table:table-cell>
          <table:table-cell table:style-name="ce57"/>
          <table:table-cell table:style-name="ce57" table:formula="of:=[.Y11]" office:value-type="string" office:string-value=" ">
            <text:p><text:s/></text:p>
          </table:table-cell>
          <table:table-cell table:style-name="ce67" table:number-columns-repeated="2"/>
          <table:table-cell table:style-name="ce52" table:number-columns-repeated="2"/>
          <table:table-cell table:style-name="ce57" table:formula="of:=[.AY9]" office:value-type="string" office:string-value=" ">
            <text:p><text:s/></text:p>
          </table:table-cell>
          <table:table-cell table:style-name="ce57"/>
          <table:table-cell table:style-name="ce57" table:formula="of:=[.BE9]" office:value-type="string" office:string-value=" ">
            <text:p><text:s/></text:p>
          </table:table-cell>
          <table:table-cell table:style-name="ce64"/>
          <table:table-cell table:style-name="ce57"/>
          <table:table-cell table:style-name="ce52"/>
          <table:table-cell table:style-name="ce57" table:formula="of:=[.AS9]" office:value-type="string" office:string-value=" ">
            <text:p><text:s/></text:p>
          </table:table-cell>
          <table:table-cell table:style-name="ce57"/>
          <table:table-cell table:style-name="ce57" table:formula="of:=[.AT11]" office:value-type="string" office:string-value=" ">
            <text:p><text:s/></text:p>
          </table:table-cell>
          <table:table-cell table:style-name="ce64"/>
          <table:table-cell/>
          <table:table-cell table:style-name="ce52"/>
          <table:table-cell table:style-name="ce57" table:formula="of:=[.AS9]" office:value-type="string" office:string-value=" ">
            <text:p><text:s/></text:p>
          </table:table-cell>
          <table:table-cell table:style-name="ce57"/>
          <table:table-cell table:style-name="ce57" table:formula="of:=[.AR11]" office:value-type="string" office:string-value=" ">
            <text:p><text:s/></text:p>
          </table:table-cell>
          <table:table-cell table:style-name="ce67" table:number-columns-repeated="2"/>
          <table:table-cell table:style-name="ce52" table:number-columns-repeated="2"/>
          <table:table-cell table:style-name="ce57" table:formula="of:=[.BR9]" office:value-type="string" office:string-value=" ">
            <text:p><text:s/></text:p>
          </table:table-cell>
          <table:table-cell table:style-name="ce57"/>
          <table:table-cell table:style-name="ce57" table:formula="of:=[.BX9]" office:value-type="string" office:string-value=" ">
            <text:p><text:s/></text:p>
          </table:table-cell>
          <table:table-cell table:style-name="ce64"/>
          <table:table-cell table:style-name="ce57"/>
          <table:table-cell table:style-name="ce52"/>
          <table:table-cell table:style-name="ce57" table:formula="of:=[.BL9]" office:value-type="string" office:string-value=" ">
            <text:p><text:s/></text:p>
          </table:table-cell>
          <table:table-cell table:style-name="ce57"/>
          <table:table-cell table:style-name="ce57" table:formula="of:=[.BM11]" office:value-type="string" office:string-value=" ">
            <text:p><text:s/></text:p>
          </table:table-cell>
          <table:table-cell table:style-name="ce64"/>
          <table:table-cell/>
          <table:table-cell table:style-name="ce52"/>
          <table:table-cell table:style-name="ce57" table:formula="of:=[.BL9]" office:value-type="string" office:string-value=" ">
            <text:p><text:s/></text:p>
          </table:table-cell>
          <table:table-cell table:style-name="ce57"/>
          <table:table-cell table:style-name="ce57" table:formula="of:=[.BK11]" office:value-type="string" office:string-value=" ">
            <text:p><text:s/></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number-columns-repeated="2"/>
          <table:table-cell table:style-name="ce57" table:formula="of:=[.H11]" office:value-type="string" office:string-value=" ">
            <text:p><text:s/></text:p>
          </table:table-cell>
          <table:table-cell table:style-name="ce57"/>
          <table:table-cell table:style-name="ce57" table:formula="of:=[.F11]" office:value-type="string" office:string-value=" ">
            <text:p><text:s/></text:p>
          </table:table-cell>
          <table:table-cell table:style-name="ce64"/>
          <table:table-cell table:style-name="ce57"/>
          <table:table-cell table:style-name="ce52"/>
          <table:table-cell table:style-name="ce57" table:formula="of:=[.N11]" office:value-type="string" office:string-value=" ">
            <text:p><text:s/></text:p>
          </table:table-cell>
          <table:table-cell table:style-name="ce57"/>
          <table:table-cell table:style-name="ce57" table:formula="of:=[.L11]" office:value-type="string" office:string-value=" ">
            <text:p><text:s/></text:p>
          </table:table-cell>
          <table:table-cell table:style-name="ce64"/>
          <table:table-cell/>
          <table:table-cell table:style-name="ce52"/>
          <table:table-cell table:style-name="ce57" table:formula="of:=[.T11]" office:value-type="string" office:string-value=" ">
            <text:p><text:s/></text:p>
          </table:table-cell>
          <table:table-cell table:style-name="ce57"/>
          <table:table-cell table:style-name="ce57" table:formula="of:=[.R11]" office:value-type="string" office:string-value=" ">
            <text:p><text:s/></text:p>
          </table:table-cell>
          <table:table-cell table:style-name="ce67" table:number-columns-repeated="2"/>
          <table:table-cell table:style-name="ce52" table:number-columns-repeated="2"/>
          <table:table-cell table:style-name="ce57" table:formula="of:=[.AA11]" office:value-type="string" office:string-value=" ">
            <text:p><text:s/></text:p>
          </table:table-cell>
          <table:table-cell table:style-name="ce57"/>
          <table:table-cell table:style-name="ce57" table:formula="of:=[.Y11]" office:value-type="string" office:string-value=" ">
            <text:p><text:s/></text:p>
          </table:table-cell>
          <table:table-cell table:style-name="ce64"/>
          <table:table-cell table:style-name="ce57"/>
          <table:table-cell table:style-name="ce52"/>
          <table:table-cell table:style-name="ce57" table:formula="of:=[.AG11]" office:value-type="string" office:string-value=" ">
            <text:p><text:s/></text:p>
          </table:table-cell>
          <table:table-cell table:style-name="ce57"/>
          <table:table-cell table:style-name="ce57" table:formula="of:=[.AE11]" office:value-type="string" office:string-value=" ">
            <text:p><text:s/></text:p>
          </table:table-cell>
          <table:table-cell table:style-name="ce64"/>
          <table:table-cell/>
          <table:table-cell table:style-name="ce52"/>
          <table:table-cell table:style-name="ce57" table:formula="of:=[.AM11]" office:value-type="string" office:string-value=" ">
            <text:p><text:s/></text:p>
          </table:table-cell>
          <table:table-cell table:style-name="ce57"/>
          <table:table-cell table:style-name="ce57" table:formula="of:=[.AK11]" office:value-type="string" office:string-value=" ">
            <text:p><text:s/></text:p>
          </table:table-cell>
          <table:table-cell table:style-name="ce67" table:number-columns-repeated="2"/>
          <table:table-cell table:style-name="ce52" table:number-columns-repeated="2"/>
          <table:table-cell table:style-name="ce57" table:formula="of:=[.AT11]" office:value-type="string" office:string-value=" ">
            <text:p><text:s/></text:p>
          </table:table-cell>
          <table:table-cell table:style-name="ce57"/>
          <table:table-cell table:style-name="ce57" table:formula="of:=[.AR11]" office:value-type="string" office:string-value=" ">
            <text:p><text:s/></text:p>
          </table:table-cell>
          <table:table-cell table:style-name="ce64"/>
          <table:table-cell table:style-name="ce57"/>
          <table:table-cell table:style-name="ce52"/>
          <table:table-cell table:style-name="ce57" table:formula="of:=[.AZ11]" office:value-type="string" office:string-value=" ">
            <text:p><text:s/></text:p>
          </table:table-cell>
          <table:table-cell table:style-name="ce57"/>
          <table:table-cell table:style-name="ce57" table:formula="of:=[.AX11]" office:value-type="string" office:string-value=" ">
            <text:p><text:s/></text:p>
          </table:table-cell>
          <table:table-cell table:style-name="ce64"/>
          <table:table-cell/>
          <table:table-cell table:style-name="ce52"/>
          <table:table-cell table:style-name="ce57" table:formula="of:=[.BF11]" office:value-type="string" office:string-value=" ">
            <text:p><text:s/></text:p>
          </table:table-cell>
          <table:table-cell table:style-name="ce57"/>
          <table:table-cell table:style-name="ce57" table:formula="of:=[.BD11]" office:value-type="string" office:string-value=" ">
            <text:p><text:s/></text:p>
          </table:table-cell>
          <table:table-cell table:style-name="ce67" table:number-columns-repeated="2"/>
          <table:table-cell table:style-name="ce52" table:number-columns-repeated="2"/>
          <table:table-cell table:style-name="ce57" table:formula="of:=[.BM11]" office:value-type="string" office:string-value=" ">
            <text:p><text:s/></text:p>
          </table:table-cell>
          <table:table-cell table:style-name="ce57"/>
          <table:table-cell table:style-name="ce57" table:formula="of:=[.BK11]" office:value-type="string" office:string-value=" ">
            <text:p><text:s/></text:p>
          </table:table-cell>
          <table:table-cell table:style-name="ce64"/>
          <table:table-cell table:style-name="ce57"/>
          <table:table-cell table:style-name="ce52"/>
          <table:table-cell table:style-name="ce57" table:formula="of:=[.BS11]" office:value-type="string" office:string-value=" ">
            <text:p><text:s/></text:p>
          </table:table-cell>
          <table:table-cell table:style-name="ce57"/>
          <table:table-cell table:style-name="ce57" table:formula="of:=[.BQ11]" office:value-type="string" office:string-value=" ">
            <text:p><text:s/></text:p>
          </table:table-cell>
          <table:table-cell table:style-name="ce64"/>
          <table:table-cell/>
          <table:table-cell table:style-name="ce52"/>
          <table:table-cell table:style-name="ce57" table:formula="of:=[.BY11]" office:value-type="string" office:string-value=" ">
            <text:p><text:s/></text:p>
          </table:table-cell>
          <table:table-cell table:style-name="ce57"/>
          <table:table-cell table:style-name="ce57" table:formula="of:=[.BW11]" office:value-type="string" office:string-value=" ">
            <text:p><text:s/></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7" table:number-columns-repeated="2"/>
          <table:table-cell table:number-columns-repeated="113"/>
          <table:table-cell table:style-name="Default" table:number-columns-repeated="18"/>
          <table:table-cell table:number-columns-repeated="46"/>
        </table:table-row>
        <table:table-row table:style-name="ro11">
          <table:table-cell table:number-columns-repeated="3"/>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style-name="ce52"/>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table-cell table:style-name="ce53"/>
          <table:table-cell table:style-name="ce56" table:number-columns-repeated="3"/>
          <table:table-cell table:style-name="ce66"/>
          <table:table-cell table:style-name="ce67"/>
          <table:table-cell table:number-columns-repeated="113"/>
          <table:table-cell table:style-name="Default" table:number-columns-repeated="18"/>
          <table:table-cell table:number-columns-repeated="46"/>
        </table:table-row>
        <table:table-row table:style-name="ro11">
          <table:table-cell table:number-columns-repeated="3"/>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style-name="ce53"/>
          <table:table-cell table:style-name="ce56" table:number-columns-repeated="17"/>
          <table:table-cell table:style-name="ce66"/>
          <table:table-cell table:number-columns-repeated="113"/>
          <table:table-cell table:style-name="Default" table:number-columns-repeated="18"/>
          <table:table-cell table:number-columns-repeated="46"/>
        </table:table-row>
        <table:table-row table:style-name="ro11">
          <table:table-cell table:number-columns-repeated="23"/>
          <table:table-cell>
            <draw:control table:end-cell-address="2_3.AG18" table:end-x="0.014cm" table:end-y="0.794cm" draw:z-index="1" draw:name="Alle Knoten zurücksetzen" draw:style-name="gr1" draw:text-style-name="P1" svg:width="4.487cm" svg:height="0.812cm" svg:x="0.003cm" svg:y="0.479cm" draw:control="control7">
              <svg:title>Alle Knoten zurücksetzen</svg:title>
            </draw:control>
          </table:table-cell>
          <table:table-cell table:number-columns-repeated="232"/>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1" table:number-rows-repeated="65517">
          <table:table-cell table:number-columns-repeated="256"/>
        </table:table-row>
        <table:table-row table:style-name="ro11">
          <table:table-cell table:number-columns-repeated="256"/>
        </table:table-row>
      </table:table>
      <table:table table:name="2_1_S"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8"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1S?language=Basic&amp;location=document"/>
              </office:event-listeners>
            </form:button>
            <form:button form:name="PushButton1" form:control-implementation="ooo:com.sun.star.form.component.CommandButton" form:id="control9"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1">
          <table:table-cell table:style-name="ce47" table:formula="of:=ADDRESS(ROW([.M10]);COLUMN([.M10]))" office:value-type="string" office:string-value="$M$10">
            <text:p>$M$10</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number-columns-repeated="234"/>
        </table:table-row>
        <table:table-row table:style-name="ro1" table:number-rows-repeated="2">
          <table:table-cell table:number-columns-repeated="3"/>
          <table:table-cell table:style-name="ce50"/>
          <table:table-cell table:number-columns-repeated="252"/>
        </table:table-row>
        <table:table-row table:style-name="ro11">
          <table:table-cell table:number-columns-repeated="3"/>
          <table:table-cell table:style-name="ce51"/>
          <table:table-cell table:style-name="ce55" table:number-columns-repeated="17"/>
          <table:table-cell table:style-name="ce63"/>
          <table:table-cell>
            <draw:control table:end-cell-address="2_1_S.AK7" table:end-x="0.322cm" table:end-y="0.414cm" draw:z-index="0" draw:name="Alle Knoten zurücksetzen" draw:style-name="gr2" draw:text-style-name="P1" svg:width="7.02cm" svg:height="0.813cm" svg:x="0.264cm" svg:y="0.098cm" draw:control="control8">
              <svg:title>Alle Knoten zurücksetzen</svg:title>
            </draw:control>
          </table:table-cell>
          <table:table-cell table:number-columns-repeated="233"/>
        </table:table-row>
        <table:table-row table:style-name="ro11">
          <table:table-cell table:number-columns-repeated="3"/>
          <table:table-cell table:style-name="ce52"/>
          <table:table-cell table:number-columns-repeated="17"/>
          <table:table-cell table:style-name="ce67"/>
          <table:table-cell table:number-columns-repeated="234"/>
        </table:table-row>
        <table:table-row table:style-name="ro11">
          <table:table-cell table:number-columns-repeated="3"/>
          <table:table-cell table:style-name="ce52"/>
          <table:table-cell table:number-columns-repeated="5"/>
          <table:table-cell table:style-name="ce51"/>
          <table:table-cell table:style-name="ce55" table:number-columns-repeated="5"/>
          <table:table-cell table:style-name="ce63"/>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9"/>
          <table:table-cell table:style-name="ce61" table:number-columns-repeated="2"/>
          <table:table-cell table:style-name="ce61" office:value-type="string">
            <text:p>TOP</text:p>
          </table:table-cell>
          <table:table-cell table:style-name="ce61" table:number-columns-repeated="2"/>
          <table:table-cell table:style-name="ce64"/>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9"/>
          <table:table-cell table:style-name="ce57" table:formula="of:=[1Einstellungen_Deckblatt.I29]" office:value-type="string" office:string-value=" ">
            <text:p><text:s/></text:p>
          </table:table-cell>
          <table:table-cell table:style-name="ce57"/>
          <table:table-cell table:style-name="ce57" table:formula="of:=[1Einstellungen_Deckblatt.I30]" office:value-type="string" office:string-value=" ">
            <text:p><text:s/></text:p>
          </table:table-cell>
          <table:table-cell table:style-name="ce61"/>
          <table:table-cell/>
          <table:table-cell table:style-name="ce6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9"/>
          <table:table-cell table:style-name="ce57" table:formula="of:=[.M11]" office:value-type="string" office:string-value=" ">
            <text:p><text:s/></text:p>
          </table:table-cell>
          <table:table-cell table:style-name="ce57"/>
          <table:table-cell table:style-name="ce57" table:formula="of:=[.K11]" office:value-type="string" office:string-value=" ">
            <text:p><text:s/></text:p>
          </table:table-cell>
          <table:table-cell table:style-name="ce61"/>
          <table:table-cell table:style-name="ce57" table:formula="of:=[.K11]&amp;[.M11]" office:value-type="string" office:string-value="  ">
            <text:p><text:s text:c="2"/></text:p>
          </table:table-cell>
          <table:table-cell table:style-name="ce6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number-columns-repeated="5"/>
          <table:table-cell table:style-name="ce67"/>
          <table:table-cell table:number-columns-repeated="234"/>
        </table:table-row>
        <table:table-row table:style-name="ro11">
          <table:table-cell table:number-columns-repeated="3"/>
          <table:table-cell table:style-name="ce52"/>
          <table:table-cell table:number-columns-repeated="5"/>
          <table:table-cell table:style-name="ce53"/>
          <table:table-cell table:style-name="ce56" table:number-columns-repeated="5"/>
          <table:table-cell table:style-name="ce66"/>
          <table:table-cell table:number-columns-repeated="5"/>
          <table:table-cell table:style-name="ce67"/>
          <table:table-cell table:number-columns-repeated="234"/>
        </table:table-row>
        <table:table-row table:style-name="ro11">
          <table:table-cell table:number-columns-repeated="3"/>
          <table:table-cell table:style-name="ce53"/>
          <table:table-cell table:style-name="ce56" table:number-columns-repeated="17"/>
          <table:table-cell table:style-name="ce66"/>
          <table:table-cell table:number-columns-repeated="234"/>
        </table:table-row>
        <table:table-row table:style-name="ro11">
          <table:table-cell table:number-columns-repeated="256"/>
        </table:table-row>
        <table:table-row table:style-name="ro11">
          <table:table-cell table:number-columns-repeated="22"/>
          <table:table-cell>
            <draw:control table:end-cell-address="2_1_S.AF19" table:end-x="0.014cm" table:end-y="0.788cm" draw:z-index="1" draw:name="Alle Knoten zurücksetzen" draw:style-name="gr1" draw:text-style-name="P1" svg:width="4.489cm" svg:height="0.814cm" svg:x="0.001cm" svg:y="0.472cm" draw:control="control9">
              <svg:title>Alle Knoten zurücksetzen</svg:title>
            </draw:control>
          </table:table-cell>
          <table:table-cell table:number-columns-repeated="233"/>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1" table:number-rows-repeated="65516">
          <table:table-cell table:number-columns-repeated="256"/>
        </table:table-row>
        <table:table-row table:style-name="ro11">
          <table:table-cell table:number-columns-repeated="256"/>
        </table:table-row>
      </table:table>
      <table:table table:name="2_2_S"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0"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2S?language=Basic&amp;location=document"/>
              </office:event-listeners>
            </form:button>
            <form:button form:name="PushButton1" form:control-implementation="ooo:com.sun.star.form.component.CommandButton" form:id="control11"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1">
          <table:table-cell table:style-name="ce47" table:formula="of:=ADDRESS(ROW([.T8]);COLUMN([.T8]))" office:value-type="string" office:string-value="$T$8">
            <text:p>$T$8</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2_S.AL5" table:end-x="0.439cm" table:end-y="0.33cm" draw:z-index="0" draw:name="Alle Knoten zurücksetzen" draw:style-name="gr2" draw:text-style-name="P1" svg:width="7.02cm" svg:height="0.788cm" svg:x="0.382cm" svg:y="3.559cm" draw:control="control10">
              <svg:title>Alle Knoten zurücksetzen</svg:title>
            </draw:control>
          </table:table-cell>
          <table:table-cell table:number-columns-repeated="232"/>
        </table:table-row>
        <table:table-row table:style-name="ro1" table:number-rows-repeated="2">
          <table:table-cell table:number-columns-repeated="3"/>
          <table:table-cell table:style-name="ce50"/>
          <table:table-cell table:number-columns-repeated="252"/>
        </table:table-row>
        <table:table-row table:style-name="ro11">
          <table:table-cell table:number-columns-repeated="3"/>
          <table:table-cell table:style-name="ce51"/>
          <table:table-cell table:style-name="ce55" table:number-columns-repeated="33"/>
          <table:table-cell table:style-name="ce63"/>
          <table:table-cell table:number-columns-repeated="218"/>
        </table:table-row>
        <table:table-row table:style-name="ro11">
          <table:table-cell table:number-columns-repeated="3"/>
          <table:table-cell table:style-name="ce52"/>
          <table:table-cell table:number-columns-repeated="15"/>
          <table:table-cell table:style-name="ce57" office:value-type="string">
            <text:p>TOP</text:p>
          </table:table-cell>
          <table:table-cell table:number-columns-repeated="17"/>
          <table:table-cell table:style-name="ce67"/>
          <table:table-cell table:number-columns-repeated="218"/>
        </table:table-row>
        <table:table-row table:style-name="ro11">
          <table:table-cell table:number-columns-repeated="3"/>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number-columns-repeated="218"/>
        </table:table-row>
        <table:table-row table:style-name="ro11">
          <table:table-cell table:number-columns-repeated="3"/>
          <table:table-cell table:style-name="ce52"/>
          <table:table-cell table:style-name="ce51"/>
          <table:table-cell table:style-name="ce68" table:number-columns-repeated="2"/>
          <table:table-cell table:style-name="ce69" table:formula="of:=[1Einstellungen_Deckblatt.I29]"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f:=[.F11]"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f:=[.H11]"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number-columns-repeated="218"/>
        </table:table-row>
        <table:table-row table:style-name="ro11">
          <table:table-cell table:number-columns-repeated="3"/>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number-columns-repeated="218"/>
        </table:table-row>
        <table:table-row table:style-name="ro11">
          <table:table-cell table:number-columns-repeated="3"/>
          <table:table-cell table:style-name="ce52" table:number-columns-repeated="2"/>
          <table:table-cell table:style-name="ce57" table:formula="of:=[1Einstellungen_Deckblatt.I30]" office:value-type="string" office:string-value=" ">
            <text:p><text:s/></text:p>
          </table:table-cell>
          <table:table-cell table:style-name="ce57"/>
          <table:table-cell table:style-name="ce57" table:formula="of:=[1Einstellungen_Deckblatt.I31]"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f:=[.H9]" office:value-type="string" office:string-value=" ">
            <text:p><text:s/></text:p>
          </table:table-cell>
          <table:table-cell table:style-name="ce57"/>
          <table:table-cell table:style-name="ce57" table:formula="of:=[.H11]" office:value-type="string" office:string-value=" ">
            <text:p><text:s/></text:p>
          </table:table-cell>
          <table:table-cell table:style-name="ce57" table:number-columns-repeated="2"/>
          <table:table-cell table:style-name="ce64"/>
          <table:table-cell/>
          <table:table-cell table:style-name="ce52"/>
          <table:table-cell table:style-name="ce57" table:formula="of:=[.H9]" office:value-type="string" office:string-value=" ">
            <text:p><text:s/></text:p>
          </table:table-cell>
          <table:table-cell table:style-name="ce57"/>
          <table:table-cell table:style-name="ce57" table:formula="of:=[.F11]" office:value-type="string" office:string-value=" ">
            <text:p><text:s/></text:p>
          </table:table-cell>
          <table:table-cell table:style-name="ce57" table:number-columns-repeated="2"/>
          <table:table-cell table:style-name="ce64"/>
          <table:table-cell/>
          <table:table-cell table:style-name="ce52"/>
          <table:table-cell table:style-name="ce57" table:formula="of:=[.Z13]" office:value-type="string" office:string-value="  ">
            <text:p><text:s text:c="2"/></text:p>
          </table:table-cell>
          <table:table-cell table:style-name="ce57"/>
          <table:table-cell table:style-name="ce57" table:formula="of:=[.R13]" office:value-type="string" office:string-value="  ">
            <text:p><text:s text:c="2"/></text:p>
          </table:table-cell>
          <table:table-cell/>
          <table:table-cell table:style-name="ce57" table:formula="of:=[.J13]" office:value-type="string" office:string-value="  ">
            <text:p><text:s text:c="2"/></text:p>
          </table:table-cell>
          <table:table-cell table:number-columns-repeated="2"/>
          <table:table-cell table:style-name="ce67" table:number-columns-repeated="2"/>
          <table:table-cell table:number-columns-repeated="218"/>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number-columns-repeated="218"/>
        </table:table-row>
        <table:table-row table:style-name="ro11">
          <table:table-cell table:number-columns-repeated="3"/>
          <table:table-cell table:style-name="ce52" table:number-columns-repeated="2"/>
          <table:table-cell table:style-name="ce57" table:formula="of:=[.H11]" office:value-type="string" office:string-value=" ">
            <text:p><text:s/></text:p>
          </table:table-cell>
          <table:table-cell table:style-name="ce57"/>
          <table:table-cell table:style-name="ce57" table:formula="of:=[.F11]" office:value-type="string" office:string-value=" ">
            <text:p><text:s/></text:p>
          </table:table-cell>
          <table:table-cell table:style-name="ce57"/>
          <table:table-cell table:style-name="ce57" table:formula="of:=[.F11]&amp;[.H11]" office:value-type="string" office:string-value="  ">
            <text:p><text:s text:c="2"/></text:p>
          </table:table-cell>
          <table:table-cell table:style-name="ce64"/>
          <table:table-cell table:style-name="ce57"/>
          <table:table-cell table:style-name="ce52"/>
          <table:table-cell table:style-name="ce57" table:formula="of:=[.P11]" office:value-type="string" office:string-value=" ">
            <text:p><text:s/></text:p>
          </table:table-cell>
          <table:table-cell table:style-name="ce57"/>
          <table:table-cell table:style-name="ce57" table:formula="of:=[.N11]" office:value-type="string" office:string-value=" ">
            <text:p><text:s/></text:p>
          </table:table-cell>
          <table:table-cell table:style-name="ce57"/>
          <table:table-cell table:style-name="ce57" table:formula="of:=[.N11]&amp;[.P11]" office:value-type="string" office:string-value="  ">
            <text:p><text:s text:c="2"/></text:p>
          </table:table-cell>
          <table:table-cell table:style-name="ce64"/>
          <table:table-cell/>
          <table:table-cell table:style-name="ce52"/>
          <table:table-cell table:style-name="ce57" table:formula="of:=[.X11]" office:value-type="string" office:string-value=" ">
            <text:p><text:s/></text:p>
          </table:table-cell>
          <table:table-cell table:style-name="ce57"/>
          <table:table-cell table:style-name="ce57" table:formula="of:=[.V11]" office:value-type="string" office:string-value=" ">
            <text:p><text:s/></text:p>
          </table:table-cell>
          <table:table-cell table:style-name="ce57"/>
          <table:table-cell table:style-name="ce57" table:formula="of:=[.V11]&amp;[.X11]" office:value-type="string" office:string-value="  ">
            <text:p><text:s text:c="2"/></text:p>
          </table:table-cell>
          <table:table-cell table:style-name="ce64"/>
          <table:table-cell/>
          <table:table-cell table:style-name="ce52"/>
          <table:table-cell table:style-name="ce57" table:formula="of:=[.X9]" office:value-type="string" office:string-value=" ">
            <text:p><text:s/></text:p>
          </table:table-cell>
          <table:table-cell table:style-name="ce57"/>
          <table:table-cell table:style-name="ce57" table:formula="of:=[.P9]" office:value-type="string" office:string-value=" ">
            <text:p><text:s/></text:p>
          </table:table-cell>
          <table:table-cell/>
          <table:table-cell table:style-name="ce57" table:formula="of:=[.H9]" office:value-type="string" office:string-value=" ">
            <text:p><text:s/></text:p>
          </table:table-cell>
          <table:table-cell/>
          <table:table-cell table:style-name="ce57" table:formula="of:=[.H9]&amp;[.P9]&amp;[.X9]" office:value-type="string" office:string-value="   ">
            <text:p><text:s text:c="3"/></text:p>
          </table:table-cell>
          <table:table-cell table:style-name="ce67" table:number-columns-repeated="2"/>
          <table:table-cell table:number-columns-repeated="218"/>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number-columns-repeated="218"/>
        </table:table-row>
        <table:table-row table:style-name="ro11">
          <table:table-cell table:number-columns-repeated="3"/>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number-columns-repeated="218"/>
        </table:table-row>
        <table:table-row table:style-name="ro11">
          <table:table-cell table:number-columns-repeated="3"/>
          <table:table-cell table:style-name="ce53"/>
          <table:table-cell table:style-name="ce56" table:number-columns-repeated="33"/>
          <table:table-cell table:style-name="ce66"/>
          <table:table-cell table:number-columns-repeated="218"/>
        </table:table-row>
        <table:table-row table:style-name="ro11">
          <table:table-cell table:number-columns-repeated="256"/>
        </table:table-row>
        <table:table-row table:style-name="ro11">
          <table:table-cell table:number-columns-repeated="22"/>
          <table:table-cell>
            <draw:control table:end-cell-address="2_2_S.AF19" table:end-x="0.015cm" table:end-y="0.788cm" draw:z-index="1" draw:name="Alle Knoten zurücksetzen" draw:style-name="gr1" draw:text-style-name="P1" svg:width="4.489cm" svg:height="0.814cm" svg:x="0.002cm" svg:y="0.472cm" draw:control="control11">
              <svg:title>Alle Knoten zurücksetzen</svg:title>
            </draw:control>
          </table:table-cell>
          <table:table-cell table:number-columns-repeated="233"/>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style-name="ce74"/>
          <table:table-cell table:number-columns-repeated="233"/>
        </table:table-row>
        <table:table-row table:style-name="ro11" table:number-rows-repeated="65516">
          <table:table-cell table:number-columns-repeated="256"/>
        </table:table-row>
        <table:table-row table:style-name="ro11">
          <table:table-cell table:number-columns-repeated="256"/>
        </table:table-row>
      </table:table>
      <table:table table:name="2_3_S" table:style-name="ta1" table:protected="true" table:print="fals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2" form:label="Alle Knoten zurücksetz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Reset23S?language=Basic&amp;location=document"/>
              </office:event-listeners>
            </form:button>
            <form:button form:name="PushButton1" form:control-implementation="ooo:com.sun.star.form.component.CommandButton" form:id="control13" form:label="Tabellenblatt öffnen" office:target-frame="" xlink:href="" form:image-data="" form:focus-on-click="false"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neFunktionen.GotoTabelle1?language=Basic&amp;location=document"/>
              </office:event-listeners>
            </form:button>
          </form:form>
        </office:forms>
        <table:table-column table:style-name="co3" table:number-columns-repeated="3" table:default-cell-style-name="ce21"/>
        <table:table-column table:style-name="co4" table:default-cell-style-name="ce21"/>
        <table:table-column table:style-name="co3" table:number-columns-repeated="252" table:default-cell-style-name="ce21"/>
        <table:table-row table:style-name="ro11">
          <table:table-cell table:style-name="ce47" table:formula="of:=ADDRESS(ROW([.T8]);COLUMN([.T8]))" office:value-type="string" office:string-value="$T$8">
            <text:p>$T$8</text:p>
          </table:table-cell>
          <table:table-cell table:number-columns-repeated="255"/>
        </table:table-row>
        <table:table-row table:style-name="ro11">
          <table:table-cell table:number-columns-repeated="3"/>
          <table:table-cell table:style-name="ce48" office:value-type="string" table:number-columns-spanned="19" table:number-rows-spanned="1">
            <text:p>Anleitung</text:p>
          </table:table-cell>
          <table:covered-table-cell table:number-columns-repeated="18"/>
          <table:table-cell table:number-columns-repeated="234"/>
        </table:table-row>
        <table:table-row table:style-name="ro12">
          <table:table-cell table:number-columns-repeated="3"/>
          <table:table-cell table:style-name="ce49" office:value-type="string" table:number-columns-spanned="19" table:number-rows-spanned="1">
            <text:p>Anleitung: Füllen Sie die gelben Felder des stilisierten sequentiellen Ausfallbaums aus. Alle Felder sind mit einer „0“ vorbelegt, dies steht für einen normalen Knoten d.h. einen „Nicht-Ausfallknoten“. Um einen Knoten als Minimalen Ausfallknoten zu kennzeichnen überschreiben Sie das entsprechende Feld mit einem „I“ (großes „i“). Um einen Knoten als Folge-Ausfallknoten zu kennzeichnen, überschreiben Sie das entsprechende Feld mit einem „X“ (großes „x“).</text:p>
          </table:table-cell>
          <table:covered-table-cell table:number-columns-repeated="18"/>
          <table:table-cell/>
          <table:table-cell>
            <draw:control table:end-cell-address="2_3_S.AL5" table:end-x="0.438cm" table:end-y="0.308cm" draw:z-index="0" draw:name="Alle Knoten zurücksetzen" draw:style-name="gr2" draw:text-style-name="P1" svg:width="7.019cm" svg:height="0.766cm" svg:x="0.382cm" svg:y="3.559cm" draw:control="control12">
              <svg:title>Alle Knoten zurücksetzen</svg:title>
            </draw:control>
          </table:table-cell>
          <table:table-cell table:number-columns-repeated="232"/>
        </table:table-row>
        <table:table-row table:style-name="ro1">
          <table:table-cell table:number-columns-repeated="3"/>
          <table:table-cell table:style-name="ce50"/>
          <table:table-cell table:number-columns-repeated="68"/>
          <table:table-cell table:style-name="ce57" office:value-type="string">
            <text:p>TOP</text:p>
          </table:table-cell>
          <table:table-cell table:number-columns-repeated="183"/>
        </table:table-row>
        <table:table-row table:style-name="ro1">
          <table:table-cell table:number-columns-repeated="3"/>
          <table:table-cell table:style-name="ce50"/>
          <table:table-cell table:number-columns-repeated="68"/>
          <table:table-cell table:style-name="ce62" table:content-validation-name="val13" office:value-type="float" office:value="0">
            <text:p>0</text:p>
          </table:table-cell>
          <table:table-cell table:number-columns-repeated="183"/>
        </table:table-row>
        <table:table-row table:style-name="ro11">
          <table:table-cell table:number-columns-repeated="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style-name="ce51"/>
          <table:table-cell table:style-name="ce55" table:number-columns-repeated="33"/>
          <table:table-cell table:style-name="ce63"/>
          <table:table-cell table:number-columns-repeated="113"/>
        </table:table-row>
        <table:table-row table:style-name="ro11">
          <table:table-cell table:number-columns-repeated="3"/>
          <table:table-cell table:style-name="ce52"/>
          <table:table-cell table:number-columns-repeated="15"/>
          <table:table-cell table:style-name="ce57" table:formula="of:=[1Einstellungen_Deckblatt.I29]" office:value-type="string" office:string-value=" ">
            <text:p><text:s/></text:p>
          </table:table-cell>
          <table:table-cell table:number-columns-repeated="17"/>
          <table:table-cell table:style-name="ce67"/>
          <table:table-cell table:style-name="ce52"/>
          <table:table-cell table:number-columns-repeated="15"/>
          <table:table-cell table:style-name="ce57" table:formula="of:=[1Einstellungen_Deckblatt.I30]" office:value-type="string" office:string-value=" ">
            <text:p><text:s/></text:p>
          </table:table-cell>
          <table:table-cell table:number-columns-repeated="17"/>
          <table:table-cell table:style-name="ce67"/>
          <table:table-cell table:style-name="ce52"/>
          <table:table-cell table:number-columns-repeated="15"/>
          <table:table-cell table:style-name="ce57" table:formula="of:=[1Einstellungen_Deckblatt.I31]" office:value-type="string" office:string-value=" ">
            <text:p><text:s/></text:p>
          </table:table-cell>
          <table:table-cell table:number-columns-repeated="17"/>
          <table:table-cell table:style-name="ce67"/>
          <table:table-cell table:style-name="ce52"/>
          <table:table-cell table:number-columns-repeated="15"/>
          <table:table-cell table:style-name="ce57" table:formula="of:=[1Einstellungen_Deckblatt.I32]" office:value-type="string" office:string-value=" ">
            <text:p><text:s/></text:p>
          </table:table-cell>
          <table:table-cell table:number-columns-repeated="17"/>
          <table:table-cell table:style-name="ce67"/>
          <table:table-cell table:number-columns-repeated="113"/>
        </table:table-row>
        <table:table-row table:style-name="ro11">
          <table:table-cell table:number-columns-repeated="3"/>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style-name="ce52"/>
          <table:table-cell/>
          <table:table-cell table:style-name="ce58" table:number-columns-repeated="14"/>
          <table:table-cell table:style-name="ce62" table:content-validation-name="val13" office:value-type="float" office:value="0">
            <text:p>0</text:p>
          </table:table-cell>
          <table:table-cell table:number-columns-repeated="17"/>
          <table:table-cell table:style-name="ce67"/>
          <table:table-cell table:number-columns-repeated="113"/>
        </table:table-row>
        <table:table-row table:style-name="ro11">
          <table:table-cell table:number-columns-repeated="3"/>
          <table:table-cell table:style-name="ce52"/>
          <table:table-cell table:style-name="ce51"/>
          <table:table-cell table:style-name="ce68" table:number-columns-repeated="2"/>
          <table:table-cell table:style-name="ce69" table:formula="of:=[.BC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f:=[.CL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f:=[.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f:=[.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f:=[.CL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f:=[.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f:=[.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f:=[.BC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f:=[.DU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style-name="ce52"/>
          <table:table-cell table:style-name="ce51"/>
          <table:table-cell table:style-name="ce68" table:number-columns-repeated="2"/>
          <table:table-cell table:style-name="ce69" table:formula="of:=[.T7]" office:value-type="string" office:string-value=" ">
            <text:p><text:s/></text:p>
          </table:table-cell>
          <table:table-cell table:style-name="ce69" table:number-columns-repeated="2"/>
          <table:table-cell table:style-name="ce70"/>
          <table:table-cell table:style-name="ce57"/>
          <table:table-cell table:style-name="ce51"/>
          <table:table-cell table:style-name="ce68" table:number-columns-repeated="2"/>
          <table:table-cell table:style-name="ce69" table:formula="of:=[.BC7]" office:value-type="string" office:string-value=" ">
            <text:p><text:s/></text:p>
          </table:table-cell>
          <table:table-cell table:style-name="ce69" table:number-columns-repeated="2"/>
          <table:table-cell table:style-name="ce70"/>
          <table:table-cell/>
          <table:table-cell table:style-name="ce51"/>
          <table:table-cell table:style-name="ce68" table:number-columns-repeated="2"/>
          <table:table-cell table:style-name="ce69" table:formula="of:=[.CL7]" office:value-type="string" office:string-value=" ">
            <text:p><text:s/></text:p>
          </table:table-cell>
          <table:table-cell table:style-name="ce69" table:number-columns-repeated="2"/>
          <table:table-cell table:style-name="ce70"/>
          <table:table-cell/>
          <table:table-cell table:style-name="ce51"/>
          <table:table-cell table:style-name="ce55" table:number-columns-repeated="7"/>
          <table:table-cell table:style-name="ce63"/>
          <table:table-cell table:style-name="ce67"/>
          <table:table-cell table:number-columns-repeated="113"/>
        </table:table-row>
        <table:table-row table:style-name="ro11">
          <table:table-cell table:number-columns-repeated="3"/>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7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style-name="ce52" table:number-columns-repeated="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style-name="ce58"/>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style-name="ce58" table:number-columns-repeated="2"/>
          <table:table-cell table:style-name="ce62" table:content-validation-name="val13" office:value-type="float" office:value="0">
            <text:p>0</text:p>
          </table:table-cell>
          <table:table-cell table:style-name="ce58" table:number-columns-repeated="2"/>
          <table:table-cell table:style-name="ce65"/>
          <table:table-cell/>
          <table:table-cell table:style-name="ce52"/>
          <table:table-cell table:number-columns-repeated="7"/>
          <table:table-cell table:style-name="ce67" table:number-columns-repeated="2"/>
          <table:table-cell table:number-columns-repeated="113"/>
        </table:table-row>
        <table:table-row table:style-name="ro11">
          <table:table-cell table:number-columns-repeated="3"/>
          <table:table-cell table:style-name="ce52" table:number-columns-repeated="2"/>
          <table:table-cell table:style-name="ce57" table:formula="of:=[.P9]" office:value-type="string" office:string-value=" ">
            <text:p><text:s/></text:p>
          </table:table-cell>
          <table:table-cell table:style-name="ce57"/>
          <table:table-cell table:style-name="ce57" table:formula="of:=[.X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f:=[.H9]" office:value-type="string" office:string-value=" ">
            <text:p><text:s/></text:p>
          </table:table-cell>
          <table:table-cell table:style-name="ce57"/>
          <table:table-cell table:style-name="ce57" table:formula="of:=[.H11]" office:value-type="string" office:string-value=" ">
            <text:p><text:s/></text:p>
          </table:table-cell>
          <table:table-cell table:style-name="ce57" table:number-columns-repeated="2"/>
          <table:table-cell table:style-name="ce64"/>
          <table:table-cell/>
          <table:table-cell table:style-name="ce52"/>
          <table:table-cell table:style-name="ce57" table:formula="of:=[.H9]" office:value-type="string" office:string-value=" ">
            <text:p><text:s/></text:p>
          </table:table-cell>
          <table:table-cell table:style-name="ce57"/>
          <table:table-cell table:style-name="ce57" table:formula="of:=[.F11]" office:value-type="string" office:string-value=" ">
            <text:p><text:s/></text:p>
          </table:table-cell>
          <table:table-cell table:style-name="ce57" table:number-columns-repeated="2"/>
          <table:table-cell table:style-name="ce64"/>
          <table:table-cell/>
          <table:table-cell table:style-name="ce52"/>
          <table:table-cell table:style-name="ce57" table:formula="of:=[.Z13]" office:value-type="string" office:string-value="  ">
            <text:p><text:s text:c="2"/></text:p>
          </table:table-cell>
          <table:table-cell table:style-name="ce57"/>
          <table:table-cell table:style-name="ce57" table:formula="of:=[.R13]" office:value-type="string" office:string-value="  ">
            <text:p><text:s text:c="2"/></text:p>
          </table:table-cell>
          <table:table-cell/>
          <table:table-cell table:style-name="ce57" table:formula="of:=[.J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f:=[.AY9]" office:value-type="string" office:string-value=" ">
            <text:p><text:s/></text:p>
          </table:table-cell>
          <table:table-cell table:style-name="ce57"/>
          <table:table-cell table:style-name="ce57" table:formula="of:=[.BG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f:=[.AQ9]" office:value-type="string" office:string-value=" ">
            <text:p><text:s/></text:p>
          </table:table-cell>
          <table:table-cell table:style-name="ce57"/>
          <table:table-cell table:style-name="ce57" table:formula="of:=[.AQ11]" office:value-type="string" office:string-value=" ">
            <text:p><text:s/></text:p>
          </table:table-cell>
          <table:table-cell table:style-name="ce57" table:number-columns-repeated="2"/>
          <table:table-cell table:style-name="ce64"/>
          <table:table-cell/>
          <table:table-cell table:style-name="ce52"/>
          <table:table-cell table:style-name="ce57" table:formula="of:=[.AQ9]" office:value-type="string" office:string-value=" ">
            <text:p><text:s/></text:p>
          </table:table-cell>
          <table:table-cell table:style-name="ce57"/>
          <table:table-cell table:style-name="ce57" table:formula="of:=[.AO11]" office:value-type="string" office:string-value=" ">
            <text:p><text:s/></text:p>
          </table:table-cell>
          <table:table-cell table:style-name="ce57" table:number-columns-repeated="2"/>
          <table:table-cell table:style-name="ce64"/>
          <table:table-cell/>
          <table:table-cell table:style-name="ce52"/>
          <table:table-cell table:style-name="ce57" table:formula="of:=[.BI13]" office:value-type="string" office:string-value="  ">
            <text:p><text:s text:c="2"/></text:p>
          </table:table-cell>
          <table:table-cell table:style-name="ce57"/>
          <table:table-cell table:style-name="ce57" table:formula="of:=[.BA13]" office:value-type="string" office:string-value="  ">
            <text:p><text:s text:c="2"/></text:p>
          </table:table-cell>
          <table:table-cell/>
          <table:table-cell table:style-name="ce57" table:formula="of:=[.AS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f:=[.CH9]" office:value-type="string" office:string-value=" ">
            <text:p><text:s/></text:p>
          </table:table-cell>
          <table:table-cell table:style-name="ce57"/>
          <table:table-cell table:style-name="ce57" table:formula="of:=[.CP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f:=[.BZ9]" office:value-type="string" office:string-value=" ">
            <text:p><text:s/></text:p>
          </table:table-cell>
          <table:table-cell table:style-name="ce57"/>
          <table:table-cell table:style-name="ce57" table:formula="of:=[.BZ11]" office:value-type="string" office:string-value=" ">
            <text:p><text:s/></text:p>
          </table:table-cell>
          <table:table-cell table:style-name="ce57" table:number-columns-repeated="2"/>
          <table:table-cell table:style-name="ce64"/>
          <table:table-cell/>
          <table:table-cell table:style-name="ce52"/>
          <table:table-cell table:style-name="ce57" table:formula="of:=[.BZ9]" office:value-type="string" office:string-value=" ">
            <text:p><text:s/></text:p>
          </table:table-cell>
          <table:table-cell table:style-name="ce57"/>
          <table:table-cell table:style-name="ce57" table:formula="of:=[.BX11]" office:value-type="string" office:string-value=" ">
            <text:p><text:s/></text:p>
          </table:table-cell>
          <table:table-cell table:style-name="ce57" table:number-columns-repeated="2"/>
          <table:table-cell table:style-name="ce64"/>
          <table:table-cell/>
          <table:table-cell table:style-name="ce52"/>
          <table:table-cell table:style-name="ce57" table:formula="of:=[.CR13]" office:value-type="string" office:string-value="  ">
            <text:p><text:s text:c="2"/></text:p>
          </table:table-cell>
          <table:table-cell table:style-name="ce57"/>
          <table:table-cell table:style-name="ce57" table:formula="of:=[.CJ13]" office:value-type="string" office:string-value="  ">
            <text:p><text:s text:c="2"/></text:p>
          </table:table-cell>
          <table:table-cell/>
          <table:table-cell table:style-name="ce57" table:formula="of:=[.CB13]" office:value-type="string" office:string-value="  ">
            <text:p><text:s text:c="2"/></text:p>
          </table:table-cell>
          <table:table-cell table:number-columns-repeated="2"/>
          <table:table-cell table:style-name="ce67" table:number-columns-repeated="2"/>
          <table:table-cell table:style-name="ce52" table:number-columns-repeated="2"/>
          <table:table-cell table:style-name="ce57" table:formula="of:=[.DQ9]" office:value-type="string" office:string-value=" ">
            <text:p><text:s/></text:p>
          </table:table-cell>
          <table:table-cell table:style-name="ce57"/>
          <table:table-cell table:style-name="ce57" table:formula="of:=[.DY9]" office:value-type="string" office:string-value=" ">
            <text:p><text:s/></text:p>
          </table:table-cell>
          <table:table-cell table:style-name="ce57" table:number-columns-repeated="2"/>
          <table:table-cell table:style-name="ce64"/>
          <table:table-cell table:style-name="ce57"/>
          <table:table-cell table:style-name="ce52"/>
          <table:table-cell table:style-name="ce57" table:formula="of:=[.DI9]" office:value-type="string" office:string-value=" ">
            <text:p><text:s/></text:p>
          </table:table-cell>
          <table:table-cell table:style-name="ce57"/>
          <table:table-cell table:style-name="ce57" table:formula="of:=[.DI11]" office:value-type="string" office:string-value=" ">
            <text:p><text:s/></text:p>
          </table:table-cell>
          <table:table-cell table:style-name="ce57" table:number-columns-repeated="2"/>
          <table:table-cell table:style-name="ce64"/>
          <table:table-cell/>
          <table:table-cell table:style-name="ce52"/>
          <table:table-cell table:style-name="ce57" table:formula="of:=[.DI9]" office:value-type="string" office:string-value=" ">
            <text:p><text:s/></text:p>
          </table:table-cell>
          <table:table-cell table:style-name="ce57"/>
          <table:table-cell table:style-name="ce57" table:formula="of:=[.DG11]" office:value-type="string" office:string-value=" ">
            <text:p><text:s/></text:p>
          </table:table-cell>
          <table:table-cell table:style-name="ce57" table:number-columns-repeated="2"/>
          <table:table-cell table:style-name="ce64"/>
          <table:table-cell/>
          <table:table-cell table:style-name="ce52"/>
          <table:table-cell table:style-name="ce57" table:formula="of:=[.EA13]" office:value-type="string" office:string-value="  ">
            <text:p><text:s text:c="2"/></text:p>
          </table:table-cell>
          <table:table-cell table:style-name="ce57"/>
          <table:table-cell table:style-name="ce57" table:formula="of:=[.DS13]" office:value-type="string" office:string-value="  ">
            <text:p><text:s text:c="2"/></text:p>
          </table:table-cell>
          <table:table-cell/>
          <table:table-cell table:style-name="ce57" table:formula="of:=[.DK13]" office:value-type="string" office:string-value="  ">
            <text:p><text:s text:c="2"/></text:p>
          </table:table-cell>
          <table:table-cell table:number-columns-repeated="2"/>
          <table:table-cell table:style-name="ce67" table:number-columns-repeated="2"/>
          <table:table-cell table:number-columns-repeated="113"/>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57"/>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number-columns-repeated="2"/>
          <table:table-cell table:style-name="ce67" table:number-columns-repeated="2"/>
          <table:table-cell table:number-columns-repeated="113"/>
        </table:table-row>
        <table:table-row table:style-name="ro11">
          <table:table-cell table:number-columns-repeated="3"/>
          <table:table-cell table:style-name="ce52" table:number-columns-repeated="2"/>
          <table:table-cell table:style-name="ce57" table:formula="of:=[.H11]" office:value-type="string" office:string-value=" ">
            <text:p><text:s/></text:p>
          </table:table-cell>
          <table:table-cell table:style-name="ce57"/>
          <table:table-cell table:style-name="ce57" table:formula="of:=[.F11]" office:value-type="string" office:string-value=" ">
            <text:p><text:s/></text:p>
          </table:table-cell>
          <table:table-cell table:style-name="ce57"/>
          <table:table-cell table:style-name="ce57" table:formula="of:=[.F11]&amp;[.H11]" office:value-type="string" office:string-value="  ">
            <text:p><text:s text:c="2"/></text:p>
          </table:table-cell>
          <table:table-cell table:style-name="ce64"/>
          <table:table-cell table:style-name="ce57"/>
          <table:table-cell table:style-name="ce52"/>
          <table:table-cell table:style-name="ce57" table:formula="of:=[.P11]" office:value-type="string" office:string-value=" ">
            <text:p><text:s/></text:p>
          </table:table-cell>
          <table:table-cell table:style-name="ce57"/>
          <table:table-cell table:style-name="ce57" table:formula="of:=[.N11]" office:value-type="string" office:string-value=" ">
            <text:p><text:s/></text:p>
          </table:table-cell>
          <table:table-cell table:style-name="ce57"/>
          <table:table-cell table:style-name="ce57" table:formula="of:=[.N11]&amp;[.P11]" office:value-type="string" office:string-value="  ">
            <text:p><text:s text:c="2"/></text:p>
          </table:table-cell>
          <table:table-cell table:style-name="ce64"/>
          <table:table-cell/>
          <table:table-cell table:style-name="ce52"/>
          <table:table-cell table:style-name="ce57" table:formula="of:=[.X11]" office:value-type="string" office:string-value=" ">
            <text:p><text:s/></text:p>
          </table:table-cell>
          <table:table-cell table:style-name="ce57"/>
          <table:table-cell table:style-name="ce57" table:formula="of:=[.V11]" office:value-type="string" office:string-value=" ">
            <text:p><text:s/></text:p>
          </table:table-cell>
          <table:table-cell table:style-name="ce57"/>
          <table:table-cell table:style-name="ce57" table:formula="of:=[.V11]&amp;[.X11]" office:value-type="string" office:string-value="  ">
            <text:p><text:s text:c="2"/></text:p>
          </table:table-cell>
          <table:table-cell table:style-name="ce64"/>
          <table:table-cell/>
          <table:table-cell table:style-name="ce52"/>
          <table:table-cell table:style-name="ce57" table:formula="of:=[.X9]" office:value-type="string" office:string-value=" ">
            <text:p><text:s/></text:p>
          </table:table-cell>
          <table:table-cell table:style-name="ce57"/>
          <table:table-cell table:style-name="ce57" table:formula="of:=[.P9]" office:value-type="string" office:string-value=" ">
            <text:p><text:s/></text:p>
          </table:table-cell>
          <table:table-cell/>
          <table:table-cell table:style-name="ce57" table:formula="of:=[.H9]" office:value-type="string" office:string-value=" ">
            <text:p><text:s/></text:p>
          </table:table-cell>
          <table:table-cell/>
          <table:table-cell table:style-name="ce57" table:formula="of:=[.H9]&amp;[.P9]&amp;[.X9]" office:value-type="string" office:string-value="   ">
            <text:p><text:s text:c="3"/></text:p>
          </table:table-cell>
          <table:table-cell table:style-name="ce67" table:number-columns-repeated="2"/>
          <table:table-cell table:style-name="ce52" table:number-columns-repeated="2"/>
          <table:table-cell table:style-name="ce57" table:formula="of:=[.AQ11]" office:value-type="string" office:string-value=" ">
            <text:p><text:s/></text:p>
          </table:table-cell>
          <table:table-cell table:style-name="ce57"/>
          <table:table-cell table:style-name="ce57" table:formula="of:=[.AO11]" office:value-type="string" office:string-value=" ">
            <text:p><text:s/></text:p>
          </table:table-cell>
          <table:table-cell table:style-name="ce57"/>
          <table:table-cell table:style-name="ce57" table:formula="of:=[.AO11]&amp;[.AQ11]" office:value-type="string" office:string-value="  ">
            <text:p><text:s text:c="2"/></text:p>
          </table:table-cell>
          <table:table-cell table:style-name="ce64"/>
          <table:table-cell table:style-name="ce57"/>
          <table:table-cell table:style-name="ce52"/>
          <table:table-cell table:style-name="ce57" table:formula="of:=[.AY11]" office:value-type="string" office:string-value=" ">
            <text:p><text:s/></text:p>
          </table:table-cell>
          <table:table-cell table:style-name="ce57"/>
          <table:table-cell table:style-name="ce57" table:formula="of:=[.AW11]" office:value-type="string" office:string-value=" ">
            <text:p><text:s/></text:p>
          </table:table-cell>
          <table:table-cell table:style-name="ce57"/>
          <table:table-cell table:style-name="ce57" table:formula="of:=[.AW11]&amp;[.AY11]" office:value-type="string" office:string-value="  ">
            <text:p><text:s text:c="2"/></text:p>
          </table:table-cell>
          <table:table-cell table:style-name="ce64"/>
          <table:table-cell/>
          <table:table-cell table:style-name="ce52"/>
          <table:table-cell table:style-name="ce57" table:formula="of:=[.BG11]" office:value-type="string" office:string-value=" ">
            <text:p><text:s/></text:p>
          </table:table-cell>
          <table:table-cell table:style-name="ce57"/>
          <table:table-cell table:style-name="ce57" table:formula="of:=[.BE11]" office:value-type="string" office:string-value=" ">
            <text:p><text:s/></text:p>
          </table:table-cell>
          <table:table-cell table:style-name="ce57"/>
          <table:table-cell table:style-name="ce57" table:formula="of:=[.BE11]&amp;[.BG11]" office:value-type="string" office:string-value="  ">
            <text:p><text:s text:c="2"/></text:p>
          </table:table-cell>
          <table:table-cell table:style-name="ce64"/>
          <table:table-cell/>
          <table:table-cell table:style-name="ce52"/>
          <table:table-cell table:style-name="ce57" table:formula="of:=[.BG9]" office:value-type="string" office:string-value=" ">
            <text:p><text:s/></text:p>
          </table:table-cell>
          <table:table-cell table:style-name="ce57"/>
          <table:table-cell table:style-name="ce57" table:formula="of:=[.AY9]" office:value-type="string" office:string-value=" ">
            <text:p><text:s/></text:p>
          </table:table-cell>
          <table:table-cell/>
          <table:table-cell table:style-name="ce57" table:formula="of:=[.AQ9]" office:value-type="string" office:string-value=" ">
            <text:p><text:s/></text:p>
          </table:table-cell>
          <table:table-cell/>
          <table:table-cell table:style-name="ce57" table:formula="of:=[.AQ9]&amp;[.AY9]&amp;[.BG9]" office:value-type="string" office:string-value="   ">
            <text:p><text:s text:c="3"/></text:p>
          </table:table-cell>
          <table:table-cell table:style-name="ce67" table:number-columns-repeated="2"/>
          <table:table-cell table:style-name="ce52" table:number-columns-repeated="2"/>
          <table:table-cell table:style-name="ce57" table:formula="of:=[.BZ11]" office:value-type="string" office:string-value=" ">
            <text:p><text:s/></text:p>
          </table:table-cell>
          <table:table-cell table:style-name="ce57"/>
          <table:table-cell table:style-name="ce57" table:formula="of:=[.BX11]" office:value-type="string" office:string-value=" ">
            <text:p><text:s/></text:p>
          </table:table-cell>
          <table:table-cell table:style-name="ce57"/>
          <table:table-cell table:style-name="ce57" table:formula="of:=[.BX11]&amp;[.BZ11]" office:value-type="string" office:string-value="  ">
            <text:p><text:s text:c="2"/></text:p>
          </table:table-cell>
          <table:table-cell table:style-name="ce64"/>
          <table:table-cell table:style-name="ce57"/>
          <table:table-cell table:style-name="ce52"/>
          <table:table-cell table:style-name="ce57" table:formula="of:=[.CH11]" office:value-type="string" office:string-value=" ">
            <text:p><text:s/></text:p>
          </table:table-cell>
          <table:table-cell table:style-name="ce57"/>
          <table:table-cell table:style-name="ce57" table:formula="of:=[.CF11]" office:value-type="string" office:string-value=" ">
            <text:p><text:s/></text:p>
          </table:table-cell>
          <table:table-cell table:style-name="ce57"/>
          <table:table-cell table:style-name="ce57" table:formula="of:=[.CF11]&amp;[.CH11]" office:value-type="string" office:string-value="  ">
            <text:p><text:s text:c="2"/></text:p>
          </table:table-cell>
          <table:table-cell table:style-name="ce64"/>
          <table:table-cell/>
          <table:table-cell table:style-name="ce52"/>
          <table:table-cell table:style-name="ce57" table:formula="of:=[.CP11]" office:value-type="string" office:string-value=" ">
            <text:p><text:s/></text:p>
          </table:table-cell>
          <table:table-cell table:style-name="ce57"/>
          <table:table-cell table:style-name="ce57" table:formula="of:=[.CN11]" office:value-type="string" office:string-value=" ">
            <text:p><text:s/></text:p>
          </table:table-cell>
          <table:table-cell table:style-name="ce57"/>
          <table:table-cell table:style-name="ce57" table:formula="of:=[.CN11]&amp;[.CP11]" office:value-type="string" office:string-value="  ">
            <text:p><text:s text:c="2"/></text:p>
          </table:table-cell>
          <table:table-cell table:style-name="ce64"/>
          <table:table-cell/>
          <table:table-cell table:style-name="ce52"/>
          <table:table-cell table:style-name="ce57" table:formula="of:=[.CP9]" office:value-type="string" office:string-value=" ">
            <text:p><text:s/></text:p>
          </table:table-cell>
          <table:table-cell table:style-name="ce57"/>
          <table:table-cell table:style-name="ce57" table:formula="of:=[.CH9]" office:value-type="string" office:string-value=" ">
            <text:p><text:s/></text:p>
          </table:table-cell>
          <table:table-cell/>
          <table:table-cell table:style-name="ce57" table:formula="of:=[.BZ9]" office:value-type="string" office:string-value=" ">
            <text:p><text:s/></text:p>
          </table:table-cell>
          <table:table-cell/>
          <table:table-cell table:style-name="ce57" table:formula="of:=[.BZ9]&amp;[.CH9]&amp;[.CP9]" office:value-type="string" office:string-value="   ">
            <text:p><text:s text:c="3"/></text:p>
          </table:table-cell>
          <table:table-cell table:style-name="ce67" table:number-columns-repeated="2"/>
          <table:table-cell table:style-name="ce52" table:number-columns-repeated="2"/>
          <table:table-cell table:style-name="ce57" table:formula="of:=[.DI11]" office:value-type="string" office:string-value=" ">
            <text:p><text:s/></text:p>
          </table:table-cell>
          <table:table-cell table:style-name="ce57"/>
          <table:table-cell table:style-name="ce57" table:formula="of:=[.DG11]" office:value-type="string" office:string-value=" ">
            <text:p><text:s/></text:p>
          </table:table-cell>
          <table:table-cell table:style-name="ce57"/>
          <table:table-cell table:style-name="ce57" table:formula="of:=[.DG11]&amp;[.DI11]" office:value-type="string" office:string-value="  ">
            <text:p><text:s text:c="2"/></text:p>
          </table:table-cell>
          <table:table-cell table:style-name="ce64"/>
          <table:table-cell table:style-name="ce57"/>
          <table:table-cell table:style-name="ce52"/>
          <table:table-cell table:style-name="ce57" table:formula="of:=[.DQ11]" office:value-type="string" office:string-value=" ">
            <text:p><text:s/></text:p>
          </table:table-cell>
          <table:table-cell table:style-name="ce57"/>
          <table:table-cell table:style-name="ce57" table:formula="of:=[.DO11]" office:value-type="string" office:string-value=" ">
            <text:p><text:s/></text:p>
          </table:table-cell>
          <table:table-cell table:style-name="ce57"/>
          <table:table-cell table:style-name="ce57" table:formula="of:=[.DO11]&amp;[.DQ11]" office:value-type="string" office:string-value="  ">
            <text:p><text:s text:c="2"/></text:p>
          </table:table-cell>
          <table:table-cell table:style-name="ce64"/>
          <table:table-cell/>
          <table:table-cell table:style-name="ce52"/>
          <table:table-cell table:style-name="ce57" table:formula="of:=[.DY11]" office:value-type="string" office:string-value=" ">
            <text:p><text:s/></text:p>
          </table:table-cell>
          <table:table-cell table:style-name="ce57"/>
          <table:table-cell table:style-name="ce57" table:formula="of:=[.DW11]" office:value-type="string" office:string-value=" ">
            <text:p><text:s/></text:p>
          </table:table-cell>
          <table:table-cell table:style-name="ce57"/>
          <table:table-cell table:style-name="ce57" table:formula="of:=[.DW11]&amp;[.DY11]" office:value-type="string" office:string-value="  ">
            <text:p><text:s text:c="2"/></text:p>
          </table:table-cell>
          <table:table-cell table:style-name="ce64"/>
          <table:table-cell/>
          <table:table-cell table:style-name="ce52"/>
          <table:table-cell table:style-name="ce57" table:formula="of:=[.DY9]" office:value-type="string" office:string-value=" ">
            <text:p><text:s/></text:p>
          </table:table-cell>
          <table:table-cell table:style-name="ce57"/>
          <table:table-cell table:style-name="ce57" table:formula="of:=[.DQ9]" office:value-type="string" office:string-value=" ">
            <text:p><text:s/></text:p>
          </table:table-cell>
          <table:table-cell/>
          <table:table-cell table:style-name="ce57" table:formula="of:=[.DI9]" office:value-type="string" office:string-value=" ">
            <text:p><text:s/></text:p>
          </table:table-cell>
          <table:table-cell/>
          <table:table-cell table:style-name="ce57" table:formula="of:=[.DI9]&amp;[.DQ9]&amp;[.DY9]" office:value-type="string" office:string-value="   ">
            <text:p><text:s text:c="3"/></text:p>
          </table:table-cell>
          <table:table-cell table:style-name="ce67" table:number-columns-repeated="2"/>
          <table:table-cell table:number-columns-repeated="113"/>
        </table:table-row>
        <table:table-row table:style-name="ro11">
          <table:table-cell table:number-columns-repeated="3"/>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58"/>
          <table:table-cell table:style-name="ce7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style-name="ce52" table:number-columns-repeated="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style-name="ce58"/>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65"/>
          <table:table-cell/>
          <table:table-cell table:style-name="ce52"/>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table-cell table:style-name="ce62" table:content-validation-name="val13" office:value-type="float" office:value="0">
            <text:p>0</text:p>
          </table:table-cell>
          <table:table-cell table:style-name="ce67" table:number-columns-repeated="2"/>
          <table:table-cell table:number-columns-repeated="113"/>
        </table:table-row>
        <table:table-row table:style-name="ro11">
          <table:table-cell table:number-columns-repeated="3"/>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7"/>
          <table:table-cell table:style-name="ce66"/>
          <table:table-cell table:style-name="ce67"/>
          <table:table-cell table:number-columns-repeated="113"/>
        </table:table-row>
        <table:table-row table:style-name="ro11">
          <table:table-cell table:number-columns-repeated="3"/>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style-name="ce53"/>
          <table:table-cell table:style-name="ce56" table:number-columns-repeated="33"/>
          <table:table-cell table:style-name="ce66"/>
          <table:table-cell table:number-columns-repeated="113"/>
        </table:table-row>
        <table:table-row table:style-name="ro11">
          <table:table-cell table:number-columns-repeated="256"/>
        </table:table-row>
        <table:table-row table:style-name="ro11">
          <table:table-cell table:number-columns-repeated="37"/>
          <table:table-cell table:style-name="ce51"/>
          <table:table-cell table:style-name="ce55" table:number-columns-repeated="70"/>
          <table:table-cell table:style-name="ce63"/>
          <table:table-cell table:number-columns-repeated="147"/>
        </table:table-row>
        <table:table-row table:style-name="ro11">
          <table:table-cell table:number-columns-repeated="37"/>
          <table:table-cell table:style-name="ce52"/>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table-cell table:style-name="ce51"/>
          <table:table-cell table:style-name="ce55" table:number-columns-repeated="5"/>
          <table:table-cell table:style-name="ce63"/>
          <table:table-cell table:number-columns-repeated="4"/>
          <table:table-cell table:style-name="ce51"/>
          <table:table-cell table:style-name="ce55" table:number-columns-repeated="10"/>
          <table:table-cell table:style-name="ce63"/>
          <table:table-cell table:number-columns-repeated="4"/>
          <table:table-cell table:style-name="ce51"/>
          <table:table-cell table:style-name="ce55"/>
          <table:table-cell table:style-name="ce63"/>
          <table:table-cell table:style-name="ce67"/>
          <table:table-cell table:number-columns-repeated="147"/>
        </table:table-row>
        <table:table-row table:style-name="ro11">
          <table:table-cell table:number-columns-repeated="37"/>
          <table:table-cell table:style-name="ce52"/>
          <table:table-cell table:style-name="ce59"/>
          <table:table-cell table:style-name="ce61" table:number-columns-repeated="2"/>
          <table:table-cell table:style-name="ce61" table:formula="of:=[.T7]&amp;[.BC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f:=[.T7]&amp;[.CL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f:=[.T7]&amp;[.DU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f:=[.BC7]&amp;[.CL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f:=[.BC7]&amp;[.DU7]" office:value-type="string" office:string-value="  ">
            <text:p><text:s text:c="2"/></text:p>
          </table:table-cell>
          <table:table-cell table:style-name="ce61" table:number-columns-repeated="2"/>
          <table:table-cell table:style-name="ce64"/>
          <table:table-cell/>
          <table:table-cell table:style-name="ce59"/>
          <table:table-cell table:style-name="ce61" table:number-columns-repeated="2"/>
          <table:table-cell table:style-name="ce61" table:formula="of:=[.CL7]&amp;[.DU7]" office:value-type="string" office:string-value="  ">
            <text:p><text:s text:c="2"/></text:p>
          </table:table-cell>
          <table:table-cell table:style-name="ce61" table:number-columns-repeated="2"/>
          <table:table-cell table:style-name="ce64"/>
          <table:table-cell table:number-columns-repeated="4"/>
          <table:table-cell table:style-name="ce52"/>
          <table:table-cell table:number-columns-repeated="10"/>
          <table:table-cell table:style-name="ce67"/>
          <table:table-cell table:number-columns-repeated="4"/>
          <table:table-cell table:style-name="ce52"/>
          <table:table-cell/>
          <table:table-cell table:style-name="ce67" table:number-columns-repeated="2"/>
          <table:table-cell table:number-columns-repeated="147"/>
        </table:table-row>
        <table:table-row table:style-name="ro11">
          <table:table-cell table:number-columns-repeated="37"/>
          <table:table-cell table:style-name="ce52"/>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table-cell table:style-name="ce60"/>
          <table:table-cell table:style-name="ce73"/>
          <table:table-cell table:style-name="ce58"/>
          <table:table-cell table:style-name="ce62" table:content-validation-name="val13" office:value-type="float" office:value="0">
            <text:p>0</text:p>
          </table:table-cell>
          <table:table-cell table:style-name="ce58"/>
          <table:table-cell/>
          <table:table-cell table:style-name="ce67"/>
          <table:table-cell table:number-columns-repeated="4"/>
          <table:table-cell table:style-name="ce52"/>
          <table:table-cell table:number-columns-repeated="10"/>
          <table:table-cell table:style-name="ce67"/>
          <table:table-cell table:number-columns-repeated="4"/>
          <table:table-cell table:style-name="ce52"/>
          <table:table-cell/>
          <table:table-cell table:style-name="ce67" table:number-columns-repeated="2"/>
          <table:table-cell table:number-columns-repeated="147"/>
        </table:table-row>
        <table:table-row table:style-name="ro11">
          <table:table-cell table:number-columns-repeated="37"/>
          <table:table-cell table:style-name="ce52"/>
          <table:table-cell table:style-name="ce59"/>
          <table:table-cell table:style-name="ce57" table:formula="of:=[.CL7]" office:value-type="string" office:string-value=" ">
            <text:p><text:s/></text:p>
          </table:table-cell>
          <table:table-cell table:style-name="ce57"/>
          <table:table-cell table:style-name="ce57" table:formula="of:=[.DU7]" office:value-type="string" office:string-value=" ">
            <text:p><text:s/></text:p>
          </table:table-cell>
          <table:table-cell table:style-name="ce61"/>
          <table:table-cell/>
          <table:table-cell table:style-name="ce67"/>
          <table:table-cell/>
          <table:table-cell table:style-name="ce59"/>
          <table:table-cell table:style-name="ce57" table:formula="of:=[.BC7]" office:value-type="string" office:string-value=" ">
            <text:p><text:s/></text:p>
          </table:table-cell>
          <table:table-cell table:style-name="ce57"/>
          <table:table-cell table:style-name="ce57" table:formula="of:=[.DU7]" office:value-type="string" office:string-value=" ">
            <text:p><text:s/></text:p>
          </table:table-cell>
          <table:table-cell table:style-name="ce61"/>
          <table:table-cell/>
          <table:table-cell table:style-name="ce67"/>
          <table:table-cell/>
          <table:table-cell table:style-name="ce59"/>
          <table:table-cell table:style-name="ce57" table:formula="of:=[.BC7]" office:value-type="string" office:string-value=" ">
            <text:p><text:s/></text:p>
          </table:table-cell>
          <table:table-cell table:style-name="ce57"/>
          <table:table-cell table:style-name="ce57" table:formula="of:=[.CL7]" office:value-type="string" office:string-value=" ">
            <text:p><text:s/></text:p>
          </table:table-cell>
          <table:table-cell table:style-name="ce61"/>
          <table:table-cell/>
          <table:table-cell table:style-name="ce67"/>
          <table:table-cell/>
          <table:table-cell table:style-name="ce59"/>
          <table:table-cell table:style-name="ce57" table:formula="of:=[.T7]" office:value-type="string" office:string-value=" ">
            <text:p><text:s/></text:p>
          </table:table-cell>
          <table:table-cell table:style-name="ce57"/>
          <table:table-cell table:style-name="ce57" table:formula="of:=[.DU7]" office:value-type="string" office:string-value=" ">
            <text:p><text:s/></text:p>
          </table:table-cell>
          <table:table-cell table:style-name="ce61"/>
          <table:table-cell/>
          <table:table-cell table:style-name="ce67"/>
          <table:table-cell/>
          <table:table-cell table:style-name="ce59"/>
          <table:table-cell table:style-name="ce57" table:formula="of:=[.T7]" office:value-type="string" office:string-value=" ">
            <text:p><text:s/></text:p>
          </table:table-cell>
          <table:table-cell table:style-name="ce57"/>
          <table:table-cell table:style-name="ce57" table:formula="of:=[.CL7]" office:value-type="string" office:string-value=" ">
            <text:p><text:s/></text:p>
          </table:table-cell>
          <table:table-cell table:style-name="ce61"/>
          <table:table-cell/>
          <table:table-cell table:style-name="ce67"/>
          <table:table-cell/>
          <table:table-cell table:style-name="ce59"/>
          <table:table-cell table:style-name="ce57" table:formula="of:=[.T7]" office:value-type="string" office:string-value=" ">
            <text:p><text:s/></text:p>
          </table:table-cell>
          <table:table-cell table:style-name="ce57"/>
          <table:table-cell table:style-name="ce57" table:formula="of:=[.BC7]" office:value-type="string" office:string-value=" ">
            <text:p><text:s/></text:p>
          </table:table-cell>
          <table:table-cell table:style-name="ce61"/>
          <table:table-cell/>
          <table:table-cell table:style-name="ce67"/>
          <table:table-cell table:number-columns-repeated="4"/>
          <table:table-cell table:style-name="ce59"/>
          <table:table-cell table:style-name="ce57" table:formula="of:=[.AP20]&amp;[.CL7]" office:value-type="string" office:string-value="   ">
            <text:p><text:s text:c="3"/></text:p>
          </table:table-cell>
          <table:table-cell table:style-name="ce61"/>
          <table:table-cell table:style-name="ce57"/>
          <table:table-cell table:style-name="ce57" table:formula="of:=[.AP20]&amp;[.DU7]" office:value-type="string" office:string-value="   ">
            <text:p><text:s text:c="3"/></text:p>
          </table:table-cell>
          <table:table-cell table:style-name="ce61"/>
          <table:table-cell table:style-name="ce57"/>
          <table:table-cell table:style-name="ce57" table:formula="of:=[.AX20]&amp;[.DU7]" office:value-type="string" office:string-value="   ">
            <text:p><text:s text:c="3"/></text:p>
          </table:table-cell>
          <table:table-cell table:style-name="ce61"/>
          <table:table-cell table:style-name="ce57"/>
          <table:table-cell table:style-name="ce57" table:formula="of:=[.BN20]&amp;[.DU7]" office:value-type="string" office:string-value="   ">
            <text:p><text:s text:c="3"/></text:p>
          </table:table-cell>
          <table:table-cell table:style-name="ce64"/>
          <table:table-cell table:number-columns-repeated="4"/>
          <table:table-cell table:style-name="ce52"/>
          <table:table-cell/>
          <table:table-cell table:style-name="ce67" table:number-columns-repeated="2"/>
          <table:table-cell table:number-columns-repeated="147"/>
        </table:table-row>
        <table:table-row table:style-name="ro11">
          <table:table-cell table:number-columns-repeated="37"/>
          <table:table-cell table:style-name="ce52"/>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table-cell table:style-name="ce67"/>
          <table:table-cell table:number-columns-repeated="4"/>
          <table:table-cell table:style-name="ce60"/>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65"/>
          <table:table-cell table:number-columns-repeated="4"/>
          <table:table-cell table:style-name="ce52"/>
          <table:table-cell/>
          <table:table-cell table:style-name="ce67" table:number-columns-repeated="2"/>
          <table:table-cell table:number-columns-repeated="147"/>
        </table:table-row>
        <table:table-row table:style-name="ro11">
          <table:table-cell table:number-columns-repeated="37"/>
          <table:table-cell table:style-name="ce52"/>
          <table:table-cell table:style-name="ce59"/>
          <table:table-cell table:style-name="ce57" table:formula="of:=[.AP22]" office:value-type="string" office:string-value=" ">
            <text:p><text:s/></text:p>
          </table:table-cell>
          <table:table-cell table:style-name="ce57"/>
          <table:table-cell table:style-name="ce57" table:formula="of:=[.AN22]" office:value-type="string" office:string-value=" ">
            <text:p><text:s/></text:p>
          </table:table-cell>
          <table:table-cell table:style-name="ce61"/>
          <table:table-cell table:style-name="ce57" table:formula="of:=[.AN22]&amp;[.AP22]" office:value-type="string" office:string-value="  ">
            <text:p><text:s text:c="2"/></text:p>
          </table:table-cell>
          <table:table-cell table:style-name="ce67"/>
          <table:table-cell/>
          <table:table-cell table:style-name="ce59"/>
          <table:table-cell table:style-name="ce57" table:formula="of:=[.AX22]" office:value-type="string" office:string-value=" ">
            <text:p><text:s/></text:p>
          </table:table-cell>
          <table:table-cell table:style-name="ce57"/>
          <table:table-cell table:style-name="ce57" table:formula="of:=[.AV22]" office:value-type="string" office:string-value=" ">
            <text:p><text:s/></text:p>
          </table:table-cell>
          <table:table-cell table:style-name="ce61"/>
          <table:table-cell table:style-name="ce57" table:formula="of:=[.AV22]&amp;[.AX22]" office:value-type="string" office:string-value="  ">
            <text:p><text:s text:c="2"/></text:p>
          </table:table-cell>
          <table:table-cell table:style-name="ce67"/>
          <table:table-cell/>
          <table:table-cell table:style-name="ce59"/>
          <table:table-cell table:style-name="ce57" table:formula="of:=[.BF22]" office:value-type="string" office:string-value=" ">
            <text:p><text:s/></text:p>
          </table:table-cell>
          <table:table-cell table:style-name="ce57"/>
          <table:table-cell table:style-name="ce57" table:formula="of:=[.BD22]" office:value-type="string" office:string-value=" ">
            <text:p><text:s/></text:p>
          </table:table-cell>
          <table:table-cell table:style-name="ce61"/>
          <table:table-cell table:style-name="ce57" table:formula="of:=[.BD22]&amp;[.BF22]" office:value-type="string" office:string-value="  ">
            <text:p><text:s text:c="2"/></text:p>
          </table:table-cell>
          <table:table-cell table:style-name="ce67"/>
          <table:table-cell/>
          <table:table-cell table:style-name="ce59"/>
          <table:table-cell table:style-name="ce57" table:formula="of:=[.BN22]" office:value-type="string" office:string-value=" ">
            <text:p><text:s/></text:p>
          </table:table-cell>
          <table:table-cell table:style-name="ce57"/>
          <table:table-cell table:style-name="ce57" table:formula="of:=[.BL22]" office:value-type="string" office:string-value=" ">
            <text:p><text:s/></text:p>
          </table:table-cell>
          <table:table-cell table:style-name="ce61"/>
          <table:table-cell table:style-name="ce57" table:formula="of:=[.BL22]&amp;[.BN22]" office:value-type="string" office:string-value="  ">
            <text:p><text:s text:c="2"/></text:p>
          </table:table-cell>
          <table:table-cell table:style-name="ce67"/>
          <table:table-cell/>
          <table:table-cell table:style-name="ce59"/>
          <table:table-cell table:style-name="ce57" table:formula="of:=[.BV22]" office:value-type="string" office:string-value=" ">
            <text:p><text:s/></text:p>
          </table:table-cell>
          <table:table-cell table:style-name="ce57"/>
          <table:table-cell table:style-name="ce57" table:formula="of:=[.BT22]" office:value-type="string" office:string-value=" ">
            <text:p><text:s/></text:p>
          </table:table-cell>
          <table:table-cell table:style-name="ce61"/>
          <table:table-cell table:style-name="ce57" table:formula="of:=[.BT22]&amp;[.BV22]" office:value-type="string" office:string-value="  ">
            <text:p><text:s text:c="2"/></text:p>
          </table:table-cell>
          <table:table-cell table:style-name="ce67"/>
          <table:table-cell/>
          <table:table-cell table:style-name="ce59"/>
          <table:table-cell table:style-name="ce57" table:formula="of:=[.CD22]" office:value-type="string" office:string-value=" ">
            <text:p><text:s/></text:p>
          </table:table-cell>
          <table:table-cell table:style-name="ce57"/>
          <table:table-cell table:style-name="ce57" table:formula="of:=[.CB22]" office:value-type="string" office:string-value=" ">
            <text:p><text:s/></text:p>
          </table:table-cell>
          <table:table-cell table:style-name="ce61"/>
          <table:table-cell table:style-name="ce57" table:formula="of:=[.CB22]&amp;[.CD22]" office:value-type="string" office:string-value="  ">
            <text:p><text:s text:c="2"/></text:p>
          </table:table-cell>
          <table:table-cell table:style-name="ce67"/>
          <table:table-cell table:number-columns-repeated="4"/>
          <table:table-cell table:style-name="ce59"/>
          <table:table-cell table:style-name="ce57" table:formula="of:=[.DU7]" office:value-type="string" office:string-value=" ">
            <text:p><text:s/></text:p>
          </table:table-cell>
          <table:table-cell table:style-name="ce61"/>
          <table:table-cell table:style-name="ce57"/>
          <table:table-cell table:style-name="ce57" table:formula="of:=[.CL7]" office:value-type="string" office:string-value=" ">
            <text:p><text:s/></text:p>
          </table:table-cell>
          <table:table-cell table:style-name="ce61"/>
          <table:table-cell table:style-name="ce57"/>
          <table:table-cell table:style-name="ce57" table:formula="of:=[.BC7]" office:value-type="string" office:string-value=" ">
            <text:p><text:s/></text:p>
          </table:table-cell>
          <table:table-cell table:style-name="ce61"/>
          <table:table-cell table:style-name="ce57"/>
          <table:table-cell table:style-name="ce57" table:formula="of:=[.T7]" office:value-type="string" office:string-value=" ">
            <text:p><text:s/></text:p>
          </table:table-cell>
          <table:table-cell table:style-name="ce64"/>
          <table:table-cell table:number-columns-repeated="4"/>
          <table:table-cell table:style-name="ce59"/>
          <table:table-cell table:style-name="ce57" table:formula="of:=[.CM22]&amp;[.DU7]" office:value-type="string" office:string-value="    ">
            <text:p><text:s text:c="4"/></text:p>
          </table:table-cell>
          <table:table-cell table:style-name="ce67" table:number-columns-repeated="2"/>
          <table:table-cell table:number-columns-repeated="147"/>
        </table:table-row>
        <table:table-row table:style-name="ro11">
          <table:table-cell table:number-columns-repeated="37"/>
          <table:table-cell table:style-name="ce52"/>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table-cell table:style-name="ce60"/>
          <table:table-cell table:style-name="ce62" table:content-validation-name="val13" office:value-type="float" office:value="0">
            <text:p>0</text:p>
          </table:table-cell>
          <table:table-cell table:style-name="ce58"/>
          <table:table-cell table:style-name="ce62" table:content-validation-name="val13" office:value-type="float" office:value="0">
            <text:p>0</text:p>
          </table:table-cell>
          <table:table-cell table:style-name="ce73"/>
          <table:table-cell table:style-name="ce62" table:content-validation-name="val13" office:value-type="float" office:value="0">
            <text:p>0</text:p>
          </table:table-cell>
          <table:table-cell table:style-name="ce67"/>
          <table:table-cell table:number-columns-repeated="4"/>
          <table:table-cell table:style-name="ce60"/>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73"/>
          <table:table-cell table:style-name="ce58"/>
          <table:table-cell table:style-name="ce62" table:content-validation-name="val13" office:value-type="float" office:value="0">
            <text:p>0</text:p>
          </table:table-cell>
          <table:table-cell table:style-name="ce65"/>
          <table:table-cell table:number-columns-repeated="4"/>
          <table:table-cell table:style-name="ce60"/>
          <table:table-cell table:style-name="ce62" table:content-validation-name="val13" office:value-type="float" office:value="0">
            <text:p>0</text:p>
          </table:table-cell>
          <table:table-cell table:style-name="ce67" table:number-columns-repeated="2"/>
          <table:table-cell table:number-columns-repeated="147"/>
        </table:table-row>
        <table:table-row table:style-name="ro11">
          <table:table-cell table:number-columns-repeated="37"/>
          <table:table-cell table:style-name="ce52"/>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table-cell table:style-name="ce53"/>
          <table:table-cell table:style-name="ce56" table:number-columns-repeated="5"/>
          <table:table-cell table:style-name="ce66"/>
          <table:table-cell table:number-columns-repeated="4"/>
          <table:table-cell table:style-name="ce53"/>
          <table:table-cell table:style-name="ce56" table:number-columns-repeated="10"/>
          <table:table-cell table:style-name="ce66"/>
          <table:table-cell table:number-columns-repeated="4"/>
          <table:table-cell table:style-name="ce53"/>
          <table:table-cell table:style-name="ce56"/>
          <table:table-cell table:style-name="ce66"/>
          <table:table-cell table:style-name="ce67"/>
          <table:table-cell table:number-columns-repeated="147"/>
        </table:table-row>
        <table:table-row table:style-name="ro11">
          <table:table-cell table:number-columns-repeated="22"/>
          <table:table-cell>
            <draw:control table:end-cell-address="2_3_S.AF28" table:end-x="0.015cm" table:end-y="0.803cm" draw:z-index="1" draw:name="Alle Knoten zurücksetzen" draw:style-name="gr1" draw:text-style-name="P1" svg:width="4.488cm" svg:height="0.813cm" svg:x="0.003cm" svg:y="0.488cm" draw:control="control13">
              <svg:title>Alle Knoten zurücksetzen</svg:title>
            </draw:control>
          </table:table-cell>
          <table:table-cell table:number-columns-repeated="14"/>
          <table:table-cell table:style-name="ce53"/>
          <table:table-cell table:style-name="ce56" table:number-columns-repeated="70"/>
          <table:table-cell table:style-name="ce66"/>
          <table:table-cell table:number-columns-repeated="147"/>
        </table:table-row>
        <table:table-row table:style-name="ro13">
          <table:table-cell table:number-columns-repeated="3"/>
          <table:table-cell table:style-name="ce54" office:value-type="string" table:number-columns-spanned="3" table:number-rows-spanned="1">
            <text:p>→</text:p>
          </table:table-cell>
          <table:covered-table-cell table:number-columns-repeated="2" table:style-name="Default"/>
          <table:table-cell table:style-name="ce28" table:formula="of:=&quot;gehen sie zurück zum Tabellenblatt      1Einstellungen_Deckblatt.&quot;" office:value-type="string" office:string-value="gehen sie zurück zum Tabellenblatt      1Einstellungen_Deckblatt." table:number-columns-spanned="16" table:number-rows-spanned="1">
            <text:p>gehen sie zurück zum Tabellenblatt <text:s text:c="5"/>1Einstellungen_Deckblatt.</text:p>
          </table:table-cell>
          <table:covered-table-cell table:number-columns-repeated="5" table:style-name="ce27"/>
          <table:covered-table-cell table:style-name="Default"/>
          <table:covered-table-cell table:number-columns-repeated="9"/>
          <table:table-cell table:number-columns-repeated="234"/>
        </table:table-row>
        <table:table-row table:style-name="ro11" table:number-rows-repeated="65507">
          <table:table-cell table:number-columns-repeated="256"/>
        </table:table-row>
        <table:table-row table:style-name="ro11">
          <table:table-cell table:number-columns-repeated="256"/>
        </table:table-row>
      </table:table>
      <table:table table:name="3_IntVorlagen" table:style-name="ta1" table:protected="true" table:print-ranges="3_IntVorlagen.A1:3_IntVorlagen.W65536">
        <office:forms form:automatic-focus="false" form:apply-design-mode="true"/>
        <table:table-column table:style-name="co5" table:default-cell-style-name="ce82"/>
        <table:table-column table:style-name="co1" table:default-cell-style-name="ce95"/>
        <table:table-column table:style-name="co1" table:default-cell-style-name="ce111"/>
        <table:table-column table:style-name="co1" table:default-cell-style-name="ce110"/>
        <table:table-column table:style-name="co1" table:number-columns-repeated="4" table:default-cell-style-name="ce111"/>
        <table:table-column table:style-name="co6" table:default-cell-style-name="ce111"/>
        <table:table-column table:style-name="co7" table:default-cell-style-name="ce111"/>
        <table:table-column table:style-name="co8" table:default-cell-style-name="ce111"/>
        <table:table-column table:style-name="co1" table:default-cell-style-name="ce128"/>
        <table:table-column table:style-name="co1" table:default-cell-style-name="ce95"/>
        <table:table-column table:style-name="co1" table:number-columns-repeated="8" table:default-cell-style-name="ce111"/>
        <table:table-column table:style-name="co1" table:default-cell-style-name="ce128"/>
        <table:table-column table:style-name="co1" table:number-columns-repeated="234" table:default-cell-style-name="ce111"/>
        <table:table-row table:style-name="ro1">
          <table:table-cell table:style-name="Default" table:number-columns-repeated="256"/>
        </table:table-row>
        <table:table-row table:style-name="ro1">
          <table:table-cell table:style-name="Default"/>
          <table:table-cell table:style-name="ce87"/>
          <table:table-cell table:style-name="Default" table:number-columns-repeated="254"/>
        </table:table-row>
        <table:table-row table:style-name="ro1" table:number-rows-repeated="4">
          <table:table-cell table:style-name="Default"/>
          <table:table-cell table:style-name="ce88"/>
          <table:table-cell table:style-name="Default" table:number-columns-repeated="254"/>
        </table:table-row>
        <table:table-row table:style-name="ro1">
          <table:table-cell table:style-name="ce75" office:value-type="string">
            <text:p>Angaben zur Struktur</text:p>
          </table:table-cell>
          <table:table-cell table:style-name="ce89" office:value-type="string" table:number-columns-spanned="11" table:number-rows-spanned="1">
            <text:p>Felder, aus denen die LaTeXBefehle (zeilenweise) zusammengesetzt werden</text:p>
          </table:table-cell>
          <table:covered-table-cell table:number-columns-repeated="9" table:style-name="ce105"/>
          <table:covered-table-cell table:style-name="ce122"/>
          <table:table-cell table:style-name="ce133" office:value-type="string" table:number-columns-spanned="10" table:number-rows-spanned="1">
            <text:p>zusammengesetzter LaTeX Befehl</text:p>
          </table:table-cell>
          <table:covered-table-cell table:number-columns-repeated="8" table:style-name="ce105"/>
          <table:covered-table-cell table:style-name="ce122"/>
          <table:table-cell table:style-name="ce106" table:number-columns-repeated="233"/>
          <table:table-cell table:style-name="Default"/>
        </table:table-row>
        <table:table-row table:style-name="ro1">
          <table:table-cell table:style-name="ce76"/>
          <table:table-cell table:style-name="ce90"/>
          <table:table-cell table:style-name="ce106" table:number-columns-repeated="9"/>
          <table:table-cell table:style-name="ce123"/>
          <table:table-cell table:style-name="ce90"/>
          <table:table-cell table:style-name="ce106" table:number-columns-repeated="8"/>
          <table:table-cell table:style-name="ce123"/>
          <table:table-cell table:style-name="ce106" table:number-columns-repeated="233"/>
          <table:table-cell table:style-name="Default"/>
        </table:table-row>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1</text:p>
          </table:table-cell>
          <table:table-cell table:style-name="ce52"/>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4">
            <table:table-cell table:style-name="ce79" office:value-type="string">
              <text:p>Eröffnung</text:p>
            </table:table-cell>
            <table:table-cell table:style-name="ce92" office:value-type="string">
              <text:p>{\tiny</text:p>
              <text:p>\begin{tikzpicture}[</text:p>
            </table:table-cell>
            <table:table-cell table:style-name="ce108"/>
            <table:table-cell table:number-columns-repeated="3" table:style-name="ce117"/>
            <table:table-cell table:number-columns-repeated="5" table:style-name="ce108"/>
            <table:table-cell table:style-name="ce125"/>
            <table:table-cell table:style-name="ce92" table:formula="of:=[.B11]&amp;[.C11]&amp;[.D11]&amp;[.E11]&amp;[.F11]&amp;[.G11]&amp;[.H11]&amp;[.I11]&amp;[.J11]&amp;[.K11]&amp;[.L11]"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2]&amp;[.C12]&amp;[.D12]&amp;[.E12]&amp;[.F12]&amp;[.G12]&amp;[.H12]&amp;[.I12]&amp;[.J12]&amp;[.K12]&amp;[.L1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3]&amp;[.C13]&amp;[.D13]&amp;[.E13]&amp;[.F13]&amp;[.G13]&amp;[.H13]&amp;[.I13]&amp;[.J13]&amp;[.K13]&amp;[.L13]"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4]&amp;[.C14]&amp;[.D14]&amp;[.E14]&amp;[.F14]&amp;[.G14]&amp;[.H14]&amp;[.I14]&amp;[.J14]&amp;[.K14]&amp;[.L14]"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5]&amp;[.C15]&amp;[.D15]&amp;[.E15]&amp;[.F15]&amp;[.G15]&amp;[.H15]&amp;[.I15]&amp;[.J15]&amp;[.K15]&amp;[.L15]"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16]&amp;[.C16]&amp;[.D16]&amp;[.E16]&amp;[.F16]&amp;[.G16]&amp;[.H16]&amp;[.I16]&amp;[.J16]&amp;[.K16]&amp;[.L16]"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52]" office:value-type="string" office:string-value="normstate">
              <text:p>normstate</text:p>
            </table:table-cell>
            <table:table-cell office:value-type="string">
              <text:p>] (AB)[</text:p>
            </table:table-cell>
            <table:table-cell table:number-columns-repeated="2" table:style-name="ce121"/>
            <table:table-cell table:number-columns-repeated="3" table:style-name="ce110"/>
            <table:table-cell table:style-name="ce110" office:value-type="string">
              <text:p>] {};</text:p>
            </table:table-cell>
            <table:table-cell table:style-name="ce110"/>
            <table:table-cell table:style-name="ce127"/>
            <table:table-cell table:style-name="ce94" table:formula="of:=[.B17]&amp;[.C17]&amp;[.D17]&amp;[.E17]&amp;[.F17]&amp;[.G17]&amp;[.H17]&amp;[.I17]&amp;[.J17]&amp;[.K17]&amp;[.L17]" office:value-type="string" office:string-value="\node[normstate] (AB)[] {};">
              <text:p>\node[normstate] (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 office:value-type="string" office:string-value="normstate">
              <text:p>normstate</text:p>
            </table:table-cell>
            <table:table-cell office:value-type="string">
              <text:p>] (BA) [right of=AB] {};</text:p>
            </table:table-cell>
            <table:table-cell table:number-columns-repeated="2" table:style-name="ce121"/>
            <table:table-cell table:number-columns-repeated="5" table:style-name="ce110"/>
            <table:table-cell table:style-name="ce127"/>
            <table:table-cell table:style-name="ce94" table:formula="of:=[.B18]&amp;[.C18]&amp;[.D18]&amp;[.E18]&amp;[.F18]&amp;[.G18]&amp;[.H18]&amp;[.I18]&amp;[.J18]&amp;[.K18]&amp;[.L18]" office:value-type="string" office:string-value="\node[normstate] (BA) [right of=AB] {};">
              <text:p>\node[normstate] (BA)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 office:value-type="string" office:string-value="normstate">
              <text:p>normstate</text:p>
            </table:table-cell>
            <table:table-cell office:value-type="string">
              <text:p>] (A) [above of=AB</text:p>
            </table:table-cell>
            <table:table-cell table:number-columns-repeated="2" table:style-name="ce121"/>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19]&amp;[.C19]&amp;[.D19]&amp;[.E19]&amp;[.F19]&amp;[.G19]&amp;[.H19]&amp;[.I19]&amp;[.J19]&amp;[.K19]&amp;[.L19]" office:value-type="string" office:string-value="\node[normstate] (A) [above of=AB,node distance=3.5mm] {};">
              <text:p>\node[normstate] (A) [above of=A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5]" office:value-type="string" office:string-value="normstate">
              <text:p>normstate</text:p>
            </table:table-cell>
            <table:table-cell office:value-type="string">
              <text:p>] (B) [above of=BA</text:p>
            </table:table-cell>
            <table:table-cell table:number-columns-repeated="2" table:style-name="ce121"/>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20]&amp;[.C20]&amp;[.D20]&amp;[.E20]&amp;[.F20]&amp;[.G20]&amp;[.H20]&amp;[.I20]&amp;[.J20]&amp;[.K20]&amp;[.L20]" office:value-type="string" office:string-value="\node[normstate] (B) [above of=BA,node distance=3.5mm] {};">
              <text:p>\node[normstate] (B) [above of=BA,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 office:value-type="string" office:string-value="normstate">
              <text:p>normstate</text:p>
            </table:table-cell>
            <table:table-cell office:value-type="string">
              <text:p>] (NULLA) [above of=B,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21]&amp;[.C21]&amp;[.D21]&amp;[.E21]&amp;[.F21]&amp;[.G21]&amp;[.H21]&amp;[.I21]&amp;[.J21]&amp;[.K21]&amp;[.L21]" office:value-type="string" office:string-value="\node[normstate] (NULLA) [above of=B,xshift=-1.13mm,node distance=3.5mm] {};">
              <text:p>\node[normstate] (NULLA) [above of=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f:=[.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f:=[.B22]&amp;[.C22]&amp;[.D22]&amp;[.E22]&amp;[.F22]&amp;[.G22]&amp;[.H22]&amp;[.I22]&amp;[.J22]&amp;[.K22]&amp;[.L22]"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f:=[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f:=[.B23]&amp;[.C23]&amp;[.D23]&amp;[.E23]&amp;[.F23]&amp;[.G23]&amp;[.H23]&amp;[.I23]&amp;[.J23]&amp;[.K23]&amp;[.L23]" office:value-type="string" office:string-value="   edge node { } (B)">
              <text:p><text:s text:c="3"/>edge node { } (B)</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f:=[.F23]" office:value-type="string" office:string-value=" ">
              <text:p><text:s/></text:p>
            </table:table-cell>
            <table:table-cell office:value-type="string">
              <text:p>}</text:p>
            </table:table-cell>
            <table:table-cell office:value-type="string">
              <text:p><text:s/>(AB)</text:p>
            </table:table-cell>
            <table:table-cell table:number-columns-repeated="4"/>
            <table:table-cell table:formula="of:=[.B24]&amp;[.C24]&amp;[.D24]&amp;[.E24]&amp;[.F24]&amp;[.G24]&amp;[.H24]&amp;[.I24]&amp;[.J24]&amp;[.K24]&amp;[.L24]" office:value-type="string" office:string-value="(A)  edge node[swap] { } (AB)">
              <text:p>(A) <text:s/>edge node[swap] { } (A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f:=[.F22]" office:value-type="string" office:string-value=" ">
              <text:p><text:s/></text:p>
            </table:table-cell>
            <table:table-cell office:value-type="string">
              <text:p>}</text:p>
            </table:table-cell>
            <table:table-cell office:value-type="string">
              <text:p><text:s/>(BA)</text:p>
            </table:table-cell>
            <table:table-cell table:number-columns-repeated="4"/>
            <table:table-cell table:formula="of:=[.B25]&amp;[.C25]&amp;[.D25]&amp;[.E25]&amp;[.F25]&amp;[.G25]&amp;[.H25]&amp;[.I25]&amp;[.J25]&amp;[.K25]&amp;[.L25]" office:value-type="string" office:string-value="(B)  edge node[swap] { } (BA)">
              <text:p>(B) <text:s/>edge node[swap] { } (BA)</text:p>
            </table:table-cell>
            <table:table-cell table:number-columns-repeated="243"/>
          </table:table-row>
          <table:table-row table:style-name="ro15">
            <table:table-cell table:style-name="ce79"/>
            <table:table-cell table:style-name="ce92" office:value-type="string">
              <text:p>;</text:p>
              <text:p>\end{tikzpicture}</text:p>
              <text:p>}%</text:p>
            </table:table-cell>
            <table:table-cell table:style-name="ce108"/>
            <table:table-cell table:number-columns-repeated="3" table:style-name="ce117"/>
            <table:table-cell table:number-columns-repeated="5" table:style-name="ce108"/>
            <table:table-cell table:style-name="ce125"/>
            <table:table-cell table:style-name="ce92" table:formula="of:=[.B26]&amp;[.C26]&amp;[.D26]&amp;[.E26]&amp;[.F26]&amp;[.G26]&amp;[.H26]&amp;[.I26]&amp;[.J26]&amp;[.K26]&amp;[.L26]"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f:=CONCATENATE([.M11];[.M12];[.M13];[.M14];[.M15];[.M16];[.M17];[.M18];[.M19];[.M20];[.M21];[.M22];[.M23];[.M24];[.M25];[.M26])"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normstate] (AB)[] {};\node[normstate] (BA) [right of=AB] {};\node[normstate] (A) [above of=AB,node distance=3.5mm] {};\node[normstate] (B) [above of=BA,node distance=3.5mm] {};\node[normstate] (NULLA) [above of=B,xshift=-1.13mm,node distance=3.5mm] {};\path  (NULLA)  edge node[swap] { } (A)   edge node { } (B)(A)  edge node[swap] { } (AB)(B)  edge node[swap] { } (BA); \end{tikzpicture} }%" table:number-columns-spanned="11"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normstate] (AB)[] {};\node[normstate] (BA) [right of=AB] {};\node[normstate] (A) [above of=AB,node distance=3.5mm] {};\node[normstate] (B) [above of=BA,node distance=3.5mm] {};\node[normstate] (NULLA) [above of=B,xshift=-1.13mm,node distance=3.5mm] {};\path <text:s/>(NULLA) <text:s/>edge node[swap] { } (A) <text:s text:c="2"/>edge node { } (B)(A) <text:s/>edge node[swap] { } (AB)(B) <text:s/>edge node[swap] { } (B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1_S</text:p>
          </table:table-cell>
          <table:table-cell table:style-name="ce98"/>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 table:style-name="ro14">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f:=[.B31]"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2]&amp;[.I32]&amp;[.J32]&amp;[.K32]&amp;[.L3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3]&amp;[.I33]&amp;[.J33]&amp;[.K33]&amp;[.L3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4]&amp;[.I34]&amp;[.J34]&amp;[.K34]&amp;[.L34]"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5]&amp;[.I35]&amp;[.J35]&amp;[.K35]&amp;[.L35]"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6]&amp;[.I36]&amp;[.J36]&amp;[.K36]&amp;[.L3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7]&amp;[.I37]&amp;[.J37]&amp;[.K37]&amp;[.L3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38]&amp;[.I38]&amp;[.J38]&amp;[.K38]&amp;[.L3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39]&amp;[.C39]&amp;[.D39]&amp;[.E39]&amp;[.F39]&amp;[.G39]&amp;[.H39]&amp;[.I39]&amp;[.J39]&amp;[.K39]&amp;[.L39]"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59]" office:value-type="string" office:string-value="normstate">
            <text:p>normstate</text:p>
          </table:table-cell>
          <table:table-cell office:value-type="string">
            <text:p>] (AB)[</text:p>
          </table:table-cell>
          <table:table-cell table:style-name="ce121" table:number-columns-repeated="2"/>
          <table:table-cell table:number-columns-repeated="3" table:style-name="ce110"/>
          <table:table-cell table:style-name="ce110" office:value-type="string">
            <text:p>] {};</text:p>
          </table:table-cell>
          <table:table-cell table:style-name="ce110"/>
          <table:table-cell table:style-name="ce127"/>
          <table:table-cell table:style-name="ce94" table:formula="of:=[.B40]&amp;[.C40]&amp;[.D40]&amp;[.G40]&amp;[.H40]&amp;[.I40]&amp;[.J40]" office:value-type="string" office:string-value="\node[normstate] (AB)[] {};">
            <text:p>\node[normstate] (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0]" office:value-type="string" office:string-value="normstate">
            <text:p>normstate</text:p>
          </table:table-cell>
          <table:table-cell office:value-type="string">
            <text:p>] (BA) [right of=AB] {};</text:p>
          </table:table-cell>
          <table:table-cell table:style-name="ce121" table:number-columns-repeated="2"/>
          <table:table-cell table:number-columns-repeated="4" table:style-name="ce110"/>
          <table:table-cell table:style-name="ce110"/>
          <table:table-cell table:style-name="ce127"/>
          <table:table-cell table:style-name="ce94" table:formula="of:=[.B41]&amp;[.C41]&amp;[.D41]&amp;[.G41]&amp;[.H41]&amp;[.I41]&amp;[.J41]" office:value-type="string" office:string-value="\node[normstate] (BA) [right of=AB] {};">
            <text:p>\node[normstate] (BA)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 office:value-type="string" office:string-value="normsandstate">
            <text:p>normsandstate</text:p>
          </table:table-cell>
          <table:table-cell office:value-type="string">
            <text:p>] (ab) [right of=BA] {};</text:p>
          </table:table-cell>
          <table:table-cell table:style-name="ce121" table:number-columns-repeated="2"/>
          <table:table-cell table:number-columns-repeated="4" table:style-name="ce110"/>
          <table:table-cell table:style-name="ce110"/>
          <table:table-cell table:style-name="ce127"/>
          <table:table-cell table:style-name="ce94" table:formula="of:=[.B42]&amp;[.C42]&amp;[.D42]&amp;[.G42]&amp;[.H42]&amp;[.I42]&amp;[.J42]" office:value-type="string" office:string-value="\node[normsandstate] (ab) [right of=BA] {};">
            <text:p>\node[normsandstate] (ab) [right of=B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 office:value-type="string" office:string-value="normstate">
            <text:p>normstate</text:p>
          </table:table-cell>
          <table:table-cell office:value-type="string">
            <text:p>] (A) [above of=AB</text:p>
          </table:table-cell>
          <table:table-cell table:style-name="ce121" table:number-columns-repeated="2"/>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43]&amp;[.C43]&amp;[.D43]&amp;[.G43]&amp;[.H43]&amp;[.I43]&amp;[.J43]" office:value-type="string" office:string-value="\node[normstate] (A) [above of=AB,node distance=3.5mm] {};">
            <text:p>\node[normstate] (A) [above of=A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3]" office:value-type="string" office:string-value="normstate">
            <text:p>normstate</text:p>
          </table:table-cell>
          <table:table-cell office:value-type="string">
            <text:p>] (B) [above of=BA</text:p>
          </table:table-cell>
          <table:table-cell table:style-name="ce121" table:number-columns-repeated="2"/>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44]&amp;[.C44]&amp;[.D44]&amp;[.G44]&amp;[.H44]&amp;[.I44]&amp;[.J44]" office:value-type="string" office:string-value="\node[normstate] (B) [above of=BA,node distance=3.5mm] {};">
            <text:p>\node[normstate] (B) [above of=BA,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4]" office:value-type="string" office:string-value="normstate">
            <text:p>normstate</text:p>
          </table:table-cell>
          <table:table-cell office:value-type="string">
            <text:p>] (NULLA) [above of=B</text:p>
          </table:table-cell>
          <table:table-cell table:style-name="ce121" table:number-columns-repeated="2"/>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45]&amp;[.C45]&amp;[.D45]&amp;[.G45]&amp;[.H45]&amp;[.I45]&amp;[.J45]" office:value-type="string" office:string-value="\node[normstate] (NULLA) [above of=B,node distance=3.5mm] {};">
            <text:p>\node[normstate] (NULLA) [above of=B,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 (dummyab) [above of=ab</text:p>
          </table:table-cell>
          <table:table-cell table:style-name="ce121" table:number-columns-repeated="2"/>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46]&amp;[.C46]&amp;[.D46]&amp;[.G46]&amp;[.H46]&amp;[.I46]&amp;[.J46]" office:value-type="string" office:string-value="\node[dummystate] (dummyab) [above of=ab,node distance=3.5mm] {};">
            <text:p>\node[dummystate] (dummyab) [above of=ab,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f:=[.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f:=[.B47]&amp;[.E47]&amp;[.F47]&amp;[.G47]&amp;[.H47]"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f:=[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f:=[.B48]&amp;[.E48]&amp;[.F48]&amp;[.G48]&amp;[.H48]" office:value-type="string" office:string-value="   edge node { } (B)">
            <text:p><text:s text:c="3"/>edge node { } (B)</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f:=[.F48]" office:value-type="string" office:string-value=" ">
            <text:p><text:s/></text:p>
          </table:table-cell>
          <table:table-cell office:value-type="string">
            <text:p>}</text:p>
          </table:table-cell>
          <table:table-cell office:value-type="string">
            <text:p><text:s/>(AB)</text:p>
          </table:table-cell>
          <table:table-cell table:number-columns-repeated="4"/>
          <table:table-cell table:formula="of:=[.B49]&amp;[.E49]&amp;[.F49]&amp;[.G49]&amp;[.H49]" office:value-type="string" office:string-value="(A)  edge node[swap] { } (AB)">
            <text:p>(A) <text:s/>edge node[swap] { } (AB)</text:p>
          </table:table-cell>
          <table:table-cell table:number-columns-repeated="243"/>
        </table:table-row>
        <table:table-row table:style-name="ro1">
          <table:table-cell/>
          <table:table-cell office:value-type="string">
            <text:p>(NULLA) edge[-] (dummyab.north)</text:p>
          </table:table-cell>
          <table:table-cell/>
          <table:table-cell table:style-name="ce111"/>
          <table:table-cell table:number-columns-repeated="4"/>
          <table:table-cell table:number-columns-repeated="4"/>
          <table:table-cell table:formula="of:=[.B50]&amp;[.E50]&amp;[.F50]&amp;[.G50]&amp;[.H50]" office:value-type="string" office:string-value="(NULLA) edge[-] (dummyab.north)">
            <text:p>(NULLA) edge[-] (dummyab.north)</text:p>
          </table:table-cell>
          <table:table-cell table:number-columns-repeated="243"/>
        </table:table-row>
        <table:table-row table:style-name="ro1">
          <table:table-cell/>
          <table:table-cell office:value-type="string">
            <text:p>(dummyab.north) edge node</text:p>
          </table:table-cell>
          <table:table-cell/>
          <table:table-cell table:style-name="ce111"/>
          <table:table-cell office:value-type="string">
            <text:p>{</text:p>
          </table:table-cell>
          <table:table-cell table:formula="of:=[.A223]&amp;[1Einstellungen_Deckblatt.I30]" office:value-type="string" office:string-value="  ">
            <text:p><text:s text:c="2"/></text:p>
          </table:table-cell>
          <table:table-cell office:value-type="string">
            <text:p>}</text:p>
          </table:table-cell>
          <table:table-cell office:value-type="string">
            <text:p><text:s/>(ab)</text:p>
          </table:table-cell>
          <table:table-cell table:number-columns-repeated="4"/>
          <table:table-cell table:formula="of:=[.B51]&amp;[.E51]&amp;[.F51]&amp;[.G51]&amp;[.H51]" office:value-type="string" office:string-value="(dummyab.north) edge node{  } (ab)">
            <text:p>(dummyab.north) edge node{ <text:s/>} (a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f:=[.F47]" office:value-type="string" office:string-value=" ">
            <text:p><text:s/></text:p>
          </table:table-cell>
          <table:table-cell office:value-type="string">
            <text:p>}</text:p>
          </table:table-cell>
          <table:table-cell office:value-type="string">
            <text:p><text:s/>(BA)</text:p>
          </table:table-cell>
          <table:table-cell table:number-columns-repeated="4"/>
          <table:table-cell table:formula="of:=[.B52]&amp;[.E52]&amp;[.F52]&amp;[.G52]&amp;[.H52]" office:value-type="string" office:string-value="(B)  edge node[swap] { } (BA)">
            <text:p>(B) <text:s/>edge node[swap] { } (BA)</text:p>
          </table:table-cell>
          <table:table-cell table:number-columns-repeated="243"/>
        </table:table-row>
        <table:table-row table:style-name="ro15">
          <table:table-cell table:style-name="ce79"/>
          <table:table-cell table:style-name="ce92" office:value-type="string">
            <text:p>;</text:p>
            <text:p>\end{tikzpicture}</text:p>
            <text:p>}%</text:p>
          </table:table-cell>
          <table:table-cell table:style-name="ce108"/>
          <table:table-cell table:style-name="ce117" table:number-columns-repeated="3"/>
          <table:table-cell table:style-name="ce108" table:number-columns-repeated="5"/>
          <table:table-cell table:style-name="ce125"/>
          <table:table-cell table:style-name="ce92" table:formula="of:=[.B53]"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9"/>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f:=CONCATENATE([.M31];[.M32];[.M33];[.M34];[.M35];[.M36];[.M37];[.M38];[.M39];[.M40];[.M41];[.M42];[.M43];[.M44];[.M45];[.M46];[.M47];[.M48];[.M49];[.M50];[.M51];[.M52];[.M53])"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 {};\node[normstate] (BA) [right of=AB] {};\node[normsandstate] (ab) [right of=BA] {};\node[normstate] (A) [above of=AB,node distance=3.5mm] {};\node[normstate] (B) [above of=BA,node distance=3.5mm] {};\node[normstate] (NULLA) [above of=B,node distance=3.5mm] {};\node[dummystate] (dummyab) [above of=ab,node distance=3.5mm] {};\path  (NULLA)  edge node[swap] { } (A)   edge node { } (B)(A)  edge node[swap] { } (AB)(NULLA) edge[-] (dummyab.north)(dummyab.north) edge node{  } (ab)(B)  edge node[swap] { } (BA); \end{tikzpicture} }%"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 {};\node[normstate] (BA) [right of=AB] {};\node[normsandstate] (ab) [right of=BA] {};\node[normstate] (A) [above of=AB,node distance=3.5mm] {};\node[normstate] (B) [above of=BA,node distance=3.5mm] {};\node[normstate] (NULLA) [above of=B,node distance=3.5mm] {};\node[dummystate] (dummyab) [above of=ab,node distance=3.5mm] {};\path <text:s/>(NULLA) <text:s/>edge node[swap] { } (A) <text:s text:c="2"/>edge node { } (B)(A) <text:s/>edge node[swap] { } (AB)(NULLA) edge[-] (dummyab.north)(dummyab.north) edge node{ <text:s/>} (ab)(B) <text:s/>edge node[swap] { } (B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table-cell table:style-name="ce115" table:number-columns-repeated="3"/>
          <table:table-cell table:style-name="ce107" table:number-columns-repeated="5"/>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2</text:p>
          </table:table-cell>
          <table:table-cell table:style-name="ce52"/>
          <table:table-cell table:style-name="ce21"/>
          <table:table-cell table:style-name="ce116" table:number-columns-repeated="3"/>
          <table:table-cell table:style-name="ce21" table:number-columns-repeated="5"/>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4">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f:=[.B59]"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60]&amp;[.I60]&amp;[.J60]&amp;[.K60]&amp;[.L60]"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61]&amp;[.I61]&amp;[.J61]&amp;[.K61]&amp;[.L61]"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62]&amp;[.I62]&amp;[.J62]&amp;[.K62]&amp;[.L62]"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63]&amp;[.I63]&amp;[.J63]&amp;[.K63]&amp;[.L63]"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64]&amp;[.C64]&amp;[.D64]&amp;[.E64]&amp;[.F64]&amp;[.G64]&amp;[.H64]&amp;[.I64]&amp;[.J64]&amp;[.K64]&amp;[.L64]"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68]" office:value-type="string" office:string-value="minstate">
              <text:p>minstate</text:p>
            </table:table-cell>
            <table:table-cell office:value-type="string">
              <text:p>] (ABC) {};</text:p>
            </table:table-cell>
            <table:table-cell table:style-name="ce121" table:number-columns-repeated="2"/>
            <table:table-cell table:style-name="ce110" table:number-columns-repeated="5"/>
            <table:table-cell table:style-name="ce127"/>
            <table:table-cell table:style-name="ce94" table:formula="of:=[.B65]&amp;[.C65]&amp;[.D65]" office:value-type="string" office:string-value="\node[minstate] (ABC) {};">
              <text:p>\node[minstate] (A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9]" office:value-type="string" office:string-value="folgestate">
              <text:p>folgestate</text:p>
            </table:table-cell>
            <table:table-cell office:value-type="string">
              <text:p>] (ACB) [right of=ABC] {};</text:p>
            </table:table-cell>
            <table:table-cell table:style-name="ce121" table:number-columns-repeated="2"/>
            <table:table-cell table:style-name="ce110" table:number-columns-repeated="5"/>
            <table:table-cell table:style-name="ce127"/>
            <table:table-cell table:style-name="ce94" table:formula="of:=[.B66]&amp;[.C66]&amp;[.D66]" office:value-type="string" office:string-value="\node[folgestate] (ACB) [right of=ABC] {};">
              <text:p>\node[folgestate] (ACB) [right of=A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0]" office:value-type="string" office:string-value="minstate">
              <text:p>minstate</text:p>
            </table:table-cell>
            <table:table-cell office:value-type="string">
              <text:p>] (BAC) [right of=ACB] {};</text:p>
            </table:table-cell>
            <table:table-cell table:style-name="ce121" table:number-columns-repeated="2"/>
            <table:table-cell table:style-name="ce110" table:number-columns-repeated="5"/>
            <table:table-cell table:style-name="ce127"/>
            <table:table-cell table:style-name="ce94" table:formula="of:=[.B67]&amp;[.C67]&amp;[.D67]" office:value-type="string" office:string-value="\node[minstate] (BAC) [right of=ACB] {};">
              <text:p>\node[minstate] (BAC) [right of=AC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1]" office:value-type="string" office:string-value="normstate">
              <text:p>normstate</text:p>
            </table:table-cell>
            <table:table-cell office:value-type="string">
              <text:p>] (BCA) [right of=BAC] {};</text:p>
            </table:table-cell>
            <table:table-cell table:style-name="ce121" table:number-columns-repeated="2"/>
            <table:table-cell table:style-name="ce110" table:number-columns-repeated="5"/>
            <table:table-cell table:style-name="ce127"/>
            <table:table-cell table:style-name="ce94" table:formula="of:=[.B68]&amp;[.C68]&amp;[.D68]" office:value-type="string" office:string-value="\node[normstate] (BCA) [right of=BAC] {};">
              <text:p>\node[normstate] (BCA) [right of=BA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2]" office:value-type="string" office:string-value="normstate">
              <text:p>normstate</text:p>
            </table:table-cell>
            <table:table-cell office:value-type="string">
              <text:p>] (CAB) [right of=BCA] {};</text:p>
            </table:table-cell>
            <table:table-cell table:style-name="ce121" table:number-columns-repeated="2"/>
            <table:table-cell table:style-name="ce110" table:number-columns-repeated="5"/>
            <table:table-cell table:style-name="ce127"/>
            <table:table-cell table:style-name="ce94" table:formula="of:=[.B69]&amp;[.C69]&amp;[.D69]" office:value-type="string" office:string-value="\node[normstate] (CAB) [right of=BCA] {};">
              <text:p>\node[normstate] (CAB) [right of=BC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3]" office:value-type="string" office:string-value="normstate">
              <text:p>normstate</text:p>
            </table:table-cell>
            <table:table-cell office:value-type="string">
              <text:p>] (CBA) [right of=CAB] {};</text:p>
            </table:table-cell>
            <table:table-cell table:style-name="ce121" table:number-columns-repeated="2"/>
            <table:table-cell table:style-name="ce110" table:number-columns-repeated="5"/>
            <table:table-cell table:style-name="ce127"/>
            <table:table-cell table:style-name="ce94" table:formula="of:=[.B70]&amp;[.C70]&amp;[.D70]" office:value-type="string" office:string-value="\node[normstate] (CBA) [right of=CAB] {};">
              <text:p>\node[normstate] (CBA) [right of=C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4]" office:value-type="string" office:string-value="normstate">
              <text:p>normstate</text:p>
            </table:table-cell>
            <table:table-cell office:value-type="string">
              <text:p>] (AB) [above of=ABC</text:p>
            </table:table-cell>
            <table:table-cell table:style-name="ce121" table:number-columns-repeated="2"/>
            <table:table-cell table:style-name="ce110"/>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1]&amp;[.C71]&amp;[.D71]&amp;[.G71]&amp;[.H71]&amp;[.I71]&amp;[.J71]" office:value-type="string" office:string-value="\node[normstate] (AB) [above of=ABC,node distance=3.5mm] {};">
              <text:p>\node[normstate] (AB) [above of=ABC,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5]" office:value-type="string" office:string-value="minstate">
              <text:p>minstate</text:p>
            </table:table-cell>
            <table:table-cell office:value-type="string">
              <text:p>] (AC) [right of=AB] {};</text:p>
            </table:table-cell>
            <table:table-cell table:style-name="ce121" table:number-columns-repeated="2"/>
            <table:table-cell table:number-columns-repeated="4" table:style-name="ce110"/>
            <table:table-cell table:style-name="ce110"/>
            <table:table-cell table:style-name="ce127"/>
            <table:table-cell table:style-name="ce94" table:formula="of:=[.B72]&amp;[.C72]&amp;[.D72]&amp;[.G72]&amp;[.H72]&amp;[.I72]&amp;[.J72]" office:value-type="string" office:string-value="\node[minstate] (AC) [right of=AB] {};">
              <text:p>\node[minstate] (AC) [right of=AB]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6]" office:value-type="string" office:string-value="normstate">
              <text:p>normstate</text:p>
            </table:table-cell>
            <table:table-cell office:value-type="string">
              <text:p>] (BA) [right of=AC] {};</text:p>
            </table:table-cell>
            <table:table-cell table:style-name="ce121" table:number-columns-repeated="2"/>
            <table:table-cell table:number-columns-repeated="4" table:style-name="ce110"/>
            <table:table-cell table:style-name="ce110"/>
            <table:table-cell table:style-name="ce127"/>
            <table:table-cell table:style-name="ce94" table:formula="of:=[.B73]&amp;[.C73]&amp;[.D73]&amp;[.G73]&amp;[.H73]&amp;[.I73]&amp;[.J73]" office:value-type="string" office:string-value="\node[normstate] (BA) [right of=AC] {};">
              <text:p>\node[normstate] (BA) [right of=A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7]" office:value-type="string" office:string-value="normstate">
              <text:p>normstate</text:p>
            </table:table-cell>
            <table:table-cell office:value-type="string">
              <text:p>] (BC) [right of=BA] {};</text:p>
            </table:table-cell>
            <table:table-cell table:style-name="ce121" table:number-columns-repeated="2"/>
            <table:table-cell table:number-columns-repeated="4" table:style-name="ce110"/>
            <table:table-cell table:style-name="ce110"/>
            <table:table-cell table:style-name="ce127"/>
            <table:table-cell table:style-name="ce94" table:formula="of:=[.B74]&amp;[.C74]&amp;[.D74]&amp;[.G74]&amp;[.H74]&amp;[.I74]&amp;[.J74]" office:value-type="string" office:string-value="\node[normstate] (BC) [right of=BA] {};">
              <text:p>\node[normstate] (BC) [right of=B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8]" office:value-type="string" office:string-value="normstate">
              <text:p>normstate</text:p>
            </table:table-cell>
            <table:table-cell office:value-type="string">
              <text:p>] (CA) [right of=BC] {};</text:p>
            </table:table-cell>
            <table:table-cell table:style-name="ce121" table:number-columns-repeated="2"/>
            <table:table-cell table:number-columns-repeated="4" table:style-name="ce110"/>
            <table:table-cell table:style-name="ce110"/>
            <table:table-cell table:style-name="ce127"/>
            <table:table-cell table:style-name="ce94" table:formula="of:=[.B75]&amp;[.C75]&amp;[.D75]&amp;[.G75]&amp;[.H75]&amp;[.I75]&amp;[.J75]" office:value-type="string" office:string-value="\node[normstate] (CA) [right of=BC] {};">
              <text:p>\node[normstate] (CA) [right of=BC]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79]" office:value-type="string" office:string-value="normstate">
              <text:p>normstate</text:p>
            </table:table-cell>
            <table:table-cell office:value-type="string">
              <text:p>] (CB) [right of=CA] {};</text:p>
            </table:table-cell>
            <table:table-cell table:style-name="ce121" table:number-columns-repeated="2"/>
            <table:table-cell table:number-columns-repeated="4" table:style-name="ce110"/>
            <table:table-cell table:style-name="ce110"/>
            <table:table-cell table:style-name="ce127"/>
            <table:table-cell table:style-name="ce94" table:formula="of:=[.B76]&amp;[.C76]&amp;[.D76]&amp;[.G76]&amp;[.H76]&amp;[.I76]&amp;[.J76]" office:value-type="string" office:string-value="\node[normstate] (CB) [right of=CA] {};">
              <text:p>\node[normstate] (CB) [right of=CA]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0]" office:value-type="string" office:string-value="normstate">
              <text:p>normstate</text:p>
            </table:table-cell>
            <table:table-cell office:value-type="string">
              <text:p>] (A) [above of=AC,xshift=-</text:p>
            </table:table-cell>
            <table:table-cell table:style-name="ce121" table:number-columns-repeated="2"/>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7]&amp;[.C77]&amp;[.D77]&amp;[.G77]&amp;[.H77]&amp;[.I77]&amp;[.J77]"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1]" office:value-type="string" office:string-value="normstate">
              <text:p>normstate</text:p>
            </table:table-cell>
            <table:table-cell office:value-type="string">
              <text:p>] (B) [above of=BC,xshift=-</text:p>
            </table:table-cell>
            <table:table-cell table:style-name="ce121" table:number-columns-repeated="2"/>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8]&amp;[.C78]&amp;[.D78]&amp;[.G78]&amp;[.H78]&amp;[.I78]&amp;[.J78]" office:value-type="string" office:string-value="\node[normstate] (B) [above of=BC,xshift=-1.13mm,node distance=3.5mm] {};">
              <text:p>\node[normstate] (B) [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2]" office:value-type="string" office:string-value="normstate">
              <text:p>normstate</text:p>
            </table:table-cell>
            <table:table-cell office:value-type="string">
              <text:p>] (C) [above of=CB,xshift=-</text:p>
            </table:table-cell>
            <table:table-cell table:style-name="ce121" table:number-columns-repeated="2"/>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9]&amp;[.C79]&amp;[.D79]&amp;[.G79]&amp;[.H79]&amp;[.I79]&amp;[.J79]" office:value-type="string" office:string-value="\node[normstate] (C) [above of=CB,xshift=-1.13mm,node distance=3.5mm] {};">
              <text:p>\node[normstate] (C) [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3]" office:value-type="string" office:string-value="normstate">
              <text:p>normstate</text:p>
            </table:table-cell>
            <table:table-cell office:value-type="string">
              <text:p>] (NULLA) [above of=B,node distance=</text:p>
            </table:table-cell>
            <table:table-cell table:style-name="ce121" table:number-columns-repeated="2"/>
            <table:table-cell table:number-columns-repeated="2"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80]&amp;[.C80]&amp;[.D80]&amp;[.G80]&amp;[.H80]&amp;[.I80]&amp;[.J80]" office:value-type="string" office:string-value="\node[normstate] (NULLA) [above of=B,node distance=3.5mm] {};">
              <text:p>\node[normstate] (NULLA) [above of=B,node distance=3.5mm] {};</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 <text:s/>(NULLA) <text:s/>edge node[swap] </text:p>
            </table:table-cell>
            <table:table-cell/>
            <table:table-cell table:style-name="ce119"/>
            <table:table-cell office:value-type="string">
              <text:p>{</text:p>
            </table:table-cell>
            <table:table-cell table:formula="of:=[.A223]" office:value-type="string" office:string-value=" ">
              <text:p><text:s/></text:p>
            </table:table-cell>
            <table:table-cell office:value-type="string">
              <text:p>}</text:p>
            </table:table-cell>
            <table:table-cell office:value-type="string">
              <text:p><text:s/>(A)</text:p>
            </table:table-cell>
            <table:table-cell table:number-columns-repeated="4"/>
            <table:table-cell table:formula="of:=[.B81]&amp;[.E81]&amp;[.F81]&amp;[.G81]&amp;[.H81]" office:value-type="string" office:string-value="\path  (NULLA)  edge node[swap] { } (A)">
              <text:p>\path <text:s/>(NULLA) <text:s/>edge node[swap] { } (A)</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f:=[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formula="of:=[.B82]&amp;[.E82]&amp;[.F82]&amp;[.G82]&amp;[.H82]" office:value-type="string" office:string-value="   edge node { } (B)">
              <text:p><text:s text:c="3"/>edge node { } (B)</text:p>
            </table:table-cell>
            <table:table-cell table:number-columns-repeated="243"/>
          </table:table-row>
          <table:table-row table:style-name="ro1">
            <table:table-cell/>
            <table:table-cell office:value-type="string">
              <text:p><text:s text:c="3"/>edge node </text:p>
            </table:table-cell>
            <table:table-cell/>
            <table:table-cell table:style-name="ce119"/>
            <table:table-cell office:value-type="string">
              <text:p>{</text:p>
            </table:table-cell>
            <table:table-cell table:formula="of:=[1Einstellungen_Deckblatt.I31]" office:value-type="string" office:string-value=" ">
              <text:p><text:s/></text:p>
            </table:table-cell>
            <table:table-cell office:value-type="string">
              <text:p>}</text:p>
            </table:table-cell>
            <table:table-cell office:value-type="string">
              <text:p><text:s/>(C)</text:p>
            </table:table-cell>
            <table:table-cell table:number-columns-repeated="4"/>
            <table:table-cell table:formula="of:=[.B83]&amp;[.E83]&amp;[.F83]&amp;[.G83]&amp;[.H83]" office:value-type="string" office:string-value="   edge node { } (C)">
              <text:p><text:s text:c="3"/>edge node { } (C)</text:p>
            </table:table-cell>
            <table:table-cell table:number-columns-repeated="243"/>
          </table:table-row>
          <table:table-row table:style-name="ro1">
            <table:table-cell/>
            <table:table-cell office:value-type="string">
              <text:p>(A) <text:s/>edge node[swap] </text:p>
            </table:table-cell>
            <table:table-cell/>
            <table:table-cell table:style-name="ce119"/>
            <table:table-cell office:value-type="string">
              <text:p>{</text:p>
            </table:table-cell>
            <table:table-cell table:formula="of:=[.F82]" office:value-type="string" office:string-value=" ">
              <text:p><text:s/></text:p>
            </table:table-cell>
            <table:table-cell office:value-type="string">
              <text:p>}</text:p>
            </table:table-cell>
            <table:table-cell office:value-type="string">
              <text:p><text:s/>(AB)</text:p>
            </table:table-cell>
            <table:table-cell table:number-columns-repeated="4"/>
            <table:table-cell table:formula="of:=[.B84]&amp;[.E84]&amp;[.F84]&amp;[.G84]&amp;[.H84]" office:value-type="string" office:string-value="(A)  edge node[swap] { } (AB)">
              <text:p>(A) <text:s/>edge node[swap] { } (AB)</text:p>
            </table:table-cell>
            <table:table-cell table:number-columns-repeated="243"/>
          </table:table-row>
          <table:table-row table:style-name="ro1">
            <table:table-cell/>
            <table:table-cell office:value-type="string">
              <text:p>(C) <text:s/>edge node </text:p>
            </table:table-cell>
            <table:table-cell/>
            <table:table-cell table:style-name="ce119"/>
            <table:table-cell office:value-type="string">
              <text:p>{</text:p>
            </table:table-cell>
            <table:table-cell table:formula="of:=[.F82]" office:value-type="string" office:string-value=" ">
              <text:p><text:s/></text:p>
            </table:table-cell>
            <table:table-cell office:value-type="string">
              <text:p>}</text:p>
            </table:table-cell>
            <table:table-cell office:value-type="string">
              <text:p><text:s/>(CB)</text:p>
            </table:table-cell>
            <table:table-cell table:number-columns-repeated="4"/>
            <table:table-cell table:formula="of:=[.B85]&amp;[.E85]&amp;[.F85]&amp;[.G85]&amp;[.H85]" office:value-type="string" office:string-value="(C)  edge node { } (CB)">
              <text:p>(C) <text:s/>edge node { } (CB)</text:p>
            </table:table-cell>
            <table:table-cell table:number-columns-repeated="243"/>
          </table:table-row>
          <table:table-row table:style-name="ro1">
            <table:table-cell/>
            <table:table-cell office:value-type="string">
              <text:p>(B) <text:s/>edge node[swap] </text:p>
            </table:table-cell>
            <table:table-cell/>
            <table:table-cell table:style-name="ce119"/>
            <table:table-cell office:value-type="string">
              <text:p>{</text:p>
            </table:table-cell>
            <table:table-cell table:formula="of:=[.F81]" office:value-type="string" office:string-value=" ">
              <text:p><text:s/></text:p>
            </table:table-cell>
            <table:table-cell office:value-type="string">
              <text:p>}</text:p>
            </table:table-cell>
            <table:table-cell office:value-type="string">
              <text:p><text:s/>(BA)</text:p>
            </table:table-cell>
            <table:table-cell table:number-columns-repeated="4"/>
            <table:table-cell table:formula="of:=[.B86]&amp;[.E86]&amp;[.F86]&amp;[.G86]&amp;[.H86]" office:value-type="string" office:string-value="(B)  edge node[swap] { } (BA)">
              <text:p>(B) <text:s/>edge node[swap] { } (BA)</text:p>
            </table:table-cell>
            <table:table-cell table:number-columns-repeated="243"/>
          </table:table-row>
          <table:table-row table:style-name="ro1">
            <table:table-cell/>
            <table:table-cell office:value-type="string">
              <text:p>(C) <text:s/>edge node[swap] </text:p>
            </table:table-cell>
            <table:table-cell/>
            <table:table-cell table:style-name="ce119"/>
            <table:table-cell office:value-type="string">
              <text:p>{</text:p>
            </table:table-cell>
            <table:table-cell table:formula="of:=[.F81]" office:value-type="string" office:string-value=" ">
              <text:p><text:s/></text:p>
            </table:table-cell>
            <table:table-cell office:value-type="string">
              <text:p>}</text:p>
            </table:table-cell>
            <table:table-cell office:value-type="string">
              <text:p><text:s/>(CA)</text:p>
            </table:table-cell>
            <table:table-cell table:number-columns-repeated="4"/>
            <table:table-cell table:formula="of:=[.B87]&amp;[.E87]&amp;[.F87]&amp;[.G87]&amp;[.H87]" office:value-type="string" office:string-value="(C)  edge node[swap] { } (CA)">
              <text:p>(C) <text:s/>edge node[swap] { } (CA)</text:p>
            </table:table-cell>
            <table:table-cell table:number-columns-repeated="243"/>
          </table:table-row>
          <table:table-row table:style-name="ro1">
            <table:table-cell/>
            <table:table-cell office:value-type="string">
              <text:p>(A) edge node </text:p>
            </table:table-cell>
            <table:table-cell/>
            <table:table-cell table:style-name="ce119"/>
            <table:table-cell office:value-type="string">
              <text:p>{</text:p>
            </table:table-cell>
            <table:table-cell table:formula="of:=[.F83]" office:value-type="string" office:string-value=" ">
              <text:p><text:s/></text:p>
            </table:table-cell>
            <table:table-cell office:value-type="string">
              <text:p>}</text:p>
            </table:table-cell>
            <table:table-cell office:value-type="string">
              <text:p><text:s/>(AC)</text:p>
            </table:table-cell>
            <table:table-cell table:number-columns-repeated="4"/>
            <table:table-cell table:formula="of:=[.B88]&amp;[.E88]&amp;[.F88]&amp;[.G88]&amp;[.H88]" office:value-type="string" office:string-value="(A) edge node { } (AC)">
              <text:p>(A) edge node { } (AC)</text:p>
            </table:table-cell>
            <table:table-cell table:number-columns-repeated="243"/>
          </table:table-row>
          <table:table-row table:style-name="ro1">
            <table:table-cell/>
            <table:table-cell office:value-type="string">
              <text:p>(B) edge node </text:p>
            </table:table-cell>
            <table:table-cell/>
            <table:table-cell table:style-name="ce119"/>
            <table:table-cell office:value-type="string">
              <text:p>{</text:p>
            </table:table-cell>
            <table:table-cell table:formula="of:=[.F83]" office:value-type="string" office:string-value=" ">
              <text:p><text:s/></text:p>
            </table:table-cell>
            <table:table-cell office:value-type="string">
              <text:p>}</text:p>
            </table:table-cell>
            <table:table-cell office:value-type="string">
              <text:p><text:s/>(BC)</text:p>
            </table:table-cell>
            <table:table-cell table:number-columns-repeated="4"/>
            <table:table-cell table:formula="of:=[.B89]&amp;[.E89]&amp;[.F89]&amp;[.G89]&amp;[.H89]" office:value-type="string" office:string-value="(B) edge node { } (BC)">
              <text:p>(B) edge node { } (BC)</text:p>
            </table:table-cell>
            <table:table-cell table:number-columns-repeated="243"/>
          </table:table-row>
          <table:table-row table:style-name="ro1">
            <table:table-cell/>
            <table:table-cell office:value-type="string">
              <text:p>(CB) edge node[swap] </text:p>
            </table:table-cell>
            <table:table-cell/>
            <table:table-cell table:style-name="ce119"/>
            <table:table-cell office:value-type="string">
              <text:p>{</text:p>
            </table:table-cell>
            <table:table-cell table:formula="of:=[.F81]" office:value-type="string" office:string-value=" ">
              <text:p><text:s/></text:p>
            </table:table-cell>
            <table:table-cell office:value-type="string">
              <text:p>}</text:p>
            </table:table-cell>
            <table:table-cell office:value-type="string">
              <text:p><text:s/>(CBA)</text:p>
            </table:table-cell>
            <table:table-cell table:number-columns-repeated="4"/>
            <table:table-cell table:formula="of:=[.B90]&amp;[.E90]&amp;[.F90]&amp;[.G90]&amp;[.H90]" office:value-type="string" office:string-value="(CB) edge node[swap] { } (CBA)">
              <text:p>(CB) edge node[swap] { } (CBA)</text:p>
            </table:table-cell>
            <table:table-cell table:number-columns-repeated="243"/>
          </table:table-row>
          <table:table-row table:style-name="ro1">
            <table:table-cell/>
            <table:table-cell office:value-type="string">
              <text:p>(BC) edge node[swap] </text:p>
            </table:table-cell>
            <table:table-cell/>
            <table:table-cell table:style-name="ce119"/>
            <table:table-cell office:value-type="string">
              <text:p>{</text:p>
            </table:table-cell>
            <table:table-cell table:formula="of:=[.F81]" office:value-type="string" office:string-value=" ">
              <text:p><text:s/></text:p>
            </table:table-cell>
            <table:table-cell office:value-type="string">
              <text:p>}</text:p>
            </table:table-cell>
            <table:table-cell office:value-type="string">
              <text:p><text:s/>(BCA)</text:p>
            </table:table-cell>
            <table:table-cell table:number-columns-repeated="4"/>
            <table:table-cell table:formula="of:=[.B91]&amp;[.E91]&amp;[.F91]&amp;[.G91]&amp;[.H91]" office:value-type="string" office:string-value="(BC) edge node[swap] { } (BCA)">
              <text:p>(BC) edge node[swap] { } (BCA)</text:p>
            </table:table-cell>
            <table:table-cell table:number-columns-repeated="243"/>
          </table:table-row>
          <table:table-row table:style-name="ro1">
            <table:table-cell/>
            <table:table-cell office:value-type="string">
              <text:p>(CA) edge node[swap] </text:p>
            </table:table-cell>
            <table:table-cell/>
            <table:table-cell table:style-name="ce119"/>
            <table:table-cell office:value-type="string">
              <text:p>{</text:p>
            </table:table-cell>
            <table:table-cell table:formula="of:=[.F82]" office:value-type="string" office:string-value=" ">
              <text:p><text:s/></text:p>
            </table:table-cell>
            <table:table-cell office:value-type="string">
              <text:p>}</text:p>
            </table:table-cell>
            <table:table-cell office:value-type="string">
              <text:p><text:s/>(CAB)</text:p>
            </table:table-cell>
            <table:table-cell table:number-columns-repeated="4"/>
            <table:table-cell table:formula="of:=[.B92]&amp;[.E92]&amp;[.F92]&amp;[.G92]&amp;[.H92]" office:value-type="string" office:string-value="(CA) edge node[swap] { } (CAB)">
              <text:p>(CA) edge node[swap] { } (CAB)</text:p>
            </table:table-cell>
            <table:table-cell table:number-columns-repeated="243"/>
          </table:table-row>
          <table:table-row table:style-name="ro1">
            <table:table-cell/>
            <table:table-cell office:value-type="string">
              <text:p>(AC) edge node[swap] </text:p>
            </table:table-cell>
            <table:table-cell/>
            <table:table-cell table:style-name="ce119"/>
            <table:table-cell office:value-type="string">
              <text:p>{</text:p>
            </table:table-cell>
            <table:table-cell table:formula="of:=[.F82]" office:value-type="string" office:string-value=" ">
              <text:p><text:s/></text:p>
            </table:table-cell>
            <table:table-cell office:value-type="string">
              <text:p>}</text:p>
            </table:table-cell>
            <table:table-cell office:value-type="string">
              <text:p><text:s/>(ACB)</text:p>
            </table:table-cell>
            <table:table-cell table:number-columns-repeated="4"/>
            <table:table-cell table:formula="of:=[.B93]&amp;[.E93]&amp;[.F93]&amp;[.G93]&amp;[.H93]" office:value-type="string" office:string-value="(AC) edge node[swap] { } (ACB)">
              <text:p>(AC) edge node[swap] { } (ACB)</text:p>
            </table:table-cell>
            <table:table-cell table:number-columns-repeated="243"/>
          </table:table-row>
          <table:table-row table:style-name="ro1">
            <table:table-cell/>
            <table:table-cell office:value-type="string">
              <text:p>(AB) edge node[swap] </text:p>
            </table:table-cell>
            <table:table-cell/>
            <table:table-cell table:style-name="ce119"/>
            <table:table-cell office:value-type="string">
              <text:p>{</text:p>
            </table:table-cell>
            <table:table-cell table:formula="of:=[.F83]" office:value-type="string" office:string-value=" ">
              <text:p><text:s/></text:p>
            </table:table-cell>
            <table:table-cell office:value-type="string">
              <text:p>}</text:p>
            </table:table-cell>
            <table:table-cell office:value-type="string">
              <text:p><text:s/>(ABC)</text:p>
            </table:table-cell>
            <table:table-cell table:number-columns-repeated="4"/>
            <table:table-cell table:formula="of:=[.B94]&amp;[.E94]&amp;[.F94]&amp;[.G94]&amp;[.H94]" office:value-type="string" office:string-value="(AB) edge node[swap] { } (ABC)">
              <text:p>(AB) edge node[swap] { } (ABC)</text:p>
            </table:table-cell>
            <table:table-cell table:number-columns-repeated="243"/>
          </table:table-row>
          <table:table-row table:style-name="ro1">
            <table:table-cell/>
            <table:table-cell office:value-type="string">
              <text:p>(BA) edge node[swap] </text:p>
            </table:table-cell>
            <table:table-cell/>
            <table:table-cell table:style-name="ce119"/>
            <table:table-cell office:value-type="string">
              <text:p>{</text:p>
            </table:table-cell>
            <table:table-cell table:formula="of:=[.F83]" office:value-type="string" office:string-value=" ">
              <text:p><text:s/></text:p>
            </table:table-cell>
            <table:table-cell office:value-type="string">
              <text:p>}</text:p>
            </table:table-cell>
            <table:table-cell office:value-type="string">
              <text:p><text:s/>(BAC)</text:p>
            </table:table-cell>
            <table:table-cell table:number-columns-repeated="4"/>
            <table:table-cell table:formula="of:=[.B95]&amp;[.E95]&amp;[.F95]&amp;[.G95]&amp;[.H95]" office:value-type="string" office:string-value="(BA) edge node[swap] { } (BAC)">
              <text:p>(BA) edge node[swap] { } (BAC)</text:p>
            </table:table-cell>
            <table:table-cell table:number-columns-repeated="243"/>
          </table:table-row>
          <table:table-row table:style-name="ro15">
            <table:table-cell table:style-name="ce79"/>
            <table:table-cell table:style-name="ce92" office:value-type="string">
              <text:p>;</text:p>
              <text:p>\end{tikzpicture}</text:p>
              <text:p>}%</text:p>
            </table:table-cell>
            <table:table-cell table:style-name="ce108"/>
            <table:table-cell table:style-name="ce117" table:number-columns-repeated="3"/>
            <table:table-cell table:style-name="ce108" table:number-columns-repeated="5"/>
            <table:table-cell table:style-name="ce125"/>
            <table:table-cell table:style-name="ce92" table:formula="of:=[.B96]" office:value-type="string" office:string-value="; \end{tikzpicture} }%">
              <text:p>; \end{tikzpicture} }%</text:p>
            </table:table-cell>
            <table:table-cell table:style-name="ce108" table:number-columns-repeated="8"/>
            <table:table-cell table:style-name="ce125"/>
            <table:table-cell table:style-name="ce108" table:number-columns-repeated="234"/>
          </table:table-row>
          <table:table-row table:style-name="ro1">
            <table:table-cell table:style-name="ce83"/>
            <table:table-cell table:style-name="ce96"/>
            <table:table-cell table:style-name="Default"/>
            <table:table-cell table:style-name="ce120" table:number-columns-repeated="3"/>
            <table:table-cell table:style-name="Default" table:number-columns-repeated="5"/>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f:=CONCATENATE([.M59];[.M60];[.M61];[.M62];[.M63];[.M64];[.M65];[.M66];[.M67];[.M68];[.M69];[.M70];[.M71];[.M72];[.M73];[.M74];[.M75];[.M76];[.M77];[.M78];[.M79];[.M80];[.M81];[.M82];[.M83];[.M84];[.M85];[.M86];[.M87];[.M88];[.M89];[.M90];[.M91];[.M92];[.M93];[.M94];[.M95];[.M96])" office:value-type="string" office:string-value="{\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NULLA)  edge node[swap] { } (A)   edge node { } (B)   edge node { } (C)(A)  edge node[swap] { } (AB)(C)  edge node { } (CB)(B)  edge node[swap] { } (BA)(C)  edge node[swap] { } (CA)(A) edge node { } (AC)(B) edge node { } (BC)(CB) edge node[swap] { } (CBA)(BC) edge node[swap] { } (BCA)(CA) edge node[swap] { } (CAB)(AC) edge node[swap] { } (ACB)(AB) edge node[swap] { } (ABC)(BA) edge node[swap] { } (BAC); \end{tikzpicture} }%" table:number-columns-spanned="11" table:number-rows-spanned="1">
              <text:p>{\tiny \begin{tikzpicture}[normstate/.style={draw,fill=white,circle,inner sep=0pt,minimum size=1.5mm,node distance=2.25mm},minstate/.style={draw,fill=black,circle,inner sep=0pt, minimum size=1.5mm,node distance=2.25mm},folgestate/.style={draw,pattern=crosshatch,circle,inner sep=0pt, minimum size=1.5mm,node distance=2.25mm},dummystate/.style={draw=none,pattern=none,circle,inner sep=0pt,minimum size=1.5mm,node distance=2.25mm},auto,semithick,scale=1,transform shape]\node[minstate] (ABC) {};\node[folgestate] (ACB) [right of=ABC] {};\node[minstate] (BAC) [right of=ACB] {};\node[normstate] (BCA) [right of=BAC] {};\node[normstate] (CAB) [right of=BCA] {};\node[normstate] (CBA) [right of=CAB] {};\node[normstate] (AB) [above of=ABC,node distance=3.5mm] {};\node[minstate] (AC) [right of=AB] {};\node[normstate] (BA) [right of=AC] {};\node[normstate] (BC) [right of=BA] {};\node[normstate] (CA) [right of=BC] {};\node[normstate] (CB) [right of=CA] {};\node[normstate] (A) [above of=AC,xshift=-1.13mm,node distance=3.5mm] {};\node[normstate] (B) [above of=BC,xshift=-1.13mm,node distance=3.5mm] {};\node[normstate] (C) [above of=CB,xshift=-1.13mm,node distance=3.5mm] {};\node[normstate] (NULLA) [above of=B,node distance=3.5mm] {};\path <text:s/>(NULLA) <text:s/>edge node[swap] { } (A) <text:s text:c="2"/>edge node { } (B) <text:s text:c="2"/>edge node { } (C)(A) <text:s/>edge node[swap] { } (AB)(C) <text:s/>edge node { } (CB)(B) <text:s/>edge node[swap] { } (BA)(C) <text:s/>edge node[swap] { } (CA)(A) edge node { } (AC)(B) edge node { } (BC)(CB) edge node[swap] { } (CBA)(BC) edge node[swap] { } (BCA)(CA) edge node[swap] { } (CAB)(AC) edge node[swap] { } (ACB)(AB) edge node[swap] { } (ABC)(BA) edge node[swap] { } (BAC);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2_S</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group>
          <table:table-row table:style-name="ro14">
            <table:table-cell table:style-name="ce79" office:value-type="string">
              <text:p>Eröffnung</text:p>
            </table:table-cell>
            <table:table-cell table:style-name="ce92" office:value-type="string">
              <text:p>{\tiny</text:p>
              <text:p>\begin{tikzpicture}[</text:p>
            </table:table-cell>
            <table:table-cell table:number-columns-repeated="9" table:style-name="ce108"/>
            <table:table-cell table:style-name="ce125"/>
            <table:table-cell table:style-name="ce135" table:formula="of:=[.B101]&amp;[.C101]&amp;[.D101]&amp;[.E101]&amp;[.F101]&amp;[.G101]&amp;[.H101]&amp;[.I101]&amp;[.J101]&amp;[.K101]&amp;[.L101]" office:value-type="string" office:string-value="{\tiny \begin{tikzpicture}[">
              <text:p>{\tiny \begin{tikzpicture}[</text:p>
            </table:table-cell>
            <table:table-cell table:style-name="ce108" table:formula="of:=[.B101]&amp;[.C101]&amp;[.D101]&amp;[.E101]&amp;[.F101]&amp;[.G101]&amp;[.H101]&amp;[.I101]&amp;[.J101]&amp;[.K101]&amp;[.L101]" office:value-type="string" office:string-value="{\tiny \begin{tikzpicture}[">
              <text:p>{\tiny \begin{tikzpicture}[</text:p>
            </table:table-cell>
            <table:table-cell table:style-name="ce108" table:number-columns-repeated="7"/>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2]&amp;[.C102]&amp;[.D102]&amp;[.E102]&amp;[.F102]&amp;[.G102]&amp;[.H102]&amp;[.I102]&amp;[.J102]&amp;[.K102]&amp;[.L102]" office:value-type="string" office:string-value="normstate/.style={draw,fill=white,circle,inner sep=0pt,minimum size=1.5mm,node distance=2.25mm},">
              <text:p>normstate/.style={draw,fill=white,circle,inner sep=0pt,minimum size=1.5mm,node distance=2.25mm},</text:p>
            </table:table-cell>
            <table:table-cell table:style-name="ce109" table:formula="of:=[.B102]&amp;[.C102]&amp;[.D102]&amp;[.E102]&amp;[.F102]&amp;[.G102]&amp;[.H102]&amp;[.I102]&amp;[.J102]&amp;[.K102]&amp;[.L102]"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3]&amp;[.C103]&amp;[.D103]&amp;[.E103]&amp;[.F103]&amp;[.G103]&amp;[.H103]&amp;[.I103]&amp;[.J103]&amp;[.K103]&amp;[.L10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formula="of:=[.B103]&amp;[.C103]&amp;[.D103]&amp;[.E103]&amp;[.F103]&amp;[.G103]&amp;[.H103]&amp;[.I103]&amp;[.J103]&amp;[.K103]&amp;[.L103]"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4]&amp;[.C104]&amp;[.D104]&amp;[.E104]&amp;[.F104]&amp;[.G104]&amp;[.H104]&amp;[.I104]&amp;[.J104]&amp;[.K104]&amp;[.L104]" office:value-type="string" office:string-value="minstate/.style={draw,fill=black,circle,inner sep=0pt, minimum size=1.5mm,node distance=2.25mm},">
              <text:p>minstate/.style={draw,fill=black,circle,inner sep=0pt, minimum size=1.5mm,node distance=2.25mm},</text:p>
            </table:table-cell>
            <table:table-cell table:style-name="ce109" table:formula="of:=[.B104]&amp;[.C104]&amp;[.D104]&amp;[.E104]&amp;[.F104]&amp;[.G104]&amp;[.H104]&amp;[.I104]&amp;[.J104]&amp;[.K104]&amp;[.L104]"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5]&amp;[.C105]&amp;[.D105]&amp;[.E105]&amp;[.F105]&amp;[.G105]&amp;[.H105]&amp;[.I105]&amp;[.J105]&amp;[.K105]&amp;[.L105]" office:value-type="string" office:string-value="minsandstate/.style={draw,fill=black,rectangle,inner sep=0pt,minimum size=1.5mm,node distance=2.25mm},">
              <text:p>minsandstate/.style={draw,fill=black,rectangle,inner sep=0pt,minimum size=1.5mm,node distance=2.25mm},</text:p>
            </table:table-cell>
            <table:table-cell table:style-name="ce109" table:formula="of:=[.B105]&amp;[.C105]&amp;[.D105]&amp;[.E105]&amp;[.F105]&amp;[.G105]&amp;[.H105]&amp;[.I105]&amp;[.J105]&amp;[.K105]&amp;[.L105]"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6]&amp;[.C106]&amp;[.D106]&amp;[.E106]&amp;[.F106]&amp;[.G106]&amp;[.H106]&amp;[.I106]&amp;[.J106]&amp;[.K106]&amp;[.L10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formula="of:=[.B106]&amp;[.C106]&amp;[.D106]&amp;[.E106]&amp;[.F106]&amp;[.G106]&amp;[.H106]&amp;[.I106]&amp;[.J106]&amp;[.K106]&amp;[.L106]"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7]&amp;[.C107]&amp;[.D107]&amp;[.E107]&amp;[.F107]&amp;[.G107]&amp;[.H107]&amp;[.I107]&amp;[.J107]&amp;[.K107]&amp;[.L10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formula="of:=[.B107]&amp;[.C107]&amp;[.D107]&amp;[.E107]&amp;[.F107]&amp;[.G107]&amp;[.H107]&amp;[.I107]&amp;[.J107]&amp;[.K107]&amp;[.L107]"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number-columns-repeated="6"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136" table:formula="of:=[.B108]&amp;[.C108]&amp;[.D108]&amp;[.E108]&amp;[.F108]&amp;[.G108]&amp;[.H108]&amp;[.I108]&amp;[.J108]&amp;[.K108]&amp;[.L10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formula="of:=[.B108]&amp;[.C108]&amp;[.D108]&amp;[.E108]&amp;[.F108]&amp;[.G108]&amp;[.H108]&amp;[.I108]&amp;[.J108]&amp;[.K108]&amp;[.L108]"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7"/>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109]&amp;[.C109]&amp;[.D109]&amp;[.E109]&amp;[.F109]&amp;[.G109]&amp;[.H109]&amp;[.I109]&amp;[.J109]&amp;[.K109]&amp;[.L109]" office:value-type="string" office:string-value="auto,semithick,scale=1,transform shape]">
              <text:p>auto,semithick,scale=1,transform shape]</text:p>
            </table:table-cell>
            <table:table-cell table:style-name="ce109" table:formula="of:=[.B109]&amp;[.C109]&amp;[.D109]&amp;[.E109]&amp;[.F109]&amp;[.G109]&amp;[.H109]&amp;[.I109]&amp;[.J109]&amp;[.K109]&amp;[.L109]" office:value-type="string" office:string-value="auto,semithick,scale=1,transform shape]">
              <text:p>auto,semithick,scale=1,transform shape]</text:p>
            </table:table-cell>
            <table:table-cell table:style-name="ce109" table:number-columns-repeated="7"/>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87]" office:value-type="string" office:string-value="normstate">
              <text:p>normstate</text:p>
            </table:table-cell>
            <table:table-cell office:value-type="string">
              <text:p>] (ABC) {};</text:p>
            </table:table-cell>
            <table:table-cell table:number-columns-repeated="7" table:style-name="ce110"/>
            <table:table-cell table:style-name="ce127"/>
            <table:table-cell table:style-name="ce137" table:formula="of:=[.B110]&amp;[.C110]&amp;[.D110]&amp;[.E110]&amp;[.F110]&amp;[.G110]&amp;[.H110]&amp;[.I110]&amp;[.J110]&amp;[.K110]&amp;[.L110]" office:value-type="string" office:string-value="\node[normstate] (ABC) {};">
              <text:p>\node[normstate] (ABC) {};</text:p>
            </table:table-cell>
            <table:table-cell table:style-name="ce110" table:formula="of:=[.B110]&amp;[.C110]&amp;[.D110]&amp;[.E110]&amp;[.F110]&amp;[.G110]&amp;[.H110]&amp;[.I110]&amp;[.J110]&amp;[.K110]&amp;[.L110]" office:value-type="string" office:string-value="\node[normstate] (ABC) {};">
              <text:p>\node[normstate] (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8]" office:value-type="string" office:string-value="normstate">
              <text:p>normstate</text:p>
            </table:table-cell>
            <table:table-cell office:value-type="string">
              <text:p>] (ACB) [right of=ABC] {};</text:p>
            </table:table-cell>
            <table:table-cell table:number-columns-repeated="7" table:style-name="ce110"/>
            <table:table-cell table:style-name="ce127"/>
            <table:table-cell table:style-name="ce137" table:formula="of:=[.B111]&amp;[.C111]&amp;[.D111]&amp;[.E111]&amp;[.F111]&amp;[.G111]&amp;[.H111]&amp;[.I111]&amp;[.J111]&amp;[.K111]&amp;[.L111]" office:value-type="string" office:string-value="\node[normstate] (ACB) [right of=ABC] {};">
              <text:p>\node[normstate] (ACB) [right of=ABC] {};</text:p>
            </table:table-cell>
            <table:table-cell table:style-name="ce110" table:formula="of:=[.B111]&amp;[.C111]&amp;[.D111]&amp;[.E111]&amp;[.F111]&amp;[.G111]&amp;[.H111]&amp;[.I111]&amp;[.J111]&amp;[.K111]&amp;[.L111]" office:value-type="string" office:string-value="\node[normstate] (ACB) [right of=ABC] {};">
              <text:p>\node[normstate] (ACB)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89]" office:value-type="string" office:string-value="normsandstate">
              <text:p>normsandstate</text:p>
            </table:table-cell>
            <table:table-cell office:value-type="string">
              <text:p>] (Abc) [right of=ACB] {};</text:p>
            </table:table-cell>
            <table:table-cell table:number-columns-repeated="7" table:style-name="ce110"/>
            <table:table-cell table:style-name="ce127"/>
            <table:table-cell table:style-name="ce137" table:formula="of:=[.B112]&amp;[.C112]&amp;[.D112]&amp;[.E112]&amp;[.F112]&amp;[.G112]&amp;[.H112]&amp;[.I112]&amp;[.J112]&amp;[.K112]&amp;[.L112]" office:value-type="string" office:string-value="\node[normsandstate] (Abc) [right of=ACB] {};">
              <text:p>\node[normsandstate] (Abc) [right of=ACB] {};</text:p>
            </table:table-cell>
            <table:table-cell table:style-name="ce110" table:formula="of:=[.B112]&amp;[.C112]&amp;[.D112]&amp;[.E112]&amp;[.F112]&amp;[.G112]&amp;[.H112]&amp;[.I112]&amp;[.J112]&amp;[.K112]&amp;[.L112]" office:value-type="string" office:string-value="\node[normsandstate] (Abc) [right of=ACB] {};">
              <text:p>\node[normsandstate] (Abc) [right of=A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0]" office:value-type="string" office:string-value="normstate">
              <text:p>normstate</text:p>
            </table:table-cell>
            <table:table-cell office:value-type="string">
              <text:p>] (BAC) [right of=Abc] {};</text:p>
            </table:table-cell>
            <table:table-cell table:number-columns-repeated="7" table:style-name="ce110"/>
            <table:table-cell table:style-name="ce127"/>
            <table:table-cell table:style-name="ce137" table:formula="of:=[.B113]&amp;[.C113]&amp;[.D113]&amp;[.E113]&amp;[.F113]&amp;[.G113]&amp;[.H113]&amp;[.I113]&amp;[.J113]&amp;[.K113]&amp;[.L113]" office:value-type="string" office:string-value="\node[normstate] (BAC) [right of=Abc] {};">
              <text:p>\node[normstate] (BAC) [right of=Abc] {};</text:p>
            </table:table-cell>
            <table:table-cell table:style-name="ce110" table:formula="of:=[.B113]&amp;[.C113]&amp;[.D113]&amp;[.E113]&amp;[.F113]&amp;[.G113]&amp;[.H113]&amp;[.I113]&amp;[.J113]&amp;[.K113]&amp;[.L113]" office:value-type="string" office:string-value="\node[normstate] (BAC) [right of=Abc] {};">
              <text:p>\node[normstate] (BAC)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1]" office:value-type="string" office:string-value="normstate">
              <text:p>normstate</text:p>
            </table:table-cell>
            <table:table-cell office:value-type="string">
              <text:p>] (BCA) [right of=BAC] {};</text:p>
            </table:table-cell>
            <table:table-cell table:number-columns-repeated="7" table:style-name="ce110"/>
            <table:table-cell table:style-name="ce127"/>
            <table:table-cell table:style-name="ce137" table:formula="of:=[.B114]&amp;[.C114]&amp;[.D114]&amp;[.E114]&amp;[.F114]&amp;[.G114]&amp;[.H114]&amp;[.I114]&amp;[.J114]&amp;[.K114]&amp;[.L114]" office:value-type="string" office:string-value="\node[normstate] (BCA) [right of=BAC] {};">
              <text:p>\node[normstate] (BCA) [right of=BAC] {};</text:p>
            </table:table-cell>
            <table:table-cell table:style-name="ce110" table:formula="of:=[.B114]&amp;[.C114]&amp;[.D114]&amp;[.E114]&amp;[.F114]&amp;[.G114]&amp;[.H114]&amp;[.I114]&amp;[.J114]&amp;[.K114]&amp;[.L114]" office:value-type="string" office:string-value="\node[normstate] (BCA) [right of=BAC] {};">
              <text:p>\node[normstate] (BCA) [right of=B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2]" office:value-type="string" office:string-value="normsandstate">
              <text:p>normsandstate</text:p>
            </table:table-cell>
            <table:table-cell office:value-type="string">
              <text:p>] (Bac) [right of=BCA] {};</text:p>
            </table:table-cell>
            <table:table-cell table:number-columns-repeated="7" table:style-name="ce110"/>
            <table:table-cell table:style-name="ce127"/>
            <table:table-cell table:style-name="ce137" table:formula="of:=[.B115]&amp;[.C115]&amp;[.D115]&amp;[.E115]&amp;[.F115]&amp;[.G115]&amp;[.H115]&amp;[.I115]&amp;[.J115]&amp;[.K115]&amp;[.L115]" office:value-type="string" office:string-value="\node[normsandstate] (Bac) [right of=BCA] {};">
              <text:p>\node[normsandstate] (Bac) [right of=BCA] {};</text:p>
            </table:table-cell>
            <table:table-cell table:style-name="ce110" table:formula="of:=[.B115]&amp;[.C115]&amp;[.D115]&amp;[.E115]&amp;[.F115]&amp;[.G115]&amp;[.H115]&amp;[.I115]&amp;[.J115]&amp;[.K115]&amp;[.L115]" office:value-type="string" office:string-value="\node[normsandstate] (Bac) [right of=BCA] {};">
              <text:p>\node[normsandstate] (Bac) [right of=B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3]" office:value-type="string" office:string-value="normstate">
              <text:p>normstate</text:p>
            </table:table-cell>
            <table:table-cell office:value-type="string">
              <text:p>] (CAB) [right of=Bac] {};</text:p>
            </table:table-cell>
            <table:table-cell table:number-columns-repeated="7" table:style-name="ce110"/>
            <table:table-cell table:style-name="ce127"/>
            <table:table-cell table:style-name="ce137" table:formula="of:=[.B116]&amp;[.C116]&amp;[.D116]&amp;[.E116]&amp;[.F116]&amp;[.G116]&amp;[.H116]&amp;[.I116]&amp;[.J116]&amp;[.K116]&amp;[.L116]" office:value-type="string" office:string-value="\node[normstate] (CAB) [right of=Bac] {};">
              <text:p>\node[normstate] (CAB) [right of=Bac] {};</text:p>
            </table:table-cell>
            <table:table-cell table:style-name="ce110" table:formula="of:=[.B116]&amp;[.C116]&amp;[.D116]&amp;[.E116]&amp;[.F116]&amp;[.G116]&amp;[.H116]&amp;[.I116]&amp;[.J116]&amp;[.K116]&amp;[.L116]" office:value-type="string" office:string-value="\node[normstate] (CAB) [right of=Bac] {};">
              <text:p>\node[normstate] (CAB) [right of=B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4]" office:value-type="string" office:string-value="normstate">
              <text:p>normstate</text:p>
            </table:table-cell>
            <table:table-cell office:value-type="string">
              <text:p>] (CBA) [right of=CAB] {};</text:p>
            </table:table-cell>
            <table:table-cell table:number-columns-repeated="7" table:style-name="ce110"/>
            <table:table-cell table:style-name="ce127"/>
            <table:table-cell table:style-name="ce137" table:formula="of:=[.B117]&amp;[.C117]&amp;[.D117]&amp;[.E117]&amp;[.F117]&amp;[.G117]&amp;[.H117]&amp;[.I117]&amp;[.J117]&amp;[.K117]&amp;[.L117]" office:value-type="string" office:string-value="\node[normstate] (CBA) [right of=CAB] {};">
              <text:p>\node[normstate] (CBA) [right of=CAB] {};</text:p>
            </table:table-cell>
            <table:table-cell table:style-name="ce110" table:formula="of:=[.B117]&amp;[.C117]&amp;[.D117]&amp;[.E117]&amp;[.F117]&amp;[.G117]&amp;[.H117]&amp;[.I117]&amp;[.J117]&amp;[.K117]&amp;[.L117]" office:value-type="string" office:string-value="\node[normstate] (CBA) [right of=CAB] {};">
              <text:p>\node[normstate] (CBA) [right of=C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5]" office:value-type="string" office:string-value="normsandstate">
              <text:p>normsandstate</text:p>
            </table:table-cell>
            <table:table-cell office:value-type="string">
              <text:p>] (Cab) [right of=CBA] {};</text:p>
            </table:table-cell>
            <table:table-cell table:number-columns-repeated="7" table:style-name="ce110"/>
            <table:table-cell table:style-name="ce127"/>
            <table:table-cell table:style-name="ce137" table:formula="of:=[.B118]&amp;[.C118]&amp;[.D118]&amp;[.E118]&amp;[.F118]&amp;[.G118]&amp;[.H118]&amp;[.I118]&amp;[.J118]&amp;[.K118]&amp;[.L118]" office:value-type="string" office:string-value="\node[normsandstate] (Cab) [right of=CBA] {};">
              <text:p>\node[normsandstate] (Cab) [right of=CBA] {};</text:p>
            </table:table-cell>
            <table:table-cell table:style-name="ce110" table:formula="of:=[.B118]&amp;[.C118]&amp;[.D118]&amp;[.E118]&amp;[.F118]&amp;[.G118]&amp;[.H118]&amp;[.I118]&amp;[.J118]&amp;[.K118]&amp;[.L118]" office:value-type="string" office:string-value="\node[normsandstate] (Cab) [right of=CBA] {};">
              <text:p>\node[normsandstate] (Cab) [right of=CB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6]" office:value-type="string" office:string-value="normsandstate">
              <text:p>normsandstate</text:p>
            </table:table-cell>
            <table:table-cell office:value-type="string">
              <text:p>] (abC) [right of=Cab] {};</text:p>
            </table:table-cell>
            <table:table-cell table:number-columns-repeated="7" table:style-name="ce110"/>
            <table:table-cell table:style-name="ce127"/>
            <table:table-cell table:style-name="ce137" table:formula="of:=[.B119]&amp;[.C119]&amp;[.D119]&amp;[.E119]&amp;[.F119]&amp;[.G119]&amp;[.H119]&amp;[.I119]&amp;[.J119]&amp;[.K119]&amp;[.L119]" office:value-type="string" office:string-value="\node[normsandstate] (abC) [right of=Cab] {};">
              <text:p>\node[normsandstate] (abC) [right of=Cab] {};</text:p>
            </table:table-cell>
            <table:table-cell table:style-name="ce110" table:formula="of:=[.B119]&amp;[.C119]&amp;[.D119]&amp;[.E119]&amp;[.F119]&amp;[.G119]&amp;[.H119]&amp;[.I119]&amp;[.J119]&amp;[.K119]&amp;[.L119]" office:value-type="string" office:string-value="\node[normsandstate] (abC) [right of=Cab] {};">
              <text:p>\node[normsandstate] (abC) [right of=C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7]" office:value-type="string" office:string-value="normsandstate">
              <text:p>normsandstate</text:p>
            </table:table-cell>
            <table:table-cell office:value-type="string">
              <text:p>] (acB) [right of=abC] {};</text:p>
            </table:table-cell>
            <table:table-cell table:number-columns-repeated="7" table:style-name="ce110"/>
            <table:table-cell table:style-name="ce127"/>
            <table:table-cell table:style-name="ce137" table:formula="of:=[.B120]&amp;[.C120]&amp;[.D120]&amp;[.E120]&amp;[.F120]&amp;[.G120]&amp;[.H120]&amp;[.I120]&amp;[.J120]&amp;[.K120]&amp;[.L120]" office:value-type="string" office:string-value="\node[normsandstate] (acB) [right of=abC] {};">
              <text:p>\node[normsandstate] (acB) [right of=abC] {};</text:p>
            </table:table-cell>
            <table:table-cell table:style-name="ce110" table:formula="of:=[.B120]&amp;[.C120]&amp;[.D120]&amp;[.E120]&amp;[.F120]&amp;[.G120]&amp;[.H120]&amp;[.I120]&amp;[.J120]&amp;[.K120]&amp;[.L120]" office:value-type="string" office:string-value="\node[normsandstate] (acB) [right of=abC] {};">
              <text:p>\node[normsandstate] (acB) [right of=a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8]" office:value-type="string" office:string-value="normsandstate">
              <text:p>normsandstate</text:p>
            </table:table-cell>
            <table:table-cell office:value-type="string">
              <text:p>] (bcA) [right of=acB] {};</text:p>
            </table:table-cell>
            <table:table-cell table:number-columns-repeated="7" table:style-name="ce110"/>
            <table:table-cell table:style-name="ce127"/>
            <table:table-cell table:style-name="ce137" table:formula="of:=[.B121]&amp;[.C121]&amp;[.D121]&amp;[.E121]&amp;[.F121]&amp;[.G121]&amp;[.H121]&amp;[.I121]&amp;[.J121]&amp;[.K121]&amp;[.L121]" office:value-type="string" office:string-value="\node[normsandstate] (bcA) [right of=acB] {};">
              <text:p>\node[normsandstate] (bcA) [right of=acB] {};</text:p>
            </table:table-cell>
            <table:table-cell table:style-name="ce110" table:formula="of:=[.B121]&amp;[.C121]&amp;[.D121]&amp;[.E121]&amp;[.F121]&amp;[.G121]&amp;[.H121]&amp;[.I121]&amp;[.J121]&amp;[.K121]&amp;[.L121]" office:value-type="string" office:string-value="\node[normsandstate] (bcA) [right of=acB] {};">
              <text:p>\node[normsandstate] (bcA) [right of=a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99]" office:value-type="string" office:string-value="normsandstate">
              <text:p>normsandstate</text:p>
            </table:table-cell>
            <table:table-cell office:value-type="string">
              <text:p>] (abc) [right of=bcA] {};</text:p>
            </table:table-cell>
            <table:table-cell table:number-columns-repeated="7" table:style-name="ce110"/>
            <table:table-cell table:style-name="ce127"/>
            <table:table-cell table:style-name="ce137" table:formula="of:=[.B122]&amp;[.C122]&amp;[.D122]&amp;[.E122]&amp;[.F122]&amp;[.G122]&amp;[.H122]&amp;[.I122]&amp;[.J122]&amp;[.K122]&amp;[.L122]" office:value-type="string" office:string-value="\node[normsandstate] (abc) [right of=bcA] {};">
              <text:p>\node[normsandstate] (abc) [right of=bcA] {};</text:p>
            </table:table-cell>
            <table:table-cell table:style-name="ce110" table:formula="of:=[.B122]&amp;[.C122]&amp;[.D122]&amp;[.E122]&amp;[.F122]&amp;[.G122]&amp;[.H122]&amp;[.I122]&amp;[.J122]&amp;[.K122]&amp;[.L122]" office:value-type="string" office:string-value="\node[normsandstate] (abc) [right of=bcA] {};">
              <text:p>\node[normsandstate] (abc) [right of=b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0]" office:value-type="string" office:string-value="normstate">
              <text:p>normstate</text:p>
            </table:table-cell>
            <table:table-cell office:value-type="string">
              <text:p>] (AB) [above of=ABC,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23]&amp;[.C123]&amp;[.D123]&amp;[.E123]&amp;[.F123]&amp;[.G123]&amp;[.H123]&amp;[.I123]&amp;[.J123]&amp;[.K123]&amp;[.L123]" office:value-type="string" office:string-value="\node[normstate] (AB) [above of=ABC,node distance=3.5mm] {};">
              <text:p>\node[normstate] (AB) [above of=ABC,node distance=3.5mm] {};</text:p>
            </table:table-cell>
            <table:table-cell table:style-name="ce110" table:formula="of:=[.B123]&amp;[.C123]&amp;[.D123]&amp;[.E123]&amp;[.F123]&amp;[.G123]&amp;[.H123]&amp;[.I123]&amp;[.J123]&amp;[.K123]&amp;[.L123]" office:value-type="string" office:string-value="\node[normstate] (AB) [above of=ABC,node distance=3.5mm] {};">
              <text:p>\node[normstate] (AB) [above of=AB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1]" office:value-type="string" office:string-value="normstate">
              <text:p>normstate</text:p>
            </table:table-cell>
            <table:table-cell office:value-type="string">
              <text:p>] (AC) [right of=AB] {};</text:p>
            </table:table-cell>
            <table:table-cell table:number-columns-repeated="7" table:style-name="ce110"/>
            <table:table-cell table:style-name="ce127"/>
            <table:table-cell table:style-name="ce137" table:formula="of:=[.B124]&amp;[.C124]&amp;[.D124]&amp;[.E124]&amp;[.F124]&amp;[.G124]&amp;[.H124]&amp;[.I124]&amp;[.J124]&amp;[.K124]&amp;[.L124]" office:value-type="string" office:string-value="\node[normstate] (AC) [right of=AB] {};">
              <text:p>\node[normstate] (AC) [right of=AB] {};</text:p>
            </table:table-cell>
            <table:table-cell table:style-name="ce110" table:formula="of:=[.B124]&amp;[.C124]&amp;[.D124]&amp;[.E124]&amp;[.F124]&amp;[.G124]&amp;[.H124]&amp;[.I124]&amp;[.J124]&amp;[.K124]&amp;[.L124]" office:value-type="string" office:string-value="\node[normstate] (AC) [right of=AB] {};">
              <text:p>\node[normstate] (AC) [right of=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1) [right of=AC] {};</text:p>
            </table:table-cell>
            <table:table-cell table:number-columns-repeated="7" table:style-name="ce110"/>
            <table:table-cell table:style-name="ce127"/>
            <table:table-cell table:style-name="ce137" table:formula="of:=[.B125]&amp;[.C125]&amp;[.D125]&amp;[.E125]&amp;[.F125]&amp;[.G125]&amp;[.H125]&amp;[.I125]&amp;[.J125]&amp;[.K125]&amp;[.L125]" office:value-type="string" office:string-value="\node[dummystate] (dummy1) [right of=AC] {};">
              <text:p>\node[dummystate] (dummy1) [right of=AC] {};</text:p>
            </table:table-cell>
            <table:table-cell table:style-name="ce110" table:formula="of:=[.B125]&amp;[.C125]&amp;[.D125]&amp;[.E125]&amp;[.F125]&amp;[.G125]&amp;[.H125]&amp;[.I125]&amp;[.J125]&amp;[.K125]&amp;[.L125]" office:value-type="string" office:string-value="\node[dummystate] (dummy1) [right of=AC] {};">
              <text:p>\node[dummystate] (dummy1) [right of=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3]" office:value-type="string" office:string-value="normstate">
              <text:p>normstate</text:p>
            </table:table-cell>
            <table:table-cell office:value-type="string">
              <text:p>] (BA) [right of=dummy1] {};</text:p>
            </table:table-cell>
            <table:table-cell table:number-columns-repeated="7" table:style-name="ce110"/>
            <table:table-cell table:style-name="ce127"/>
            <table:table-cell table:style-name="ce137" table:formula="of:=[.B126]&amp;[.C126]&amp;[.D126]&amp;[.E126]&amp;[.F126]&amp;[.G126]&amp;[.H126]&amp;[.I126]&amp;[.J126]&amp;[.K126]&amp;[.L126]" office:value-type="string" office:string-value="\node[normstate] (BA) [right of=dummy1] {};">
              <text:p>\node[normstate] (BA) [right of=dummy1] {};</text:p>
            </table:table-cell>
            <table:table-cell table:style-name="ce110" table:formula="of:=[.B126]&amp;[.C126]&amp;[.D126]&amp;[.E126]&amp;[.F126]&amp;[.G126]&amp;[.H126]&amp;[.I126]&amp;[.J126]&amp;[.K126]&amp;[.L126]" office:value-type="string" office:string-value="\node[normstate] (BA) [right of=dummy1] {};">
              <text:p>\node[normstate] (BA) [right of=dummy1]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4]" office:value-type="string" office:string-value="normstate">
              <text:p>normstate</text:p>
            </table:table-cell>
            <table:table-cell office:value-type="string">
              <text:p>] (BC) [right of=BA] {};</text:p>
            </table:table-cell>
            <table:table-cell table:number-columns-repeated="7" table:style-name="ce110"/>
            <table:table-cell table:style-name="ce127"/>
            <table:table-cell table:style-name="ce137" table:formula="of:=[.B127]&amp;[.C127]&amp;[.D127]&amp;[.E127]&amp;[.F127]&amp;[.G127]&amp;[.H127]&amp;[.I127]&amp;[.J127]&amp;[.K127]&amp;[.L127]" office:value-type="string" office:string-value="\node[normstate] (BC) [right of=BA] {};">
              <text:p>\node[normstate] (BC) [right of=BA] {};</text:p>
            </table:table-cell>
            <table:table-cell table:style-name="ce110" table:formula="of:=[.B127]&amp;[.C127]&amp;[.D127]&amp;[.E127]&amp;[.F127]&amp;[.G127]&amp;[.H127]&amp;[.I127]&amp;[.J127]&amp;[.K127]&amp;[.L127]" office:value-type="string" office:string-value="\node[normstate] (BC) [right of=BA] {};">
              <text:p>\node[normstate] (BC) [right of=B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2) [right of=BC] {};</text:p>
            </table:table-cell>
            <table:table-cell table:number-columns-repeated="7" table:style-name="ce110"/>
            <table:table-cell table:style-name="ce127"/>
            <table:table-cell table:style-name="ce137" table:formula="of:=[.B128]&amp;[.C128]&amp;[.D128]&amp;[.E128]&amp;[.F128]&amp;[.G128]&amp;[.H128]&amp;[.I128]&amp;[.J128]&amp;[.K128]&amp;[.L128]" office:value-type="string" office:string-value="\node[dummystate] (dummy2) [right of=BC] {};">
              <text:p>\node[dummystate] (dummy2) [right of=BC] {};</text:p>
            </table:table-cell>
            <table:table-cell table:style-name="ce110" table:formula="of:=[.B128]&amp;[.C128]&amp;[.D128]&amp;[.E128]&amp;[.F128]&amp;[.G128]&amp;[.H128]&amp;[.I128]&amp;[.J128]&amp;[.K128]&amp;[.L128]" office:value-type="string" office:string-value="\node[dummystate] (dummy2) [right of=BC] {};">
              <text:p>\node[dummystate] (dummy2) [right of=B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6]" office:value-type="string" office:string-value="normstate">
              <text:p>normstate</text:p>
            </table:table-cell>
            <table:table-cell office:value-type="string">
              <text:p>] (CA) [right of=dummy2] {};</text:p>
            </table:table-cell>
            <table:table-cell table:number-columns-repeated="7" table:style-name="ce110"/>
            <table:table-cell table:style-name="ce127"/>
            <table:table-cell table:style-name="ce137" table:formula="of:=[.B129]&amp;[.C129]&amp;[.D129]&amp;[.E129]&amp;[.F129]&amp;[.G129]&amp;[.H129]&amp;[.I129]&amp;[.J129]&amp;[.K129]&amp;[.L129]" office:value-type="string" office:string-value="\node[normstate] (CA) [right of=dummy2] {};">
              <text:p>\node[normstate] (CA) [right of=dummy2] {};</text:p>
            </table:table-cell>
            <table:table-cell table:style-name="ce110" table:formula="of:=[.B129]&amp;[.C129]&amp;[.D129]&amp;[.E129]&amp;[.F129]&amp;[.G129]&amp;[.H129]&amp;[.I129]&amp;[.J129]&amp;[.K129]&amp;[.L129]" office:value-type="string" office:string-value="\node[normstate] (CA) [right of=dummy2] {};">
              <text:p>\node[normstate] (CA) [right of=dummy2]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7]" office:value-type="string" office:string-value="normstate">
              <text:p>normstate</text:p>
            </table:table-cell>
            <table:table-cell office:value-type="string">
              <text:p>] (CB) [right of=CA] {};</text:p>
            </table:table-cell>
            <table:table-cell table:number-columns-repeated="7" table:style-name="ce110"/>
            <table:table-cell table:style-name="ce127"/>
            <table:table-cell table:style-name="ce137" table:formula="of:=[.B130]&amp;[.C130]&amp;[.D130]&amp;[.E130]&amp;[.F130]&amp;[.G130]&amp;[.H130]&amp;[.I130]&amp;[.J130]&amp;[.K130]&amp;[.L130]" office:value-type="string" office:string-value="\node[normstate] (CB) [right of=CA] {};">
              <text:p>\node[normstate] (CB) [right of=CA] {};</text:p>
            </table:table-cell>
            <table:table-cell table:style-name="ce110" table:formula="of:=[.B130]&amp;[.C130]&amp;[.D130]&amp;[.E130]&amp;[.F130]&amp;[.G130]&amp;[.H130]&amp;[.I130]&amp;[.J130]&amp;[.K130]&amp;[.L130]" office:value-type="string" office:string-value="\node[normstate] (CB) [right of=CA] {};">
              <text:p>\node[normstate] (CB) [right of=CA]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3) [right of=CB] {};</text:p>
            </table:table-cell>
            <table:table-cell table:number-columns-repeated="7" table:style-name="ce110"/>
            <table:table-cell table:style-name="ce127"/>
            <table:table-cell table:style-name="ce137" table:formula="of:=[.B131]&amp;[.C131]&amp;[.D131]&amp;[.E131]&amp;[.F131]&amp;[.G131]&amp;[.H131]&amp;[.I131]&amp;[.J131]&amp;[.K131]&amp;[.L131]" office:value-type="string" office:string-value="\node[dummystate] (dummy3) [right of=CB] {};">
              <text:p>\node[dummystate] (dummy3) [right of=CB] {};</text:p>
            </table:table-cell>
            <table:table-cell table:style-name="ce110" table:formula="of:=[.B131]&amp;[.C131]&amp;[.D131]&amp;[.E131]&amp;[.F131]&amp;[.G131]&amp;[.H131]&amp;[.I131]&amp;[.J131]&amp;[.K131]&amp;[.L131]" office:value-type="string" office:string-value="\node[dummystate] (dummy3) [right of=CB] {};">
              <text:p>\node[dummystate] (dummy3) [right of=C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09]" office:value-type="string" office:string-value="normsandstate">
              <text:p>normsandstate</text:p>
            </table:table-cell>
            <table:table-cell office:value-type="string">
              <text:p>] (ab) [right of=dummy3] {};</text:p>
            </table:table-cell>
            <table:table-cell table:number-columns-repeated="7" table:style-name="ce110"/>
            <table:table-cell table:style-name="ce127"/>
            <table:table-cell table:style-name="ce137" table:formula="of:=[.B132]&amp;[.C132]&amp;[.D132]&amp;[.E132]&amp;[.F132]&amp;[.G132]&amp;[.H132]&amp;[.I132]&amp;[.J132]&amp;[.K132]&amp;[.L132]" office:value-type="string" office:string-value="\node[normsandstate] (ab) [right of=dummy3] {};">
              <text:p>\node[normsandstate] (ab) [right of=dummy3] {};</text:p>
            </table:table-cell>
            <table:table-cell table:style-name="ce110" table:formula="of:=[.B132]&amp;[.C132]&amp;[.D132]&amp;[.E132]&amp;[.F132]&amp;[.G132]&amp;[.H132]&amp;[.I132]&amp;[.J132]&amp;[.K132]&amp;[.L132]" office:value-type="string" office:string-value="\node[normsandstate] (ab) [right of=dummy3] {};">
              <text:p>\node[normsandstate] (ab) [right of=dummy3]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0]" office:value-type="string" office:string-value="normsandstate">
              <text:p>normsandstate</text:p>
            </table:table-cell>
            <table:table-cell office:value-type="string">
              <text:p>] (ac) [right of=ab] {};</text:p>
            </table:table-cell>
            <table:table-cell table:number-columns-repeated="7" table:style-name="ce110"/>
            <table:table-cell table:style-name="ce127"/>
            <table:table-cell table:style-name="ce137" table:formula="of:=[.B133]&amp;[.C133]&amp;[.D133]&amp;[.E133]&amp;[.F133]&amp;[.G133]&amp;[.H133]&amp;[.I133]&amp;[.J133]&amp;[.K133]&amp;[.L133]" office:value-type="string" office:string-value="\node[normsandstate] (ac) [right of=ab] {};">
              <text:p>\node[normsandstate] (ac) [right of=ab] {};</text:p>
            </table:table-cell>
            <table:table-cell table:style-name="ce110" table:formula="of:=[.B133]&amp;[.C133]&amp;[.D133]&amp;[.E133]&amp;[.F133]&amp;[.G133]&amp;[.H133]&amp;[.I133]&amp;[.J133]&amp;[.K133]&amp;[.L133]" office:value-type="string" office:string-value="\node[normsandstate] (ac) [right of=ab] {};">
              <text:p>\node[normsandstate] (ac) [right of=ab]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1]" office:value-type="string" office:string-value="normsandstate">
              <text:p>normsandstate</text:p>
            </table:table-cell>
            <table:table-cell office:value-type="string">
              <text:p>] (bc) [right of=ac] {};</text:p>
            </table:table-cell>
            <table:table-cell table:number-columns-repeated="7" table:style-name="ce110"/>
            <table:table-cell table:style-name="ce127"/>
            <table:table-cell table:style-name="ce137" table:formula="of:=[.B134]&amp;[.C134]&amp;[.D134]&amp;[.E134]&amp;[.F134]&amp;[.G134]&amp;[.H134]&amp;[.I134]&amp;[.J134]&amp;[.K134]&amp;[.L134]" office:value-type="string" office:string-value="\node[normsandstate] (bc) [right of=ac] {};">
              <text:p>\node[normsandstate] (bc) [right of=ac] {};</text:p>
            </table:table-cell>
            <table:table-cell table:style-name="ce110" table:formula="of:=[.B134]&amp;[.C134]&amp;[.D134]&amp;[.E134]&amp;[.F134]&amp;[.G134]&amp;[.H134]&amp;[.I134]&amp;[.J134]&amp;[.K134]&amp;[.L134]" office:value-type="string" office:string-value="\node[normsandstate] (bc) [right of=ac] {};">
              <text:p>\node[normsandstate] (bc) [right of=ac]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2]" office:value-type="string" office:string-value="normstate">
              <text:p>normstate</text:p>
            </table:table-cell>
            <table:table-cell office:value-type="string">
              <text:p>] (A) [above of=AC,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35]&amp;[.C135]&amp;[.D135]&amp;[.E135]&amp;[.F135]&amp;[.G135]&amp;[.H135]&amp;[.I135]&amp;[.J135]&amp;[.K135]&amp;[.L135]" office:value-type="string" office:string-value="\node[normstate] (A) [above of=AC,node distance=3.5mm] {};">
              <text:p>\node[normstate] (A) [above of=AC,node distance=3.5mm] {};</text:p>
            </table:table-cell>
            <table:table-cell table:style-name="ce110" table:formula="of:=[.B135]&amp;[.C135]&amp;[.D135]&amp;[.E135]&amp;[.F135]&amp;[.G135]&amp;[.H135]&amp;[.I135]&amp;[.J135]&amp;[.K135]&amp;[.L135]" office:value-type="string" office:string-value="\node[normstate] (A) [above of=AC,node distance=3.5mm] {};">
              <text:p>\node[normstate] (A) [above of=A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3]" office:value-type="string" office:string-value="normstate">
              <text:p>normstate</text:p>
            </table:table-cell>
            <table:table-cell office:value-type="string">
              <text:p>] (B) [above of=BC,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36]&amp;[.C136]&amp;[.D136]&amp;[.E136]&amp;[.F136]&amp;[.G136]&amp;[.H136]&amp;[.I136]&amp;[.J136]&amp;[.K136]&amp;[.L136]" office:value-type="string" office:string-value="\node[normstate] (B) [above of=BC,node distance=3.5mm] {};">
              <text:p>\node[normstate] (B) [above of=BC,node distance=3.5mm] {};</text:p>
            </table:table-cell>
            <table:table-cell table:style-name="ce110" table:formula="of:=[.B136]&amp;[.C136]&amp;[.D136]&amp;[.E136]&amp;[.F136]&amp;[.G136]&amp;[.H136]&amp;[.I136]&amp;[.J136]&amp;[.K136]&amp;[.L136]" office:value-type="string" office:string-value="\node[normstate] (B) [above of=BC,node distance=3.5mm] {};">
              <text:p>\node[normstate] (B) [above of=BC,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4]" office:value-type="string" office:string-value="normstate">
              <text:p>normstate</text:p>
            </table:table-cell>
            <table:table-cell office:value-type="string">
              <text:p>] (C) [above of=CB,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37]&amp;[.C137]&amp;[.D137]&amp;[.E137]&amp;[.F137]&amp;[.G137]&amp;[.H137]&amp;[.I137]&amp;[.J137]&amp;[.K137]&amp;[.L137]" office:value-type="string" office:string-value="\node[normstate] (C) [above of=CB,node distance=3.5mm] {};">
              <text:p>\node[normstate] (C) [above of=CB,node distance=3.5mm] {};</text:p>
            </table:table-cell>
            <table:table-cell table:style-name="ce110" table:formula="of:=[.B137]&amp;[.C137]&amp;[.D137]&amp;[.E137]&amp;[.F137]&amp;[.G137]&amp;[.H137]&amp;[.I137]&amp;[.J137]&amp;[.K137]&amp;[.L137]" office:value-type="string" office:string-value="\node[normstate] (C) [above of=CB,node distance=3.5mm] {};">
              <text:p>\node[normstate] (C) [above of=CB,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4) [above of=ab,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38]&amp;[.C138]&amp;[.D138]&amp;[.E138]&amp;[.F138]&amp;[.G138]&amp;[.H138]&amp;[.I138]&amp;[.J138]&amp;[.K138]&amp;[.L138]" office:value-type="string" office:string-value="\node[dummystate] (dummy4) [above of=ab,node distance=3.5mm] {};">
              <text:p>\node[dummystate] (dummy4) [above of=ab,node distance=3.5mm] {};</text:p>
            </table:table-cell>
            <table:table-cell table:style-name="ce110" table:formula="of:=[.B138]&amp;[.C138]&amp;[.D138]&amp;[.E138]&amp;[.F138]&amp;[.G138]&amp;[.H138]&amp;[.I138]&amp;[.J138]&amp;[.K138]&amp;[.L138]" office:value-type="string" office:string-value="\node[dummystate] (dummy4) [above of=ab,node distance=3.5mm] {};">
              <text:p>\node[dummystate] (dummy4) [above of=ab,node distance=3.5mm]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5) [right of=dummy4] {};</text:p>
            </table:table-cell>
            <table:table-cell table:number-columns-repeated="7" table:style-name="ce110"/>
            <table:table-cell table:style-name="ce127"/>
            <table:table-cell table:style-name="ce137" table:formula="of:=[.B139]&amp;[.C139]&amp;[.D139]&amp;[.E139]&amp;[.F139]&amp;[.G139]&amp;[.H139]&amp;[.I139]&amp;[.J139]&amp;[.K139]&amp;[.L139]" office:value-type="string" office:string-value="\node[dummystate] (dummy5) [right of=dummy4] {};">
              <text:p>\node[dummystate] (dummy5) [right of=dummy4] {};</text:p>
            </table:table-cell>
            <table:table-cell table:style-name="ce110" table:formula="of:=[.B139]&amp;[.C139]&amp;[.D139]&amp;[.E139]&amp;[.F139]&amp;[.G139]&amp;[.H139]&amp;[.I139]&amp;[.J139]&amp;[.K139]&amp;[.L139]" office:value-type="string" office:string-value="\node[dummystate] (dummy5) [right of=dummy4] {};">
              <text:p>\node[dummystate] (dummy5) [right of=dummy4]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6) [right of=dummy5] {};</text:p>
            </table:table-cell>
            <table:table-cell table:number-columns-repeated="7" table:style-name="ce110"/>
            <table:table-cell table:style-name="ce127"/>
            <table:table-cell table:style-name="ce137" table:formula="of:=[.B140]&amp;[.C140]&amp;[.D140]&amp;[.E140]&amp;[.F140]&amp;[.G140]&amp;[.H140]&amp;[.I140]&amp;[.J140]&amp;[.K140]&amp;[.L140]" office:value-type="string" office:string-value="\node[dummystate] (dummy6) [right of=dummy5] {};">
              <text:p>\node[dummystate] (dummy6) [right of=dummy5] {};</text:p>
            </table:table-cell>
            <table:table-cell table:style-name="ce110" table:formula="of:=[.B140]&amp;[.C140]&amp;[.D140]&amp;[.E140]&amp;[.F140]&amp;[.G140]&amp;[.H140]&amp;[.I140]&amp;[.J140]&amp;[.K140]&amp;[.L140]" office:value-type="string" office:string-value="\node[dummystate] (dummy6) [right of=dummy5] {};">
              <text:p>\node[dummystate] (dummy6) [right of=dummy5]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table:table-cell table:style-name="ce110"/>
            <table:table-cell office:value-type="string">
              <text:p>\node[dummystate] (dummy7) [right of=dummy6] {};</text:p>
            </table:table-cell>
            <table:table-cell table:number-columns-repeated="7" table:style-name="ce110"/>
            <table:table-cell table:style-name="ce127"/>
            <table:table-cell table:style-name="ce137" table:formula="of:=[.B141]&amp;[.C141]&amp;[.D141]&amp;[.E141]&amp;[.F141]&amp;[.G141]&amp;[.H141]&amp;[.I141]&amp;[.J141]&amp;[.K141]&amp;[.L141]" office:value-type="string" office:string-value="\node[dummystate] (dummy7) [right of=dummy6] {};">
              <text:p>\node[dummystate] (dummy7) [right of=dummy6] {};</text:p>
            </table:table-cell>
            <table:table-cell table:style-name="ce110" table:formula="of:=[.B141]&amp;[.C141]&amp;[.D141]&amp;[.E141]&amp;[.F141]&amp;[.G141]&amp;[.H141]&amp;[.I141]&amp;[.J141]&amp;[.K141]&amp;[.L141]" office:value-type="string" office:string-value="\node[dummystate] (dummy7) [right of=dummy6] {};">
              <text:p>\node[dummystate] (dummy7) [right of=dummy6] {};</text:p>
            </table:table-cell>
            <table:table-cell table:style-name="ce110" table:number-columns-repeated="7"/>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19]" office:value-type="string" office:string-value="normstate">
              <text:p>normstate</text:p>
            </table:table-cell>
            <table:table-cell office:value-type="string">
              <text:p>] (NULLA) [above of=C,node distance=</text:p>
            </table:table-cell>
            <table:table-cell table:number-columns-repeated="4" table:style-name="ce110"/>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137" table:formula="of:=[.B142]&amp;[.C142]&amp;[.D142]&amp;[.E142]&amp;[.F142]&amp;[.G142]&amp;[.H142]&amp;[.I142]&amp;[.J142]&amp;[.K142]&amp;[.L142]" office:value-type="string" office:string-value="\node[normstate] (NULLA) [above of=C,node distance=3.5mm] {};">
              <text:p>\node[normstate] (NULLA) [above of=C,node distance=3.5mm] {};</text:p>
            </table:table-cell>
            <table:table-cell table:style-name="ce110" table:formula="of:=[.B142]&amp;[.C142]&amp;[.D142]&amp;[.E142]&amp;[.F142]&amp;[.G142]&amp;[.H142]&amp;[.I142]&amp;[.J142]&amp;[.K142]&amp;[.L142]" office:value-type="string" office:string-value="\node[normstate] (NULLA) [above of=C,node distance=3.5mm] {};">
              <text:p>\node[normstate] (NULLA) [above of=C,node distance=3.5mm] {};</text:p>
            </table:table-cell>
            <table:table-cell table:style-name="ce110" table:number-columns-repeated="7"/>
            <table:table-cell table:style-name="ce127"/>
            <table:table-cell table:style-name="ce110" table:number-columns-repeated="234"/>
          </table:table-row>
          <table:table-row table:style-name="ro1">
            <table:table-cell/>
            <table:table-cell office:value-type="string">
              <text:p>\path (NULLA) <text:s/>edge node[swap] </text:p>
            </table:table-cell>
            <table:table-cell/>
            <table:table-cell table:style-name="ce111"/>
            <table:table-cell office:value-type="string">
              <text:p>{</text:p>
            </table:table-cell>
            <table:table-cell table:formula="of:=[.A223]" office:value-type="string" office:string-value=" ">
              <text:p><text:s/></text:p>
            </table:table-cell>
            <table:table-cell office:value-type="string">
              <text:p>}</text:p>
            </table:table-cell>
            <table:table-cell office:value-type="string">
              <text:p><text:s/>(A)</text:p>
            </table:table-cell>
            <table:table-cell table:number-columns-repeated="4"/>
            <table:table-cell table:style-name="ce138" table:formula="of:=[.B143]&amp;[.C143]&amp;[.D143]&amp;[.E143]&amp;[.F143]&amp;[.G143]&amp;[.H143]&amp;[.I143]&amp;[.J143]&amp;[.K143]&amp;[.L143]" office:value-type="string" office:string-value="\path (NULLA)  edge node[swap] { } (A)">
              <text:p>\path (NULLA) <text:s/>edge node[swap] { } (A)</text:p>
            </table:table-cell>
            <table:table-cell table:formula="of:=[.B143]&amp;[.C143]&amp;[.D143]&amp;[.E143]&amp;[.F143]&amp;[.G143]&amp;[.H143]&amp;[.I143]&amp;[.J143]&amp;[.K143]&amp;[.L143]" office:value-type="string" office:string-value="\path (NULLA)  edge node[swap] { } (A)">
              <text:p>\path (NULLA) <text:s/>edge node[swap] { } (A)</text:p>
            </table:table-cell>
            <table:table-cell table:number-columns-repeated="242"/>
          </table:table-row>
          <table:table-row table:style-name="ro1">
            <table:table-cell/>
            <table:table-cell office:value-type="string">
              <text:p>edge node </text:p>
            </table:table-cell>
            <table:table-cell/>
            <table:table-cell table:style-name="ce111"/>
            <table:table-cell office:value-type="string">
              <text:p>{</text:p>
            </table:table-cell>
            <table:table-cell table:formula="of:=[1Einstellungen_Deckblatt.I30]" office:value-type="string" office:string-value=" ">
              <text:p><text:s/></text:p>
            </table:table-cell>
            <table:table-cell office:value-type="string">
              <text:p>}</text:p>
            </table:table-cell>
            <table:table-cell office:value-type="string">
              <text:p><text:s/>(B)</text:p>
            </table:table-cell>
            <table:table-cell table:number-columns-repeated="4"/>
            <table:table-cell table:style-name="ce138" table:formula="of:=[.B144]&amp;[.C144]&amp;[.D144]&amp;[.E144]&amp;[.F144]&amp;[.G144]&amp;[.H144]&amp;[.I144]&amp;[.J144]&amp;[.K144]&amp;[.L144]" office:value-type="string" office:string-value="edge node { } (B)">
              <text:p>edge node { } (B)</text:p>
            </table:table-cell>
            <table:table-cell table:formula="of:=[.B144]&amp;[.C144]&amp;[.D144]&amp;[.E144]&amp;[.F144]&amp;[.G144]&amp;[.H144]&amp;[.I144]&amp;[.J144]&amp;[.K144]&amp;[.L144]" office:value-type="string" office:string-value="edge node { } (B)">
              <text:p>edge node { } (B)</text:p>
            </table:table-cell>
            <table:table-cell table:number-columns-repeated="242"/>
          </table:table-row>
          <table:table-row table:style-name="ro1">
            <table:table-cell table:style-name="ce85"/>
            <table:table-cell table:style-name="ce100" office:value-type="string">
              <text:p><text:s/>edge node </text:p>
            </table:table-cell>
            <table:table-cell table:number-columns-repeated="2" table:style-name="ce113"/>
            <table:table-cell table:style-name="ce113" office:value-type="string">
              <text:p>{</text:p>
            </table:table-cell>
            <table:table-cell table:style-name="ce113" table:formula="of:=[1Einstellungen_Deckblatt.I31]" office:value-type="string" office:string-value=" ">
              <text:p><text:s/></text:p>
            </table:table-cell>
            <table:table-cell table:style-name="ce113" office:value-type="string">
              <text:p>}</text:p>
            </table:table-cell>
            <table:table-cell table:style-name="ce113" office:value-type="string">
              <text:p><text:s/>(C)</text:p>
            </table:table-cell>
            <table:table-cell table:number-columns-repeated="3" table:style-name="ce113"/>
            <table:table-cell table:style-name="ce131"/>
            <table:table-cell table:style-name="ce138" table:formula="of:=[.B145]&amp;[.C145]&amp;[.D145]&amp;[.E145]&amp;[.F145]&amp;[.G145]&amp;[.H145]&amp;[.I145]&amp;[.J145]&amp;[.K145]&amp;[.L145]" office:value-type="string" office:string-value=" edge node { } (C)">
              <text:p><text:s/>edge node { } (C)</text:p>
            </table:table-cell>
            <table:table-cell table:formula="of:=[.B145]&amp;[.C145]&amp;[.D145]&amp;[.E145]&amp;[.F145]&amp;[.G145]&amp;[.H145]&amp;[.I145]&amp;[.J145]&amp;[.K145]&amp;[.L145]" office:value-type="string" office:string-value=" edge node { } (C)">
              <text:p><text:s/>edge node { } (C)</text:p>
            </table:table-cell>
            <table:table-cell table:style-name="ce113" table:number-columns-repeated="7"/>
            <table:table-cell table:style-name="ce131"/>
            <table:table-cell table:style-name="ce113" table:number-columns-repeated="233"/>
            <table:table-cell/>
          </table:table-row>
          <table:table-row table:style-name="ro1">
            <table:table-cell/>
            <table:table-cell office:value-type="string">
              <text:p>edge[-] (dummy4.north)</text:p>
            </table:table-cell>
            <table:table-cell/>
            <table:table-cell table:style-name="ce111"/>
            <table:table-cell table:number-columns-repeated="8"/>
            <table:table-cell table:style-name="ce138" table:formula="of:=[.B146]&amp;[.C146]&amp;[.D146]&amp;[.E146]&amp;[.F146]&amp;[.G146]&amp;[.H146]&amp;[.I146]&amp;[.J146]&amp;[.K146]&amp;[.L146]" office:value-type="string" office:string-value="edge[-] (dummy4.north)">
              <text:p>edge[-] (dummy4.north)</text:p>
            </table:table-cell>
            <table:table-cell table:formula="of:=[.B146]&amp;[.C146]&amp;[.D146]&amp;[.E146]&amp;[.F146]&amp;[.G146]&amp;[.H146]&amp;[.I146]&amp;[.J146]&amp;[.K146]&amp;[.L146]" office:value-type="string" office:string-value="edge[-] (dummy4.north)">
              <text:p>edge[-] (dummy4.north)</text:p>
            </table:table-cell>
            <table:table-cell table:number-columns-repeated="242"/>
          </table:table-row>
          <table:table-row table:style-name="ro1">
            <table:table-cell/>
            <table:table-cell office:value-type="string">
              <text:p>edge[-] (dummy5.north)</text:p>
            </table:table-cell>
            <table:table-cell/>
            <table:table-cell table:style-name="ce111"/>
            <table:table-cell table:number-columns-repeated="8"/>
            <table:table-cell table:style-name="ce138" table:formula="of:=[.B147]&amp;[.C147]&amp;[.D147]&amp;[.E147]&amp;[.F147]&amp;[.G147]&amp;[.H147]&amp;[.I147]&amp;[.J147]&amp;[.K147]&amp;[.L147]" office:value-type="string" office:string-value="edge[-] (dummy5.north)">
              <text:p>edge[-] (dummy5.north)</text:p>
            </table:table-cell>
            <table:table-cell table:formula="of:=[.B147]&amp;[.C147]&amp;[.D147]&amp;[.E147]&amp;[.F147]&amp;[.G147]&amp;[.H147]&amp;[.I147]&amp;[.J147]&amp;[.K147]&amp;[.L147]" office:value-type="string" office:string-value="edge[-] (dummy5.north)">
              <text:p>edge[-] (dummy5.north)</text:p>
            </table:table-cell>
            <table:table-cell table:number-columns-repeated="242"/>
          </table:table-row>
          <table:table-row table:style-name="ro1">
            <table:table-cell/>
            <table:table-cell office:value-type="string">
              <text:p>edge[-] (dummy6.north)</text:p>
            </table:table-cell>
            <table:table-cell/>
            <table:table-cell table:style-name="ce111"/>
            <table:table-cell table:number-columns-repeated="8"/>
            <table:table-cell table:style-name="ce138" table:formula="of:=[.B148]&amp;[.C148]&amp;[.D148]&amp;[.E148]&amp;[.F148]&amp;[.G148]&amp;[.H148]&amp;[.I148]&amp;[.J148]&amp;[.K148]&amp;[.L148]" office:value-type="string" office:string-value="edge[-] (dummy6.north)">
              <text:p>edge[-] (dummy6.north)</text:p>
            </table:table-cell>
            <table:table-cell table:formula="of:=[.B148]&amp;[.C148]&amp;[.D148]&amp;[.E148]&amp;[.F148]&amp;[.G148]&amp;[.H148]&amp;[.I148]&amp;[.J148]&amp;[.K148]&amp;[.L148]" office:value-type="string" office:string-value="edge[-] (dummy6.north)">
              <text:p>edge[-] (dummy6.north)</text:p>
            </table:table-cell>
            <table:table-cell table:number-columns-repeated="242"/>
          </table:table-row>
          <table:table-row table:style-name="ro1">
            <table:table-cell/>
            <table:table-cell office:value-type="string">
              <text:p>edge[-] node </text:p>
            </table:table-cell>
            <table:table-cell/>
            <table:table-cell table:style-name="ce111"/>
            <table:table-cell office:value-type="string">
              <text:p>{</text:p>
            </table:table-cell>
            <table:table-cell table:formula="of:=[.A223]&amp;[1Einstellungen_Deckblatt.I30]&amp;[1Einstellungen_Deckblatt.I31]" office:value-type="string" office:string-value="   ">
              <text:p><text:s text:c="3"/></text:p>
            </table:table-cell>
            <table:table-cell office:value-type="string">
              <text:p>}</text:p>
            </table:table-cell>
            <table:table-cell office:value-type="string">
              <text:p><text:s/>(dummy7.north)</text:p>
            </table:table-cell>
            <table:table-cell table:number-columns-repeated="4"/>
            <table:table-cell table:style-name="ce138" table:formula="of:=[.B149]&amp;[.C149]&amp;[.D149]&amp;[.E149]&amp;[.F149]&amp;[.G149]&amp;[.H149]&amp;[.I149]&amp;[.J149]&amp;[.K149]&amp;[.L149]" office:value-type="string" office:string-value="edge[-] node {   } (dummy7.north)">
              <text:p>edge[-] node { <text:s text:c="2"/>} (dummy7.north)</text:p>
            </table:table-cell>
            <table:table-cell table:formula="of:=[.B149]&amp;[.C149]&amp;[.D149]&amp;[.E149]&amp;[.F149]&amp;[.G149]&amp;[.H149]&amp;[.I149]&amp;[.J149]&amp;[.K149]&amp;[.L149]" office:value-type="string" office:string-value="edge[-] node {   } (dummy7.north)">
              <text:p>edge[-] node { <text:s text:c="2"/>} (dummy7.north)</text:p>
            </table:table-cell>
            <table:table-cell table:number-columns-repeated="242"/>
          </table:table-row>
          <table:table-row table:style-name="ro1">
            <table:table-cell/>
            <table:table-cell office:value-type="string">
              <text:p>(dummy4.north) edge node</text:p>
            </table:table-cell>
            <table:table-cell/>
            <table:table-cell table:style-name="ce111"/>
            <table:table-cell office:value-type="string">
              <text:p>{</text:p>
            </table:table-cell>
            <table:table-cell table:formula="of:=[.A223]&amp;[1Einstellungen_Deckblatt.I30]" office:value-type="string" office:string-value="  ">
              <text:p><text:s text:c="2"/></text:p>
            </table:table-cell>
            <table:table-cell office:value-type="string">
              <text:p>}</text:p>
            </table:table-cell>
            <table:table-cell office:value-type="string">
              <text:p><text:s/>(ab)</text:p>
            </table:table-cell>
            <table:table-cell table:number-columns-repeated="4"/>
            <table:table-cell table:style-name="ce138" table:formula="of:=[.B150]&amp;[.C150]&amp;[.D150]&amp;[.E150]&amp;[.F150]&amp;[.G150]&amp;[.H150]&amp;[.I150]&amp;[.J150]&amp;[.K150]&amp;[.L150]" office:value-type="string" office:string-value="(dummy4.north) edge node{  } (ab)">
              <text:p>(dummy4.north) edge node{ <text:s/>} (ab)</text:p>
            </table:table-cell>
            <table:table-cell table:formula="of:=[.B150]&amp;[.C150]&amp;[.D150]&amp;[.E150]&amp;[.F150]&amp;[.G150]&amp;[.H150]&amp;[.I150]&amp;[.J150]&amp;[.K150]&amp;[.L150]" office:value-type="string" office:string-value="(dummy4.north) edge node{  } (ab)">
              <text:p>(dummy4.north) edge node{ <text:s/>} (ab)</text:p>
            </table:table-cell>
            <table:table-cell table:number-columns-repeated="242"/>
          </table:table-row>
          <table:table-row table:style-name="ro1">
            <table:table-cell/>
            <table:table-cell office:value-type="string">
              <text:p>(dummy5.north) edge node</text:p>
            </table:table-cell>
            <table:table-cell/>
            <table:table-cell table:style-name="ce111"/>
            <table:table-cell office:value-type="string">
              <text:p>{</text:p>
            </table:table-cell>
            <table:table-cell table:formula="of:=[.A223]&amp;[1Einstellungen_Deckblatt.I31]" office:value-type="string" office:string-value="  ">
              <text:p><text:s text:c="2"/></text:p>
            </table:table-cell>
            <table:table-cell office:value-type="string">
              <text:p>}</text:p>
            </table:table-cell>
            <table:table-cell office:value-type="string">
              <text:p><text:s/>(ac)</text:p>
            </table:table-cell>
            <table:table-cell table:number-columns-repeated="4"/>
            <table:table-cell table:style-name="ce138" table:formula="of:=[.B151]&amp;[.C151]&amp;[.D151]&amp;[.E151]&amp;[.F151]&amp;[.G151]&amp;[.H151]&amp;[.I151]&amp;[.J151]&amp;[.K151]&amp;[.L151]" office:value-type="string" office:string-value="(dummy5.north) edge node{  } (ac)">
              <text:p>(dummy5.north) edge node{ <text:s/>} (ac)</text:p>
            </table:table-cell>
            <table:table-cell table:formula="of:=[.B151]&amp;[.C151]&amp;[.D151]&amp;[.E151]&amp;[.F151]&amp;[.G151]&amp;[.H151]&amp;[.I151]&amp;[.J151]&amp;[.K151]&amp;[.L151]" office:value-type="string" office:string-value="(dummy5.north) edge node{  } (ac)">
              <text:p>(dummy5.north) edge node{ <text:s/>} (ac)</text:p>
            </table:table-cell>
            <table:table-cell table:number-columns-repeated="242"/>
          </table:table-row>
          <table:table-row table:style-name="ro1">
            <table:table-cell/>
            <table:table-cell office:value-type="string">
              <text:p>(dummy6.north) edge node</text:p>
            </table:table-cell>
            <table:table-cell/>
            <table:table-cell table:style-name="ce111"/>
            <table:table-cell office:value-type="string">
              <text:p>{</text:p>
            </table:table-cell>
            <table:table-cell table:formula="of:=[1Einstellungen_Deckblatt.I30]&amp;[1Einstellungen_Deckblatt.I31]" office:value-type="string" office:string-value="  ">
              <text:p><text:s text:c="2"/></text:p>
            </table:table-cell>
            <table:table-cell office:value-type="string">
              <text:p>}</text:p>
            </table:table-cell>
            <table:table-cell office:value-type="string">
              <text:p><text:s/>(bc)</text:p>
            </table:table-cell>
            <table:table-cell table:number-columns-repeated="4"/>
            <table:table-cell table:style-name="ce138" table:formula="of:=[.B152]&amp;[.C152]&amp;[.D152]&amp;[.E152]&amp;[.F152]&amp;[.G152]&amp;[.H152]&amp;[.I152]&amp;[.J152]&amp;[.K152]&amp;[.L152]" office:value-type="string" office:string-value="(dummy6.north) edge node{  } (bc)">
              <text:p>(dummy6.north) edge node{ <text:s/>} (bc)</text:p>
            </table:table-cell>
            <table:table-cell table:formula="of:=[.B152]&amp;[.C152]&amp;[.D152]&amp;[.E152]&amp;[.F152]&amp;[.G152]&amp;[.H152]&amp;[.I152]&amp;[.J152]&amp;[.K152]&amp;[.L152]" office:value-type="string" office:string-value="(dummy6.north) edge node{  } (bc)">
              <text:p>(dummy6.north) edge node{ <text:s/>} (bc)</text:p>
            </table:table-cell>
            <table:table-cell table:number-columns-repeated="242"/>
          </table:table-row>
          <table:table-row table:style-name="ro1">
            <table:table-cell/>
            <table:table-cell office:value-type="string">
              <text:p>(dummy7.north) edge (abc)</text:p>
            </table:table-cell>
            <table:table-cell/>
            <table:table-cell table:style-name="ce111"/>
            <table:table-cell table:number-columns-repeated="8"/>
            <table:table-cell table:style-name="ce138" table:formula="of:=[.B153]&amp;[.C153]&amp;[.D153]&amp;[.E153]&amp;[.F153]&amp;[.G153]&amp;[.H153]&amp;[.I153]&amp;[.J153]&amp;[.K153]&amp;[.L153]" office:value-type="string" office:string-value="(dummy7.north) edge (abc)">
              <text:p>(dummy7.north) edge (abc)</text:p>
            </table:table-cell>
            <table:table-cell table:formula="of:=[.B153]&amp;[.C153]&amp;[.D153]&amp;[.E153]&amp;[.F153]&amp;[.G153]&amp;[.H153]&amp;[.I153]&amp;[.J153]&amp;[.K153]&amp;[.L153]" office:value-type="string" office:string-value="(dummy7.north) edge (abc)">
              <text:p>(dummy7.north) edge (abc)</text:p>
            </table:table-cell>
            <table:table-cell table:number-columns-repeated="242"/>
          </table:table-row>
          <table:table-row table:style-name="ro1">
            <table:table-cell/>
            <table:table-cell office:value-type="string">
              <text:p>(A) <text:s/>edge node[swap] </text:p>
            </table:table-cell>
            <table:table-cell/>
            <table:table-cell table:style-name="ce111"/>
            <table:table-cell office:value-type="string">
              <text:p>{</text:p>
            </table:table-cell>
            <table:table-cell table:formula="of:=[.F144]" office:value-type="string" office:string-value=" ">
              <text:p><text:s/></text:p>
            </table:table-cell>
            <table:table-cell office:value-type="string">
              <text:p>}</text:p>
            </table:table-cell>
            <table:table-cell office:value-type="string">
              <text:p><text:s/>(AB)</text:p>
            </table:table-cell>
            <table:table-cell table:number-columns-repeated="4"/>
            <table:table-cell table:style-name="ce138" table:formula="of:=[.B154]&amp;[.C154]&amp;[.D154]&amp;[.E154]&amp;[.F154]&amp;[.G154]&amp;[.H154]&amp;[.I154]&amp;[.J154]&amp;[.K154]&amp;[.L154]" office:value-type="string" office:string-value="(A)  edge node[swap] { } (AB)">
              <text:p>(A) <text:s/>edge node[swap] { } (AB)</text:p>
            </table:table-cell>
            <table:table-cell table:formula="of:=[.B154]&amp;[.C154]&amp;[.D154]&amp;[.E154]&amp;[.F154]&amp;[.G154]&amp;[.H154]&amp;[.I154]&amp;[.J154]&amp;[.K154]&amp;[.L154]" office:value-type="string" office:string-value="(A)  edge node[swap] { } (AB)">
              <text:p>(A) <text:s/>edge node[swap] { } (AB)</text:p>
            </table:table-cell>
            <table:table-cell table:number-columns-repeated="242"/>
          </table:table-row>
          <table:table-row table:style-name="ro1">
            <table:table-cell/>
            <table:table-cell office:value-type="string">
              <text:p>(C) <text:s/>edge node </text:p>
            </table:table-cell>
            <table:table-cell/>
            <table:table-cell table:style-name="ce111"/>
            <table:table-cell office:value-type="string">
              <text:p>{</text:p>
            </table:table-cell>
            <table:table-cell table:formula="of:=[.F144]" office:value-type="string" office:string-value=" ">
              <text:p><text:s/></text:p>
            </table:table-cell>
            <table:table-cell office:value-type="string">
              <text:p>}</text:p>
            </table:table-cell>
            <table:table-cell office:value-type="string">
              <text:p><text:s/>(CB)</text:p>
            </table:table-cell>
            <table:table-cell table:number-columns-repeated="4"/>
            <table:table-cell table:style-name="ce138" table:formula="of:=[.B155]&amp;[.C155]&amp;[.D155]&amp;[.E155]&amp;[.F155]&amp;[.G155]&amp;[.H155]&amp;[.I155]&amp;[.J155]&amp;[.K155]&amp;[.L155]" office:value-type="string" office:string-value="(C)  edge node { } (CB)">
              <text:p>(C) <text:s/>edge node { } (CB)</text:p>
            </table:table-cell>
            <table:table-cell table:formula="of:=[.B155]&amp;[.C155]&amp;[.D155]&amp;[.E155]&amp;[.F155]&amp;[.G155]&amp;[.H155]&amp;[.I155]&amp;[.J155]&amp;[.K155]&amp;[.L155]" office:value-type="string" office:string-value="(C)  edge node { } (CB)">
              <text:p>(C) <text:s/>edge node { } (CB)</text:p>
            </table:table-cell>
            <table:table-cell table:number-columns-repeated="242"/>
          </table:table-row>
          <table:table-row table:style-name="ro1">
            <table:table-cell/>
            <table:table-cell office:value-type="string">
              <text:p>(B) <text:s/>edge node[swap] </text:p>
            </table:table-cell>
            <table:table-cell/>
            <table:table-cell table:style-name="ce111"/>
            <table:table-cell office:value-type="string">
              <text:p>{</text:p>
            </table:table-cell>
            <table:table-cell table:formula="of:=[.F143]" office:value-type="string" office:string-value=" ">
              <text:p><text:s/></text:p>
            </table:table-cell>
            <table:table-cell office:value-type="string">
              <text:p>}</text:p>
            </table:table-cell>
            <table:table-cell office:value-type="string">
              <text:p><text:s/>(BA)</text:p>
            </table:table-cell>
            <table:table-cell table:number-columns-repeated="4"/>
            <table:table-cell table:style-name="ce138" table:formula="of:=[.B156]&amp;[.C156]&amp;[.D156]&amp;[.E156]&amp;[.F156]&amp;[.G156]&amp;[.H156]&amp;[.I156]&amp;[.J156]&amp;[.K156]&amp;[.L156]" office:value-type="string" office:string-value="(B)  edge node[swap] { } (BA)">
              <text:p>(B) <text:s/>edge node[swap] { } (BA)</text:p>
            </table:table-cell>
            <table:table-cell table:formula="of:=[.B156]&amp;[.C156]&amp;[.D156]&amp;[.E156]&amp;[.F156]&amp;[.G156]&amp;[.H156]&amp;[.I156]&amp;[.J156]&amp;[.K156]&amp;[.L156]" office:value-type="string" office:string-value="(B)  edge node[swap] { } (BA)">
              <text:p>(B) <text:s/>edge node[swap] { } (BA)</text:p>
            </table:table-cell>
            <table:table-cell table:number-columns-repeated="242"/>
          </table:table-row>
          <table:table-row table:style-name="ro1">
            <table:table-cell/>
            <table:table-cell office:value-type="string">
              <text:p>(C) <text:s/>edge node[swap] </text:p>
            </table:table-cell>
            <table:table-cell/>
            <table:table-cell table:style-name="ce111"/>
            <table:table-cell office:value-type="string">
              <text:p>{</text:p>
            </table:table-cell>
            <table:table-cell table:formula="of:=[.F143]" office:value-type="string" office:string-value=" ">
              <text:p><text:s/></text:p>
            </table:table-cell>
            <table:table-cell office:value-type="string">
              <text:p>}</text:p>
            </table:table-cell>
            <table:table-cell office:value-type="string">
              <text:p><text:s/>(CA)</text:p>
            </table:table-cell>
            <table:table-cell table:number-columns-repeated="4"/>
            <table:table-cell table:style-name="ce138" table:formula="of:=[.B157]&amp;[.C157]&amp;[.D157]&amp;[.E157]&amp;[.F157]&amp;[.G157]&amp;[.H157]&amp;[.I157]&amp;[.J157]&amp;[.K157]&amp;[.L157]" office:value-type="string" office:string-value="(C)  edge node[swap] { } (CA)">
              <text:p>(C) <text:s/>edge node[swap] { } (CA)</text:p>
            </table:table-cell>
            <table:table-cell table:formula="of:=[.B157]&amp;[.C157]&amp;[.D157]&amp;[.E157]&amp;[.F157]&amp;[.G157]&amp;[.H157]&amp;[.I157]&amp;[.J157]&amp;[.K157]&amp;[.L157]" office:value-type="string" office:string-value="(C)  edge node[swap] { } (CA)">
              <text:p>(C) <text:s/>edge node[swap] { } (CA)</text:p>
            </table:table-cell>
            <table:table-cell table:number-columns-repeated="242"/>
          </table:table-row>
          <table:table-row table:style-name="ro1">
            <table:table-cell/>
            <table:table-cell office:value-type="string">
              <text:p>(A) edge node </text:p>
            </table:table-cell>
            <table:table-cell/>
            <table:table-cell table:style-name="ce111"/>
            <table:table-cell office:value-type="string">
              <text:p>{</text:p>
            </table:table-cell>
            <table:table-cell table:formula="of:=[.F145]" office:value-type="string" office:string-value=" ">
              <text:p><text:s/></text:p>
            </table:table-cell>
            <table:table-cell office:value-type="string">
              <text:p>}</text:p>
            </table:table-cell>
            <table:table-cell office:value-type="string">
              <text:p><text:s/>(AC)</text:p>
            </table:table-cell>
            <table:table-cell table:number-columns-repeated="4"/>
            <table:table-cell table:style-name="ce138" table:formula="of:=[.B158]&amp;[.C158]&amp;[.D158]&amp;[.E158]&amp;[.F158]&amp;[.G158]&amp;[.H158]&amp;[.I158]&amp;[.J158]&amp;[.K158]&amp;[.L158]" office:value-type="string" office:string-value="(A) edge node { } (AC)">
              <text:p>(A) edge node { } (AC)</text:p>
            </table:table-cell>
            <table:table-cell table:formula="of:=[.B158]&amp;[.C158]&amp;[.D158]&amp;[.E158]&amp;[.F158]&amp;[.G158]&amp;[.H158]&amp;[.I158]&amp;[.J158]&amp;[.K158]&amp;[.L158]" office:value-type="string" office:string-value="(A) edge node { } (AC)">
              <text:p>(A) edge node { } (AC)</text:p>
            </table:table-cell>
            <table:table-cell table:number-columns-repeated="242"/>
          </table:table-row>
          <table:table-row table:style-name="ro1">
            <table:table-cell/>
            <table:table-cell office:value-type="string">
              <text:p>(B) edge node </text:p>
            </table:table-cell>
            <table:table-cell/>
            <table:table-cell table:style-name="ce111"/>
            <table:table-cell office:value-type="string">
              <text:p>{</text:p>
            </table:table-cell>
            <table:table-cell table:formula="of:=[.F145]" office:value-type="string" office:string-value=" ">
              <text:p><text:s/></text:p>
            </table:table-cell>
            <table:table-cell office:value-type="string">
              <text:p>}</text:p>
            </table:table-cell>
            <table:table-cell office:value-type="string">
              <text:p><text:s/>(BC)</text:p>
            </table:table-cell>
            <table:table-cell table:number-columns-repeated="4"/>
            <table:table-cell table:style-name="ce138" table:formula="of:=[.B159]&amp;[.C159]&amp;[.D159]&amp;[.E159]&amp;[.F159]&amp;[.G159]&amp;[.H159]&amp;[.I159]&amp;[.J159]&amp;[.K159]&amp;[.L159]" office:value-type="string" office:string-value="(B) edge node { } (BC)">
              <text:p>(B) edge node { } (BC)</text:p>
            </table:table-cell>
            <table:table-cell table:formula="of:=[.B159]&amp;[.C159]&amp;[.D159]&amp;[.E159]&amp;[.F159]&amp;[.G159]&amp;[.H159]&amp;[.I159]&amp;[.J159]&amp;[.K159]&amp;[.L159]" office:value-type="string" office:string-value="(B) edge node { } (BC)">
              <text:p>(B) edge node { } (BC)</text:p>
            </table:table-cell>
            <table:table-cell table:number-columns-repeated="242"/>
          </table:table-row>
          <table:table-row table:style-name="ro1">
            <table:table-cell/>
            <table:table-cell office:value-type="string">
              <text:p>(A) edge[-] node </text:p>
            </table:table-cell>
            <table:table-cell/>
            <table:table-cell table:style-name="ce111"/>
            <table:table-cell office:value-type="string">
              <text:p>{</text:p>
            </table:table-cell>
            <table:table-cell table:formula="of:=[.F152]" office:value-type="string" office:string-value="  ">
              <text:p><text:s text:c="2"/></text:p>
            </table:table-cell>
            <table:table-cell office:value-type="string">
              <text:p>}</text:p>
            </table:table-cell>
            <table:table-cell office:value-type="string">
              <text:p><text:s/>(dummy1.north)</text:p>
            </table:table-cell>
            <table:table-cell table:number-columns-repeated="4"/>
            <table:table-cell table:style-name="ce138" table:formula="of:=[.B160]&amp;[.C160]&amp;[.D160]&amp;[.E160]&amp;[.F160]&amp;[.G160]&amp;[.H160]&amp;[.I160]&amp;[.J160]&amp;[.K160]&amp;[.L160]" office:value-type="string" office:string-value="(A) edge[-] node {  } (dummy1.north)">
              <text:p>(A) edge[-] node { <text:s/>} (dummy1.north)</text:p>
            </table:table-cell>
            <table:table-cell table:formula="of:=[.B160]&amp;[.C160]&amp;[.D160]&amp;[.E160]&amp;[.F160]&amp;[.G160]&amp;[.H160]&amp;[.I160]&amp;[.J160]&amp;[.K160]&amp;[.L160]" office:value-type="string" office:string-value="(A) edge[-] node {  } (dummy1.north)">
              <text:p>(A) edge[-] node { <text:s/>} (dummy1.north)</text:p>
            </table:table-cell>
            <table:table-cell table:number-columns-repeated="242"/>
          </table:table-row>
          <table:table-row table:style-name="ro1">
            <table:table-cell/>
            <table:table-cell office:value-type="string">
              <text:p>(dummy1.north) edge (Abc)</text:p>
            </table:table-cell>
            <table:table-cell/>
            <table:table-cell table:style-name="ce111"/>
            <table:table-cell table:number-columns-repeated="8"/>
            <table:table-cell table:style-name="ce138" table:formula="of:=[.B161]&amp;[.C161]&amp;[.D161]&amp;[.E161]&amp;[.F161]&amp;[.G161]&amp;[.H161]&amp;[.I161]&amp;[.J161]&amp;[.K161]&amp;[.L161]" office:value-type="string" office:string-value="(dummy1.north) edge (Abc)">
              <text:p>(dummy1.north) edge (Abc)</text:p>
            </table:table-cell>
            <table:table-cell table:formula="of:=[.B161]&amp;[.C161]&amp;[.D161]&amp;[.E161]&amp;[.F161]&amp;[.G161]&amp;[.H161]&amp;[.I161]&amp;[.J161]&amp;[.K161]&amp;[.L161]" office:value-type="string" office:string-value="(dummy1.north) edge (Abc)">
              <text:p>(dummy1.north) edge (Abc)</text:p>
            </table:table-cell>
            <table:table-cell table:number-columns-repeated="242"/>
          </table:table-row>
          <table:table-row table:style-name="ro1">
            <table:table-cell/>
            <table:table-cell office:value-type="string">
              <text:p>(B) edge[-] node </text:p>
            </table:table-cell>
            <table:table-cell/>
            <table:table-cell table:style-name="ce111"/>
            <table:table-cell office:value-type="string">
              <text:p>{</text:p>
            </table:table-cell>
            <table:table-cell table:formula="of:=[.F151]" office:value-type="string" office:string-value="  ">
              <text:p><text:s text:c="2"/></text:p>
            </table:table-cell>
            <table:table-cell office:value-type="string">
              <text:p>}</text:p>
            </table:table-cell>
            <table:table-cell office:value-type="string">
              <text:p><text:s/>(dummy2.north)</text:p>
            </table:table-cell>
            <table:table-cell table:number-columns-repeated="4"/>
            <table:table-cell table:style-name="ce138" table:formula="of:=[.B162]&amp;[.C162]&amp;[.D162]&amp;[.E162]&amp;[.F162]&amp;[.G162]&amp;[.H162]&amp;[.I162]&amp;[.J162]&amp;[.K162]&amp;[.L162]" office:value-type="string" office:string-value="(B) edge[-] node {  } (dummy2.north)">
              <text:p>(B) edge[-] node { <text:s/>} (dummy2.north)</text:p>
            </table:table-cell>
            <table:table-cell table:formula="of:=[.B162]&amp;[.C162]&amp;[.D162]&amp;[.E162]&amp;[.F162]&amp;[.G162]&amp;[.H162]&amp;[.I162]&amp;[.J162]&amp;[.K162]&amp;[.L162]" office:value-type="string" office:string-value="(B) edge[-] node {  } (dummy2.north)">
              <text:p>(B) edge[-] node { <text:s/>} (dummy2.north)</text:p>
            </table:table-cell>
            <table:table-cell table:number-columns-repeated="242"/>
          </table:table-row>
          <table:table-row table:style-name="ro1">
            <table:table-cell/>
            <table:table-cell office:value-type="string">
              <text:p>(dummy2.north) edge (Bac)</text:p>
            </table:table-cell>
            <table:table-cell/>
            <table:table-cell table:style-name="ce111"/>
            <table:table-cell table:number-columns-repeated="8"/>
            <table:table-cell table:style-name="ce138" table:formula="of:=[.B163]&amp;[.C163]&amp;[.D163]&amp;[.E163]&amp;[.F163]&amp;[.G163]&amp;[.H163]&amp;[.I163]&amp;[.J163]&amp;[.K163]&amp;[.L163]" office:value-type="string" office:string-value="(dummy2.north) edge (Bac)">
              <text:p>(dummy2.north) edge (Bac)</text:p>
            </table:table-cell>
            <table:table-cell table:formula="of:=[.B163]&amp;[.C163]&amp;[.D163]&amp;[.E163]&amp;[.F163]&amp;[.G163]&amp;[.H163]&amp;[.I163]&amp;[.J163]&amp;[.K163]&amp;[.L163]" office:value-type="string" office:string-value="(dummy2.north) edge (Bac)">
              <text:p>(dummy2.north) edge (Bac)</text:p>
            </table:table-cell>
            <table:table-cell table:number-columns-repeated="242"/>
          </table:table-row>
          <table:table-row table:style-name="ro1">
            <table:table-cell/>
            <table:table-cell office:value-type="string">
              <text:p>(C) edge[-] node </text:p>
            </table:table-cell>
            <table:table-cell/>
            <table:table-cell table:style-name="ce111"/>
            <table:table-cell office:value-type="string">
              <text:p>{</text:p>
            </table:table-cell>
            <table:table-cell table:formula="of:=[.F150]" office:value-type="string" office:string-value="  ">
              <text:p><text:s text:c="2"/></text:p>
            </table:table-cell>
            <table:table-cell office:value-type="string">
              <text:p>}</text:p>
            </table:table-cell>
            <table:table-cell office:value-type="string">
              <text:p><text:s/>(dummy3.north)</text:p>
            </table:table-cell>
            <table:table-cell table:number-columns-repeated="4"/>
            <table:table-cell table:style-name="ce138" table:formula="of:=[.B164]&amp;[.C164]&amp;[.D164]&amp;[.E164]&amp;[.F164]&amp;[.G164]&amp;[.H164]&amp;[.I164]&amp;[.J164]&amp;[.K164]&amp;[.L164]" office:value-type="string" office:string-value="(C) edge[-] node {  } (dummy3.north)">
              <text:p>(C) edge[-] node { <text:s/>} (dummy3.north)</text:p>
            </table:table-cell>
            <table:table-cell table:formula="of:=[.B164]&amp;[.C164]&amp;[.D164]&amp;[.E164]&amp;[.F164]&amp;[.G164]&amp;[.H164]&amp;[.I164]&amp;[.J164]&amp;[.K164]&amp;[.L164]" office:value-type="string" office:string-value="(C) edge[-] node {  } (dummy3.north)">
              <text:p>(C) edge[-] node { <text:s/>} (dummy3.north)</text:p>
            </table:table-cell>
            <table:table-cell table:number-columns-repeated="242"/>
          </table:table-row>
          <table:table-row table:style-name="ro1">
            <table:table-cell/>
            <table:table-cell office:value-type="string">
              <text:p>(dummy3.north) edge (Cab)</text:p>
            </table:table-cell>
            <table:table-cell/>
            <table:table-cell table:style-name="ce111"/>
            <table:table-cell table:number-columns-repeated="8"/>
            <table:table-cell table:style-name="ce138" table:formula="of:=[.B165]&amp;[.C165]&amp;[.D165]&amp;[.E165]&amp;[.F165]&amp;[.G165]&amp;[.H165]&amp;[.I165]&amp;[.J165]&amp;[.K165]&amp;[.L165]" office:value-type="string" office:string-value="(dummy3.north) edge (Cab)">
              <text:p>(dummy3.north) edge (Cab)</text:p>
            </table:table-cell>
            <table:table-cell table:formula="of:=[.B165]&amp;[.C165]&amp;[.D165]&amp;[.E165]&amp;[.F165]&amp;[.G165]&amp;[.H165]&amp;[.I165]&amp;[.J165]&amp;[.K165]&amp;[.L165]" office:value-type="string" office:string-value="(dummy3.north) edge (Cab)">
              <text:p>(dummy3.north) edge (Cab)</text:p>
            </table:table-cell>
            <table:table-cell table:number-columns-repeated="242"/>
          </table:table-row>
          <table:table-row table:style-name="ro1">
            <table:table-cell/>
            <table:table-cell office:value-type="string">
              <text:p>(CB) edge node[swap] </text:p>
            </table:table-cell>
            <table:table-cell/>
            <table:table-cell table:style-name="ce111"/>
            <table:table-cell office:value-type="string">
              <text:p>{</text:p>
            </table:table-cell>
            <table:table-cell table:formula="of:=[.F143]" office:value-type="string" office:string-value=" ">
              <text:p><text:s/></text:p>
            </table:table-cell>
            <table:table-cell office:value-type="string">
              <text:p>}</text:p>
            </table:table-cell>
            <table:table-cell office:value-type="string">
              <text:p><text:s/>(CBA)</text:p>
            </table:table-cell>
            <table:table-cell table:number-columns-repeated="4"/>
            <table:table-cell table:style-name="ce139" table:formula="of:=[.B166]&amp;[.C166]&amp;[.D166]&amp;[.E166]&amp;[.F166]&amp;[.G166]&amp;[.H166]&amp;[.I166]&amp;[.J166]&amp;[.K166]&amp;[.L166]" office:value-type="string" office:string-value="(CB) edge node[swap] { } (CBA)">
              <text:p>(CB) edge node[swap] { } (CBA)</text:p>
            </table:table-cell>
            <table:table-cell table:formula="of:=[.B166]&amp;[.C166]&amp;[.D166]&amp;[.E166]&amp;[.F166]&amp;[.G166]&amp;[.H166]&amp;[.I166]&amp;[.J166]&amp;[.K166]&amp;[.L166]" office:value-type="string" office:string-value="(CB) edge node[swap] { } (CBA)">
              <text:p>(CB) edge node[swap] { } (CBA)</text:p>
            </table:table-cell>
            <table:table-cell table:number-columns-repeated="242"/>
          </table:table-row>
          <table:table-row table:style-name="ro1">
            <table:table-cell/>
            <table:table-cell office:value-type="string">
              <text:p>(BC) edge node[swap] </text:p>
            </table:table-cell>
            <table:table-cell/>
            <table:table-cell table:style-name="ce111"/>
            <table:table-cell office:value-type="string">
              <text:p>{</text:p>
            </table:table-cell>
            <table:table-cell table:formula="of:=[.F143]" office:value-type="string" office:string-value=" ">
              <text:p><text:s/></text:p>
            </table:table-cell>
            <table:table-cell office:value-type="string">
              <text:p>}</text:p>
            </table:table-cell>
            <table:table-cell office:value-type="string">
              <text:p><text:s/>(BCA)</text:p>
            </table:table-cell>
            <table:table-cell table:number-columns-repeated="4"/>
            <table:table-cell table:style-name="ce138" table:formula="of:=[.B167]&amp;[.C167]&amp;[.D167]&amp;[.E167]&amp;[.F167]&amp;[.G167]&amp;[.H167]&amp;[.I167]&amp;[.J167]&amp;[.K167]&amp;[.L167]" office:value-type="string" office:string-value="(BC) edge node[swap] { } (BCA)">
              <text:p>(BC) edge node[swap] { } (BCA)</text:p>
            </table:table-cell>
            <table:table-cell table:formula="of:=[.B167]&amp;[.C167]&amp;[.D167]&amp;[.E167]&amp;[.F167]&amp;[.G167]&amp;[.H167]&amp;[.I167]&amp;[.J167]&amp;[.K167]&amp;[.L167]" office:value-type="string" office:string-value="(BC) edge node[swap] { } (BCA)">
              <text:p>(BC) edge node[swap] { } (BCA)</text:p>
            </table:table-cell>
            <table:table-cell table:number-columns-repeated="242"/>
          </table:table-row>
          <table:table-row table:style-name="ro1">
            <table:table-cell/>
            <table:table-cell office:value-type="string">
              <text:p>(CA) edge node[swap] </text:p>
            </table:table-cell>
            <table:table-cell/>
            <table:table-cell table:style-name="ce111"/>
            <table:table-cell office:value-type="string">
              <text:p>{</text:p>
            </table:table-cell>
            <table:table-cell table:formula="of:=[.F144]" office:value-type="string" office:string-value=" ">
              <text:p><text:s/></text:p>
            </table:table-cell>
            <table:table-cell office:value-type="string">
              <text:p>}</text:p>
            </table:table-cell>
            <table:table-cell office:value-type="string">
              <text:p><text:s/>(CAB)</text:p>
            </table:table-cell>
            <table:table-cell table:number-columns-repeated="4"/>
            <table:table-cell table:style-name="ce138" table:formula="of:=[.B168]&amp;[.C168]&amp;[.D168]&amp;[.E168]&amp;[.F168]&amp;[.G168]&amp;[.H168]&amp;[.I168]&amp;[.J168]&amp;[.K168]&amp;[.L168]" office:value-type="string" office:string-value="(CA) edge node[swap] { } (CAB)">
              <text:p>(CA) edge node[swap] { } (CAB)</text:p>
            </table:table-cell>
            <table:table-cell table:formula="of:=[.B168]&amp;[.C168]&amp;[.D168]&amp;[.E168]&amp;[.F168]&amp;[.G168]&amp;[.H168]&amp;[.I168]&amp;[.J168]&amp;[.K168]&amp;[.L168]" office:value-type="string" office:string-value="(CA) edge node[swap] { } (CAB)">
              <text:p>(CA) edge node[swap] { } (CAB)</text:p>
            </table:table-cell>
            <table:table-cell table:number-columns-repeated="242"/>
          </table:table-row>
          <table:table-row table:style-name="ro1">
            <table:table-cell/>
            <table:table-cell office:value-type="string">
              <text:p>(AC) edge node[swap] </text:p>
            </table:table-cell>
            <table:table-cell/>
            <table:table-cell table:style-name="ce111"/>
            <table:table-cell office:value-type="string">
              <text:p>{</text:p>
            </table:table-cell>
            <table:table-cell table:formula="of:=[.F144]" office:value-type="string" office:string-value=" ">
              <text:p><text:s/></text:p>
            </table:table-cell>
            <table:table-cell office:value-type="string">
              <text:p>}</text:p>
            </table:table-cell>
            <table:table-cell office:value-type="string">
              <text:p><text:s/>(ACB)</text:p>
            </table:table-cell>
            <table:table-cell table:number-columns-repeated="4"/>
            <table:table-cell table:style-name="ce138" table:formula="of:=[.B169]&amp;[.C169]&amp;[.D169]&amp;[.E169]&amp;[.F169]&amp;[.G169]&amp;[.H169]&amp;[.I169]&amp;[.J169]&amp;[.K169]&amp;[.L169]" office:value-type="string" office:string-value="(AC) edge node[swap] { } (ACB)">
              <text:p>(AC) edge node[swap] { } (ACB)</text:p>
            </table:table-cell>
            <table:table-cell table:formula="of:=[.B169]&amp;[.C169]&amp;[.D169]&amp;[.E169]&amp;[.F169]&amp;[.G169]&amp;[.H169]&amp;[.I169]&amp;[.J169]&amp;[.K169]&amp;[.L169]" office:value-type="string" office:string-value="(AC) edge node[swap] { } (ACB)">
              <text:p>(AC) edge node[swap] { } (ACB)</text:p>
            </table:table-cell>
            <table:table-cell table:number-columns-repeated="242"/>
          </table:table-row>
          <table:table-row table:style-name="ro1">
            <table:table-cell/>
            <table:table-cell office:value-type="string">
              <text:p>(AB) edge node[swap] </text:p>
            </table:table-cell>
            <table:table-cell/>
            <table:table-cell table:style-name="ce111"/>
            <table:table-cell office:value-type="string">
              <text:p>{</text:p>
            </table:table-cell>
            <table:table-cell table:formula="of:=[.F145]" office:value-type="string" office:string-value=" ">
              <text:p><text:s/></text:p>
            </table:table-cell>
            <table:table-cell office:value-type="string">
              <text:p>}</text:p>
            </table:table-cell>
            <table:table-cell office:value-type="string">
              <text:p><text:s/>(ABC)</text:p>
            </table:table-cell>
            <table:table-cell table:number-columns-repeated="4"/>
            <table:table-cell table:style-name="ce138" table:formula="of:=[.B170]&amp;[.C170]&amp;[.D170]&amp;[.E170]&amp;[.F170]&amp;[.G170]&amp;[.H170]&amp;[.I170]&amp;[.J170]&amp;[.K170]&amp;[.L170]" office:value-type="string" office:string-value="(AB) edge node[swap] { } (ABC)">
              <text:p>(AB) edge node[swap] { } (ABC)</text:p>
            </table:table-cell>
            <table:table-cell table:formula="of:=[.B170]&amp;[.C170]&amp;[.D170]&amp;[.E170]&amp;[.F170]&amp;[.G170]&amp;[.H170]&amp;[.I170]&amp;[.J170]&amp;[.K170]&amp;[.L170]" office:value-type="string" office:string-value="(AB) edge node[swap] { } (ABC)">
              <text:p>(AB) edge node[swap] { } (ABC)</text:p>
            </table:table-cell>
            <table:table-cell table:number-columns-repeated="242"/>
          </table:table-row>
          <table:table-row table:style-name="ro1">
            <table:table-cell/>
            <table:table-cell office:value-type="string">
              <text:p>(BA) edge node[swap] </text:p>
            </table:table-cell>
            <table:table-cell/>
            <table:table-cell table:style-name="ce111"/>
            <table:table-cell office:value-type="string">
              <text:p>{</text:p>
            </table:table-cell>
            <table:table-cell table:formula="of:=[.F145]" office:value-type="string" office:string-value=" ">
              <text:p><text:s/></text:p>
            </table:table-cell>
            <table:table-cell office:value-type="string">
              <text:p>}</text:p>
            </table:table-cell>
            <table:table-cell office:value-type="string">
              <text:p><text:s/>(BAC)</text:p>
            </table:table-cell>
            <table:table-cell table:number-columns-repeated="4"/>
            <table:table-cell table:style-name="ce138" table:formula="of:=[.B171]&amp;[.C171]&amp;[.D171]&amp;[.E171]&amp;[.F171]&amp;[.G171]&amp;[.H171]&amp;[.I171]&amp;[.J171]&amp;[.K171]&amp;[.L171]" office:value-type="string" office:string-value="(BA) edge node[swap] { } (BAC)">
              <text:p>(BA) edge node[swap] { } (BAC)</text:p>
            </table:table-cell>
            <table:table-cell table:formula="of:=[.B171]&amp;[.C171]&amp;[.D171]&amp;[.E171]&amp;[.F171]&amp;[.G171]&amp;[.H171]&amp;[.I171]&amp;[.J171]&amp;[.K171]&amp;[.L171]" office:value-type="string" office:string-value="(BA) edge node[swap] { } (BAC)">
              <text:p>(BA) edge node[swap] { } (BAC)</text:p>
            </table:table-cell>
            <table:table-cell table:number-columns-repeated="242"/>
          </table:table-row>
          <table:table-row table:style-name="ro1">
            <table:table-cell/>
            <table:table-cell office:value-type="string">
              <text:p>(ab) edge node[swap] </text:p>
            </table:table-cell>
            <table:table-cell/>
            <table:table-cell table:style-name="ce111"/>
            <table:table-cell office:value-type="string">
              <text:p>{</text:p>
            </table:table-cell>
            <table:table-cell table:formula="of:=[.F145]" office:value-type="string" office:string-value=" ">
              <text:p><text:s/></text:p>
            </table:table-cell>
            <table:table-cell office:value-type="string">
              <text:p>}</text:p>
            </table:table-cell>
            <table:table-cell office:value-type="string">
              <text:p><text:s/>(abC)</text:p>
            </table:table-cell>
            <table:table-cell table:number-columns-repeated="4"/>
            <table:table-cell table:style-name="ce138" table:formula="of:=[.B172]&amp;[.C172]&amp;[.D172]&amp;[.E172]&amp;[.F172]&amp;[.G172]&amp;[.H172]&amp;[.I172]&amp;[.J172]&amp;[.K172]&amp;[.L172]" office:value-type="string" office:string-value="(ab) edge node[swap] { } (abC)">
              <text:p>(ab) edge node[swap] { } (abC)</text:p>
            </table:table-cell>
            <table:table-cell table:formula="of:=[.B172]&amp;[.C172]&amp;[.D172]&amp;[.E172]&amp;[.F172]&amp;[.G172]&amp;[.H172]&amp;[.I172]&amp;[.J172]&amp;[.K172]&amp;[.L172]" office:value-type="string" office:string-value="(ab) edge node[swap] { } (abC)">
              <text:p>(ab) edge node[swap] { } (abC)</text:p>
            </table:table-cell>
            <table:table-cell table:number-columns-repeated="242"/>
          </table:table-row>
          <table:table-row table:style-name="ro1">
            <table:table-cell/>
            <table:table-cell office:value-type="string">
              <text:p>(ac) edge node[swap] </text:p>
            </table:table-cell>
            <table:table-cell/>
            <table:table-cell table:style-name="ce111"/>
            <table:table-cell office:value-type="string">
              <text:p>{</text:p>
            </table:table-cell>
            <table:table-cell table:formula="of:=[.F144]" office:value-type="string" office:string-value=" ">
              <text:p><text:s/></text:p>
            </table:table-cell>
            <table:table-cell office:value-type="string">
              <text:p>}</text:p>
            </table:table-cell>
            <table:table-cell office:value-type="string">
              <text:p><text:s/>(acB)</text:p>
            </table:table-cell>
            <table:table-cell table:number-columns-repeated="4"/>
            <table:table-cell table:style-name="ce138" table:formula="of:=[.B173]&amp;[.C173]&amp;[.D173]&amp;[.E173]&amp;[.F173]&amp;[.G173]&amp;[.H173]&amp;[.I173]&amp;[.J173]&amp;[.K173]&amp;[.L173]" office:value-type="string" office:string-value="(ac) edge node[swap] { } (acB)">
              <text:p>(ac) edge node[swap] { } (acB)</text:p>
            </table:table-cell>
            <table:table-cell table:formula="of:=[.B173]&amp;[.C173]&amp;[.D173]&amp;[.E173]&amp;[.F173]&amp;[.G173]&amp;[.H173]&amp;[.I173]&amp;[.J173]&amp;[.K173]&amp;[.L173]" office:value-type="string" office:string-value="(ac) edge node[swap] { } (acB)">
              <text:p>(ac) edge node[swap] { } (acB)</text:p>
            </table:table-cell>
            <table:table-cell table:number-columns-repeated="242"/>
          </table:table-row>
          <table:table-row table:style-name="ro1">
            <table:table-cell/>
            <table:table-cell office:value-type="string">
              <text:p>(bc) edge node[swap] </text:p>
            </table:table-cell>
            <table:table-cell/>
            <table:table-cell table:style-name="ce111"/>
            <table:table-cell office:value-type="string">
              <text:p>{</text:p>
            </table:table-cell>
            <table:table-cell table:formula="of:=[.F143]" office:value-type="string" office:string-value=" ">
              <text:p><text:s/></text:p>
            </table:table-cell>
            <table:table-cell office:value-type="string">
              <text:p>}</text:p>
            </table:table-cell>
            <table:table-cell office:value-type="string">
              <text:p><text:s/>(bcA)</text:p>
            </table:table-cell>
            <table:table-cell table:number-columns-repeated="4"/>
            <table:table-cell table:style-name="ce138" table:formula="of:=[.B174]&amp;[.C174]&amp;[.D174]&amp;[.E174]&amp;[.F174]&amp;[.G174]&amp;[.H174]&amp;[.I174]&amp;[.J174]&amp;[.K174]&amp;[.L174]" office:value-type="string" office:string-value="(bc) edge node[swap] { } (bcA)">
              <text:p>(bc) edge node[swap] { } (bcA)</text:p>
            </table:table-cell>
            <table:table-cell table:formula="of:=[.B174]&amp;[.C174]&amp;[.D174]&amp;[.E174]&amp;[.F174]&amp;[.G174]&amp;[.H174]&amp;[.I174]&amp;[.J174]&amp;[.K174]&amp;[.L174]" office:value-type="string" office:string-value="(bc) edge node[swap] { } (bcA)">
              <text:p>(bc) edge node[swap] { } (bcA)</text:p>
            </table:table-cell>
            <table:table-cell table:number-columns-repeated="242"/>
          </table:table-row>
          <table:table-row table:style-name="ro15">
            <table:table-cell table:style-name="ce79"/>
            <table:table-cell table:style-name="ce92" office:value-type="string">
              <text:p>;</text:p>
              <text:p>\end{tikzpicture}</text:p>
              <text:p>}%</text:p>
            </table:table-cell>
            <table:table-cell table:number-columns-repeated="9" table:style-name="ce108"/>
            <table:table-cell table:style-name="ce125"/>
            <table:table-cell table:style-name="ce135" table:formula="of:=[.B175]&amp;[.C175]&amp;[.D175]&amp;[.E175]&amp;[.F175]&amp;[.G175]&amp;[.H175]&amp;[.I175]&amp;[.J175]&amp;[.K175]&amp;[.L175]" office:value-type="string" office:string-value="; \end{tikzpicture} }%">
              <text:p>; \end{tikzpicture} }%</text:p>
            </table:table-cell>
            <table:table-cell table:style-name="ce108" table:formula="of:=[.B175]&amp;[.C175]&amp;[.D175]&amp;[.E175]&amp;[.F175]&amp;[.G175]&amp;[.H175]&amp;[.I175]&amp;[.J175]&amp;[.K175]&amp;[.L175]" office:value-type="string" office:string-value="; \end{tikzpicture} }%">
              <text:p>; \end{tikzpicture} }%</text:p>
            </table:table-cell>
            <table:table-cell table:style-name="ce108" table:number-columns-repeated="7"/>
            <table:table-cell table:style-name="ce125"/>
            <table:table-cell table:style-name="ce108"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102" table:formula="of:=CONCATENATE([.M101];[.M102];[.M103];[.M104];[.M105];[.M106];[.M107];[.M108];[.M109];[.M110];[.M111];[.M112];[.M113];[.M114];[.M115];[.M116];[.M117];[.M118];[.M119];[.M120];[.M121];[.M122];[.M123];[.M124];[.M125];[.M126];[.M127];[.M128];[.M129];[.M130];[.M131];[.M132];[.M133];[.M134];[.M135];[.M136];[.M137];[.M138];[.M139];[.M140];[.M141];[.M142];[.M143];[.M144];[.M145];[.M146];[.M147];[.M148];[.M149];[.M150];[.M151];[.M152];[.M153];[.M154];[.M155];[.M156];[.M157];[.M158];[.M159];[.M160];[.M161];[.M162];[.M163];[.M164];[.M165];[.M166];[.M167];[.M168];[.M169];[.M170];[.M171];[.M172];[.M173];[.M174];[.M175])"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C) {};\node[normstate] (ACB) [right of=ABC] {};\node[normsandstate] (Abc) [right of=ACB] {};\node[normstate] (BAC) [right of=Abc] {};\node[normstate] (BCA) [right of=BAC] {};\node[normsandstate] (Bac) [right of=BCA] {};\node[normstate] (CAB) [right of=Bac] {};\node[normstate] (CBA) [right of=CAB] {};\node[normsandstate] (Cab) [right of=CBA] {};\node[normsandstate] (abC) [right of=Cab] {};\node[normsandstate] (acB) [right of=abC] {};\node[normsandstate] (bcA) [right of=acB] {};\node[normsandstate] (abc) [right of=bcA] {};\node[normstate] (AB) [above of=ABC,node distance=3.5mm] {};\node[normstate] (AC) [right of=AB] {};\node[dummystate] (dummy1) [right of=AC] {};\node[normstate] (BA) [right of=dummy1] {};\node[normstate] (BC) [right of=BA] {};\node[dummystate] (dummy2) [right of=BC] {};\node[normstate] (CA) [right of=dummy2] {};\node[normstate] (CB) [right of=CA] {};\node[dummystate] (dummy3) [right of=CB] {};\node[normsandstate] (ab) [right of=dummy3] {};\node[normsandstate] (ac) [right of=ab] {};\node[normsandstate] (bc) [right of=ac] {};\node[normstate] (A) [above of=AC,node distance=3.5mm] {};\node[normstate] (B) [above of=BC,node distance=3.5mm] {};\node[normstate] (C) [above of=CB,node distance=3.5mm] {};\node[dummystate] (dummy4) [above of=ab,node distance=3.5mm] {};\node[dummystate] (dummy5) [right of=dummy4] {};\node[dummystate] (dummy6) [right of=dummy5] {};\node[dummystate] (dummy7) [right of=dummy6] {};\node[normstate] (NULLA) [above of=C,node distance=3.5mm] {};\path (NULLA)  edge node[swap] { } (A)edge node { } (B) edge node { } (C)edge[-] (dummy4.north)edge[-] (dummy5.north)edge[-] (dummy6.north)edge[-] node {   } (dummy7.north)(dummy4.north) edge node{  } (ab)(dummy5.north) edge node{  } (ac)(dummy6.north) edge node{  } (bc)(dummy7.north) edge (abc)(A)  edge node[swap] { } (AB)(C)  edge node { } (CB)(B)  edge node[swap] { } (BA)(C)  edge node[swap] { } (CA)(A) edge node { } (AC)(B) edge node { } (BC)(A) edge[-] node {  } (dummy1.north)(dummy1.north) edge (Abc)(B) edge[-] node {  } (dummy2.north)(dummy2.north) edge (Bac)(C) edge[-] node {  } (dummy3.north)(dummy3.north) edge (Cab)(CB) edge node[swap] { } (CBA)(BC) edge node[swap] { } (BCA)(CA) edge node[swap] { } (CAB)(AC) edge node[swap] { } (ACB)(AB) edge node[swap] { } (ABC)(BA) edge node[swap] { } (BAC)(ab) edge node[swap] { } (abC)(ac) edge node[swap] { } (acB)(bc) edge node[swap] { } (bcA); \end{tikzpicture} }%"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 (ABC) {};\node[normstate] (ACB) [right of=ABC] {};\node[normsandstate] (Abc) [right of=ACB] {};\node[normstate] (BAC) [right of=Abc] {};\node[normstate] (BCA) [right of=BAC] {};\node[normsandstate] (Bac) [right of=BCA] {};\node[normstate] (CAB) [right of=Bac] {};\node[normstate] (CBA) [right of=CAB] {};\node[normsandstate] (Cab) [right of=CBA] {};\node[normsandstate] (abC) [right of=Cab] {};\node[normsandstate] (acB) [right of=abC] {};\node[normsandstate] (bcA) [right of=acB] {};\node[normsandstate] (abc) [right of=bcA] {};\node[normstate] (AB) [above of=ABC,node distance=3.5mm] {};\node[normstate] (AC) [right of=AB] {};\node[dummystate] (dummy1) [right of=AC] {};\node[normstate] (BA) [right of=dummy1] {};\node[normstate] (BC) [right of=BA] {};\node[dummystate] (dummy2) [right of=BC] {};\node[normstate] (CA) [right of=dummy2] {};\node[normstate] (CB) [right of=CA] {};\node[dummystate] (dummy3) [right of=CB] {};\node[normsandstate] (ab) [right of=dummy3] {};\node[normsandstate] (ac) [right of=ab] {};\node[normsandstate] (bc) [right of=ac] {};\node[normstate] (A) [above of=AC,node distance=3.5mm] {};\node[normstate] (B) [above of=BC,node distance=3.5mm] {};\node[normstate] (C) [above of=CB,node distance=3.5mm] {};\node[dummystate] (dummy4) [above of=ab,node distance=3.5mm] {};\node[dummystate] (dummy5) [right of=dummy4] {};\node[dummystate] (dummy6) [right of=dummy5] {};\node[dummystate] (dummy7) [right of=dummy6] {};\node[normstate] (NULLA) [above of=C,node distance=3.5mm] {};\path (NULLA) <text:s/>edge node[swap] { } (A)edge node { } (B) edge node { } (C)edge[-] (dummy4.north)edge[-] (dummy5.north)edge[-] (dummy6.north)edge[-] node { <text:s text:c="2"/>} (dummy7.north)(dummy4.north) edge node{ <text:s/>} (ab)(dummy5.north) edge node{ <text:s/>} (ac)(dummy6.north) edge node{ <text:s/>} (bc)(dummy7.north) edge (abc)(A) <text:s/>edge node[swap] { } (AB)(C) <text:s/>edge node { } (CB)(B) <text:s/>edge node[swap] { } (BA)(C) <text:s/>edge node[swap] { } (CA)(A) edge node { } (AC)(B) edge node { } (BC)(A) edge[-] node { <text:s/>} (dummy1.north)(dummy1.north) edge (Abc)(B) edge[-] node { <text:s/>} (dummy2.north)(dummy2.north) edge (Bac)(C) edge[-] node { <text:s/>} (dummy3.north)(dummy3.north) edge (Cab)(CB) edge node[swap] { } (CBA)(BC) edge node[swap] { } (BCA)(CA) edge node[swap] { } (CAB)(AC) edge node[swap] { } (ACB)(AB) edge node[swap] { } (ABC)(BA) edge node[swap] { } (BAC)(ab) edge node[swap] { } (abC)(ac) edge node[swap] { } (acB)(bc) edge node[swap] { } (bcA); \end{tikzpicture} }%</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group>
        <table:table-row table:style-name="ro1">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3_S</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 table:style-name="ro14">
          <table:table-cell table:style-name="ce79" office:value-type="string">
            <text:p>Eröffnung</text:p>
          </table:table-cell>
          <table:table-cell table:style-name="ce92" office:value-type="string">
            <text:p>{\tiny</text:p>
            <text:p>\begin{tikzpicture}[</text:p>
          </table:table-cell>
          <table:table-cell table:style-name="ce108"/>
          <table:table-cell table:style-name="ce117" table:number-columns-repeated="3"/>
          <table:table-cell table:style-name="ce108" table:number-columns-repeated="5"/>
          <table:table-cell table:style-name="ce125"/>
          <table:table-cell table:style-name="ce92" table:formula="of:=[.B182]"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3]&amp;[.I183]&amp;[.J183]&amp;[.K183]&amp;[.L183]"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4]&amp;[.I184]&amp;[.J184]&amp;[.K184]&amp;[.L184]"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5]&amp;[.I185]&amp;[.J185]&amp;[.K185]&amp;[.L185]"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6]&amp;[.I186]&amp;[.J186]&amp;[.K186]&amp;[.L186]"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7]&amp;[.I187]&amp;[.J187]&amp;[.K187]&amp;[.L187]"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8]&amp;[.I188]&amp;[.J188]&amp;[.K188]&amp;[.L188]"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style-name="ce118" table:number-columns-repeated="3"/>
          <table:table-cell table:style-name="ce109" table:number-columns-repeated="2"/>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189]&amp;[.I189]&amp;[.J189]&amp;[.K189]&amp;[.L189]"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190]&amp;[.C190]&amp;[.D190]&amp;[.E190]&amp;[.F190]&amp;[.G190]&amp;[.H190]&amp;[.I190]&amp;[.J190]&amp;[.K190]&amp;[.L190]"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123]" office:value-type="string" office:string-value="normstate">
            <text:p>normstate</text:p>
          </table:table-cell>
          <table:table-cell office:value-type="string">
            <text:p>](ABC){};</text:p>
          </table:table-cell>
          <table:table-cell table:number-columns-repeated="7" table:style-name="ce110"/>
          <table:table-cell table:style-name="ce127"/>
          <table:table-cell table:style-name="ce94" table:formula="of:=[.B191]&amp;[.C191]&amp;[.D191]&amp;[.E191]&amp;[.F191]&amp;[.G191]&amp;[.H191]&amp;[.I191]&amp;[.J191]&amp;[.K191]&amp;[.L191]" office:value-type="string" office:string-value="\node[normstate](ABC){};">
            <text:p>\node[normstate](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4]"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192]&amp;[.C192]&amp;[.D192]&amp;[.E192]&amp;[.F192]&amp;[.G192]&amp;[.H192]&amp;[.I192]&amp;[.J192]&amp;[.K192]&amp;[.L192]"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5]"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f:=[.B193]&amp;[.C193]&amp;[.D193]&amp;[.E193]&amp;[.F193]&amp;[.G193]&amp;[.H193]&amp;[.I193]&amp;[.J193]&amp;[.K193]&amp;[.L193]"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6]"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f:=[.B194]&amp;[.C194]&amp;[.D194]&amp;[.E194]&amp;[.F194]&amp;[.G194]&amp;[.H194]&amp;[.I194]&amp;[.J194]&amp;[.K194]&amp;[.L194]"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195]&amp;[.C195]&amp;[.D195]&amp;[.E195]&amp;[.F195]&amp;[.G195]&amp;[.H195]&amp;[.I195]&amp;[.J195]&amp;[.K195]&amp;[.L195]"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8]"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f:=[.B196]&amp;[.C196]&amp;[.D196]&amp;[.E196]&amp;[.F196]&amp;[.G196]&amp;[.H196]&amp;[.I196]&amp;[.J196]&amp;[.K196]&amp;[.L196]"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29]"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f:=[.B197]&amp;[.C197]&amp;[.D197]&amp;[.E197]&amp;[.F197]&amp;[.G197]&amp;[.H197]&amp;[.I197]&amp;[.J197]&amp;[.K197]&amp;[.L197]"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0]"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198]&amp;[.C198]&amp;[.D198]&amp;[.E198]&amp;[.F198]&amp;[.G198]&amp;[.H198]&amp;[.I198]&amp;[.J198]&amp;[.K198]&amp;[.L198]"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1]"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f:=[.B199]&amp;[.C199]&amp;[.D199]&amp;[.E199]&amp;[.F199]&amp;[.G199]&amp;[.H199]&amp;[.I199]&amp;[.J199]&amp;[.K199]&amp;[.L199]"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2]"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f:=[.B200]&amp;[.C200]&amp;[.D200]&amp;[.E200]&amp;[.F200]&amp;[.G200]&amp;[.H200]&amp;[.I200]&amp;[.J200]&amp;[.K200]&amp;[.L200]"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3]"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f:=[.B201]&amp;[.C201]&amp;[.D201]&amp;[.E201]&amp;[.F201]&amp;[.G201]&amp;[.H201]&amp;[.I201]&amp;[.J201]&amp;[.K201]&amp;[.L201]"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4]"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f:=[.B202]&amp;[.C202]&amp;[.D202]&amp;[.E202]&amp;[.F202]&amp;[.G202]&amp;[.H202]&amp;[.I202]&amp;[.J202]&amp;[.K202]&amp;[.L202]"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5]"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f:=[.B203]&amp;[.C203]&amp;[.D203]&amp;[.E203]&amp;[.F203]&amp;[.G203]&amp;[.H203]&amp;[.I203]&amp;[.J203]&amp;[.K203]&amp;[.L203]"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6]"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04]&amp;[.C204]&amp;[.D204]&amp;[.E204]&amp;[.F204]&amp;[.G204]&amp;[.H204]&amp;[.I204]&amp;[.J204]&amp;[.K204]&amp;[.L204]"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7]"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205]&amp;[.C205]&amp;[.D205]&amp;[.E205]&amp;[.F205]&amp;[.G205]&amp;[.H205]&amp;[.I205]&amp;[.J205]&amp;[.K205]&amp;[.L205]"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f:=[.B206]&amp;[.C206]&amp;[.D206]&amp;[.E206]&amp;[.F206]&amp;[.G206]&amp;[.H206]&amp;[.I206]&amp;[.J206]&amp;[.K206]&amp;[.L206]"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39]"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f:=[.B207]&amp;[.C207]&amp;[.D207]&amp;[.E207]&amp;[.F207]&amp;[.G207]&amp;[.H207]&amp;[.I207]&amp;[.J207]&amp;[.K207]&amp;[.L207]"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0]"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208]&amp;[.C208]&amp;[.D208]&amp;[.E208]&amp;[.F208]&amp;[.G208]&amp;[.H208]&amp;[.I208]&amp;[.J208]&amp;[.K208]&amp;[.L208]"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f:=[.B209]&amp;[.C209]&amp;[.D209]&amp;[.E209]&amp;[.F209]&amp;[.G209]&amp;[.H209]&amp;[.I209]&amp;[.J209]&amp;[.K209]&amp;[.L209]"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2]"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f:=[.B210]&amp;[.C210]&amp;[.D210]&amp;[.E210]&amp;[.F210]&amp;[.G210]&amp;[.H210]&amp;[.I210]&amp;[.J210]&amp;[.K210]&amp;[.L210]"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3]"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211]&amp;[.C211]&amp;[.D211]&amp;[.E211]&amp;[.F211]&amp;[.G211]&amp;[.H211]&amp;[.I211]&amp;[.J211]&amp;[.K211]&amp;[.L211]"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f:=[.B212]&amp;[.C212]&amp;[.D212]&amp;[.E212]&amp;[.F212]&amp;[.G212]&amp;[.H212]&amp;[.I212]&amp;[.J212]&amp;[.K212]&amp;[.L212]"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5]"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f:=[.B213]&amp;[.C213]&amp;[.D213]&amp;[.E213]&amp;[.F213]&amp;[.G213]&amp;[.H213]&amp;[.I213]&amp;[.J213]&amp;[.K213]&amp;[.L213]"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6]"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f:=[.B214]&amp;[.C214]&amp;[.D214]&amp;[.E214]&amp;[.F214]&amp;[.G214]&amp;[.H214]&amp;[.I214]&amp;[.J214]&amp;[.K214]&amp;[.L214]"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7]"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f:=[.B215]&amp;[.C215]&amp;[.D215]&amp;[.E215]&amp;[.F215]&amp;[.G215]&amp;[.H215]&amp;[.I215]&amp;[.J215]&amp;[.K215]&amp;[.L215]"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8]" office:value-type="string" office:string-value="normstate">
            <text:p>normstate</text:p>
          </table:table-cell>
          <table:table-cell office:value-type="string">
            <text:p>](A)[above of=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16]&amp;[.C216]&amp;[.D216]&amp;[.E216]&amp;[.F216]&amp;[.G216]&amp;[.H216]&amp;[.I216]&amp;[.J216]&amp;[.K216]&amp;[.L216]"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49]" office:value-type="string" office:string-value="normstate">
            <text:p>normstate</text:p>
          </table:table-cell>
          <table:table-cell office:value-type="string">
            <text:p>](B)[above of=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17]&amp;[.C217]&amp;[.D217]&amp;[.E217]&amp;[.F217]&amp;[.G217]&amp;[.H217]&amp;[.I217]&amp;[.J217]&amp;[.K217]&amp;[.L217]"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50]" office:value-type="string" office:string-value="normstate">
            <text:p>normstate</text:p>
          </table:table-cell>
          <table:table-cell office:value-type="string">
            <text:p>](C)[above of=C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18]&amp;[.C218]&amp;[.D218]&amp;[.E218]&amp;[.F218]&amp;[.G218]&amp;[.H218]&amp;[.I218]&amp;[.J218]&amp;[.K218]&amp;[.L218]"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19]&amp;[.C219]&amp;[.D219]&amp;[.E219]&amp;[.F219]&amp;[.G219]&amp;[.H219]&amp;[.I219]&amp;[.J219]&amp;[.K219]&amp;[.L219]"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f:=[.B220]&amp;[.C220]&amp;[.D220]&amp;[.E220]&amp;[.F220]&amp;[.G220]&amp;[.H220]&amp;[.I220]&amp;[.J220]&amp;[.K220]&amp;[.L220]"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f:=[.B221]&amp;[.C221]&amp;[.D221]&amp;[.E221]&amp;[.F221]&amp;[.G221]&amp;[.H221]&amp;[.I221]&amp;[.J221]&amp;[.K221]&amp;[.L221]"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f:=[.B222]&amp;[.C222]&amp;[.D222]&amp;[.E222]&amp;[.F222]&amp;[.G222]&amp;[.H222]&amp;[.I222]&amp;[.J222]&amp;[.K222]&amp;[.L222]"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formula="of:=[1Einstellungen_Deckblatt.I29]" office:value-type="string" office:string-value=" ">
            <text:p><text:s/></text:p>
          </table:table-cell>
          <table:table-cell table:style-name="ce94" office:value-type="string">
            <text:p>\node[</text:p>
          </table:table-cell>
          <table:table-cell table:style-name="ce110" table:formula="of:=[4Hilfswerte.G155]" office:value-type="string" office:string-value="normstate">
            <text:p>normstate</text:p>
          </table:table-cell>
          <table:table-cell office:value-type="string">
            <text:p>](NULLA)[above of=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23]&amp;[.C223]&amp;[.D223]&amp;[.E223]&amp;[.F223]&amp;[.G223]&amp;[.H223]&amp;[.I223]&amp;[.J223]&amp;[.K223]&amp;[.L223]" office:value-type="string" office:string-value="\node[normstate](NULLA)[above of=C,node distance=3.5mm]{};">
            <text:p>\node[normstate](NULLA)[above of=C,node distance=3.5mm]{};</text:p>
          </table:table-cell>
          <table:table-cell table:style-name="ce110" table:number-columns-repeated="8"/>
          <table:table-cell table:style-name="ce127"/>
          <table:table-cell table:style-name="ce110" table:number-columns-repeated="234"/>
        </table:table-row>
        <table:table-row table:style-name="ro1">
          <table:table-cell table:formula="of:=[1Einstellungen_Deckblatt.I30]" office:value-type="string" office:string-value=" ">
            <text:p><text:s/></text:p>
          </table:table-cell>
          <table:table-cell office:value-type="string">
            <text:p>\path(NULLA)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text:p>
          </table:table-cell>
          <table:table-cell table:number-columns-repeated="6"/>
          <table:table-cell table:formula="of:=[.B224]&amp;[.C224]&amp;[.D224]&amp;[.E224]&amp;[.F224]&amp;[.G224]&amp;[.H224]&amp;[.I224]&amp;[.J224]&amp;[.K224]&amp;[.L224]" office:value-type="string" office:string-value="\path(NULLA)  edge node[swap]{ }(A)">
            <text:p>\path(NULLA) <text:s/>edge node[swap]{ }(A)</text:p>
          </table:table-cell>
          <table:table-cell table:number-columns-repeated="243"/>
        </table:table-row>
        <table:table-row table:style-name="ro1">
          <table:table-cell table:formula="of:=[1Einstellungen_Deckblatt.I31]" office:value-type="string" office:string-value=" ">
            <text:p><text:s/></text:p>
          </table:table-cell>
          <table:table-cell office:value-type="string">
            <text:p><text:s text:c="2"/>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text:p>
          </table:table-cell>
          <table:table-cell table:number-columns-repeated="6"/>
          <table:table-cell table:formula="of:=[.B225]&amp;[.C225]&amp;[.D225]&amp;[.E225]&amp;[.F225]&amp;[.G225]&amp;[.H225]&amp;[.I225]&amp;[.J225]&amp;[.K225]&amp;[.L225]" office:value-type="string" office:string-value="  edge node{ }(B)">
            <text:p><text:s text:c="2"/>edge node{ }(B)</text:p>
          </table:table-cell>
          <table:table-cell table:number-columns-repeated="243"/>
        </table:table-row>
        <table:table-row table:style-name="ro1">
          <table:table-cell table:formula="of:=[1Einstellungen_Deckblatt.I32]" office:value-type="string" office:string-value=" ">
            <text:p><text:s/></text:p>
          </table:table-cell>
          <table:table-cell office:value-type="string">
            <text:p><text:s text:c="2"/>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C)</text:p>
          </table:table-cell>
          <table:table-cell table:number-columns-repeated="6"/>
          <table:table-cell table:formula="of:=[.B226]&amp;[.C226]&amp;[.D226]&amp;[.E226]&amp;[.F226]&amp;[.G226]&amp;[.H226]&amp;[.I226]&amp;[.J226]&amp;[.K226]&amp;[.L226]"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f:=[.B227]&amp;[.C227]&amp;[.D227]&amp;[.E227]&amp;[.F227]&amp;[.G227]&amp;[.H227]&amp;[.I227]&amp;[.J227]&amp;[.K227]&amp;[.L227]"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f:=[.B228]&amp;[.C228]&amp;[.D228]&amp;[.E228]&amp;[.F228]&amp;[.G228]&amp;[.H228]&amp;[.I228]&amp;[.J228]&amp;[.K228]&amp;[.L228]"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f:=[.B229]&amp;[.C229]&amp;[.D229]&amp;[.E229]&amp;[.F229]&amp;[.G229]&amp;[.H229]&amp;[.I229]&amp;[.J229]&amp;[.K229]&amp;[.L229]"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f:=[.A224]&amp;[.A225]&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f:=[.B230]&amp;[.C230]&amp;[.D230]&amp;[.E230]&amp;[.F230]&amp;[.G230]&amp;[.H230]&amp;[.I230]&amp;[.J230]&amp;[.K230]&amp;[.L230]"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formula="of:=[.A224]&amp;[.A225]" office:value-type="string" office:string-value="  ">
            <text:p><text:s text:c="2"/></text:p>
          </table:table-cell>
          <table:table-cell office:value-type="string">
            <text:p>}</text:p>
          </table:table-cell>
          <table:table-cell office:value-type="string">
            <text:p>(ab)</text:p>
          </table:table-cell>
          <table:table-cell table:number-columns-repeated="5"/>
          <table:table-cell table:formula="of:=[.B231]&amp;[.C231]&amp;[.D231]&amp;[.E231]&amp;[.F231]&amp;[.G231]&amp;[.H231]&amp;[.I231]&amp;[.J231]&amp;[.K231]&amp;[.L231]"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formula="of:=[.A224]&amp;[.A226]" office:value-type="string" office:string-value="  ">
            <text:p><text:s text:c="2"/></text:p>
          </table:table-cell>
          <table:table-cell office:value-type="string">
            <text:p>}</text:p>
          </table:table-cell>
          <table:table-cell office:value-type="string">
            <text:p>(ac)</text:p>
          </table:table-cell>
          <table:table-cell table:number-columns-repeated="5"/>
          <table:table-cell table:formula="of:=[.B232]&amp;[.C232]&amp;[.D232]&amp;[.E232]&amp;[.F232]&amp;[.G232]&amp;[.H232]&amp;[.I232]&amp;[.J232]&amp;[.K232]&amp;[.L232]"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formula="of:=[.A225]&amp;[.A226]" office:value-type="string" office:string-value="  ">
            <text:p><text:s text:c="2"/></text:p>
          </table:table-cell>
          <table:table-cell office:value-type="string">
            <text:p>}</text:p>
          </table:table-cell>
          <table:table-cell office:value-type="string">
            <text:p>(bc)</text:p>
          </table:table-cell>
          <table:table-cell table:number-columns-repeated="5"/>
          <table:table-cell table:formula="of:=[.B233]&amp;[.C233]&amp;[.D233]&amp;[.E233]&amp;[.F233]&amp;[.G233]&amp;[.H233]&amp;[.I233]&amp;[.J233]&amp;[.K233]&amp;[.L233]"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f:=[.B234]&amp;[.C234]&amp;[.D234]&amp;[.E234]&amp;[.F234]&amp;[.G234]&amp;[.H234]&amp;[.I234]&amp;[.J234]&amp;[.K234]&amp;[.L234]"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text:p>
          </table:table-cell>
          <table:table-cell table:number-columns-repeated="6"/>
          <table:table-cell table:formula="of:=[.B235]&amp;[.C235]&amp;[.D235]&amp;[.E235]&amp;[.F235]&amp;[.G235]&amp;[.H235]&amp;[.I235]&amp;[.J235]&amp;[.K235]&amp;[.L235]"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CB)</text:p>
          </table:table-cell>
          <table:table-cell table:number-columns-repeated="6"/>
          <table:table-cell table:formula="of:=[.B236]&amp;[.C236]&amp;[.D236]&amp;[.E236]&amp;[.F236]&amp;[.G236]&amp;[.H236]&amp;[.I236]&amp;[.J236]&amp;[.K236]&amp;[.L236]"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BA)</text:p>
          </table:table-cell>
          <table:table-cell table:number-columns-repeated="6"/>
          <table:table-cell table:formula="of:=[.B237]&amp;[.C237]&amp;[.D237]&amp;[.E237]&amp;[.F237]&amp;[.G237]&amp;[.H237]&amp;[.I237]&amp;[.J237]&amp;[.K237]&amp;[.L237]"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A)</text:p>
          </table:table-cell>
          <table:table-cell table:number-columns-repeated="6"/>
          <table:table-cell table:formula="of:=[.B238]&amp;[.C238]&amp;[.D238]&amp;[.E238]&amp;[.F238]&amp;[.G238]&amp;[.H238]&amp;[.I238]&amp;[.J238]&amp;[.K238]&amp;[.L238]"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C)</text:p>
          </table:table-cell>
          <table:table-cell table:number-columns-repeated="6"/>
          <table:table-cell table:formula="of:=[.B239]&amp;[.C239]&amp;[.D239]&amp;[.E239]&amp;[.F239]&amp;[.G239]&amp;[.H239]&amp;[.I239]&amp;[.J239]&amp;[.K239]&amp;[.L239]"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C)</text:p>
          </table:table-cell>
          <table:table-cell table:number-columns-repeated="6"/>
          <table:table-cell table:formula="of:=[.B240]&amp;[.C240]&amp;[.D240]&amp;[.E240]&amp;[.F240]&amp;[.G240]&amp;[.H240]&amp;[.I240]&amp;[.J240]&amp;[.K240]&amp;[.L240]"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f:=[.A225]&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f:=[.B241]&amp;[.C241]&amp;[.D241]&amp;[.E241]&amp;[.F241]&amp;[.G241]&amp;[.H241]&amp;[.I241]&amp;[.J241]&amp;[.K241]&amp;[.L241]"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f:=[.B242]&amp;[.C242]&amp;[.D242]&amp;[.E242]&amp;[.F242]&amp;[.G242]&amp;[.H242]&amp;[.I242]&amp;[.J242]&amp;[.K242]&amp;[.L242]"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f:=[.A224]&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f:=[.B243]&amp;[.C243]&amp;[.D243]&amp;[.E243]&amp;[.F243]&amp;[.G243]&amp;[.H243]&amp;[.I243]&amp;[.J243]&amp;[.K243]&amp;[.L243]"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f:=[.B244]&amp;[.C244]&amp;[.D244]&amp;[.E244]&amp;[.F244]&amp;[.G244]&amp;[.H244]&amp;[.I244]&amp;[.J244]&amp;[.K244]&amp;[.L244]"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f:=[.A224]&amp;[.A225]"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f:=[.B245]&amp;[.C245]&amp;[.D245]&amp;[.E245]&amp;[.F245]&amp;[.G245]&amp;[.H245]&amp;[.I245]&amp;[.J245]&amp;[.K245]&amp;[.L245]"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f:=[.B246]&amp;[.C246]&amp;[.D246]&amp;[.E246]&amp;[.F246]&amp;[.G246]&amp;[.H246]&amp;[.I246]&amp;[.J246]&amp;[.K246]&amp;[.L246]"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BA)</text:p>
          </table:table-cell>
          <table:table-cell table:number-columns-repeated="6"/>
          <table:table-cell table:formula="of:=[.B247]&amp;[.C247]&amp;[.D247]&amp;[.E247]&amp;[.F247]&amp;[.G247]&amp;[.H247]&amp;[.I247]&amp;[.J247]&amp;[.K247]&amp;[.L247]"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BCA)</text:p>
          </table:table-cell>
          <table:table-cell table:number-columns-repeated="6"/>
          <table:table-cell table:formula="of:=[.B248]&amp;[.C248]&amp;[.D248]&amp;[.E248]&amp;[.F248]&amp;[.G248]&amp;[.H248]&amp;[.I248]&amp;[.J248]&amp;[.K248]&amp;[.L248]"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CAB)</text:p>
          </table:table-cell>
          <table:table-cell table:number-columns-repeated="6"/>
          <table:table-cell table:formula="of:=[.B249]&amp;[.C249]&amp;[.D249]&amp;[.E249]&amp;[.F249]&amp;[.G249]&amp;[.H249]&amp;[.I249]&amp;[.J249]&amp;[.K249]&amp;[.L249]"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CB)</text:p>
          </table:table-cell>
          <table:table-cell table:number-columns-repeated="6"/>
          <table:table-cell table:formula="of:=[.B250]&amp;[.C250]&amp;[.D250]&amp;[.E250]&amp;[.F250]&amp;[.G250]&amp;[.H250]&amp;[.I250]&amp;[.J250]&amp;[.K250]&amp;[.L250]"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251]&amp;[.C251]&amp;[.D251]&amp;[.E251]&amp;[.F251]&amp;[.G251]&amp;[.H251]&amp;[.I251]&amp;[.J251]&amp;[.K251]&amp;[.L251]"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AC)</text:p>
          </table:table-cell>
          <table:table-cell table:number-columns-repeated="6"/>
          <table:table-cell table:formula="of:=[.B252]&amp;[.C252]&amp;[.D252]&amp;[.E252]&amp;[.F252]&amp;[.G252]&amp;[.H252]&amp;[.I252]&amp;[.J252]&amp;[.K252]&amp;[.L252]"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253]&amp;[.C253]&amp;[.D253]&amp;[.E253]&amp;[.F253]&amp;[.G253]&amp;[.H253]&amp;[.I253]&amp;[.J253]&amp;[.K253]&amp;[.L253]"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cB)</text:p>
          </table:table-cell>
          <table:table-cell table:number-columns-repeated="6"/>
          <table:table-cell table:formula="of:=[.B254]&amp;[.C254]&amp;[.D254]&amp;[.E254]&amp;[.F254]&amp;[.G254]&amp;[.H254]&amp;[.I254]&amp;[.J254]&amp;[.K254]&amp;[.L254]"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bcA)</text:p>
          </table:table-cell>
          <table:table-cell table:number-columns-repeated="6"/>
          <table:table-cell table:formula="of:=[.B255]&amp;[.C255]&amp;[.D255]&amp;[.E255]&amp;[.F255]&amp;[.G255]&amp;[.H255]&amp;[.I255]&amp;[.J255]&amp;[.K255]&amp;[.L255]"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256]&amp;[.C256]&amp;[.D256]&amp;[.E256]&amp;[.F256]&amp;[.G256]&amp;[.H256]&amp;[.I256]&amp;[.J256]&amp;[.K256]&amp;[.L256]"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158]" office:value-type="string" office:string-value="normstate">
            <text:p>normstate</text:p>
          </table:table-cell>
          <table:table-cell office:value-type="string">
            <text:p>](ABC)[right of=abc,node distance=</text:p>
          </table:table-cell>
          <table:table-cell table:style-name="ce110"/>
          <table:table-cell table:style-name="ce110" table:formula="of:=[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f:=[.B257]&amp;[.C257]&amp;[.D257]&amp;[.E257]&amp;[.F257]&amp;[.G257]&amp;[.H257]&amp;[.I257]&amp;[.J257]&amp;[.K257]&amp;[.L257]" office:value-type="string" office:string-value="\node[normstate](ABC)[right of=abc,node distance=3.5mm]{};">
            <text:p>\node[normstate](ABC)[right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59]"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258]&amp;[.C258]&amp;[.D258]&amp;[.E258]&amp;[.F258]&amp;[.G258]&amp;[.H258]&amp;[.I258]&amp;[.J258]&amp;[.K258]&amp;[.L258]"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0]"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f:=[.B259]&amp;[.C259]&amp;[.D259]&amp;[.E259]&amp;[.F259]&amp;[.G259]&amp;[.H259]&amp;[.I259]&amp;[.J259]&amp;[.K259]&amp;[.L259]"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1]"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f:=[.B260]&amp;[.C260]&amp;[.D260]&amp;[.E260]&amp;[.F260]&amp;[.G260]&amp;[.H260]&amp;[.I260]&amp;[.J260]&amp;[.K260]&amp;[.L260]"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261]&amp;[.C261]&amp;[.D261]&amp;[.E261]&amp;[.F261]&amp;[.G261]&amp;[.H261]&amp;[.I261]&amp;[.J261]&amp;[.K261]&amp;[.L261]"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3]"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f:=[.B262]&amp;[.C262]&amp;[.D262]&amp;[.E262]&amp;[.F262]&amp;[.G262]&amp;[.H262]&amp;[.I262]&amp;[.J262]&amp;[.K262]&amp;[.L262]"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4]"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f:=[.B263]&amp;[.C263]&amp;[.D263]&amp;[.E263]&amp;[.F263]&amp;[.G263]&amp;[.H263]&amp;[.I263]&amp;[.J263]&amp;[.K263]&amp;[.L263]"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5]"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264]&amp;[.C264]&amp;[.D264]&amp;[.E264]&amp;[.F264]&amp;[.G264]&amp;[.H264]&amp;[.I264]&amp;[.J264]&amp;[.K264]&amp;[.L264]"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6]"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f:=[.B265]&amp;[.C265]&amp;[.D265]&amp;[.E265]&amp;[.F265]&amp;[.G265]&amp;[.H265]&amp;[.I265]&amp;[.J265]&amp;[.K265]&amp;[.L265]"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7]"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f:=[.B266]&amp;[.C266]&amp;[.D266]&amp;[.E266]&amp;[.F266]&amp;[.G266]&amp;[.H266]&amp;[.I266]&amp;[.J266]&amp;[.K266]&amp;[.L266]"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8]"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f:=[.B267]&amp;[.C267]&amp;[.D267]&amp;[.E267]&amp;[.F267]&amp;[.G267]&amp;[.H267]&amp;[.I267]&amp;[.J267]&amp;[.K267]&amp;[.L267]"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69]"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f:=[.B268]&amp;[.C268]&amp;[.D268]&amp;[.E268]&amp;[.F268]&amp;[.G268]&amp;[.H268]&amp;[.I268]&amp;[.J268]&amp;[.K268]&amp;[.L268]"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0]"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f:=[.B269]&amp;[.C269]&amp;[.D269]&amp;[.E269]&amp;[.F269]&amp;[.G269]&amp;[.H269]&amp;[.I269]&amp;[.J269]&amp;[.K269]&amp;[.L269]"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1]"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70]&amp;[.C270]&amp;[.D270]&amp;[.E270]&amp;[.F270]&amp;[.G270]&amp;[.H270]&amp;[.I270]&amp;[.J270]&amp;[.K270]&amp;[.L270]"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2]"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271]&amp;[.C271]&amp;[.D271]&amp;[.E271]&amp;[.F271]&amp;[.G271]&amp;[.H271]&amp;[.I271]&amp;[.J271]&amp;[.K271]&amp;[.L271]"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f:=[.B272]&amp;[.C272]&amp;[.D272]&amp;[.E272]&amp;[.F272]&amp;[.G272]&amp;[.H272]&amp;[.I272]&amp;[.J272]&amp;[.K272]&amp;[.L272]"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4]"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f:=[.B273]&amp;[.C273]&amp;[.D273]&amp;[.E273]&amp;[.F273]&amp;[.G273]&amp;[.H273]&amp;[.I273]&amp;[.J273]&amp;[.K273]&amp;[.L273]"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5]"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274]&amp;[.C274]&amp;[.D274]&amp;[.E274]&amp;[.F274]&amp;[.G274]&amp;[.H274]&amp;[.I274]&amp;[.J274]&amp;[.K274]&amp;[.L274]"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f:=[.B275]&amp;[.C275]&amp;[.D275]&amp;[.E275]&amp;[.F275]&amp;[.G275]&amp;[.H275]&amp;[.I275]&amp;[.J275]&amp;[.K275]&amp;[.L275]"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7]"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f:=[.B276]&amp;[.C276]&amp;[.D276]&amp;[.E276]&amp;[.F276]&amp;[.G276]&amp;[.H276]&amp;[.I276]&amp;[.J276]&amp;[.K276]&amp;[.L276]"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78]"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277]&amp;[.C277]&amp;[.D277]&amp;[.E277]&amp;[.F277]&amp;[.G277]&amp;[.H277]&amp;[.I277]&amp;[.J277]&amp;[.K277]&amp;[.L277]"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f:=[.B278]&amp;[.C278]&amp;[.D278]&amp;[.E278]&amp;[.F278]&amp;[.G278]&amp;[.H278]&amp;[.I278]&amp;[.J278]&amp;[.K278]&amp;[.L278]"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0]"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f:=[.B279]&amp;[.C279]&amp;[.D279]&amp;[.E279]&amp;[.F279]&amp;[.G279]&amp;[.H279]&amp;[.I279]&amp;[.J279]&amp;[.K279]&amp;[.L279]"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1]"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f:=[.B280]&amp;[.C280]&amp;[.D280]&amp;[.E280]&amp;[.F280]&amp;[.G280]&amp;[.H280]&amp;[.I280]&amp;[.J280]&amp;[.K280]&amp;[.L280]"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2]"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f:=[.B281]&amp;[.C281]&amp;[.D281]&amp;[.E281]&amp;[.F281]&amp;[.G281]&amp;[.H281]&amp;[.I281]&amp;[.J281]&amp;[.K281]&amp;[.L281]"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3]" office:value-type="string" office:string-value="normstate">
            <text:p>normstate</text:p>
          </table:table-cell>
          <table:table-cell office:value-type="string">
            <text:p>](A)[above of=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82]&amp;[.C282]&amp;[.D282]&amp;[.E282]&amp;[.F282]&amp;[.G282]&amp;[.H282]&amp;[.I282]&amp;[.J282]&amp;[.K282]&amp;[.L282]"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4]" office:value-type="string" office:string-value="normstate">
            <text:p>normstate</text:p>
          </table:table-cell>
          <table:table-cell office:value-type="string">
            <text:p>](B)[above of=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83]&amp;[.C283]&amp;[.D283]&amp;[.E283]&amp;[.F283]&amp;[.G283]&amp;[.H283]&amp;[.I283]&amp;[.J283]&amp;[.K283]&amp;[.L283]"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85]" office:value-type="string" office:string-value="normstate">
            <text:p>normstate</text:p>
          </table:table-cell>
          <table:table-cell office:value-type="string">
            <text:p>](C)[above of=C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84]&amp;[.C284]&amp;[.D284]&amp;[.E284]&amp;[.F284]&amp;[.G284]&amp;[.H284]&amp;[.I284]&amp;[.J284]&amp;[.K284]&amp;[.L284]"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85]&amp;[.C285]&amp;[.D285]&amp;[.E285]&amp;[.F285]&amp;[.G285]&amp;[.H285]&amp;[.I285]&amp;[.J285]&amp;[.K285]&amp;[.L285]"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f:=[.B286]&amp;[.C286]&amp;[.D286]&amp;[.E286]&amp;[.F286]&amp;[.G286]&amp;[.H286]&amp;[.I286]&amp;[.J286]&amp;[.K286]&amp;[.L286]"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f:=[.B287]&amp;[.C287]&amp;[.D287]&amp;[.E287]&amp;[.F287]&amp;[.G287]&amp;[.H287]&amp;[.I287]&amp;[.J287]&amp;[.K287]&amp;[.L287]"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f:=[.B288]&amp;[.C288]&amp;[.D288]&amp;[.E288]&amp;[.F288]&amp;[.G288]&amp;[.H288]&amp;[.I288]&amp;[.J288]&amp;[.K288]&amp;[.L288]"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0]" office:value-type="string" office:string-value="normstate">
            <text:p>normstate</text:p>
          </table:table-cell>
          <table:table-cell office:value-type="string">
            <text:p>](NULLB)[above of=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289]&amp;[.C289]&amp;[.D289]&amp;[.E289]&amp;[.F289]&amp;[.G289]&amp;[.H289]&amp;[.I289]&amp;[.J289]&amp;[.K289]&amp;[.L289]" office:value-type="string" office:string-value="\node[normstate](NULLB)[above of=C,node distance=3.5mm]{};">
            <text:p>\node[normstate](NULLB)[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A)</text:p>
          </table:table-cell>
          <table:table-cell table:number-columns-repeated="6"/>
          <table:table-cell table:formula="of:=[.B290]&amp;[.C290]&amp;[.D290]&amp;[.E290]&amp;[.F290]&amp;[.G290]&amp;[.H290]&amp;[.I290]&amp;[.J290]&amp;[.K290]&amp;[.L290]" office:value-type="string" office:string-value="\path(NULLB)  edge node[swap]{ }(A)">
            <text:p>\path(NULLB)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text:p>
          </table:table-cell>
          <table:table-cell table:number-columns-repeated="6"/>
          <table:table-cell table:formula="of:=[.B291]&amp;[.C291]&amp;[.D291]&amp;[.E291]&amp;[.F291]&amp;[.G291]&amp;[.H291]&amp;[.I291]&amp;[.J291]&amp;[.K291]&amp;[.L291]"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C)</text:p>
          </table:table-cell>
          <table:table-cell table:number-columns-repeated="6"/>
          <table:table-cell table:formula="of:=[.B292]&amp;[.C292]&amp;[.D292]&amp;[.E292]&amp;[.F292]&amp;[.G292]&amp;[.H292]&amp;[.I292]&amp;[.J292]&amp;[.K292]&amp;[.L292]"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f:=[.B293]&amp;[.C293]&amp;[.D293]&amp;[.E293]&amp;[.F293]&amp;[.G293]&amp;[.H293]&amp;[.I293]&amp;[.J293]&amp;[.K293]&amp;[.L293]"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f:=[.B294]&amp;[.C294]&amp;[.D294]&amp;[.E294]&amp;[.F294]&amp;[.G294]&amp;[.H294]&amp;[.I294]&amp;[.J294]&amp;[.K294]&amp;[.L294]"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f:=[.B295]&amp;[.C295]&amp;[.D295]&amp;[.E295]&amp;[.F295]&amp;[.G295]&amp;[.H295]&amp;[.I295]&amp;[.J295]&amp;[.K295]&amp;[.L295]"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f:=[.A223]&amp;[.A225]&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f:=[.B296]&amp;[.C296]&amp;[.D296]&amp;[.E296]&amp;[.F296]&amp;[.G296]&amp;[.H296]&amp;[.I296]&amp;[.J296]&amp;[.K296]&amp;[.L296]"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formula="of:=[.A223]&amp;[.A225]" office:value-type="string" office:string-value="  ">
            <text:p><text:s text:c="2"/></text:p>
          </table:table-cell>
          <table:table-cell office:value-type="string">
            <text:p>}</text:p>
          </table:table-cell>
          <table:table-cell office:value-type="string">
            <text:p>(ab)</text:p>
          </table:table-cell>
          <table:table-cell table:number-columns-repeated="5"/>
          <table:table-cell table:formula="of:=[.B297]&amp;[.C297]&amp;[.D297]&amp;[.E297]&amp;[.F297]&amp;[.G297]&amp;[.H297]&amp;[.I297]&amp;[.J297]&amp;[.K297]&amp;[.L297]"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formula="of:=[.A223]&amp;[.A226]" office:value-type="string" office:string-value="  ">
            <text:p><text:s text:c="2"/></text:p>
          </table:table-cell>
          <table:table-cell office:value-type="string">
            <text:p>}</text:p>
          </table:table-cell>
          <table:table-cell office:value-type="string">
            <text:p>(ac)</text:p>
          </table:table-cell>
          <table:table-cell table:number-columns-repeated="5"/>
          <table:table-cell table:formula="of:=[.B298]&amp;[.C298]&amp;[.D298]&amp;[.E298]&amp;[.F298]&amp;[.G298]&amp;[.H298]&amp;[.I298]&amp;[.J298]&amp;[.K298]&amp;[.L298]"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formula="of:=[.A225]&amp;[.A226]" office:value-type="string" office:string-value="  ">
            <text:p><text:s text:c="2"/></text:p>
          </table:table-cell>
          <table:table-cell office:value-type="string">
            <text:p>}</text:p>
          </table:table-cell>
          <table:table-cell office:value-type="string">
            <text:p>(bc)</text:p>
          </table:table-cell>
          <table:table-cell table:number-columns-repeated="5"/>
          <table:table-cell table:formula="of:=[.B299]&amp;[.C299]&amp;[.D299]&amp;[.E299]&amp;[.F299]&amp;[.G299]&amp;[.H299]&amp;[.I299]&amp;[.J299]&amp;[.K299]&amp;[.L299]"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f:=[.B300]&amp;[.C300]&amp;[.D300]&amp;[.E300]&amp;[.F300]&amp;[.G300]&amp;[.H300]&amp;[.I300]&amp;[.J300]&amp;[.K300]&amp;[.L300]"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text:p>
          </table:table-cell>
          <table:table-cell table:number-columns-repeated="6"/>
          <table:table-cell table:formula="of:=[.B301]&amp;[.C301]&amp;[.D301]&amp;[.E301]&amp;[.F301]&amp;[.G301]&amp;[.H301]&amp;[.I301]&amp;[.J301]&amp;[.K301]&amp;[.L301]"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CB)</text:p>
          </table:table-cell>
          <table:table-cell table:number-columns-repeated="6"/>
          <table:table-cell table:formula="of:=[.B302]&amp;[.C302]&amp;[.D302]&amp;[.E302]&amp;[.F302]&amp;[.G302]&amp;[.H302]&amp;[.I302]&amp;[.J302]&amp;[.K302]&amp;[.L302]"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A)</text:p>
          </table:table-cell>
          <table:table-cell table:number-columns-repeated="6"/>
          <table:table-cell table:formula="of:=[.B303]&amp;[.C303]&amp;[.D303]&amp;[.E303]&amp;[.F303]&amp;[.G303]&amp;[.H303]&amp;[.I303]&amp;[.J303]&amp;[.K303]&amp;[.L303]"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A)</text:p>
          </table:table-cell>
          <table:table-cell table:number-columns-repeated="6"/>
          <table:table-cell table:formula="of:=[.B304]&amp;[.C304]&amp;[.D304]&amp;[.E304]&amp;[.F304]&amp;[.G304]&amp;[.H304]&amp;[.I304]&amp;[.J304]&amp;[.K304]&amp;[.L304]"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C)</text:p>
          </table:table-cell>
          <table:table-cell table:number-columns-repeated="6"/>
          <table:table-cell table:formula="of:=[.B305]&amp;[.C305]&amp;[.D305]&amp;[.E305]&amp;[.F305]&amp;[.G305]&amp;[.H305]&amp;[.I305]&amp;[.J305]&amp;[.K305]&amp;[.L305]"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C)</text:p>
          </table:table-cell>
          <table:table-cell table:number-columns-repeated="6"/>
          <table:table-cell table:formula="of:=[.B306]&amp;[.C306]&amp;[.D306]&amp;[.E306]&amp;[.F306]&amp;[.G306]&amp;[.H306]&amp;[.I306]&amp;[.J306]&amp;[.K306]&amp;[.L306]"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f:=[.A225]&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f:=[.B307]&amp;[.C307]&amp;[.D307]&amp;[.E307]&amp;[.F307]&amp;[.G307]&amp;[.H307]&amp;[.I307]&amp;[.J307]&amp;[.K307]&amp;[.L307]"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f:=[.B308]&amp;[.C308]&amp;[.D308]&amp;[.E308]&amp;[.F308]&amp;[.G308]&amp;[.H308]&amp;[.I308]&amp;[.J308]&amp;[.K308]&amp;[.L308]"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f:=[.A223]&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f:=[.B309]&amp;[.C309]&amp;[.D309]&amp;[.E309]&amp;[.F309]&amp;[.G309]&amp;[.H309]&amp;[.I309]&amp;[.J309]&amp;[.K309]&amp;[.L309]"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f:=[.B310]&amp;[.C310]&amp;[.D310]&amp;[.E310]&amp;[.F310]&amp;[.G310]&amp;[.H310]&amp;[.I310]&amp;[.J310]&amp;[.K310]&amp;[.L310]"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f:=[.A223]&amp;[.A225]"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f:=[.B311]&amp;[.C311]&amp;[.D311]&amp;[.E311]&amp;[.F311]&amp;[.G311]&amp;[.H311]&amp;[.I311]&amp;[.J311]&amp;[.K311]&amp;[.L311]"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f:=[.B312]&amp;[.C312]&amp;[.D312]&amp;[.E312]&amp;[.F312]&amp;[.G312]&amp;[.H312]&amp;[.I312]&amp;[.J312]&amp;[.K312]&amp;[.L312]"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BA)</text:p>
          </table:table-cell>
          <table:table-cell table:number-columns-repeated="6"/>
          <table:table-cell table:formula="of:=[.B313]&amp;[.C313]&amp;[.D313]&amp;[.E313]&amp;[.F313]&amp;[.G313]&amp;[.H313]&amp;[.I313]&amp;[.J313]&amp;[.K313]&amp;[.L313]"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314]&amp;[.C314]&amp;[.D314]&amp;[.E314]&amp;[.F314]&amp;[.G314]&amp;[.H314]&amp;[.I314]&amp;[.J314]&amp;[.K314]&amp;[.L314]"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CAB)</text:p>
          </table:table-cell>
          <table:table-cell table:number-columns-repeated="6"/>
          <table:table-cell table:formula="of:=[.B315]&amp;[.C315]&amp;[.D315]&amp;[.E315]&amp;[.F315]&amp;[.G315]&amp;[.H315]&amp;[.I315]&amp;[.J315]&amp;[.K315]&amp;[.L315]"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CB)</text:p>
          </table:table-cell>
          <table:table-cell table:number-columns-repeated="6"/>
          <table:table-cell table:formula="of:=[.B316]&amp;[.C316]&amp;[.D316]&amp;[.E316]&amp;[.F316]&amp;[.G316]&amp;[.H316]&amp;[.I316]&amp;[.J316]&amp;[.K316]&amp;[.L316]"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317]&amp;[.C317]&amp;[.D317]&amp;[.E317]&amp;[.F317]&amp;[.G317]&amp;[.H317]&amp;[.I317]&amp;[.J317]&amp;[.K317]&amp;[.L317]"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AC)</text:p>
          </table:table-cell>
          <table:table-cell table:number-columns-repeated="6"/>
          <table:table-cell table:formula="of:=[.B318]&amp;[.C318]&amp;[.D318]&amp;[.E318]&amp;[.F318]&amp;[.G318]&amp;[.H318]&amp;[.I318]&amp;[.J318]&amp;[.K318]&amp;[.L318]"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319]&amp;[.C319]&amp;[.D319]&amp;[.E319]&amp;[.F319]&amp;[.G319]&amp;[.H319]&amp;[.I319]&amp;[.J319]&amp;[.K319]&amp;[.L319]"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cB)</text:p>
          </table:table-cell>
          <table:table-cell table:number-columns-repeated="6"/>
          <table:table-cell table:formula="of:=[.B320]&amp;[.C320]&amp;[.D320]&amp;[.E320]&amp;[.F320]&amp;[.G320]&amp;[.H320]&amp;[.I320]&amp;[.J320]&amp;[.K320]&amp;[.L320]"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321]&amp;[.C321]&amp;[.D321]&amp;[.E321]&amp;[.F321]&amp;[.G321]&amp;[.H321]&amp;[.I321]&amp;[.J321]&amp;[.K321]&amp;[.L321]"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322]&amp;[.C322]&amp;[.D322]&amp;[.E322]&amp;[.F322]&amp;[.G322]&amp;[.H322]&amp;[.I322]&amp;[.J322]&amp;[.K322]&amp;[.L322]"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sandzweiteordnungdummy)[right of=abc]{};</text:p>
          </table:table-cell>
          <table:table-cell table:number-columns-repeated="7" table:style-name="ce110"/>
          <table:table-cell table:style-name="ce127"/>
          <table:table-cell table:style-name="ce94" table:formula="of:=[.B323]&amp;[.C323]&amp;[.D323]&amp;[.E323]&amp;[.F323]&amp;[.G323]&amp;[.H323]&amp;[.I323]&amp;[.J323]&amp;[.K323]&amp;[.L323]" office:value-type="string" office:string-value="\node[dummystate](sandzweiteordnungdummy)[right of=abc]{};">
            <text:p>\node[dummystate](sandzweiteordnungdummy)[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25]" office:value-type="string" office:string-value="normstate">
            <text:p>normstate</text:p>
          </table:table-cell>
          <table:table-cell office:value-type="string">
            <text:p>](NULL)[above of=sandzweiteordnungdummy,node distance=</text:p>
          </table:table-cell>
          <table:table-cell table:style-name="ce110" table:formula="of:=[4Hilfswerte.$G$6]" office:value-type="string" office:string-value="14mm">
            <text:p>14mm</text:p>
          </table:table-cell>
          <table:table-cell table:style-name="ce110" office:value-type="string">
            <text:p>]{};</text:p>
          </table:table-cell>
          <table:table-cell table:number-columns-repeated="5" table:style-name="ce110"/>
          <table:table-cell table:style-name="ce127"/>
          <table:table-cell table:style-name="ce94" table:formula="of:=[.B324]&amp;[.C324]&amp;[.D324]&amp;[.E324]&amp;[.F324]&amp;[.G324]&amp;[.H324]&amp;[.I324]&amp;[.J324]&amp;[.K324]&amp;[.L324]" office:value-type="string" office:string-value="\node[normstate](NULL)[above of=sandzweiteordnungdummy,node distance=14mm]{};">
            <text:p>\node[normstate](NULL)[above of=sandzweiteordnungdummy,node distance=14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sandzweiteordnung)[below of=sandzweiteordnungdummy,node distance=</text:p>
          </table:table-cell>
          <table:table-cell table:style-name="ce110" table:formula="of:=[4Hilfswerte.E$5]" office:value-type="string" office:string-value="2.25mm">
            <text:p>2.25mm</text:p>
          </table:table-cell>
          <table:table-cell table:style-name="ce110" office:value-type="string">
            <text:p>]{};</text:p>
          </table:table-cell>
          <table:table-cell table:number-columns-repeated="5" table:style-name="ce110"/>
          <table:table-cell table:style-name="ce127"/>
          <table:table-cell table:style-name="ce94" table:formula="of:=[.B325]&amp;[.C325]&amp;[.D325]&amp;[.E325]&amp;[.F325]&amp;[.G325]&amp;[.H325]&amp;[.I325]&amp;[.J325]&amp;[.K325]&amp;[.L325]" office:value-type="string" office:string-value="\node[dummystate](sandzweiteordnung)[below of=sandzweiteordnungdummy,node distance=2.25mm]{};">
            <text:p>\node[dummystate](sandzweiteordnung)[below of=sandzweiteordnungdummy,node distance=2.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3]" office:value-type="string" office:string-value="normstate">
            <text:p>normstate</text:p>
          </table:table-cell>
          <table:table-cell office:value-type="string">
            <text:p>](ABC)[right of=sandzweiteordnungdummy]{};</text:p>
          </table:table-cell>
          <table:table-cell table:number-columns-repeated="7" table:style-name="ce110"/>
          <table:table-cell table:style-name="ce127"/>
          <table:table-cell table:style-name="ce94" table:formula="of:=[.B326]&amp;[.C326]&amp;[.D326]&amp;[.E326]&amp;[.F326]&amp;[.G326]&amp;[.H326]&amp;[.I326]&amp;[.J326]&amp;[.K326]&amp;[.L326]" office:value-type="string" office:string-value="\node[normstate](ABC)[right of=sandzweiteordnungdummy]{};">
            <text:p>\node[normstate](ABC)[right of=sandzweiteordnungdummy]{};</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4]"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327]&amp;[.C327]&amp;[.D327]&amp;[.E327]&amp;[.F327]&amp;[.G327]&amp;[.H327]&amp;[.I327]&amp;[.J327]&amp;[.K327]&amp;[.L327]"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5]"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f:=[.B328]&amp;[.C328]&amp;[.D328]&amp;[.E328]&amp;[.F328]&amp;[.G328]&amp;[.H328]&amp;[.I328]&amp;[.J328]&amp;[.K328]&amp;[.L328]"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6]"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f:=[.B329]&amp;[.C329]&amp;[.D329]&amp;[.E329]&amp;[.F329]&amp;[.G329]&amp;[.H329]&amp;[.I329]&amp;[.J329]&amp;[.K329]&amp;[.L329]"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330]&amp;[.C330]&amp;[.D330]&amp;[.E330]&amp;[.F330]&amp;[.G330]&amp;[.H330]&amp;[.I330]&amp;[.J330]&amp;[.K330]&amp;[.L330]"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8]"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f:=[.B331]&amp;[.C331]&amp;[.D331]&amp;[.E331]&amp;[.F331]&amp;[.G331]&amp;[.H331]&amp;[.I331]&amp;[.J331]&amp;[.K331]&amp;[.L331]"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199]"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f:=[.B332]&amp;[.C332]&amp;[.D332]&amp;[.E332]&amp;[.F332]&amp;[.G332]&amp;[.H332]&amp;[.I332]&amp;[.J332]&amp;[.K332]&amp;[.L332]"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0]"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333]&amp;[.C333]&amp;[.D333]&amp;[.E333]&amp;[.F333]&amp;[.G333]&amp;[.H333]&amp;[.I333]&amp;[.J333]&amp;[.K333]&amp;[.L333]"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1]"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f:=[.B334]&amp;[.C334]&amp;[.D334]&amp;[.E334]&amp;[.F334]&amp;[.G334]&amp;[.H334]&amp;[.I334]&amp;[.J334]&amp;[.K334]&amp;[.L334]"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2]"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f:=[.B335]&amp;[.C335]&amp;[.D335]&amp;[.E335]&amp;[.F335]&amp;[.G335]&amp;[.H335]&amp;[.I335]&amp;[.J335]&amp;[.K335]&amp;[.L335]"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3]"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f:=[.B336]&amp;[.C336]&amp;[.D336]&amp;[.E336]&amp;[.F336]&amp;[.G336]&amp;[.H336]&amp;[.I336]&amp;[.J336]&amp;[.K336]&amp;[.L336]"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4]"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f:=[.B337]&amp;[.C337]&amp;[.D337]&amp;[.E337]&amp;[.F337]&amp;[.G337]&amp;[.H337]&amp;[.I337]&amp;[.J337]&amp;[.K337]&amp;[.L337]"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5]"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f:=[.B338]&amp;[.C338]&amp;[.D338]&amp;[.E338]&amp;[.F338]&amp;[.G338]&amp;[.H338]&amp;[.I338]&amp;[.J338]&amp;[.K338]&amp;[.L338]"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6]"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39]&amp;[.C339]&amp;[.D339]&amp;[.E339]&amp;[.F339]&amp;[.G339]&amp;[.H339]&amp;[.I339]&amp;[.J339]&amp;[.K339]&amp;[.L339]"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7]"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340]&amp;[.C340]&amp;[.D340]&amp;[.E340]&amp;[.F340]&amp;[.G340]&amp;[.H340]&amp;[.I340]&amp;[.J340]&amp;[.K340]&amp;[.L340]"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f:=[.B341]&amp;[.C341]&amp;[.D341]&amp;[.E341]&amp;[.F341]&amp;[.G341]&amp;[.H341]&amp;[.I341]&amp;[.J341]&amp;[.K341]&amp;[.L341]"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09]"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f:=[.B342]&amp;[.C342]&amp;[.D342]&amp;[.E342]&amp;[.F342]&amp;[.G342]&amp;[.H342]&amp;[.I342]&amp;[.J342]&amp;[.K342]&amp;[.L342]"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0]"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343]&amp;[.C343]&amp;[.D343]&amp;[.E343]&amp;[.F343]&amp;[.G343]&amp;[.H343]&amp;[.I343]&amp;[.J343]&amp;[.K343]&amp;[.L343]"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f:=[.B344]&amp;[.C344]&amp;[.D344]&amp;[.E344]&amp;[.F344]&amp;[.G344]&amp;[.H344]&amp;[.I344]&amp;[.J344]&amp;[.K344]&amp;[.L344]"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2]"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f:=[.B345]&amp;[.C345]&amp;[.D345]&amp;[.E345]&amp;[.F345]&amp;[.G345]&amp;[.H345]&amp;[.I345]&amp;[.J345]&amp;[.K345]&amp;[.L345]"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3]"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346]&amp;[.C346]&amp;[.D346]&amp;[.E346]&amp;[.F346]&amp;[.G346]&amp;[.H346]&amp;[.I346]&amp;[.J346]&amp;[.K346]&amp;[.L346]"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f:=[.B347]&amp;[.C347]&amp;[.D347]&amp;[.E347]&amp;[.F347]&amp;[.G347]&amp;[.H347]&amp;[.I347]&amp;[.J347]&amp;[.K347]&amp;[.L347]"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5]"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f:=[.B348]&amp;[.C348]&amp;[.D348]&amp;[.E348]&amp;[.F348]&amp;[.G348]&amp;[.H348]&amp;[.I348]&amp;[.J348]&amp;[.K348]&amp;[.L348]"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6]"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f:=[.B349]&amp;[.C349]&amp;[.D349]&amp;[.E349]&amp;[.F349]&amp;[.G349]&amp;[.H349]&amp;[.I349]&amp;[.J349]&amp;[.K349]&amp;[.L349]"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7]"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f:=[.B350]&amp;[.C350]&amp;[.D350]&amp;[.E350]&amp;[.F350]&amp;[.G350]&amp;[.H350]&amp;[.I350]&amp;[.J350]&amp;[.K350]&amp;[.L350]"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8]" office:value-type="string" office:string-value="normstate">
            <text:p>normstate</text:p>
          </table:table-cell>
          <table:table-cell office:value-type="string">
            <text:p>](A)[above of=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51]&amp;[.C351]&amp;[.D351]&amp;[.E351]&amp;[.F351]&amp;[.G351]&amp;[.H351]&amp;[.I351]&amp;[.J351]&amp;[.K351]&amp;[.L351]"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19]" office:value-type="string" office:string-value="normstate">
            <text:p>normstate</text:p>
          </table:table-cell>
          <table:table-cell office:value-type="string">
            <text:p>](B)[above of=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52]&amp;[.C352]&amp;[.D352]&amp;[.E352]&amp;[.F352]&amp;[.G352]&amp;[.H352]&amp;[.I352]&amp;[.J352]&amp;[.K352]&amp;[.L352]"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20]" office:value-type="string" office:string-value="normstate">
            <text:p>normstate</text:p>
          </table:table-cell>
          <table:table-cell office:value-type="string">
            <text:p>](C)[above of=C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53]&amp;[.C353]&amp;[.D353]&amp;[.E353]&amp;[.F353]&amp;[.G353]&amp;[.H353]&amp;[.I353]&amp;[.J353]&amp;[.K353]&amp;[.L353]"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54]&amp;[.C354]&amp;[.D354]&amp;[.E354]&amp;[.F354]&amp;[.G354]&amp;[.H354]&amp;[.I354]&amp;[.J354]&amp;[.K354]&amp;[.L354]"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f:=[.B355]&amp;[.C355]&amp;[.D355]&amp;[.E355]&amp;[.F355]&amp;[.G355]&amp;[.H355]&amp;[.I355]&amp;[.J355]&amp;[.K355]&amp;[.L355]"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f:=[.B356]&amp;[.C356]&amp;[.D356]&amp;[.E356]&amp;[.F356]&amp;[.G356]&amp;[.H356]&amp;[.I356]&amp;[.J356]&amp;[.K356]&amp;[.L356]"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f:=[.B357]&amp;[.C357]&amp;[.D357]&amp;[.E357]&amp;[.F357]&amp;[.G357]&amp;[.H357]&amp;[.I357]&amp;[.J357]&amp;[.K357]&amp;[.L357]"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25]" office:value-type="string" office:string-value="normstate">
            <text:p>normstate</text:p>
          </table:table-cell>
          <table:table-cell office:value-type="string">
            <text:p>](NULLC)[above of=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358]&amp;[.C358]&amp;[.D358]&amp;[.E358]&amp;[.F358]&amp;[.G358]&amp;[.H358]&amp;[.I358]&amp;[.J358]&amp;[.K358]&amp;[.L358]" office:value-type="string" office:string-value="\node[normstate](NULLC)[above of=C,node distance=3.5mm]{};">
            <text:p>\node[normstate](NULLC)[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A)</text:p>
          </table:table-cell>
          <table:table-cell table:number-columns-repeated="6"/>
          <table:table-cell table:formula="of:=[.B359]&amp;[.C359]&amp;[.D359]&amp;[.E359]&amp;[.F359]&amp;[.G359]&amp;[.H359]&amp;[.I359]&amp;[.J359]&amp;[.K359]&amp;[.L359]" office:value-type="string" office:string-value="\path(NULLC)  edge node[swap]{ }(A)">
            <text:p>\path(NULLC)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B)</text:p>
          </table:table-cell>
          <table:table-cell table:number-columns-repeated="6"/>
          <table:table-cell table:formula="of:=[.B360]&amp;[.C360]&amp;[.D360]&amp;[.E360]&amp;[.F360]&amp;[.G360]&amp;[.H360]&amp;[.I360]&amp;[.J360]&amp;[.K360]&amp;[.L360]"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C)</text:p>
          </table:table-cell>
          <table:table-cell table:number-columns-repeated="6"/>
          <table:table-cell table:formula="of:=[.B361]&amp;[.C361]&amp;[.D361]&amp;[.E361]&amp;[.F361]&amp;[.G361]&amp;[.H361]&amp;[.I361]&amp;[.J361]&amp;[.K361]&amp;[.L361]"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f:=[.B362]&amp;[.C362]&amp;[.D362]&amp;[.E362]&amp;[.F362]&amp;[.G362]&amp;[.H362]&amp;[.I362]&amp;[.J362]&amp;[.K362]&amp;[.L362]"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f:=[.B363]&amp;[.C363]&amp;[.D363]&amp;[.E363]&amp;[.F363]&amp;[.G363]&amp;[.H363]&amp;[.I363]&amp;[.J363]&amp;[.K363]&amp;[.L363]"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f:=[.B364]&amp;[.C364]&amp;[.D364]&amp;[.E364]&amp;[.F364]&amp;[.G364]&amp;[.H364]&amp;[.I364]&amp;[.J364]&amp;[.K364]&amp;[.L364]"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f:=[.A223]&amp;[.A224]&amp;[.A226]"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f:=[.B365]&amp;[.C365]&amp;[.D365]&amp;[.E365]&amp;[.F365]&amp;[.G365]&amp;[.H365]&amp;[.I365]&amp;[.J365]&amp;[.K365]&amp;[.L365]"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table-cell table:formula="of:=[.A223]&amp;[.A224]" office:value-type="string" office:string-value="  ">
            <text:p><text:s text:c="2"/></text:p>
          </table:table-cell>
          <table:table-cell office:value-type="string">
            <text:p>}</text:p>
          </table:table-cell>
          <table:table-cell office:value-type="string">
            <text:p>(ab)</text:p>
          </table:table-cell>
          <table:table-cell table:number-columns-repeated="4"/>
          <table:table-cell table:formula="of:=[.B366]&amp;[.C366]&amp;[.D366]&amp;[.E366]&amp;[.F366]&amp;[.G366]&amp;[.H366]&amp;[.I366]&amp;[.J366]&amp;[.K366]&amp;[.L366]"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table-cell table:formula="of:=[.A223]&amp;[.A226]" office:value-type="string" office:string-value="  ">
            <text:p><text:s text:c="2"/></text:p>
          </table:table-cell>
          <table:table-cell office:value-type="string">
            <text:p>}</text:p>
          </table:table-cell>
          <table:table-cell office:value-type="string">
            <text:p>(ac)</text:p>
          </table:table-cell>
          <table:table-cell table:number-columns-repeated="4"/>
          <table:table-cell table:formula="of:=[.B367]&amp;[.C367]&amp;[.D367]&amp;[.E367]&amp;[.F367]&amp;[.G367]&amp;[.H367]&amp;[.I367]&amp;[.J367]&amp;[.K367]&amp;[.L367]"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table-cell table:formula="of:=[.A224]&amp;[.A226]" office:value-type="string" office:string-value="  ">
            <text:p><text:s text:c="2"/></text:p>
          </table:table-cell>
          <table:table-cell office:value-type="string">
            <text:p>}</text:p>
          </table:table-cell>
          <table:table-cell office:value-type="string">
            <text:p>(bc)</text:p>
          </table:table-cell>
          <table:table-cell table:number-columns-repeated="4"/>
          <table:table-cell table:formula="of:=[.B368]&amp;[.C368]&amp;[.D368]&amp;[.E368]&amp;[.F368]&amp;[.G368]&amp;[.H368]&amp;[.I368]&amp;[.J368]&amp;[.K368]&amp;[.L368]"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f:=[.B369]&amp;[.C369]&amp;[.D369]&amp;[.E369]&amp;[.F369]&amp;[.G369]&amp;[.H369]&amp;[.I369]&amp;[.J369]&amp;[.K369]&amp;[.L369]"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B)</text:p>
          </table:table-cell>
          <table:table-cell table:number-columns-repeated="6"/>
          <table:table-cell table:formula="of:=[.B370]&amp;[.C370]&amp;[.D370]&amp;[.E370]&amp;[.F370]&amp;[.G370]&amp;[.H370]&amp;[.I370]&amp;[.J370]&amp;[.K370]&amp;[.L370]"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B)</text:p>
          </table:table-cell>
          <table:table-cell table:number-columns-repeated="6"/>
          <table:table-cell table:formula="of:=[.B371]&amp;[.C371]&amp;[.D371]&amp;[.E371]&amp;[.F371]&amp;[.G371]&amp;[.H371]&amp;[.I371]&amp;[.J371]&amp;[.K371]&amp;[.L371]"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A)</text:p>
          </table:table-cell>
          <table:table-cell table:number-columns-repeated="6"/>
          <table:table-cell table:formula="of:=[.B372]&amp;[.C372]&amp;[.D372]&amp;[.E372]&amp;[.F372]&amp;[.G372]&amp;[.H372]&amp;[.I372]&amp;[.J372]&amp;[.K372]&amp;[.L372]"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A)</text:p>
          </table:table-cell>
          <table:table-cell table:number-columns-repeated="6"/>
          <table:table-cell table:formula="of:=[.B373]&amp;[.C373]&amp;[.D373]&amp;[.E373]&amp;[.F373]&amp;[.G373]&amp;[.H373]&amp;[.I373]&amp;[.J373]&amp;[.K373]&amp;[.L373]"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C)</text:p>
          </table:table-cell>
          <table:table-cell table:number-columns-repeated="6"/>
          <table:table-cell table:formula="of:=[.B374]&amp;[.C374]&amp;[.D374]&amp;[.E374]&amp;[.F374]&amp;[.G374]&amp;[.H374]&amp;[.I374]&amp;[.J374]&amp;[.K374]&amp;[.L374]"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C)</text:p>
          </table:table-cell>
          <table:table-cell table:number-columns-repeated="6"/>
          <table:table-cell table:formula="of:=[.B375]&amp;[.C375]&amp;[.D375]&amp;[.E375]&amp;[.F375]&amp;[.G375]&amp;[.H375]&amp;[.I375]&amp;[.J375]&amp;[.K375]&amp;[.L375]"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f:=[.A224]&amp;[.A226]"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f:=[.B376]&amp;[.C376]&amp;[.D376]&amp;[.E376]&amp;[.F376]&amp;[.G376]&amp;[.H376]&amp;[.I376]&amp;[.J376]&amp;[.K376]&amp;[.L376]"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f:=[.B377]&amp;[.C377]&amp;[.D377]&amp;[.E377]&amp;[.F377]&amp;[.G377]&amp;[.H377]&amp;[.I377]&amp;[.J377]&amp;[.K377]&amp;[.L377]"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f:=[.A223]&amp;[.A226]"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f:=[.B378]&amp;[.C378]&amp;[.D378]&amp;[.E378]&amp;[.F378]&amp;[.G378]&amp;[.H378]&amp;[.I378]&amp;[.J378]&amp;[.K378]&amp;[.L378]"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f:=[.B379]&amp;[.C379]&amp;[.D379]&amp;[.E379]&amp;[.F379]&amp;[.G379]&amp;[.H379]&amp;[.I379]&amp;[.J379]&amp;[.K379]&amp;[.L379]"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f:=[.A223]&amp;[.A224]"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f:=[.B380]&amp;[.C380]&amp;[.D380]&amp;[.E380]&amp;[.F380]&amp;[.G380]&amp;[.H380]&amp;[.I380]&amp;[.J380]&amp;[.K380]&amp;[.L380]"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f:=[.B381]&amp;[.C381]&amp;[.D381]&amp;[.E381]&amp;[.F381]&amp;[.G381]&amp;[.H381]&amp;[.I381]&amp;[.J381]&amp;[.K381]&amp;[.L381]"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BA)</text:p>
          </table:table-cell>
          <table:table-cell table:number-columns-repeated="6"/>
          <table:table-cell table:formula="of:=[.B382]&amp;[.C382]&amp;[.D382]&amp;[.E382]&amp;[.F382]&amp;[.G382]&amp;[.H382]&amp;[.I382]&amp;[.J382]&amp;[.K382]&amp;[.L382]"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383]&amp;[.C383]&amp;[.D383]&amp;[.E383]&amp;[.F383]&amp;[.G383]&amp;[.H383]&amp;[.I383]&amp;[.J383]&amp;[.K383]&amp;[.L383]"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AB)</text:p>
          </table:table-cell>
          <table:table-cell table:number-columns-repeated="6"/>
          <table:table-cell table:formula="of:=[.B384]&amp;[.C384]&amp;[.D384]&amp;[.E384]&amp;[.F384]&amp;[.G384]&amp;[.H384]&amp;[.I384]&amp;[.J384]&amp;[.K384]&amp;[.L384]"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B)</text:p>
          </table:table-cell>
          <table:table-cell table:number-columns-repeated="6"/>
          <table:table-cell table:formula="of:=[.B385]&amp;[.C385]&amp;[.D385]&amp;[.E385]&amp;[.F385]&amp;[.G385]&amp;[.H385]&amp;[.I385]&amp;[.J385]&amp;[.K385]&amp;[.L385]"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386]&amp;[.C386]&amp;[.D386]&amp;[.E386]&amp;[.F386]&amp;[.G386]&amp;[.H386]&amp;[.I386]&amp;[.J386]&amp;[.K386]&amp;[.L386]"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AC)</text:p>
          </table:table-cell>
          <table:table-cell table:number-columns-repeated="6"/>
          <table:table-cell table:formula="of:=[.B387]&amp;[.C387]&amp;[.D387]&amp;[.E387]&amp;[.F387]&amp;[.G387]&amp;[.H387]&amp;[.I387]&amp;[.J387]&amp;[.K387]&amp;[.L387]"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text:p>
          </table:table-cell>
          <table:table-cell table:number-columns-repeated="6"/>
          <table:table-cell table:formula="of:=[.B388]&amp;[.C388]&amp;[.D388]&amp;[.E388]&amp;[.F388]&amp;[.G388]&amp;[.H388]&amp;[.I388]&amp;[.J388]&amp;[.K388]&amp;[.L388]"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B)</text:p>
          </table:table-cell>
          <table:table-cell table:number-columns-repeated="6"/>
          <table:table-cell table:formula="of:=[.B389]&amp;[.C389]&amp;[.D389]&amp;[.E389]&amp;[.F389]&amp;[.G389]&amp;[.H389]&amp;[.I389]&amp;[.J389]&amp;[.K389]&amp;[.L389]"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390]&amp;[.C390]&amp;[.D390]&amp;[.E390]&amp;[.F390]&amp;[.G390]&amp;[.H390]&amp;[.I390]&amp;[.J390]&amp;[.K390]&amp;[.L390]"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391]&amp;[.C391]&amp;[.D391]&amp;[.E391]&amp;[.F391]&amp;[.G391]&amp;[.H391]&amp;[.I391]&amp;[.J391]&amp;[.K391]&amp;[.L391]"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228]" office:value-type="string" office:string-value="normstate">
            <text:p>normstate</text:p>
          </table:table-cell>
          <table:table-cell office:value-type="string">
            <text:p>](ABC)[right of=abc,node distance=</text:p>
          </table:table-cell>
          <table:table-cell table:style-name="ce110"/>
          <table:table-cell table:style-name="ce110" table:formula="of:=[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f:=[.B392]&amp;[.C392]&amp;[.D392]&amp;[.E392]&amp;[.F392]&amp;[.G392]&amp;[.H392]&amp;[.I392]&amp;[.J392]&amp;[.K392]&amp;[.L392]" office:value-type="string" office:string-value="\node[normstate](ABC)[right of=abc,node distance=3.5mm]{};">
            <text:p>\node[normstate](ABC)[right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29]"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393]&amp;[.C393]&amp;[.D393]&amp;[.E393]&amp;[.F393]&amp;[.G393]&amp;[.H393]&amp;[.I393]&amp;[.J393]&amp;[.K393]&amp;[.L393]"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0]" office:value-type="string" office:string-value="normsandstate">
            <text:p>normsandstate</text:p>
          </table:table-cell>
          <table:table-cell office:value-type="string">
            <text:p>](Abc)[right of=ACB]{};</text:p>
          </table:table-cell>
          <table:table-cell table:number-columns-repeated="7" table:style-name="ce110"/>
          <table:table-cell table:style-name="ce127"/>
          <table:table-cell table:style-name="ce94" table:formula="of:=[.B394]&amp;[.C394]&amp;[.D394]&amp;[.E394]&amp;[.F394]&amp;[.G394]&amp;[.H394]&amp;[.I394]&amp;[.J394]&amp;[.K394]&amp;[.L394]" office:value-type="string" office:string-value="\node[normsandstate](Abc)[right of=ACB]{};">
            <text:p>\node[normsandstate](Ab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1]" office:value-type="string" office:string-value="normstate">
            <text:p>normstate</text:p>
          </table:table-cell>
          <table:table-cell office:value-type="string">
            <text:p>](BAC)[right of=Abc]{};</text:p>
          </table:table-cell>
          <table:table-cell table:number-columns-repeated="7" table:style-name="ce110"/>
          <table:table-cell table:style-name="ce127"/>
          <table:table-cell table:style-name="ce94" table:formula="of:=[.B395]&amp;[.C395]&amp;[.D395]&amp;[.E395]&amp;[.F395]&amp;[.G395]&amp;[.H395]&amp;[.I395]&amp;[.J395]&amp;[.K395]&amp;[.L395]" office:value-type="string" office:string-value="\node[normstate](BAC)[right of=Abc]{};">
            <text:p>\node[normstate](BAC)[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396]&amp;[.C396]&amp;[.D396]&amp;[.E396]&amp;[.F396]&amp;[.G396]&amp;[.H396]&amp;[.I396]&amp;[.J396]&amp;[.K396]&amp;[.L396]"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3]" office:value-type="string" office:string-value="normsandstate">
            <text:p>normsandstate</text:p>
          </table:table-cell>
          <table:table-cell office:value-type="string">
            <text:p>](Bac)[right of=BCA]{};</text:p>
          </table:table-cell>
          <table:table-cell table:number-columns-repeated="7" table:style-name="ce110"/>
          <table:table-cell table:style-name="ce127"/>
          <table:table-cell table:style-name="ce94" table:formula="of:=[.B397]&amp;[.C397]&amp;[.D397]&amp;[.E397]&amp;[.F397]&amp;[.G397]&amp;[.H397]&amp;[.I397]&amp;[.J397]&amp;[.K397]&amp;[.L397]" office:value-type="string" office:string-value="\node[normsandstate](Bac)[right of=BCA]{};">
            <text:p>\node[normsandstate](Ba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4]" office:value-type="string" office:string-value="normstate">
            <text:p>normstate</text:p>
          </table:table-cell>
          <table:table-cell office:value-type="string">
            <text:p>](CAB)[right of=Bac]{};</text:p>
          </table:table-cell>
          <table:table-cell table:number-columns-repeated="7" table:style-name="ce110"/>
          <table:table-cell table:style-name="ce127"/>
          <table:table-cell table:style-name="ce94" table:formula="of:=[.B398]&amp;[.C398]&amp;[.D398]&amp;[.E398]&amp;[.F398]&amp;[.G398]&amp;[.H398]&amp;[.I398]&amp;[.J398]&amp;[.K398]&amp;[.L398]" office:value-type="string" office:string-value="\node[normstate](CAB)[right of=Bac]{};">
            <text:p>\node[normstate](CAB)[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5]"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399]&amp;[.C399]&amp;[.D399]&amp;[.E399]&amp;[.F399]&amp;[.G399]&amp;[.H399]&amp;[.I399]&amp;[.J399]&amp;[.K399]&amp;[.L399]"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6]" office:value-type="string" office:string-value="normsandstate">
            <text:p>normsandstate</text:p>
          </table:table-cell>
          <table:table-cell office:value-type="string">
            <text:p>](Cab)[right of=CBA]{};</text:p>
          </table:table-cell>
          <table:table-cell table:number-columns-repeated="7" table:style-name="ce110"/>
          <table:table-cell table:style-name="ce127"/>
          <table:table-cell table:style-name="ce94" table:formula="of:=[.B400]&amp;[.C400]&amp;[.D400]&amp;[.E400]&amp;[.F400]&amp;[.G400]&amp;[.H400]&amp;[.I400]&amp;[.J400]&amp;[.K400]&amp;[.L400]" office:value-type="string" office:string-value="\node[normsandstate](Cab)[right of=CBA]{};">
            <text:p>\node[normsandstate](Cab)[right of=C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7]" office:value-type="string" office:string-value="normsandstate">
            <text:p>normsandstate</text:p>
          </table:table-cell>
          <table:table-cell office:value-type="string">
            <text:p>](abC)[right of=Cab]{};</text:p>
          </table:table-cell>
          <table:table-cell table:number-columns-repeated="7" table:style-name="ce110"/>
          <table:table-cell table:style-name="ce127"/>
          <table:table-cell table:style-name="ce94" table:formula="of:=[.B401]&amp;[.C401]&amp;[.D401]&amp;[.E401]&amp;[.F401]&amp;[.G401]&amp;[.H401]&amp;[.I401]&amp;[.J401]&amp;[.K401]&amp;[.L401]" office:value-type="string" office:string-value="\node[normsandstate](abC)[right of=Cab]{};">
            <text:p>\node[normsandstate](abC)[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8]" office:value-type="string" office:string-value="normsandstate">
            <text:p>normsandstate</text:p>
          </table:table-cell>
          <table:table-cell office:value-type="string">
            <text:p>](acB)[right of=abC]{};</text:p>
          </table:table-cell>
          <table:table-cell table:number-columns-repeated="7" table:style-name="ce110"/>
          <table:table-cell table:style-name="ce127"/>
          <table:table-cell table:style-name="ce94" table:formula="of:=[.B402]&amp;[.C402]&amp;[.D402]&amp;[.E402]&amp;[.F402]&amp;[.G402]&amp;[.H402]&amp;[.I402]&amp;[.J402]&amp;[.K402]&amp;[.L402]" office:value-type="string" office:string-value="\node[normsandstate](acB)[right of=abC]{};">
            <text:p>\node[normsand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39]" office:value-type="string" office:string-value="normsandstate">
            <text:p>normsandstate</text:p>
          </table:table-cell>
          <table:table-cell office:value-type="string">
            <text:p>](bcA)[right of=acB]{};</text:p>
          </table:table-cell>
          <table:table-cell table:number-columns-repeated="7" table:style-name="ce110"/>
          <table:table-cell table:style-name="ce127"/>
          <table:table-cell table:style-name="ce94" table:formula="of:=[.B403]&amp;[.C403]&amp;[.D403]&amp;[.E403]&amp;[.F403]&amp;[.G403]&amp;[.H403]&amp;[.I403]&amp;[.J403]&amp;[.K403]&amp;[.L403]" office:value-type="string" office:string-value="\node[normsandstate](bcA)[right of=acB]{};">
            <text:p>\node[normsandstate](bcA)[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0]" office:value-type="string" office:string-value="normsandstate">
            <text:p>normsandstate</text:p>
          </table:table-cell>
          <table:table-cell office:value-type="string">
            <text:p>](abc)[right of=bcA]{};</text:p>
          </table:table-cell>
          <table:table-cell table:number-columns-repeated="7" table:style-name="ce110"/>
          <table:table-cell table:style-name="ce127"/>
          <table:table-cell table:style-name="ce94" table:formula="of:=[.B404]&amp;[.C404]&amp;[.D404]&amp;[.E404]&amp;[.F404]&amp;[.G404]&amp;[.H404]&amp;[.I404]&amp;[.J404]&amp;[.K404]&amp;[.L404]" office:value-type="string" office:string-value="\node[normsandstate](abc)[right of=bcA]{};">
            <text:p>\node[normsandstate](abc)[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1]"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05]&amp;[.C405]&amp;[.D405]&amp;[.E405]&amp;[.F405]&amp;[.G405]&amp;[.H405]&amp;[.I405]&amp;[.J405]&amp;[.K405]&amp;[.L405]"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2]"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406]&amp;[.C406]&amp;[.D406]&amp;[.E406]&amp;[.F406]&amp;[.G406]&amp;[.H406]&amp;[.I406]&amp;[.J406]&amp;[.K406]&amp;[.L406]"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1)[right of=AC]{};</text:p>
          </table:table-cell>
          <table:table-cell table:number-columns-repeated="7" table:style-name="ce110"/>
          <table:table-cell table:style-name="ce127"/>
          <table:table-cell table:style-name="ce94" table:formula="of:=[.B407]&amp;[.C407]&amp;[.D407]&amp;[.E407]&amp;[.F407]&amp;[.G407]&amp;[.H407]&amp;[.I407]&amp;[.J407]&amp;[.K407]&amp;[.L407]" office:value-type="string" office:string-value="\node[dummystate](dummy1)[right of=AC]{};">
            <text:p>\node[dummystate](dummy1)[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4]" office:value-type="string" office:string-value="normstate">
            <text:p>normstate</text:p>
          </table:table-cell>
          <table:table-cell office:value-type="string">
            <text:p>](BA)[right of=dummy1]{};</text:p>
          </table:table-cell>
          <table:table-cell table:number-columns-repeated="7" table:style-name="ce110"/>
          <table:table-cell table:style-name="ce127"/>
          <table:table-cell table:style-name="ce94" table:formula="of:=[.B408]&amp;[.C408]&amp;[.D408]&amp;[.E408]&amp;[.F408]&amp;[.G408]&amp;[.H408]&amp;[.I408]&amp;[.J408]&amp;[.K408]&amp;[.L408]" office:value-type="string" office:string-value="\node[normstate](BA)[right of=dummy1]{};">
            <text:p>\node[normstate](BA)[right of=dummy1]{};</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5]"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409]&amp;[.C409]&amp;[.D409]&amp;[.E409]&amp;[.F409]&amp;[.G409]&amp;[.H409]&amp;[.I409]&amp;[.J409]&amp;[.K409]&amp;[.L409]"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2)[right of=BC]{};</text:p>
          </table:table-cell>
          <table:table-cell table:number-columns-repeated="7" table:style-name="ce110"/>
          <table:table-cell table:style-name="ce127"/>
          <table:table-cell table:style-name="ce94" table:formula="of:=[.B410]&amp;[.C410]&amp;[.D410]&amp;[.E410]&amp;[.F410]&amp;[.G410]&amp;[.H410]&amp;[.I410]&amp;[.J410]&amp;[.K410]&amp;[.L410]" office:value-type="string" office:string-value="\node[dummystate](dummy2)[right of=BC]{};">
            <text:p>\node[dummystate](dummy2)[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7]" office:value-type="string" office:string-value="normstate">
            <text:p>normstate</text:p>
          </table:table-cell>
          <table:table-cell office:value-type="string">
            <text:p>](CA)[right of=dummy2]{};</text:p>
          </table:table-cell>
          <table:table-cell table:number-columns-repeated="7" table:style-name="ce110"/>
          <table:table-cell table:style-name="ce127"/>
          <table:table-cell table:style-name="ce94" table:formula="of:=[.B411]&amp;[.C411]&amp;[.D411]&amp;[.E411]&amp;[.F411]&amp;[.G411]&amp;[.H411]&amp;[.I411]&amp;[.J411]&amp;[.K411]&amp;[.L411]" office:value-type="string" office:string-value="\node[normstate](CA)[right of=dummy2]{};">
            <text:p>\node[normstate](CA)[right of=dummy2]{};</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48]"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412]&amp;[.C412]&amp;[.D412]&amp;[.E412]&amp;[.F412]&amp;[.G412]&amp;[.H412]&amp;[.I412]&amp;[.J412]&amp;[.K412]&amp;[.L412]"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3)[right of=CB]{};</text:p>
          </table:table-cell>
          <table:table-cell table:number-columns-repeated="7" table:style-name="ce110"/>
          <table:table-cell table:style-name="ce127"/>
          <table:table-cell table:style-name="ce94" table:formula="of:=[.B413]&amp;[.C413]&amp;[.D413]&amp;[.E413]&amp;[.F413]&amp;[.G413]&amp;[.H413]&amp;[.I413]&amp;[.J413]&amp;[.K413]&amp;[.L413]" office:value-type="string" office:string-value="\node[dummystate](dummy3)[right of=CB]{};">
            <text:p>\node[dummystate](dummy3)[right of=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0]" office:value-type="string" office:string-value="normsandstate">
            <text:p>normsandstate</text:p>
          </table:table-cell>
          <table:table-cell office:value-type="string">
            <text:p>](ab)[right of=dummy3]{};</text:p>
          </table:table-cell>
          <table:table-cell table:number-columns-repeated="7" table:style-name="ce110"/>
          <table:table-cell table:style-name="ce127"/>
          <table:table-cell table:style-name="ce94" table:formula="of:=[.B414]&amp;[.C414]&amp;[.D414]&amp;[.E414]&amp;[.F414]&amp;[.G414]&amp;[.H414]&amp;[.I414]&amp;[.J414]&amp;[.K414]&amp;[.L414]" office:value-type="string" office:string-value="\node[normsandstate](ab)[right of=dummy3]{};">
            <text:p>\node[normsandstate](ab)[right of=dummy3]{};</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1]" office:value-type="string" office:string-value="normsandstate">
            <text:p>normsandstate</text:p>
          </table:table-cell>
          <table:table-cell office:value-type="string">
            <text:p>](ac)[right of=ab]{};</text:p>
          </table:table-cell>
          <table:table-cell table:number-columns-repeated="7" table:style-name="ce110"/>
          <table:table-cell table:style-name="ce127"/>
          <table:table-cell table:style-name="ce94" table:formula="of:=[.B415]&amp;[.C415]&amp;[.D415]&amp;[.E415]&amp;[.F415]&amp;[.G415]&amp;[.H415]&amp;[.I415]&amp;[.J415]&amp;[.K415]&amp;[.L415]" office:value-type="string" office:string-value="\node[normsandstate](ac)[right of=ab]{};">
            <text:p>\node[normsand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2]" office:value-type="string" office:string-value="normsandstate">
            <text:p>normsandstate</text:p>
          </table:table-cell>
          <table:table-cell office:value-type="string">
            <text:p>](bc)[right of=ac]{};</text:p>
          </table:table-cell>
          <table:table-cell table:number-columns-repeated="7" table:style-name="ce110"/>
          <table:table-cell table:style-name="ce127"/>
          <table:table-cell table:style-name="ce94" table:formula="of:=[.B416]&amp;[.C416]&amp;[.D416]&amp;[.E416]&amp;[.F416]&amp;[.G416]&amp;[.H416]&amp;[.I416]&amp;[.J416]&amp;[.K416]&amp;[.L416]" office:value-type="string" office:string-value="\node[normsandstate](bc)[right of=ac]{};">
            <text:p>\node[normsandstate](bc)[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3]" office:value-type="string" office:string-value="normstate">
            <text:p>normstate</text:p>
          </table:table-cell>
          <table:table-cell office:value-type="string">
            <text:p>](A)[above of=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17]&amp;[.C417]&amp;[.D417]&amp;[.E417]&amp;[.F417]&amp;[.G417]&amp;[.H417]&amp;[.I417]&amp;[.J417]&amp;[.K417]&amp;[.L417]" office:value-type="string" office:string-value="\node[normstate](A)[above of=AC,node distance=3.5mm]{};">
            <text:p>\node[normstate](A)[above of=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4]" office:value-type="string" office:string-value="normstate">
            <text:p>normstate</text:p>
          </table:table-cell>
          <table:table-cell office:value-type="string">
            <text:p>](B)[above of=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18]&amp;[.C418]&amp;[.D418]&amp;[.E418]&amp;[.F418]&amp;[.G418]&amp;[.H418]&amp;[.I418]&amp;[.J418]&amp;[.K418]&amp;[.L418]" office:value-type="string" office:string-value="\node[normstate](B)[above of=BC,node distance=3.5mm]{};">
            <text:p>\node[normstate](B)[above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55]" office:value-type="string" office:string-value="normstate">
            <text:p>normstate</text:p>
          </table:table-cell>
          <table:table-cell office:value-type="string">
            <text:p>](C)[above of=C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19]&amp;[.C419]&amp;[.D419]&amp;[.E419]&amp;[.F419]&amp;[.G419]&amp;[.H419]&amp;[.I419]&amp;[.J419]&amp;[.K419]&amp;[.L419]" office:value-type="string" office:string-value="\node[normstate](C)[above of=CB,node distance=3.5mm]{};">
            <text:p>\node[normstate](C)[above of=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4)[above of=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20]&amp;[.C420]&amp;[.D420]&amp;[.E420]&amp;[.F420]&amp;[.G420]&amp;[.H420]&amp;[.I420]&amp;[.J420]&amp;[.K420]&amp;[.L420]" office:value-type="string" office:string-value="\node[dummystate](dummy4)[above of=ab,node distance=3.5mm]{};">
            <text:p>\node[dummystate](dummy4)[above of=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5)[right of=dummy4]{};</text:p>
          </table:table-cell>
          <table:table-cell table:number-columns-repeated="7" table:style-name="ce110"/>
          <table:table-cell table:style-name="ce127"/>
          <table:table-cell table:style-name="ce94" table:formula="of:=[.B421]&amp;[.C421]&amp;[.D421]&amp;[.E421]&amp;[.F421]&amp;[.G421]&amp;[.H421]&amp;[.I421]&amp;[.J421]&amp;[.K421]&amp;[.L421]" office:value-type="string" office:string-value="\node[dummystate](dummy5)[right of=dummy4]{};">
            <text:p>\node[dummystate](dummy5)[right of=dummy4]{};</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6)[right of=dummy5]{};</text:p>
          </table:table-cell>
          <table:table-cell table:number-columns-repeated="7" table:style-name="ce110"/>
          <table:table-cell table:style-name="ce127"/>
          <table:table-cell table:style-name="ce94" table:formula="of:=[.B422]&amp;[.C422]&amp;[.D422]&amp;[.E422]&amp;[.F422]&amp;[.G422]&amp;[.H422]&amp;[.I422]&amp;[.J422]&amp;[.K422]&amp;[.L422]" office:value-type="string" office:string-value="\node[dummystate](dummy6)[right of=dummy5]{};">
            <text:p>\node[dummystate](dummy6)[right of=dummy5]{};</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dummy7)[right of=dummy6]{};</text:p>
          </table:table-cell>
          <table:table-cell table:number-columns-repeated="7" table:style-name="ce110"/>
          <table:table-cell table:style-name="ce127"/>
          <table:table-cell table:style-name="ce94" table:formula="of:=[.B423]&amp;[.C423]&amp;[.D423]&amp;[.E423]&amp;[.F423]&amp;[.G423]&amp;[.H423]&amp;[.I423]&amp;[.J423]&amp;[.K423]&amp;[.L423]" office:value-type="string" office:string-value="\node[dummystate](dummy7)[right of=dummy6]{};">
            <text:p>\node[dummystate](dummy7)[right of=dummy6]{};</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0]" office:value-type="string" office:string-value="normstate">
            <text:p>normstate</text:p>
          </table:table-cell>
          <table:table-cell office:value-type="string">
            <text:p>](NULLD)[above of=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24]&amp;[.C424]&amp;[.D424]&amp;[.E424]&amp;[.F424]&amp;[.G424]&amp;[.H424]&amp;[.I424]&amp;[.J424]&amp;[.K424]&amp;[.L424]" office:value-type="string" office:string-value="\node[normstate](NULLD)[above of=C,node distance=3.5mm]{};">
            <text:p>\node[normstate](NULLD)[above of=C,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D)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A)</text:p>
          </table:table-cell>
          <table:table-cell table:number-columns-repeated="6"/>
          <table:table-cell table:formula="of:=[.B425]&amp;[.C425]&amp;[.D425]&amp;[.E425]&amp;[.F425]&amp;[.G425]&amp;[.H425]&amp;[.I425]&amp;[.J425]&amp;[.K425]&amp;[.L425]" office:value-type="string" office:string-value="\path(NULLD)  edge node[swap]{ }(A)">
            <text:p>\path(NULLD)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B)</text:p>
          </table:table-cell>
          <table:table-cell table:number-columns-repeated="6"/>
          <table:table-cell table:formula="of:=[.B426]&amp;[.C426]&amp;[.D426]&amp;[.E426]&amp;[.F426]&amp;[.G426]&amp;[.H426]&amp;[.I426]&amp;[.J426]&amp;[.K426]&amp;[.L426]"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C)</text:p>
          </table:table-cell>
          <table:table-cell table:number-columns-repeated="6"/>
          <table:table-cell table:formula="of:=[.B427]&amp;[.C427]&amp;[.D427]&amp;[.E427]&amp;[.F427]&amp;[.G427]&amp;[.H427]&amp;[.I427]&amp;[.J427]&amp;[.K427]&amp;[.L427]" office:value-type="string" office:string-value="  edge node{ }(C)">
            <text:p><text:s text:c="2"/>edge node{ }(C)</text:p>
          </table:table-cell>
          <table:table-cell table:number-columns-repeated="243"/>
        </table:table-row>
        <table:table-row table:style-name="ro1">
          <table:table-cell/>
          <table:table-cell office:value-type="string">
            <text:p><text:s/>edge[-](dummy4.north)</text:p>
          </table:table-cell>
          <table:table-cell/>
          <table:table-cell table:style-name="ce111"/>
          <table:table-cell table:number-columns-repeated="8"/>
          <table:table-cell table:formula="of:=[.B428]&amp;[.C428]&amp;[.D428]&amp;[.E428]&amp;[.F428]&amp;[.G428]&amp;[.H428]&amp;[.I428]&amp;[.J428]&amp;[.K428]&amp;[.L428]" office:value-type="string" office:string-value=" edge[-](dummy4.north)">
            <text:p><text:s/>edge[-](dummy4.north)</text:p>
          </table:table-cell>
          <table:table-cell table:number-columns-repeated="243"/>
        </table:table-row>
        <table:table-row table:style-name="ro1">
          <table:table-cell/>
          <table:table-cell office:value-type="string">
            <text:p><text:s/>edge[-](dummy5.north)</text:p>
          </table:table-cell>
          <table:table-cell/>
          <table:table-cell table:style-name="ce111"/>
          <table:table-cell table:number-columns-repeated="8"/>
          <table:table-cell table:formula="of:=[.B429]&amp;[.C429]&amp;[.D429]&amp;[.E429]&amp;[.F429]&amp;[.G429]&amp;[.H429]&amp;[.I429]&amp;[.J429]&amp;[.K429]&amp;[.L429]" office:value-type="string" office:string-value=" edge[-](dummy5.north)">
            <text:p><text:s/>edge[-](dummy5.north)</text:p>
          </table:table-cell>
          <table:table-cell table:number-columns-repeated="243"/>
        </table:table-row>
        <table:table-row table:style-name="ro1">
          <table:table-cell/>
          <table:table-cell office:value-type="string">
            <text:p><text:s/>edge[-](dummy6.north)</text:p>
          </table:table-cell>
          <table:table-cell/>
          <table:table-cell table:style-name="ce111"/>
          <table:table-cell table:number-columns-repeated="8"/>
          <table:table-cell table:formula="of:=[.B430]&amp;[.C430]&amp;[.D430]&amp;[.E430]&amp;[.F430]&amp;[.G430]&amp;[.H430]&amp;[.I430]&amp;[.J430]&amp;[.K430]&amp;[.L430]" office:value-type="string" office:string-value=" edge[-](dummy6.north)">
            <text:p><text:s/>edge[-](dummy6.north)</text:p>
          </table:table-cell>
          <table:table-cell table:number-columns-repeated="243"/>
        </table:table-row>
        <table:table-row table:style-name="ro1">
          <table:table-cell/>
          <table:table-cell office:value-type="string">
            <text:p><text:s/>edge[-]node</text:p>
          </table:table-cell>
          <table:table-cell office:value-type="string">
            <text:p>{</text:p>
          </table:table-cell>
          <table:table-cell table:style-name="ce111" table:formula="of:=[.A223]&amp;[.A224]&amp;[.A225]" office:value-type="string" office:string-value="   ">
            <text:p><text:s text:c="3"/></text:p>
          </table:table-cell>
          <table:table-cell office:value-type="string">
            <text:p>}</text:p>
          </table:table-cell>
          <table:table-cell office:value-type="string">
            <text:p>(dummy7.north)</text:p>
          </table:table-cell>
          <table:table-cell table:number-columns-repeated="6"/>
          <table:table-cell table:formula="of:=[.B431]&amp;[.C431]&amp;[.D431]&amp;[.E431]&amp;[.F431]&amp;[.G431]&amp;[.H431]&amp;[.I431]&amp;[.J431]&amp;[.K431]&amp;[.L431]" office:value-type="string" office:string-value=" edge[-]node{   }(dummy7.north)">
            <text:p><text:s/>edge[-]node{ <text:s text:c="2"/>}(dummy7.north)</text:p>
          </table:table-cell>
          <table:table-cell table:number-columns-repeated="243"/>
        </table:table-row>
        <table:table-row table:style-name="ro1">
          <table:table-cell/>
          <table:table-cell office:value-type="string">
            <text:p>(dummy4.north) <text:s/>edge node[yshift=</text:p>
          </table:table-cell>
          <table:table-cell office:value-type="string">
            <text:p>0mm</text:p>
          </table:table-cell>
          <table:table-cell table:style-name="ce111" office:value-type="string">
            <text:p>]{</text:p>
          </table:table-cell>
          <table:table-cell/>
          <table:table-cell table:formula="of:=[.A223]&amp;[.A224]" office:value-type="string" office:string-value="  ">
            <text:p><text:s text:c="2"/></text:p>
          </table:table-cell>
          <table:table-cell office:value-type="string">
            <text:p>}</text:p>
          </table:table-cell>
          <table:table-cell office:value-type="string">
            <text:p>(ab)</text:p>
          </table:table-cell>
          <table:table-cell table:number-columns-repeated="4"/>
          <table:table-cell table:formula="of:=[.B432]&amp;[.C432]&amp;[.D432]&amp;[.E432]&amp;[.F432]&amp;[.G432]&amp;[.H432]&amp;[.I432]&amp;[.J432]&amp;[.K432]&amp;[.L432]" office:value-type="string" office:string-value="(dummy4.north)  edge node[yshift=0mm]{  }(ab)">
            <text:p>(dummy4.north) <text:s/>edge node[yshift=0mm]{ <text:s/>}(ab)</text:p>
          </table:table-cell>
          <table:table-cell table:number-columns-repeated="243"/>
        </table:table-row>
        <table:table-row table:style-name="ro1">
          <table:table-cell/>
          <table:table-cell office:value-type="string">
            <text:p>(dummy5.north) <text:s/>edge node[yshift=</text:p>
          </table:table-cell>
          <table:table-cell office:value-type="string">
            <text:p>0mm</text:p>
          </table:table-cell>
          <table:table-cell table:style-name="ce111" office:value-type="string">
            <text:p>]{</text:p>
          </table:table-cell>
          <table:table-cell/>
          <table:table-cell table:formula="of:=[.A223]&amp;[.A225]" office:value-type="string" office:string-value="  ">
            <text:p><text:s text:c="2"/></text:p>
          </table:table-cell>
          <table:table-cell office:value-type="string">
            <text:p>}</text:p>
          </table:table-cell>
          <table:table-cell office:value-type="string">
            <text:p>(ac)</text:p>
          </table:table-cell>
          <table:table-cell table:number-columns-repeated="4"/>
          <table:table-cell table:formula="of:=[.B433]&amp;[.C433]&amp;[.D433]&amp;[.E433]&amp;[.F433]&amp;[.G433]&amp;[.H433]&amp;[.I433]&amp;[.J433]&amp;[.K433]&amp;[.L433]" office:value-type="string" office:string-value="(dummy5.north)  edge node[yshift=0mm]{  }(ac)">
            <text:p>(dummy5.north) <text:s/>edge node[yshift=0mm]{ <text:s/>}(ac)</text:p>
          </table:table-cell>
          <table:table-cell table:number-columns-repeated="243"/>
        </table:table-row>
        <table:table-row table:style-name="ro1">
          <table:table-cell/>
          <table:table-cell office:value-type="string">
            <text:p>(dummy6.north) <text:s/>edge node[yshift=</text:p>
          </table:table-cell>
          <table:table-cell office:value-type="string">
            <text:p>0mm</text:p>
          </table:table-cell>
          <table:table-cell table:style-name="ce111" office:value-type="string">
            <text:p>]{</text:p>
          </table:table-cell>
          <table:table-cell/>
          <table:table-cell table:formula="of:=[.A224]&amp;[.A225]" office:value-type="string" office:string-value="  ">
            <text:p><text:s text:c="2"/></text:p>
          </table:table-cell>
          <table:table-cell office:value-type="string">
            <text:p>}</text:p>
          </table:table-cell>
          <table:table-cell office:value-type="string">
            <text:p>(bc)</text:p>
          </table:table-cell>
          <table:table-cell table:number-columns-repeated="4"/>
          <table:table-cell table:formula="of:=[.B434]&amp;[.C434]&amp;[.D434]&amp;[.E434]&amp;[.F434]&amp;[.G434]&amp;[.H434]&amp;[.I434]&amp;[.J434]&amp;[.K434]&amp;[.L434]" office:value-type="string" office:string-value="(dummy6.north)  edge node[yshift=0mm]{  }(bc)">
            <text:p>(dummy6.north) <text:s/>edge node[yshift=0mm]{ <text:s/>}(bc)</text:p>
          </table:table-cell>
          <table:table-cell table:number-columns-repeated="243"/>
        </table:table-row>
        <table:table-row table:style-name="ro1">
          <table:table-cell/>
          <table:table-cell office:value-type="string">
            <text:p>(dummy7.north) edge(abc)</text:p>
          </table:table-cell>
          <table:table-cell/>
          <table:table-cell table:style-name="ce111"/>
          <table:table-cell table:number-columns-repeated="8"/>
          <table:table-cell table:formula="of:=[.B435]&amp;[.C435]&amp;[.D435]&amp;[.E435]&amp;[.F435]&amp;[.G435]&amp;[.H435]&amp;[.I435]&amp;[.J435]&amp;[.K435]&amp;[.L435]" office:value-type="string" office:string-value="(dummy7.north) edge(abc)">
            <text:p>(dummy7.north) edge(ab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B)</text:p>
          </table:table-cell>
          <table:table-cell table:number-columns-repeated="6"/>
          <table:table-cell table:formula="of:=[.B436]&amp;[.C436]&amp;[.D436]&amp;[.E436]&amp;[.F436]&amp;[.G436]&amp;[.H436]&amp;[.I436]&amp;[.J436]&amp;[.K436]&amp;[.L436]"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B)</text:p>
          </table:table-cell>
          <table:table-cell table:number-columns-repeated="6"/>
          <table:table-cell table:formula="of:=[.B437]&amp;[.C437]&amp;[.D437]&amp;[.E437]&amp;[.F437]&amp;[.G437]&amp;[.H437]&amp;[.I437]&amp;[.J437]&amp;[.K437]&amp;[.L437]"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A)</text:p>
          </table:table-cell>
          <table:table-cell table:number-columns-repeated="6"/>
          <table:table-cell table:formula="of:=[.B438]&amp;[.C438]&amp;[.D438]&amp;[.E438]&amp;[.F438]&amp;[.G438]&amp;[.H438]&amp;[.I438]&amp;[.J438]&amp;[.K438]&amp;[.L438]"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A)</text:p>
          </table:table-cell>
          <table:table-cell table:number-columns-repeated="6"/>
          <table:table-cell table:formula="of:=[.B439]&amp;[.C439]&amp;[.D439]&amp;[.E439]&amp;[.F439]&amp;[.G439]&amp;[.H439]&amp;[.I439]&amp;[.J439]&amp;[.K439]&amp;[.L439]"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C)</text:p>
          </table:table-cell>
          <table:table-cell table:number-columns-repeated="6"/>
          <table:table-cell table:formula="of:=[.B440]&amp;[.C440]&amp;[.D440]&amp;[.E440]&amp;[.F440]&amp;[.G440]&amp;[.H440]&amp;[.I440]&amp;[.J440]&amp;[.K440]&amp;[.L440]"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C)</text:p>
          </table:table-cell>
          <table:table-cell table:number-columns-repeated="6"/>
          <table:table-cell table:formula="of:=[.B441]&amp;[.C441]&amp;[.D441]&amp;[.E441]&amp;[.F441]&amp;[.G441]&amp;[.H441]&amp;[.I441]&amp;[.J441]&amp;[.K441]&amp;[.L441]" office:value-type="string" office:string-value="(B)  edge node{ }(BC)">
            <text:p>(B) <text:s/>edge node{ }(BC)</text:p>
          </table:table-cell>
          <table:table-cell table:number-columns-repeated="243"/>
        </table:table-row>
        <table:table-row table:style-name="ro1">
          <table:table-cell/>
          <table:table-cell office:value-type="string">
            <text:p>(A) edge[-]node</text:p>
          </table:table-cell>
          <table:table-cell office:value-type="string">
            <text:p>{</text:p>
          </table:table-cell>
          <table:table-cell table:style-name="ce111" table:formula="of:=[.A224]&amp;[.A225]" office:value-type="string" office:string-value="  ">
            <text:p><text:s text:c="2"/></text:p>
          </table:table-cell>
          <table:table-cell office:value-type="string">
            <text:p>}</text:p>
          </table:table-cell>
          <table:table-cell office:value-type="string">
            <text:p>(dummy1.north)</text:p>
          </table:table-cell>
          <table:table-cell table:number-columns-repeated="6"/>
          <table:table-cell table:formula="of:=[.B442]&amp;[.C442]&amp;[.D442]&amp;[.E442]&amp;[.F442]&amp;[.G442]&amp;[.H442]&amp;[.I442]&amp;[.J442]&amp;[.K442]&amp;[.L442]" office:value-type="string" office:string-value="(A) edge[-]node{  }(dummy1.north)">
            <text:p>(A) edge[-]node{ <text:s/>}(dummy1.north)</text:p>
          </table:table-cell>
          <table:table-cell table:number-columns-repeated="243"/>
        </table:table-row>
        <table:table-row table:style-name="ro1">
          <table:table-cell/>
          <table:table-cell office:value-type="string">
            <text:p>(dummy1.north) edge(Abc)</text:p>
          </table:table-cell>
          <table:table-cell/>
          <table:table-cell table:style-name="ce111"/>
          <table:table-cell table:number-columns-repeated="8"/>
          <table:table-cell table:formula="of:=[.B443]&amp;[.C443]&amp;[.D443]&amp;[.E443]&amp;[.F443]&amp;[.G443]&amp;[.H443]&amp;[.I443]&amp;[.J443]&amp;[.K443]&amp;[.L443]" office:value-type="string" office:string-value="(dummy1.north) edge(Abc)">
            <text:p>(dummy1.north) edge(Abc)</text:p>
          </table:table-cell>
          <table:table-cell table:number-columns-repeated="243"/>
        </table:table-row>
        <table:table-row table:style-name="ro1">
          <table:table-cell/>
          <table:table-cell office:value-type="string">
            <text:p>(B) edge[-]node</text:p>
          </table:table-cell>
          <table:table-cell office:value-type="string">
            <text:p>{</text:p>
          </table:table-cell>
          <table:table-cell table:style-name="ce111" table:formula="of:=[.A223]&amp;[.A225]" office:value-type="string" office:string-value="  ">
            <text:p><text:s text:c="2"/></text:p>
          </table:table-cell>
          <table:table-cell office:value-type="string">
            <text:p>}</text:p>
          </table:table-cell>
          <table:table-cell office:value-type="string">
            <text:p>(dummy2.north)</text:p>
          </table:table-cell>
          <table:table-cell table:number-columns-repeated="6"/>
          <table:table-cell table:formula="of:=[.B444]&amp;[.C444]&amp;[.D444]&amp;[.E444]&amp;[.F444]&amp;[.G444]&amp;[.H444]&amp;[.I444]&amp;[.J444]&amp;[.K444]&amp;[.L444]" office:value-type="string" office:string-value="(B) edge[-]node{  }(dummy2.north)">
            <text:p>(B) edge[-]node{ <text:s/>}(dummy2.north)</text:p>
          </table:table-cell>
          <table:table-cell table:number-columns-repeated="243"/>
        </table:table-row>
        <table:table-row table:style-name="ro1">
          <table:table-cell/>
          <table:table-cell office:value-type="string">
            <text:p>(dummy2.north) edge(Bac)</text:p>
          </table:table-cell>
          <table:table-cell/>
          <table:table-cell table:style-name="ce111"/>
          <table:table-cell table:number-columns-repeated="8"/>
          <table:table-cell table:formula="of:=[.B445]&amp;[.C445]&amp;[.D445]&amp;[.E445]&amp;[.F445]&amp;[.G445]&amp;[.H445]&amp;[.I445]&amp;[.J445]&amp;[.K445]&amp;[.L445]" office:value-type="string" office:string-value="(dummy2.north) edge(Bac)">
            <text:p>(dummy2.north) edge(Bac)</text:p>
          </table:table-cell>
          <table:table-cell table:number-columns-repeated="243"/>
        </table:table-row>
        <table:table-row table:style-name="ro1">
          <table:table-cell/>
          <table:table-cell office:value-type="string">
            <text:p>(C) edge[-]node</text:p>
          </table:table-cell>
          <table:table-cell office:value-type="string">
            <text:p>{</text:p>
          </table:table-cell>
          <table:table-cell table:style-name="ce111" table:formula="of:=[.A223]&amp;[.A224]" office:value-type="string" office:string-value="  ">
            <text:p><text:s text:c="2"/></text:p>
          </table:table-cell>
          <table:table-cell office:value-type="string">
            <text:p>}</text:p>
          </table:table-cell>
          <table:table-cell office:value-type="string">
            <text:p>(dummy3.north)</text:p>
          </table:table-cell>
          <table:table-cell table:number-columns-repeated="6"/>
          <table:table-cell table:formula="of:=[.B446]&amp;[.C446]&amp;[.D446]&amp;[.E446]&amp;[.F446]&amp;[.G446]&amp;[.H446]&amp;[.I446]&amp;[.J446]&amp;[.K446]&amp;[.L446]" office:value-type="string" office:string-value="(C) edge[-]node{  }(dummy3.north)">
            <text:p>(C) edge[-]node{ <text:s/>}(dummy3.north)</text:p>
          </table:table-cell>
          <table:table-cell table:number-columns-repeated="243"/>
        </table:table-row>
        <table:table-row table:style-name="ro1">
          <table:table-cell/>
          <table:table-cell office:value-type="string">
            <text:p>(dummy3.north) edge(Cab)</text:p>
          </table:table-cell>
          <table:table-cell/>
          <table:table-cell table:style-name="ce111"/>
          <table:table-cell table:number-columns-repeated="8"/>
          <table:table-cell table:formula="of:=[.B447]&amp;[.C447]&amp;[.D447]&amp;[.E447]&amp;[.F447]&amp;[.G447]&amp;[.H447]&amp;[.I447]&amp;[.J447]&amp;[.K447]&amp;[.L447]" office:value-type="string" office:string-value="(dummy3.north) edge(Cab)">
            <text:p>(dummy3.north) edge(Cab)</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BA)</text:p>
          </table:table-cell>
          <table:table-cell table:number-columns-repeated="6"/>
          <table:table-cell table:formula="of:=[.B448]&amp;[.C448]&amp;[.D448]&amp;[.E448]&amp;[.F448]&amp;[.G448]&amp;[.H448]&amp;[.I448]&amp;[.J448]&amp;[.K448]&amp;[.L448]"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449]&amp;[.C449]&amp;[.D449]&amp;[.E449]&amp;[.F449]&amp;[.G449]&amp;[.H449]&amp;[.I449]&amp;[.J449]&amp;[.K449]&amp;[.L449]"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AB)</text:p>
          </table:table-cell>
          <table:table-cell table:number-columns-repeated="6"/>
          <table:table-cell table:formula="of:=[.B450]&amp;[.C450]&amp;[.D450]&amp;[.E450]&amp;[.F450]&amp;[.G450]&amp;[.H450]&amp;[.I450]&amp;[.J450]&amp;[.K450]&amp;[.L450]"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B)</text:p>
          </table:table-cell>
          <table:table-cell table:number-columns-repeated="6"/>
          <table:table-cell table:formula="of:=[.B451]&amp;[.C451]&amp;[.D451]&amp;[.E451]&amp;[.F451]&amp;[.G451]&amp;[.H451]&amp;[.I451]&amp;[.J451]&amp;[.K451]&amp;[.L451]"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C)</text:p>
          </table:table-cell>
          <table:table-cell table:number-columns-repeated="6"/>
          <table:table-cell table:formula="of:=[.B452]&amp;[.C452]&amp;[.D452]&amp;[.E452]&amp;[.F452]&amp;[.G452]&amp;[.H452]&amp;[.I452]&amp;[.J452]&amp;[.K452]&amp;[.L452]"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AC)</text:p>
          </table:table-cell>
          <table:table-cell table:number-columns-repeated="6"/>
          <table:table-cell table:formula="of:=[.B453]&amp;[.C453]&amp;[.D453]&amp;[.E453]&amp;[.F453]&amp;[.G453]&amp;[.H453]&amp;[.I453]&amp;[.J453]&amp;[.K453]&amp;[.L453]" office:value-type="string" office:string-value="(BA)  edge node[swap]{ }(BAC)">
            <text:p>(BA) <text:s/>edge node[swap]{ }(BAC)</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C)</text:p>
          </table:table-cell>
          <table:table-cell table:number-columns-repeated="6"/>
          <table:table-cell table:formula="of:=[.B454]&amp;[.C454]&amp;[.D454]&amp;[.E454]&amp;[.F454]&amp;[.G454]&amp;[.H454]&amp;[.I454]&amp;[.J454]&amp;[.K454]&amp;[.L454]" office:value-type="string" office:string-value="(ab)  edge node[swap]{ }(abC)">
            <text:p>(ab) <text:s/>edge node[swap]{ }(abC)</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B)</text:p>
          </table:table-cell>
          <table:table-cell table:number-columns-repeated="6"/>
          <table:table-cell table:formula="of:=[.B455]&amp;[.C455]&amp;[.D455]&amp;[.E455]&amp;[.F455]&amp;[.G455]&amp;[.H455]&amp;[.I455]&amp;[.J455]&amp;[.K455]&amp;[.L455]" office:value-type="string" office:string-value="(ac)  edge node[swap]{ }(acB)">
            <text:p>(ac) <text:s/>edge node[swap]{ }(acB)</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456]&amp;[.C456]&amp;[.D456]&amp;[.E456]&amp;[.F456]&amp;[.G456]&amp;[.H456]&amp;[.I456]&amp;[.J456]&amp;[.K456]&amp;[.L456]" office:value-type="string" office:string-value="(bc)  edge node[swap]{ }(bcA)">
            <text:p>(bc) <text:s/>edge node[swap]{ }(bcA)</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457]&amp;[.C457]&amp;[.D457]&amp;[.E457]&amp;[.F457]&amp;[.G457]&amp;[.H457]&amp;[.I457]&amp;[.J457]&amp;[.K457]&amp;[.L457]" office:value-type="string" office:string-value=";">
            <text:p>;</text:p>
          </table:table-cell>
          <table:table-cell table:number-columns-repeated="243"/>
        </table:table-row>
        <table:table-row table:style-name="ro1">
          <table:table-cell/>
          <table:table-cell office:value-type="string">
            <text:p>\path(NULL)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NULLA)</text:p>
          </table:table-cell>
          <table:table-cell table:number-columns-repeated="6"/>
          <table:table-cell table:formula="of:=[.B458]&amp;[.C458]&amp;[.D458]&amp;[.E458]&amp;[.F458]&amp;[.G458]&amp;[.H458]&amp;[.I458]&amp;[.J458]&amp;[.K458]&amp;[.L458]" office:value-type="string" office:string-value="\path(NULL)  edge node[swap]{ }(NULLA)">
            <text:p>\path(NULL) <text:s/>edge node[swap]{ }(NULL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NULLB)</text:p>
          </table:table-cell>
          <table:table-cell table:number-columns-repeated="6"/>
          <table:table-cell table:formula="of:=[.B459]&amp;[.C459]&amp;[.D459]&amp;[.E459]&amp;[.F459]&amp;[.G459]&amp;[.H459]&amp;[.I459]&amp;[.J459]&amp;[.K459]&amp;[.L459]" office:value-type="string" office:string-value="  edge node{ }(NULLB)">
            <text:p><text:s text:c="2"/>edge node{ }(NULLB)</text:p>
          </table:table-cell>
          <table:table-cell table:number-columns-repeated="243"/>
        </table:table-row>
        <table:table-row table:style-name="ro1">
          <table:table-cell/>
          <table:table-cell office:value-type="string">
            <text:p><text:s text:c="2"/>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NULLC)</text:p>
          </table:table-cell>
          <table:table-cell table:number-columns-repeated="6"/>
          <table:table-cell table:formula="of:=[.B460]&amp;[.C460]&amp;[.D460]&amp;[.E460]&amp;[.F460]&amp;[.G460]&amp;[.H460]&amp;[.I460]&amp;[.J460]&amp;[.K460]&amp;[.L460]" office:value-type="string" office:string-value="  edge node[swap]{ }(NULLC)">
            <text:p><text:s text:c="2"/>edge node[swap]{ }(NULL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NULLD)</text:p>
          </table:table-cell>
          <table:table-cell table:number-columns-repeated="6"/>
          <table:table-cell table:formula="of:=[.B461]&amp;[.C461]&amp;[.D461]&amp;[.E461]&amp;[.F461]&amp;[.G461]&amp;[.H461]&amp;[.I461]&amp;[.J461]&amp;[.K461]&amp;[.L461]" office:value-type="string" office:string-value="  edge node{ }(NULLD)">
            <text:p><text:s text:c="2"/>edge node{ }(NULLD)</text:p>
          </table:table-cell>
          <table:table-cell table:number-columns-repeated="243"/>
        </table:table-row>
        <table:table-row table:style-name="ro1">
          <table:table-cell/>
          <table:table-cell office:value-type="string">
            <text:p><text:s/>edge[-](sandzweiteordnung.center)</text:p>
          </table:table-cell>
          <table:table-cell/>
          <table:table-cell table:style-name="ce111"/>
          <table:table-cell table:number-columns-repeated="8"/>
          <table:table-cell table:formula="of:=[.B462]&amp;[.C462]&amp;[.D462]&amp;[.E462]&amp;[.F462]&amp;[.G462]&amp;[.H462]&amp;[.I462]&amp;[.J462]&amp;[.K462]&amp;[.L462]" office:value-type="string" office:string-value=" edge[-](sandzweiteordnung.center)">
            <text:p><text:s/>edge[-](sandzweiteordnung.center)</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463]&amp;[.C463]&amp;[.D463]&amp;[.E463]&amp;[.F463]&amp;[.G463]&amp;[.H463]&amp;[.I463]&amp;[.J463]&amp;[.K463]&amp;[.L463]"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263]" office:value-type="string" office:string-value="normsandstate">
            <text:p>normsandstate</text:p>
          </table:table-cell>
          <table:table-cell office:value-type="string">
            <text:p>](bc)[below of=sandzweiteordnung,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64]&amp;[.C464]&amp;[.D464]&amp;[.E464]&amp;[.F464]&amp;[.G464]&amp;[.H464]&amp;[.I464]&amp;[.J464]&amp;[.K464]&amp;[.L464]" office:value-type="string" office:string-value="\node[normsandstate](bc)[below of=sandzweiteordnung,node distance=3.5mm]{};">
            <text:p>\node[normsandstate](bc)[below of=sandzweiteordnung,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4]" office:value-type="string" office:string-value="normsandstate">
            <text:p>normsandstate</text:p>
          </table:table-cell>
          <table:table-cell office:value-type="string">
            <text:p>](bcD)[below of=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65]&amp;[.C465]&amp;[.D465]&amp;[.E465]&amp;[.F465]&amp;[.G465]&amp;[.H465]&amp;[.I465]&amp;[.J465]&amp;[.K465]&amp;[.L465]" office:value-type="string" office:string-value="\node[normsandstate](bcD)[below of=bc,node distance=3.5mm]{};">
            <text:p>\node[normsandstate](bcD)[below of=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5]" office:value-type="string" office:string-value="normsandstate">
            <text:p>normsandstate</text:p>
          </table:table-cell>
          <table:table-cell office:value-type="string">
            <text:p>](bcDA)[below of=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66]&amp;[.C466]&amp;[.D466]&amp;[.E466]&amp;[.F466]&amp;[.G466]&amp;[.H466]&amp;[.I466]&amp;[.J466]&amp;[.K466]&amp;[.L466]" office:value-type="string" office:string-value="\node[normsandstate](bcDA)[below of=bcD,node distance=3.5mm]{};">
            <text:p>\node[normsandstate](bcDA)[below of=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6]" office:value-type="string" office:string-value="normsandstate">
            <text:p>normsandstate</text:p>
          </table:table-cell>
          <table:table-cell office:value-type="string">
            <text:p>](bcAD)[left of=bcDA]{};</text:p>
          </table:table-cell>
          <table:table-cell table:number-columns-repeated="7" table:style-name="ce110"/>
          <table:table-cell table:style-name="ce127"/>
          <table:table-cell table:style-name="ce94" table:formula="of:=[.B467]&amp;[.C467]&amp;[.D467]&amp;[.E467]&amp;[.F467]&amp;[.G467]&amp;[.H467]&amp;[.I467]&amp;[.J467]&amp;[.K467]&amp;[.L467]" office:value-type="string" office:string-value="\node[normsandstate](bcAD)[left of=bcDA]{};">
            <text:p>\node[normsandstate](bcAD)[left of=bcD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7]" office:value-type="string" office:string-value="normsandstate">
            <text:p>normsandstate</text:p>
          </table:table-cell>
          <table:table-cell office:value-type="string">
            <text:p>](bcA)[above of=bcA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68]&amp;[.C468]&amp;[.D468]&amp;[.E468]&amp;[.F468]&amp;[.G468]&amp;[.H468]&amp;[.I468]&amp;[.J468]&amp;[.K468]&amp;[.L468]" office:value-type="string" office:string-value="\node[normsandstate](bcA)[above of=bcAD,node distance=3.5mm]{};">
            <text:p>\node[normsandstate](bcA)[above of=bcA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68]" office:value-type="string" office:string-value="normsandstate">
            <text:p>normsandstate</text:p>
          </table:table-cell>
          <table:table-cell office:value-type="string">
            <text:p>](ad-bc)[left of=bcAD,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469]&amp;[.C469]&amp;[.D469]&amp;[.E469]&amp;[.F469]&amp;[.G469]&amp;[.H469]&amp;[.I469]&amp;[.J469]&amp;[.K469]&amp;[.L469]" office:value-type="string" office:string-value="\node[normsandstate](ad-bc)[left of=bcAD,node distance=5.25mm]{};">
            <text:p>\node[normsandstate](ad-bc)[left of=bcA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ddummy)[above of=ad-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0]&amp;[.C470]&amp;[.D470]&amp;[.E470]&amp;[.F470]&amp;[.G470]&amp;[.H470]&amp;[.I470]&amp;[.J470]&amp;[.K470]&amp;[.L470]" office:value-type="string" office:string-value="\node[dummystate](addummy)[above of=ad-bc,node distance=3.5mm]{};">
            <text:p>\node[dummystate](addummy)[above of=ad-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0]" office:value-type="string" office:string-value="normsandstate">
            <text:p>normsandstate</text:p>
          </table:table-cell>
          <table:table-cell office:value-type="string">
            <text:p>](adCB)[left of=ad-bc]{};</text:p>
          </table:table-cell>
          <table:table-cell table:number-columns-repeated="7" table:style-name="ce110"/>
          <table:table-cell table:style-name="ce127"/>
          <table:table-cell table:style-name="ce94" table:formula="of:=[.B471]&amp;[.C471]&amp;[.D471]&amp;[.E471]&amp;[.F471]&amp;[.G471]&amp;[.H471]&amp;[.I471]&amp;[.J471]&amp;[.K471]&amp;[.L471]" office:value-type="string" office:string-value="\node[normsandstate](adCB)[left of=ad-bc]{};">
            <text:p>\node[normsandstate](adCB)[left of=ad-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1]" office:value-type="string" office:string-value="normsandstate">
            <text:p>normsandstate</text:p>
          </table:table-cell>
          <table:table-cell office:value-type="string">
            <text:p>](adC)[above of=adC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2]&amp;[.C472]&amp;[.D472]&amp;[.E472]&amp;[.F472]&amp;[.G472]&amp;[.H472]&amp;[.I472]&amp;[.J472]&amp;[.K472]&amp;[.L472]" office:value-type="string" office:string-value="\node[normsandstate](adC)[above of=adCB,node distance=3.5mm]{};">
            <text:p>\node[normsandstate](adC)[above of=adC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2]" office:value-type="string" office:string-value="normsandstate">
            <text:p>normsandstate</text:p>
          </table:table-cell>
          <table:table-cell office:value-type="string">
            <text:p>](ad)[above of=ad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3]&amp;[.C473]&amp;[.D473]&amp;[.E473]&amp;[.F473]&amp;[.G473]&amp;[.H473]&amp;[.I473]&amp;[.J473]&amp;[.K473]&amp;[.L473]" office:value-type="string" office:string-value="\node[normsandstate](ad)[above of=adC,node distance=3.5mm]{};">
            <text:p>\node[normsandstate](ad)[above of=a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3]" office:value-type="string" office:string-value="normsandstate">
            <text:p>normsandstate</text:p>
          </table:table-cell>
          <table:table-cell office:value-type="string">
            <text:p>](adBC)[left of=adCB]{};</text:p>
          </table:table-cell>
          <table:table-cell table:number-columns-repeated="7" table:style-name="ce110"/>
          <table:table-cell table:style-name="ce127"/>
          <table:table-cell table:style-name="ce94" table:formula="of:=[.B474]&amp;[.C474]&amp;[.D474]&amp;[.E474]&amp;[.F474]&amp;[.G474]&amp;[.H474]&amp;[.I474]&amp;[.J474]&amp;[.K474]&amp;[.L474]" office:value-type="string" office:string-value="\node[normsandstate](adBC)[left of=adCB]{};">
            <text:p>\node[normsandstate](adBC)[left of=ad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4]" office:value-type="string" office:string-value="normsandstate">
            <text:p>normsandstate</text:p>
          </table:table-cell>
          <table:table-cell office:value-type="string">
            <text:p>](adB)[above of=ad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5]&amp;[.C475]&amp;[.D475]&amp;[.E475]&amp;[.F475]&amp;[.G475]&amp;[.H475]&amp;[.I475]&amp;[.J475]&amp;[.K475]&amp;[.L475]" office:value-type="string" office:string-value="\node[normsandstate](adB)[above of=adBC,node distance=3.5mm]{};">
            <text:p>\node[normsandstate](adB)[above of=ad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5]" office:value-type="string" office:string-value="normsandstate">
            <text:p>normsandstate</text:p>
          </table:table-cell>
          <table:table-cell office:value-type="string">
            <text:p>](ac-bd)[left of=adBC,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476]&amp;[.C476]&amp;[.D476]&amp;[.E476]&amp;[.F476]&amp;[.G476]&amp;[.H476]&amp;[.I476]&amp;[.J476]&amp;[.K476]&amp;[.L476]" office:value-type="string" office:string-value="\node[normsandstate](ac-bd)[left of=adBC,node distance=5.25mm]{};">
            <text:p>\node[normsandstate](ac-bd)[left of=adBC,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cdummy)[above of=ac-b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7]&amp;[.C477]&amp;[.D477]&amp;[.E477]&amp;[.F477]&amp;[.G477]&amp;[.H477]&amp;[.I477]&amp;[.J477]&amp;[.K477]&amp;[.L477]" office:value-type="string" office:string-value="\node[dummystate](acdummy)[above of=ac-bd,node distance=3.5mm]{};">
            <text:p>\node[dummystate](acdummy)[above of=ac-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7]" office:value-type="string" office:string-value="normsandstate">
            <text:p>normsandstate</text:p>
          </table:table-cell>
          <table:table-cell office:value-type="string">
            <text:p>](acDB)[left of=ac-bd]{};</text:p>
          </table:table-cell>
          <table:table-cell table:number-columns-repeated="7" table:style-name="ce110"/>
          <table:table-cell table:style-name="ce127"/>
          <table:table-cell table:style-name="ce94" table:formula="of:=[.B478]&amp;[.C478]&amp;[.D478]&amp;[.E478]&amp;[.F478]&amp;[.G478]&amp;[.H478]&amp;[.I478]&amp;[.J478]&amp;[.K478]&amp;[.L478]" office:value-type="string" office:string-value="\node[normsandstate](acDB)[left of=ac-bd]{};">
            <text:p>\node[normsandstate](acDB)[left of=ac-bd]{};</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8]" office:value-type="string" office:string-value="normsandstate">
            <text:p>normsandstate</text:p>
          </table:table-cell>
          <table:table-cell office:value-type="string">
            <text:p>](acD)[above of=acD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79]&amp;[.C479]&amp;[.D479]&amp;[.E479]&amp;[.F479]&amp;[.G479]&amp;[.H479]&amp;[.I479]&amp;[.J479]&amp;[.K479]&amp;[.L479]" office:value-type="string" office:string-value="\node[normsandstate](acD)[above of=acDB,node distance=3.5mm]{};">
            <text:p>\node[normsandstate](acD)[above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79]" office:value-type="string" office:string-value="normsandstate">
            <text:p>normsandstate</text:p>
          </table:table-cell>
          <table:table-cell office:value-type="string">
            <text:p>](ac)[above of=a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0]&amp;[.C480]&amp;[.D480]&amp;[.E480]&amp;[.F480]&amp;[.G480]&amp;[.H480]&amp;[.I480]&amp;[.J480]&amp;[.K480]&amp;[.L480]" office:value-type="string" office:string-value="\node[normsandstate](ac)[above of=acD,node distance=3.5mm]{};">
            <text:p>\node[normsandstate](ac)[above of=a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0]" office:value-type="string" office:string-value="normsandstate">
            <text:p>normsandstate</text:p>
          </table:table-cell>
          <table:table-cell office:value-type="string">
            <text:p>](acBD)[left of=acDB]{};</text:p>
          </table:table-cell>
          <table:table-cell table:number-columns-repeated="7" table:style-name="ce110"/>
          <table:table-cell table:style-name="ce127"/>
          <table:table-cell table:style-name="ce94" table:formula="of:=[.B481]&amp;[.C481]&amp;[.D481]&amp;[.E481]&amp;[.F481]&amp;[.G481]&amp;[.H481]&amp;[.I481]&amp;[.J481]&amp;[.K481]&amp;[.L481]" office:value-type="string" office:string-value="\node[normsandstate](acBD)[left of=acDB]{};">
            <text:p>\node[normsandstate](acBD)[left of=acD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1]" office:value-type="string" office:string-value="normsandstate">
            <text:p>normsandstate</text:p>
          </table:table-cell>
          <table:table-cell office:value-type="string">
            <text:p>](acB)[above of=acB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2]&amp;[.C482]&amp;[.D482]&amp;[.E482]&amp;[.F482]&amp;[.G482]&amp;[.H482]&amp;[.I482]&amp;[.J482]&amp;[.K482]&amp;[.L482]" office:value-type="string" office:string-value="\node[normsandstate](acB)[above of=acBD,node distance=3.5mm]{};">
            <text:p>\node[normsandstate](acB)[above of=ac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2]" office:value-type="string" office:string-value="normsandstate">
            <text:p>normsandstate</text:p>
          </table:table-cell>
          <table:table-cell office:value-type="string">
            <text:p>](ab-cd)[left of=acBD,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483]&amp;[.C483]&amp;[.D483]&amp;[.E483]&amp;[.F483]&amp;[.G483]&amp;[.H483]&amp;[.I483]&amp;[.J483]&amp;[.K483]&amp;[.L483]" office:value-type="string" office:string-value="\node[normsandstate](ab-cd)[left of=acBD,node distance=5.25mm]{};">
            <text:p>\node[normsandstate](ab-cd)[left of=acB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dummy)[above of=a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4]&amp;[.C484]&amp;[.D484]&amp;[.E484]&amp;[.F484]&amp;[.G484]&amp;[.H484]&amp;[.I484]&amp;[.J484]&amp;[.K484]&amp;[.L484]" office:value-type="string" office:string-value="\node[dummystate](abdummy)[above of=ab-cd,node distance=3.5mm]{};">
            <text:p>\node[dummystate](abdummy)[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4]" office:value-type="string" office:string-value="normsandstate">
            <text:p>normsandstate</text:p>
          </table:table-cell>
          <table:table-cell office:value-type="string">
            <text:p>](abDC)[left of=ab-cd]{};</text:p>
          </table:table-cell>
          <table:table-cell table:number-columns-repeated="7" table:style-name="ce110"/>
          <table:table-cell table:style-name="ce127"/>
          <table:table-cell table:style-name="ce94" table:formula="of:=[.B485]&amp;[.C485]&amp;[.D485]&amp;[.E485]&amp;[.F485]&amp;[.G485]&amp;[.H485]&amp;[.I485]&amp;[.J485]&amp;[.K485]&amp;[.L485]" office:value-type="string" office:string-value="\node[normsandstate](abDC)[left of=ab-cd]{};">
            <text:p>\node[normsandstate](abDC)[left of=ab-cd]{};</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5]" office:value-type="string" office:string-value="normsandstate">
            <text:p>normsandstate</text:p>
          </table:table-cell>
          <table:table-cell office:value-type="string">
            <text:p>](abD)[above of=abD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6]&amp;[.C486]&amp;[.D486]&amp;[.E486]&amp;[.F486]&amp;[.G486]&amp;[.H486]&amp;[.I486]&amp;[.J486]&amp;[.K486]&amp;[.L486]" office:value-type="string" office:string-value="\node[normsandstate](abD)[above of=abDC,node distance=3.5mm]{};">
            <text:p>\node[normsandstate](abD)[above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6]" office:value-type="string" office:string-value="normsandstate">
            <text:p>normsandstate</text:p>
          </table:table-cell>
          <table:table-cell office:value-type="string">
            <text:p>](ab)[above of=ab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7]&amp;[.C487]&amp;[.D487]&amp;[.E487]&amp;[.F487]&amp;[.G487]&amp;[.H487]&amp;[.I487]&amp;[.J487]&amp;[.K487]&amp;[.L487]" office:value-type="string" office:string-value="\node[normsandstate](ab)[above of=abD,node distance=3.5mm]{};">
            <text:p>\node[normsandstate](ab)[above of=a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7]" office:value-type="string" office:string-value="normsandstate">
            <text:p>normsandstate</text:p>
          </table:table-cell>
          <table:table-cell office:value-type="string">
            <text:p>](abCD)[left of=abDC]{};</text:p>
          </table:table-cell>
          <table:table-cell table:number-columns-repeated="7" table:style-name="ce110"/>
          <table:table-cell table:style-name="ce127"/>
          <table:table-cell table:style-name="ce94" table:formula="of:=[.B488]&amp;[.C488]&amp;[.D488]&amp;[.E488]&amp;[.F488]&amp;[.G488]&amp;[.H488]&amp;[.I488]&amp;[.J488]&amp;[.K488]&amp;[.L488]" office:value-type="string" office:string-value="\node[normsandstate](abCD)[left of=abDC]{};">
            <text:p>\node[normsandstate](abCD)[left of=abD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88]" office:value-type="string" office:string-value="normsandstate">
            <text:p>normsandstate</text:p>
          </table:table-cell>
          <table:table-cell office:value-type="string">
            <text:p>](abC)[above of=a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89]&amp;[.C489]&amp;[.D489]&amp;[.E489]&amp;[.F489]&amp;[.G489]&amp;[.H489]&amp;[.I489]&amp;[.J489]&amp;[.K489]&amp;[.L489]" office:value-type="string" office:string-value="\node[normsandstate](abC)[above of=abCD,node distance=3.5mm]{};">
            <text:p>\node[normsandstate](abC)[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1]" office:value-type="string" office:string-value="normsandstate">
            <text:p>normsandstate</text:p>
          </table:table-cell>
          <table:table-cell office:value-type="string">
            <text:p>](bc-ad)[right of=bcDA]{};</text:p>
          </table:table-cell>
          <table:table-cell table:number-columns-repeated="7" table:style-name="ce110"/>
          <table:table-cell table:style-name="ce127"/>
          <table:table-cell table:style-name="ce94" table:formula="of:=[.B490]&amp;[.C490]&amp;[.D490]&amp;[.E490]&amp;[.F490]&amp;[.G490]&amp;[.H490]&amp;[.I490]&amp;[.J490]&amp;[.K490]&amp;[.L490]" office:value-type="string" office:string-value="\node[normsandstate](bc-ad)[right of=bcDA]{};">
            <text:p>\node[normsandstate](bc-ad)[right of=bcD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cdummy)[above of=bc-a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91]&amp;[.C491]&amp;[.D491]&amp;[.E491]&amp;[.F491]&amp;[.G491]&amp;[.H491]&amp;[.I491]&amp;[.J491]&amp;[.K491]&amp;[.L491]" office:value-type="string" office:string-value="\node[dummystate](bcdummy)[above of=bc-ad,node distance=3.5mm]{};">
            <text:p>\node[dummystate](bcdummy)[above of=bc-a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3]" office:value-type="string" office:string-value="normsandstate">
            <text:p>normsandstate</text:p>
          </table:table-cell>
          <table:table-cell office:value-type="string">
            <text:p>](bdAC)[right of=bc-ad,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492]&amp;[.C492]&amp;[.D492]&amp;[.E492]&amp;[.F492]&amp;[.G492]&amp;[.H492]&amp;[.I492]&amp;[.J492]&amp;[.K492]&amp;[.L492]" office:value-type="string" office:string-value="\node[normsandstate](bdAC)[right of=bc-ad,node distance=5.25mm]{};">
            <text:p>\node[normsandstate](bdAC)[right of=bc-ad,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4]" office:value-type="string" office:string-value="normsandstate">
            <text:p>normsandstate</text:p>
          </table:table-cell>
          <table:table-cell office:value-type="string">
            <text:p>](bdA)[above of=bd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93]&amp;[.C493]&amp;[.D493]&amp;[.E493]&amp;[.F493]&amp;[.G493]&amp;[.H493]&amp;[.I493]&amp;[.J493]&amp;[.K493]&amp;[.L493]" office:value-type="string" office:string-value="\node[normsandstate](bdA)[above of=bdAC,node distance=3.5mm]{};">
            <text:p>\node[normsandstate](bdA)[above of=bd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5]" office:value-type="string" office:string-value="normsandstate">
            <text:p>normsandstate</text:p>
          </table:table-cell>
          <table:table-cell office:value-type="string">
            <text:p>](bdCA)[right of=bdAC]{};</text:p>
          </table:table-cell>
          <table:table-cell table:number-columns-repeated="7" table:style-name="ce110"/>
          <table:table-cell table:style-name="ce127"/>
          <table:table-cell table:style-name="ce94" table:formula="of:=[.B494]&amp;[.C494]&amp;[.D494]&amp;[.E494]&amp;[.F494]&amp;[.G494]&amp;[.H494]&amp;[.I494]&amp;[.J494]&amp;[.K494]&amp;[.L494]" office:value-type="string" office:string-value="\node[normsandstate](bdCA)[right of=bdAC]{};">
            <text:p>\node[normsandstate](bdCA)[right of=bd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6]" office:value-type="string" office:string-value="normsandstate">
            <text:p>normsandstate</text:p>
          </table:table-cell>
          <table:table-cell office:value-type="string">
            <text:p>](bdC)[above of=bdCA,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95]&amp;[.C495]&amp;[.D495]&amp;[.E495]&amp;[.F495]&amp;[.G495]&amp;[.H495]&amp;[.I495]&amp;[.J495]&amp;[.K495]&amp;[.L495]" office:value-type="string" office:string-value="\node[normsandstate](bdC)[above of=bdCA,node distance=3.5mm]{};">
            <text:p>\node[normsandstate](bdC)[above of=bdC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7]" office:value-type="string" office:string-value="normsandstate">
            <text:p>normsandstate</text:p>
          </table:table-cell>
          <table:table-cell office:value-type="string">
            <text:p>](bd)[above of=bd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96]&amp;[.C496]&amp;[.D496]&amp;[.E496]&amp;[.F496]&amp;[.G496]&amp;[.H496]&amp;[.I496]&amp;[.J496]&amp;[.K496]&amp;[.L496]" office:value-type="string" office:string-value="\node[normsandstate](bd)[above of=bdC,node distance=3.5mm]{};">
            <text:p>\node[normsandstate](bd)[above of=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298]" office:value-type="string" office:string-value="normsandstate">
            <text:p>normsandstate</text:p>
          </table:table-cell>
          <table:table-cell office:value-type="string">
            <text:p>](bd-ac)[right of=bdCA]{};</text:p>
          </table:table-cell>
          <table:table-cell table:number-columns-repeated="7" table:style-name="ce110"/>
          <table:table-cell table:style-name="ce127"/>
          <table:table-cell table:style-name="ce94" table:formula="of:=[.B497]&amp;[.C497]&amp;[.D497]&amp;[.E497]&amp;[.F497]&amp;[.G497]&amp;[.H497]&amp;[.I497]&amp;[.J497]&amp;[.K497]&amp;[.L497]" office:value-type="string" office:string-value="\node[normsandstate](bd-ac)[right of=bdCA]{};">
            <text:p>\node[normsandstate](bd-ac)[right of=bd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ddummy)[above of=bd-a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498]&amp;[.C498]&amp;[.D498]&amp;[.E498]&amp;[.F498]&amp;[.G498]&amp;[.H498]&amp;[.I498]&amp;[.J498]&amp;[.K498]&amp;[.L498]" office:value-type="string" office:string-value="\node[dummystate](bddummy)[above of=bd-ac,node distance=3.5mm]{};">
            <text:p>\node[dummystate](bddummy)[above of=bd-a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0]" office:value-type="string" office:string-value="normsandstate">
            <text:p>normsandstate</text:p>
          </table:table-cell>
          <table:table-cell office:value-type="string">
            <text:p>](cdAB)[right of=bd-ac,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499]&amp;[.C499]&amp;[.D499]&amp;[.E499]&amp;[.F499]&amp;[.G499]&amp;[.H499]&amp;[.I499]&amp;[.J499]&amp;[.K499]&amp;[.L499]" office:value-type="string" office:string-value="\node[normsandstate](cdAB)[right of=bd-ac,node distance=5.25mm]{};">
            <text:p>\node[normsandstate](cdAB)[right of=bd-ac,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1]" office:value-type="string" office:string-value="normsandstate">
            <text:p>normsandstate</text:p>
          </table:table-cell>
          <table:table-cell office:value-type="string">
            <text:p>](cdA)[above of=cd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0]&amp;[.C500]&amp;[.D500]&amp;[.E500]&amp;[.F500]&amp;[.G500]&amp;[.H500]&amp;[.I500]&amp;[.J500]&amp;[.K500]&amp;[.L500]" office:value-type="string" office:string-value="\node[normsandstate](cdA)[above of=cdAB,node distance=3.5mm]{};">
            <text:p>\node[normsandstate](cdA)[above of=cd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2]" office:value-type="string" office:string-value="normsandstate">
            <text:p>normsandstate</text:p>
          </table:table-cell>
          <table:table-cell office:value-type="string">
            <text:p>](cdBA)[right of=cdAB]{};</text:p>
          </table:table-cell>
          <table:table-cell table:number-columns-repeated="7" table:style-name="ce110"/>
          <table:table-cell table:style-name="ce127"/>
          <table:table-cell table:style-name="ce94" table:formula="of:=[.B501]&amp;[.C501]&amp;[.D501]&amp;[.E501]&amp;[.F501]&amp;[.G501]&amp;[.H501]&amp;[.I501]&amp;[.J501]&amp;[.K501]&amp;[.L501]" office:value-type="string" office:string-value="\node[normsandstate](cdBA)[right of=cdAB]{};">
            <text:p>\node[normsandstate](cdBA)[right of=cd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3]" office:value-type="string" office:string-value="normsandstate">
            <text:p>normsandstate</text:p>
          </table:table-cell>
          <table:table-cell office:value-type="string">
            <text:p>](cdB)[above of=cdBA,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2]&amp;[.C502]&amp;[.D502]&amp;[.E502]&amp;[.F502]&amp;[.G502]&amp;[.H502]&amp;[.I502]&amp;[.J502]&amp;[.K502]&amp;[.L502]" office:value-type="string" office:string-value="\node[normsandstate](cdB)[above of=cdBA,node distance=3.5mm]{};">
            <text:p>\node[normsandstate](cdB)[above of=cd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4]" office:value-type="string" office:string-value="normsandstate">
            <text:p>normsandstate</text:p>
          </table:table-cell>
          <table:table-cell office:value-type="string">
            <text:p>](cd)[above of=cd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3]&amp;[.C503]&amp;[.D503]&amp;[.E503]&amp;[.F503]&amp;[.G503]&amp;[.H503]&amp;[.I503]&amp;[.J503]&amp;[.K503]&amp;[.L503]" office:value-type="string" office:string-value="\node[normsandstate](cd)[above of=cdB,node distance=3.5mm]{};">
            <text:p>\node[normsandstate](cd)[above of=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5]" office:value-type="string" office:string-value="normsandstate">
            <text:p>normsandstate</text:p>
          </table:table-cell>
          <table:table-cell office:value-type="string">
            <text:p>](cd-ab)[right of=cdBA]{};</text:p>
          </table:table-cell>
          <table:table-cell table:number-columns-repeated="7" table:style-name="ce110"/>
          <table:table-cell table:style-name="ce127"/>
          <table:table-cell table:style-name="ce94" table:formula="of:=[.B504]&amp;[.C504]&amp;[.D504]&amp;[.E504]&amp;[.F504]&amp;[.G504]&amp;[.H504]&amp;[.I504]&amp;[.J504]&amp;[.K504]&amp;[.L504]" office:value-type="string" office:string-value="\node[normsandstate](cd-ab)[right of=cdBA]{};">
            <text:p>\node[normsandstate](cd-ab)[right of=cd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cddummy)[above of=cd-a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5]&amp;[.C505]&amp;[.D505]&amp;[.E505]&amp;[.F505]&amp;[.G505]&amp;[.H505]&amp;[.I505]&amp;[.J505]&amp;[.K505]&amp;[.L505]" office:value-type="string" office:string-value="\node[dummystate](cddummy)[above of=cd-ab,node distance=3.5mm]{};">
            <text:p>\node[dummystate](cddummy)[above of=cd-a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09]" office:value-type="string" office:string-value="normsandstate">
            <text:p>normsandstate</text:p>
          </table:table-cell>
          <table:table-cell office:value-type="string">
            <text:p>](abcD)[right of=cd-ab,node distance=</text:p>
          </table:table-cell>
          <table:table-cell table:style-name="ce110" table:formula="of:=[4Hilfswerte.F$6]" office:value-type="string" office:string-value="5.25mm">
            <text:p>5.25mm</text:p>
          </table:table-cell>
          <table:table-cell table:style-name="ce110" office:value-type="string">
            <text:p>]{};</text:p>
          </table:table-cell>
          <table:table-cell table:number-columns-repeated="5" table:style-name="ce110"/>
          <table:table-cell table:style-name="ce127"/>
          <table:table-cell table:style-name="ce94" table:formula="of:=[.B506]&amp;[.C506]&amp;[.D506]&amp;[.E506]&amp;[.F506]&amp;[.G506]&amp;[.H506]&amp;[.I506]&amp;[.J506]&amp;[.K506]&amp;[.L506]" office:value-type="string" office:string-value="\node[normsandstate](abcD)[right of=cd-ab,node distance=5.25mm]{};">
            <text:p>\node[normsandstate](abcD)[right of=cd-ab,node distance=5.2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0]" office:value-type="string" office:string-value="normsandstate">
            <text:p>normsandstate</text:p>
          </table:table-cell>
          <table:table-cell office:value-type="string">
            <text:p>](abc)[above of=a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7]&amp;[.C507]&amp;[.D507]&amp;[.E507]&amp;[.F507]&amp;[.G507]&amp;[.H507]&amp;[.I507]&amp;[.J507]&amp;[.K507]&amp;[.L507]" office:value-type="string" office:string-value="\node[normsandstate](abc)[above of=abcD,node distance=3.5mm]{};">
            <text:p>\node[normsandstate](abc)[above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1]" office:value-type="string" office:string-value="normsandstate">
            <text:p>normsandstate</text:p>
          </table:table-cell>
          <table:table-cell office:value-type="string">
            <text:p>](abdC)[right of=a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8]&amp;[.C508]&amp;[.D508]&amp;[.E508]&amp;[.F508]&amp;[.G508]&amp;[.H508]&amp;[.I508]&amp;[.J508]&amp;[.K508]&amp;[.L508]" office:value-type="string" office:string-value="\node[normsandstate](abdC)[right of=abcD,node distance=3.5mm]{};">
            <text:p>\node[normsandstate](abdC)[right of=ab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2]" office:value-type="string" office:string-value="normsandstate">
            <text:p>normsandstate</text:p>
          </table:table-cell>
          <table:table-cell office:value-type="string">
            <text:p>](abd)[above of=abd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09]&amp;[.C509]&amp;[.D509]&amp;[.E509]&amp;[.F509]&amp;[.G509]&amp;[.H509]&amp;[.I509]&amp;[.J509]&amp;[.K509]&amp;[.L509]" office:value-type="string" office:string-value="\node[normsandstate](abd)[above of=abdC,node distance=3.5mm]{};">
            <text:p>\node[normsandstate](abd)[above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3]" office:value-type="string" office:string-value="normsandstate">
            <text:p>normsandstate</text:p>
          </table:table-cell>
          <table:table-cell office:value-type="string">
            <text:p>](acdB)[right of=abd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0]&amp;[.C510]&amp;[.D510]&amp;[.E510]&amp;[.F510]&amp;[.G510]&amp;[.H510]&amp;[.I510]&amp;[.J510]&amp;[.K510]&amp;[.L510]" office:value-type="string" office:string-value="\node[normsandstate](acdB)[right of=abdC,node distance=3.5mm]{};">
            <text:p>\node[normsandstate](acdB)[right of=abd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4]" office:value-type="string" office:string-value="normsandstate">
            <text:p>normsandstate</text:p>
          </table:table-cell>
          <table:table-cell office:value-type="string">
            <text:p>](acd)[above of=acd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1]&amp;[.C511]&amp;[.D511]&amp;[.E511]&amp;[.F511]&amp;[.G511]&amp;[.H511]&amp;[.I511]&amp;[.J511]&amp;[.K511]&amp;[.L511]" office:value-type="string" office:string-value="\node[normsandstate](acd)[above of=acdB,node distance=3.5mm]{};">
            <text:p>\node[normsandstate](acd)[above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5]" office:value-type="string" office:string-value="normsandstate">
            <text:p>normsandstate</text:p>
          </table:table-cell>
          <table:table-cell office:value-type="string">
            <text:p>](bcdA)[right of=acd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2]&amp;[.C512]&amp;[.D512]&amp;[.E512]&amp;[.F512]&amp;[.G512]&amp;[.H512]&amp;[.I512]&amp;[.J512]&amp;[.K512]&amp;[.L512]" office:value-type="string" office:string-value="\node[normsandstate](bcdA)[right of=acdB,node distance=3.5mm]{};">
            <text:p>\node[normsandstate](bcdA)[right of=acdB,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6]" office:value-type="string" office:string-value="normsandstate">
            <text:p>normsandstate</text:p>
          </table:table-cell>
          <table:table-cell office:value-type="string">
            <text:p>](bcd)[above of=bcdA,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3]&amp;[.C513]&amp;[.D513]&amp;[.E513]&amp;[.F513]&amp;[.G513]&amp;[.H513]&amp;[.I513]&amp;[.J513]&amp;[.K513]&amp;[.L513]" office:value-type="string" office:string-value="\node[normsandstate](bcd)[above of=bcdA,node distance=3.5mm]{};">
            <text:p>\node[normsandstate](bcd)[above of=bcd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317]" office:value-type="string" office:string-value="normsandstate">
            <text:p>normsandstate</text:p>
          </table:table-cell>
          <table:table-cell office:value-type="string">
            <text:p>](abcd)[right of=bcdA,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4]&amp;[.C514]&amp;[.D514]&amp;[.E514]&amp;[.F514]&amp;[.G514]&amp;[.H514]&amp;[.I514]&amp;[.J514]&amp;[.K514]&amp;[.L514]" office:value-type="string" office:string-value="\node[normsandstate](abcd)[right of=bcdA,node distance=3.5mm]{};">
            <text:p>\node[normsandstate](abcd)[right of=bcd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cddummy)[above of=abcd,node distance=</text:p>
          </table:table-cell>
          <table:table-cell table:number-columns-repeated="3" table:style-name="ce110"/>
          <table:table-cell table:style-name="ce110" table:formula="of:=[4Hilfswerte.G7]" office:value-type="string" office:string-value="7mm">
            <text:p>7mm</text:p>
          </table:table-cell>
          <table:table-cell table:style-name="ce110"/>
          <table:table-cell table:style-name="ce110" office:value-type="string">
            <text:p>]{};</text:p>
          </table:table-cell>
          <table:table-cell table:style-name="ce110"/>
          <table:table-cell table:style-name="ce127"/>
          <table:table-cell table:style-name="ce94" table:formula="of:=[.B515]&amp;[.C515]&amp;[.D515]&amp;[.E515]&amp;[.F515]&amp;[.G515]&amp;[.H515]&amp;[.I515]&amp;[.J515]&amp;[.K515]&amp;[.L515]" office:value-type="string" office:string-value="\node[dummystate](abcddummy)[above of=abcd,node distance=7mm]{};">
            <text:p>\node[dummystate](abcddummy)[above of=abcd,node distance=7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cdummy)[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6]&amp;[.C516]&amp;[.D516]&amp;[.E516]&amp;[.F516]&amp;[.G516]&amp;[.H516]&amp;[.I516]&amp;[.J516]&amp;[.K516]&amp;[.L516]" office:value-type="string" office:string-value="\node[dummystate](abcdummy)[above of=abc,node distance=3.5mm]{};">
            <text:p>\node[dummystate](abcdummy)[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bddummy)[above of=ab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7]&amp;[.C517]&amp;[.D517]&amp;[.E517]&amp;[.F517]&amp;[.G517]&amp;[.H517]&amp;[.I517]&amp;[.J517]&amp;[.K517]&amp;[.L517]" office:value-type="string" office:string-value="\node[dummystate](abddummy)[above of=abd,node distance=3.5mm]{};">
            <text:p>\node[dummystate](abddummy)[above of=ab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acddummy)[above of=a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8]&amp;[.C518]&amp;[.D518]&amp;[.E518]&amp;[.F518]&amp;[.G518]&amp;[.H518]&amp;[.I518]&amp;[.J518]&amp;[.K518]&amp;[.L518]" office:value-type="string" office:string-value="\node[dummystate](acddummy)[above of=acd,node distance=3.5mm]{};">
            <text:p>\node[dummystate](acddummy)[above of=acd,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office:value-type="string">
            <text:p>dummystate</text:p>
          </table:table-cell>
          <table:table-cell office:value-type="string">
            <text:p>](bcddummy)[above of=bcd,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519]&amp;[.C519]&amp;[.D519]&amp;[.E519]&amp;[.F519]&amp;[.G519]&amp;[.H519]&amp;[.I519]&amp;[.J519]&amp;[.K519]&amp;[.L519]" office:value-type="string" office:string-value="\node[dummystate](bcddummy)[above of=bcd,node distance=3.5mm]{};">
            <text:p>\node[dummystate](bcddummy)[above of=bcd,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sandzweiteordnung.center) <text:s/>edge node[swap]</text:p>
          </table:table-cell>
          <table:table-cell office:value-type="string">
            <text:p>{</text:p>
          </table:table-cell>
          <table:table-cell table:style-name="ce111" table:formula="of:=[.A223]&amp;[.A224]" office:value-type="string" office:string-value="  ">
            <text:p><text:s text:c="2"/></text:p>
          </table:table-cell>
          <table:table-cell office:value-type="string">
            <text:p>}</text:p>
          </table:table-cell>
          <table:table-cell office:value-type="string">
            <text:p>(ab)</text:p>
          </table:table-cell>
          <table:table-cell table:number-columns-repeated="6"/>
          <table:table-cell table:formula="of:=[.B520]&amp;[.C520]&amp;[.D520]&amp;[.E520]&amp;[.F520]&amp;[.G520]&amp;[.H520]&amp;[.I520]&amp;[.J520]&amp;[.K520]&amp;[.L520]" office:value-type="string" office:string-value="\path(sandzweiteordnung.center)  edge node[swap]{  }(ab)">
            <text:p>\path(sandzweiteordnung.center) <text:s/>edge node[swap]{ <text:s/>}(ab)</text:p>
          </table:table-cell>
          <table:table-cell table:number-columns-repeated="243"/>
        </table:table-row>
        <table:table-row table:style-name="ro1">
          <table:table-cell/>
          <table:table-cell office:value-type="string">
            <text:p><text:s text:c="2"/>edge node[yshift=</text:p>
          </table:table-cell>
          <table:table-cell office:value-type="string">
            <text:p>0mm</text:p>
          </table:table-cell>
          <table:table-cell table:style-name="ce111" office:value-type="string">
            <text:p>]</text:p>
          </table:table-cell>
          <table:table-cell office:value-type="string">
            <text:p>{</text:p>
          </table:table-cell>
          <table:table-cell table:formula="of:=[.A223]&amp;[.A225]" office:value-type="string" office:string-value="  ">
            <text:p><text:s text:c="2"/></text:p>
          </table:table-cell>
          <table:table-cell office:value-type="string">
            <text:p>}</text:p>
          </table:table-cell>
          <table:table-cell office:value-type="string">
            <text:p>(ac)</text:p>
          </table:table-cell>
          <table:table-cell table:number-columns-repeated="4"/>
          <table:table-cell table:formula="of:=[.B521]&amp;[.C521]&amp;[.D521]&amp;[.E521]&amp;[.F521]&amp;[.G521]&amp;[.H521]&amp;[.I521]&amp;[.J521]&amp;[.K521]&amp;[.L521]" office:value-type="string" office:string-value="  edge node[yshift=0mm]{  }(ac)">
            <text:p><text:s text:c="2"/>edge node[yshift=0mm]{ <text:s/>}(a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223]&amp;[.A226]" office:value-type="string" office:string-value="  ">
            <text:p><text:s text:c="2"/></text:p>
          </table:table-cell>
          <table:table-cell office:value-type="string">
            <text:p>}</text:p>
          </table:table-cell>
          <table:table-cell office:value-type="string">
            <text:p>(ad)</text:p>
          </table:table-cell>
          <table:table-cell table:number-columns-repeated="6"/>
          <table:table-cell table:formula="of:=[.B522]&amp;[.C522]&amp;[.D522]&amp;[.E522]&amp;[.F522]&amp;[.G522]&amp;[.H522]&amp;[.I522]&amp;[.J522]&amp;[.K522]&amp;[.L522]" office:value-type="string" office:string-value="  edge node{  }(ad)">
            <text:p><text:s text:c="2"/>edge node{ <text:s/>}(ad)</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text:p>
          </table:table-cell>
          <table:table-cell office:value-type="string">
            <text:p>{</text:p>
          </table:table-cell>
          <table:table-cell table:formula="of:=[.A224]&amp;[.A225]" office:value-type="string" office:string-value="  ">
            <text:p><text:s text:c="2"/></text:p>
          </table:table-cell>
          <table:table-cell office:value-type="string">
            <text:p>}</text:p>
          </table:table-cell>
          <table:table-cell office:value-type="string">
            <text:p>(bc)</text:p>
          </table:table-cell>
          <table:table-cell table:number-columns-repeated="4"/>
          <table:table-cell table:formula="of:=[.B523]&amp;[.C523]&amp;[.D523]&amp;[.E523]&amp;[.F523]&amp;[.G523]&amp;[.H523]&amp;[.I523]&amp;[.J523]&amp;[.K523]&amp;[.L523]" office:value-type="string" office:string-value="  edge node[swap,xshift=0mm]{  }(bc)">
            <text:p><text:s text:c="2"/>edge node[swap,xshift=0mm]{ <text:s/>}(bc)</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text:p>
          </table:table-cell>
          <table:table-cell office:value-type="string">
            <text:p>{</text:p>
          </table:table-cell>
          <table:table-cell table:formula="of:=[.A224]&amp;[.A226]" office:value-type="string" office:string-value="  ">
            <text:p><text:s text:c="2"/></text:p>
          </table:table-cell>
          <table:table-cell office:value-type="string">
            <text:p>}</text:p>
          </table:table-cell>
          <table:table-cell office:value-type="string">
            <text:p>(bd)</text:p>
          </table:table-cell>
          <table:table-cell table:number-columns-repeated="4"/>
          <table:table-cell table:formula="of:=[.B524]&amp;[.C524]&amp;[.D524]&amp;[.E524]&amp;[.F524]&amp;[.G524]&amp;[.H524]&amp;[.I524]&amp;[.J524]&amp;[.K524]&amp;[.L524]" office:value-type="string" office:string-value="  edge node[swap,xshift=0mm]{  }(bd)">
            <text:p><text:s text:c="2"/>edge node[swap,xshift=0mm]{ <text:s/>}(bd)</text:p>
          </table:table-cell>
          <table:table-cell table:number-columns-repeated="243"/>
        </table:table-row>
        <table:table-row table:style-name="ro1">
          <table:table-cell/>
          <table:table-cell office:value-type="string">
            <text:p><text:s text:c="2"/>edge node[swap,xshift=</text:p>
          </table:table-cell>
          <table:table-cell office:value-type="string">
            <text:p>0mm</text:p>
          </table:table-cell>
          <table:table-cell table:style-name="ce111" office:value-type="string">
            <text:p>,yshift=</text:p>
          </table:table-cell>
          <table:table-cell office:value-type="string">
            <text:p>0mm</text:p>
          </table:table-cell>
          <table:table-cell office:value-type="string">
            <text:p>]</text:p>
          </table:table-cell>
          <table:table-cell office:value-type="string">
            <text:p>{</text:p>
          </table:table-cell>
          <table:table-cell table:formula="of:=[.A225]&amp;[.A226]" office:value-type="string" office:string-value="  ">
            <text:p><text:s text:c="2"/></text:p>
          </table:table-cell>
          <table:table-cell office:value-type="string">
            <text:p>}</text:p>
          </table:table-cell>
          <table:table-cell office:value-type="string">
            <text:p>(cd)</text:p>
          </table:table-cell>
          <table:table-cell table:number-columns-repeated="2"/>
          <table:table-cell table:formula="of:=[.B525]&amp;[.C525]&amp;[.D525]&amp;[.E525]&amp;[.F525]&amp;[.G525]&amp;[.H525]&amp;[.I525]&amp;[.J525]&amp;[.K525]&amp;[.L525]" office:value-type="string" office:string-value="  edge node[swap,xshift=0mm,yshift=0mm]{  }(cd)">
            <text:p><text:s text:c="2"/>edge node[swap,xshift=0mm,yshift=0mm]{ <text:s/>}(cd)</text:p>
          </table:table-cell>
          <table:table-cell table:number-columns-repeated="243"/>
        </table:table-row>
        <table:table-row table:style-name="ro1">
          <table:table-cell/>
          <table:table-cell office:value-type="string">
            <text:p><text:s/>edge[-](abcddummy.center)</text:p>
          </table:table-cell>
          <table:table-cell/>
          <table:table-cell table:style-name="ce111"/>
          <table:table-cell table:number-columns-repeated="8"/>
          <table:table-cell table:formula="of:=[.B526]&amp;[.C526]&amp;[.D526]&amp;[.E526]&amp;[.F526]&amp;[.G526]&amp;[.H526]&amp;[.I526]&amp;[.J526]&amp;[.K526]&amp;[.L526]" office:value-type="string" office:string-value=" edge[-](abcddummy.center)">
            <text:p><text:s/>edge[-](abcddummy.center)</text:p>
          </table:table-cell>
          <table:table-cell table:number-columns-repeated="243"/>
        </table:table-row>
        <table:table-row table:style-name="ro1">
          <table:table-cell/>
          <table:table-cell office:value-type="string">
            <text:p><text:s/>edge[-](abcdummy.center)</text:p>
          </table:table-cell>
          <table:table-cell/>
          <table:table-cell table:style-name="ce111"/>
          <table:table-cell table:number-columns-repeated="8"/>
          <table:table-cell table:formula="of:=[.B527]&amp;[.C527]&amp;[.D527]&amp;[.E527]&amp;[.F527]&amp;[.G527]&amp;[.H527]&amp;[.I527]&amp;[.J527]&amp;[.K527]&amp;[.L527]" office:value-type="string" office:string-value=" edge[-](abcdummy.center)">
            <text:p><text:s/>edge[-](abcdummy.center)</text:p>
          </table:table-cell>
          <table:table-cell table:number-columns-repeated="243"/>
        </table:table-row>
        <table:table-row table:style-name="ro1">
          <table:table-cell/>
          <table:table-cell office:value-type="string">
            <text:p><text:s/>edge[-](abddummy.center)</text:p>
          </table:table-cell>
          <table:table-cell/>
          <table:table-cell table:style-name="ce111"/>
          <table:table-cell table:number-columns-repeated="8"/>
          <table:table-cell table:formula="of:=[.B528]&amp;[.C528]&amp;[.D528]&amp;[.E528]&amp;[.F528]&amp;[.G528]&amp;[.H528]&amp;[.I528]&amp;[.J528]&amp;[.K528]&amp;[.L528]" office:value-type="string" office:string-value=" edge[-](abddummy.center)">
            <text:p><text:s/>edge[-](abddummy.center)</text:p>
          </table:table-cell>
          <table:table-cell table:number-columns-repeated="243"/>
        </table:table-row>
        <table:table-row table:style-name="ro1">
          <table:table-cell/>
          <table:table-cell office:value-type="string">
            <text:p><text:s/>edge[-](acddummy.center)</text:p>
          </table:table-cell>
          <table:table-cell/>
          <table:table-cell table:style-name="ce111"/>
          <table:table-cell table:number-columns-repeated="8"/>
          <table:table-cell table:formula="of:=[.B529]&amp;[.C529]&amp;[.D529]&amp;[.E529]&amp;[.F529]&amp;[.G529]&amp;[.H529]&amp;[.I529]&amp;[.J529]&amp;[.K529]&amp;[.L529]" office:value-type="string" office:string-value=" edge[-](acddummy.center)">
            <text:p><text:s/>edge[-](acddummy.center)</text:p>
          </table:table-cell>
          <table:table-cell table:number-columns-repeated="243"/>
        </table:table-row>
        <table:table-row table:style-name="ro1">
          <table:table-cell/>
          <table:table-cell office:value-type="string">
            <text:p><text:s/>edge[-](bcddummy.center)</text:p>
          </table:table-cell>
          <table:table-cell/>
          <table:table-cell table:style-name="ce111"/>
          <table:table-cell table:number-columns-repeated="8"/>
          <table:table-cell table:formula="of:=[.B530]&amp;[.C530]&amp;[.D530]&amp;[.E530]&amp;[.F530]&amp;[.G530]&amp;[.H530]&amp;[.I530]&amp;[.J530]&amp;[.K530]&amp;[.L530]" office:value-type="string" office:string-value=" edge[-](bcddummy.center)">
            <text:p><text:s/>edge[-](bcddummy.center)</text:p>
          </table:table-cell>
          <table:table-cell table:number-columns-repeated="243"/>
        </table:table-row>
        <table:table-row table:style-name="ro1">
          <table:table-cell/>
          <table:table-cell office:value-type="string">
            <text:p>(abcddummy.center) <text:s/>edge node</text:p>
          </table:table-cell>
          <table:table-cell office:value-type="string">
            <text:p>{</text:p>
          </table:table-cell>
          <table:table-cell table:style-name="ce111" table:formula="of:=[.A223]&amp;[.A224]&amp;[.A225]&amp;[.A226]" office:value-type="string" office:string-value="    ">
            <text:p><text:s text:c="4"/></text:p>
          </table:table-cell>
          <table:table-cell office:value-type="string">
            <text:p>}</text:p>
          </table:table-cell>
          <table:table-cell office:value-type="string">
            <text:p>(abcd)</text:p>
          </table:table-cell>
          <table:table-cell table:number-columns-repeated="6"/>
          <table:table-cell table:formula="of:=[.B531]&amp;[.C531]&amp;[.D531]&amp;[.E531]&amp;[.F531]&amp;[.G531]&amp;[.H531]&amp;[.I531]&amp;[.J531]&amp;[.K531]&amp;[.L531]" office:value-type="string" office:string-value="(abcddummy.center)  edge node{    }(abcd)">
            <text:p>(abcddummy.center) <text:s/>edge node{ <text:s text:c="3"/>}(abcd)</text:p>
          </table:table-cell>
          <table:table-cell table:number-columns-repeated="243"/>
        </table:table-row>
        <table:table-row table:style-name="ro1">
          <table:table-cell/>
          <table:table-cell office:value-type="string">
            <text:p>(abcdummy.center) <text:s/>edge node</text:p>
          </table:table-cell>
          <table:table-cell office:value-type="string">
            <text:p>{</text:p>
          </table:table-cell>
          <table:table-cell table:style-name="ce111" table:formula="of:=[.A223]&amp;[.A224]&amp;[.A225]" office:value-type="string" office:string-value="   ">
            <text:p><text:s text:c="3"/></text:p>
          </table:table-cell>
          <table:table-cell office:value-type="string">
            <text:p>}</text:p>
          </table:table-cell>
          <table:table-cell office:value-type="string">
            <text:p>(abc)</text:p>
          </table:table-cell>
          <table:table-cell table:number-columns-repeated="6"/>
          <table:table-cell table:formula="of:=[.B532]&amp;[.C532]&amp;[.D532]&amp;[.E532]&amp;[.F532]&amp;[.G532]&amp;[.H532]&amp;[.I532]&amp;[.J532]&amp;[.K532]&amp;[.L532]" office:value-type="string" office:string-value="(abcdummy.center)  edge node{   }(abc)">
            <text:p>(abcdummy.center) <text:s/>edge node{ <text:s text:c="2"/>}(abc)</text:p>
          </table:table-cell>
          <table:table-cell table:number-columns-repeated="243"/>
        </table:table-row>
        <table:table-row table:style-name="ro1">
          <table:table-cell/>
          <table:table-cell office:value-type="string">
            <text:p>(abddummy.center) <text:s/>edge node</text:p>
          </table:table-cell>
          <table:table-cell office:value-type="string">
            <text:p>{</text:p>
          </table:table-cell>
          <table:table-cell table:style-name="ce111" table:formula="of:=[.A223]&amp;[.A224]&amp;[.A226]" office:value-type="string" office:string-value="   ">
            <text:p><text:s text:c="3"/></text:p>
          </table:table-cell>
          <table:table-cell office:value-type="string">
            <text:p>}</text:p>
          </table:table-cell>
          <table:table-cell office:value-type="string">
            <text:p>(abd)</text:p>
          </table:table-cell>
          <table:table-cell table:number-columns-repeated="6"/>
          <table:table-cell table:formula="of:=[.B533]&amp;[.C533]&amp;[.D533]&amp;[.E533]&amp;[.F533]&amp;[.G533]&amp;[.H533]&amp;[.I533]&amp;[.J533]&amp;[.K533]&amp;[.L533]" office:value-type="string" office:string-value="(abddummy.center)  edge node{   }(abd)">
            <text:p>(abddummy.center) <text:s/>edge node{ <text:s text:c="2"/>}(abd)</text:p>
          </table:table-cell>
          <table:table-cell table:number-columns-repeated="243"/>
        </table:table-row>
        <table:table-row table:style-name="ro1">
          <table:table-cell/>
          <table:table-cell office:value-type="string">
            <text:p>(acddummy.center) <text:s/>edge node</text:p>
          </table:table-cell>
          <table:table-cell office:value-type="string">
            <text:p>{</text:p>
          </table:table-cell>
          <table:table-cell table:style-name="ce111" table:formula="of:=[.A223]&amp;[.A225]&amp;[.A226]" office:value-type="string" office:string-value="   ">
            <text:p><text:s text:c="3"/></text:p>
          </table:table-cell>
          <table:table-cell office:value-type="string">
            <text:p>}</text:p>
          </table:table-cell>
          <table:table-cell office:value-type="string">
            <text:p>(acd)</text:p>
          </table:table-cell>
          <table:table-cell table:number-columns-repeated="6"/>
          <table:table-cell table:formula="of:=[.B534]&amp;[.C534]&amp;[.D534]&amp;[.E534]&amp;[.F534]&amp;[.G534]&amp;[.H534]&amp;[.I534]&amp;[.J534]&amp;[.K534]&amp;[.L534]" office:value-type="string" office:string-value="(acddummy.center)  edge node{   }(acd)">
            <text:p>(acddummy.center) <text:s/>edge node{ <text:s text:c="2"/>}(acd)</text:p>
          </table:table-cell>
          <table:table-cell table:number-columns-repeated="243"/>
        </table:table-row>
        <table:table-row table:style-name="ro1">
          <table:table-cell/>
          <table:table-cell office:value-type="string">
            <text:p>(bcddummy.center) <text:s/>edge node</text:p>
          </table:table-cell>
          <table:table-cell office:value-type="string">
            <text:p>{</text:p>
          </table:table-cell>
          <table:table-cell table:style-name="ce111" table:formula="of:=[.A224]&amp;[.A225]&amp;[.A226]" office:value-type="string" office:string-value="   ">
            <text:p><text:s text:c="3"/></text:p>
          </table:table-cell>
          <table:table-cell office:value-type="string">
            <text:p>}</text:p>
          </table:table-cell>
          <table:table-cell office:value-type="string">
            <text:p>(bcd)</text:p>
          </table:table-cell>
          <table:table-cell table:number-columns-repeated="6"/>
          <table:table-cell table:formula="of:=[.B535]&amp;[.C535]&amp;[.D535]&amp;[.E535]&amp;[.F535]&amp;[.G535]&amp;[.H535]&amp;[.I535]&amp;[.J535]&amp;[.K535]&amp;[.L535]" office:value-type="string" office:string-value="(bcddummy.center)  edge node{   }(bcd)">
            <text:p>(bcddummy.center) <text:s/>edge node{ <text:s text:c="2"/>}(bcd)</text:p>
          </table:table-cell>
          <table:table-cell table:number-columns-repeated="243"/>
        </table:table-row>
        <table:table-row table:style-name="ro1">
          <table:table-cell/>
          <table:table-cell office:value-type="string">
            <text:p>(abc)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D)</text:p>
          </table:table-cell>
          <table:table-cell table:number-columns-repeated="6"/>
          <table:table-cell table:formula="of:=[.B536]&amp;[.C536]&amp;[.D536]&amp;[.E536]&amp;[.F536]&amp;[.G536]&amp;[.H536]&amp;[.I536]&amp;[.J536]&amp;[.K536]&amp;[.L536]" office:value-type="string" office:string-value="(abc)  edge node{ }(abcD)">
            <text:p>(abc) <text:s/>edge node{ }(abcD)</text:p>
          </table:table-cell>
          <table:table-cell table:number-columns-repeated="243"/>
        </table:table-row>
        <table:table-row table:style-name="ro1">
          <table:table-cell/>
          <table:table-cell office:value-type="string">
            <text:p>(abd)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dC)</text:p>
          </table:table-cell>
          <table:table-cell table:number-columns-repeated="6"/>
          <table:table-cell table:formula="of:=[.B537]&amp;[.C537]&amp;[.D537]&amp;[.E537]&amp;[.F537]&amp;[.G537]&amp;[.H537]&amp;[.I537]&amp;[.J537]&amp;[.K537]&amp;[.L537]" office:value-type="string" office:string-value="(abd)  edge node{ }(abdC)">
            <text:p>(abd) <text:s/>edge node{ }(abdC)</text:p>
          </table:table-cell>
          <table:table-cell table:number-columns-repeated="243"/>
        </table:table-row>
        <table:table-row table:style-name="ro1">
          <table:table-cell/>
          <table:table-cell office:value-type="string">
            <text:p>(acd)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dB)</text:p>
          </table:table-cell>
          <table:table-cell table:number-columns-repeated="6"/>
          <table:table-cell table:formula="of:=[.B538]&amp;[.C538]&amp;[.D538]&amp;[.E538]&amp;[.F538]&amp;[.G538]&amp;[.H538]&amp;[.I538]&amp;[.J538]&amp;[.K538]&amp;[.L538]" office:value-type="string" office:string-value="(acd)  edge node{ }(acdB)">
            <text:p>(acd) <text:s/>edge node{ }(acdB)</text:p>
          </table:table-cell>
          <table:table-cell table:number-columns-repeated="243"/>
        </table:table-row>
        <table:table-row table:style-name="ro1">
          <table:table-cell/>
          <table:table-cell office:value-type="string">
            <text:p>(bcd) <text:s/>edge node</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dA)</text:p>
          </table:table-cell>
          <table:table-cell table:number-columns-repeated="6"/>
          <table:table-cell table:formula="of:=[.B539]&amp;[.C539]&amp;[.D539]&amp;[.E539]&amp;[.F539]&amp;[.G539]&amp;[.H539]&amp;[.I539]&amp;[.J539]&amp;[.K539]&amp;[.L539]" office:value-type="string" office:string-value="(bcd)  edge node{ }(bcdA)">
            <text:p>(bcd) <text:s/>edge node{ }(bcdA)</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C)</text:p>
          </table:table-cell>
          <table:table-cell table:number-columns-repeated="6"/>
          <table:table-cell table:formula="of:=[.B540]&amp;[.C540]&amp;[.D540]&amp;[.E540]&amp;[.F540]&amp;[.G540]&amp;[.H540]&amp;[.I540]&amp;[.J540]&amp;[.K540]&amp;[.L540]" office:value-type="string" office:string-value="(ab)  edge node[swap]{ }(abC)">
            <text:p>(ab) <text:s/>edge node[swap]{ }(abC)</text:p>
          </table:table-cell>
          <table:table-cell table:number-columns-repeated="243"/>
        </table:table-row>
        <table:table-row table:style-name="ro1">
          <table:table-cell/>
          <table:table-cell office:value-type="string">
            <text:p>(ab)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D)</text:p>
          </table:table-cell>
          <table:table-cell table:number-columns-repeated="6"/>
          <table:table-cell table:formula="of:=[.B541]&amp;[.C541]&amp;[.D541]&amp;[.E541]&amp;[.F541]&amp;[.G541]&amp;[.H541]&amp;[.I541]&amp;[.J541]&amp;[.K541]&amp;[.L541]" office:value-type="string" office:string-value="(ab)  edge node{ }(abD)">
            <text:p>(ab) <text:s/>edge node{ }(abD)</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B)</text:p>
          </table:table-cell>
          <table:table-cell table:number-columns-repeated="6"/>
          <table:table-cell table:formula="of:=[.B542]&amp;[.C542]&amp;[.D542]&amp;[.E542]&amp;[.F542]&amp;[.G542]&amp;[.H542]&amp;[.I542]&amp;[.J542]&amp;[.K542]&amp;[.L542]" office:value-type="string" office:string-value="(ac)  edge node[swap]{ }(acB)">
            <text:p>(ac) <text:s/>edge node[swap]{ }(acB)</text:p>
          </table:table-cell>
          <table:table-cell table:number-columns-repeated="243"/>
        </table:table-row>
        <table:table-row table:style-name="ro1">
          <table:table-cell/>
          <table:table-cell office:value-type="string">
            <text:p>(ac)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cD)</text:p>
          </table:table-cell>
          <table:table-cell table:number-columns-repeated="6"/>
          <table:table-cell table:formula="of:=[.B543]&amp;[.C543]&amp;[.D543]&amp;[.E543]&amp;[.F543]&amp;[.G543]&amp;[.H543]&amp;[.I543]&amp;[.J543]&amp;[.K543]&amp;[.L543]" office:value-type="string" office:string-value="(ac)  edge node{ }(acD)">
            <text:p>(ac) <text:s/>edge node{ }(acD)</text:p>
          </table:table-cell>
          <table:table-cell table:number-columns-repeated="243"/>
        </table:table-row>
        <table:table-row table:style-name="ro1">
          <table:table-cell/>
          <table:table-cell office:value-type="string">
            <text:p>(ad) <text:s/>edge node[swap]</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dB)</text:p>
          </table:table-cell>
          <table:table-cell table:number-columns-repeated="6"/>
          <table:table-cell table:formula="of:=[.B544]&amp;[.C544]&amp;[.D544]&amp;[.E544]&amp;[.F544]&amp;[.G544]&amp;[.H544]&amp;[.I544]&amp;[.J544]&amp;[.K544]&amp;[.L544]" office:value-type="string" office:string-value="(ad)  edge node[swap]{ }(adB)">
            <text:p>(ad) <text:s/>edge node[swap]{ }(adB)</text:p>
          </table:table-cell>
          <table:table-cell table:number-columns-repeated="243"/>
        </table:table-row>
        <table:table-row table:style-name="ro1">
          <table:table-cell/>
          <table:table-cell office:value-type="string">
            <text:p>(ad)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dC)</text:p>
          </table:table-cell>
          <table:table-cell table:number-columns-repeated="6"/>
          <table:table-cell table:formula="of:=[.B545]&amp;[.C545]&amp;[.D545]&amp;[.E545]&amp;[.F545]&amp;[.G545]&amp;[.H545]&amp;[.I545]&amp;[.J545]&amp;[.K545]&amp;[.L545]" office:value-type="string" office:string-value="(ad)  edge node{ }(adC)">
            <text:p>(ad) <text:s/>edge node{ }(adC)</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A)</text:p>
          </table:table-cell>
          <table:table-cell table:number-columns-repeated="6"/>
          <table:table-cell table:formula="of:=[.B546]&amp;[.C546]&amp;[.D546]&amp;[.E546]&amp;[.F546]&amp;[.G546]&amp;[.H546]&amp;[.I546]&amp;[.J546]&amp;[.K546]&amp;[.L546]" office:value-type="string" office:string-value="(bc)  edge node[swap]{ }(bcA)">
            <text:p>(bc) <text:s/>edge node[swap]{ }(bcA)</text:p>
          </table:table-cell>
          <table:table-cell table:number-columns-repeated="243"/>
        </table:table-row>
        <table:table-row table:style-name="ro1">
          <table:table-cell/>
          <table:table-cell office:value-type="string">
            <text:p>(bc)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cD)</text:p>
          </table:table-cell>
          <table:table-cell table:number-columns-repeated="6"/>
          <table:table-cell table:formula="of:=[.B547]&amp;[.C547]&amp;[.D547]&amp;[.E547]&amp;[.F547]&amp;[.G547]&amp;[.H547]&amp;[.I547]&amp;[.J547]&amp;[.K547]&amp;[.L547]" office:value-type="string" office:string-value="(bc)  edge node{ }(bcD)">
            <text:p>(bc) <text:s/>edge node{ }(bcD)</text:p>
          </table:table-cell>
          <table:table-cell table:number-columns-repeated="243"/>
        </table:table-row>
        <table:table-row table:style-name="ro1">
          <table:table-cell/>
          <table:table-cell office:value-type="string">
            <text:p>(bd)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dA)</text:p>
          </table:table-cell>
          <table:table-cell table:number-columns-repeated="6"/>
          <table:table-cell table:formula="of:=[.B548]&amp;[.C548]&amp;[.D548]&amp;[.E548]&amp;[.F548]&amp;[.G548]&amp;[.H548]&amp;[.I548]&amp;[.J548]&amp;[.K548]&amp;[.L548]" office:value-type="string" office:string-value="(bd)  edge node[swap]{ }(bdA)">
            <text:p>(bd) <text:s/>edge node[swap]{ }(bdA)</text:p>
          </table:table-cell>
          <table:table-cell table:number-columns-repeated="243"/>
        </table:table-row>
        <table:table-row table:style-name="ro1">
          <table:table-cell/>
          <table:table-cell office:value-type="string">
            <text:p>(bd)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dC)</text:p>
          </table:table-cell>
          <table:table-cell table:number-columns-repeated="6"/>
          <table:table-cell table:formula="of:=[.B549]&amp;[.C549]&amp;[.D549]&amp;[.E549]&amp;[.F549]&amp;[.G549]&amp;[.H549]&amp;[.I549]&amp;[.J549]&amp;[.K549]&amp;[.L549]" office:value-type="string" office:string-value="(bd)  edge node{ }(bdC)">
            <text:p>(bd) <text:s/>edge node{ }(bdC)</text:p>
          </table:table-cell>
          <table:table-cell table:number-columns-repeated="243"/>
        </table:table-row>
        <table:table-row table:style-name="ro1">
          <table:table-cell/>
          <table:table-cell office:value-type="string">
            <text:p>(cd) <text:s/>edge node[swap]</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dA)</text:p>
          </table:table-cell>
          <table:table-cell table:number-columns-repeated="6"/>
          <table:table-cell table:formula="of:=[.B550]&amp;[.C550]&amp;[.D550]&amp;[.E550]&amp;[.F550]&amp;[.G550]&amp;[.H550]&amp;[.I550]&amp;[.J550]&amp;[.K550]&amp;[.L550]" office:value-type="string" office:string-value="(cd)  edge node[swap]{ }(cdA)">
            <text:p>(cd) <text:s/>edge node[swap]{ }(cdA)</text:p>
          </table:table-cell>
          <table:table-cell table:number-columns-repeated="243"/>
        </table:table-row>
        <table:table-row table:style-name="ro1">
          <table:table-cell/>
          <table:table-cell office:value-type="string">
            <text:p>(cd)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dB)</text:p>
          </table:table-cell>
          <table:table-cell table:number-columns-repeated="6"/>
          <table:table-cell table:formula="of:=[.B551]&amp;[.C551]&amp;[.D551]&amp;[.E551]&amp;[.F551]&amp;[.G551]&amp;[.H551]&amp;[.I551]&amp;[.J551]&amp;[.K551]&amp;[.L551]" office:value-type="string" office:string-value="(cd)  edge node{ }(cdB)">
            <text:p>(cd) <text:s/>edge node{ }(cdB)</text:p>
          </table:table-cell>
          <table:table-cell table:number-columns-repeated="243"/>
        </table:table-row>
        <table:table-row table:style-name="ro1">
          <table:table-cell/>
          <table:table-cell office:value-type="string">
            <text:p>(abC)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bCD)</text:p>
          </table:table-cell>
          <table:table-cell table:number-columns-repeated="6"/>
          <table:table-cell table:formula="of:=[.B552]&amp;[.C552]&amp;[.D552]&amp;[.E552]&amp;[.F552]&amp;[.G552]&amp;[.H552]&amp;[.I552]&amp;[.J552]&amp;[.K552]&amp;[.L552]" office:value-type="string" office:string-value="(abC)  edge node{ }(abCD)">
            <text:p>(abC) <text:s/>edge node{ }(abCD)</text:p>
          </table:table-cell>
          <table:table-cell table:number-columns-repeated="243"/>
        </table:table-row>
        <table:table-row table:style-name="ro1">
          <table:table-cell/>
          <table:table-cell office:value-type="string">
            <text:p>(abD)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bDC)</text:p>
          </table:table-cell>
          <table:table-cell table:number-columns-repeated="6"/>
          <table:table-cell table:formula="of:=[.B553]&amp;[.C553]&amp;[.D553]&amp;[.E553]&amp;[.F553]&amp;[.G553]&amp;[.H553]&amp;[.I553]&amp;[.J553]&amp;[.K553]&amp;[.L553]" office:value-type="string" office:string-value="(abD)  edge node{ }(abDC)">
            <text:p>(abD) <text:s/>edge node{ }(abDC)</text:p>
          </table:table-cell>
          <table:table-cell table:number-columns-repeated="243"/>
        </table:table-row>
        <table:table-row table:style-name="ro1">
          <table:table-cell/>
          <table:table-cell office:value-type="string">
            <text:p>(acB)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acBD)</text:p>
          </table:table-cell>
          <table:table-cell table:number-columns-repeated="6"/>
          <table:table-cell table:formula="of:=[.B554]&amp;[.C554]&amp;[.D554]&amp;[.E554]&amp;[.F554]&amp;[.G554]&amp;[.H554]&amp;[.I554]&amp;[.J554]&amp;[.K554]&amp;[.L554]" office:value-type="string" office:string-value="(acB)  edge node{ }(acBD)">
            <text:p>(acB) <text:s/>edge node{ }(acBD)</text:p>
          </table:table-cell>
          <table:table-cell table:number-columns-repeated="243"/>
        </table:table-row>
        <table:table-row table:style-name="ro1">
          <table:table-cell/>
          <table:table-cell office:value-type="string">
            <text:p>(acD)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cDB)</text:p>
          </table:table-cell>
          <table:table-cell table:number-columns-repeated="6"/>
          <table:table-cell table:formula="of:=[.B555]&amp;[.C555]&amp;[.D555]&amp;[.E555]&amp;[.F555]&amp;[.G555]&amp;[.H555]&amp;[.I555]&amp;[.J555]&amp;[.K555]&amp;[.L555]" office:value-type="string" office:string-value="(acD)  edge node{ }(acDB)">
            <text:p>(acD) <text:s/>edge node{ }(acDB)</text:p>
          </table:table-cell>
          <table:table-cell table:number-columns-repeated="243"/>
        </table:table-row>
        <table:table-row table:style-name="ro1">
          <table:table-cell/>
          <table:table-cell office:value-type="string">
            <text:p>(adB)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adBC)</text:p>
          </table:table-cell>
          <table:table-cell table:number-columns-repeated="6"/>
          <table:table-cell table:formula="of:=[.B556]&amp;[.C556]&amp;[.D556]&amp;[.E556]&amp;[.F556]&amp;[.G556]&amp;[.H556]&amp;[.I556]&amp;[.J556]&amp;[.K556]&amp;[.L556]" office:value-type="string" office:string-value="(adB)  edge node{ }(adBC)">
            <text:p>(adB) <text:s/>edge node{ }(adBC)</text:p>
          </table:table-cell>
          <table:table-cell table:number-columns-repeated="243"/>
        </table:table-row>
        <table:table-row table:style-name="ro1">
          <table:table-cell/>
          <table:table-cell office:value-type="string">
            <text:p>(adC)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adCB)</text:p>
          </table:table-cell>
          <table:table-cell table:number-columns-repeated="6"/>
          <table:table-cell table:formula="of:=[.B557]&amp;[.C557]&amp;[.D557]&amp;[.E557]&amp;[.F557]&amp;[.G557]&amp;[.H557]&amp;[.I557]&amp;[.J557]&amp;[.K557]&amp;[.L557]" office:value-type="string" office:string-value="(adC)  edge node{ }(adCB)">
            <text:p>(adC) <text:s/>edge node{ }(adCB)</text:p>
          </table:table-cell>
          <table:table-cell table:number-columns-repeated="243"/>
        </table:table-row>
        <table:table-row table:style-name="ro1">
          <table:table-cell/>
          <table:table-cell office:value-type="string">
            <text:p>(bcA) <text:s/>edge node</text:p>
          </table:table-cell>
          <table:table-cell office:value-type="string">
            <text:p>{</text:p>
          </table:table-cell>
          <table:table-cell table:style-name="ce111" table:formula="of:=[.A226]" office:value-type="string" office:string-value=" ">
            <text:p><text:s/></text:p>
          </table:table-cell>
          <table:table-cell office:value-type="string">
            <text:p>}</text:p>
          </table:table-cell>
          <table:table-cell office:value-type="string">
            <text:p>(bcAD)</text:p>
          </table:table-cell>
          <table:table-cell table:number-columns-repeated="6"/>
          <table:table-cell table:formula="of:=[.B558]&amp;[.C558]&amp;[.D558]&amp;[.E558]&amp;[.F558]&amp;[.G558]&amp;[.H558]&amp;[.I558]&amp;[.J558]&amp;[.K558]&amp;[.L558]" office:value-type="string" office:string-value="(bcA)  edge node{ }(bcAD)">
            <text:p>(bcA) <text:s/>edge node{ }(bcAD)</text:p>
          </table:table-cell>
          <table:table-cell table:number-columns-repeated="243"/>
        </table:table-row>
        <table:table-row table:style-name="ro1">
          <table:table-cell/>
          <table:table-cell office:value-type="string">
            <text:p>(bcD) <text:s/>edge node</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cDA)</text:p>
          </table:table-cell>
          <table:table-cell table:number-columns-repeated="6"/>
          <table:table-cell table:formula="of:=[.B559]&amp;[.C559]&amp;[.D559]&amp;[.E559]&amp;[.F559]&amp;[.G559]&amp;[.H559]&amp;[.I559]&amp;[.J559]&amp;[.K559]&amp;[.L559]" office:value-type="string" office:string-value="(bcD)  edge node{ }(bcDA)">
            <text:p>(bcD) <text:s/>edge node{ }(bcDA)</text:p>
          </table:table-cell>
          <table:table-cell table:number-columns-repeated="243"/>
        </table:table-row>
        <table:table-row table:style-name="ro1">
          <table:table-cell/>
          <table:table-cell office:value-type="string">
            <text:p>(bdA) <text:s/>edge node</text:p>
          </table:table-cell>
          <table:table-cell office:value-type="string">
            <text:p>{</text:p>
          </table:table-cell>
          <table:table-cell table:style-name="ce111" table:formula="of:=[.A225]" office:value-type="string" office:string-value=" ">
            <text:p><text:s/></text:p>
          </table:table-cell>
          <table:table-cell office:value-type="string">
            <text:p>}</text:p>
          </table:table-cell>
          <table:table-cell office:value-type="string">
            <text:p>(bdAC)</text:p>
          </table:table-cell>
          <table:table-cell table:number-columns-repeated="6"/>
          <table:table-cell table:formula="of:=[.B560]&amp;[.C560]&amp;[.D560]&amp;[.E560]&amp;[.F560]&amp;[.G560]&amp;[.H560]&amp;[.I560]&amp;[.J560]&amp;[.K560]&amp;[.L560]" office:value-type="string" office:string-value="(bdA)  edge node{ }(bdAC)">
            <text:p>(bdA) <text:s/>edge node{ }(bdAC)</text:p>
          </table:table-cell>
          <table:table-cell table:number-columns-repeated="243"/>
        </table:table-row>
        <table:table-row table:style-name="ro1">
          <table:table-cell/>
          <table:table-cell office:value-type="string">
            <text:p>(bdC) <text:s/>edge node</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bdCA)</text:p>
          </table:table-cell>
          <table:table-cell table:number-columns-repeated="6"/>
          <table:table-cell table:formula="of:=[.B561]&amp;[.C561]&amp;[.D561]&amp;[.E561]&amp;[.F561]&amp;[.G561]&amp;[.H561]&amp;[.I561]&amp;[.J561]&amp;[.K561]&amp;[.L561]" office:value-type="string" office:string-value="(bdC)  edge node{ }(bdCA)">
            <text:p>(bdC) <text:s/>edge node{ }(bdCA)</text:p>
          </table:table-cell>
          <table:table-cell table:number-columns-repeated="243"/>
        </table:table-row>
        <table:table-row table:style-name="ro1">
          <table:table-cell/>
          <table:table-cell office:value-type="string">
            <text:p>(cdA) <text:s/>edge node</text:p>
          </table:table-cell>
          <table:table-cell office:value-type="string">
            <text:p>{</text:p>
          </table:table-cell>
          <table:table-cell table:style-name="ce111" table:formula="of:=[.A224]" office:value-type="string" office:string-value=" ">
            <text:p><text:s/></text:p>
          </table:table-cell>
          <table:table-cell office:value-type="string">
            <text:p>}</text:p>
          </table:table-cell>
          <table:table-cell office:value-type="string">
            <text:p>(cdAB)</text:p>
          </table:table-cell>
          <table:table-cell table:number-columns-repeated="6"/>
          <table:table-cell table:formula="of:=[.B562]&amp;[.C562]&amp;[.D562]&amp;[.E562]&amp;[.F562]&amp;[.G562]&amp;[.H562]&amp;[.I562]&amp;[.J562]&amp;[.K562]&amp;[.L562]" office:value-type="string" office:string-value="(cdA)  edge node{ }(cdAB)">
            <text:p>(cdA) <text:s/>edge node{ }(cdAB)</text:p>
          </table:table-cell>
          <table:table-cell table:number-columns-repeated="243"/>
        </table:table-row>
        <table:table-row table:style-name="ro1">
          <table:table-cell/>
          <table:table-cell office:value-type="string">
            <text:p>(cdB) <text:s/>edge node</text:p>
          </table:table-cell>
          <table:table-cell office:value-type="string">
            <text:p>{</text:p>
          </table:table-cell>
          <table:table-cell table:style-name="ce111" table:formula="of:=[.A223]" office:value-type="string" office:string-value=" ">
            <text:p><text:s/></text:p>
          </table:table-cell>
          <table:table-cell office:value-type="string">
            <text:p>}</text:p>
          </table:table-cell>
          <table:table-cell office:value-type="string">
            <text:p>(cdBA)</text:p>
          </table:table-cell>
          <table:table-cell table:number-columns-repeated="6"/>
          <table:table-cell table:formula="of:=[.B563]&amp;[.C563]&amp;[.D563]&amp;[.E563]&amp;[.F563]&amp;[.G563]&amp;[.H563]&amp;[.I563]&amp;[.J563]&amp;[.K563]&amp;[.L563]" office:value-type="string" office:string-value="(cdB)  edge node{ }(cdBA)">
            <text:p>(cdB) <text:s/>edge node{ }(cdBA)</text:p>
          </table:table-cell>
          <table:table-cell table:number-columns-repeated="243"/>
        </table:table-row>
        <table:table-row table:style-name="ro1">
          <table:table-cell/>
          <table:table-cell office:value-type="string">
            <text:p>(ab) edge[-]node</text:p>
          </table:table-cell>
          <table:table-cell office:value-type="string">
            <text:p>{</text:p>
          </table:table-cell>
          <table:table-cell table:style-name="ce111" office:value-type="string">
            <text:p>}</text:p>
          </table:table-cell>
          <table:table-cell/>
          <table:table-cell office:value-type="string">
            <text:p>(abdummy.center)</text:p>
          </table:table-cell>
          <table:table-cell table:number-columns-repeated="6"/>
          <table:table-cell table:formula="of:=[.B564]&amp;[.C564]&amp;[.D564]&amp;[.E564]&amp;[.F564]&amp;[.G564]&amp;[.H564]&amp;[.I564]&amp;[.J564]&amp;[.K564]&amp;[.L564]" office:value-type="string" office:string-value="(ab) edge[-]node{}(abdummy.center)">
            <text:p>(ab) edge[-]node{}(abdummy.center)</text:p>
          </table:table-cell>
          <table:table-cell table:number-columns-repeated="243"/>
        </table:table-row>
        <table:table-row table:style-name="ro1">
          <table:table-cell/>
          <table:table-cell office:value-type="string">
            <text:p>(ac) edge[-]node</text:p>
          </table:table-cell>
          <table:table-cell office:value-type="string">
            <text:p>{</text:p>
          </table:table-cell>
          <table:table-cell table:style-name="ce111" office:value-type="string">
            <text:p>}</text:p>
          </table:table-cell>
          <table:table-cell/>
          <table:table-cell office:value-type="string">
            <text:p>(acdummy.center)</text:p>
          </table:table-cell>
          <table:table-cell table:number-columns-repeated="6"/>
          <table:table-cell table:formula="of:=[.B565]&amp;[.C565]&amp;[.D565]&amp;[.E565]&amp;[.F565]&amp;[.G565]&amp;[.H565]&amp;[.I565]&amp;[.J565]&amp;[.K565]&amp;[.L565]" office:value-type="string" office:string-value="(ac) edge[-]node{}(acdummy.center)">
            <text:p>(ac) edge[-]node{}(acdummy.center)</text:p>
          </table:table-cell>
          <table:table-cell table:number-columns-repeated="243"/>
        </table:table-row>
        <table:table-row table:style-name="ro1">
          <table:table-cell/>
          <table:table-cell office:value-type="string">
            <text:p>(ad) edge[-]node</text:p>
          </table:table-cell>
          <table:table-cell office:value-type="string">
            <text:p>{</text:p>
          </table:table-cell>
          <table:table-cell table:style-name="ce111" office:value-type="string">
            <text:p>}</text:p>
          </table:table-cell>
          <table:table-cell/>
          <table:table-cell office:value-type="string">
            <text:p>(addummy.center)</text:p>
          </table:table-cell>
          <table:table-cell table:number-columns-repeated="6"/>
          <table:table-cell table:formula="of:=[.B566]&amp;[.C566]&amp;[.D566]&amp;[.E566]&amp;[.F566]&amp;[.G566]&amp;[.H566]&amp;[.I566]&amp;[.J566]&amp;[.K566]&amp;[.L566]" office:value-type="string" office:string-value="(ad) edge[-]node{}(addummy.center)">
            <text:p>(ad) edge[-]node{}(addummy.center)</text:p>
          </table:table-cell>
          <table:table-cell table:number-columns-repeated="243"/>
        </table:table-row>
        <table:table-row table:style-name="ro1">
          <table:table-cell/>
          <table:table-cell office:value-type="string">
            <text:p>(bc) edge[-]node</text:p>
          </table:table-cell>
          <table:table-cell office:value-type="string">
            <text:p>{</text:p>
          </table:table-cell>
          <table:table-cell table:style-name="ce111" office:value-type="string">
            <text:p>}</text:p>
          </table:table-cell>
          <table:table-cell/>
          <table:table-cell office:value-type="string">
            <text:p>(bcdummy.center)</text:p>
          </table:table-cell>
          <table:table-cell table:number-columns-repeated="6"/>
          <table:table-cell table:formula="of:=[.B567]&amp;[.C567]&amp;[.D567]&amp;[.E567]&amp;[.F567]&amp;[.G567]&amp;[.H567]&amp;[.I567]&amp;[.J567]&amp;[.K567]&amp;[.L567]" office:value-type="string" office:string-value="(bc) edge[-]node{}(bcdummy.center)">
            <text:p>(bc) edge[-]node{}(bcdummy.center)</text:p>
          </table:table-cell>
          <table:table-cell table:number-columns-repeated="243"/>
        </table:table-row>
        <table:table-row table:style-name="ro1">
          <table:table-cell/>
          <table:table-cell office:value-type="string">
            <text:p>(bd) edge[-]node</text:p>
          </table:table-cell>
          <table:table-cell office:value-type="string">
            <text:p>{</text:p>
          </table:table-cell>
          <table:table-cell table:style-name="ce111" office:value-type="string">
            <text:p>}</text:p>
          </table:table-cell>
          <table:table-cell/>
          <table:table-cell office:value-type="string">
            <text:p>(bddummy.center)</text:p>
          </table:table-cell>
          <table:table-cell table:number-columns-repeated="6"/>
          <table:table-cell table:formula="of:=[.B568]&amp;[.C568]&amp;[.D568]&amp;[.E568]&amp;[.F568]&amp;[.G568]&amp;[.H568]&amp;[.I568]&amp;[.J568]&amp;[.K568]&amp;[.L568]" office:value-type="string" office:string-value="(bd) edge[-]node{}(bddummy.center)">
            <text:p>(bd) edge[-]node{}(bddummy.center)</text:p>
          </table:table-cell>
          <table:table-cell table:number-columns-repeated="243"/>
        </table:table-row>
        <table:table-row table:style-name="ro1">
          <table:table-cell/>
          <table:table-cell office:value-type="string">
            <text:p>(cd) edge[-]node</text:p>
          </table:table-cell>
          <table:table-cell office:value-type="string">
            <text:p>{</text:p>
          </table:table-cell>
          <table:table-cell table:style-name="ce111" office:value-type="string">
            <text:p>}</text:p>
          </table:table-cell>
          <table:table-cell/>
          <table:table-cell office:value-type="string">
            <text:p>(cddummy.center)</text:p>
          </table:table-cell>
          <table:table-cell table:number-columns-repeated="6"/>
          <table:table-cell table:formula="of:=[.B569]&amp;[.C569]&amp;[.D569]&amp;[.E569]&amp;[.F569]&amp;[.G569]&amp;[.H569]&amp;[.I569]&amp;[.J569]&amp;[.K569]&amp;[.L569]" office:value-type="string" office:string-value="(cd) edge[-]node{}(cddummy.center)">
            <text:p>(cd) edge[-]node{}(cddummy.center)</text:p>
          </table:table-cell>
          <table:table-cell table:number-columns-repeated="243"/>
        </table:table-row>
        <table:table-row table:style-name="ro1">
          <table:table-cell/>
          <table:table-cell office:value-type="string">
            <text:p>(abdummy.center) <text:s/>edge node</text:p>
          </table:table-cell>
          <table:table-cell office:value-type="string">
            <text:p>{</text:p>
          </table:table-cell>
          <table:table-cell table:style-name="ce111" table:formula="of:=[.A225]&amp;[.A226]" office:value-type="string" office:string-value="  ">
            <text:p><text:s text:c="2"/></text:p>
          </table:table-cell>
          <table:table-cell office:value-type="string">
            <text:p>}</text:p>
          </table:table-cell>
          <table:table-cell office:value-type="string">
            <text:p>(ab-cd)</text:p>
          </table:table-cell>
          <table:table-cell table:number-columns-repeated="6"/>
          <table:table-cell table:formula="of:=[.B570]&amp;[.C570]&amp;[.D570]&amp;[.E570]&amp;[.F570]&amp;[.G570]&amp;[.H570]&amp;[.I570]&amp;[.J570]&amp;[.K570]&amp;[.L570]" office:value-type="string" office:string-value="(abdummy.center)  edge node{  }(ab-cd)">
            <text:p>(abdummy.center) <text:s/>edge node{ <text:s/>}(ab-cd)</text:p>
          </table:table-cell>
          <table:table-cell table:number-columns-repeated="243"/>
        </table:table-row>
        <table:table-row table:style-name="ro1">
          <table:table-cell/>
          <table:table-cell office:value-type="string">
            <text:p>(acdummy.center) <text:s/>edge node</text:p>
          </table:table-cell>
          <table:table-cell office:value-type="string">
            <text:p>{</text:p>
          </table:table-cell>
          <table:table-cell table:style-name="ce111" table:formula="of:=[.A224]&amp;[.A226]" office:value-type="string" office:string-value="  ">
            <text:p><text:s text:c="2"/></text:p>
          </table:table-cell>
          <table:table-cell office:value-type="string">
            <text:p>}</text:p>
          </table:table-cell>
          <table:table-cell office:value-type="string">
            <text:p>(ac-bd)</text:p>
          </table:table-cell>
          <table:table-cell table:number-columns-repeated="6"/>
          <table:table-cell table:formula="of:=[.B571]&amp;[.C571]&amp;[.D571]&amp;[.E571]&amp;[.F571]&amp;[.G571]&amp;[.H571]&amp;[.I571]&amp;[.J571]&amp;[.K571]&amp;[.L571]" office:value-type="string" office:string-value="(acdummy.center)  edge node{  }(ac-bd)">
            <text:p>(acdummy.center) <text:s/>edge node{ <text:s/>}(ac-bd)</text:p>
          </table:table-cell>
          <table:table-cell table:number-columns-repeated="243"/>
        </table:table-row>
        <table:table-row table:style-name="ro1">
          <table:table-cell/>
          <table:table-cell office:value-type="string">
            <text:p>(addummy.center) <text:s/>edge node</text:p>
          </table:table-cell>
          <table:table-cell office:value-type="string">
            <text:p>{</text:p>
          </table:table-cell>
          <table:table-cell table:style-name="ce111" table:formula="of:=[.A224]&amp;[.A225]" office:value-type="string" office:string-value="  ">
            <text:p><text:s text:c="2"/></text:p>
          </table:table-cell>
          <table:table-cell office:value-type="string">
            <text:p>}</text:p>
          </table:table-cell>
          <table:table-cell office:value-type="string">
            <text:p>(ad-bc)</text:p>
          </table:table-cell>
          <table:table-cell table:number-columns-repeated="6"/>
          <table:table-cell table:formula="of:=[.B572]&amp;[.C572]&amp;[.D572]&amp;[.E572]&amp;[.F572]&amp;[.G572]&amp;[.H572]&amp;[.I572]&amp;[.J572]&amp;[.K572]&amp;[.L572]" office:value-type="string" office:string-value="(addummy.center)  edge node{  }(ad-bc)">
            <text:p>(addummy.center) <text:s/>edge node{ <text:s/>}(ad-bc)</text:p>
          </table:table-cell>
          <table:table-cell table:number-columns-repeated="243"/>
        </table:table-row>
        <table:table-row table:style-name="ro1">
          <table:table-cell/>
          <table:table-cell office:value-type="string">
            <text:p>(bcdummy.center) <text:s/>edge node</text:p>
          </table:table-cell>
          <table:table-cell office:value-type="string">
            <text:p>{</text:p>
          </table:table-cell>
          <table:table-cell table:style-name="ce111" table:formula="of:=[.A223]&amp;[.A226]" office:value-type="string" office:string-value="  ">
            <text:p><text:s text:c="2"/></text:p>
          </table:table-cell>
          <table:table-cell office:value-type="string">
            <text:p>}</text:p>
          </table:table-cell>
          <table:table-cell office:value-type="string">
            <text:p>(bc-ad)</text:p>
          </table:table-cell>
          <table:table-cell table:number-columns-repeated="6"/>
          <table:table-cell table:formula="of:=[.B573]&amp;[.C573]&amp;[.D573]&amp;[.E573]&amp;[.F573]&amp;[.G573]&amp;[.H573]&amp;[.I573]&amp;[.J573]&amp;[.K573]&amp;[.L573]" office:value-type="string" office:string-value="(bcdummy.center)  edge node{  }(bc-ad)">
            <text:p>(bcdummy.center) <text:s/>edge node{ <text:s/>}(bc-ad)</text:p>
          </table:table-cell>
          <table:table-cell table:number-columns-repeated="243"/>
        </table:table-row>
        <table:table-row table:style-name="ro1">
          <table:table-cell/>
          <table:table-cell office:value-type="string">
            <text:p>(bddummy.center) <text:s/>edge node</text:p>
          </table:table-cell>
          <table:table-cell office:value-type="string">
            <text:p>{</text:p>
          </table:table-cell>
          <table:table-cell table:style-name="ce111" table:formula="of:=[.A223]&amp;[.A225]" office:value-type="string" office:string-value="  ">
            <text:p><text:s text:c="2"/></text:p>
          </table:table-cell>
          <table:table-cell office:value-type="string">
            <text:p>}</text:p>
          </table:table-cell>
          <table:table-cell office:value-type="string">
            <text:p>(bd-ac)</text:p>
          </table:table-cell>
          <table:table-cell table:number-columns-repeated="6"/>
          <table:table-cell table:formula="of:=[.B574]&amp;[.C574]&amp;[.D574]&amp;[.E574]&amp;[.F574]&amp;[.G574]&amp;[.H574]&amp;[.I574]&amp;[.J574]&amp;[.K574]&amp;[.L574]" office:value-type="string" office:string-value="(bddummy.center)  edge node{  }(bd-ac)">
            <text:p>(bddummy.center) <text:s/>edge node{ <text:s/>}(bd-ac)</text:p>
          </table:table-cell>
          <table:table-cell table:number-columns-repeated="243"/>
        </table:table-row>
        <table:table-row table:style-name="ro1">
          <table:table-cell/>
          <table:table-cell office:value-type="string">
            <text:p>(cddummy.center) <text:s/>edge node</text:p>
          </table:table-cell>
          <table:table-cell office:value-type="string">
            <text:p>{</text:p>
          </table:table-cell>
          <table:table-cell table:style-name="ce111" table:formula="of:=[.A223]&amp;[.A224]" office:value-type="string" office:string-value="  ">
            <text:p><text:s text:c="2"/></text:p>
          </table:table-cell>
          <table:table-cell office:value-type="string">
            <text:p>}</text:p>
          </table:table-cell>
          <table:table-cell office:value-type="string">
            <text:p>(cd-ab)</text:p>
          </table:table-cell>
          <table:table-cell table:number-columns-repeated="6"/>
          <table:table-cell table:formula="of:=[.B575]&amp;[.C575]&amp;[.D575]&amp;[.E575]&amp;[.F575]&amp;[.G575]&amp;[.H575]&amp;[.I575]&amp;[.J575]&amp;[.K575]&amp;[.L575]" office:value-type="string" office:string-value="(cddummy.center)  edge node{  }(cd-ab)">
            <text:p>(cddummy.center) <text:s/>edge node{ <text:s/>}(cd-ab)</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576]&amp;[.C576]&amp;[.D576]&amp;[.E576]&amp;[.F576]&amp;[.G576]&amp;[.H576]&amp;[.I576]&amp;[.J576]&amp;[.K576]&amp;[.L576]" office:value-type="string" office:string-value=";">
            <text:p>;</text:p>
          </table:table-cell>
          <table:table-cell table:number-columns-repeated="243"/>
        </table:table-row>
        <table:table-row table:style-name="ro1">
          <table:table-cell table:style-name="ce79"/>
          <table:table-cell table:style-name="ce92" office:value-type="string">
            <text:p>\end{tikzpicture}</text:p>
          </table:table-cell>
          <table:table-cell table:number-columns-repeated="9" table:style-name="ce108"/>
          <table:table-cell table:style-name="ce125"/>
          <table:table-cell table:style-name="ce92" table:formula="of:=[.B577]&amp;[.C577]&amp;[.D577]&amp;[.E577]&amp;[.F577]&amp;[.G577]&amp;[.H577]&amp;[.I577]&amp;[.J577]&amp;[.K577]&amp;[.L577]" office:value-type="string" office:string-value="\end{tikzpicture}">
            <text:p>\end{tikzpicture}</text:p>
          </table:table-cell>
          <table:table-cell table:style-name="ce108" table:number-columns-repeated="8"/>
          <table:table-cell table:style-name="ce125"/>
          <table:table-cell table:style-name="ce108" table:number-columns-repeated="234"/>
        </table:table-row>
        <table:table-row table:style-name="ro1">
          <table:table-cell table:style-name="ce79"/>
          <table:table-cell table:style-name="ce92" office:value-type="string">
            <text:p>}%</text:p>
          </table:table-cell>
          <table:table-cell table:number-columns-repeated="9" table:style-name="ce108"/>
          <table:table-cell table:style-name="ce125"/>
          <table:table-cell table:style-name="ce92" table:formula="of:=[.B578]&amp;[.C578]&amp;[.D578]&amp;[.E578]&amp;[.F578]&amp;[.G578]&amp;[.H578]&amp;[.I578]&amp;[.J578]&amp;[.K578]&amp;[.L578]" office:value-type="string" office:string-value="}%">
            <text:p>}%</text:p>
          </table:table-cell>
          <table:table-cell table:style-name="ce108" table:number-columns-repeated="8"/>
          <table:table-cell table:style-name="ce125"/>
          <table:table-cell table:style-name="ce108"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f:=CONCATENATE([.M182];[.M183];[.M184];[.M185];[.M186];[.M187];[.M188];[.M189];[.M190];[.M191];[.M192];[.M193];[.M194];[.M195];[.M196];[.M197];[.M198];[.M199];[.M200];[.M201];[.M202];[.M203];[.M204];[.M205];[.M206];[.M207];[.M208];[.M209];[.M210];[.M211];[.M212];[.M213];[.M214];[.M215];[.M216];[.M217];[.M218];[.M219];[.M220];[.M221];[.M222];[.M223];[.M224];[.M225];[.M226];[.M227];[.M228];[.M229];[.M230];[.M231];[.M232];[.M233];[.M234];[.M235];[.M236];[.M237];[.M238];[.M239];[.M240];[.M241];[.M242];[.M243];[.M244];[.M245];[.M246];[.M247];[.M248];[.M249];[.M250];[.M251];[.M252];[.M253];[.M254];[.M255];[.M256];[.M257];[.M258];[.M259];[.M260];[.M261];[.M262];[.M263];[.M264];[.M265];[.M266];[.M267];[.M268];[.M269];[.M270];[.M271];[.M272];[.M273];[.M274];[.M275];[.M276];[.M277];[.M278];[.M279];[.M280];[.M281];[.M282];[.M283];[.M284];[.M285];[.M286];[.M287];[.M288];[.M289];[.M290];[.M291];[.M292];[.M293];[.M294];[.M295];[.M296];[.M297];[.M298];[.M299];[.M300];[.M301];[.M302];[.M303];[.M304];[.M305];[.M306];[.M307];[.M308];[.M309];[.M310];[.M311];[.M312];[.M313];[.M314];[.M315];[.M316];[.M317];[.M318];[.M319];[.M320];[.M321];[.M322];[.M323];[.M324];[.M325];[.M326];[.M327])"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f:=CONCATENATE([.M328];[.M329];[.M330];[.M331];[.M332];[.M333];[.M334];[.M335];[.M336];[.M337];[.M338];[.M339];[.M340];[.M341];[.M342];[.M343];[.M344];[.M345];[.M346];[.M347];[.M348];[.M349];[.M350];[.M351];[.M352];[.M353];[.M354];[.M355];[.M356];[.M357];[.M358];[.M359];[.M360];[.M361];[.M362];[.M363];[.M364];[.M365];[.M366];[.M367];[.M368];[.M369];[.M370];[.M371];[.M372];[.M373];[.M374];[.M375];[.M376];[.M377];[.M378];[.M379];[.M380];[.M381];[.M382];[.M383];[.M384];[.M385];[.M386];[.M387];[.M388];[.M389];[.M390];[.M391];[.M392];[.M393];[.M394];[.M395];[.M396];[.M397];[.M398];[.M399];[.M400];[.M401];[.M402];[.M403];[.M404];[.M405];[.M406];[.M407];[.M408];[.M409];[.M410];[.M411];[.M412];[.M413];[.M414];[.M415];[.M416];[.M417];[.M418];[.M419];[.M420];[.M421];[.M422];[.M423];[.M424];[.M425];[.M426];[.M427];[.M428];[.M429];[.M430];[.M431];[.M432];[.M433];[.M434];[.M435];[.M436];[.M437];[.M438];[.M439])" office:value-type="string" office:string-value="\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 table:number-columns-spanned="11" table:number-rows-spanned="1">
            <text:p>\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f:=CONCATENATE([.M440];[.M441];[.M442];[.M443];[.M444];[.M445];[.M446];[.M447];[.M448];[.M449];[.M450];[.M451];[.M452];[.M453];[.M454];[.M455];[.M456];[.M457];[.M458];[.M459];[.M460];[.M461];[.M462];[.M463];[.M464];[.M465];[.M466];[.M467];[.M468];[.M469];[.M470];[.M471];[.M472];[.M473];[.M474];[.M475];[.M476];[.M477];[.M478];[.M479];[.M480];[.M481];[.M482];[.M483];[.M484];[.M485];[.M486];[.M487];[.M488];[.M489];[.M490];[.M491];[.M492];[.M493];[.M494];[.M495];[.M496];[.M497];[.M498];[.M499];[.M500];[.M501];[.M502];[.M503];[.M504];[.M505];[.M506];[.M507];[.M508];[.M509];[.M510];[.M511];[.M512];[.M513];[.M514];[.M515];[.M516];[.M517];[.M518])" office:value-type="string" office:string-value="(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path(NULL)  edge node[swap]{ }(NULLA)  edge node{ }(NULLB)  edge node[swap]{ }(NULLC)  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 table:number-columns-spanned="11" table:number-rows-spanned="1">
            <text:p>(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path(NULL) <text:s/>edge node[swap]{ }(NULLA) <text:s/>edge node{ }(NULLB) <text:s/>edge node[swap]{ }(NULLC) <text:s/>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3"/>
          <table:table-cell table:style-name="ce103" table:formula="of:=CONCATENATE([.M519];[.M520];[.M521];[.M522];[.M523];[.M524];[.M525];[.M526];[.M527];[.M528];[.M529];[.M530];[.M531];[.M532];[.M533];[.M534];[.M535];[.M536];[.M537];[.M538];[.M539];[.M540];[.M541];[.M542];[.M543];[.M544];[.M545];[.M546];[.M547];[.M548];[.M549];[.M550];[.M551];[.M552];[.M553];[.M554];[.M555];[.M556];[.M557];[.M558];[.M559];[.M560];[.M561];[.M562];[.M563];[.M564];[.M565];[.M566];[.M567];[.M568];[.M569];[.M570];[.M571];[.M572];[.M573];[.M574];[.M575];[.M576];[.M577];[.M578])" office:value-type="string" office:string-value="\node[dummystate](bcddummy)[above of=bcd,node distance=3.5mm]{};\path(sandzweiteordnung.center)  edge node[swap]{  }(ab)  edge node[yshift=0mm]{  }(ac)  edge node{  }(ad)  edge node[swap,xshift=0mm]{  }(bc)  edge node[swap,xshift=0mm]{  }(bd)  edge node[swap,xshift=0mm,yshift=0mm]{  }(cd) edge[-](abcddummy.center) edge[-](abcdummy.center) edge[-](abddummy.center) edge[-](acddummy.center) edge[-](bcddummy.center)(abcddummy.center)  edge node{    }(abcd)(abcdummy.center)  edge node{   }(abc)(abddummy.center)  edge node{   }(abd)(acddummy.center)  edge node{   }(acd)(bcddummy.center)  edge node{   }(bcd)(abc)  edge node{ }(abcD)(abd)  edge node{ }(abdC)(acd)  edge node{ }(acdB)(bcd)  edge node{ }(bcdA)(ab)  edge node[swap]{ }(abC)(ab)  edge node{ }(abD)(ac)  edge node[swap]{ }(acB)(ac)  edge node{ }(acD)(ad)  edge node[swap]{ }(adB)(ad)  edge node{ }(adC)(bc)  edge node[swap]{ }(bcA)(bc)  edge node{ }(bcD)(bd)  edge node[swap]{ }(bdA)(bd)  edge node{ }(bdC)(cd)  edge node[swap]{ }(cdA)(cd)  edge node{ }(cdB)(abC)  edge node{ }(abCD)(abD)  edge node{ }(abDC)(acB)  edge node{ }(acBD)(acD)  edge node{ }(acDB)(adB)  edge node{ }(adBC)(adC)  edge node{ }(adCB)(bcA)  edge node{ }(bcAD)(bcD)  edge node{ }(bcDA)(bdA)  edge node{ }(bdAC)(bdC)  edge node{ }(bdCA)(cdA)  edge node{ }(cdAB)(cdB)  edge node{ }(cdBA)(ab) edge[-]node{}(abdummy.center)(ac) edge[-]node{}(acdummy.center)(ad) edge[-]node{}(addummy.center)(bc) edge[-]node{}(bcdummy.center)(bd) edge[-]node{}(bddummy.center)(cd) edge[-]node{}(cddummy.center)(abdummy.center)  edge node{  }(ab-cd)(acdummy.center)  edge node{  }(ac-bd)(addummy.center)  edge node{  }(ad-bc)(bcdummy.center)  edge node{  }(bc-ad)(bddummy.center)  edge node{  }(bd-ac)(cddummy.center)  edge node{  }(cd-ab);\end{tikzpicture}}%" table:number-columns-spanned="11" table:number-rows-spanned="1">
            <text:p>\node[dummystate](bcddummy)[above of=bcd,node distance=3.5mm]{};\path(sandzweiteordnung.center) <text:s/>edge node[swap]{ <text:s/>}(ab) <text:s/>edge node[yshift=0mm]{ <text:s/>}(ac) <text:s/>edge node{ <text:s/>}(ad) <text:s/>edge node[swap,xshift=0mm]{ <text:s/>}(bc) <text:s/>edge node[swap,xshift=0mm]{ <text:s/>}(bd) <text:s/>edge node[swap,xshift=0mm,yshift=0mm]{ <text:s/>}(cd) edge[-](abcddummy.center) edge[-](abcdummy.center) edge[-](abddummy.center) edge[-](acddummy.center) edge[-](bcddummy.center)(abcddummy.center) <text:s/>edge node{ <text:s text:c="3"/>}(abcd)(abcdummy.center) <text:s/>edge node{ <text:s text:c="2"/>}(abc)(abddummy.center) <text:s/>edge node{ <text:s text:c="2"/>}(abd)(acddummy.center) <text:s/>edge node{ <text:s text:c="2"/>}(acd)(bcddummy.center) <text:s/>edge node{ <text:s text:c="2"/>}(bcd)(abc) <text:s/>edge node{ }(abcD)(abd) <text:s/>edge node{ }(abdC)(acd) <text:s/>edge node{ }(acdB)(bcd) <text:s/>edge node{ }(bcdA)(ab) <text:s/>edge node[swap]{ }(abC)(ab) <text:s/>edge node{ }(abD)(ac) <text:s/>edge node[swap]{ }(acB)(ac) <text:s/>edge node{ }(acD)(ad) <text:s/>edge node[swap]{ }(adB)(ad) <text:s/>edge node{ }(adC)(bc) <text:s/>edge node[swap]{ }(bcA)(bc) <text:s/>edge node{ }(bcD)(bd) <text:s/>edge node[swap]{ }(bdA)(bd) <text:s/>edge node{ }(bdC)(cd) <text:s/>edge node[swap]{ }(cdA)(cd) <text:s/>edge node{ }(cdB)(abC) <text:s/>edge node{ }(abCD)(abD) <text:s/>edge node{ }(abDC)(acB) <text:s/>edge node{ }(acBD)(acD) <text:s/>edge node{ }(acDB)(adB) <text:s/>edge node{ }(adBC)(adC) <text:s/>edge node{ }(adCB)(bcA) <text:s/>edge node{ }(bcAD)(bcD) <text:s/>edge node{ }(bcDA)(bdA) <text:s/>edge node{ }(bdAC)(bdC) <text:s/>edge node{ }(bdCA)(cdA) <text:s/>edge node{ }(cdAB)(cdB) <text:s/>edge node{ }(cdBA)(ab) edge[-]node{}(abdummy.center)(ac) edge[-]node{}(acdummy.center)(ad) edge[-]node{}(addummy.center)(bc) edge[-]node{}(bcdummy.center)(bd) edge[-]node{}(bddummy.center)(cd) edge[-]node{}(cddummy.center)(abdummy.center) <text:s/>edge node{ <text:s/>}(ab-cd)(acdummy.center) <text:s/>edge node{ <text:s/>}(ac-bd)(addummy.center) <text:s/>edge node{ <text:s/>}(ad-bc)(bcdummy.center) <text:s/>edge node{ <text:s/>}(bc-ad)(bddummy.center) <text:s/>edge node{ <text:s/>}(bd-ac)(cddummy.center) <text:s/>edge node{ <text:s/>}(cd-ab);\end{tikzpicture}}%</text:p>
          </table:table-cell>
          <table:covered-table-cell table:number-columns-repeated="9" table:style-name="Default"/>
          <table:covered-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number-rows-repeated="3">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f:=CONCATENATE([.B581];[.B582];[.B583];[.B584])"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edge node[swap]{ }(A)  edge node{ }(B)  edge node{ }(C) edge[-](dummy4.north) edge[-](dummy5.north) edge[-](dummy6.north) edge[-]node{   }(dummy7.north)(dummy4.north)  edge node[yshift=0mm]{  }(ab)(dummy5.north)  edge node[yshift=0mm]{  }(ac)(dummy6.north)  edge node[yshift=0mm]{  }(bc)(dummy7.north) edge(abc)(A)  edge node[swap]{ }(AB)(C)  edge node{ }(CB)(B)  edge node[swap]{ }(BA)(C)  edge node[swap]{ }(CA)(A)  edge node{ }(AC)(B)  edge node{ }(BC)(A) edge[-]node{  }(dummy1.north)(dummy1.north) edge(Abc)(B) edge[-]node{  }(dummy2.north)(dummy2.north) edge(Bac)(C) edge[-]node{  }(dummy3.north)(dummy3.north) edge(Cab)(CB)  edge node[swap]{ }(CBA)(BC)  edge node[swap]{ }(BCA)(CA)  edge node[swap]{ }(CAB)(AC)  edge node[swap]{ }(ACB)(AB)  edge node[swap]{ }(ABC)(BA)  edge node[swap]{ }(BAC)(ab)  edge node[swap]{ }(abC)(ac)  edge node[swap]{ }(acB)(bc)  edge node[swap]{ }(bcA);\path(NULL)  edge node[swap]{ }(NULLA)  edge node{ }(NULLB)  edge node[swap]{ }(NULLC)  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node[dummystate](bcddummy)[above of=bcd,node distance=3.5mm]{};\path(sandzweiteordnung.center)  edge node[swap]{  }(ab)  edge node[yshift=0mm]{  }(ac)  edge node{  }(ad)  edge node[swap,xshift=0mm]{  }(bc)  edge node[swap,xshift=0mm]{  }(bd)  edge node[swap,xshift=0mm,yshift=0mm]{  }(cd) edge[-](abcddummy.center) edge[-](abcdummy.center) edge[-](abddummy.center) edge[-](acddummy.center) edge[-](bcddummy.center)(abcddummy.center)  edge node{    }(abcd)(abcdummy.center)  edge node{   }(abc)(abddummy.center)  edge node{   }(abd)(acddummy.center)  edge node{   }(acd)(bcddummy.center)  edge node{   }(bcd)(abc)  edge node{ }(abcD)(abd)  edge node{ }(abdC)(acd)  edge node{ }(acdB)(bcd)  edge node{ }(bcdA)(ab)  edge node[swap]{ }(abC)(ab)  edge node{ }(abD)(ac)  edge node[swap]{ }(acB)(ac)  edge node{ }(acD)(ad)  edge node[swap]{ }(adB)(ad)  edge node{ }(adC)(bc)  edge node[swap]{ }(bcA)(bc)  edge node{ }(bcD)(bd)  edge node[swap]{ }(bdA)(bd)  edge node{ }(bdC)(cd)  edge node[swap]{ }(cdA)(cd)  edge node{ }(cdB)(abC)  edge node{ }(abCD)(abD)  edge node{ }(abDC)(acB)  edge node{ }(acBD)(acD)  edge node{ }(acDB)(adB)  edge node{ }(adBC)(adC)  edge node{ }(adCB)(bcA)  edge node{ }(bcAD)(bcD)  edge node{ }(bcDA)(bdA)  edge node{ }(bdAC)(bdC)  edge node{ }(bdCA)(cdA)  edge node{ }(cdAB)(cdB)  edge node{ }(cdBA)(ab) edge[-]node{}(abdummy.center)(ac) edge[-]node{}(acdummy.center)(ad) edge[-]node{}(addummy.center)(bc) edge[-]node{}(bcdummy.center)(bd) edge[-]node{}(bddummy.center)(cd) edge[-]node{}(cddummy.center)(abdummy.center)  edge node{  }(ab-cd)(acdummy.center)  edge node{  }(ac-bd)(addummy.center)  edge node{  }(ad-bc)(bcdummy.center)  edge node{  }(bc-ad)(bddummy.center)  edge node{  }(bd-ac)(cddummy.center)  edge node{  }(cd-ab);\end{tikzpicture}}%"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A)[above of=C,node distance=3.5mm]{};\path(NULLA)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B)[above of=C,node distance=3.5mm]{};\path(NULLB)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dummystate](sandzweiteordnungdummy)[right of=abc]{};\node[normstate](NULL)[above of=sandzweiteordnungdummy,node distance=14mm]{};\node[dummystate](sandzweiteordnung)[below of=sandzweiteordnungdummy,node distance=2.25mm]{};\node[normstate](ABC)[right of=sandzweiteordnungdummy]{};\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C)[above of=C,node distance=3.5mm]{};\path(NULLC)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node[normstate](ABC)[right of=abc,node distance=3.5mm]{};\node[normstate](ACB)[right of=ABC]{};\node[normsandstate](Abc)[right of=ACB]{};\node[normstate](BAC)[right of=Abc]{};\node[normstate](BCA)[right of=BAC]{};\node[normsandstate](Bac)[right of=BCA]{};\node[normstate](CAB)[right of=Bac]{};\node[normstate](CBA)[right of=CAB]{};\node[normsandstate](Cab)[right of=CBA]{};\node[normsandstate](abC)[right of=Cab]{};\node[normsandstate](acB)[right of=abC]{};\node[normsandstate](bcA)[right of=acB]{};\node[normsandstate](abc)[right of=bcA]{};\node[normstate](AB)[above of=ABC,node distance=3.5mm]{};\node[normstate](AC)[right of=AB]{};\node[dummystate](dummy1)[right of=AC]{};\node[normstate](BA)[right of=dummy1]{};\node[normstate](BC)[right of=BA]{};\node[dummystate](dummy2)[right of=BC]{};\node[normstate](CA)[right of=dummy2]{};\node[normstate](CB)[right of=CA]{};\node[dummystate](dummy3)[right of=CB]{};\node[normsandstate](ab)[right of=dummy3]{};\node[normsandstate](ac)[right of=ab]{};\node[normsandstate](bc)[right of=ac]{};\node[normstate](A)[above of=AC,node distance=3.5mm]{};\node[normstate](B)[above of=BC,node distance=3.5mm]{};\node[normstate](C)[above of=CB,node distance=3.5mm]{};\node[dummystate](dummy4)[above of=ab,node distance=3.5mm]{};\node[dummystate](dummy5)[right of=dummy4]{};\node[dummystate](dummy6)[right of=dummy5]{};\node[dummystate](dummy7)[right of=dummy6]{};\node[normstate](NULLD)[above of=C,node distance=3.5mm]{};\path(NULLD) <text:s/>edge node[swap]{ }(A) <text:s/>edge node{ }(B) <text:s/>edge node{ }(C) edge[-](dummy4.north) edge[-](dummy5.north) edge[-](dummy6.north) edge[-]node{ <text:s text:c="2"/>}(dummy7.north)(dummy4.north) <text:s/>edge node[yshift=0mm]{ <text:s/>}(ab)(dummy5.north) <text:s/>edge node[yshift=0mm]{ <text:s/>}(ac)(dummy6.north) <text:s/>edge node[yshift=0mm]{ <text:s/>}(bc)(dummy7.north) edge(abc)(A) <text:s/>edge node[swap]{ }(AB)(C) <text:s/>edge node{ }(CB)(B) <text:s/>edge node[swap]{ }(BA)(C) <text:s/>edge node[swap]{ }(CA)(A) <text:s/>edge node{ }(AC)(B) <text:s/>edge node{ }(BC)(A) edge[-]node{ <text:s/>}(dummy1.north)(dummy1.north) edge(Abc)(B) edge[-]node{ <text:s/>}(dummy2.north)(dummy2.north) edge(Bac)(C) edge[-]node{ <text:s/>}(dummy3.north)(dummy3.north) edge(Cab)(CB) <text:s/>edge node[swap]{ }(CBA)(BC) <text:s/>edge node[swap]{ }(BCA)(CA) <text:s/>edge node[swap]{ }(CAB)(AC) <text:s/>edge node[swap]{ }(ACB)(AB) <text:s/>edge node[swap]{ }(ABC)(BA) <text:s/>edge node[swap]{ }(BAC)(ab) <text:s/>edge node[swap]{ }(abC)(ac) <text:s/>edge node[swap]{ }(acB)(bc) <text:s/>edge node[swap]{ }(bcA);\path(NULL) <text:s/>edge node[swap]{ }(NULLA) <text:s/>edge node{ }(NULLB) <text:s/>edge node[swap]{ }(NULLC) <text:s/>edge node{ }(NULLD) edge[-](sandzweiteordnung.center);\node[normsandstate](bc)[below of=sandzweiteordnung,node distance=3.5mm]{};\node[normsandstate](bcD)[below of=bc,node distance=3.5mm]{};\node[normsandstate](bcDA)[below of=bcD,node distance=3.5mm]{};\node[normsandstate](bcAD)[left of=bcDA]{};\node[normsandstate](bcA)[above of=bcAD,node distance=3.5mm]{};\node[normsandstate](ad-bc)[left of=bcAD,node distance=5.25mm]{};\node[dummystate](addummy)[above of=ad-bc,node distance=3.5mm]{};\node[normsandstate](adCB)[left of=ad-bc]{};\node[normsandstate](adC)[above of=adCB,node distance=3.5mm]{};\node[normsandstate](ad)[above of=adC,node distance=3.5mm]{};\node[normsandstate](adBC)[left of=adCB]{};\node[normsandstate](adB)[above of=adBC,node distance=3.5mm]{};\node[normsandstate](ac-bd)[left of=adBC,node distance=5.25mm]{};\node[dummystate](acdummy)[above of=ac-bd,node distance=3.5mm]{};\node[normsandstate](acDB)[left of=ac-bd]{};\node[normsandstate](acD)[above of=acDB,node distance=3.5mm]{};\node[normsandstate](ac)[above of=acD,node distance=3.5mm]{};\node[normsandstate](acBD)[left of=acDB]{};\node[normsandstate](acB)[above of=acBD,node distance=3.5mm]{};\node[normsandstate](ab-cd)[left of=acBD,node distance=5.25mm]{};\node[dummystate](abdummy)[above of=ab-cd,node distance=3.5mm]{};\node[normsandstate](abDC)[left of=ab-cd]{};\node[normsandstate](abD)[above of=abDC,node distance=3.5mm]{};\node[normsandstate](ab)[above of=abD,node distance=3.5mm]{};\node[normsandstate](abCD)[left of=abDC]{};\node[normsandstate](abC)[above of=abCD,node distance=3.5mm]{};\node[normsandstate](bc-ad)[right of=bcDA]{};\node[dummystate](bcdummy)[above of=bc-ad,node distance=3.5mm]{};\node[normsandstate](bdAC)[right of=bc-ad,node distance=5.25mm]{};\node[normsandstate](bdA)[above of=bdAC,node distance=3.5mm]{};\node[normsandstate](bdCA)[right of=bdAC]{};\node[normsandstate](bdC)[above of=bdCA,node distance=3.5mm]{};\node[normsandstate](bd)[above of=bdC,node distance=3.5mm]{};\node[normsandstate](bd-ac)[right of=bdCA]{};\node[dummystate](bddummy)[above of=bd-ac,node distance=3.5mm]{};\node[normsandstate](cdAB)[right of=bd-ac,node distance=5.25mm]{};\node[normsandstate](cdA)[above of=cdAB,node distance=3.5mm]{};\node[normsandstate](cdBA)[right of=cdAB]{};\node[normsandstate](cdB)[above of=cdBA,node distance=3.5mm]{};\node[normsandstate](cd)[above of=cdB,node distance=3.5mm]{};\node[normsandstate](cd-ab)[right of=cdBA]{};\node[dummystate](cddummy)[above of=cd-ab,node distance=3.5mm]{};\node[normsandstate](abcD)[right of=cd-ab,node distance=5.25mm]{};\node[normsandstate](abc)[above of=abcD,node distance=3.5mm]{};\node[normsandstate](abdC)[right of=abcD,node distance=3.5mm]{};\node[normsandstate](abd)[above of=abdC,node distance=3.5mm]{};\node[normsandstate](acdB)[right of=abdC,node distance=3.5mm]{};\node[normsandstate](acd)[above of=acdB,node distance=3.5mm]{};\node[normsandstate](bcdA)[right of=acdB,node distance=3.5mm]{};\node[normsandstate](bcd)[above of=bcdA,node distance=3.5mm]{};\node[normsandstate](abcd)[right of=bcdA,node distance=3.5mm]{};\node[dummystate](abcddummy)[above of=abcd,node distance=7mm]{};\node[dummystate](abcdummy)[above of=abc,node distance=3.5mm]{};\node[dummystate](abddummy)[above of=abd,node distance=3.5mm]{};\node[dummystate](acddummy)[above of=acd,node distance=3.5mm]{};\node[dummystate](bcddummy)[above of=bcd,node distance=3.5mm]{};\path(sandzweiteordnung.center) <text:s/>edge node[swap]{ <text:s/>}(ab) <text:s/>edge node[yshift=0mm]{ <text:s/>}(ac) <text:s/>edge node{ <text:s/>}(ad) <text:s/>edge node[swap,xshift=0mm]{ <text:s/>}(bc) <text:s/>edge node[swap,xshift=0mm]{ <text:s/>}(bd) <text:s/>edge node[swap,xshift=0mm,yshift=0mm]{ <text:s/>}(cd) edge[-](abcddummy.center) edge[-](abcdummy.center) edge[-](abddummy.center) edge[-](acddummy.center) edge[-](bcddummy.center)(abcddummy.center) <text:s/>edge node{ <text:s text:c="3"/>}(abcd)(abcdummy.center) <text:s/>edge node{ <text:s text:c="2"/>}(abc)(abddummy.center) <text:s/>edge node{ <text:s text:c="2"/>}(abd)(acddummy.center) <text:s/>edge node{ <text:s text:c="2"/>}(acd)(bcddummy.center) <text:s/>edge node{ <text:s text:c="2"/>}(bcd)(abc) <text:s/>edge node{ }(abcD)(abd) <text:s/>edge node{ }(abdC)(acd) <text:s/>edge node{ }(acdB)(bcd) <text:s/>edge node{ }(bcdA)(ab) <text:s/>edge node[swap]{ }(abC)(ab) <text:s/>edge node{ }(abD)(ac) <text:s/>edge node[swap]{ }(acB)(ac) <text:s/>edge node{ }(acD)(ad) <text:s/>edge node[swap]{ }(adB)(ad) <text:s/>edge node{ }(adC)(bc) <text:s/>edge node[swap]{ }(bcA)(bc) <text:s/>edge node{ }(bcD)(bd) <text:s/>edge node[swap]{ }(bdA)(bd) <text:s/>edge node{ }(bdC)(cd) <text:s/>edge node[swap]{ }(cdA)(cd) <text:s/>edge node{ }(cdB)(abC) <text:s/>edge node{ }(abCD)(abD) <text:s/>edge node{ }(abDC)(acB) <text:s/>edge node{ }(acBD)(acD) <text:s/>edge node{ }(acDB)(adB) <text:s/>edge node{ }(adBC)(adC) <text:s/>edge node{ }(adCB)(bcA) <text:s/>edge node{ }(bcAD)(bcD) <text:s/>edge node{ }(bcDA)(bdA) <text:s/>edge node{ }(bdAC)(bdC) <text:s/>edge node{ }(bdCA)(cdA) <text:s/>edge node{ }(cdAB)(cdB) <text:s/>edge node{ }(cdBA)(ab) edge[-]node{}(abdummy.center)(ac) edge[-]node{}(acdummy.center)(ad) edge[-]node{}(addummy.center)(bc) edge[-]node{}(bcdummy.center)(bd) edge[-]node{}(bddummy.center)(cd) edge[-]node{}(cddummy.center)(abdummy.center) <text:s/>edge node{ <text:s/>}(ab-cd)(acdummy.center) <text:s/>edge node{ <text:s/>}(ac-bd)(addummy.center) <text:s/>edge node{ <text:s/>}(ad-bc)(bcdummy.center) <text:s/>edge node{ <text:s/>}(bc-ad)(bddummy.center) <text:s/>edge node{ <text:s/>}(bd-ac)(cddummy.center) <text:s/>edge node{ <text:s/>}(cd-ab);\end{tikzpicture}}%</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77"/>
          <table:table-cell table:style-name="ce91"/>
          <table:table-cell table:style-name="ce107" table:number-columns-repeated="9"/>
          <table:table-cell table:style-name="ce124"/>
          <table:table-cell table:style-name="ce91"/>
          <table:table-cell table:style-name="ce107" table:number-columns-repeated="8"/>
          <table:table-cell table:style-name="ce124"/>
          <table:table-cell table:style-name="ce107" table:number-columns-repeated="233"/>
          <table:table-cell table:style-name="Default"/>
        </table:table-row>
        <table:table-row table:style-name="ro1">
          <table:table-cell table:style-name="ce78" office:value-type="string">
            <text:p>FÜR 2_3</text:p>
          </table:table-cell>
          <table:table-cell table:style-name="ce52"/>
          <table:table-cell table:style-name="ce21" table:number-columns-repeated="9"/>
          <table:table-cell table:style-name="ce67"/>
          <table:table-cell table:style-name="ce52"/>
          <table:table-cell table:style-name="ce21" table:number-columns-repeated="8"/>
          <table:table-cell table:style-name="ce67"/>
          <table:table-cell table:style-name="ce21" table:number-columns-repeated="234"/>
        </table:table-row>
        <table:table-row table:style-name="ro14">
          <table:table-cell table:style-name="ce79" office:value-type="string">
            <text:p>Eröffnung</text:p>
          </table:table-cell>
          <table:table-cell table:style-name="ce92" office:value-type="string">
            <text:p>{\tiny</text:p>
            <text:p>\begin{tikzpicture}[</text:p>
          </table:table-cell>
          <table:table-cell table:style-name="ce108"/>
          <table:table-cell table:number-columns-repeated="3" table:style-name="ce117"/>
          <table:table-cell table:number-columns-repeated="5" table:style-name="ce108"/>
          <table:table-cell table:style-name="ce125"/>
          <table:table-cell table:style-name="ce92" table:formula="of:=[.B593]&amp;[.C593]&amp;[.D593]&amp;[.E593]&amp;[.F593]&amp;[.G593]&amp;[.H593]&amp;[.I593]&amp;[.J593]&amp;[.K593]&amp;[.L593]" office:value-type="string" office:string-value="{\tiny \begin{tikzpicture}[">
            <text:p>{\tiny \begin{tikzpicture}[</text:p>
          </table:table-cell>
          <table:table-cell table:style-name="ce108" table:number-columns-repeated="8"/>
          <table:table-cell table:style-name="ce125"/>
          <table:table-cell table:style-name="ce108" table:number-columns-repeated="234"/>
        </table:table-row>
        <table:table-row table:style-name="ro1">
          <table:table-cell table:style-name="ce80" office:value-type="string">
            <text:p>Definitionen </text:p>
          </table:table-cell>
          <table:table-cell table:style-name="ce93" office:value-type="string">
            <text:p>normstate/.style={draw,fill=white,circ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4]&amp;[.C594]&amp;[.D594]&amp;[.E594]&amp;[.F594]&amp;[.G594]&amp;[.H594]&amp;[.I594]&amp;[.J594]&amp;[.K594]&amp;[.L594]" office:value-type="string" office:string-value="normstate/.style={draw,fill=white,circle,inner sep=0pt,minimum size=1.5mm,node distance=2.25mm},">
            <text:p>normstate/.style={draw,fill=whit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normsandstate/.style={draw,fill=white,rectang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5]&amp;[.C595]&amp;[.D595]&amp;[.E595]&amp;[.F595]&amp;[.G595]&amp;[.H595]&amp;[.I595]&amp;[.J595]&amp;[.K595]&amp;[.L595]" office:value-type="string" office:string-value="normsandstate/.style={draw,fill=white,rectangle,inner sep=0pt,minimum size=1.5mm,node distance=2.25mm},">
            <text:p>normsandstate/.style={draw,fill=white,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tate/.style={draw,fill=black,circle,inner sep=0pt, 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6]&amp;[.C596]&amp;[.D596]&amp;[.E596]&amp;[.F596]&amp;[.G596]&amp;[.H596]&amp;[.I596]&amp;[.J596]&amp;[.K596]&amp;[.L596]" office:value-type="string" office:string-value="minstate/.style={draw,fill=black,circle,inner sep=0pt, minimum size=1.5mm,node distance=2.25mm},">
            <text:p>minstate/.style={draw,fill=black,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minsandstate/.style={draw,fill=black,rectang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7]&amp;[.C597]&amp;[.D597]&amp;[.E597]&amp;[.F597]&amp;[.G597]&amp;[.H597]&amp;[.I597]&amp;[.J597]&amp;[.K597]&amp;[.L597]" office:value-type="string" office:string-value="minsandstate/.style={draw,fill=black,rectangle,inner sep=0pt,minimum size=1.5mm,node distance=2.25mm},">
            <text:p>minsandstate/.style={draw,fill=black,rectang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tate/.style={draw,pattern=crosshatch,circle,inner sep=0pt, 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8]&amp;[.C598]&amp;[.D598]&amp;[.E598]&amp;[.F598]&amp;[.G598]&amp;[.H598]&amp;[.I598]&amp;[.J598]&amp;[.K598]&amp;[.L598]" office:value-type="string" office:string-value="folgestate/.style={draw,pattern=crosshatch,circle,inner sep=0pt, minimum size=1.5mm,node distance=2.25mm},">
            <text:p>folgestate/.style={draw,pattern=crosshatch,circ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folgesandstate/.style={draw,pattern=crosshatch,rectangle,inner sep=0pt, 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599]&amp;[.C599]&amp;[.D599]&amp;[.E599]&amp;[.F599]&amp;[.G599]&amp;[.H599]&amp;[.I599]&amp;[.J599]&amp;[.K599]&amp;[.L599]" office:value-type="string" office:string-value="folgesandstate/.style={draw,pattern=crosshatch,rectangle,inner sep=0pt, minimum size=1.5mm,node distance=2.25mm},">
            <text:p>folgesandstate/.style={draw,pattern=crosshatch,rectangle,inner sep=0pt, 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office:value-type="string">
            <text:p>dummystate/.style={draw=none,pattern=none,circle,inner sep=0pt,minimum size=</text:p>
          </table:table-cell>
          <table:table-cell table:style-name="ce109"/>
          <table:table-cell table:number-columns-repeated="3" table:style-name="ce118"/>
          <table:table-cell table:number-columns-repeated="2" table:style-name="ce109"/>
          <table:table-cell table:style-name="ce109" table:formula="of:=[4Hilfswerte.$D$5]" office:value-type="string" office:string-value="1.5mm">
            <text:p>1.5mm</text:p>
          </table:table-cell>
          <table:table-cell table:style-name="ce109" office:value-type="string">
            <text:p>,node distance=</text:p>
          </table:table-cell>
          <table:table-cell table:style-name="ce109" table:formula="of:=[4Hilfswerte.$E$5]" office:value-type="string" office:string-value="2.25mm">
            <text:p>2.25mm</text:p>
          </table:table-cell>
          <table:table-cell table:style-name="ce126" office:value-type="string">
            <text:p>},</text:p>
          </table:table-cell>
          <table:table-cell table:style-name="ce93" table:formula="of:=[.B600]&amp;[.C600]&amp;[.D600]&amp;[.E600]&amp;[.F600]&amp;[.G600]&amp;[.H600]&amp;[.I600]&amp;[.J600]&amp;[.K600]&amp;[.L600]" office:value-type="string" office:string-value="dummystate/.style={draw=none,pattern=none,circle,inner sep=0pt,minimum size=1.5mm,node distance=2.25mm},">
            <text:p>dummystate/.style={draw=none,pattern=none,circle,inner sep=0pt,minimum size=1.5mm,node distance=2.25mm},</text:p>
          </table:table-cell>
          <table:table-cell table:style-name="ce109" table:number-columns-repeated="8"/>
          <table:table-cell table:style-name="ce126"/>
          <table:table-cell table:style-name="ce109" table:number-columns-repeated="234"/>
        </table:table-row>
        <table:table-row table:style-name="ro1">
          <table:table-cell table:style-name="ce80"/>
          <table:table-cell table:style-name="ce93" table:formula="of:=IF([$1Einstellungen_Deckblatt.$I$24]=&quot;Ja&quot;;&quot;-&gt;,&gt;=stealth',&quot;;&quot;&quot;)">
            <text:p/>
          </table:table-cell>
          <table:table-cell table:style-name="ce93" office:value-type="string">
            <text:p>auto,semithick,scale=</text:p>
          </table:table-cell>
          <table:table-cell table:number-columns-repeated="2" table:style-name="ce118"/>
          <table:table-cell table:style-name="ce118" table:formula="of:=[4Hilfswerte.H$4]" office:value-type="string" office:string-value="1">
            <text:p>1</text:p>
          </table:table-cell>
          <table:table-cell table:style-name="ce109"/>
          <table:table-cell table:style-name="ce109" office:value-type="string">
            <text:p>,transform shape]</text:p>
          </table:table-cell>
          <table:table-cell table:number-columns-repeated="3" table:style-name="ce109"/>
          <table:table-cell table:style-name="ce126"/>
          <table:table-cell table:style-name="ce93" table:formula="of:=[.B601]&amp;[.C601]&amp;[.D601]&amp;[.E601]&amp;[.F601]&amp;[.G601]&amp;[.H601]&amp;[.I601]&amp;[.J601]&amp;[.K601]&amp;[.L601]" office:value-type="string" office:string-value="auto,semithick,scale=1,transform shape]">
            <text:p>auto,semithick,scale=1,transform shape]</text:p>
          </table:table-cell>
          <table:table-cell table:style-name="ce109" table:number-columns-repeated="8"/>
          <table:table-cell table:style-name="ce126"/>
          <table:table-cell table:style-name="ce109" table:number-columns-repeated="234"/>
        </table:table-row>
        <table:table-row table:style-name="ro1">
          <table:table-cell table:style-name="ce81"/>
          <table:table-cell table:style-name="ce94" office:value-type="string">
            <text:p>\node[</text:p>
          </table:table-cell>
          <table:table-cell table:style-name="ce110" table:formula="of:=[4Hilfswerte.G534]" office:value-type="string" office:string-value="normstate">
            <text:p>normstate</text:p>
          </table:table-cell>
          <table:table-cell office:value-type="string">
            <text:p>](ABC){};</text:p>
          </table:table-cell>
          <table:table-cell table:number-columns-repeated="7" table:style-name="ce110"/>
          <table:table-cell table:style-name="ce127"/>
          <table:table-cell table:style-name="ce94" table:formula="of:=[.B602]&amp;[.C602]&amp;[.D602]&amp;[.E602]&amp;[.F602]&amp;[.G602]&amp;[.H602]&amp;[.I602]&amp;[.J602]&amp;[.K602]&amp;[.L602]" office:value-type="string" office:string-value="\node[normstate](ABC){};">
            <text:p>\node[normstate](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5]"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603]&amp;[.C603]&amp;[.D603]&amp;[.E603]&amp;[.F603]&amp;[.G603]&amp;[.H603]&amp;[.I603]&amp;[.J603]&amp;[.K603]&amp;[.L603]"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6]"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f:=[.B604]&amp;[.C604]&amp;[.D604]&amp;[.E604]&amp;[.F604]&amp;[.G604]&amp;[.H604]&amp;[.I604]&amp;[.J604]&amp;[.K604]&amp;[.L604]"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605]&amp;[.C605]&amp;[.D605]&amp;[.E605]&amp;[.F605]&amp;[.G605]&amp;[.H605]&amp;[.I605]&amp;[.J605]&amp;[.K605]&amp;[.L605]"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8]"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f:=[.B606]&amp;[.C606]&amp;[.D606]&amp;[.E606]&amp;[.F606]&amp;[.G606]&amp;[.H606]&amp;[.I606]&amp;[.J606]&amp;[.K606]&amp;[.L606]"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39]"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607]&amp;[.C607]&amp;[.D607]&amp;[.E607]&amp;[.F607]&amp;[.G607]&amp;[.H607]&amp;[.I607]&amp;[.J607]&amp;[.K607]&amp;[.L607]"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0]"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f:=[.B608]&amp;[.C608]&amp;[.D608]&amp;[.E608]&amp;[.F608]&amp;[.G608]&amp;[.H608]&amp;[.I608]&amp;[.J608]&amp;[.K608]&amp;[.L608]"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1]"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609]&amp;[.C609]&amp;[.D609]&amp;[.E609]&amp;[.F609]&amp;[.G609]&amp;[.H609]&amp;[.I609]&amp;[.J609]&amp;[.K609]&amp;[.L609]"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3]"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f:=[.B610]&amp;[.C610]&amp;[.D610]&amp;[.E610]&amp;[.F610]&amp;[.G610]&amp;[.H610]&amp;[.I610]&amp;[.J610]&amp;[.K610]&amp;[.L610]"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4]"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611]&amp;[.C611]&amp;[.D611]&amp;[.E611]&amp;[.F611]&amp;[.G611]&amp;[.H611]&amp;[.I611]&amp;[.J611]&amp;[.K611]&amp;[.L611]"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6]"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f:=[.B612]&amp;[.C612]&amp;[.D612]&amp;[.E612]&amp;[.F612]&amp;[.G612]&amp;[.H612]&amp;[.I612]&amp;[.J612]&amp;[.K612]&amp;[.L612]"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7]"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613]&amp;[.C613]&amp;[.D613]&amp;[.E613]&amp;[.F613]&amp;[.G613]&amp;[.H613]&amp;[.I613]&amp;[.J613]&amp;[.K613]&amp;[.L613]"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49]" office:value-type="string" office:string-value="normstate">
            <text:p>normstate</text:p>
          </table:table-cell>
          <table:table-cell office:value-type="string">
            <text:p>] (A) [above of=A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14]&amp;[.C614]&amp;[.D614]&amp;[.E614]&amp;[.F614]&amp;[.G614]&amp;[.H614]&amp;[.I614]&amp;[.J614]&amp;[.K614]&amp;[.L614]"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50]" office:value-type="string" office:string-value="normstate">
            <text:p>normstate</text:p>
          </table:table-cell>
          <table:table-cell office:value-type="string">
            <text:p>](B)[above of=B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15]&amp;[.C615]&amp;[.D615]&amp;[.E615]&amp;[.F615]&amp;[.G615]&amp;[.H615]&amp;[.I615]&amp;[.J615]&amp;[.K615]&amp;[.L615]"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51]" office:value-type="string" office:string-value="normstate">
            <text:p>normstate</text:p>
          </table:table-cell>
          <table:table-cell office:value-type="string">
            <text:p>](C)[above of=CB,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16]&amp;[.C616]&amp;[.D616]&amp;[.E616]&amp;[.F616]&amp;[.G616]&amp;[.H616]&amp;[.I616]&amp;[.J616]&amp;[.K616]&amp;[.L616]"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formula="of:=[.A223]" office:value-type="string" office:string-value=" ">
            <text:p><text:s/></text:p>
          </table:table-cell>
          <table:table-cell table:style-name="ce94" office:value-type="string">
            <text:p>\node[</text:p>
          </table:table-cell>
          <table:table-cell table:style-name="ce110" table:formula="of:=[4Hilfswerte.G556]" office:value-type="string" office:string-value="normstate">
            <text:p>normstate</text:p>
          </table:table-cell>
          <table:table-cell office:value-type="string">
            <text:p>](NULLA)[above of=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617]&amp;[.C617]&amp;[.D617]&amp;[.E617]&amp;[.F617]&amp;[.G617]&amp;[.H617]&amp;[.I617]&amp;[.J617]&amp;[.K617]&amp;[.L617]" office:value-type="string" office:string-value="\node[normstate](NULLA)[above of=B,node distance=3.5mm]{};">
            <text:p>\node[normstate](NULLA)[above of=B,node distance=3.5mm]{};</text:p>
          </table:table-cell>
          <table:table-cell table:style-name="ce110" table:number-columns-repeated="8"/>
          <table:table-cell table:style-name="ce127"/>
          <table:table-cell table:style-name="ce110" table:number-columns-repeated="234"/>
        </table:table-row>
        <table:table-row table:style-name="ro1">
          <table:table-cell table:formula="of:=[.A224]" office:value-type="string" office:string-value=" ">
            <text:p><text:s/></text:p>
          </table:table-cell>
          <table:table-cell office:value-type="string">
            <text:p>\path(NULLA)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A)</text:p>
          </table:table-cell>
          <table:table-cell table:number-columns-repeated="6"/>
          <table:table-cell table:formula="of:=[.B618]&amp;[.C618]&amp;[.D618]&amp;[.E618]&amp;[.F618]&amp;[.G618]&amp;[.H618]&amp;[.I618]&amp;[.J618]&amp;[.K618]&amp;[.L618]" office:value-type="string" office:string-value="\path(NULLA)  edge node[swap]{ }(A)">
            <text:p>\path(NULLA) <text:s/>edge node[swap]{ }(A)</text:p>
          </table:table-cell>
          <table:table-cell table:number-columns-repeated="243"/>
        </table:table-row>
        <table:table-row table:style-name="ro1">
          <table:table-cell table:formula="of:=[.A225]" office:value-type="string" office:string-value=" ">
            <text:p><text:s/></text:p>
          </table:table-cell>
          <table:table-cell office:value-type="string">
            <text:p><text:s text:c="2"/>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B)</text:p>
          </table:table-cell>
          <table:table-cell table:number-columns-repeated="6"/>
          <table:table-cell table:formula="of:=[.B619]&amp;[.C619]&amp;[.D619]&amp;[.E619]&amp;[.F619]&amp;[.G619]&amp;[.H619]&amp;[.I619]&amp;[.J619]&amp;[.K619]&amp;[.L619]" office:value-type="string" office:string-value="  edge node{ }(B)">
            <text:p><text:s text:c="2"/>edge node{ }(B)</text:p>
          </table:table-cell>
          <table:table-cell table:number-columns-repeated="243"/>
        </table:table-row>
        <table:table-row table:style-name="ro1">
          <table:table-cell table:formula="of:=[.A226]" office:value-type="string" office:string-value=" ">
            <text:p><text:s/></text:p>
          </table:table-cell>
          <table:table-cell office:value-type="string">
            <text:p><text:s text:c="2"/>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C)</text:p>
          </table:table-cell>
          <table:table-cell table:number-columns-repeated="6"/>
          <table:table-cell table:formula="of:=[.B620]&amp;[.C620]&amp;[.D620]&amp;[.E620]&amp;[.F620]&amp;[.G620]&amp;[.H620]&amp;[.I620]&amp;[.J620]&amp;[.K620]&amp;[.L620]"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B)</text:p>
          </table:table-cell>
          <table:table-cell table:number-columns-repeated="6"/>
          <table:table-cell table:formula="of:=[.B621]&amp;[.C621]&amp;[.D621]&amp;[.E621]&amp;[.F621]&amp;[.G621]&amp;[.H621]&amp;[.I621]&amp;[.J621]&amp;[.K621]&amp;[.L621]"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CB)</text:p>
          </table:table-cell>
          <table:table-cell table:number-columns-repeated="6"/>
          <table:table-cell table:formula="of:=[.B622]&amp;[.C622]&amp;[.D622]&amp;[.E622]&amp;[.F622]&amp;[.G622]&amp;[.H622]&amp;[.I622]&amp;[.J622]&amp;[.K622]&amp;[.L622]"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BA)</text:p>
          </table:table-cell>
          <table:table-cell table:number-columns-repeated="6"/>
          <table:table-cell table:formula="of:=[.B623]&amp;[.C623]&amp;[.D623]&amp;[.E623]&amp;[.F623]&amp;[.G623]&amp;[.H623]&amp;[.I623]&amp;[.J623]&amp;[.K623]&amp;[.L623]"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A)</text:p>
          </table:table-cell>
          <table:table-cell table:number-columns-repeated="6"/>
          <table:table-cell table:formula="of:=[.B624]&amp;[.C624]&amp;[.D624]&amp;[.E624]&amp;[.F624]&amp;[.G624]&amp;[.H624]&amp;[.I624]&amp;[.J624]&amp;[.K624]&amp;[.L624]"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C)</text:p>
          </table:table-cell>
          <table:table-cell table:number-columns-repeated="6"/>
          <table:table-cell table:formula="of:=[.B625]&amp;[.C625]&amp;[.D625]&amp;[.E625]&amp;[.F625]&amp;[.G625]&amp;[.H625]&amp;[.I625]&amp;[.J625]&amp;[.K625]&amp;[.L625]"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C)</text:p>
          </table:table-cell>
          <table:table-cell table:number-columns-repeated="6"/>
          <table:table-cell table:formula="of:=[.B626]&amp;[.C626]&amp;[.D626]&amp;[.E626]&amp;[.F626]&amp;[.G626]&amp;[.H626]&amp;[.I626]&amp;[.J626]&amp;[.K626]&amp;[.L626]"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BA)</text:p>
          </table:table-cell>
          <table:table-cell table:number-columns-repeated="6"/>
          <table:table-cell table:formula="of:=[.B627]&amp;[.C627]&amp;[.D627]&amp;[.E627]&amp;[.F627]&amp;[.G627]&amp;[.H627]&amp;[.I627]&amp;[.J627]&amp;[.K627]&amp;[.L627]"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BCA)</text:p>
          </table:table-cell>
          <table:table-cell table:number-columns-repeated="6"/>
          <table:table-cell table:formula="of:=[.B628]&amp;[.C628]&amp;[.D628]&amp;[.E628]&amp;[.F628]&amp;[.G628]&amp;[.H628]&amp;[.I628]&amp;[.J628]&amp;[.K628]&amp;[.L628]"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CAB)</text:p>
          </table:table-cell>
          <table:table-cell table:number-columns-repeated="6"/>
          <table:table-cell table:formula="of:=[.B629]&amp;[.C629]&amp;[.D629]&amp;[.E629]&amp;[.F629]&amp;[.G629]&amp;[.H629]&amp;[.I629]&amp;[.J629]&amp;[.K629]&amp;[.L629]"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CB)</text:p>
          </table:table-cell>
          <table:table-cell table:number-columns-repeated="6"/>
          <table:table-cell table:formula="of:=[.B630]&amp;[.C630]&amp;[.D630]&amp;[.E630]&amp;[.F630]&amp;[.G630]&amp;[.H630]&amp;[.I630]&amp;[.J630]&amp;[.K630]&amp;[.L630]"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BC)</text:p>
          </table:table-cell>
          <table:table-cell table:number-columns-repeated="6"/>
          <table:table-cell table:formula="of:=[.B631]&amp;[.C631]&amp;[.D631]&amp;[.E631]&amp;[.F631]&amp;[.G631]&amp;[.H631]&amp;[.I631]&amp;[.J631]&amp;[.K631]&amp;[.L631]"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AC)</text:p>
          </table:table-cell>
          <table:table-cell table:number-columns-repeated="6"/>
          <table:table-cell table:formula="of:=[.B632]&amp;[.C632]&amp;[.D632]&amp;[.E632]&amp;[.F632]&amp;[.G632]&amp;[.H632]&amp;[.I632]&amp;[.J632]&amp;[.K632]&amp;[.L632]"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633]&amp;[.C633]&amp;[.D633]&amp;[.E633]&amp;[.F633]&amp;[.G633]&amp;[.H633]&amp;[.I633]&amp;[.J633]&amp;[.K633]&amp;[.L633]"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559]" office:value-type="string" office:string-value="normstate">
            <text:p>normstate</text:p>
          </table:table-cell>
          <table:table-cell office:value-type="string">
            <text:p>](ABC)[right of=CBA,node distance=</text:p>
          </table:table-cell>
          <table:table-cell table:style-name="ce110"/>
          <table:table-cell table:style-name="ce110" table:formula="of:=[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f:=[.B634]&amp;[.C634]&amp;[.D634]&amp;[.E634]&amp;[.F634]&amp;[.G634]&amp;[.H634]&amp;[.I634]&amp;[.J634]&amp;[.K634]&amp;[.L634]"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0]"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635]&amp;[.C635]&amp;[.D635]&amp;[.E635]&amp;[.F635]&amp;[.G635]&amp;[.H635]&amp;[.I635]&amp;[.J635]&amp;[.K635]&amp;[.L635]"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1]"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f:=[.B636]&amp;[.C636]&amp;[.D636]&amp;[.E636]&amp;[.F636]&amp;[.G636]&amp;[.H636]&amp;[.I636]&amp;[.J636]&amp;[.K636]&amp;[.L636]"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637]&amp;[.C637]&amp;[.D637]&amp;[.E637]&amp;[.F637]&amp;[.G637]&amp;[.H637]&amp;[.I637]&amp;[.J637]&amp;[.K637]&amp;[.L637]"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3]"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f:=[.B638]&amp;[.C638]&amp;[.D638]&amp;[.E638]&amp;[.F638]&amp;[.G638]&amp;[.H638]&amp;[.I638]&amp;[.J638]&amp;[.K638]&amp;[.L638]"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4]"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639]&amp;[.C639]&amp;[.D639]&amp;[.E639]&amp;[.F639]&amp;[.G639]&amp;[.H639]&amp;[.I639]&amp;[.J639]&amp;[.K639]&amp;[.L639]"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5]"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f:=[.B640]&amp;[.C640]&amp;[.D640]&amp;[.E640]&amp;[.F640]&amp;[.G640]&amp;[.H640]&amp;[.I640]&amp;[.J640]&amp;[.K640]&amp;[.L640]"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6]"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641]&amp;[.C641]&amp;[.D641]&amp;[.E641]&amp;[.F641]&amp;[.G641]&amp;[.H641]&amp;[.I641]&amp;[.J641]&amp;[.K641]&amp;[.L641]"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8]"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f:=[.B642]&amp;[.C642]&amp;[.D642]&amp;[.E642]&amp;[.F642]&amp;[.G642]&amp;[.H642]&amp;[.I642]&amp;[.J642]&amp;[.K642]&amp;[.L642]"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69]"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643]&amp;[.C643]&amp;[.D643]&amp;[.E643]&amp;[.F643]&amp;[.G643]&amp;[.H643]&amp;[.I643]&amp;[.J643]&amp;[.K643]&amp;[.L643]"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71]"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f:=[.B644]&amp;[.C644]&amp;[.D644]&amp;[.E644]&amp;[.F644]&amp;[.G644]&amp;[.H644]&amp;[.I644]&amp;[.J644]&amp;[.K644]&amp;[.L644]"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72]"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645]&amp;[.C645]&amp;[.D645]&amp;[.E645]&amp;[.F645]&amp;[.G645]&amp;[.H645]&amp;[.I645]&amp;[.J645]&amp;[.K645]&amp;[.L645]"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74]" office:value-type="string" office:string-value="normstate">
            <text:p>normstate</text:p>
          </table:table-cell>
          <table:table-cell office:value-type="string">
            <text:p>] (A) [above of=A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46]&amp;[.C646]&amp;[.D646]&amp;[.E646]&amp;[.F646]&amp;[.G646]&amp;[.H646]&amp;[.I646]&amp;[.J646]&amp;[.K646]&amp;[.L646]"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75]" office:value-type="string" office:string-value="normstate">
            <text:p>normstate</text:p>
          </table:table-cell>
          <table:table-cell office:value-type="string">
            <text:p>](B)[above of=B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47]&amp;[.C647]&amp;[.D647]&amp;[.E647]&amp;[.F647]&amp;[.G647]&amp;[.H647]&amp;[.I647]&amp;[.J647]&amp;[.K647]&amp;[.L647]"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76]" office:value-type="string" office:string-value="normstate">
            <text:p>normstate</text:p>
          </table:table-cell>
          <table:table-cell office:value-type="string">
            <text:p>](C)[above of=CB,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48]&amp;[.C648]&amp;[.D648]&amp;[.E648]&amp;[.F648]&amp;[.G648]&amp;[.H648]&amp;[.I648]&amp;[.J648]&amp;[.K648]&amp;[.L648]"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1]" office:value-type="string" office:string-value="normstate">
            <text:p>normstate</text:p>
          </table:table-cell>
          <table:table-cell office:value-type="string">
            <text:p>](NULLB)[above of=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649]&amp;[.C649]&amp;[.D649]&amp;[.E649]&amp;[.F649]&amp;[.G649]&amp;[.H649]&amp;[.I649]&amp;[.J649]&amp;[.K649]&amp;[.L649]" office:value-type="string" office:string-value="\node[normstate](NULLB)[above of=B,node distance=3.5mm]{};">
            <text:p>\node[normstate](NULLB)[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A)</text:p>
          </table:table-cell>
          <table:table-cell table:number-columns-repeated="6"/>
          <table:table-cell table:formula="of:=[.B650]&amp;[.C650]&amp;[.D650]&amp;[.E650]&amp;[.F650]&amp;[.G650]&amp;[.H650]&amp;[.I650]&amp;[.J650]&amp;[.K650]&amp;[.L650]" office:value-type="string" office:string-value="\path(NULLB)  edge node[swap]{ }(A)">
            <text:p>\path(NULLB)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B)</text:p>
          </table:table-cell>
          <table:table-cell table:number-columns-repeated="6"/>
          <table:table-cell table:formula="of:=[.B651]&amp;[.C651]&amp;[.D651]&amp;[.E651]&amp;[.F651]&amp;[.G651]&amp;[.H651]&amp;[.I651]&amp;[.J651]&amp;[.K651]&amp;[.L651]"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C)</text:p>
          </table:table-cell>
          <table:table-cell table:number-columns-repeated="6"/>
          <table:table-cell table:formula="of:=[.B652]&amp;[.C652]&amp;[.D652]&amp;[.E652]&amp;[.F652]&amp;[.G652]&amp;[.H652]&amp;[.I652]&amp;[.J652]&amp;[.K652]&amp;[.L652]"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B)</text:p>
          </table:table-cell>
          <table:table-cell table:number-columns-repeated="6"/>
          <table:table-cell table:formula="of:=[.B653]&amp;[.C653]&amp;[.D653]&amp;[.E653]&amp;[.F653]&amp;[.G653]&amp;[.H653]&amp;[.I653]&amp;[.J653]&amp;[.K653]&amp;[.L653]"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CB)</text:p>
          </table:table-cell>
          <table:table-cell table:number-columns-repeated="6"/>
          <table:table-cell table:formula="of:=[.B654]&amp;[.C654]&amp;[.D654]&amp;[.E654]&amp;[.F654]&amp;[.G654]&amp;[.H654]&amp;[.I654]&amp;[.J654]&amp;[.K654]&amp;[.L654]"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A)</text:p>
          </table:table-cell>
          <table:table-cell table:number-columns-repeated="6"/>
          <table:table-cell table:formula="of:=[.B655]&amp;[.C655]&amp;[.D655]&amp;[.E655]&amp;[.F655]&amp;[.G655]&amp;[.H655]&amp;[.I655]&amp;[.J655]&amp;[.K655]&amp;[.L655]"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A)</text:p>
          </table:table-cell>
          <table:table-cell table:number-columns-repeated="6"/>
          <table:table-cell table:formula="of:=[.B656]&amp;[.C656]&amp;[.D656]&amp;[.E656]&amp;[.F656]&amp;[.G656]&amp;[.H656]&amp;[.I656]&amp;[.J656]&amp;[.K656]&amp;[.L656]"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C)</text:p>
          </table:table-cell>
          <table:table-cell table:number-columns-repeated="6"/>
          <table:table-cell table:formula="of:=[.B657]&amp;[.C657]&amp;[.D657]&amp;[.E657]&amp;[.F657]&amp;[.G657]&amp;[.H657]&amp;[.I657]&amp;[.J657]&amp;[.K657]&amp;[.L657]"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C)</text:p>
          </table:table-cell>
          <table:table-cell table:number-columns-repeated="6"/>
          <table:table-cell table:formula="of:=[.B658]&amp;[.C658]&amp;[.D658]&amp;[.E658]&amp;[.F658]&amp;[.G658]&amp;[.H658]&amp;[.I658]&amp;[.J658]&amp;[.K658]&amp;[.L658]"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BA)</text:p>
          </table:table-cell>
          <table:table-cell table:number-columns-repeated="6"/>
          <table:table-cell table:formula="of:=[.B659]&amp;[.C659]&amp;[.D659]&amp;[.E659]&amp;[.F659]&amp;[.G659]&amp;[.H659]&amp;[.I659]&amp;[.J659]&amp;[.K659]&amp;[.L659]"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CA)</text:p>
          </table:table-cell>
          <table:table-cell table:number-columns-repeated="6"/>
          <table:table-cell table:formula="of:=[.B660]&amp;[.C660]&amp;[.D660]&amp;[.E660]&amp;[.F660]&amp;[.G660]&amp;[.H660]&amp;[.I660]&amp;[.J660]&amp;[.K660]&amp;[.L660]"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CAB)</text:p>
          </table:table-cell>
          <table:table-cell table:number-columns-repeated="6"/>
          <table:table-cell table:formula="of:=[.B661]&amp;[.C661]&amp;[.D661]&amp;[.E661]&amp;[.F661]&amp;[.G661]&amp;[.H661]&amp;[.I661]&amp;[.J661]&amp;[.K661]&amp;[.L661]"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CB)</text:p>
          </table:table-cell>
          <table:table-cell table:number-columns-repeated="6"/>
          <table:table-cell table:formula="of:=[.B662]&amp;[.C662]&amp;[.D662]&amp;[.E662]&amp;[.F662]&amp;[.G662]&amp;[.H662]&amp;[.I662]&amp;[.J662]&amp;[.K662]&amp;[.L662]"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BC)</text:p>
          </table:table-cell>
          <table:table-cell table:number-columns-repeated="6"/>
          <table:table-cell table:formula="of:=[.B663]&amp;[.C663]&amp;[.D663]&amp;[.E663]&amp;[.F663]&amp;[.G663]&amp;[.H663]&amp;[.I663]&amp;[.J663]&amp;[.K663]&amp;[.L663]"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AC)</text:p>
          </table:table-cell>
          <table:table-cell table:number-columns-repeated="6"/>
          <table:table-cell table:formula="of:=[.B664]&amp;[.C664]&amp;[.D664]&amp;[.E664]&amp;[.F664]&amp;[.G664]&amp;[.H664]&amp;[.I664]&amp;[.J664]&amp;[.K664]&amp;[.L664]"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665]&amp;[.C665]&amp;[.D665]&amp;[.E665]&amp;[.F665]&amp;[.G665]&amp;[.H665]&amp;[.I665]&amp;[.J665]&amp;[.K665]&amp;[.L665]"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584]" office:value-type="string" office:string-value="normstate">
            <text:p>normstate</text:p>
          </table:table-cell>
          <table:table-cell office:value-type="string">
            <text:p>](ABC)[right of=CBA,node distance=</text:p>
          </table:table-cell>
          <table:table-cell table:style-name="ce110"/>
          <table:table-cell table:style-name="ce110" table:formula="of:=[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f:=[.B666]&amp;[.C666]&amp;[.D666]&amp;[.E666]&amp;[.F666]&amp;[.G666]&amp;[.H666]&amp;[.I666]&amp;[.J666]&amp;[.K666]&amp;[.L666]"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5]"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667]&amp;[.C667]&amp;[.D667]&amp;[.E667]&amp;[.F667]&amp;[.G667]&amp;[.H667]&amp;[.I667]&amp;[.J667]&amp;[.K667]&amp;[.L667]"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6]"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f:=[.B668]&amp;[.C668]&amp;[.D668]&amp;[.E668]&amp;[.F668]&amp;[.G668]&amp;[.H668]&amp;[.I668]&amp;[.J668]&amp;[.K668]&amp;[.L668]"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7]"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669]&amp;[.C669]&amp;[.D669]&amp;[.E669]&amp;[.F669]&amp;[.G669]&amp;[.H669]&amp;[.I669]&amp;[.J669]&amp;[.K669]&amp;[.L669]"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8]"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f:=[.B670]&amp;[.C670]&amp;[.D670]&amp;[.E670]&amp;[.F670]&amp;[.G670]&amp;[.H670]&amp;[.I670]&amp;[.J670]&amp;[.K670]&amp;[.L670]"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89]"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671]&amp;[.C671]&amp;[.D671]&amp;[.E671]&amp;[.F671]&amp;[.G671]&amp;[.H671]&amp;[.I671]&amp;[.J671]&amp;[.K671]&amp;[.L671]"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0]"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f:=[.B672]&amp;[.C672]&amp;[.D672]&amp;[.E672]&amp;[.F672]&amp;[.G672]&amp;[.H672]&amp;[.I672]&amp;[.J672]&amp;[.K672]&amp;[.L672]"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1]"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673]&amp;[.C673]&amp;[.D673]&amp;[.E673]&amp;[.F673]&amp;[.G673]&amp;[.H673]&amp;[.I673]&amp;[.J673]&amp;[.K673]&amp;[.L673]"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3]"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f:=[.B674]&amp;[.C674]&amp;[.D674]&amp;[.E674]&amp;[.F674]&amp;[.G674]&amp;[.H674]&amp;[.I674]&amp;[.J674]&amp;[.K674]&amp;[.L674]"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4]"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675]&amp;[.C675]&amp;[.D675]&amp;[.E675]&amp;[.F675]&amp;[.G675]&amp;[.H675]&amp;[.I675]&amp;[.J675]&amp;[.K675]&amp;[.L675]"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6]"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f:=[.B676]&amp;[.C676]&amp;[.D676]&amp;[.E676]&amp;[.F676]&amp;[.G676]&amp;[.H676]&amp;[.I676]&amp;[.J676]&amp;[.K676]&amp;[.L676]"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7]"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677]&amp;[.C677]&amp;[.D677]&amp;[.E677]&amp;[.F677]&amp;[.G677]&amp;[.H677]&amp;[.I677]&amp;[.J677]&amp;[.K677]&amp;[.L677]"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599]" office:value-type="string" office:string-value="normstate">
            <text:p>normstate</text:p>
          </table:table-cell>
          <table:table-cell office:value-type="string">
            <text:p>] (A) [above of=A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78]&amp;[.C678]&amp;[.D678]&amp;[.E678]&amp;[.F678]&amp;[.G678]&amp;[.H678]&amp;[.I678]&amp;[.J678]&amp;[.K678]&amp;[.L678]"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00]" office:value-type="string" office:string-value="normstate">
            <text:p>normstate</text:p>
          </table:table-cell>
          <table:table-cell office:value-type="string">
            <text:p>](B)[above of=B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79]&amp;[.C679]&amp;[.D679]&amp;[.E679]&amp;[.F679]&amp;[.G679]&amp;[.H679]&amp;[.I679]&amp;[.J679]&amp;[.K679]&amp;[.L679]"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01]" office:value-type="string" office:string-value="normstate">
            <text:p>normstate</text:p>
          </table:table-cell>
          <table:table-cell office:value-type="string">
            <text:p>](C)[above of=CB,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680]&amp;[.C680]&amp;[.D680]&amp;[.E680]&amp;[.F680]&amp;[.G680]&amp;[.H680]&amp;[.I680]&amp;[.J680]&amp;[.K680]&amp;[.L680]"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06]" office:value-type="string" office:string-value="normstate">
            <text:p>normstate</text:p>
          </table:table-cell>
          <table:table-cell office:value-type="string">
            <text:p>](NULLC)[above of=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681]&amp;[.C681]&amp;[.D681]&amp;[.E681]&amp;[.F681]&amp;[.G681]&amp;[.H681]&amp;[.I681]&amp;[.J681]&amp;[.K681]&amp;[.L681]" office:value-type="string" office:string-value="\node[normstate](NULLC)[above of=B,node distance=3.5mm]{};">
            <text:p>\node[normstate](NULLC)[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A)</text:p>
          </table:table-cell>
          <table:table-cell table:number-columns-repeated="6"/>
          <table:table-cell table:formula="of:=[.B682]&amp;[.C682]&amp;[.D682]&amp;[.E682]&amp;[.F682]&amp;[.G682]&amp;[.H682]&amp;[.I682]&amp;[.J682]&amp;[.K682]&amp;[.L682]" office:value-type="string" office:string-value="\path(NULLC)  edge node[swap]{ }(A)">
            <text:p>\path(NULLC)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B)</text:p>
          </table:table-cell>
          <table:table-cell table:number-columns-repeated="6"/>
          <table:table-cell table:formula="of:=[.B683]&amp;[.C683]&amp;[.D683]&amp;[.E683]&amp;[.F683]&amp;[.G683]&amp;[.H683]&amp;[.I683]&amp;[.J683]&amp;[.K683]&amp;[.L683]"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C)</text:p>
          </table:table-cell>
          <table:table-cell table:number-columns-repeated="6"/>
          <table:table-cell table:formula="of:=[.B684]&amp;[.C684]&amp;[.D684]&amp;[.E684]&amp;[.F684]&amp;[.G684]&amp;[.H684]&amp;[.I684]&amp;[.J684]&amp;[.K684]&amp;[.L684]"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AB)</text:p>
          </table:table-cell>
          <table:table-cell table:number-columns-repeated="6"/>
          <table:table-cell table:formula="of:=[.B685]&amp;[.C685]&amp;[.D685]&amp;[.E685]&amp;[.F685]&amp;[.G685]&amp;[.H685]&amp;[.I685]&amp;[.J685]&amp;[.K685]&amp;[.L685]"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B)</text:p>
          </table:table-cell>
          <table:table-cell table:number-columns-repeated="6"/>
          <table:table-cell table:formula="of:=[.B686]&amp;[.C686]&amp;[.D686]&amp;[.E686]&amp;[.F686]&amp;[.G686]&amp;[.H686]&amp;[.I686]&amp;[.J686]&amp;[.K686]&amp;[.L686]"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A)</text:p>
          </table:table-cell>
          <table:table-cell table:number-columns-repeated="6"/>
          <table:table-cell table:formula="of:=[.B687]&amp;[.C687]&amp;[.D687]&amp;[.E687]&amp;[.F687]&amp;[.G687]&amp;[.H687]&amp;[.I687]&amp;[.J687]&amp;[.K687]&amp;[.L687]"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A)</text:p>
          </table:table-cell>
          <table:table-cell table:number-columns-repeated="6"/>
          <table:table-cell table:formula="of:=[.B688]&amp;[.C688]&amp;[.D688]&amp;[.E688]&amp;[.F688]&amp;[.G688]&amp;[.H688]&amp;[.I688]&amp;[.J688]&amp;[.K688]&amp;[.L688]"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C)</text:p>
          </table:table-cell>
          <table:table-cell table:number-columns-repeated="6"/>
          <table:table-cell table:formula="of:=[.B689]&amp;[.C689]&amp;[.D689]&amp;[.E689]&amp;[.F689]&amp;[.G689]&amp;[.H689]&amp;[.I689]&amp;[.J689]&amp;[.K689]&amp;[.L689]"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C)</text:p>
          </table:table-cell>
          <table:table-cell table:number-columns-repeated="6"/>
          <table:table-cell table:formula="of:=[.B690]&amp;[.C690]&amp;[.D690]&amp;[.E690]&amp;[.F690]&amp;[.G690]&amp;[.H690]&amp;[.I690]&amp;[.J690]&amp;[.K690]&amp;[.L690]"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BA)</text:p>
          </table:table-cell>
          <table:table-cell table:number-columns-repeated="6"/>
          <table:table-cell table:formula="of:=[.B691]&amp;[.C691]&amp;[.D691]&amp;[.E691]&amp;[.F691]&amp;[.G691]&amp;[.H691]&amp;[.I691]&amp;[.J691]&amp;[.K691]&amp;[.L691]"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CA)</text:p>
          </table:table-cell>
          <table:table-cell table:number-columns-repeated="6"/>
          <table:table-cell table:formula="of:=[.B692]&amp;[.C692]&amp;[.D692]&amp;[.E692]&amp;[.F692]&amp;[.G692]&amp;[.H692]&amp;[.I692]&amp;[.J692]&amp;[.K692]&amp;[.L692]"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AB)</text:p>
          </table:table-cell>
          <table:table-cell table:number-columns-repeated="6"/>
          <table:table-cell table:formula="of:=[.B693]&amp;[.C693]&amp;[.D693]&amp;[.E693]&amp;[.F693]&amp;[.G693]&amp;[.H693]&amp;[.I693]&amp;[.J693]&amp;[.K693]&amp;[.L693]"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ACB)</text:p>
          </table:table-cell>
          <table:table-cell table:number-columns-repeated="6"/>
          <table:table-cell table:formula="of:=[.B694]&amp;[.C694]&amp;[.D694]&amp;[.E694]&amp;[.F694]&amp;[.G694]&amp;[.H694]&amp;[.I694]&amp;[.J694]&amp;[.K694]&amp;[.L694]"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ABC)</text:p>
          </table:table-cell>
          <table:table-cell table:number-columns-repeated="6"/>
          <table:table-cell table:formula="of:=[.B695]&amp;[.C695]&amp;[.D695]&amp;[.E695]&amp;[.F695]&amp;[.G695]&amp;[.H695]&amp;[.I695]&amp;[.J695]&amp;[.K695]&amp;[.L695]"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BAC)</text:p>
          </table:table-cell>
          <table:table-cell table:number-columns-repeated="6"/>
          <table:table-cell table:formula="of:=[.B696]&amp;[.C696]&amp;[.D696]&amp;[.E696]&amp;[.F696]&amp;[.G696]&amp;[.H696]&amp;[.I696]&amp;[.J696]&amp;[.K696]&amp;[.L696]" office:value-type="string" office:string-value="(BA)  edge node[swap]{ }(BAC)">
            <text:p>(BA) <text:s/>edge node[swap]{ }(BAC)</text:p>
          </table:table-cell>
          <table:table-cell table:number-columns-repeated="243"/>
        </table:table-row>
        <table:table-row table:style-name="ro16">
          <table:table-cell/>
          <table:table-cell office:value-type="string">
            <text:p>;</text:p>
          </table:table-cell>
          <table:table-cell/>
          <table:table-cell table:style-name="ce111"/>
          <table:table-cell table:number-columns-repeated="8"/>
          <table:table-cell table:formula="of:=[.B697]&amp;[.C697]&amp;[.D697]&amp;[.E697]&amp;[.F697]&amp;[.G697]&amp;[.H697]&amp;[.I697]&amp;[.J697]&amp;[.K697]&amp;[.L697]" office:value-type="string" office:string-value=";">
            <text:p>;</text:p>
          </table:table-cell>
          <table:table-cell table:number-columns-repeated="243"/>
        </table:table-row>
        <table:table-row table:style-name="ro1">
          <table:table-cell table:style-name="ce81"/>
          <table:table-cell table:style-name="ce94" office:value-type="string">
            <text:p>\node[</text:p>
          </table:table-cell>
          <table:table-cell table:style-name="ce110" table:formula="of:=[4Hilfswerte.G641]" office:value-type="string" office:string-value="normstate">
            <text:p>normstate</text:p>
          </table:table-cell>
          <table:table-cell office:value-type="string">
            <text:p>](NULL)[above of=NULLB,node distance=</text:p>
          </table:table-cell>
          <table:table-cell table:style-name="ce110" table:formula="of:=[4Hilfswerte.F$5]" office:value-type="string" office:string-value="3.5mm">
            <text:p>3.5mm</text:p>
          </table:table-cell>
          <table:table-cell table:style-name="ce110" office:value-type="string">
            <text:p>,xshift=</text:p>
          </table:table-cell>
          <table:table-cell table:style-name="ce110" table:formula="of:=[4Hilfswerte.F$8]" office:value-type="string" office:string-value="6.13mm">
            <text:p>6.13mm</text:p>
          </table:table-cell>
          <table:table-cell table:number-columns-repeated="2" table:style-name="ce110"/>
          <table:table-cell table:style-name="ce110" office:value-type="string">
            <text:p>]{};</text:p>
          </table:table-cell>
          <table:table-cell table:style-name="ce110"/>
          <table:table-cell table:style-name="ce127"/>
          <table:table-cell table:style-name="ce94" table:formula="of:=[.B698]&amp;[.C698]&amp;[.D698]&amp;[.E698]&amp;[.F698]&amp;[.G698]&amp;[.H698]&amp;[.I698]&amp;[.J698]&amp;[.K698]&amp;[.L698]" office:value-type="string" office:string-value="\node[normstate](NULL)[above of=NULLB,node distance=3.5mm,xshift=6.13mm]{};">
            <text:p>\node[normstate](NULL)[above of=NULLB,node distance=3.5mm,xshift=6.13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09]" office:value-type="string" office:string-value="normstate">
            <text:p>normstate</text:p>
          </table:table-cell>
          <table:table-cell office:value-type="string">
            <text:p>](ABC)[right of=CBA,node distance=</text:p>
          </table:table-cell>
          <table:table-cell table:style-name="ce110"/>
          <table:table-cell table:style-name="ce110" table:formula="of:=[4Hilfswerte.F$5]" office:value-type="string" office:string-value="3.5mm">
            <text:p>3.5mm</text:p>
          </table:table-cell>
          <table:table-cell table:style-name="ce110" office:value-type="string">
            <text:p>]{};</text:p>
          </table:table-cell>
          <table:table-cell table:number-columns-repeated="4" table:style-name="ce110"/>
          <table:table-cell table:style-name="ce127"/>
          <table:table-cell table:style-name="ce94" table:formula="of:=[.B699]&amp;[.C699]&amp;[.D699]&amp;[.E699]&amp;[.F699]&amp;[.G699]&amp;[.H699]&amp;[.I699]&amp;[.J699]&amp;[.K699]&amp;[.L699]" office:value-type="string" office:string-value="\node[normstate](ABC)[right of=CBA,node distance=3.5mm]{};">
            <text:p>\node[normstate](ABC)[right of=CBA,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0]" office:value-type="string" office:string-value="normstate">
            <text:p>normstate</text:p>
          </table:table-cell>
          <table:table-cell office:value-type="string">
            <text:p>](ACB)[right of=ABC]{};</text:p>
          </table:table-cell>
          <table:table-cell table:number-columns-repeated="7" table:style-name="ce110"/>
          <table:table-cell table:style-name="ce127"/>
          <table:table-cell table:style-name="ce94" table:formula="of:=[.B700]&amp;[.C700]&amp;[.D700]&amp;[.E700]&amp;[.F700]&amp;[.G700]&amp;[.H700]&amp;[.I700]&amp;[.J700]&amp;[.K700]&amp;[.L700]" office:value-type="string" office:string-value="\node[normstate](ACB)[right of=ABC]{};">
            <text:p>\node[normstate](ACB)[right of=A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1]" office:value-type="string" office:string-value="normstate">
            <text:p>normstate</text:p>
          </table:table-cell>
          <table:table-cell office:value-type="string">
            <text:p>](BAC)[right of=ACB]{};</text:p>
          </table:table-cell>
          <table:table-cell table:number-columns-repeated="7" table:style-name="ce110"/>
          <table:table-cell table:style-name="ce127"/>
          <table:table-cell table:style-name="ce94" table:formula="of:=[.B701]&amp;[.C701]&amp;[.D701]&amp;[.E701]&amp;[.F701]&amp;[.G701]&amp;[.H701]&amp;[.I701]&amp;[.J701]&amp;[.K701]&amp;[.L701]" office:value-type="string" office:string-value="\node[normstate](BAC)[right of=ACB]{};">
            <text:p>\node[normstate](BAC)[right of=AC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2]" office:value-type="string" office:string-value="normstate">
            <text:p>normstate</text:p>
          </table:table-cell>
          <table:table-cell office:value-type="string">
            <text:p>](BCA)[right of=BAC]{};</text:p>
          </table:table-cell>
          <table:table-cell table:number-columns-repeated="7" table:style-name="ce110"/>
          <table:table-cell table:style-name="ce127"/>
          <table:table-cell table:style-name="ce94" table:formula="of:=[.B702]&amp;[.C702]&amp;[.D702]&amp;[.E702]&amp;[.F702]&amp;[.G702]&amp;[.H702]&amp;[.I702]&amp;[.J702]&amp;[.K702]&amp;[.L702]" office:value-type="string" office:string-value="\node[normstate](BCA)[right of=BAC]{};">
            <text:p>\node[normstate](BCA)[right of=B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3]" office:value-type="string" office:string-value="normstate">
            <text:p>normstate</text:p>
          </table:table-cell>
          <table:table-cell office:value-type="string">
            <text:p>](CAB)[right of=BCA]{};</text:p>
          </table:table-cell>
          <table:table-cell table:number-columns-repeated="7" table:style-name="ce110"/>
          <table:table-cell table:style-name="ce127"/>
          <table:table-cell table:style-name="ce94" table:formula="of:=[.B703]&amp;[.C703]&amp;[.D703]&amp;[.E703]&amp;[.F703]&amp;[.G703]&amp;[.H703]&amp;[.I703]&amp;[.J703]&amp;[.K703]&amp;[.L703]" office:value-type="string" office:string-value="\node[normstate](CAB)[right of=BCA]{};">
            <text:p>\node[normstate](CAB)[right of=B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4]" office:value-type="string" office:string-value="normstate">
            <text:p>normstate</text:p>
          </table:table-cell>
          <table:table-cell office:value-type="string">
            <text:p>](CBA)[right of=CAB]{};</text:p>
          </table:table-cell>
          <table:table-cell table:number-columns-repeated="7" table:style-name="ce110"/>
          <table:table-cell table:style-name="ce127"/>
          <table:table-cell table:style-name="ce94" table:formula="of:=[.B704]&amp;[.C704]&amp;[.D704]&amp;[.E704]&amp;[.F704]&amp;[.G704]&amp;[.H704]&amp;[.I704]&amp;[.J704]&amp;[.K704]&amp;[.L704]" office:value-type="string" office:string-value="\node[normstate](CBA)[right of=CAB]{};">
            <text:p>\node[normstate](CBA)[right of=C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5]" office:value-type="string" office:string-value="normstate">
            <text:p>normstate</text:p>
          </table:table-cell>
          <table:table-cell office:value-type="string">
            <text:p>](AB)[above of=ABC,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2" table:style-name="ce110"/>
          <table:table-cell table:number-columns-repeated="2" table:style-name="ce121"/>
          <table:table-cell table:style-name="ce110"/>
          <table:table-cell table:style-name="ce127"/>
          <table:table-cell table:style-name="ce94" table:formula="of:=[.B705]&amp;[.C705]&amp;[.D705]&amp;[.E705]&amp;[.F705]&amp;[.G705]&amp;[.H705]&amp;[.I705]&amp;[.J705]&amp;[.K705]&amp;[.L705]" office:value-type="string" office:string-value="\node[normstate](AB)[above of=ABC,node distance=3.5mm]{};">
            <text:p>\node[normstate](AB)[above of=ABC,node distance=3.5mm]{};</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6]" office:value-type="string" office:string-value="normstate">
            <text:p>normstate</text:p>
          </table:table-cell>
          <table:table-cell office:value-type="string">
            <text:p>](AC)[right of=AB]{};</text:p>
          </table:table-cell>
          <table:table-cell table:number-columns-repeated="7" table:style-name="ce110"/>
          <table:table-cell table:style-name="ce127"/>
          <table:table-cell table:style-name="ce94" table:formula="of:=[.B706]&amp;[.C706]&amp;[.D706]&amp;[.E706]&amp;[.F706]&amp;[.G706]&amp;[.H706]&amp;[.I706]&amp;[.J706]&amp;[.K706]&amp;[.L706]" office:value-type="string" office:string-value="\node[normstate](AC)[right of=AB]{};">
            <text:p>\node[normstate](AC)[right of=AB]{};</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8]" office:value-type="string" office:string-value="normstate">
            <text:p>normstate</text:p>
          </table:table-cell>
          <table:table-cell office:value-type="string">
            <text:p>](BA)[right of=AC]{};</text:p>
          </table:table-cell>
          <table:table-cell table:number-columns-repeated="7" table:style-name="ce110"/>
          <table:table-cell table:style-name="ce127"/>
          <table:table-cell table:style-name="ce94" table:formula="of:=[.B707]&amp;[.C707]&amp;[.D707]&amp;[.E707]&amp;[.F707]&amp;[.G707]&amp;[.H707]&amp;[.I707]&amp;[.J707]&amp;[.K707]&amp;[.L707]" office:value-type="string" office:string-value="\node[normstate](BA)[right of=AC]{};">
            <text:p>\node[normstate](BA)[right of=A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19]" office:value-type="string" office:string-value="normstate">
            <text:p>normstate</text:p>
          </table:table-cell>
          <table:table-cell office:value-type="string">
            <text:p>](BC)[right of=BA]{};</text:p>
          </table:table-cell>
          <table:table-cell table:number-columns-repeated="7" table:style-name="ce110"/>
          <table:table-cell table:style-name="ce127"/>
          <table:table-cell table:style-name="ce94" table:formula="of:=[.B708]&amp;[.C708]&amp;[.D708]&amp;[.E708]&amp;[.F708]&amp;[.G708]&amp;[.H708]&amp;[.I708]&amp;[.J708]&amp;[.K708]&amp;[.L708]" office:value-type="string" office:string-value="\node[normstate](BC)[right of=BA]{};">
            <text:p>\node[normstate](BC)[right of=B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1]" office:value-type="string" office:string-value="normstate">
            <text:p>normstate</text:p>
          </table:table-cell>
          <table:table-cell office:value-type="string">
            <text:p>](CA)[right of=BC]{};</text:p>
          </table:table-cell>
          <table:table-cell table:number-columns-repeated="7" table:style-name="ce110"/>
          <table:table-cell table:style-name="ce127"/>
          <table:table-cell table:style-name="ce94" table:formula="of:=[.B709]&amp;[.C709]&amp;[.D709]&amp;[.E709]&amp;[.F709]&amp;[.G709]&amp;[.H709]&amp;[.I709]&amp;[.J709]&amp;[.K709]&amp;[.L709]" office:value-type="string" office:string-value="\node[normstate](CA)[right of=BC]{};">
            <text:p>\node[normstate](CA)[right of=BC]{};</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2]" office:value-type="string" office:string-value="normstate">
            <text:p>normstate</text:p>
          </table:table-cell>
          <table:table-cell office:value-type="string">
            <text:p>](CB)[right of=CA]{};</text:p>
          </table:table-cell>
          <table:table-cell table:number-columns-repeated="7" table:style-name="ce110"/>
          <table:table-cell table:style-name="ce127"/>
          <table:table-cell table:style-name="ce94" table:formula="of:=[.B710]&amp;[.C710]&amp;[.D710]&amp;[.E710]&amp;[.F710]&amp;[.G710]&amp;[.H710]&amp;[.I710]&amp;[.J710]&amp;[.K710]&amp;[.L710]" office:value-type="string" office:string-value="\node[normstate](CB)[right of=CA]{};">
            <text:p>\node[normstate](CB)[right of=CA]{};</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4]" office:value-type="string" office:string-value="normstate">
            <text:p>normstate</text:p>
          </table:table-cell>
          <table:table-cell office:value-type="string">
            <text:p>] (A) [above of=A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11]&amp;[.C711]&amp;[.D711]&amp;[.E711]&amp;[.F711]&amp;[.G711]&amp;[.H711]&amp;[.I711]&amp;[.J711]&amp;[.K711]&amp;[.L711]" office:value-type="string" office:string-value="\node[normstate] (A) [above of=AC,xshift=-1.13mm,node distance=3.5mm] {};">
            <text:p>\node[normstate] (A) [above of=A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5]" office:value-type="string" office:string-value="normstate">
            <text:p>normstate</text:p>
          </table:table-cell>
          <table:table-cell office:value-type="string">
            <text:p>](B)[above of=BC,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12]&amp;[.C712]&amp;[.D712]&amp;[.E712]&amp;[.F712]&amp;[.G712]&amp;[.H712]&amp;[.I712]&amp;[.J712]&amp;[.K712]&amp;[.L712]" office:value-type="string" office:string-value="\node[normstate](B)[above of=BC,xshift=-1.13mm,node distance=3.5mm] {};">
            <text:p>\node[normstate](B)[above of=BC,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26]" office:value-type="string" office:string-value="normstate">
            <text:p>normstate</text:p>
          </table:table-cell>
          <table:table-cell office:value-type="string">
            <text:p>](C)[above of=CB,xshift=-</text:p>
          </table:table-cell>
          <table:table-cell table:number-columns-repeated="2" table:style-name="ce121"/>
          <table:table-cell table:style-name="ce110" table:formula="of:=[4Hilfswerte.$E$4]" office:value-type="string" office:string-value="1.13mm">
            <text:p>1.13mm</text:p>
          </table:table-cell>
          <table:table-cell table:style-name="ce110" office:value-type="string">
            <text:p>,node distance=</text:p>
          </table:table-cell>
          <table:table-cell table:style-name="ce110" table:formula="of:=[4Hilfswerte.$F$5]" office:value-type="string" office:string-value="3.5mm">
            <text:p>3.5mm</text:p>
          </table:table-cell>
          <table:table-cell table:style-name="ce110" office:value-type="string">
            <text:p>] {};</text:p>
          </table:table-cell>
          <table:table-cell table:style-name="ce110"/>
          <table:table-cell table:style-name="ce127"/>
          <table:table-cell table:style-name="ce94" table:formula="of:=[.B713]&amp;[.C713]&amp;[.D713]&amp;[.E713]&amp;[.F713]&amp;[.G713]&amp;[.H713]&amp;[.I713]&amp;[.J713]&amp;[.K713]&amp;[.L713]" office:value-type="string" office:string-value="\node[normstate](C)[above of=CB,xshift=-1.13mm,node distance=3.5mm] {};">
            <text:p>\node[normstate](C)[above of=CB,xshift=-1.13mm,node distance=3.5mm] {};</text:p>
          </table:table-cell>
          <table:table-cell table:style-name="ce110" table:number-columns-repeated="8"/>
          <table:table-cell table:style-name="ce127"/>
          <table:table-cell table:style-name="ce110" table:number-columns-repeated="234"/>
        </table:table-row>
        <table:table-row table:style-name="ro1">
          <table:table-cell table:style-name="ce81"/>
          <table:table-cell table:style-name="ce94" office:value-type="string">
            <text:p>\node[</text:p>
          </table:table-cell>
          <table:table-cell table:style-name="ce110" table:formula="of:=[4Hilfswerte.G631]" office:value-type="string" office:string-value="normstate">
            <text:p>normstate</text:p>
          </table:table-cell>
          <table:table-cell office:value-type="string">
            <text:p>](NULLD)[above of=B,node distance=</text:p>
          </table:table-cell>
          <table:table-cell table:style-name="ce110" table:formula="of:=[4Hilfswerte.$F$5]" office:value-type="string" office:string-value="3.5mm">
            <text:p>3.5mm</text:p>
          </table:table-cell>
          <table:table-cell table:style-name="ce110" office:value-type="string">
            <text:p>]{};</text:p>
          </table:table-cell>
          <table:table-cell table:number-columns-repeated="5" table:style-name="ce110"/>
          <table:table-cell table:style-name="ce127"/>
          <table:table-cell table:style-name="ce94" table:formula="of:=[.B714]&amp;[.C714]&amp;[.D714]&amp;[.E714]&amp;[.F714]&amp;[.G714]&amp;[.H714]&amp;[.I714]&amp;[.J714]&amp;[.K714]&amp;[.L714]" office:value-type="string" office:string-value="\node[normstate](NULLD)[above of=B,node distance=3.5mm]{};">
            <text:p>\node[normstate](NULLD)[above of=B,node distance=3.5mm]{};</text:p>
          </table:table-cell>
          <table:table-cell table:style-name="ce110" table:number-columns-repeated="8"/>
          <table:table-cell table:style-name="ce127"/>
          <table:table-cell table:style-name="ce110" table:number-columns-repeated="234"/>
        </table:table-row>
        <table:table-row table:style-name="ro1">
          <table:table-cell/>
          <table:table-cell office:value-type="string">
            <text:p>\path(NULLD)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A)</text:p>
          </table:table-cell>
          <table:table-cell table:number-columns-repeated="6"/>
          <table:table-cell table:formula="of:=[.B715]&amp;[.C715]&amp;[.D715]&amp;[.E715]&amp;[.F715]&amp;[.G715]&amp;[.H715]&amp;[.I715]&amp;[.J715]&amp;[.K715]&amp;[.L715]" office:value-type="string" office:string-value="\path(NULLD)  edge node[swap]{ }(A)">
            <text:p>\path(NULLD) <text:s/>edge node[swap]{ }(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B)</text:p>
          </table:table-cell>
          <table:table-cell table:number-columns-repeated="6"/>
          <table:table-cell table:formula="of:=[.B716]&amp;[.C716]&amp;[.D716]&amp;[.E716]&amp;[.F716]&amp;[.G716]&amp;[.H716]&amp;[.I716]&amp;[.J716]&amp;[.K716]&amp;[.L716]" office:value-type="string" office:string-value="  edge node{ }(B)">
            <text:p><text:s text:c="2"/>edge node{ }(B)</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C)</text:p>
          </table:table-cell>
          <table:table-cell table:number-columns-repeated="6"/>
          <table:table-cell table:formula="of:=[.B717]&amp;[.C717]&amp;[.D717]&amp;[.E717]&amp;[.F717]&amp;[.G717]&amp;[.H717]&amp;[.I717]&amp;[.J717]&amp;[.K717]&amp;[.L717]" office:value-type="string" office:string-value="  edge node{ }(C)">
            <text:p><text:s text:c="2"/>edge node{ }(C)</text:p>
          </table:table-cell>
          <table:table-cell table:number-columns-repeated="243"/>
        </table:table-row>
        <table:table-row table:style-name="ro1">
          <table:table-cell/>
          <table:table-cell office:value-type="string">
            <text:p>(A)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AB)</text:p>
          </table:table-cell>
          <table:table-cell table:number-columns-repeated="6"/>
          <table:table-cell table:formula="of:=[.B718]&amp;[.C718]&amp;[.D718]&amp;[.E718]&amp;[.F718]&amp;[.G718]&amp;[.H718]&amp;[.I718]&amp;[.J718]&amp;[.K718]&amp;[.L718]" office:value-type="string" office:string-value="(A)  edge node[swap]{ }(AB)">
            <text:p>(A) <text:s/>edge node[swap]{ }(AB)</text:p>
          </table:table-cell>
          <table:table-cell table:number-columns-repeated="243"/>
        </table:table-row>
        <table:table-row table:style-name="ro1">
          <table:table-cell/>
          <table:table-cell office:value-type="string">
            <text:p>(C) <text:s/>edge node</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B)</text:p>
          </table:table-cell>
          <table:table-cell table:number-columns-repeated="6"/>
          <table:table-cell table:formula="of:=[.B719]&amp;[.C719]&amp;[.D719]&amp;[.E719]&amp;[.F719]&amp;[.G719]&amp;[.H719]&amp;[.I719]&amp;[.J719]&amp;[.K719]&amp;[.L719]" office:value-type="string" office:string-value="(C)  edge node{ }(CB)">
            <text:p>(C) <text:s/>edge node{ }(CB)</text:p>
          </table:table-cell>
          <table:table-cell table:number-columns-repeated="243"/>
        </table:table-row>
        <table:table-row table:style-name="ro1">
          <table:table-cell/>
          <table:table-cell office:value-type="string">
            <text:p>(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A)</text:p>
          </table:table-cell>
          <table:table-cell table:number-columns-repeated="6"/>
          <table:table-cell table:formula="of:=[.B720]&amp;[.C720]&amp;[.D720]&amp;[.E720]&amp;[.F720]&amp;[.G720]&amp;[.H720]&amp;[.I720]&amp;[.J720]&amp;[.K720]&amp;[.L720]" office:value-type="string" office:string-value="(B)  edge node[swap]{ }(BA)">
            <text:p>(B) <text:s/>edge node[swap]{ }(BA)</text:p>
          </table:table-cell>
          <table:table-cell table:number-columns-repeated="243"/>
        </table:table-row>
        <table:table-row table:style-name="ro1">
          <table:table-cell/>
          <table:table-cell office:value-type="string">
            <text:p>(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A)</text:p>
          </table:table-cell>
          <table:table-cell table:number-columns-repeated="6"/>
          <table:table-cell table:formula="of:=[.B721]&amp;[.C721]&amp;[.D721]&amp;[.E721]&amp;[.F721]&amp;[.G721]&amp;[.H721]&amp;[.I721]&amp;[.J721]&amp;[.K721]&amp;[.L721]" office:value-type="string" office:string-value="(C)  edge node[swap]{ }(CA)">
            <text:p>(C) <text:s/>edge node[swap]{ }(CA)</text:p>
          </table:table-cell>
          <table:table-cell table:number-columns-repeated="243"/>
        </table:table-row>
        <table:table-row table:style-name="ro1">
          <table:table-cell/>
          <table:table-cell office:value-type="string">
            <text:p>(A) <text:s/>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C)</text:p>
          </table:table-cell>
          <table:table-cell table:number-columns-repeated="6"/>
          <table:table-cell table:formula="of:=[.B722]&amp;[.C722]&amp;[.D722]&amp;[.E722]&amp;[.F722]&amp;[.G722]&amp;[.H722]&amp;[.I722]&amp;[.J722]&amp;[.K722]&amp;[.L722]" office:value-type="string" office:string-value="(A)  edge node{ }(AC)">
            <text:p>(A) <text:s/>edge node{ }(AC)</text:p>
          </table:table-cell>
          <table:table-cell table:number-columns-repeated="243"/>
        </table:table-row>
        <table:table-row table:style-name="ro1">
          <table:table-cell/>
          <table:table-cell office:value-type="string">
            <text:p>(B) <text:s/>edge node</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BC)</text:p>
          </table:table-cell>
          <table:table-cell table:number-columns-repeated="6"/>
          <table:table-cell table:formula="of:=[.B723]&amp;[.C723]&amp;[.D723]&amp;[.E723]&amp;[.F723]&amp;[.G723]&amp;[.H723]&amp;[.I723]&amp;[.J723]&amp;[.K723]&amp;[.L723]" office:value-type="string" office:string-value="(B)  edge node{ }(BC)">
            <text:p>(B) <text:s/>edge node{ }(BC)</text:p>
          </table:table-cell>
          <table:table-cell table:number-columns-repeated="243"/>
        </table:table-row>
        <table:table-row table:style-name="ro1">
          <table:table-cell/>
          <table:table-cell office:value-type="string">
            <text:p>(CB)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CBA)</text:p>
          </table:table-cell>
          <table:table-cell table:number-columns-repeated="6"/>
          <table:table-cell table:formula="of:=[.B724]&amp;[.C724]&amp;[.D724]&amp;[.E724]&amp;[.F724]&amp;[.G724]&amp;[.H724]&amp;[.I724]&amp;[.J724]&amp;[.K724]&amp;[.L724]" office:value-type="string" office:string-value="(CB)  edge node[swap]{ }(CBA)">
            <text:p>(CB) <text:s/>edge node[swap]{ }(CBA)</text:p>
          </table:table-cell>
          <table:table-cell table:number-columns-repeated="243"/>
        </table:table-row>
        <table:table-row table:style-name="ro1">
          <table:table-cell/>
          <table:table-cell office:value-type="string">
            <text:p>(BC)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BCA)</text:p>
          </table:table-cell>
          <table:table-cell table:number-columns-repeated="6"/>
          <table:table-cell table:formula="of:=[.B725]&amp;[.C725]&amp;[.D725]&amp;[.E725]&amp;[.F725]&amp;[.G725]&amp;[.H725]&amp;[.I725]&amp;[.J725]&amp;[.K725]&amp;[.L725]" office:value-type="string" office:string-value="(BC)  edge node[swap]{ }(BCA)">
            <text:p>(BC) <text:s/>edge node[swap]{ }(BCA)</text:p>
          </table:table-cell>
          <table:table-cell table:number-columns-repeated="243"/>
        </table:table-row>
        <table:table-row table:style-name="ro1">
          <table:table-cell/>
          <table:table-cell office:value-type="string">
            <text:p>(CA)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CAB)</text:p>
          </table:table-cell>
          <table:table-cell table:number-columns-repeated="6"/>
          <table:table-cell table:formula="of:=[.B726]&amp;[.C726]&amp;[.D726]&amp;[.E726]&amp;[.F726]&amp;[.G726]&amp;[.H726]&amp;[.I726]&amp;[.J726]&amp;[.K726]&amp;[.L726]" office:value-type="string" office:string-value="(CA)  edge node[swap]{ }(CAB)">
            <text:p>(CA) <text:s/>edge node[swap]{ }(CAB)</text:p>
          </table:table-cell>
          <table:table-cell table:number-columns-repeated="243"/>
        </table:table-row>
        <table:table-row table:style-name="ro1">
          <table:table-cell/>
          <table:table-cell office:value-type="string">
            <text:p>(AC) <text:s/>edge node[swap]</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ACB)</text:p>
          </table:table-cell>
          <table:table-cell table:number-columns-repeated="6"/>
          <table:table-cell table:formula="of:=[.B727]&amp;[.C727]&amp;[.D727]&amp;[.E727]&amp;[.F727]&amp;[.G727]&amp;[.H727]&amp;[.I727]&amp;[.J727]&amp;[.K727]&amp;[.L727]" office:value-type="string" office:string-value="(AC)  edge node[swap]{ }(ACB)">
            <text:p>(AC) <text:s/>edge node[swap]{ }(ACB)</text:p>
          </table:table-cell>
          <table:table-cell table:number-columns-repeated="243"/>
        </table:table-row>
        <table:table-row table:style-name="ro1">
          <table:table-cell/>
          <table:table-cell office:value-type="string">
            <text:p>(AB)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ABC)</text:p>
          </table:table-cell>
          <table:table-cell table:number-columns-repeated="6"/>
          <table:table-cell table:formula="of:=[.B728]&amp;[.C728]&amp;[.D728]&amp;[.E728]&amp;[.F728]&amp;[.G728]&amp;[.H728]&amp;[.I728]&amp;[.J728]&amp;[.K728]&amp;[.L728]" office:value-type="string" office:string-value="(AB)  edge node[swap]{ }(ABC)">
            <text:p>(AB) <text:s/>edge node[swap]{ }(ABC)</text:p>
          </table:table-cell>
          <table:table-cell table:number-columns-repeated="243"/>
        </table:table-row>
        <table:table-row table:style-name="ro1">
          <table:table-cell/>
          <table:table-cell office:value-type="string">
            <text:p>(BA) <text:s/>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BAC)</text:p>
          </table:table-cell>
          <table:table-cell table:number-columns-repeated="6"/>
          <table:table-cell table:formula="of:=[.B729]&amp;[.C729]&amp;[.D729]&amp;[.E729]&amp;[.F729]&amp;[.G729]&amp;[.H729]&amp;[.I729]&amp;[.J729]&amp;[.K729]&amp;[.L729]" office:value-type="string" office:string-value="(BA)  edge node[swap]{ }(BAC)">
            <text:p>(BA) <text:s/>edge node[swap]{ }(BAC)</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730]&amp;[.C730]&amp;[.D730]&amp;[.E730]&amp;[.F730]&amp;[.G730]&amp;[.H730]&amp;[.I730]&amp;[.J730]&amp;[.K730]&amp;[.L730]" office:value-type="string" office:string-value=";">
            <text:p>;</text:p>
          </table:table-cell>
          <table:table-cell table:number-columns-repeated="243"/>
        </table:table-row>
        <table:table-row table:style-name="ro1">
          <table:table-cell/>
          <table:table-cell office:value-type="string">
            <text:p>\path(NULL) <text:s/>edge node[swap]</text:p>
          </table:table-cell>
          <table:table-cell office:value-type="string">
            <text:p>{</text:p>
          </table:table-cell>
          <table:table-cell table:style-name="ce111" table:formula="of:=[.A617]" office:value-type="string" office:string-value=" ">
            <text:p><text:s/></text:p>
          </table:table-cell>
          <table:table-cell office:value-type="string">
            <text:p>}</text:p>
          </table:table-cell>
          <table:table-cell office:value-type="string">
            <text:p>(NULLA)</text:p>
          </table:table-cell>
          <table:table-cell table:number-columns-repeated="6"/>
          <table:table-cell table:formula="of:=[.B731]&amp;[.C731]&amp;[.D731]&amp;[.E731]&amp;[.F731]&amp;[.G731]&amp;[.H731]&amp;[.I731]&amp;[.J731]&amp;[.K731]&amp;[.L731]" office:value-type="string" office:string-value="\path(NULL)  edge node[swap]{ }(NULLA)">
            <text:p>\path(NULL) <text:s/>edge node[swap]{ }(NULLA)</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18]" office:value-type="string" office:string-value=" ">
            <text:p><text:s/></text:p>
          </table:table-cell>
          <table:table-cell office:value-type="string">
            <text:p>}</text:p>
          </table:table-cell>
          <table:table-cell office:value-type="string">
            <text:p>(NULLB)</text:p>
          </table:table-cell>
          <table:table-cell table:number-columns-repeated="6"/>
          <table:table-cell table:formula="of:=[.B732]&amp;[.C732]&amp;[.D732]&amp;[.E732]&amp;[.F732]&amp;[.G732]&amp;[.H732]&amp;[.I732]&amp;[.J732]&amp;[.K732]&amp;[.L732]" office:value-type="string" office:string-value="  edge node{ }(NULLB)">
            <text:p><text:s text:c="2"/>edge node{ }(NULLB)</text:p>
          </table:table-cell>
          <table:table-cell table:number-columns-repeated="243"/>
        </table:table-row>
        <table:table-row table:style-name="ro1">
          <table:table-cell/>
          <table:table-cell office:value-type="string">
            <text:p><text:s text:c="2"/>edge node[swap]</text:p>
          </table:table-cell>
          <table:table-cell office:value-type="string">
            <text:p>{</text:p>
          </table:table-cell>
          <table:table-cell table:style-name="ce111" table:formula="of:=[.A619]" office:value-type="string" office:string-value=" ">
            <text:p><text:s/></text:p>
          </table:table-cell>
          <table:table-cell office:value-type="string">
            <text:p>}</text:p>
          </table:table-cell>
          <table:table-cell office:value-type="string">
            <text:p>(NULLC)</text:p>
          </table:table-cell>
          <table:table-cell table:number-columns-repeated="6"/>
          <table:table-cell table:formula="of:=[.B733]&amp;[.C733]&amp;[.D733]&amp;[.E733]&amp;[.F733]&amp;[.G733]&amp;[.H733]&amp;[.I733]&amp;[.J733]&amp;[.K733]&amp;[.L733]" office:value-type="string" office:string-value="  edge node[swap]{ }(NULLC)">
            <text:p><text:s text:c="2"/>edge node[swap]{ }(NULLC)</text:p>
          </table:table-cell>
          <table:table-cell table:number-columns-repeated="243"/>
        </table:table-row>
        <table:table-row table:style-name="ro1">
          <table:table-cell/>
          <table:table-cell office:value-type="string">
            <text:p><text:s text:c="2"/>edge node</text:p>
          </table:table-cell>
          <table:table-cell office:value-type="string">
            <text:p>{</text:p>
          </table:table-cell>
          <table:table-cell table:style-name="ce111" table:formula="of:=[.A620]" office:value-type="string" office:string-value=" ">
            <text:p><text:s/></text:p>
          </table:table-cell>
          <table:table-cell office:value-type="string">
            <text:p>}</text:p>
          </table:table-cell>
          <table:table-cell office:value-type="string">
            <text:p>(NULLD)</text:p>
          </table:table-cell>
          <table:table-cell table:number-columns-repeated="6"/>
          <table:table-cell table:formula="of:=[.B734]&amp;[.C734]&amp;[.D734]&amp;[.E734]&amp;[.F734]&amp;[.G734]&amp;[.H734]&amp;[.I734]&amp;[.J734]&amp;[.K734]&amp;[.L734]" office:value-type="string" office:string-value="  edge node{ }(NULLD)">
            <text:p><text:s text:c="2"/>edge node{ }(NULLD)</text:p>
          </table:table-cell>
          <table:table-cell table:number-columns-repeated="243"/>
        </table:table-row>
        <table:table-row table:style-name="ro1">
          <table:table-cell/>
          <table:table-cell office:value-type="string">
            <text:p>;</text:p>
          </table:table-cell>
          <table:table-cell/>
          <table:table-cell table:style-name="ce111"/>
          <table:table-cell table:number-columns-repeated="8"/>
          <table:table-cell table:formula="of:=[.B735]&amp;[.C735]&amp;[.D735]&amp;[.E735]&amp;[.F735]&amp;[.G735]&amp;[.H735]&amp;[.I735]&amp;[.J735]&amp;[.K735]&amp;[.L735]" office:value-type="string" office:string-value=";">
            <text:p>;</text:p>
          </table:table-cell>
          <table:table-cell table:number-columns-repeated="243"/>
        </table:table-row>
        <table:table-row table:style-name="ro1">
          <table:table-cell table:style-name="ce79"/>
          <table:table-cell table:style-name="ce92" office:value-type="string">
            <text:p>\end{tikzpicture}</text:p>
          </table:table-cell>
          <table:table-cell table:number-columns-repeated="9" table:style-name="ce108"/>
          <table:table-cell table:style-name="ce125"/>
          <table:table-cell table:style-name="ce92" table:formula="of:=[.B736]&amp;[.C736]&amp;[.D736]&amp;[.E736]&amp;[.F736]&amp;[.G736]&amp;[.H736]&amp;[.I736]&amp;[.J736]&amp;[.K736]&amp;[.L736]" office:value-type="string" office:string-value="\end{tikzpicture}">
            <text:p>\end{tikzpicture}</text:p>
          </table:table-cell>
          <table:table-cell table:style-name="ce108" table:number-columns-repeated="8"/>
          <table:table-cell table:style-name="ce125"/>
          <table:table-cell table:style-name="ce108" table:number-columns-repeated="234"/>
        </table:table-row>
        <table:table-row table:style-name="ro1">
          <table:table-cell table:style-name="ce79"/>
          <table:table-cell table:style-name="ce92" office:value-type="string">
            <text:p>}%</text:p>
          </table:table-cell>
          <table:table-cell table:number-columns-repeated="9" table:style-name="ce108"/>
          <table:table-cell table:style-name="ce125"/>
          <table:table-cell table:style-name="ce92" table:formula="of:=[.B737]&amp;[.C737]&amp;[.D737]&amp;[.E737]&amp;[.F737]&amp;[.G737]&amp;[.H737]&amp;[.I737]&amp;[.J737]&amp;[.K737]&amp;[.L737]" office:value-type="string" office:string-value="}%">
            <text:p>}%</text:p>
          </table:table-cell>
          <table:table-cell table:style-name="ce108" table:number-columns-repeated="8"/>
          <table:table-cell table:style-name="ce125"/>
          <table:table-cell table:style-name="ce108" table:number-columns-repeated="234"/>
        </table:table-row>
        <table:table-row table:style-name="ro1" table:number-rows-repeated="5">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4"/>
          <table:table-cell table:style-name="ce97" table:formula="of:=CONCATENATE([.M593];[.M594];[.M595];[.M596];[.M597];[.M598];[.M599];[.M600];[.M601];[.M602];[.M603];[.M604];[.M605];[.M606];[.M607];[.M608];[.M609];[.M610];[.M611];[.M612];[.M613];[.M614];[.M615];[.M616];[.M617];[.M618];[.M619];[.M620];[.M621];[.M622];[.M623];[.M624];[.M625];[.M626];[.M627];[.M628];[.M629];[.M630];[.M631];[.M632];[.M633];[.M634];[.M635];[.M636];[.M637];[.M638];[.M639];[.M640];[.M641];[.M642];[.M643];[.M644];[.M645];[.M646];[.M647];[.M648];[.M649];[.M650];[.M651];[.M652];[.M653];[.M654];[.M655];[.M656];[.M657];[.M658];[.M659];[.M660];[.M661];[.M662];[.M663];[.M664];[.M665];[.M666];[.M667];[.M668];[.M669];[.M670];[.M671];[.M672];[.M673];[.M674];[.M675];[.M676];[.M677];[.M678];[.M679];[.M680];[.M681];[.M682];[.M683];[.M684];[.M685];[.M686];[.M687];[.M688];[.M689];[.M690];[.M691];[.M692];[.M693];[.M694];[.M695];[.M696];[.M697];[.M698];[.M699];[.M700];[.M701];[.M702];[.M703];[.M704];[.M705];[.M706];[.M707];[.M708];[.M709];[.M710];[.M711];[.M712];[.M713];[.M714];[.M715];[.M716];[.M717];[.M718];[.M719];[.M720];[.M721];[.M722];[.M723];[.M724];[.M725];[.M726];[.M727];[.M728];[.M729];[.M730];[.M731];[.M732];[.M733];[.M734];[.M735];[.M736];[.M737])" office:value-type="string" office:string-value="{\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A)[above of=B,node distance=3.5mm]{};\path(NULLA)  edge node[swap]{ }(A)  edge node{ }(B)  edge node{ }(C)(A)  edge node[swap]{ }(AB)(C)  edge node{ }(CB)(B)  edge node[swap]{ }(BA)(C)  edge node[swap]{ }(CA)(A)  edge node{ }(AC)(B)  edge node{ }(BC)(CB)  edge node[swap]{ }(CBA)(BC)  edge node[swap]{ }(BCA)(CA)  edge node[swap]{ }(CAB)(AC)  edge node[swap]{ }(ACB)(AB)  edge node[swap]{ }(ABC)(BA)  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B)[above of=B,node distance=3.5mm]{};\path(NULLB)  edge node[swap]{ }(A)  edge node{ }(B)  edge node{ }(C)(A)  edge node[swap]{ }(AB)(C)  edge node{ }(CB)(B)  edge node[swap]{ }(BA)(C)  edge node[swap]{ }(CA)(A)  edge node{ }(AC)(B)  edge node{ }(BC)(CB)  edge node[swap]{ }(CBA)(BC)  edge node[swap]{ }(BCA)(CA)  edge node[swap]{ }(CAB)(AC)  edge node[swap]{ }(ACB)(AB)  edge node[swap]{ }(ABC)(BA)  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C)[above of=B,node distance=3.5mm]{};\path(NULLC)  edge node[swap]{ }(A)  edge node{ }(B)  edge node{ }(C)(A)  edge node[swap]{ }(AB)(C)  edge node{ }(CB)(B)  edge node[swap]{ }(BA)(C)  edge node[swap]{ }(CA)(A)  edge node{ }(AC)(B)  edge node{ }(BC)(CB)  edge node[swap]{ }(CBA)(BC)  edge node[swap]{ }(BCA)(CA)  edge node[swap]{ }(CAB)(AC)  edge node[swap]{ }(ACB)(AB)  edge node[swap]{ }(ABC)(BA)  edge node[swap]{ }(BAC);\node[normstate](NULL)[above of=NULLB,node distance=3.5mm,xshift=6.13mm]{};\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D)[above of=B,node distance=3.5mm]{};\path(NULLD)  edge node[swap]{ }(A)  edge node{ }(B)  edge node{ }(C)(A)  edge node[swap]{ }(AB)(C)  edge node{ }(CB)(B)  edge node[swap]{ }(BA)(C)  edge node[swap]{ }(CA)(A)  edge node{ }(AC)(B)  edge node{ }(BC)(CB)  edge node[swap]{ }(CBA)(BC)  edge node[swap]{ }(BCA)(CA)  edge node[swap]{ }(CAB)(AC)  edge node[swap]{ }(ACB)(AB)  edge node[swap]{ }(ABC)(BA)  edge node[swap]{ }(BAC);\path(NULL)  edge node[swap]{ }(NULLA)  edge node{ }(NULLB)  edge node[swap]{ }(NULLC)  edge node{ }(NULLD);\end{tikzpicture}}%" table:number-columns-spanned="11" table:number-rows-spanned="1">
            <text:p>{\tiny \begin{tikzpicture}[normstate/.style={draw,fill=white,circle,inner sep=0pt,minimum size=1.5mm,node distance=2.25mm},normsandstate/.style={draw,fill=white,rectangle,inner sep=0pt,minimum size=1.5mm,node distance=2.25mm},minstate/.style={draw,fill=black,circle,inner sep=0pt, minimum size=1.5mm,node distance=2.25mm},minsandstate/.style={draw,fill=black,rectangle,inner sep=0pt,minimum size=1.5mm,node distance=2.25mm},folgestate/.style={draw,pattern=crosshatch,circle,inner sep=0pt, minimum size=1.5mm,node distance=2.25mm},folgesandstate/.style={draw,pattern=crosshatch,rectangle,inner sep=0pt, minimum size=1.5mm,node distance=2.25mm},dummystate/.style={draw=none,pattern=none,circle,inner sep=0pt,minimum size=1.5mm,node distance=2.25mm},auto,semithick,scale=1,transform shape]\node[normstate](ABC){};\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A)[above of=B,node distance=3.5mm]{};\path(NULLA)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B)[above of=B,node distance=3.5mm]{};\path(NULLB)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C)[above of=B,node distance=3.5mm]{};\path(NULLC)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node[normstate](NULL)[above of=NULLB,node distance=3.5mm,xshift=6.13mm]{};\node[normstate](ABC)[right of=CBA,node distance=3.5mm]{};\node[normstate](ACB)[right of=ABC]{};\node[normstate](BAC)[right of=ACB]{};\node[normstate](BCA)[right of=BAC]{};\node[normstate](CAB)[right of=BCA]{};\node[normstate](CBA)[right of=CAB]{};\node[normstate](AB)[above of=ABC,node distance=3.5mm]{};\node[normstate](AC)[right of=AB]{};\node[normstate](BA)[right of=AC]{};\node[normstate](BC)[right of=BA]{};\node[normstate](CA)[right of=BC]{};\node[normstate](CB)[right of=CA]{};\node[normstate] (A) [above of=AC,xshift=-1.13mm,node distance=3.5mm] {};\node[normstate](B)[above of=BC,xshift=-1.13mm,node distance=3.5mm] {};\node[normstate](C)[above of=CB,xshift=-1.13mm,node distance=3.5mm] {};\node[normstate](NULLD)[above of=B,node distance=3.5mm]{};\path(NULLD) <text:s/>edge node[swap]{ }(A) <text:s/>edge node{ }(B) <text:s/>edge node{ }(C)(A) <text:s/>edge node[swap]{ }(AB)(C) <text:s/>edge node{ }(CB)(B) <text:s/>edge node[swap]{ }(BA)(C) <text:s/>edge node[swap]{ }(CA)(A) <text:s/>edge node{ }(AC)(B) <text:s/>edge node{ }(BC)(CB) <text:s/>edge node[swap]{ }(CBA)(BC) <text:s/>edge node[swap]{ }(BCA)(CA) <text:s/>edge node[swap]{ }(CAB)(AC) <text:s/>edge node[swap]{ }(ACB)(AB) <text:s/>edge node[swap]{ }(ABC)(BA) <text:s/>edge node[swap]{ }(BAC);\path(NULL) <text:s/>edge node[swap]{ }(NULLA) <text:s/>edge node{ }(NULLB) <text:s/>edge node[swap]{ }(NULLC) <text:s/>edge node{ }(NULLD);\end{tikzpicture}}%</text:p>
          </table:table-cell>
          <table:covered-table-cell table:number-columns-repeated="9" table:style-name="ce112"/>
          <table:covered-table-cell table:style-name="ce130"/>
          <table:table-cell table:style-name="ce134"/>
          <table:table-cell table:style-name="ce112" table:number-columns-repeated="8"/>
          <table:table-cell table:style-name="ce130"/>
          <table:table-cell table:style-name="ce112" table:number-columns-repeated="234"/>
        </table:table-row>
        <table:table-row table:style-name="ro1" table:number-rows-repeated="2">
          <table:table-cell table:style-name="ce83"/>
          <table:table-cell table:style-name="ce101"/>
          <table:table-cell table:style-name="Default" table:number-columns-repeated="9"/>
          <table:table-cell table:style-name="ce129"/>
          <table:table-cell table:style-name="ce101"/>
          <table:table-cell table:style-name="Default" table:number-columns-repeated="8"/>
          <table:table-cell table:style-name="ce129"/>
          <table:table-cell table:style-name="Default" table:number-columns-repeated="234"/>
        </table:table-row>
        <table:table-row table:style-name="ro1">
          <table:table-cell table:style-name="ce86"/>
          <table:table-cell table:style-name="ce104"/>
          <table:table-cell table:style-name="ce114" table:number-columns-repeated="9"/>
          <table:table-cell table:style-name="ce132"/>
          <table:table-cell table:style-name="ce104"/>
          <table:table-cell table:style-name="ce114" table:number-columns-repeated="8"/>
          <table:table-cell table:style-name="ce132"/>
          <table:table-cell table:style-name="Default" table:number-columns-repeated="234"/>
        </table:table-row>
      </table:table>
      <table:table table:name="4Hilfswerte" table:style-name="ta1" table:protected="true" table:print="false">
        <office:forms form:automatic-focus="false" form:apply-design-mode="true"/>
        <table:table-column table:style-name="co1" table:number-columns-repeated="256" table:default-cell-style-name="Default"/>
        <table:table-row table:style-name="ro1">
          <table:table-cell table:style-name="ce106"/>
          <table:table-cell table:style-name="ce141" office:value-type="string" table:number-columns-spanned="9" table:number-rows-spanned="1">
            <text:p>Berechnung der Abstände / Größen aus den auf demDeckblatt angegebenen Werten</text:p>
          </table:table-cell>
          <table:covered-table-cell table:number-columns-repeated="8" table:style-name="ce106"/>
          <table:table-cell table:style-name="ce106" table:number-columns-repeated="246"/>
        </table:table-row>
        <table:table-row table:style-name="ro1">
          <table:table-cell/>
          <table:table-cell table:style-name="ce142"/>
          <table:table-cell table:style-name="ce142" office:value-type="string">
            <text:p>Größe</text:p>
          </table:table-cell>
          <table:table-cell table:style-name="ce142" office:value-type="string">
            <text:p>Einheit</text:p>
          </table:table-cell>
          <table:table-cell table:style-name="ce142" office:value-type="string">
            <text:p>Abstand hor.</text:p>
          </table:table-cell>
          <table:table-cell table:style-name="ce142" office:value-type="string">
            <text:p>Abstand vert.</text:p>
          </table:table-cell>
          <table:table-cell table:style-name="ce142"/>
          <table:table-cell table:style-name="ce142" office:value-type="string">
            <text:p>Skalierungsfaktor</text:p>
          </table:table-cell>
          <table:table-cell table:style-name="ce142"/>
          <table:table-cell table:number-columns-repeated="247"/>
        </table:table-row>
        <table:table-row table:style-name="ro1">
          <table:table-cell/>
          <table:table-cell table:style-name="ce142" office:value-type="string">
            <text:p>vorgegeben</text:p>
          </table:table-cell>
          <table:table-cell table:style-name="ce144" table:formula="of:=[1Einstellungen_Deckblatt.I20]" office:value-type="float" office:value="1.5">
            <text:p>1.5</text:p>
          </table:table-cell>
          <table:table-cell table:style-name="ce145" table:formula="of:=[1Einstellungen_Deckblatt.J20]" office:value-type="string" office:string-value="mm">
            <text:p>mm</text:p>
          </table:table-cell>
          <table:table-cell table:style-name="ce144" table:formula="of:=[1Einstellungen_Deckblatt.I21]" office:value-type="float" office:value="0.75">
            <text:p>0.75</text:p>
          </table:table-cell>
          <table:table-cell table:style-name="ce144" table:formula="of:=[1Einstellungen_Deckblatt.I22]" office:value-type="float" office:value="2">
            <text:p>2</text:p>
          </table:table-cell>
          <table:table-cell table:style-name="ce145"/>
          <table:table-cell table:style-name="ce144" table:formula="of:=[1Einstellungen_Deckblatt.I23]" office:value-type="float" office:value="1">
            <text:p>1</text:p>
          </table:table-cell>
          <table:table-cell table:style-name="ce145"/>
          <table:table-cell table:number-columns-repeated="247"/>
        </table:table-row>
        <table:table-row table:style-name="ro1">
          <table:table-cell/>
          <table:table-cell table:style-name="ce143" office:value-type="string" table:number-columns-spanned="1" table:number-rows-spanned="5">
            <text:p>daraus berechnet</text:p>
          </table:table-cell>
          <table:table-cell table:style-name="ce144"/>
          <table:table-cell table:style-name="ce145"/>
          <table:table-cell table:style-name="ce144" table:formula="of:=TEXT(0.5*([.C3]+[.E3]);&quot;###.##&quot;)&amp;[.D3]" office:value-type="string" office:string-value="1.13mm">
            <text:p>1.13mm</text:p>
          </table:table-cell>
          <table:table-cell table:style-name="ce144" table:formula="of:=TEXT(0.5*([.C3]+[.F3]);&quot;###.##&quot;)&amp;[.D3]" office:value-type="string" office:string-value="1.75mm">
            <text:p>1.75mm</text:p>
          </table:table-cell>
          <table:table-cell table:style-name="ce145"/>
          <table:table-cell table:style-name="ce144" table:formula="of:=TEXT(0.5*2*[.H3];&quot;###.##&quot;)" office:value-type="string" office:string-value="1">
            <text:p>1</text:p>
          </table:table-cell>
          <table:table-cell table:style-name="ce145"/>
          <table:table-cell table:number-columns-repeated="2"/>
          <table:table-cell table:formula="of:=[$1Einstellungen_Deckblatt.$H$40]" office:value-type="string" office:string-value="2_2">
            <text:p>2_2</text:p>
          </table:table-cell>
          <table:table-cell table:number-columns-repeated="244"/>
        </table:table-row>
        <table:table-row table:style-name="ro1">
          <table:table-cell/>
          <table:covered-table-cell table:style-name="ce142"/>
          <table:table-cell table:style-name="ce145"/>
          <table:table-cell table:style-name="ce147" table:formula="of:=TEXT([.C3];&quot;###.##&quot;)&amp;[.D3]" office:value-type="string" office:string-value="1.5mm">
            <text:p>1.5mm</text:p>
          </table:table-cell>
          <table:table-cell table:style-name="ce147" table:formula="of:=TEXT([.C3]+[.E3];&quot;###.##&quot;)&amp;[.D3]" office:value-type="string" office:string-value="2.25mm">
            <text:p>2.25mm</text:p>
          </table:table-cell>
          <table:table-cell table:style-name="ce147" table:formula="of:=TEXT([.C3]+[.F3];&quot;###.##&quot;)&amp;[.D3]" office:value-type="string" office:string-value="3.5mm">
            <text:p>3.5mm</text:p>
          </table:table-cell>
          <table:table-cell table:style-name="ce145" table:number-columns-repeated="3"/>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f:=TEXT(1.5*([.C3]+[.F3]);&quot;###.##&quot;)&amp;[.D3]" office:value-type="string" office:string-value="5.25mm">
            <text:p>5.25mm</text:p>
          </table:table-cell>
          <table:table-cell table:style-name="ce145" table:formula="of:=[.F7]" office:value-type="string" office:string-value="14mm">
            <text:p>14mm</text:p>
          </table:table-cell>
          <table:table-cell table:style-name="ce145" table:number-columns-repeated="2"/>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f:=TEXT(4*([.C3]+[.F3]);&quot;###.##&quot;)&amp;[.D3]" office:value-type="string" office:string-value="14mm">
            <text:p>14mm</text:p>
          </table:table-cell>
          <table:table-cell table:style-name="ce147" table:formula="of:=TEXT(2*[.C3]+2*[.F3];&quot;###.##&quot;)&amp;[.D3]" office:value-type="string" office:string-value="7mm">
            <text:p>7mm</text:p>
          </table:table-cell>
          <table:table-cell table:style-name="ce145" table:number-columns-repeated="2"/>
          <table:table-cell table:number-columns-repeated="247"/>
        </table:table-row>
        <table:table-row table:style-name="ro1">
          <table:table-cell/>
          <table:covered-table-cell table:style-name="ce142"/>
          <table:table-cell table:style-name="ce145"/>
          <table:table-cell table:style-name="ce147" table:number-columns-repeated="2"/>
          <table:table-cell table:style-name="ce147" table:formula="of:=TEXT(1.75*([.C3]+[.F3]);&quot;###.##&quot;)&amp;[.D3]" office:value-type="string" office:string-value="6.13mm">
            <text:p>6.13mm</text:p>
          </table:table-cell>
          <table:table-cell table:style-name="ce147"/>
          <table:table-cell table:style-name="ce145" table:number-columns-repeated="2"/>
          <table:table-cell table:number-columns-repeated="247"/>
        </table:table-row>
        <table:table-row table:style-name="ro1">
          <table:table-cell table:style-name="ce107" table:number-columns-repeated="256"/>
        </table:table-row>
        <table:table-row table:style-name="ro1">
          <table:table-cell table:style-name="ce106"/>
          <table:table-cell table:style-name="ce141" office:value-type="string" table:number-columns-spanned="9" table:number-rows-spanned="1">
            <text:p>Auswahl möglicher Namen für Zustandsübergänge / Kanten /Ereignisse (vgl. Deckblatt)</text:p>
          </table:table-cell>
          <table:covered-table-cell table:number-columns-repeated="8" table:style-name="ce106"/>
          <table:table-cell table:style-name="ce106" table:number-columns-repeated="246"/>
        </table:table-row>
        <table:table-row table:style-name="ro17">
          <table:table-cell table:style-name="ce140" table:number-columns-repeated="2"/>
          <table:table-cell table:style-name="ce146" office:value-type="string">
            <text:p>für erstes Ereignis</text:p>
          </table:table-cell>
          <table:table-cell table:style-name="ce146" office:value-type="string">
            <text:p>für zweites Ereignis</text:p>
          </table:table-cell>
          <table:table-cell table:style-name="ce146" office:value-type="string">
            <text:p>für drittes Ereignis</text:p>
          </table:table-cell>
          <table:table-cell table:style-name="ce146" office:value-type="string">
            <text:p>für viertes Ereignis</text:p>
          </table:table-cell>
          <table:table-cell table:style-name="ce146"/>
          <table:table-cell table:style-name="ce146" office:value-type="string">
            <text:p>Bedingung: exisitiert drittes Ereignis überhaupt?</text:p>
          </table:table-cell>
          <table:table-cell table:style-name="ce146" office:value-type="string">
            <text:p>Bedingung: exisitiert viertes Ereignis überhaupt?</text:p>
          </table:table-cell>
          <table:table-cell table:style-name="ce140" table:number-columns-repeated="247"/>
        </table:table-row>
        <table:table-row table:style-name="ro1">
          <table:table-cell table:number-columns-repeated="2"/>
          <table:table-cell office:value-type="string">
            <text:p><text:s/></text:p>
          </table:table-cell>
          <table:table-cell table:formula="of:=[.C12]" office:value-type="string" office:string-value=" ">
            <text:p><text:s/></text:p>
          </table:table-cell>
          <table:table-cell table:formula="of:=[.D12]" office:value-type="string" office:string-value=" ">
            <text:p><text:s/></text:p>
          </table:table-cell>
          <table:table-cell table:formula="of:=[.E12]" office:value-type="string" office:string-value=" ">
            <text:p><text:s/></text:p>
          </table:table-cell>
          <table:table-cell table:number-columns-repeated="250"/>
        </table:table-row>
        <table:table-row table:style-name="ro1">
          <table:table-cell table:number-columns-repeated="2"/>
          <table:table-cell office:value-type="float" office:value="1">
            <text:p>1</text:p>
          </table:table-cell>
          <table:table-cell table:formula="of:=[.C13]" office:value-type="float" office:value="1">
            <text:p>1</text:p>
          </table:table-cell>
          <table:table-cell table:formula="of:=IF([.H13];[.D13];&quot;&quot;)" office:value-type="float" office:value="1">
            <text:p>1</text:p>
          </table:table-cell>
          <table:table-cell table:formula="of:=IF([.I13];[.E13];&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2">
            <text:p>2</text:p>
          </table:table-cell>
          <table:table-cell table:formula="of:=[.C14]" office:value-type="float" office:value="2">
            <text:p>2</text:p>
          </table:table-cell>
          <table:table-cell table:formula="of:=IF([.H14];[.D14];&quot;&quot;)" office:value-type="float" office:value="2">
            <text:p>2</text:p>
          </table:table-cell>
          <table:table-cell table:formula="of:=IF([.I14];[.E14];&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3">
            <text:p>3</text:p>
          </table:table-cell>
          <table:table-cell table:formula="of:=[.C15]" office:value-type="float" office:value="3">
            <text:p>3</text:p>
          </table:table-cell>
          <table:table-cell table:formula="of:=IF([.H15];[.D15];&quot;&quot;)" office:value-type="float" office:value="3">
            <text:p>3</text:p>
          </table:table-cell>
          <table:table-cell table:formula="of:=IF([.I15];[.E15];&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4">
            <text:p>4</text:p>
          </table:table-cell>
          <table:table-cell table:formula="of:=[.C16]" office:value-type="float" office:value="4">
            <text:p>4</text:p>
          </table:table-cell>
          <table:table-cell table:formula="of:=IF([.H16];[.D16];&quot;&quot;)" office:value-type="float" office:value="4">
            <text:p>4</text:p>
          </table:table-cell>
          <table:table-cell table:formula="of:=IF([.I16];[.E16];&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5">
            <text:p>5</text:p>
          </table:table-cell>
          <table:table-cell table:formula="of:=[.C17]" office:value-type="float" office:value="5">
            <text:p>5</text:p>
          </table:table-cell>
          <table:table-cell table:formula="of:=IF([.H17];[.D17];&quot;&quot;)" office:value-type="float" office:value="5">
            <text:p>5</text:p>
          </table:table-cell>
          <table:table-cell table:formula="of:=IF([.I17];[.E17];&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6">
            <text:p>6</text:p>
          </table:table-cell>
          <table:table-cell table:formula="of:=[.C18]" office:value-type="float" office:value="6">
            <text:p>6</text:p>
          </table:table-cell>
          <table:table-cell table:formula="of:=IF([.H18];[.D18];&quot;&quot;)" office:value-type="float" office:value="6">
            <text:p>6</text:p>
          </table:table-cell>
          <table:table-cell table:formula="of:=IF([.I18];[.E18];&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7">
            <text:p>7</text:p>
          </table:table-cell>
          <table:table-cell table:formula="of:=[.C19]" office:value-type="float" office:value="7">
            <text:p>7</text:p>
          </table:table-cell>
          <table:table-cell table:formula="of:=IF([.H19];[.D19];&quot;&quot;)" office:value-type="float" office:value="7">
            <text:p>7</text:p>
          </table:table-cell>
          <table:table-cell table:formula="of:=IF([.I19];[.E19];&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8">
            <text:p>8</text:p>
          </table:table-cell>
          <table:table-cell table:formula="of:=[.C20]" office:value-type="float" office:value="8">
            <text:p>8</text:p>
          </table:table-cell>
          <table:table-cell table:formula="of:=IF([.H20];[.D20];&quot;&quot;)" office:value-type="float" office:value="8">
            <text:p>8</text:p>
          </table:table-cell>
          <table:table-cell table:formula="of:=IF([.I20];[.E20];&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9">
            <text:p>9</text:p>
          </table:table-cell>
          <table:table-cell table:formula="of:=[.C21]" office:value-type="float" office:value="9">
            <text:p>9</text:p>
          </table:table-cell>
          <table:table-cell table:formula="of:=IF([.H21];[.D21];&quot;&quot;)" office:value-type="float" office:value="9">
            <text:p>9</text:p>
          </table:table-cell>
          <table:table-cell table:formula="of:=IF([.I21];[.E21];&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float" office:value="0">
            <text:p>0</text:p>
          </table:table-cell>
          <table:table-cell table:formula="of:=[.C22]" office:value-type="float" office:value="0">
            <text:p>0</text:p>
          </table:table-cell>
          <table:table-cell table:formula="of:=IF([.H22];[.D22];&quot;&quot;)" office:value-type="float" office:value="0">
            <text:p>0</text:p>
          </table:table-cell>
          <table:table-cell table:formula="of:=IF([.I22];[.E22];&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A</text:p>
          </table:table-cell>
          <table:table-cell table:formula="of:=[.C23]" office:value-type="string" office:string-value="A">
            <text:p>A</text:p>
          </table:table-cell>
          <table:table-cell table:formula="of:=IF([.H23];[.D23];&quot;&quot;)" office:value-type="string" office:string-value="A">
            <text:p>A</text:p>
          </table:table-cell>
          <table:table-cell table:formula="of:=IF([.I23];[.E23];&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B</text:p>
          </table:table-cell>
          <table:table-cell table:formula="of:=[.C24]" office:value-type="string" office:string-value="B">
            <text:p>B</text:p>
          </table:table-cell>
          <table:table-cell table:formula="of:=IF([.H24];[.D24];&quot;&quot;)" office:value-type="string" office:string-value="B">
            <text:p>B</text:p>
          </table:table-cell>
          <table:table-cell table:formula="of:=IF([.I24];[.E24];&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C</text:p>
          </table:table-cell>
          <table:table-cell table:formula="of:=[.C25]" office:value-type="string" office:string-value="C">
            <text:p>C</text:p>
          </table:table-cell>
          <table:table-cell table:formula="of:=IF([.H25];[.D25];&quot;&quot;)" office:value-type="string" office:string-value="C">
            <text:p>C</text:p>
          </table:table-cell>
          <table:table-cell table:formula="of:=IF([.I25];[.E25];&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D</text:p>
          </table:table-cell>
          <table:table-cell table:formula="of:=[.C26]" office:value-type="string" office:string-value="D">
            <text:p>D</text:p>
          </table:table-cell>
          <table:table-cell table:formula="of:=IF([.H26];[.D26];&quot;&quot;)" office:value-type="string" office:string-value="D">
            <text:p>D</text:p>
          </table:table-cell>
          <table:table-cell table:formula="of:=IF([.I26];[.E26];&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E</text:p>
          </table:table-cell>
          <table:table-cell table:formula="of:=[.C27]" office:value-type="string" office:string-value="E">
            <text:p>E</text:p>
          </table:table-cell>
          <table:table-cell table:formula="of:=IF([.H27];[.D27];&quot;&quot;)" office:value-type="string" office:string-value="E">
            <text:p>E</text:p>
          </table:table-cell>
          <table:table-cell table:formula="of:=IF([.I27];[.E27];&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F</text:p>
          </table:table-cell>
          <table:table-cell table:formula="of:=[.C28]" office:value-type="string" office:string-value="F">
            <text:p>F</text:p>
          </table:table-cell>
          <table:table-cell table:formula="of:=IF([.H28];[.D28];&quot;&quot;)" office:value-type="string" office:string-value="F">
            <text:p>F</text:p>
          </table:table-cell>
          <table:table-cell table:formula="of:=IF([.I28];[.E28];&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G</text:p>
          </table:table-cell>
          <table:table-cell table:formula="of:=[.C29]" office:value-type="string" office:string-value="G">
            <text:p>G</text:p>
          </table:table-cell>
          <table:table-cell table:formula="of:=IF([.H29];[.D29];&quot;&quot;)" office:value-type="string" office:string-value="G">
            <text:p>G</text:p>
          </table:table-cell>
          <table:table-cell table:formula="of:=IF([.I29];[.E29];&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H</text:p>
          </table:table-cell>
          <table:table-cell table:formula="of:=[.C30]" office:value-type="string" office:string-value="H">
            <text:p>H</text:p>
          </table:table-cell>
          <table:table-cell table:formula="of:=IF([.H30];[.D30];&quot;&quot;)" office:value-type="string" office:string-value="H">
            <text:p>H</text:p>
          </table:table-cell>
          <table:table-cell table:formula="of:=IF([.I30];[.E30];&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I</text:p>
          </table:table-cell>
          <table:table-cell table:formula="of:=[.C31]" office:value-type="string" office:string-value="I">
            <text:p>I</text:p>
          </table:table-cell>
          <table:table-cell table:formula="of:=IF([.H31];[.D31];&quot;&quot;)" office:value-type="string" office:string-value="I">
            <text:p>I</text:p>
          </table:table-cell>
          <table:table-cell table:formula="of:=IF([.I31];[.E31];&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J</text:p>
          </table:table-cell>
          <table:table-cell table:formula="of:=[.C32]" office:value-type="string" office:string-value="J">
            <text:p>J</text:p>
          </table:table-cell>
          <table:table-cell table:formula="of:=IF([.H32];[.D32];&quot;&quot;)" office:value-type="string" office:string-value="J">
            <text:p>J</text:p>
          </table:table-cell>
          <table:table-cell table:formula="of:=IF([.I32];[.E32];&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K</text:p>
          </table:table-cell>
          <table:table-cell table:formula="of:=[.C33]" office:value-type="string" office:string-value="K">
            <text:p>K</text:p>
          </table:table-cell>
          <table:table-cell table:formula="of:=IF([.H33];[.D33];&quot;&quot;)" office:value-type="string" office:string-value="K">
            <text:p>K</text:p>
          </table:table-cell>
          <table:table-cell table:formula="of:=IF([.I33];[.E33];&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L</text:p>
          </table:table-cell>
          <table:table-cell table:formula="of:=[.C34]" office:value-type="string" office:string-value="L">
            <text:p>L</text:p>
          </table:table-cell>
          <table:table-cell table:formula="of:=IF([.H34];[.D34];&quot;&quot;)" office:value-type="string" office:string-value="L">
            <text:p>L</text:p>
          </table:table-cell>
          <table:table-cell table:formula="of:=IF([.I34];[.E34];&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M</text:p>
          </table:table-cell>
          <table:table-cell table:formula="of:=[.C35]" office:value-type="string" office:string-value="M">
            <text:p>M</text:p>
          </table:table-cell>
          <table:table-cell table:formula="of:=IF([.H35];[.D35];&quot;&quot;)" office:value-type="string" office:string-value="M">
            <text:p>M</text:p>
          </table:table-cell>
          <table:table-cell table:formula="of:=IF([.I35];[.E35];&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N</text:p>
          </table:table-cell>
          <table:table-cell table:formula="of:=[.C36]" office:value-type="string" office:string-value="N">
            <text:p>N</text:p>
          </table:table-cell>
          <table:table-cell table:formula="of:=IF([.H36];[.D36];&quot;&quot;)" office:value-type="string" office:string-value="N">
            <text:p>N</text:p>
          </table:table-cell>
          <table:table-cell table:formula="of:=IF([.I36];[.E36];&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O</text:p>
          </table:table-cell>
          <table:table-cell table:formula="of:=[.C37]" office:value-type="string" office:string-value="O">
            <text:p>O</text:p>
          </table:table-cell>
          <table:table-cell table:formula="of:=IF([.H37];[.D37];&quot;&quot;)" office:value-type="string" office:string-value="O">
            <text:p>O</text:p>
          </table:table-cell>
          <table:table-cell table:formula="of:=IF([.I37];[.E37];&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P</text:p>
          </table:table-cell>
          <table:table-cell table:formula="of:=[.C38]" office:value-type="string" office:string-value="P">
            <text:p>P</text:p>
          </table:table-cell>
          <table:table-cell table:formula="of:=IF([.H38];[.D38];&quot;&quot;)" office:value-type="string" office:string-value="P">
            <text:p>P</text:p>
          </table:table-cell>
          <table:table-cell table:formula="of:=IF([.I38];[.E38];&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Q</text:p>
          </table:table-cell>
          <table:table-cell table:formula="of:=[.C39]" office:value-type="string" office:string-value="Q">
            <text:p>Q</text:p>
          </table:table-cell>
          <table:table-cell table:formula="of:=IF([.H39];[.D39];&quot;&quot;)" office:value-type="string" office:string-value="Q">
            <text:p>Q</text:p>
          </table:table-cell>
          <table:table-cell table:formula="of:=IF([.I39];[.E39];&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R</text:p>
          </table:table-cell>
          <table:table-cell table:formula="of:=[.C40]" office:value-type="string" office:string-value="R">
            <text:p>R</text:p>
          </table:table-cell>
          <table:table-cell table:formula="of:=IF([.H40];[.D40];&quot;&quot;)" office:value-type="string" office:string-value="R">
            <text:p>R</text:p>
          </table:table-cell>
          <table:table-cell table:formula="of:=IF([.I40];[.E40];&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S</text:p>
          </table:table-cell>
          <table:table-cell table:formula="of:=[.C41]" office:value-type="string" office:string-value="S">
            <text:p>S</text:p>
          </table:table-cell>
          <table:table-cell table:formula="of:=IF([.H41];[.D41];&quot;&quot;)" office:value-type="string" office:string-value="S">
            <text:p>S</text:p>
          </table:table-cell>
          <table:table-cell table:formula="of:=IF([.I41];[.E41];&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T</text:p>
          </table:table-cell>
          <table:table-cell table:formula="of:=[.C42]" office:value-type="string" office:string-value="T">
            <text:p>T</text:p>
          </table:table-cell>
          <table:table-cell table:formula="of:=IF([.H42];[.D42];&quot;&quot;)" office:value-type="string" office:string-value="T">
            <text:p>T</text:p>
          </table:table-cell>
          <table:table-cell table:formula="of:=IF([.I42];[.E42];&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U</text:p>
          </table:table-cell>
          <table:table-cell table:formula="of:=[.C43]" office:value-type="string" office:string-value="U">
            <text:p>U</text:p>
          </table:table-cell>
          <table:table-cell table:formula="of:=IF([.H43];[.D43];&quot;&quot;)" office:value-type="string" office:string-value="U">
            <text:p>U</text:p>
          </table:table-cell>
          <table:table-cell table:formula="of:=IF([.I43];[.E43];&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V</text:p>
          </table:table-cell>
          <table:table-cell table:formula="of:=[.C44]" office:value-type="string" office:string-value="V">
            <text:p>V</text:p>
          </table:table-cell>
          <table:table-cell table:formula="of:=IF([.H44];[.D44];&quot;&quot;)" office:value-type="string" office:string-value="V">
            <text:p>V</text:p>
          </table:table-cell>
          <table:table-cell table:formula="of:=IF([.I44];[.E44];&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W</text:p>
          </table:table-cell>
          <table:table-cell table:formula="of:=[.C45]" office:value-type="string" office:string-value="W">
            <text:p>W</text:p>
          </table:table-cell>
          <table:table-cell table:formula="of:=IF([.H45];[.D45];&quot;&quot;)" office:value-type="string" office:string-value="W">
            <text:p>W</text:p>
          </table:table-cell>
          <table:table-cell table:formula="of:=IF([.I45];[.E45];&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X</text:p>
          </table:table-cell>
          <table:table-cell table:formula="of:=[.C46]" office:value-type="string" office:string-value="X">
            <text:p>X</text:p>
          </table:table-cell>
          <table:table-cell table:formula="of:=IF([.H46];[.D46];&quot;&quot;)" office:value-type="string" office:string-value="X">
            <text:p>X</text:p>
          </table:table-cell>
          <table:table-cell table:formula="of:=IF([.I46];[.E46];&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Y</text:p>
          </table:table-cell>
          <table:table-cell table:formula="of:=[.C47]" office:value-type="string" office:string-value="Y">
            <text:p>Y</text:p>
          </table:table-cell>
          <table:table-cell table:formula="of:=IF([.H47];[.D47];&quot;&quot;)" office:value-type="string" office:string-value="Y">
            <text:p>Y</text:p>
          </table:table-cell>
          <table:table-cell table:formula="of:=IF([.I47];[.E47];&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
          <table:table-cell office:value-type="string">
            <text:p>Z</text:p>
          </table:table-cell>
          <table:table-cell table:formula="of:=[.C48]" office:value-type="string" office:string-value="Z">
            <text:p>Z</text:p>
          </table:table-cell>
          <table:table-cell table:formula="of:=IF([.H48];[.D48];&quot;&quot;)" office:value-type="string" office:string-value="Z">
            <text:p>Z</text:p>
          </table:table-cell>
          <table:table-cell table:formula="of:=IF([.I48];[.E48];&quot;&quot;)">
            <text:p/>
          </table:table-cell>
          <table:table-cell/>
          <table:table-cell table:formula="of:=([1Einstellungen_Deckblatt.$I$19]&gt;2)" office:value-type="boolean" office:boolean-value="true">
            <text:p>WAHR</text:p>
          </table:table-cell>
          <table:table-cell table:formula="of:=([1Einstellungen_Deckblatt.$I$19]&gt;3)" office:value-type="boolean" office:boolean-value="false">
            <text:p>FALSCH</text:p>
          </table:table-cell>
          <table:table-cell table:number-columns-repeated="247"/>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1</text:p>
          </table:table-cell>
          <table:table-cell table:style-name="ce21" table:number-columns-repeated="253"/>
        </table:table-row>
        <table:table-row table:style-name="ro1">
          <table:table-cell table:number-columns-repeated="2"/>
          <table:table-cell table:formula="of:=UPPER([.D52])" office:value-type="string" office:string-value="0">
            <text:p>0</text:p>
          </table:table-cell>
          <table:table-cell table:formula="of:=[2_1.L14]" office:value-type="float" office:value="0">
            <text:p>0</text:p>
          </table:table-cell>
          <table:table-cell/>
          <table:table-cell/>
          <table:table-cell table:formula="of:=IF([.C52]=&quot;0&quot;;&quot;norm&quot;;IF([.C52]=&quot;I&quot;;&quot;min&quot;;IF([.C52]=&quot;X&quot;;&quot;folge&quot;;&quot;&quot;)))&amp;IF([.F5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 office:value-type="string" office:string-value="0">
            <text:p>0</text:p>
          </table:table-cell>
          <table:table-cell table:formula="of:=[2_1.N14]" office:value-type="float" office:value="0">
            <text:p>0</text:p>
          </table:table-cell>
          <table:table-cell/>
          <table:table-cell/>
          <table:table-cell table:formula="of:=IF([.C53]=&quot;0&quot;;&quot;norm&quot;;IF([.C53]=&quot;I&quot;;&quot;min&quot;;IF([.C53]=&quot;X&quot;;&quot;folge&quot;;&quot;&quot;)))&amp;IF([.F5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 office:value-type="string" office:string-value="0">
            <text:p>0</text:p>
          </table:table-cell>
          <table:table-cell table:formula="of:=[2_1.L12]" office:value-type="float" office:value="0">
            <text:p>0</text:p>
          </table:table-cell>
          <table:table-cell/>
          <table:table-cell/>
          <table:table-cell table:formula="of:=IF([.C54]=&quot;0&quot;;&quot;norm&quot;;IF([.C54]=&quot;I&quot;;&quot;min&quot;;IF([.C54]=&quot;X&quot;;&quot;folge&quot;;&quot;&quot;)))&amp;IF([.F5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5])" office:value-type="string" office:string-value="0">
            <text:p>0</text:p>
          </table:table-cell>
          <table:table-cell table:formula="of:=[2_1.N12]" office:value-type="float" office:value="0">
            <text:p>0</text:p>
          </table:table-cell>
          <table:table-cell/>
          <table:table-cell/>
          <table:table-cell table:formula="of:=IF([.C55]=&quot;0&quot;;&quot;norm&quot;;IF([.C55]=&quot;I&quot;;&quot;min&quot;;IF([.C55]=&quot;X&quot;;&quot;folge&quot;;&quot;&quot;)))&amp;IF([.F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 office:value-type="string" office:string-value="0">
            <text:p>0</text:p>
          </table:table-cell>
          <table:table-cell table:formula="of:=[2_1.M10]" office:value-type="float" office:value="0">
            <text:p>0</text:p>
          </table:table-cell>
          <table:table-cell/>
          <table:table-cell/>
          <table:table-cell table:formula="of:=IF([.C56]=&quot;0&quot;;&quot;norm&quot;;IF([.C56]=&quot;I&quot;;&quot;min&quot;;IF([.C56]=&quot;X&quot;;&quot;folge&quot;;&quot;&quot;)))&amp;IF([.F56]=&quot;X&quot;;&quot;sand&quot;;&quot;&quot;)&amp;&quot;state&quot;" office:value-type="string" office:string-value="normstate">
            <text:p>normstate</text:p>
          </table:table-cell>
          <table:table-cell table:number-columns-repeated="249"/>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1_S</text:p>
          </table:table-cell>
          <table:table-cell table:style-name="ce21" table:number-columns-repeated="253"/>
        </table:table-row>
        <table:table-row table:style-name="ro1">
          <table:table-cell table:number-columns-repeated="2"/>
          <table:table-cell table:formula="of:=UPPER([.D59])" office:value-type="string" office:string-value="0">
            <text:p>0</text:p>
          </table:table-cell>
          <table:table-cell table:formula="of:=[2_1_S.K14]" office:value-type="float" office:value="0">
            <text:p>0</text:p>
          </table:table-cell>
          <table:table-cell/>
          <table:table-cell/>
          <table:table-cell table:formula="of:=IF([.C59]=&quot;0&quot;;&quot;norm&quot;;IF([.C59]=&quot;I&quot;;&quot;min&quot;;IF([.C59]=&quot;X&quot;;&quot;folge&quot;;&quot;&quot;)))&amp;IF([.F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0])" office:value-type="string" office:string-value="0">
            <text:p>0</text:p>
          </table:table-cell>
          <table:table-cell table:formula="of:=[2_1_S.M14]" office:value-type="float" office:value="0">
            <text:p>0</text:p>
          </table:table-cell>
          <table:table-cell/>
          <table:table-cell/>
          <table:table-cell table:formula="of:=IF([.C60]=&quot;0&quot;;&quot;norm&quot;;IF([.C60]=&quot;I&quot;;&quot;min&quot;;IF([.C60]=&quot;X&quot;;&quot;folge&quot;;&quot;&quot;)))&amp;IF([.F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 office:value-type="string" office:string-value="0">
            <text:p>0</text:p>
          </table:table-cell>
          <table:table-cell table:formula="of:=[2_1_S.O14]" office:value-type="float" office:value="0">
            <text:p>0</text:p>
          </table:table-cell>
          <table:table-cell/>
          <table:table-cell office:value-type="string">
            <text:p>X</text:p>
          </table:table-cell>
          <table:table-cell table:formula="of:=IF([.C61]=&quot;0&quot;;&quot;norm&quot;;IF([.C61]=&quot;I&quot;;&quot;min&quot;;IF([.C61]=&quot;X&quot;;&quot;folge&quot;;&quot;&quot;)))&amp;IF([.F6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62])" office:value-type="string" office:string-value="0">
            <text:p>0</text:p>
          </table:table-cell>
          <table:table-cell table:formula="of:=[2_1_S.K12]" office:value-type="float" office:value="0">
            <text:p>0</text:p>
          </table:table-cell>
          <table:table-cell/>
          <table:table-cell/>
          <table:table-cell table:formula="of:=IF([.C62]=&quot;0&quot;;&quot;norm&quot;;IF([.C62]=&quot;I&quot;;&quot;min&quot;;IF([.C62]=&quot;X&quot;;&quot;folge&quot;;&quot;&quot;)))&amp;IF([.F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3])" office:value-type="string" office:string-value="0">
            <text:p>0</text:p>
          </table:table-cell>
          <table:table-cell table:formula="of:=[2_1_S.M12]" office:value-type="float" office:value="0">
            <text:p>0</text:p>
          </table:table-cell>
          <table:table-cell/>
          <table:table-cell/>
          <table:table-cell table:formula="of:=IF([.C63]=&quot;0&quot;;&quot;norm&quot;;IF([.C63]=&quot;I&quot;;&quot;min&quot;;IF([.C63]=&quot;X&quot;;&quot;folge&quot;;&quot;&quot;)))&amp;IF([.F6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4])" office:value-type="string" office:string-value="0">
            <text:p>0</text:p>
          </table:table-cell>
          <table:table-cell table:formula="of:=[2_1_S.M10]" office:value-type="float" office:value="0">
            <text:p>0</text:p>
          </table:table-cell>
          <table:table-cell/>
          <table:table-cell/>
          <table:table-cell table:formula="of:=IF([.C64]=&quot;0&quot;;&quot;norm&quot;;IF([.C64]=&quot;I&quot;;&quot;min&quot;;IF([.C64]=&quot;X&quot;;&quot;folge&quot;;&quot;&quot;)))&amp;IF([.F64]=&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2</text:p>
          </table:table-cell>
          <table:table-cell table:style-name="ce21" table:number-columns-repeated="253"/>
        </table:table-row>
        <table:table-row table:style-name="ro1">
          <table:table-cell table:number-columns-repeated="2"/>
          <table:table-cell table:formula="of:=UPPER([.D68])" office:value-type="string" office:string-value="I">
            <text:p>I</text:p>
          </table:table-cell>
          <table:table-cell table:formula="of:=[2_2.F14]" office:value-type="string" office:string-value="I">
            <text:p>I</text:p>
          </table:table-cell>
          <table:table-cell/>
          <table:table-cell/>
          <table:table-cell table:formula="of:=IF([.C68]=&quot;0&quot;;&quot;norm&quot;;IF([.C68]=&quot;I&quot;;&quot;min&quot;;IF([.C68]=&quot;X&quot;;&quot;folge&quot;;&quot;&quot;)))&amp;IF([.F68]=&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f:=UPPER([.D69])" office:value-type="string" office:string-value="X">
            <text:p>X</text:p>
          </table:table-cell>
          <table:table-cell table:formula="of:=[2_2.H14]" office:value-type="string" office:string-value="X">
            <text:p>X</text:p>
          </table:table-cell>
          <table:table-cell/>
          <table:table-cell/>
          <table:table-cell table:formula="of:=IF([.C69]=&quot;0&quot;;&quot;norm&quot;;IF([.C69]=&quot;I&quot;;&quot;min&quot;;IF([.C69]=&quot;X&quot;;&quot;folge&quot;;&quot;&quot;)))&amp;IF([.F69]=&quot;X&quot;;&quot;sand&quot;;&quot;&quot;)&amp;&quot;state&quot;" office:value-type="string" office:string-value="folgestate">
            <text:p>folgestate</text:p>
          </table:table-cell>
          <table:table-cell table:number-columns-repeated="249"/>
        </table:table-row>
        <table:table-row table:style-name="ro1">
          <table:table-cell table:number-columns-repeated="2"/>
          <table:table-cell table:formula="of:=UPPER([.D70])" office:value-type="string" office:string-value="I">
            <text:p>I</text:p>
          </table:table-cell>
          <table:table-cell table:formula="of:=[2_2.L14]" office:value-type="string" office:string-value="I">
            <text:p>I</text:p>
          </table:table-cell>
          <table:table-cell/>
          <table:table-cell/>
          <table:table-cell table:formula="of:=IF([.C70]=&quot;0&quot;;&quot;norm&quot;;IF([.C70]=&quot;I&quot;;&quot;min&quot;;IF([.C70]=&quot;X&quot;;&quot;folge&quot;;&quot;&quot;)))&amp;IF([.F70]=&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f:=UPPER([.D71])" office:value-type="string" office:string-value="0">
            <text:p>0</text:p>
          </table:table-cell>
          <table:table-cell table:formula="of:=[2_2.N14]" office:value-type="float" office:value="0">
            <text:p>0</text:p>
          </table:table-cell>
          <table:table-cell/>
          <table:table-cell/>
          <table:table-cell table:formula="of:=IF([.C71]=&quot;0&quot;;&quot;norm&quot;;IF([.C71]=&quot;I&quot;;&quot;min&quot;;IF([.C71]=&quot;X&quot;;&quot;folge&quot;;&quot;&quot;)))&amp;IF([.F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2])" office:value-type="string" office:string-value="0">
            <text:p>0</text:p>
          </table:table-cell>
          <table:table-cell table:formula="of:=[2_2.R14]" office:value-type="float" office:value="0">
            <text:p>0</text:p>
          </table:table-cell>
          <table:table-cell/>
          <table:table-cell/>
          <table:table-cell table:formula="of:=IF([.C72]=&quot;0&quot;;&quot;norm&quot;;IF([.C72]=&quot;I&quot;;&quot;min&quot;;IF([.C72]=&quot;X&quot;;&quot;folge&quot;;&quot;&quot;)))&amp;IF([.F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3])" office:value-type="string" office:string-value="0">
            <text:p>0</text:p>
          </table:table-cell>
          <table:table-cell table:formula="of:=[2_2.T14]" office:value-type="float" office:value="0">
            <text:p>0</text:p>
          </table:table-cell>
          <table:table-cell/>
          <table:table-cell/>
          <table:table-cell table:formula="of:=IF([.C73]=&quot;0&quot;;&quot;norm&quot;;IF([.C73]=&quot;I&quot;;&quot;min&quot;;IF([.C73]=&quot;X&quot;;&quot;folge&quot;;&quot;&quot;)))&amp;IF([.F7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4])" office:value-type="string" office:string-value="0">
            <text:p>0</text:p>
          </table:table-cell>
          <table:table-cell table:formula="of:=[2_2.F12]" office:value-type="float" office:value="0">
            <text:p>0</text:p>
          </table:table-cell>
          <table:table-cell/>
          <table:table-cell/>
          <table:table-cell table:formula="of:=IF([.C74]=&quot;0&quot;;&quot;norm&quot;;IF([.C74]=&quot;I&quot;;&quot;min&quot;;IF([.C74]=&quot;X&quot;;&quot;folge&quot;;&quot;&quot;)))&amp;IF([.F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5])" office:value-type="string" office:string-value="I">
            <text:p>I</text:p>
          </table:table-cell>
          <table:table-cell table:formula="of:=[2_2.H12]" office:value-type="string" office:string-value="I">
            <text:p>I</text:p>
          </table:table-cell>
          <table:table-cell/>
          <table:table-cell/>
          <table:table-cell table:formula="of:=IF([.C75]=&quot;0&quot;;&quot;norm&quot;;IF([.C75]=&quot;I&quot;;&quot;min&quot;;IF([.C75]=&quot;X&quot;;&quot;folge&quot;;&quot;&quot;)))&amp;IF([.F75]=&quot;X&quot;;&quot;sand&quot;;&quot;&quot;)&amp;&quot;state&quot;" office:value-type="string" office:string-value="minstate">
            <text:p>minstate</text:p>
          </table:table-cell>
          <table:table-cell table:number-columns-repeated="249"/>
        </table:table-row>
        <table:table-row table:style-name="ro1">
          <table:table-cell table:number-columns-repeated="2"/>
          <table:table-cell table:formula="of:=UPPER([.D76])" office:value-type="string" office:string-value="0">
            <text:p>0</text:p>
          </table:table-cell>
          <table:table-cell table:formula="of:=[2_2.L12]" office:value-type="float" office:value="0">
            <text:p>0</text:p>
          </table:table-cell>
          <table:table-cell/>
          <table:table-cell/>
          <table:table-cell table:formula="of:=IF([.C76]=&quot;0&quot;;&quot;norm&quot;;IF([.C76]=&quot;I&quot;;&quot;min&quot;;IF([.C76]=&quot;X&quot;;&quot;folge&quot;;&quot;&quot;)))&amp;IF([.F7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7])" office:value-type="string" office:string-value="0">
            <text:p>0</text:p>
          </table:table-cell>
          <table:table-cell table:formula="of:=[2_2.N12]" office:value-type="float" office:value="0">
            <text:p>0</text:p>
          </table:table-cell>
          <table:table-cell/>
          <table:table-cell/>
          <table:table-cell table:formula="of:=IF([.C77]=&quot;0&quot;;&quot;norm&quot;;IF([.C77]=&quot;I&quot;;&quot;min&quot;;IF([.C77]=&quot;X&quot;;&quot;folge&quot;;&quot;&quot;)))&amp;IF([.F7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8])" office:value-type="string" office:string-value="0">
            <text:p>0</text:p>
          </table:table-cell>
          <table:table-cell table:formula="of:=[2_2.R12]" office:value-type="float" office:value="0">
            <text:p>0</text:p>
          </table:table-cell>
          <table:table-cell/>
          <table:table-cell/>
          <table:table-cell table:formula="of:=IF([.C78]=&quot;0&quot;;&quot;norm&quot;;IF([.C78]=&quot;I&quot;;&quot;min&quot;;IF([.C78]=&quot;X&quot;;&quot;folge&quot;;&quot;&quot;)))&amp;IF([.F7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79])" office:value-type="string" office:string-value="0">
            <text:p>0</text:p>
          </table:table-cell>
          <table:table-cell table:formula="of:=[2_2.T12]" office:value-type="float" office:value="0">
            <text:p>0</text:p>
          </table:table-cell>
          <table:table-cell/>
          <table:table-cell/>
          <table:table-cell table:formula="of:=IF([.C79]=&quot;0&quot;;&quot;norm&quot;;IF([.C79]=&quot;I&quot;;&quot;min&quot;;IF([.C79]=&quot;X&quot;;&quot;folge&quot;;&quot;&quot;)))&amp;IF([.F7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0])" office:value-type="string" office:string-value="0">
            <text:p>0</text:p>
          </table:table-cell>
          <table:table-cell table:formula="of:=[2_2.G10]" office:value-type="float" office:value="0">
            <text:p>0</text:p>
          </table:table-cell>
          <table:table-cell/>
          <table:table-cell/>
          <table:table-cell table:formula="of:=IF([.C80]=&quot;0&quot;;&quot;norm&quot;;IF([.C80]=&quot;I&quot;;&quot;min&quot;;IF([.C80]=&quot;X&quot;;&quot;folge&quot;;&quot;&quot;)))&amp;IF([.F8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1])" office:value-type="string" office:string-value="0">
            <text:p>0</text:p>
          </table:table-cell>
          <table:table-cell table:formula="of:=[2_2.M10]" office:value-type="float" office:value="0">
            <text:p>0</text:p>
          </table:table-cell>
          <table:table-cell/>
          <table:table-cell/>
          <table:table-cell table:formula="of:=IF([.C81]=&quot;0&quot;;&quot;norm&quot;;IF([.C81]=&quot;I&quot;;&quot;min&quot;;IF([.C81]=&quot;X&quot;;&quot;folge&quot;;&quot;&quot;)))&amp;IF([.F8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2])" office:value-type="string" office:string-value="0">
            <text:p>0</text:p>
          </table:table-cell>
          <table:table-cell table:formula="of:=[2_2.S10]" office:value-type="float" office:value="0">
            <text:p>0</text:p>
          </table:table-cell>
          <table:table-cell/>
          <table:table-cell/>
          <table:table-cell table:formula="of:=IF([.C82]=&quot;0&quot;;&quot;norm&quot;;IF([.C82]=&quot;I&quot;;&quot;min&quot;;IF([.C82]=&quot;X&quot;;&quot;folge&quot;;&quot;&quot;)))&amp;IF([.F8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3])" office:value-type="string" office:string-value="0">
            <text:p>0</text:p>
          </table:table-cell>
          <table:table-cell table:formula="of:=[2_2.M8]" office:value-type="float" office:value="0">
            <text:p>0</text:p>
          </table:table-cell>
          <table:table-cell/>
          <table:table-cell/>
          <table:table-cell table:formula="of:=IF([.C83]=&quot;0&quot;;&quot;norm&quot;;IF([.C83]=&quot;I&quot;;&quot;min&quot;;IF([.C83]=&quot;X&quot;;&quot;folge&quot;;&quot;&quot;)))&amp;IF([.F83]=&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2_S</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f:=UPPER([.D87])" office:value-type="string" office:string-value="0">
            <text:p>0</text:p>
          </table:table-cell>
          <table:table-cell table:formula="of:=[2_2_S.F14]" office:value-type="float" office:value="0">
            <text:p>0</text:p>
          </table:table-cell>
          <table:table-cell/>
          <table:table-cell/>
          <table:table-cell table:formula="of:=IF([.C87]=&quot;0&quot;;&quot;norm&quot;;IF([.C87]=&quot;I&quot;;&quot;min&quot;;IF([.C87]=&quot;X&quot;;&quot;folge&quot;;&quot;&quot;)))&amp;IF([.F8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8])" office:value-type="string" office:string-value="0">
            <text:p>0</text:p>
          </table:table-cell>
          <table:table-cell table:formula="of:=[2_2_S.H14]" office:value-type="float" office:value="0">
            <text:p>0</text:p>
          </table:table-cell>
          <table:table-cell/>
          <table:table-cell/>
          <table:table-cell table:formula="of:=IF([.C88]=&quot;0&quot;;&quot;norm&quot;;IF([.C88]=&quot;I&quot;;&quot;min&quot;;IF([.C88]=&quot;X&quot;;&quot;folge&quot;;&quot;&quot;)))&amp;IF([.F8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89])" office:value-type="string" office:string-value="0">
            <text:p>0</text:p>
          </table:table-cell>
          <table:table-cell table:formula="of:=[2_2_S.J14]" office:value-type="float" office:value="0">
            <text:p>0</text:p>
          </table:table-cell>
          <table:table-cell/>
          <table:table-cell office:value-type="string">
            <text:p>X</text:p>
          </table:table-cell>
          <table:table-cell table:formula="of:=IF([.C89]=&quot;0&quot;;&quot;norm&quot;;IF([.C89]=&quot;I&quot;;&quot;min&quot;;IF([.C89]=&quot;X&quot;;&quot;folge&quot;;&quot;&quot;)))&amp;IF([.F8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0])" office:value-type="string" office:string-value="0">
            <text:p>0</text:p>
          </table:table-cell>
          <table:table-cell table:formula="of:=[2_2_S.N14]" office:value-type="float" office:value="0">
            <text:p>0</text:p>
          </table:table-cell>
          <table:table-cell/>
          <table:table-cell/>
          <table:table-cell table:formula="of:=IF([.C90]=&quot;0&quot;;&quot;norm&quot;;IF([.C90]=&quot;I&quot;;&quot;min&quot;;IF([.C90]=&quot;X&quot;;&quot;folge&quot;;&quot;&quot;)))&amp;IF([.F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91])" office:value-type="string" office:string-value="0">
            <text:p>0</text:p>
          </table:table-cell>
          <table:table-cell table:formula="of:=[2_2_S.P14]" office:value-type="float" office:value="0">
            <text:p>0</text:p>
          </table:table-cell>
          <table:table-cell/>
          <table:table-cell/>
          <table:table-cell table:formula="of:=IF([.C91]=&quot;0&quot;;&quot;norm&quot;;IF([.C91]=&quot;I&quot;;&quot;min&quot;;IF([.C91]=&quot;X&quot;;&quot;folge&quot;;&quot;&quot;)))&amp;IF([.F9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92])" office:value-type="string" office:string-value="0">
            <text:p>0</text:p>
          </table:table-cell>
          <table:table-cell table:formula="of:=[2_2_S.R14]" office:value-type="float" office:value="0">
            <text:p>0</text:p>
          </table:table-cell>
          <table:table-cell/>
          <table:table-cell office:value-type="string">
            <text:p>X</text:p>
          </table:table-cell>
          <table:table-cell table:formula="of:=IF([.C92]=&quot;0&quot;;&quot;norm&quot;;IF([.C92]=&quot;I&quot;;&quot;min&quot;;IF([.C92]=&quot;X&quot;;&quot;folge&quot;;&quot;&quot;)))&amp;IF([.F9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3])" office:value-type="string" office:string-value="0">
            <text:p>0</text:p>
          </table:table-cell>
          <table:table-cell table:formula="of:=[2_2_S.V14]" office:value-type="float" office:value="0">
            <text:p>0</text:p>
          </table:table-cell>
          <table:table-cell/>
          <table:table-cell/>
          <table:table-cell table:formula="of:=IF([.C93]=&quot;0&quot;;&quot;norm&quot;;IF([.C93]=&quot;I&quot;;&quot;min&quot;;IF([.C93]=&quot;X&quot;;&quot;folge&quot;;&quot;&quot;)))&amp;IF([.F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94])" office:value-type="string" office:string-value="0">
            <text:p>0</text:p>
          </table:table-cell>
          <table:table-cell table:formula="of:=[2_2_S.X14]" office:value-type="float" office:value="0">
            <text:p>0</text:p>
          </table:table-cell>
          <table:table-cell/>
          <table:table-cell/>
          <table:table-cell table:formula="of:=IF([.C94]=&quot;0&quot;;&quot;norm&quot;;IF([.C94]=&quot;I&quot;;&quot;min&quot;;IF([.C94]=&quot;X&quot;;&quot;folge&quot;;&quot;&quot;)))&amp;IF([.F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95])" office:value-type="string" office:string-value="0">
            <text:p>0</text:p>
          </table:table-cell>
          <table:table-cell table:formula="of:=[2_2_S.Z14]" office:value-type="float" office:value="0">
            <text:p>0</text:p>
          </table:table-cell>
          <table:table-cell/>
          <table:table-cell office:value-type="string">
            <text:p>X</text:p>
          </table:table-cell>
          <table:table-cell table:formula="of:=IF([.C95]=&quot;0&quot;;&quot;norm&quot;;IF([.C95]=&quot;I&quot;;&quot;min&quot;;IF([.C95]=&quot;X&quot;;&quot;folge&quot;;&quot;&quot;)))&amp;IF([.F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6])" office:value-type="string" office:string-value="0">
            <text:p>0</text:p>
          </table:table-cell>
          <table:table-cell table:formula="of:=[2_2_S.AD14]" office:value-type="float" office:value="0">
            <text:p>0</text:p>
          </table:table-cell>
          <table:table-cell/>
          <table:table-cell office:value-type="string">
            <text:p>X</text:p>
          </table:table-cell>
          <table:table-cell table:formula="of:=IF([.C96]=&quot;0&quot;;&quot;norm&quot;;IF([.C96]=&quot;I&quot;;&quot;min&quot;;IF([.C96]=&quot;X&quot;;&quot;folge&quot;;&quot;&quot;)))&amp;IF([.F9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7])" office:value-type="string" office:string-value="0">
            <text:p>0</text:p>
          </table:table-cell>
          <table:table-cell table:formula="of:=[2_2_S.AF14]" office:value-type="float" office:value="0">
            <text:p>0</text:p>
          </table:table-cell>
          <table:table-cell/>
          <table:table-cell office:value-type="string">
            <text:p>X</text:p>
          </table:table-cell>
          <table:table-cell table:formula="of:=IF([.C97]=&quot;0&quot;;&quot;norm&quot;;IF([.C97]=&quot;I&quot;;&quot;min&quot;;IF([.C97]=&quot;X&quot;;&quot;folge&quot;;&quot;&quot;)))&amp;IF([.F9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8])" office:value-type="string" office:string-value="0">
            <text:p>0</text:p>
          </table:table-cell>
          <table:table-cell table:formula="of:=[2_2_S.AH14]" office:value-type="float" office:value="0">
            <text:p>0</text:p>
          </table:table-cell>
          <table:table-cell/>
          <table:table-cell office:value-type="string">
            <text:p>X</text:p>
          </table:table-cell>
          <table:table-cell table:formula="of:=IF([.C98]=&quot;0&quot;;&quot;norm&quot;;IF([.C98]=&quot;I&quot;;&quot;min&quot;;IF([.C98]=&quot;X&quot;;&quot;folge&quot;;&quot;&quot;)))&amp;IF([.F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99])" office:value-type="string" office:string-value="0">
            <text:p>0</text:p>
          </table:table-cell>
          <table:table-cell table:formula="of:=[2_2_S.AJ14]" office:value-type="float" office:value="0">
            <text:p>0</text:p>
          </table:table-cell>
          <table:table-cell/>
          <table:table-cell office:value-type="string">
            <text:p>X</text:p>
          </table:table-cell>
          <table:table-cell table:formula="of:=IF([.C99]=&quot;0&quot;;&quot;norm&quot;;IF([.C99]=&quot;I&quot;;&quot;min&quot;;IF([.C99]=&quot;X&quot;;&quot;folge&quot;;&quot;&quot;)))&amp;IF([.F9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00])" office:value-type="string" office:string-value="0">
            <text:p>0</text:p>
          </table:table-cell>
          <table:table-cell table:formula="of:=[2_2_S.F12]" office:value-type="float" office:value="0">
            <text:p>0</text:p>
          </table:table-cell>
          <table:table-cell/>
          <table:table-cell/>
          <table:table-cell table:formula="of:=IF([.C100]=&quot;0&quot;;&quot;norm&quot;;IF([.C100]=&quot;I&quot;;&quot;min&quot;;IF([.C100]=&quot;X&quot;;&quot;folge&quot;;&quot;&quot;)))&amp;IF([.F1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1])" office:value-type="string" office:string-value="0">
            <text:p>0</text:p>
          </table:table-cell>
          <table:table-cell table:formula="of:=[2_2_S.H12]" office:value-type="float" office:value="0">
            <text:p>0</text:p>
          </table:table-cell>
          <table:table-cell/>
          <table:table-cell/>
          <table:table-cell table:formula="of:=IF([.C101]=&quot;0&quot;;&quot;norm&quot;;IF([.C101]=&quot;I&quot;;&quot;min&quot;;IF([.C101]=&quot;X&quot;;&quot;folge&quot;;&quot;&quot;)))&amp;IF([.F10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2])">
            <text:p/>
          </table:table-cell>
          <table:table-cell/>
          <table:table-cell table:number-columns-repeated="252"/>
        </table:table-row>
        <table:table-row table:style-name="ro1">
          <table:table-cell table:number-columns-repeated="2"/>
          <table:table-cell table:formula="of:=UPPER([.D103])" office:value-type="string" office:string-value="0">
            <text:p>0</text:p>
          </table:table-cell>
          <table:table-cell table:formula="of:=[2_2_S.N12]" office:value-type="float" office:value="0">
            <text:p>0</text:p>
          </table:table-cell>
          <table:table-cell/>
          <table:table-cell/>
          <table:table-cell table:formula="of:=IF([.C103]=&quot;0&quot;;&quot;norm&quot;;IF([.C103]=&quot;I&quot;;&quot;min&quot;;IF([.C103]=&quot;X&quot;;&quot;folge&quot;;&quot;&quot;)))&amp;IF([.F10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4])" office:value-type="string" office:string-value="0">
            <text:p>0</text:p>
          </table:table-cell>
          <table:table-cell table:formula="of:=[2_2_S.P12]" office:value-type="float" office:value="0">
            <text:p>0</text:p>
          </table:table-cell>
          <table:table-cell/>
          <table:table-cell/>
          <table:table-cell table:formula="of:=IF([.C104]=&quot;0&quot;;&quot;norm&quot;;IF([.C104]=&quot;I&quot;;&quot;min&quot;;IF([.C104]=&quot;X&quot;;&quot;folge&quot;;&quot;&quot;)))&amp;IF([.F10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5])">
            <text:p/>
          </table:table-cell>
          <table:table-cell/>
          <table:table-cell table:number-columns-repeated="252"/>
        </table:table-row>
        <table:table-row table:style-name="ro1">
          <table:table-cell table:number-columns-repeated="2"/>
          <table:table-cell table:formula="of:=UPPER([.D106])" office:value-type="string" office:string-value="0">
            <text:p>0</text:p>
          </table:table-cell>
          <table:table-cell table:formula="of:=[2_2_S.V12]" office:value-type="float" office:value="0">
            <text:p>0</text:p>
          </table:table-cell>
          <table:table-cell/>
          <table:table-cell/>
          <table:table-cell table:formula="of:=IF([.C106]=&quot;0&quot;;&quot;norm&quot;;IF([.C106]=&quot;I&quot;;&quot;min&quot;;IF([.C106]=&quot;X&quot;;&quot;folge&quot;;&quot;&quot;)))&amp;IF([.F1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7])" office:value-type="string" office:string-value="0">
            <text:p>0</text:p>
          </table:table-cell>
          <table:table-cell table:formula="of:=[2_2_S.X12]" office:value-type="float" office:value="0">
            <text:p>0</text:p>
          </table:table-cell>
          <table:table-cell/>
          <table:table-cell/>
          <table:table-cell table:formula="of:=IF([.C107]=&quot;0&quot;;&quot;norm&quot;;IF([.C107]=&quot;I&quot;;&quot;min&quot;;IF([.C107]=&quot;X&quot;;&quot;folge&quot;;&quot;&quot;)))&amp;IF([.F10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08])">
            <text:p/>
          </table:table-cell>
          <table:table-cell/>
          <table:table-cell table:number-columns-repeated="252"/>
        </table:table-row>
        <table:table-row table:style-name="ro1">
          <table:table-cell table:number-columns-repeated="2"/>
          <table:table-cell table:formula="of:=UPPER([.D109])" office:value-type="string" office:string-value="0">
            <text:p>0</text:p>
          </table:table-cell>
          <table:table-cell table:formula="of:=[2_2_S.AD12]" office:value-type="float" office:value="0">
            <text:p>0</text:p>
          </table:table-cell>
          <table:table-cell/>
          <table:table-cell office:value-type="string">
            <text:p>X</text:p>
          </table:table-cell>
          <table:table-cell table:formula="of:=IF([.C109]=&quot;0&quot;;&quot;norm&quot;;IF([.C109]=&quot;I&quot;;&quot;min&quot;;IF([.C109]=&quot;X&quot;;&quot;folge&quot;;&quot;&quot;)))&amp;IF([.F10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10])" office:value-type="string" office:string-value="0">
            <text:p>0</text:p>
          </table:table-cell>
          <table:table-cell table:formula="of:=[2_2_S.AF12]" office:value-type="float" office:value="0">
            <text:p>0</text:p>
          </table:table-cell>
          <table:table-cell/>
          <table:table-cell office:value-type="string">
            <text:p>X</text:p>
          </table:table-cell>
          <table:table-cell table:formula="of:=IF([.C110]=&quot;0&quot;;&quot;norm&quot;;IF([.C110]=&quot;I&quot;;&quot;min&quot;;IF([.C110]=&quot;X&quot;;&quot;folge&quot;;&quot;&quot;)))&amp;IF([.F11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11])" office:value-type="string" office:string-value="0">
            <text:p>0</text:p>
          </table:table-cell>
          <table:table-cell table:formula="of:=[2_2_S.AH12]" office:value-type="float" office:value="0">
            <text:p>0</text:p>
          </table:table-cell>
          <table:table-cell/>
          <table:table-cell office:value-type="string">
            <text:p>X</text:p>
          </table:table-cell>
          <table:table-cell table:formula="of:=IF([.C111]=&quot;0&quot;;&quot;norm&quot;;IF([.C111]=&quot;I&quot;;&quot;min&quot;;IF([.C111]=&quot;X&quot;;&quot;folge&quot;;&quot;&quot;)))&amp;IF([.F11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12])" office:value-type="string" office:string-value="0">
            <text:p>0</text:p>
          </table:table-cell>
          <table:table-cell table:formula="of:=[2_2_S.H10]" office:value-type="float" office:value="0">
            <text:p>0</text:p>
          </table:table-cell>
          <table:table-cell/>
          <table:table-cell/>
          <table:table-cell table:formula="of:=IF([.C112]=&quot;0&quot;;&quot;norm&quot;;IF([.C112]=&quot;I&quot;;&quot;min&quot;;IF([.C112]=&quot;X&quot;;&quot;folge&quot;;&quot;&quot;)))&amp;IF([.F1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13])" office:value-type="string" office:string-value="0">
            <text:p>0</text:p>
          </table:table-cell>
          <table:table-cell table:formula="of:=[2_2_S.P10]" office:value-type="float" office:value="0">
            <text:p>0</text:p>
          </table:table-cell>
          <table:table-cell/>
          <table:table-cell/>
          <table:table-cell table:formula="of:=IF([.C113]=&quot;0&quot;;&quot;norm&quot;;IF([.C113]=&quot;I&quot;;&quot;min&quot;;IF([.C113]=&quot;X&quot;;&quot;folge&quot;;&quot;&quot;)))&amp;IF([.F1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14])" office:value-type="string" office:string-value="0">
            <text:p>0</text:p>
          </table:table-cell>
          <table:table-cell table:formula="of:=[2_2_S.X10]" office:value-type="float" office:value="0">
            <text:p>0</text:p>
          </table:table-cell>
          <table:table-cell/>
          <table:table-cell/>
          <table:table-cell table:formula="of:=IF([.C114]=&quot;0&quot;;&quot;norm&quot;;IF([.C114]=&quot;I&quot;;&quot;min&quot;;IF([.C114]=&quot;X&quot;;&quot;folge&quot;;&quot;&quot;)))&amp;IF([.F11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15])">
            <text:p/>
          </table:table-cell>
          <table:table-cell/>
          <table:table-cell table:number-columns-repeated="252"/>
        </table:table-row>
        <table:table-row table:style-name="ro1">
          <table:table-cell table:number-columns-repeated="2"/>
          <table:table-cell table:formula="of:=UPPER([.D116])">
            <text:p/>
          </table:table-cell>
          <table:table-cell/>
          <table:table-cell table:number-columns-repeated="252"/>
        </table:table-row>
        <table:table-row table:style-name="ro1">
          <table:table-cell table:number-columns-repeated="2"/>
          <table:table-cell table:formula="of:=UPPER([.D117])">
            <text:p/>
          </table:table-cell>
          <table:table-cell/>
          <table:table-cell table:number-columns-repeated="252"/>
        </table:table-row>
        <table:table-row table:style-name="ro1">
          <table:table-cell table:number-columns-repeated="2"/>
          <table:table-cell table:formula="of:=UPPER([.D118])">
            <text:p/>
          </table:table-cell>
          <table:table-cell/>
          <table:table-cell table:number-columns-repeated="252"/>
        </table:table-row>
        <table:table-row table:style-name="ro1">
          <table:table-cell table:number-columns-repeated="2"/>
          <table:table-cell table:formula="of:=UPPER([.D119])" office:value-type="string" office:string-value="0">
            <text:p>0</text:p>
          </table:table-cell>
          <table:table-cell table:formula="of:=[2_2_S.T8]" office:value-type="float" office:value="0">
            <text:p>0</text:p>
          </table:table-cell>
          <table:table-cell/>
          <table:table-cell/>
          <table:table-cell table:formula="of:=IF([.C119]=&quot;0&quot;;&quot;norm&quot;;IF([.C119]=&quot;I&quot;;&quot;min&quot;;IF([.C119]=&quot;X&quot;;&quot;folge&quot;;&quot;&quot;)))&amp;IF([.F119]=&quot;X&quot;;&quot;sand&quot;;&quot;&quot;)&amp;&quot;state&quot;" office:value-type="string" office:string-value="normstate">
            <text:p>normstate</text:p>
          </table:table-cell>
          <table:table-cell table:number-columns-repeated="249"/>
        </table:table-row>
        <table:table-row table:style-name="ro1">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3_s</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f:=UPPER([.D123])" office:value-type="string" office:string-value="0">
            <text:p>0</text:p>
          </table:table-cell>
          <table:table-cell table:formula="of:=[2_3_S.F14]" office:value-type="float" office:value="0">
            <text:p>0</text:p>
          </table:table-cell>
          <table:table-cell/>
          <table:table-cell/>
          <table:table-cell table:formula="of:=IF([.C123]=&quot;0&quot;;&quot;norm&quot;;IF([.C123]=&quot;I&quot;;&quot;min&quot;;IF([.C123]=&quot;X&quot;;&quot;folge&quot;;&quot;&quot;)))&amp;IF([.F12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24])" office:value-type="string" office:string-value="0">
            <text:p>0</text:p>
          </table:table-cell>
          <table:table-cell table:formula="of:=[2_3_S.H14]" office:value-type="float" office:value="0">
            <text:p>0</text:p>
          </table:table-cell>
          <table:table-cell/>
          <table:table-cell/>
          <table:table-cell table:formula="of:=IF([.C124]=&quot;0&quot;;&quot;norm&quot;;IF([.C124]=&quot;I&quot;;&quot;min&quot;;IF([.C124]=&quot;X&quot;;&quot;folge&quot;;&quot;&quot;)))&amp;IF([.F12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25])" office:value-type="string" office:string-value="0">
            <text:p>0</text:p>
          </table:table-cell>
          <table:table-cell table:formula="of:=[2_3_S.J14]" office:value-type="float" office:value="0">
            <text:p>0</text:p>
          </table:table-cell>
          <table:table-cell/>
          <table:table-cell office:value-type="string">
            <text:p>X</text:p>
          </table:table-cell>
          <table:table-cell table:formula="of:=IF([.C125]=&quot;0&quot;;&quot;norm&quot;;IF([.C125]=&quot;I&quot;;&quot;min&quot;;IF([.C125]=&quot;X&quot;;&quot;folge&quot;;&quot;&quot;)))&amp;IF([.F12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26])" office:value-type="string" office:string-value="0">
            <text:p>0</text:p>
          </table:table-cell>
          <table:table-cell table:formula="of:=[2_3_S.N14]" office:value-type="float" office:value="0">
            <text:p>0</text:p>
          </table:table-cell>
          <table:table-cell/>
          <table:table-cell/>
          <table:table-cell table:formula="of:=IF([.C126]=&quot;0&quot;;&quot;norm&quot;;IF([.C126]=&quot;I&quot;;&quot;min&quot;;IF([.C126]=&quot;X&quot;;&quot;folge&quot;;&quot;&quot;)))&amp;IF([.F12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27])" office:value-type="string" office:string-value="0">
            <text:p>0</text:p>
          </table:table-cell>
          <table:table-cell table:formula="of:=[2_3_S.P14]" office:value-type="float" office:value="0">
            <text:p>0</text:p>
          </table:table-cell>
          <table:table-cell/>
          <table:table-cell/>
          <table:table-cell table:formula="of:=IF([.C127]=&quot;0&quot;;&quot;norm&quot;;IF([.C127]=&quot;I&quot;;&quot;min&quot;;IF([.C127]=&quot;X&quot;;&quot;folge&quot;;&quot;&quot;)))&amp;IF([.F12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28])" office:value-type="string" office:string-value="0">
            <text:p>0</text:p>
          </table:table-cell>
          <table:table-cell table:formula="of:=[2_3_S.R14]" office:value-type="float" office:value="0">
            <text:p>0</text:p>
          </table:table-cell>
          <table:table-cell/>
          <table:table-cell office:value-type="string">
            <text:p>X</text:p>
          </table:table-cell>
          <table:table-cell table:formula="of:=IF([.C128]=&quot;0&quot;;&quot;norm&quot;;IF([.C128]=&quot;I&quot;;&quot;min&quot;;IF([.C128]=&quot;X&quot;;&quot;folge&quot;;&quot;&quot;)))&amp;IF([.F12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29])" office:value-type="string" office:string-value="0">
            <text:p>0</text:p>
          </table:table-cell>
          <table:table-cell table:formula="of:=[2_3_S.V14]" office:value-type="float" office:value="0">
            <text:p>0</text:p>
          </table:table-cell>
          <table:table-cell/>
          <table:table-cell/>
          <table:table-cell table:formula="of:=IF([.C129]=&quot;0&quot;;&quot;norm&quot;;IF([.C129]=&quot;I&quot;;&quot;min&quot;;IF([.C129]=&quot;X&quot;;&quot;folge&quot;;&quot;&quot;)))&amp;IF([.F12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30])" office:value-type="string" office:string-value="0">
            <text:p>0</text:p>
          </table:table-cell>
          <table:table-cell table:formula="of:=[2_3_S.X14]" office:value-type="float" office:value="0">
            <text:p>0</text:p>
          </table:table-cell>
          <table:table-cell/>
          <table:table-cell/>
          <table:table-cell table:formula="of:=IF([.C130]=&quot;0&quot;;&quot;norm&quot;;IF([.C130]=&quot;I&quot;;&quot;min&quot;;IF([.C130]=&quot;X&quot;;&quot;folge&quot;;&quot;&quot;)))&amp;IF([.F13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31])" office:value-type="string" office:string-value="0">
            <text:p>0</text:p>
          </table:table-cell>
          <table:table-cell table:formula="of:=[2_3_S.Z14]" office:value-type="float" office:value="0">
            <text:p>0</text:p>
          </table:table-cell>
          <table:table-cell/>
          <table:table-cell office:value-type="string">
            <text:p>X</text:p>
          </table:table-cell>
          <table:table-cell table:formula="of:=IF([.C131]=&quot;0&quot;;&quot;norm&quot;;IF([.C131]=&quot;I&quot;;&quot;min&quot;;IF([.C131]=&quot;X&quot;;&quot;folge&quot;;&quot;&quot;)))&amp;IF([.F13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32])" office:value-type="string" office:string-value="0">
            <text:p>0</text:p>
          </table:table-cell>
          <table:table-cell table:formula="of:=[2_3_S.AD14]" office:value-type="float" office:value="0">
            <text:p>0</text:p>
          </table:table-cell>
          <table:table-cell/>
          <table:table-cell office:value-type="string">
            <text:p>X</text:p>
          </table:table-cell>
          <table:table-cell table:formula="of:=IF([.C132]=&quot;0&quot;;&quot;norm&quot;;IF([.C132]=&quot;I&quot;;&quot;min&quot;;IF([.C132]=&quot;X&quot;;&quot;folge&quot;;&quot;&quot;)))&amp;IF([.F13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33])" office:value-type="string" office:string-value="0">
            <text:p>0</text:p>
          </table:table-cell>
          <table:table-cell table:formula="of:=[2_3_S.AF14]" office:value-type="float" office:value="0">
            <text:p>0</text:p>
          </table:table-cell>
          <table:table-cell/>
          <table:table-cell office:value-type="string">
            <text:p>X</text:p>
          </table:table-cell>
          <table:table-cell table:formula="of:=IF([.C133]=&quot;0&quot;;&quot;norm&quot;;IF([.C133]=&quot;I&quot;;&quot;min&quot;;IF([.C133]=&quot;X&quot;;&quot;folge&quot;;&quot;&quot;)))&amp;IF([.F13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34])" office:value-type="string" office:string-value="0">
            <text:p>0</text:p>
          </table:table-cell>
          <table:table-cell table:formula="of:=[2_3_S.AH14]" office:value-type="float" office:value="0">
            <text:p>0</text:p>
          </table:table-cell>
          <table:table-cell/>
          <table:table-cell office:value-type="string">
            <text:p>X</text:p>
          </table:table-cell>
          <table:table-cell table:formula="of:=IF([.C134]=&quot;0&quot;;&quot;norm&quot;;IF([.C134]=&quot;I&quot;;&quot;min&quot;;IF([.C134]=&quot;X&quot;;&quot;folge&quot;;&quot;&quot;)))&amp;IF([.F13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35])" office:value-type="string" office:string-value="0">
            <text:p>0</text:p>
          </table:table-cell>
          <table:table-cell table:formula="of:=[2_3_S.AJ14]" office:value-type="float" office:value="0">
            <text:p>0</text:p>
          </table:table-cell>
          <table:table-cell/>
          <table:table-cell office:value-type="string">
            <text:p>X</text:p>
          </table:table-cell>
          <table:table-cell table:formula="of:=IF([.C135]=&quot;0&quot;;&quot;norm&quot;;IF([.C135]=&quot;I&quot;;&quot;min&quot;;IF([.C135]=&quot;X&quot;;&quot;folge&quot;;&quot;&quot;)))&amp;IF([.F13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36])" office:value-type="string" office:string-value="0">
            <text:p>0</text:p>
          </table:table-cell>
          <table:table-cell table:formula="of:=[2_3_S.F12]" office:value-type="float" office:value="0">
            <text:p>0</text:p>
          </table:table-cell>
          <table:table-cell/>
          <table:table-cell/>
          <table:table-cell table:formula="of:=IF([.C136]=&quot;0&quot;;&quot;norm&quot;;IF([.C136]=&quot;I&quot;;&quot;min&quot;;IF([.C136]=&quot;X&quot;;&quot;folge&quot;;&quot;&quot;)))&amp;IF([.F13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37])" office:value-type="string" office:string-value="0">
            <text:p>0</text:p>
          </table:table-cell>
          <table:table-cell table:formula="of:=[2_3_S.H12]" office:value-type="float" office:value="0">
            <text:p>0</text:p>
          </table:table-cell>
          <table:table-cell/>
          <table:table-cell/>
          <table:table-cell table:formula="of:=IF([.C137]=&quot;0&quot;;&quot;norm&quot;;IF([.C137]=&quot;I&quot;;&quot;min&quot;;IF([.C137]=&quot;X&quot;;&quot;folge&quot;;&quot;&quot;)))&amp;IF([.F13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38])">
            <text:p/>
          </table:table-cell>
          <table:table-cell/>
          <table:table-cell table:number-columns-repeated="252"/>
        </table:table-row>
        <table:table-row table:style-name="ro1">
          <table:table-cell table:number-columns-repeated="2"/>
          <table:table-cell table:formula="of:=UPPER([.D139])" office:value-type="string" office:string-value="0">
            <text:p>0</text:p>
          </table:table-cell>
          <table:table-cell table:formula="of:=[2_3_S.N12]" office:value-type="float" office:value="0">
            <text:p>0</text:p>
          </table:table-cell>
          <table:table-cell/>
          <table:table-cell/>
          <table:table-cell table:formula="of:=IF([.C139]=&quot;0&quot;;&quot;norm&quot;;IF([.C139]=&quot;I&quot;;&quot;min&quot;;IF([.C139]=&quot;X&quot;;&quot;folge&quot;;&quot;&quot;)))&amp;IF([.F13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40])" office:value-type="string" office:string-value="0">
            <text:p>0</text:p>
          </table:table-cell>
          <table:table-cell table:formula="of:=[2_3_S.P12]" office:value-type="float" office:value="0">
            <text:p>0</text:p>
          </table:table-cell>
          <table:table-cell/>
          <table:table-cell/>
          <table:table-cell table:formula="of:=IF([.C140]=&quot;0&quot;;&quot;norm&quot;;IF([.C140]=&quot;I&quot;;&quot;min&quot;;IF([.C140]=&quot;X&quot;;&quot;folge&quot;;&quot;&quot;)))&amp;IF([.F14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41])">
            <text:p/>
          </table:table-cell>
          <table:table-cell/>
          <table:table-cell table:number-columns-repeated="252"/>
        </table:table-row>
        <table:table-row table:style-name="ro1">
          <table:table-cell table:number-columns-repeated="2"/>
          <table:table-cell table:formula="of:=UPPER([.D142])" office:value-type="string" office:string-value="0">
            <text:p>0</text:p>
          </table:table-cell>
          <table:table-cell table:formula="of:=[2_3_S.V12]" office:value-type="float" office:value="0">
            <text:p>0</text:p>
          </table:table-cell>
          <table:table-cell/>
          <table:table-cell/>
          <table:table-cell table:formula="of:=IF([.C142]=&quot;0&quot;;&quot;norm&quot;;IF([.C142]=&quot;I&quot;;&quot;min&quot;;IF([.C142]=&quot;X&quot;;&quot;folge&quot;;&quot;&quot;)))&amp;IF([.F14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43])" office:value-type="string" office:string-value="0">
            <text:p>0</text:p>
          </table:table-cell>
          <table:table-cell table:formula="of:=[2_3_S.X12]" office:value-type="float" office:value="0">
            <text:p>0</text:p>
          </table:table-cell>
          <table:table-cell/>
          <table:table-cell/>
          <table:table-cell table:formula="of:=IF([.C143]=&quot;0&quot;;&quot;norm&quot;;IF([.C143]=&quot;I&quot;;&quot;min&quot;;IF([.C143]=&quot;X&quot;;&quot;folge&quot;;&quot;&quot;)))&amp;IF([.F14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44])">
            <text:p/>
          </table:table-cell>
          <table:table-cell/>
          <table:table-cell table:number-columns-repeated="252"/>
        </table:table-row>
        <table:table-row table:style-name="ro1">
          <table:table-cell table:number-columns-repeated="2"/>
          <table:table-cell table:formula="of:=UPPER([.D145])" office:value-type="string" office:string-value="0">
            <text:p>0</text:p>
          </table:table-cell>
          <table:table-cell table:formula="of:=[2_3_S.AD12]" office:value-type="float" office:value="0">
            <text:p>0</text:p>
          </table:table-cell>
          <table:table-cell/>
          <table:table-cell office:value-type="string">
            <text:p>X</text:p>
          </table:table-cell>
          <table:table-cell table:formula="of:=IF([.C145]=&quot;0&quot;;&quot;norm&quot;;IF([.C145]=&quot;I&quot;;&quot;min&quot;;IF([.C145]=&quot;X&quot;;&quot;folge&quot;;&quot;&quot;)))&amp;IF([.F14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46])" office:value-type="string" office:string-value="0">
            <text:p>0</text:p>
          </table:table-cell>
          <table:table-cell table:formula="of:=[2_3_S.AF12]" office:value-type="float" office:value="0">
            <text:p>0</text:p>
          </table:table-cell>
          <table:table-cell/>
          <table:table-cell office:value-type="string">
            <text:p>X</text:p>
          </table:table-cell>
          <table:table-cell table:formula="of:=IF([.C146]=&quot;0&quot;;&quot;norm&quot;;IF([.C146]=&quot;I&quot;;&quot;min&quot;;IF([.C146]=&quot;X&quot;;&quot;folge&quot;;&quot;&quot;)))&amp;IF([.F14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47])" office:value-type="string" office:string-value="0">
            <text:p>0</text:p>
          </table:table-cell>
          <table:table-cell table:formula="of:=[2_3_S.AH12]" office:value-type="float" office:value="0">
            <text:p>0</text:p>
          </table:table-cell>
          <table:table-cell/>
          <table:table-cell office:value-type="string">
            <text:p>X</text:p>
          </table:table-cell>
          <table:table-cell table:formula="of:=IF([.C147]=&quot;0&quot;;&quot;norm&quot;;IF([.C147]=&quot;I&quot;;&quot;min&quot;;IF([.C147]=&quot;X&quot;;&quot;folge&quot;;&quot;&quot;)))&amp;IF([.F14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48])" office:value-type="string" office:string-value="0">
            <text:p>0</text:p>
          </table:table-cell>
          <table:table-cell table:formula="of:=[2_3_S.H10]" office:value-type="float" office:value="0">
            <text:p>0</text:p>
          </table:table-cell>
          <table:table-cell/>
          <table:table-cell/>
          <table:table-cell table:formula="of:=IF([.C148]=&quot;0&quot;;&quot;norm&quot;;IF([.C148]=&quot;I&quot;;&quot;min&quot;;IF([.C148]=&quot;X&quot;;&quot;folge&quot;;&quot;&quot;)))&amp;IF([.F14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49])" office:value-type="string" office:string-value="0">
            <text:p>0</text:p>
          </table:table-cell>
          <table:table-cell table:formula="of:=[2_3_S.P10]" office:value-type="float" office:value="0">
            <text:p>0</text:p>
          </table:table-cell>
          <table:table-cell/>
          <table:table-cell/>
          <table:table-cell table:formula="of:=IF([.C149]=&quot;0&quot;;&quot;norm&quot;;IF([.C149]=&quot;I&quot;;&quot;min&quot;;IF([.C149]=&quot;X&quot;;&quot;folge&quot;;&quot;&quot;)))&amp;IF([.F14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50])" office:value-type="string" office:string-value="0">
            <text:p>0</text:p>
          </table:table-cell>
          <table:table-cell table:formula="of:=[2_3_S.X10]" office:value-type="float" office:value="0">
            <text:p>0</text:p>
          </table:table-cell>
          <table:table-cell/>
          <table:table-cell/>
          <table:table-cell table:formula="of:=IF([.C150]=&quot;0&quot;;&quot;norm&quot;;IF([.C150]=&quot;I&quot;;&quot;min&quot;;IF([.C150]=&quot;X&quot;;&quot;folge&quot;;&quot;&quot;)))&amp;IF([.F15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51])">
            <text:p/>
          </table:table-cell>
          <table:table-cell/>
          <table:table-cell table:number-columns-repeated="252"/>
        </table:table-row>
        <table:table-row table:style-name="ro1">
          <table:table-cell table:number-columns-repeated="2"/>
          <table:table-cell table:formula="of:=UPPER([.D152])">
            <text:p/>
          </table:table-cell>
          <table:table-cell/>
          <table:table-cell table:number-columns-repeated="252"/>
        </table:table-row>
        <table:table-row table:style-name="ro1">
          <table:table-cell table:number-columns-repeated="2"/>
          <table:table-cell table:formula="of:=UPPER([.D153])">
            <text:p/>
          </table:table-cell>
          <table:table-cell/>
          <table:table-cell table:number-columns-repeated="252"/>
        </table:table-row>
        <table:table-row table:style-name="ro1">
          <table:table-cell table:number-columns-repeated="2"/>
          <table:table-cell table:formula="of:=UPPER([.D154])">
            <text:p/>
          </table:table-cell>
          <table:table-cell/>
          <table:table-cell table:number-columns-repeated="252"/>
        </table:table-row>
        <table:table-row table:style-name="ro1">
          <table:table-cell table:number-columns-repeated="2"/>
          <table:table-cell table:formula="of:=UPPER([.D155])" office:value-type="string" office:string-value="0">
            <text:p>0</text:p>
          </table:table-cell>
          <table:table-cell table:formula="of:=[2_3_S.T8]" office:value-type="float" office:value="0">
            <text:p>0</text:p>
          </table:table-cell>
          <table:table-cell/>
          <table:table-cell/>
          <table:table-cell table:formula="of:=IF([.C155]=&quot;0&quot;;&quot;norm&quot;;IF([.C155]=&quot;I&quot;;&quot;min&quot;;IF([.C155]=&quot;X&quot;;&quot;folge&quot;;&quot;&quot;)))&amp;IF([.F1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56])" office:value-type="string" office:string-value="---">
            <text:p>---</text:p>
          </table:table-cell>
          <table:table-cell office:value-type="string">
            <text:p>---</text:p>
          </table:table-cell>
          <table:table-cell/>
          <table:table-cell/>
          <table:table-cell table:formula="of:=IF([.C156]=&quot;0&quot;;&quot;norm&quot;;IF([.C156]=&quot;I&quot;;&quot;min&quot;;IF([.C156]=&quot;X&quot;;&quot;folge&quot;;&quot;&quot;)))&amp;IF([.F156]=&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157])" office:value-type="string" office:string-value="---">
            <text:p>---</text:p>
          </table:table-cell>
          <table:table-cell office:value-type="string">
            <text:p>---</text:p>
          </table:table-cell>
          <table:table-cell/>
          <table:table-cell/>
          <table:table-cell table:formula="of:=IF([.C157]=&quot;0&quot;;&quot;norm&quot;;IF([.C157]=&quot;I&quot;;&quot;min&quot;;IF([.C157]=&quot;X&quot;;&quot;folge&quot;;&quot;&quot;)))&amp;IF([.F15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158])" office:value-type="string" office:string-value="0">
            <text:p>0</text:p>
          </table:table-cell>
          <table:table-cell table:formula="of:=[2_3_S.AO14]" office:value-type="float" office:value="0">
            <text:p>0</text:p>
          </table:table-cell>
          <table:table-cell/>
          <table:table-cell/>
          <table:table-cell table:formula="of:=IF([.C158]=&quot;0&quot;;&quot;norm&quot;;IF([.C158]=&quot;I&quot;;&quot;min&quot;;IF([.C158]=&quot;X&quot;;&quot;folge&quot;;&quot;&quot;)))&amp;IF([.F15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59])" office:value-type="string" office:string-value="0">
            <text:p>0</text:p>
          </table:table-cell>
          <table:table-cell table:formula="of:=[2_3_S.AQ14]" office:value-type="float" office:value="0">
            <text:p>0</text:p>
          </table:table-cell>
          <table:table-cell/>
          <table:table-cell/>
          <table:table-cell table:formula="of:=IF([.C159]=&quot;0&quot;;&quot;norm&quot;;IF([.C159]=&quot;I&quot;;&quot;min&quot;;IF([.C159]=&quot;X&quot;;&quot;folge&quot;;&quot;&quot;)))&amp;IF([.F1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60])" office:value-type="string" office:string-value="0">
            <text:p>0</text:p>
          </table:table-cell>
          <table:table-cell table:formula="of:=[2_3_S.AS14]" office:value-type="float" office:value="0">
            <text:p>0</text:p>
          </table:table-cell>
          <table:table-cell/>
          <table:table-cell office:value-type="string">
            <text:p>X</text:p>
          </table:table-cell>
          <table:table-cell table:formula="of:=IF([.C160]=&quot;0&quot;;&quot;norm&quot;;IF([.C160]=&quot;I&quot;;&quot;min&quot;;IF([.C160]=&quot;X&quot;;&quot;folge&quot;;&quot;&quot;)))&amp;IF([.F16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61])" office:value-type="string" office:string-value="0">
            <text:p>0</text:p>
          </table:table-cell>
          <table:table-cell table:formula="of:=[2_3_S.AW14]" office:value-type="float" office:value="0">
            <text:p>0</text:p>
          </table:table-cell>
          <table:table-cell/>
          <table:table-cell/>
          <table:table-cell table:formula="of:=IF([.C161]=&quot;0&quot;;&quot;norm&quot;;IF([.C161]=&quot;I&quot;;&quot;min&quot;;IF([.C161]=&quot;X&quot;;&quot;folge&quot;;&quot;&quot;)))&amp;IF([.F16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62])" office:value-type="string" office:string-value="0">
            <text:p>0</text:p>
          </table:table-cell>
          <table:table-cell table:formula="of:=[2_3_S.AY14]" office:value-type="float" office:value="0">
            <text:p>0</text:p>
          </table:table-cell>
          <table:table-cell/>
          <table:table-cell/>
          <table:table-cell table:formula="of:=IF([.C162]=&quot;0&quot;;&quot;norm&quot;;IF([.C162]=&quot;I&quot;;&quot;min&quot;;IF([.C162]=&quot;X&quot;;&quot;folge&quot;;&quot;&quot;)))&amp;IF([.F1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63])" office:value-type="string" office:string-value="0">
            <text:p>0</text:p>
          </table:table-cell>
          <table:table-cell table:formula="of:=[2_3_S.BA14]" office:value-type="float" office:value="0">
            <text:p>0</text:p>
          </table:table-cell>
          <table:table-cell/>
          <table:table-cell office:value-type="string">
            <text:p>X</text:p>
          </table:table-cell>
          <table:table-cell table:formula="of:=IF([.C163]=&quot;0&quot;;&quot;norm&quot;;IF([.C163]=&quot;I&quot;;&quot;min&quot;;IF([.C163]=&quot;X&quot;;&quot;folge&quot;;&quot;&quot;)))&amp;IF([.F16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64])" office:value-type="string" office:string-value="0">
            <text:p>0</text:p>
          </table:table-cell>
          <table:table-cell table:formula="of:=[2_3_S.BE14]" office:value-type="float" office:value="0">
            <text:p>0</text:p>
          </table:table-cell>
          <table:table-cell/>
          <table:table-cell/>
          <table:table-cell table:formula="of:=IF([.C164]=&quot;0&quot;;&quot;norm&quot;;IF([.C164]=&quot;I&quot;;&quot;min&quot;;IF([.C164]=&quot;X&quot;;&quot;folge&quot;;&quot;&quot;)))&amp;IF([.F16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65])" office:value-type="string" office:string-value="0">
            <text:p>0</text:p>
          </table:table-cell>
          <table:table-cell table:formula="of:=[2_3_S.BG14]" office:value-type="float" office:value="0">
            <text:p>0</text:p>
          </table:table-cell>
          <table:table-cell/>
          <table:table-cell/>
          <table:table-cell table:formula="of:=IF([.C165]=&quot;0&quot;;&quot;norm&quot;;IF([.C165]=&quot;I&quot;;&quot;min&quot;;IF([.C165]=&quot;X&quot;;&quot;folge&quot;;&quot;&quot;)))&amp;IF([.F16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66])" office:value-type="string" office:string-value="0">
            <text:p>0</text:p>
          </table:table-cell>
          <table:table-cell table:formula="of:=[2_3_S.BI14]" office:value-type="float" office:value="0">
            <text:p>0</text:p>
          </table:table-cell>
          <table:table-cell/>
          <table:table-cell office:value-type="string">
            <text:p>X</text:p>
          </table:table-cell>
          <table:table-cell table:formula="of:=IF([.C166]=&quot;0&quot;;&quot;norm&quot;;IF([.C166]=&quot;I&quot;;&quot;min&quot;;IF([.C166]=&quot;X&quot;;&quot;folge&quot;;&quot;&quot;)))&amp;IF([.F16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67])" office:value-type="string" office:string-value="0">
            <text:p>0</text:p>
          </table:table-cell>
          <table:table-cell table:formula="of:=[2_3_S.BM14]" office:value-type="float" office:value="0">
            <text:p>0</text:p>
          </table:table-cell>
          <table:table-cell/>
          <table:table-cell office:value-type="string">
            <text:p>X</text:p>
          </table:table-cell>
          <table:table-cell table:formula="of:=IF([.C167]=&quot;0&quot;;&quot;norm&quot;;IF([.C167]=&quot;I&quot;;&quot;min&quot;;IF([.C167]=&quot;X&quot;;&quot;folge&quot;;&quot;&quot;)))&amp;IF([.F16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68])" office:value-type="string" office:string-value="0">
            <text:p>0</text:p>
          </table:table-cell>
          <table:table-cell table:formula="of:=[2_3_S.BO14]" office:value-type="float" office:value="0">
            <text:p>0</text:p>
          </table:table-cell>
          <table:table-cell/>
          <table:table-cell office:value-type="string">
            <text:p>X</text:p>
          </table:table-cell>
          <table:table-cell table:formula="of:=IF([.C168]=&quot;0&quot;;&quot;norm&quot;;IF([.C168]=&quot;I&quot;;&quot;min&quot;;IF([.C168]=&quot;X&quot;;&quot;folge&quot;;&quot;&quot;)))&amp;IF([.F16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69])" office:value-type="string" office:string-value="0">
            <text:p>0</text:p>
          </table:table-cell>
          <table:table-cell table:formula="of:=[2_3_S.BQ14]" office:value-type="float" office:value="0">
            <text:p>0</text:p>
          </table:table-cell>
          <table:table-cell/>
          <table:table-cell office:value-type="string">
            <text:p>X</text:p>
          </table:table-cell>
          <table:table-cell table:formula="of:=IF([.C169]=&quot;0&quot;;&quot;norm&quot;;IF([.C169]=&quot;I&quot;;&quot;min&quot;;IF([.C169]=&quot;X&quot;;&quot;folge&quot;;&quot;&quot;)))&amp;IF([.F16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70])" office:value-type="string" office:string-value="0">
            <text:p>0</text:p>
          </table:table-cell>
          <table:table-cell table:formula="of:=[2_3_S.BS14]" office:value-type="float" office:value="0">
            <text:p>0</text:p>
          </table:table-cell>
          <table:table-cell/>
          <table:table-cell office:value-type="string">
            <text:p>X</text:p>
          </table:table-cell>
          <table:table-cell table:formula="of:=IF([.C170]=&quot;0&quot;;&quot;norm&quot;;IF([.C170]=&quot;I&quot;;&quot;min&quot;;IF([.C170]=&quot;X&quot;;&quot;folge&quot;;&quot;&quot;)))&amp;IF([.F17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71])" office:value-type="string" office:string-value="0">
            <text:p>0</text:p>
          </table:table-cell>
          <table:table-cell table:formula="of:=[2_3_S.AO12]" office:value-type="float" office:value="0">
            <text:p>0</text:p>
          </table:table-cell>
          <table:table-cell/>
          <table:table-cell/>
          <table:table-cell table:formula="of:=IF([.C171]=&quot;0&quot;;&quot;norm&quot;;IF([.C171]=&quot;I&quot;;&quot;min&quot;;IF([.C171]=&quot;X&quot;;&quot;folge&quot;;&quot;&quot;)))&amp;IF([.F1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2])" office:value-type="string" office:string-value="0">
            <text:p>0</text:p>
          </table:table-cell>
          <table:table-cell table:formula="of:=[2_3_S.AQ12]" office:value-type="float" office:value="0">
            <text:p>0</text:p>
          </table:table-cell>
          <table:table-cell/>
          <table:table-cell/>
          <table:table-cell table:formula="of:=IF([.C172]=&quot;0&quot;;&quot;norm&quot;;IF([.C172]=&quot;I&quot;;&quot;min&quot;;IF([.C172]=&quot;X&quot;;&quot;folge&quot;;&quot;&quot;)))&amp;IF([.F1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3])">
            <text:p/>
          </table:table-cell>
          <table:table-cell/>
          <table:table-cell table:number-columns-repeated="252"/>
        </table:table-row>
        <table:table-row table:style-name="ro1">
          <table:table-cell table:number-columns-repeated="2"/>
          <table:table-cell table:formula="of:=UPPER([.D174])" office:value-type="string" office:string-value="0">
            <text:p>0</text:p>
          </table:table-cell>
          <table:table-cell table:formula="of:=[2_3_S.AW12]" office:value-type="float" office:value="0">
            <text:p>0</text:p>
          </table:table-cell>
          <table:table-cell/>
          <table:table-cell/>
          <table:table-cell table:formula="of:=IF([.C174]=&quot;0&quot;;&quot;norm&quot;;IF([.C174]=&quot;I&quot;;&quot;min&quot;;IF([.C174]=&quot;X&quot;;&quot;folge&quot;;&quot;&quot;)))&amp;IF([.F1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5])" office:value-type="string" office:string-value="0">
            <text:p>0</text:p>
          </table:table-cell>
          <table:table-cell table:formula="of:=[2_3_S.AY12]" office:value-type="float" office:value="0">
            <text:p>0</text:p>
          </table:table-cell>
          <table:table-cell/>
          <table:table-cell/>
          <table:table-cell table:formula="of:=IF([.C175]=&quot;0&quot;;&quot;norm&quot;;IF([.C175]=&quot;I&quot;;&quot;min&quot;;IF([.C175]=&quot;X&quot;;&quot;folge&quot;;&quot;&quot;)))&amp;IF([.F17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6])">
            <text:p/>
          </table:table-cell>
          <table:table-cell/>
          <table:table-cell table:number-columns-repeated="252"/>
        </table:table-row>
        <table:table-row table:style-name="ro1">
          <table:table-cell table:number-columns-repeated="2"/>
          <table:table-cell table:formula="of:=UPPER([.D177])" office:value-type="string" office:string-value="0">
            <text:p>0</text:p>
          </table:table-cell>
          <table:table-cell table:formula="of:=[2_3_S.BE12]" office:value-type="float" office:value="0">
            <text:p>0</text:p>
          </table:table-cell>
          <table:table-cell/>
          <table:table-cell/>
          <table:table-cell table:formula="of:=IF([.C177]=&quot;0&quot;;&quot;norm&quot;;IF([.C177]=&quot;I&quot;;&quot;min&quot;;IF([.C177]=&quot;X&quot;;&quot;folge&quot;;&quot;&quot;)))&amp;IF([.F17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8])" office:value-type="string" office:string-value="0">
            <text:p>0</text:p>
          </table:table-cell>
          <table:table-cell table:formula="of:=[2_3_S.BG12]" office:value-type="float" office:value="0">
            <text:p>0</text:p>
          </table:table-cell>
          <table:table-cell/>
          <table:table-cell/>
          <table:table-cell table:formula="of:=IF([.C178]=&quot;0&quot;;&quot;norm&quot;;IF([.C178]=&quot;I&quot;;&quot;min&quot;;IF([.C178]=&quot;X&quot;;&quot;folge&quot;;&quot;&quot;)))&amp;IF([.F17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79])">
            <text:p/>
          </table:table-cell>
          <table:table-cell/>
          <table:table-cell table:number-columns-repeated="252"/>
        </table:table-row>
        <table:table-row table:style-name="ro1">
          <table:table-cell table:number-columns-repeated="2"/>
          <table:table-cell table:formula="of:=UPPER([.D180])" office:value-type="string" office:string-value="0">
            <text:p>0</text:p>
          </table:table-cell>
          <table:table-cell table:formula="of:=[2_3_S.BM12]" office:value-type="float" office:value="0">
            <text:p>0</text:p>
          </table:table-cell>
          <table:table-cell/>
          <table:table-cell office:value-type="string">
            <text:p>X</text:p>
          </table:table-cell>
          <table:table-cell table:formula="of:=IF([.C180]=&quot;0&quot;;&quot;norm&quot;;IF([.C180]=&quot;I&quot;;&quot;min&quot;;IF([.C180]=&quot;X&quot;;&quot;folge&quot;;&quot;&quot;)))&amp;IF([.F18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81])" office:value-type="string" office:string-value="0">
            <text:p>0</text:p>
          </table:table-cell>
          <table:table-cell table:formula="of:=[2_3_S.BO12]" office:value-type="float" office:value="0">
            <text:p>0</text:p>
          </table:table-cell>
          <table:table-cell/>
          <table:table-cell office:value-type="string">
            <text:p>X</text:p>
          </table:table-cell>
          <table:table-cell table:formula="of:=IF([.C181]=&quot;0&quot;;&quot;norm&quot;;IF([.C181]=&quot;I&quot;;&quot;min&quot;;IF([.C181]=&quot;X&quot;;&quot;folge&quot;;&quot;&quot;)))&amp;IF([.F18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82])" office:value-type="string" office:string-value="0">
            <text:p>0</text:p>
          </table:table-cell>
          <table:table-cell table:formula="of:=[2_3_S.BQ12]" office:value-type="float" office:value="0">
            <text:p>0</text:p>
          </table:table-cell>
          <table:table-cell/>
          <table:table-cell office:value-type="string">
            <text:p>X</text:p>
          </table:table-cell>
          <table:table-cell table:formula="of:=IF([.C182]=&quot;0&quot;;&quot;norm&quot;;IF([.C182]=&quot;I&quot;;&quot;min&quot;;IF([.C182]=&quot;X&quot;;&quot;folge&quot;;&quot;&quot;)))&amp;IF([.F18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83])" office:value-type="string" office:string-value="0">
            <text:p>0</text:p>
          </table:table-cell>
          <table:table-cell table:formula="of:=[2_3_S.AQ10]" office:value-type="float" office:value="0">
            <text:p>0</text:p>
          </table:table-cell>
          <table:table-cell/>
          <table:table-cell/>
          <table:table-cell table:formula="of:=IF([.C183]=&quot;0&quot;;&quot;norm&quot;;IF([.C183]=&quot;I&quot;;&quot;min&quot;;IF([.C183]=&quot;X&quot;;&quot;folge&quot;;&quot;&quot;)))&amp;IF([.F18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84])" office:value-type="string" office:string-value="0">
            <text:p>0</text:p>
          </table:table-cell>
          <table:table-cell table:formula="of:=[2_3_S.AY10]" office:value-type="float" office:value="0">
            <text:p>0</text:p>
          </table:table-cell>
          <table:table-cell/>
          <table:table-cell/>
          <table:table-cell table:formula="of:=IF([.C184]=&quot;0&quot;;&quot;norm&quot;;IF([.C184]=&quot;I&quot;;&quot;min&quot;;IF([.C184]=&quot;X&quot;;&quot;folge&quot;;&quot;&quot;)))&amp;IF([.F18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85])" office:value-type="string" office:string-value="0">
            <text:p>0</text:p>
          </table:table-cell>
          <table:table-cell table:formula="of:=[2_3_S.BG10]" office:value-type="float" office:value="0">
            <text:p>0</text:p>
          </table:table-cell>
          <table:table-cell/>
          <table:table-cell/>
          <table:table-cell table:formula="of:=IF([.C185]=&quot;0&quot;;&quot;norm&quot;;IF([.C185]=&quot;I&quot;;&quot;min&quot;;IF([.C185]=&quot;X&quot;;&quot;folge&quot;;&quot;&quot;)))&amp;IF([.F18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86])">
            <text:p/>
          </table:table-cell>
          <table:table-cell/>
          <table:table-cell table:number-columns-repeated="252"/>
        </table:table-row>
        <table:table-row table:style-name="ro1">
          <table:table-cell table:number-columns-repeated="2"/>
          <table:table-cell table:formula="of:=UPPER([.D187])">
            <text:p/>
          </table:table-cell>
          <table:table-cell/>
          <table:table-cell table:number-columns-repeated="252"/>
        </table:table-row>
        <table:table-row table:style-name="ro1">
          <table:table-cell table:number-columns-repeated="2"/>
          <table:table-cell table:formula="of:=UPPER([.D188])">
            <text:p/>
          </table:table-cell>
          <table:table-cell/>
          <table:table-cell table:number-columns-repeated="252"/>
        </table:table-row>
        <table:table-row table:style-name="ro1">
          <table:table-cell table:number-columns-repeated="2"/>
          <table:table-cell table:formula="of:=UPPER([.D189])">
            <text:p/>
          </table:table-cell>
          <table:table-cell/>
          <table:table-cell table:number-columns-repeated="252"/>
        </table:table-row>
        <table:table-row table:style-name="ro1">
          <table:table-cell table:number-columns-repeated="2"/>
          <table:table-cell table:formula="of:=UPPER([.D190])" office:value-type="string" office:string-value="0">
            <text:p>0</text:p>
          </table:table-cell>
          <table:table-cell table:formula="of:=[2_3_S.BC8]" office:value-type="float" office:value="0">
            <text:p>0</text:p>
          </table:table-cell>
          <table:table-cell/>
          <table:table-cell/>
          <table:table-cell table:formula="of:=IF([.C190]=&quot;0&quot;;&quot;norm&quot;;IF([.C190]=&quot;I&quot;;&quot;min&quot;;IF([.C190]=&quot;X&quot;;&quot;folge&quot;;&quot;&quot;)))&amp;IF([.F1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91])" office:value-type="string" office:string-value="---">
            <text:p>---</text:p>
          </table:table-cell>
          <table:table-cell office:value-type="string">
            <text:p>---</text:p>
          </table:table-cell>
          <table:table-cell/>
          <table:table-cell/>
          <table:table-cell table:formula="of:=IF([.C191]=&quot;0&quot;;&quot;norm&quot;;IF([.C191]=&quot;I&quot;;&quot;min&quot;;IF([.C191]=&quot;X&quot;;&quot;folge&quot;;&quot;&quot;)))&amp;IF([.F191]=&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192])" office:value-type="string" office:string-value="---">
            <text:p>---</text:p>
          </table:table-cell>
          <table:table-cell office:value-type="string">
            <text:p>---</text:p>
          </table:table-cell>
          <table:table-cell/>
          <table:table-cell/>
          <table:table-cell table:formula="of:=IF([.C192]=&quot;0&quot;;&quot;norm&quot;;IF([.C192]=&quot;I&quot;;&quot;min&quot;;IF([.C192]=&quot;X&quot;;&quot;folge&quot;;&quot;&quot;)))&amp;IF([.F19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193])" office:value-type="string" office:string-value="0">
            <text:p>0</text:p>
          </table:table-cell>
          <table:table-cell table:formula="of:=[2_3_S.BX14]" office:value-type="float" office:value="0">
            <text:p>0</text:p>
          </table:table-cell>
          <table:table-cell/>
          <table:table-cell/>
          <table:table-cell table:formula="of:=IF([.C193]=&quot;0&quot;;&quot;norm&quot;;IF([.C193]=&quot;I&quot;;&quot;min&quot;;IF([.C193]=&quot;X&quot;;&quot;folge&quot;;&quot;&quot;)))&amp;IF([.F1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94])" office:value-type="string" office:string-value="0">
            <text:p>0</text:p>
          </table:table-cell>
          <table:table-cell table:formula="of:=[2_3_S.BZ14]" office:value-type="float" office:value="0">
            <text:p>0</text:p>
          </table:table-cell>
          <table:table-cell/>
          <table:table-cell/>
          <table:table-cell table:formula="of:=IF([.C194]=&quot;0&quot;;&quot;norm&quot;;IF([.C194]=&quot;I&quot;;&quot;min&quot;;IF([.C194]=&quot;X&quot;;&quot;folge&quot;;&quot;&quot;)))&amp;IF([.F1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95])" office:value-type="string" office:string-value="0">
            <text:p>0</text:p>
          </table:table-cell>
          <table:table-cell table:formula="of:=[2_3_S.CB14]" office:value-type="float" office:value="0">
            <text:p>0</text:p>
          </table:table-cell>
          <table:table-cell/>
          <table:table-cell office:value-type="string">
            <text:p>X</text:p>
          </table:table-cell>
          <table:table-cell table:formula="of:=IF([.C195]=&quot;0&quot;;&quot;norm&quot;;IF([.C195]=&quot;I&quot;;&quot;min&quot;;IF([.C195]=&quot;X&quot;;&quot;folge&quot;;&quot;&quot;)))&amp;IF([.F1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96])" office:value-type="string" office:string-value="0">
            <text:p>0</text:p>
          </table:table-cell>
          <table:table-cell table:formula="of:=[2_3_S.CF14]" office:value-type="float" office:value="0">
            <text:p>0</text:p>
          </table:table-cell>
          <table:table-cell/>
          <table:table-cell/>
          <table:table-cell table:formula="of:=IF([.C196]=&quot;0&quot;;&quot;norm&quot;;IF([.C196]=&quot;I&quot;;&quot;min&quot;;IF([.C196]=&quot;X&quot;;&quot;folge&quot;;&quot;&quot;)))&amp;IF([.F19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97])" office:value-type="string" office:string-value="0">
            <text:p>0</text:p>
          </table:table-cell>
          <table:table-cell table:formula="of:=[2_3_S.CH14]" office:value-type="float" office:value="0">
            <text:p>0</text:p>
          </table:table-cell>
          <table:table-cell/>
          <table:table-cell/>
          <table:table-cell table:formula="of:=IF([.C197]=&quot;0&quot;;&quot;norm&quot;;IF([.C197]=&quot;I&quot;;&quot;min&quot;;IF([.C197]=&quot;X&quot;;&quot;folge&quot;;&quot;&quot;)))&amp;IF([.F19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198])" office:value-type="string" office:string-value="0">
            <text:p>0</text:p>
          </table:table-cell>
          <table:table-cell table:formula="of:=[2_3_S.CJ14]" office:value-type="float" office:value="0">
            <text:p>0</text:p>
          </table:table-cell>
          <table:table-cell/>
          <table:table-cell office:value-type="string">
            <text:p>X</text:p>
          </table:table-cell>
          <table:table-cell table:formula="of:=IF([.C198]=&quot;0&quot;;&quot;norm&quot;;IF([.C198]=&quot;I&quot;;&quot;min&quot;;IF([.C198]=&quot;X&quot;;&quot;folge&quot;;&quot;&quot;)))&amp;IF([.F1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199])" office:value-type="string" office:string-value="0">
            <text:p>0</text:p>
          </table:table-cell>
          <table:table-cell table:formula="of:=[2_3_S.CN14]" office:value-type="float" office:value="0">
            <text:p>0</text:p>
          </table:table-cell>
          <table:table-cell/>
          <table:table-cell/>
          <table:table-cell table:formula="of:=IF([.C199]=&quot;0&quot;;&quot;norm&quot;;IF([.C199]=&quot;I&quot;;&quot;min&quot;;IF([.C199]=&quot;X&quot;;&quot;folge&quot;;&quot;&quot;)))&amp;IF([.F19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00])" office:value-type="string" office:string-value="0">
            <text:p>0</text:p>
          </table:table-cell>
          <table:table-cell table:formula="of:=[2_3_S.CP14]" office:value-type="float" office:value="0">
            <text:p>0</text:p>
          </table:table-cell>
          <table:table-cell/>
          <table:table-cell/>
          <table:table-cell table:formula="of:=IF([.C200]=&quot;0&quot;;&quot;norm&quot;;IF([.C200]=&quot;I&quot;;&quot;min&quot;;IF([.C200]=&quot;X&quot;;&quot;folge&quot;;&quot;&quot;)))&amp;IF([.F2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01])" office:value-type="string" office:string-value="0">
            <text:p>0</text:p>
          </table:table-cell>
          <table:table-cell table:formula="of:=[2_3_S.CR14]" office:value-type="float" office:value="0">
            <text:p>0</text:p>
          </table:table-cell>
          <table:table-cell/>
          <table:table-cell office:value-type="string">
            <text:p>X</text:p>
          </table:table-cell>
          <table:table-cell table:formula="of:=IF([.C201]=&quot;0&quot;;&quot;norm&quot;;IF([.C201]=&quot;I&quot;;&quot;min&quot;;IF([.C201]=&quot;X&quot;;&quot;folge&quot;;&quot;&quot;)))&amp;IF([.F20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02])" office:value-type="string" office:string-value="0">
            <text:p>0</text:p>
          </table:table-cell>
          <table:table-cell table:formula="of:=[2_3_S.CV14]" office:value-type="float" office:value="0">
            <text:p>0</text:p>
          </table:table-cell>
          <table:table-cell/>
          <table:table-cell office:value-type="string">
            <text:p>X</text:p>
          </table:table-cell>
          <table:table-cell table:formula="of:=IF([.C202]=&quot;0&quot;;&quot;norm&quot;;IF([.C202]=&quot;I&quot;;&quot;min&quot;;IF([.C202]=&quot;X&quot;;&quot;folge&quot;;&quot;&quot;)))&amp;IF([.F20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03])" office:value-type="string" office:string-value="0">
            <text:p>0</text:p>
          </table:table-cell>
          <table:table-cell table:formula="of:=[2_3_S.CX14]" office:value-type="float" office:value="0">
            <text:p>0</text:p>
          </table:table-cell>
          <table:table-cell/>
          <table:table-cell office:value-type="string">
            <text:p>X</text:p>
          </table:table-cell>
          <table:table-cell table:formula="of:=IF([.C203]=&quot;0&quot;;&quot;norm&quot;;IF([.C203]=&quot;I&quot;;&quot;min&quot;;IF([.C203]=&quot;X&quot;;&quot;folge&quot;;&quot;&quot;)))&amp;IF([.F20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04])" office:value-type="string" office:string-value="0">
            <text:p>0</text:p>
          </table:table-cell>
          <table:table-cell table:formula="of:=[2_3_S.CZ14]" office:value-type="float" office:value="0">
            <text:p>0</text:p>
          </table:table-cell>
          <table:table-cell/>
          <table:table-cell office:value-type="string">
            <text:p>X</text:p>
          </table:table-cell>
          <table:table-cell table:formula="of:=IF([.C204]=&quot;0&quot;;&quot;norm&quot;;IF([.C204]=&quot;I&quot;;&quot;min&quot;;IF([.C204]=&quot;X&quot;;&quot;folge&quot;;&quot;&quot;)))&amp;IF([.F20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05])" office:value-type="string" office:string-value="0">
            <text:p>0</text:p>
          </table:table-cell>
          <table:table-cell table:formula="of:=[2_3_S.DB14]" office:value-type="float" office:value="0">
            <text:p>0</text:p>
          </table:table-cell>
          <table:table-cell/>
          <table:table-cell office:value-type="string">
            <text:p>X</text:p>
          </table:table-cell>
          <table:table-cell table:formula="of:=IF([.C205]=&quot;0&quot;;&quot;norm&quot;;IF([.C205]=&quot;I&quot;;&quot;min&quot;;IF([.C205]=&quot;X&quot;;&quot;folge&quot;;&quot;&quot;)))&amp;IF([.F20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06])" office:value-type="string" office:string-value="0">
            <text:p>0</text:p>
          </table:table-cell>
          <table:table-cell table:formula="of:=[2_3_S.BX12]" office:value-type="float" office:value="0">
            <text:p>0</text:p>
          </table:table-cell>
          <table:table-cell/>
          <table:table-cell/>
          <table:table-cell table:formula="of:=IF([.C206]=&quot;0&quot;;&quot;norm&quot;;IF([.C206]=&quot;I&quot;;&quot;min&quot;;IF([.C206]=&quot;X&quot;;&quot;folge&quot;;&quot;&quot;)))&amp;IF([.F2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07])" office:value-type="string" office:string-value="0">
            <text:p>0</text:p>
          </table:table-cell>
          <table:table-cell table:formula="of:=[2_3_S.BZ12]" office:value-type="float" office:value="0">
            <text:p>0</text:p>
          </table:table-cell>
          <table:table-cell/>
          <table:table-cell/>
          <table:table-cell table:formula="of:=IF([.C207]=&quot;0&quot;;&quot;norm&quot;;IF([.C207]=&quot;I&quot;;&quot;min&quot;;IF([.C207]=&quot;X&quot;;&quot;folge&quot;;&quot;&quot;)))&amp;IF([.F20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08])">
            <text:p/>
          </table:table-cell>
          <table:table-cell/>
          <table:table-cell table:number-columns-repeated="252"/>
        </table:table-row>
        <table:table-row table:style-name="ro1">
          <table:table-cell table:number-columns-repeated="2"/>
          <table:table-cell table:formula="of:=UPPER([.D209])" office:value-type="string" office:string-value="0">
            <text:p>0</text:p>
          </table:table-cell>
          <table:table-cell table:formula="of:=[2_3_S.CF12]" office:value-type="float" office:value="0">
            <text:p>0</text:p>
          </table:table-cell>
          <table:table-cell/>
          <table:table-cell/>
          <table:table-cell table:formula="of:=IF([.C209]=&quot;0&quot;;&quot;norm&quot;;IF([.C209]=&quot;I&quot;;&quot;min&quot;;IF([.C209]=&quot;X&quot;;&quot;folge&quot;;&quot;&quot;)))&amp;IF([.F20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10])" office:value-type="string" office:string-value="0">
            <text:p>0</text:p>
          </table:table-cell>
          <table:table-cell table:formula="of:=[2_3_S.CH12]" office:value-type="float" office:value="0">
            <text:p>0</text:p>
          </table:table-cell>
          <table:table-cell/>
          <table:table-cell/>
          <table:table-cell table:formula="of:=IF([.C210]=&quot;0&quot;;&quot;norm&quot;;IF([.C210]=&quot;I&quot;;&quot;min&quot;;IF([.C210]=&quot;X&quot;;&quot;folge&quot;;&quot;&quot;)))&amp;IF([.F21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11])">
            <text:p/>
          </table:table-cell>
          <table:table-cell/>
          <table:table-cell table:number-columns-repeated="252"/>
        </table:table-row>
        <table:table-row table:style-name="ro1">
          <table:table-cell table:number-columns-repeated="2"/>
          <table:table-cell table:formula="of:=UPPER([.D212])" office:value-type="string" office:string-value="0">
            <text:p>0</text:p>
          </table:table-cell>
          <table:table-cell table:formula="of:=[2_3_S.CN12]" office:value-type="float" office:value="0">
            <text:p>0</text:p>
          </table:table-cell>
          <table:table-cell/>
          <table:table-cell/>
          <table:table-cell table:formula="of:=IF([.C212]=&quot;0&quot;;&quot;norm&quot;;IF([.C212]=&quot;I&quot;;&quot;min&quot;;IF([.C212]=&quot;X&quot;;&quot;folge&quot;;&quot;&quot;)))&amp;IF([.F2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13])" office:value-type="string" office:string-value="0">
            <text:p>0</text:p>
          </table:table-cell>
          <table:table-cell table:formula="of:=[2_3_S.CP12]" office:value-type="float" office:value="0">
            <text:p>0</text:p>
          </table:table-cell>
          <table:table-cell/>
          <table:table-cell/>
          <table:table-cell table:formula="of:=IF([.C213]=&quot;0&quot;;&quot;norm&quot;;IF([.C213]=&quot;I&quot;;&quot;min&quot;;IF([.C213]=&quot;X&quot;;&quot;folge&quot;;&quot;&quot;)))&amp;IF([.F2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14])">
            <text:p/>
          </table:table-cell>
          <table:table-cell/>
          <table:table-cell table:number-columns-repeated="252"/>
        </table:table-row>
        <table:table-row table:style-name="ro1">
          <table:table-cell table:number-columns-repeated="2"/>
          <table:table-cell table:formula="of:=UPPER([.D215])" office:value-type="string" office:string-value="0">
            <text:p>0</text:p>
          </table:table-cell>
          <table:table-cell table:formula="of:=[2_3_S.CV12]" office:value-type="float" office:value="0">
            <text:p>0</text:p>
          </table:table-cell>
          <table:table-cell/>
          <table:table-cell office:value-type="string">
            <text:p>X</text:p>
          </table:table-cell>
          <table:table-cell table:formula="of:=IF([.C215]=&quot;0&quot;;&quot;norm&quot;;IF([.C215]=&quot;I&quot;;&quot;min&quot;;IF([.C215]=&quot;X&quot;;&quot;folge&quot;;&quot;&quot;)))&amp;IF([.F21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16])" office:value-type="string" office:string-value="0">
            <text:p>0</text:p>
          </table:table-cell>
          <table:table-cell table:formula="of:=[2_3_S.CX12]" office:value-type="float" office:value="0">
            <text:p>0</text:p>
          </table:table-cell>
          <table:table-cell/>
          <table:table-cell office:value-type="string">
            <text:p>X</text:p>
          </table:table-cell>
          <table:table-cell table:formula="of:=IF([.C216]=&quot;0&quot;;&quot;norm&quot;;IF([.C216]=&quot;I&quot;;&quot;min&quot;;IF([.C216]=&quot;X&quot;;&quot;folge&quot;;&quot;&quot;)))&amp;IF([.F21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17])" office:value-type="string" office:string-value="0">
            <text:p>0</text:p>
          </table:table-cell>
          <table:table-cell table:formula="of:=[2_3_S.CZ12]" office:value-type="float" office:value="0">
            <text:p>0</text:p>
          </table:table-cell>
          <table:table-cell/>
          <table:table-cell office:value-type="string">
            <text:p>X</text:p>
          </table:table-cell>
          <table:table-cell table:formula="of:=IF([.C217]=&quot;0&quot;;&quot;norm&quot;;IF([.C217]=&quot;I&quot;;&quot;min&quot;;IF([.C217]=&quot;X&quot;;&quot;folge&quot;;&quot;&quot;)))&amp;IF([.F21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18])" office:value-type="string" office:string-value="0">
            <text:p>0</text:p>
          </table:table-cell>
          <table:table-cell table:formula="of:=[2_3_S.BZ10]" office:value-type="float" office:value="0">
            <text:p>0</text:p>
          </table:table-cell>
          <table:table-cell/>
          <table:table-cell/>
          <table:table-cell table:formula="of:=IF([.C218]=&quot;0&quot;;&quot;norm&quot;;IF([.C218]=&quot;I&quot;;&quot;min&quot;;IF([.C218]=&quot;X&quot;;&quot;folge&quot;;&quot;&quot;)))&amp;IF([.F21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19])" office:value-type="string" office:string-value="0">
            <text:p>0</text:p>
          </table:table-cell>
          <table:table-cell table:formula="of:=[2_3_S.CH10]" office:value-type="float" office:value="0">
            <text:p>0</text:p>
          </table:table-cell>
          <table:table-cell/>
          <table:table-cell/>
          <table:table-cell table:formula="of:=IF([.C219]=&quot;0&quot;;&quot;norm&quot;;IF([.C219]=&quot;I&quot;;&quot;min&quot;;IF([.C219]=&quot;X&quot;;&quot;folge&quot;;&quot;&quot;)))&amp;IF([.F21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20])" office:value-type="string" office:string-value="0">
            <text:p>0</text:p>
          </table:table-cell>
          <table:table-cell table:formula="of:=[2_3_S.CP10]" office:value-type="float" office:value="0">
            <text:p>0</text:p>
          </table:table-cell>
          <table:table-cell/>
          <table:table-cell/>
          <table:table-cell table:formula="of:=IF([.C220]=&quot;0&quot;;&quot;norm&quot;;IF([.C220]=&quot;I&quot;;&quot;min&quot;;IF([.C220]=&quot;X&quot;;&quot;folge&quot;;&quot;&quot;)))&amp;IF([.F22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21])">
            <text:p/>
          </table:table-cell>
          <table:table-cell/>
          <table:table-cell table:number-columns-repeated="252"/>
        </table:table-row>
        <table:table-row table:style-name="ro1">
          <table:table-cell table:number-columns-repeated="2"/>
          <table:table-cell table:formula="of:=UPPER([.D222])">
            <text:p/>
          </table:table-cell>
          <table:table-cell/>
          <table:table-cell table:number-columns-repeated="252"/>
        </table:table-row>
        <table:table-row table:style-name="ro1">
          <table:table-cell table:number-columns-repeated="2"/>
          <table:table-cell table:formula="of:=UPPER([.D223])">
            <text:p/>
          </table:table-cell>
          <table:table-cell/>
          <table:table-cell table:number-columns-repeated="252"/>
        </table:table-row>
        <table:table-row table:style-name="ro1">
          <table:table-cell table:number-columns-repeated="2"/>
          <table:table-cell table:formula="of:=UPPER([.D224])">
            <text:p/>
          </table:table-cell>
          <table:table-cell/>
          <table:table-cell table:number-columns-repeated="252"/>
        </table:table-row>
        <table:table-row table:style-name="ro1">
          <table:table-cell table:number-columns-repeated="2"/>
          <table:table-cell table:formula="of:=UPPER([.D225])" office:value-type="string" office:string-value="0">
            <text:p>0</text:p>
          </table:table-cell>
          <table:table-cell table:formula="of:=[2_3_S.CL8]" office:value-type="float" office:value="0">
            <text:p>0</text:p>
          </table:table-cell>
          <table:table-cell/>
          <table:table-cell/>
          <table:table-cell table:formula="of:=IF([.C225]=&quot;0&quot;;&quot;norm&quot;;IF([.C225]=&quot;I&quot;;&quot;min&quot;;IF([.C225]=&quot;X&quot;;&quot;folge&quot;;&quot;&quot;)))&amp;IF([.F22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26])" office:value-type="string" office:string-value="--">
            <text:p>--</text:p>
          </table:table-cell>
          <table:table-cell office:value-type="string">
            <text:p>--</text:p>
          </table:table-cell>
          <table:table-cell/>
          <table:table-cell/>
          <table:table-cell table:formula="of:=IF([.C226]=&quot;0&quot;;&quot;norm&quot;;IF([.C226]=&quot;I&quot;;&quot;min&quot;;IF([.C226]=&quot;X&quot;;&quot;folge&quot;;&quot;&quot;)))&amp;IF([.F226]=&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227])" office:value-type="string" office:string-value="--">
            <text:p>--</text:p>
          </table:table-cell>
          <table:table-cell office:value-type="string">
            <text:p>--</text:p>
          </table:table-cell>
          <table:table-cell/>
          <table:table-cell/>
          <table:table-cell table:formula="of:=IF([.C227]=&quot;0&quot;;&quot;norm&quot;;IF([.C227]=&quot;I&quot;;&quot;min&quot;;IF([.C227]=&quot;X&quot;;&quot;folge&quot;;&quot;&quot;)))&amp;IF([.F22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228])" office:value-type="string" office:string-value="0">
            <text:p>0</text:p>
          </table:table-cell>
          <table:table-cell table:formula="of:=[2_3_S.DG14]" office:value-type="float" office:value="0">
            <text:p>0</text:p>
          </table:table-cell>
          <table:table-cell/>
          <table:table-cell/>
          <table:table-cell table:formula="of:=IF([.C228]=&quot;0&quot;;&quot;norm&quot;;IF([.C228]=&quot;I&quot;;&quot;min&quot;;IF([.C228]=&quot;X&quot;;&quot;folge&quot;;&quot;&quot;)))&amp;IF([.F22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29])" office:value-type="string" office:string-value="0">
            <text:p>0</text:p>
          </table:table-cell>
          <table:table-cell table:formula="of:=[2_3_S.DI14]" office:value-type="float" office:value="0">
            <text:p>0</text:p>
          </table:table-cell>
          <table:table-cell/>
          <table:table-cell/>
          <table:table-cell table:formula="of:=IF([.C229]=&quot;0&quot;;&quot;norm&quot;;IF([.C229]=&quot;I&quot;;&quot;min&quot;;IF([.C229]=&quot;X&quot;;&quot;folge&quot;;&quot;&quot;)))&amp;IF([.F22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30])" office:value-type="string" office:string-value="0">
            <text:p>0</text:p>
          </table:table-cell>
          <table:table-cell table:formula="of:=[2_3_S.DK14]" office:value-type="float" office:value="0">
            <text:p>0</text:p>
          </table:table-cell>
          <table:table-cell/>
          <table:table-cell office:value-type="string">
            <text:p>X</text:p>
          </table:table-cell>
          <table:table-cell table:formula="of:=IF([.C230]=&quot;0&quot;;&quot;norm&quot;;IF([.C230]=&quot;I&quot;;&quot;min&quot;;IF([.C230]=&quot;X&quot;;&quot;folge&quot;;&quot;&quot;)))&amp;IF([.F23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31])" office:value-type="string" office:string-value="0">
            <text:p>0</text:p>
          </table:table-cell>
          <table:table-cell table:formula="of:=[2_3_S.DO14]" office:value-type="float" office:value="0">
            <text:p>0</text:p>
          </table:table-cell>
          <table:table-cell/>
          <table:table-cell/>
          <table:table-cell table:formula="of:=IF([.C231]=&quot;0&quot;;&quot;norm&quot;;IF([.C231]=&quot;I&quot;;&quot;min&quot;;IF([.C231]=&quot;X&quot;;&quot;folge&quot;;&quot;&quot;)))&amp;IF([.F23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32])" office:value-type="string" office:string-value="0">
            <text:p>0</text:p>
          </table:table-cell>
          <table:table-cell table:formula="of:=[2_3_S.DQ14]" office:value-type="float" office:value="0">
            <text:p>0</text:p>
          </table:table-cell>
          <table:table-cell/>
          <table:table-cell/>
          <table:table-cell table:formula="of:=IF([.C232]=&quot;0&quot;;&quot;norm&quot;;IF([.C232]=&quot;I&quot;;&quot;min&quot;;IF([.C232]=&quot;X&quot;;&quot;folge&quot;;&quot;&quot;)))&amp;IF([.F23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33])" office:value-type="string" office:string-value="0">
            <text:p>0</text:p>
          </table:table-cell>
          <table:table-cell table:formula="of:=[2_3_S.DS14]" office:value-type="float" office:value="0">
            <text:p>0</text:p>
          </table:table-cell>
          <table:table-cell/>
          <table:table-cell office:value-type="string">
            <text:p>X</text:p>
          </table:table-cell>
          <table:table-cell table:formula="of:=IF([.C233]=&quot;0&quot;;&quot;norm&quot;;IF([.C233]=&quot;I&quot;;&quot;min&quot;;IF([.C233]=&quot;X&quot;;&quot;folge&quot;;&quot;&quot;)))&amp;IF([.F23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34])" office:value-type="string" office:string-value="0">
            <text:p>0</text:p>
          </table:table-cell>
          <table:table-cell table:formula="of:=[2_3_S.DW14]" office:value-type="float" office:value="0">
            <text:p>0</text:p>
          </table:table-cell>
          <table:table-cell/>
          <table:table-cell/>
          <table:table-cell table:formula="of:=IF([.C234]=&quot;0&quot;;&quot;norm&quot;;IF([.C234]=&quot;I&quot;;&quot;min&quot;;IF([.C234]=&quot;X&quot;;&quot;folge&quot;;&quot;&quot;)))&amp;IF([.F23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35])" office:value-type="string" office:string-value="0">
            <text:p>0</text:p>
          </table:table-cell>
          <table:table-cell table:formula="of:=[2_3_S.DY14]" office:value-type="float" office:value="0">
            <text:p>0</text:p>
          </table:table-cell>
          <table:table-cell/>
          <table:table-cell/>
          <table:table-cell table:formula="of:=IF([.C235]=&quot;0&quot;;&quot;norm&quot;;IF([.C235]=&quot;I&quot;;&quot;min&quot;;IF([.C235]=&quot;X&quot;;&quot;folge&quot;;&quot;&quot;)))&amp;IF([.F23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36])" office:value-type="string" office:string-value="0">
            <text:p>0</text:p>
          </table:table-cell>
          <table:table-cell table:formula="of:=[2_3_S.EA14]" office:value-type="float" office:value="0">
            <text:p>0</text:p>
          </table:table-cell>
          <table:table-cell/>
          <table:table-cell office:value-type="string">
            <text:p>X</text:p>
          </table:table-cell>
          <table:table-cell table:formula="of:=IF([.C236]=&quot;0&quot;;&quot;norm&quot;;IF([.C236]=&quot;I&quot;;&quot;min&quot;;IF([.C236]=&quot;X&quot;;&quot;folge&quot;;&quot;&quot;)))&amp;IF([.F23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37])" office:value-type="string" office:string-value="0">
            <text:p>0</text:p>
          </table:table-cell>
          <table:table-cell table:formula="of:=[2_3_S.EE14]" office:value-type="float" office:value="0">
            <text:p>0</text:p>
          </table:table-cell>
          <table:table-cell/>
          <table:table-cell office:value-type="string">
            <text:p>X</text:p>
          </table:table-cell>
          <table:table-cell table:formula="of:=IF([.C237]=&quot;0&quot;;&quot;norm&quot;;IF([.C237]=&quot;I&quot;;&quot;min&quot;;IF([.C237]=&quot;X&quot;;&quot;folge&quot;;&quot;&quot;)))&amp;IF([.F23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38])" office:value-type="string" office:string-value="0">
            <text:p>0</text:p>
          </table:table-cell>
          <table:table-cell table:formula="of:=[2_3_S.EG14]" office:value-type="float" office:value="0">
            <text:p>0</text:p>
          </table:table-cell>
          <table:table-cell/>
          <table:table-cell office:value-type="string">
            <text:p>X</text:p>
          </table:table-cell>
          <table:table-cell table:formula="of:=IF([.C238]=&quot;0&quot;;&quot;norm&quot;;IF([.C238]=&quot;I&quot;;&quot;min&quot;;IF([.C238]=&quot;X&quot;;&quot;folge&quot;;&quot;&quot;)))&amp;IF([.F23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39])" office:value-type="string" office:string-value="0">
            <text:p>0</text:p>
          </table:table-cell>
          <table:table-cell table:formula="of:=[2_3_S.EI14]" office:value-type="float" office:value="0">
            <text:p>0</text:p>
          </table:table-cell>
          <table:table-cell/>
          <table:table-cell office:value-type="string">
            <text:p>X</text:p>
          </table:table-cell>
          <table:table-cell table:formula="of:=IF([.C239]=&quot;0&quot;;&quot;norm&quot;;IF([.C239]=&quot;I&quot;;&quot;min&quot;;IF([.C239]=&quot;X&quot;;&quot;folge&quot;;&quot;&quot;)))&amp;IF([.F23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40])" office:value-type="string" office:string-value="0">
            <text:p>0</text:p>
          </table:table-cell>
          <table:table-cell table:formula="of:=[2_3_S.EK14]" office:value-type="float" office:value="0">
            <text:p>0</text:p>
          </table:table-cell>
          <table:table-cell/>
          <table:table-cell office:value-type="string">
            <text:p>X</text:p>
          </table:table-cell>
          <table:table-cell table:formula="of:=IF([.C240]=&quot;0&quot;;&quot;norm&quot;;IF([.C240]=&quot;I&quot;;&quot;min&quot;;IF([.C240]=&quot;X&quot;;&quot;folge&quot;;&quot;&quot;)))&amp;IF([.F24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41])" office:value-type="string" office:string-value="0">
            <text:p>0</text:p>
          </table:table-cell>
          <table:table-cell table:formula="of:=[2_3_S.DG12]" office:value-type="float" office:value="0">
            <text:p>0</text:p>
          </table:table-cell>
          <table:table-cell/>
          <table:table-cell/>
          <table:table-cell table:formula="of:=IF([.C241]=&quot;0&quot;;&quot;norm&quot;;IF([.C241]=&quot;I&quot;;&quot;min&quot;;IF([.C241]=&quot;X&quot;;&quot;folge&quot;;&quot;&quot;)))&amp;IF([.F24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2])" office:value-type="string" office:string-value="0">
            <text:p>0</text:p>
          </table:table-cell>
          <table:table-cell table:formula="of:=[2_3_S.DI12]" office:value-type="float" office:value="0">
            <text:p>0</text:p>
          </table:table-cell>
          <table:table-cell/>
          <table:table-cell/>
          <table:table-cell table:formula="of:=IF([.C242]=&quot;0&quot;;&quot;norm&quot;;IF([.C242]=&quot;I&quot;;&quot;min&quot;;IF([.C242]=&quot;X&quot;;&quot;folge&quot;;&quot;&quot;)))&amp;IF([.F24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3])">
            <text:p/>
          </table:table-cell>
          <table:table-cell/>
          <table:table-cell table:number-columns-repeated="252"/>
        </table:table-row>
        <table:table-row table:style-name="ro1">
          <table:table-cell table:number-columns-repeated="2"/>
          <table:table-cell table:formula="of:=UPPER([.D244])" office:value-type="string" office:string-value="0">
            <text:p>0</text:p>
          </table:table-cell>
          <table:table-cell table:formula="of:=[2_3_S.DO12]" office:value-type="float" office:value="0">
            <text:p>0</text:p>
          </table:table-cell>
          <table:table-cell/>
          <table:table-cell/>
          <table:table-cell table:formula="of:=IF([.C244]=&quot;0&quot;;&quot;norm&quot;;IF([.C244]=&quot;I&quot;;&quot;min&quot;;IF([.C244]=&quot;X&quot;;&quot;folge&quot;;&quot;&quot;)))&amp;IF([.F24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5])" office:value-type="string" office:string-value="0">
            <text:p>0</text:p>
          </table:table-cell>
          <table:table-cell table:formula="of:=[2_3_S.DQ12]" office:value-type="float" office:value="0">
            <text:p>0</text:p>
          </table:table-cell>
          <table:table-cell/>
          <table:table-cell/>
          <table:table-cell table:formula="of:=IF([.C245]=&quot;0&quot;;&quot;norm&quot;;IF([.C245]=&quot;I&quot;;&quot;min&quot;;IF([.C245]=&quot;X&quot;;&quot;folge&quot;;&quot;&quot;)))&amp;IF([.F24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6])">
            <text:p/>
          </table:table-cell>
          <table:table-cell/>
          <table:table-cell table:number-columns-repeated="252"/>
        </table:table-row>
        <table:table-row table:style-name="ro1">
          <table:table-cell table:number-columns-repeated="2"/>
          <table:table-cell table:formula="of:=UPPER([.D247])" office:value-type="string" office:string-value="0">
            <text:p>0</text:p>
          </table:table-cell>
          <table:table-cell table:formula="of:=[2_3_S.DW12]" office:value-type="float" office:value="0">
            <text:p>0</text:p>
          </table:table-cell>
          <table:table-cell/>
          <table:table-cell/>
          <table:table-cell table:formula="of:=IF([.C247]=&quot;0&quot;;&quot;norm&quot;;IF([.C247]=&quot;I&quot;;&quot;min&quot;;IF([.C247]=&quot;X&quot;;&quot;folge&quot;;&quot;&quot;)))&amp;IF([.F24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8])" office:value-type="string" office:string-value="0">
            <text:p>0</text:p>
          </table:table-cell>
          <table:table-cell table:formula="of:=[2_3_S.DY12]" office:value-type="float" office:value="0">
            <text:p>0</text:p>
          </table:table-cell>
          <table:table-cell/>
          <table:table-cell/>
          <table:table-cell table:formula="of:=IF([.C248]=&quot;0&quot;;&quot;norm&quot;;IF([.C248]=&quot;I&quot;;&quot;min&quot;;IF([.C248]=&quot;X&quot;;&quot;folge&quot;;&quot;&quot;)))&amp;IF([.F24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49])">
            <text:p/>
          </table:table-cell>
          <table:table-cell/>
          <table:table-cell table:number-columns-repeated="252"/>
        </table:table-row>
        <table:table-row table:style-name="ro1">
          <table:table-cell table:number-columns-repeated="2"/>
          <table:table-cell table:formula="of:=UPPER([.D250])" office:value-type="string" office:string-value="0">
            <text:p>0</text:p>
          </table:table-cell>
          <table:table-cell table:formula="of:=[2_3_S.EE12]" office:value-type="float" office:value="0">
            <text:p>0</text:p>
          </table:table-cell>
          <table:table-cell/>
          <table:table-cell office:value-type="string">
            <text:p>X</text:p>
          </table:table-cell>
          <table:table-cell table:formula="of:=IF([.C250]=&quot;0&quot;;&quot;norm&quot;;IF([.C250]=&quot;I&quot;;&quot;min&quot;;IF([.C250]=&quot;X&quot;;&quot;folge&quot;;&quot;&quot;)))&amp;IF([.F25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51])" office:value-type="string" office:string-value="0">
            <text:p>0</text:p>
          </table:table-cell>
          <table:table-cell table:formula="of:=[2_3_S.EG12]" office:value-type="float" office:value="0">
            <text:p>0</text:p>
          </table:table-cell>
          <table:table-cell/>
          <table:table-cell office:value-type="string">
            <text:p>X</text:p>
          </table:table-cell>
          <table:table-cell table:formula="of:=IF([.C251]=&quot;0&quot;;&quot;norm&quot;;IF([.C251]=&quot;I&quot;;&quot;min&quot;;IF([.C251]=&quot;X&quot;;&quot;folge&quot;;&quot;&quot;)))&amp;IF([.F25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52])" office:value-type="string" office:string-value="0">
            <text:p>0</text:p>
          </table:table-cell>
          <table:table-cell table:formula="of:=[2_3_S.EI12]" office:value-type="float" office:value="0">
            <text:p>0</text:p>
          </table:table-cell>
          <table:table-cell/>
          <table:table-cell office:value-type="string">
            <text:p>X</text:p>
          </table:table-cell>
          <table:table-cell table:formula="of:=IF([.C252]=&quot;0&quot;;&quot;norm&quot;;IF([.C252]=&quot;I&quot;;&quot;min&quot;;IF([.C252]=&quot;X&quot;;&quot;folge&quot;;&quot;&quot;)))&amp;IF([.F25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53])" office:value-type="string" office:string-value="0">
            <text:p>0</text:p>
          </table:table-cell>
          <table:table-cell table:formula="of:=[2_3_S.DI10]" office:value-type="float" office:value="0">
            <text:p>0</text:p>
          </table:table-cell>
          <table:table-cell/>
          <table:table-cell/>
          <table:table-cell table:formula="of:=IF([.C253]=&quot;0&quot;;&quot;norm&quot;;IF([.C253]=&quot;I&quot;;&quot;min&quot;;IF([.C253]=&quot;X&quot;;&quot;folge&quot;;&quot;&quot;)))&amp;IF([.F25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54])" office:value-type="string" office:string-value="0">
            <text:p>0</text:p>
          </table:table-cell>
          <table:table-cell table:formula="of:=[2_3_S.DQ10]" office:value-type="float" office:value="0">
            <text:p>0</text:p>
          </table:table-cell>
          <table:table-cell/>
          <table:table-cell/>
          <table:table-cell table:formula="of:=IF([.C254]=&quot;0&quot;;&quot;norm&quot;;IF([.C254]=&quot;I&quot;;&quot;min&quot;;IF([.C254]=&quot;X&quot;;&quot;folge&quot;;&quot;&quot;)))&amp;IF([.F25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55])" office:value-type="string" office:string-value="0">
            <text:p>0</text:p>
          </table:table-cell>
          <table:table-cell table:formula="of:=[2_3_S.DY10]" office:value-type="float" office:value="0">
            <text:p>0</text:p>
          </table:table-cell>
          <table:table-cell/>
          <table:table-cell/>
          <table:table-cell table:formula="of:=IF([.C255]=&quot;0&quot;;&quot;norm&quot;;IF([.C255]=&quot;I&quot;;&quot;min&quot;;IF([.C255]=&quot;X&quot;;&quot;folge&quot;;&quot;&quot;)))&amp;IF([.F25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56])">
            <text:p/>
          </table:table-cell>
          <table:table-cell/>
          <table:table-cell table:number-columns-repeated="252"/>
        </table:table-row>
        <table:table-row table:style-name="ro1">
          <table:table-cell table:number-columns-repeated="2"/>
          <table:table-cell table:formula="of:=UPPER([.D257])">
            <text:p/>
          </table:table-cell>
          <table:table-cell/>
          <table:table-cell table:number-columns-repeated="252"/>
        </table:table-row>
        <table:table-row table:style-name="ro1">
          <table:table-cell table:number-columns-repeated="2"/>
          <table:table-cell table:formula="of:=UPPER([.D258])">
            <text:p/>
          </table:table-cell>
          <table:table-cell/>
          <table:table-cell table:number-columns-repeated="252"/>
        </table:table-row>
        <table:table-row table:style-name="ro1">
          <table:table-cell table:number-columns-repeated="2"/>
          <table:table-cell table:formula="of:=UPPER([.D259])">
            <text:p/>
          </table:table-cell>
          <table:table-cell/>
          <table:table-cell table:number-columns-repeated="252"/>
        </table:table-row>
        <table:table-row table:style-name="ro1">
          <table:table-cell table:number-columns-repeated="2"/>
          <table:table-cell table:formula="of:=UPPER([.D260])" office:value-type="string" office:string-value="0">
            <text:p>0</text:p>
          </table:table-cell>
          <table:table-cell table:formula="of:=[2_3_S.DU8]" office:value-type="float" office:value="0">
            <text:p>0</text:p>
          </table:table-cell>
          <table:table-cell/>
          <table:table-cell/>
          <table:table-cell table:formula="of:=IF([.C260]=&quot;0&quot;;&quot;norm&quot;;IF([.C260]=&quot;I&quot;;&quot;min&quot;;IF([.C260]=&quot;X&quot;;&quot;folge&quot;;&quot;&quot;)))&amp;IF([.F2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261])" office:value-type="string" office:string-value="---">
            <text:p>---</text:p>
          </table:table-cell>
          <table:table-cell office:value-type="string">
            <text:p>---</text:p>
          </table:table-cell>
          <table:table-cell/>
          <table:table-cell/>
          <table:table-cell table:formula="of:=IF([.C261]=&quot;0&quot;;&quot;norm&quot;;IF([.C261]=&quot;I&quot;;&quot;min&quot;;IF([.C261]=&quot;X&quot;;&quot;folge&quot;;&quot;&quot;)))&amp;IF([.F261]=&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262])" office:value-type="string" office:string-value="---">
            <text:p>---</text:p>
          </table:table-cell>
          <table:table-cell office:value-type="string">
            <text:p>---</text:p>
          </table:table-cell>
          <table:table-cell/>
          <table:table-cell/>
          <table:table-cell table:formula="of:=IF([.C262]=&quot;0&quot;;&quot;norm&quot;;IF([.C262]=&quot;I&quot;;&quot;min&quot;;IF([.C262]=&quot;X&quot;;&quot;folge&quot;;&quot;&quot;)))&amp;IF([.F26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263])" office:value-type="string" office:string-value="0">
            <text:p>0</text:p>
          </table:table-cell>
          <table:table-cell table:formula="of:=[2_3_S.BN21]" office:value-type="float" office:value="0">
            <text:p>0</text:p>
          </table:table-cell>
          <table:table-cell/>
          <table:table-cell office:value-type="string">
            <text:p>X</text:p>
          </table:table-cell>
          <table:table-cell table:formula="of:=IF([.C263]=&quot;0&quot;;&quot;norm&quot;;IF([.C263]=&quot;I&quot;;&quot;min&quot;;IF([.C263]=&quot;X&quot;;&quot;folge&quot;;&quot;&quot;)))&amp;IF([.F26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4])" office:value-type="string" office:string-value="0">
            <text:p>0</text:p>
          </table:table-cell>
          <table:table-cell table:formula="of:=[2_3_S.BN23]" office:value-type="float" office:value="0">
            <text:p>0</text:p>
          </table:table-cell>
          <table:table-cell/>
          <table:table-cell office:value-type="string">
            <text:p>X</text:p>
          </table:table-cell>
          <table:table-cell table:formula="of:=IF([.C264]=&quot;0&quot;;&quot;norm&quot;;IF([.C264]=&quot;I&quot;;&quot;min&quot;;IF([.C264]=&quot;X&quot;;&quot;folge&quot;;&quot;&quot;)))&amp;IF([.F26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5])" office:value-type="string" office:string-value="0">
            <text:p>0</text:p>
          </table:table-cell>
          <table:table-cell table:formula="of:=[2_3_S.BN25]" office:value-type="float" office:value="0">
            <text:p>0</text:p>
          </table:table-cell>
          <table:table-cell/>
          <table:table-cell office:value-type="string">
            <text:p>X</text:p>
          </table:table-cell>
          <table:table-cell table:formula="of:=IF([.C265]=&quot;0&quot;;&quot;norm&quot;;IF([.C265]=&quot;I&quot;;&quot;min&quot;;IF([.C265]=&quot;X&quot;;&quot;folge&quot;;&quot;&quot;)))&amp;IF([.F26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6])" office:value-type="string" office:string-value="0">
            <text:p>0</text:p>
          </table:table-cell>
          <table:table-cell table:formula="of:=[2_3_S.BL25]" office:value-type="float" office:value="0">
            <text:p>0</text:p>
          </table:table-cell>
          <table:table-cell/>
          <table:table-cell office:value-type="string">
            <text:p>X</text:p>
          </table:table-cell>
          <table:table-cell table:formula="of:=IF([.C266]=&quot;0&quot;;&quot;norm&quot;;IF([.C266]=&quot;I&quot;;&quot;min&quot;;IF([.C266]=&quot;X&quot;;&quot;folge&quot;;&quot;&quot;)))&amp;IF([.F26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7])" office:value-type="string" office:string-value="0">
            <text:p>0</text:p>
          </table:table-cell>
          <table:table-cell table:formula="of:=[2_3_S.BL23]" office:value-type="float" office:value="0">
            <text:p>0</text:p>
          </table:table-cell>
          <table:table-cell/>
          <table:table-cell office:value-type="string">
            <text:p>X</text:p>
          </table:table-cell>
          <table:table-cell table:formula="of:=IF([.C267]=&quot;0&quot;;&quot;norm&quot;;IF([.C267]=&quot;I&quot;;&quot;min&quot;;IF([.C267]=&quot;X&quot;;&quot;folge&quot;;&quot;&quot;)))&amp;IF([.F26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8])" office:value-type="string" office:string-value="0">
            <text:p>0</text:p>
          </table:table-cell>
          <table:table-cell table:formula="of:=[2_3_S.BH25]" office:value-type="float" office:value="0">
            <text:p>0</text:p>
          </table:table-cell>
          <table:table-cell/>
          <table:table-cell office:value-type="string">
            <text:p>X</text:p>
          </table:table-cell>
          <table:table-cell table:formula="of:=IF([.C268]=&quot;0&quot;;&quot;norm&quot;;IF([.C268]=&quot;I&quot;;&quot;min&quot;;IF([.C268]=&quot;X&quot;;&quot;folge&quot;;&quot;&quot;)))&amp;IF([.F26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69])">
            <text:p/>
          </table:table-cell>
          <table:table-cell/>
          <table:table-cell table:number-columns-repeated="252"/>
        </table:table-row>
        <table:table-row table:style-name="ro1">
          <table:table-cell table:number-columns-repeated="2"/>
          <table:table-cell table:formula="of:=UPPER([.D270])" office:value-type="string" office:string-value="0">
            <text:p>0</text:p>
          </table:table-cell>
          <table:table-cell table:formula="of:=[2_3_S.BF25]" office:value-type="float" office:value="0">
            <text:p>0</text:p>
          </table:table-cell>
          <table:table-cell/>
          <table:table-cell office:value-type="string">
            <text:p>X</text:p>
          </table:table-cell>
          <table:table-cell table:formula="of:=IF([.C270]=&quot;0&quot;;&quot;norm&quot;;IF([.C270]=&quot;I&quot;;&quot;min&quot;;IF([.C270]=&quot;X&quot;;&quot;folge&quot;;&quot;&quot;)))&amp;IF([.F27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1])" office:value-type="string" office:string-value="0">
            <text:p>0</text:p>
          </table:table-cell>
          <table:table-cell table:formula="of:=[2_3_S.BF23]" office:value-type="float" office:value="0">
            <text:p>0</text:p>
          </table:table-cell>
          <table:table-cell/>
          <table:table-cell office:value-type="string">
            <text:p>X</text:p>
          </table:table-cell>
          <table:table-cell table:formula="of:=IF([.C271]=&quot;0&quot;;&quot;norm&quot;;IF([.C271]=&quot;I&quot;;&quot;min&quot;;IF([.C271]=&quot;X&quot;;&quot;folge&quot;;&quot;&quot;)))&amp;IF([.F27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2])" office:value-type="string" office:string-value="0">
            <text:p>0</text:p>
          </table:table-cell>
          <table:table-cell table:formula="of:=[2_3_S.BF21]" office:value-type="float" office:value="0">
            <text:p>0</text:p>
          </table:table-cell>
          <table:table-cell/>
          <table:table-cell office:value-type="string">
            <text:p>X</text:p>
          </table:table-cell>
          <table:table-cell table:formula="of:=IF([.C272]=&quot;0&quot;;&quot;norm&quot;;IF([.C272]=&quot;I&quot;;&quot;min&quot;;IF([.C272]=&quot;X&quot;;&quot;folge&quot;;&quot;&quot;)))&amp;IF([.F27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3])" office:value-type="string" office:string-value="0">
            <text:p>0</text:p>
          </table:table-cell>
          <table:table-cell table:formula="of:=[2_3_S.BD25]" office:value-type="float" office:value="0">
            <text:p>0</text:p>
          </table:table-cell>
          <table:table-cell/>
          <table:table-cell office:value-type="string">
            <text:p>X</text:p>
          </table:table-cell>
          <table:table-cell table:formula="of:=IF([.C273]=&quot;0&quot;;&quot;norm&quot;;IF([.C273]=&quot;I&quot;;&quot;min&quot;;IF([.C273]=&quot;X&quot;;&quot;folge&quot;;&quot;&quot;)))&amp;IF([.F27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4])" office:value-type="string" office:string-value="0">
            <text:p>0</text:p>
          </table:table-cell>
          <table:table-cell table:formula="of:=[2_3_S.BD23]" office:value-type="float" office:value="0">
            <text:p>0</text:p>
          </table:table-cell>
          <table:table-cell/>
          <table:table-cell office:value-type="string">
            <text:p>X</text:p>
          </table:table-cell>
          <table:table-cell table:formula="of:=IF([.C274]=&quot;0&quot;;&quot;norm&quot;;IF([.C274]=&quot;I&quot;;&quot;min&quot;;IF([.C274]=&quot;X&quot;;&quot;folge&quot;;&quot;&quot;)))&amp;IF([.F27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5])" office:value-type="string" office:string-value="0">
            <text:p>0</text:p>
          </table:table-cell>
          <table:table-cell table:formula="of:=[2_3_S.AZ25]" office:value-type="float" office:value="0">
            <text:p>0</text:p>
          </table:table-cell>
          <table:table-cell/>
          <table:table-cell office:value-type="string">
            <text:p>X</text:p>
          </table:table-cell>
          <table:table-cell table:formula="of:=IF([.C275]=&quot;0&quot;;&quot;norm&quot;;IF([.C275]=&quot;I&quot;;&quot;min&quot;;IF([.C275]=&quot;X&quot;;&quot;folge&quot;;&quot;&quot;)))&amp;IF([.F27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6])">
            <text:p/>
          </table:table-cell>
          <table:table-cell/>
          <table:table-cell table:number-columns-repeated="252"/>
        </table:table-row>
        <table:table-row table:style-name="ro1">
          <table:table-cell table:number-columns-repeated="2"/>
          <table:table-cell table:formula="of:=UPPER([.D277])" office:value-type="string" office:string-value="0">
            <text:p>0</text:p>
          </table:table-cell>
          <table:table-cell table:formula="of:=[2_3_S.AX25]" office:value-type="float" office:value="0">
            <text:p>0</text:p>
          </table:table-cell>
          <table:table-cell/>
          <table:table-cell office:value-type="string">
            <text:p>X</text:p>
          </table:table-cell>
          <table:table-cell table:formula="of:=IF([.C277]=&quot;0&quot;;&quot;norm&quot;;IF([.C277]=&quot;I&quot;;&quot;min&quot;;IF([.C277]=&quot;X&quot;;&quot;folge&quot;;&quot;&quot;)))&amp;IF([.F27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8])" office:value-type="string" office:string-value="0">
            <text:p>0</text:p>
          </table:table-cell>
          <table:table-cell table:formula="of:=[2_3_S.AX23]" office:value-type="float" office:value="0">
            <text:p>0</text:p>
          </table:table-cell>
          <table:table-cell/>
          <table:table-cell office:value-type="string">
            <text:p>X</text:p>
          </table:table-cell>
          <table:table-cell table:formula="of:=IF([.C278]=&quot;0&quot;;&quot;norm&quot;;IF([.C278]=&quot;I&quot;;&quot;min&quot;;IF([.C278]=&quot;X&quot;;&quot;folge&quot;;&quot;&quot;)))&amp;IF([.F27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79])" office:value-type="string" office:string-value="0">
            <text:p>0</text:p>
          </table:table-cell>
          <table:table-cell table:formula="of:=[2_3_S.AX21]" office:value-type="float" office:value="0">
            <text:p>0</text:p>
          </table:table-cell>
          <table:table-cell/>
          <table:table-cell office:value-type="string">
            <text:p>X</text:p>
          </table:table-cell>
          <table:table-cell table:formula="of:=IF([.C279]=&quot;0&quot;;&quot;norm&quot;;IF([.C279]=&quot;I&quot;;&quot;min&quot;;IF([.C279]=&quot;X&quot;;&quot;folge&quot;;&quot;&quot;)))&amp;IF([.F27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0])" office:value-type="string" office:string-value="0">
            <text:p>0</text:p>
          </table:table-cell>
          <table:table-cell table:formula="of:=[2_3_S.AV25]" office:value-type="float" office:value="0">
            <text:p>0</text:p>
          </table:table-cell>
          <table:table-cell/>
          <table:table-cell office:value-type="string">
            <text:p>X</text:p>
          </table:table-cell>
          <table:table-cell table:formula="of:=IF([.C280]=&quot;0&quot;;&quot;norm&quot;;IF([.C280]=&quot;I&quot;;&quot;min&quot;;IF([.C280]=&quot;X&quot;;&quot;folge&quot;;&quot;&quot;)))&amp;IF([.F28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1])" office:value-type="string" office:string-value="0">
            <text:p>0</text:p>
          </table:table-cell>
          <table:table-cell table:formula="of:=[2_3_S.AV23]" office:value-type="float" office:value="0">
            <text:p>0</text:p>
          </table:table-cell>
          <table:table-cell/>
          <table:table-cell office:value-type="string">
            <text:p>X</text:p>
          </table:table-cell>
          <table:table-cell table:formula="of:=IF([.C281]=&quot;0&quot;;&quot;norm&quot;;IF([.C281]=&quot;I&quot;;&quot;min&quot;;IF([.C281]=&quot;X&quot;;&quot;folge&quot;;&quot;&quot;)))&amp;IF([.F28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2])" office:value-type="string" office:string-value="0">
            <text:p>0</text:p>
          </table:table-cell>
          <table:table-cell table:formula="of:=[2_3_S.AR25]" office:value-type="float" office:value="0">
            <text:p>0</text:p>
          </table:table-cell>
          <table:table-cell/>
          <table:table-cell office:value-type="string">
            <text:p>X</text:p>
          </table:table-cell>
          <table:table-cell table:formula="of:=IF([.C282]=&quot;0&quot;;&quot;norm&quot;;IF([.C282]=&quot;I&quot;;&quot;min&quot;;IF([.C282]=&quot;X&quot;;&quot;folge&quot;;&quot;&quot;)))&amp;IF([.F28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3])">
            <text:p/>
          </table:table-cell>
          <table:table-cell/>
          <table:table-cell table:number-columns-repeated="252"/>
        </table:table-row>
        <table:table-row table:style-name="ro1">
          <table:table-cell table:number-columns-repeated="2"/>
          <table:table-cell table:formula="of:=UPPER([.D284])" office:value-type="string" office:string-value="0">
            <text:p>0</text:p>
          </table:table-cell>
          <table:table-cell table:formula="of:=[2_3_S.AP25]" office:value-type="float" office:value="0">
            <text:p>0</text:p>
          </table:table-cell>
          <table:table-cell/>
          <table:table-cell office:value-type="string">
            <text:p>X</text:p>
          </table:table-cell>
          <table:table-cell table:formula="of:=IF([.C284]=&quot;0&quot;;&quot;norm&quot;;IF([.C284]=&quot;I&quot;;&quot;min&quot;;IF([.C284]=&quot;X&quot;;&quot;folge&quot;;&quot;&quot;)))&amp;IF([.F28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5])" office:value-type="string" office:string-value="0">
            <text:p>0</text:p>
          </table:table-cell>
          <table:table-cell table:formula="of:=[2_3_S.AP23]" office:value-type="float" office:value="0">
            <text:p>0</text:p>
          </table:table-cell>
          <table:table-cell/>
          <table:table-cell office:value-type="string">
            <text:p>X</text:p>
          </table:table-cell>
          <table:table-cell table:formula="of:=IF([.C285]=&quot;0&quot;;&quot;norm&quot;;IF([.C285]=&quot;I&quot;;&quot;min&quot;;IF([.C285]=&quot;X&quot;;&quot;folge&quot;;&quot;&quot;)))&amp;IF([.F28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6])" office:value-type="string" office:string-value="0">
            <text:p>0</text:p>
          </table:table-cell>
          <table:table-cell table:formula="of:=[2_3_S.AP21]" office:value-type="float" office:value="0">
            <text:p>0</text:p>
          </table:table-cell>
          <table:table-cell/>
          <table:table-cell office:value-type="string">
            <text:p>X</text:p>
          </table:table-cell>
          <table:table-cell table:formula="of:=IF([.C286]=&quot;0&quot;;&quot;norm&quot;;IF([.C286]=&quot;I&quot;;&quot;min&quot;;IF([.C286]=&quot;X&quot;;&quot;folge&quot;;&quot;&quot;)))&amp;IF([.F28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7])" office:value-type="string" office:string-value="0">
            <text:p>0</text:p>
          </table:table-cell>
          <table:table-cell table:formula="of:=[2_3_S.AN25]" office:value-type="float" office:value="0">
            <text:p>0</text:p>
          </table:table-cell>
          <table:table-cell/>
          <table:table-cell office:value-type="string">
            <text:p>X</text:p>
          </table:table-cell>
          <table:table-cell table:formula="of:=IF([.C287]=&quot;0&quot;;&quot;norm&quot;;IF([.C287]=&quot;I&quot;;&quot;min&quot;;IF([.C287]=&quot;X&quot;;&quot;folge&quot;;&quot;&quot;)))&amp;IF([.F28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8])" office:value-type="string" office:string-value="0">
            <text:p>0</text:p>
          </table:table-cell>
          <table:table-cell table:formula="of:=[2_3_S.AN23]" office:value-type="float" office:value="0">
            <text:p>0</text:p>
          </table:table-cell>
          <table:table-cell/>
          <table:table-cell office:value-type="string">
            <text:p>X</text:p>
          </table:table-cell>
          <table:table-cell table:formula="of:=IF([.C288]=&quot;0&quot;;&quot;norm&quot;;IF([.C288]=&quot;I&quot;;&quot;min&quot;;IF([.C288]=&quot;X&quot;;&quot;folge&quot;;&quot;&quot;)))&amp;IF([.F28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89])" office:value-type="string" office:string-value="---">
            <text:p>---</text:p>
          </table:table-cell>
          <table:table-cell office:value-type="string">
            <text:p>---</text:p>
          </table:table-cell>
          <table:table-cell table:number-columns-repeated="252"/>
        </table:table-row>
        <table:table-row table:style-name="ro1">
          <table:table-cell table:number-columns-repeated="2"/>
          <table:table-cell table:formula="of:=UPPER([.D290])" office:value-type="string" office:string-value="---">
            <text:p>---</text:p>
          </table:table-cell>
          <table:table-cell office:value-type="string">
            <text:p>---</text:p>
          </table:table-cell>
          <table:table-cell table:number-columns-repeated="252"/>
        </table:table-row>
        <table:table-row table:style-name="ro1">
          <table:table-cell table:number-columns-repeated="2"/>
          <table:table-cell table:formula="of:=UPPER([.D291])" office:value-type="string" office:string-value="0">
            <text:p>0</text:p>
          </table:table-cell>
          <table:table-cell table:formula="of:=[2_3_S.BP25]" office:value-type="float" office:value="0">
            <text:p>0</text:p>
          </table:table-cell>
          <table:table-cell/>
          <table:table-cell office:value-type="string">
            <text:p>X</text:p>
          </table:table-cell>
          <table:table-cell table:formula="of:=IF([.C291]=&quot;0&quot;;&quot;norm&quot;;IF([.C291]=&quot;I&quot;;&quot;min&quot;;IF([.C291]=&quot;X&quot;;&quot;folge&quot;;&quot;&quot;)))&amp;IF([.F29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2])">
            <text:p/>
          </table:table-cell>
          <table:table-cell/>
          <table:table-cell table:number-columns-repeated="252"/>
        </table:table-row>
        <table:table-row table:style-name="ro1">
          <table:table-cell table:number-columns-repeated="2"/>
          <table:table-cell table:formula="of:=UPPER([.D293])" office:value-type="string" office:string-value="0">
            <text:p>0</text:p>
          </table:table-cell>
          <table:table-cell table:formula="of:=[2_3_S.BT25]" office:value-type="float" office:value="0">
            <text:p>0</text:p>
          </table:table-cell>
          <table:table-cell/>
          <table:table-cell office:value-type="string">
            <text:p>X</text:p>
          </table:table-cell>
          <table:table-cell table:formula="of:=IF([.C293]=&quot;0&quot;;&quot;norm&quot;;IF([.C293]=&quot;I&quot;;&quot;min&quot;;IF([.C293]=&quot;X&quot;;&quot;folge&quot;;&quot;&quot;)))&amp;IF([.F29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4])" office:value-type="string" office:string-value="0">
            <text:p>0</text:p>
          </table:table-cell>
          <table:table-cell table:formula="of:=[2_3_S.BT23]" office:value-type="float" office:value="0">
            <text:p>0</text:p>
          </table:table-cell>
          <table:table-cell/>
          <table:table-cell office:value-type="string">
            <text:p>X</text:p>
          </table:table-cell>
          <table:table-cell table:formula="of:=IF([.C294]=&quot;0&quot;;&quot;norm&quot;;IF([.C294]=&quot;I&quot;;&quot;min&quot;;IF([.C294]=&quot;X&quot;;&quot;folge&quot;;&quot;&quot;)))&amp;IF([.F29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5])" office:value-type="string" office:string-value="0">
            <text:p>0</text:p>
          </table:table-cell>
          <table:table-cell table:formula="of:=[2_3_S.BV25]" office:value-type="float" office:value="0">
            <text:p>0</text:p>
          </table:table-cell>
          <table:table-cell/>
          <table:table-cell office:value-type="string">
            <text:p>X</text:p>
          </table:table-cell>
          <table:table-cell table:formula="of:=IF([.C295]=&quot;0&quot;;&quot;norm&quot;;IF([.C295]=&quot;I&quot;;&quot;min&quot;;IF([.C295]=&quot;X&quot;;&quot;folge&quot;;&quot;&quot;)))&amp;IF([.F29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6])" office:value-type="string" office:string-value="0">
            <text:p>0</text:p>
          </table:table-cell>
          <table:table-cell table:formula="of:=[2_3_S.BV23]" office:value-type="float" office:value="0">
            <text:p>0</text:p>
          </table:table-cell>
          <table:table-cell/>
          <table:table-cell office:value-type="string">
            <text:p>X</text:p>
          </table:table-cell>
          <table:table-cell table:formula="of:=IF([.C296]=&quot;0&quot;;&quot;norm&quot;;IF([.C296]=&quot;I&quot;;&quot;min&quot;;IF([.C296]=&quot;X&quot;;&quot;folge&quot;;&quot;&quot;)))&amp;IF([.F29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7])" office:value-type="string" office:string-value="0">
            <text:p>0</text:p>
          </table:table-cell>
          <table:table-cell table:formula="of:=[2_3_S.BV21]" office:value-type="float" office:value="0">
            <text:p>0</text:p>
          </table:table-cell>
          <table:table-cell/>
          <table:table-cell office:value-type="string">
            <text:p>X</text:p>
          </table:table-cell>
          <table:table-cell table:formula="of:=IF([.C297]=&quot;0&quot;;&quot;norm&quot;;IF([.C297]=&quot;I&quot;;&quot;min&quot;;IF([.C297]=&quot;X&quot;;&quot;folge&quot;;&quot;&quot;)))&amp;IF([.F29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8])" office:value-type="string" office:string-value="0">
            <text:p>0</text:p>
          </table:table-cell>
          <table:table-cell table:formula="of:=[2_3_S.BX25]" office:value-type="float" office:value="0">
            <text:p>0</text:p>
          </table:table-cell>
          <table:table-cell/>
          <table:table-cell office:value-type="string">
            <text:p>X</text:p>
          </table:table-cell>
          <table:table-cell table:formula="of:=IF([.C298]=&quot;0&quot;;&quot;norm&quot;;IF([.C298]=&quot;I&quot;;&quot;min&quot;;IF([.C298]=&quot;X&quot;;&quot;folge&quot;;&quot;&quot;)))&amp;IF([.F298]=&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299])">
            <text:p/>
          </table:table-cell>
          <table:table-cell/>
          <table:table-cell table:number-columns-repeated="252"/>
        </table:table-row>
        <table:table-row table:style-name="ro1">
          <table:table-cell table:number-columns-repeated="2"/>
          <table:table-cell table:formula="of:=UPPER([.D300])" office:value-type="string" office:string-value="0">
            <text:p>0</text:p>
          </table:table-cell>
          <table:table-cell table:formula="of:=[2_3_S.CB25]" office:value-type="float" office:value="0">
            <text:p>0</text:p>
          </table:table-cell>
          <table:table-cell/>
          <table:table-cell office:value-type="string">
            <text:p>X</text:p>
          </table:table-cell>
          <table:table-cell table:formula="of:=IF([.C300]=&quot;0&quot;;&quot;norm&quot;;IF([.C300]=&quot;I&quot;;&quot;min&quot;;IF([.C300]=&quot;X&quot;;&quot;folge&quot;;&quot;&quot;)))&amp;IF([.F30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1])" office:value-type="string" office:string-value="0">
            <text:p>0</text:p>
          </table:table-cell>
          <table:table-cell table:formula="of:=[2_3_S.CB23]" office:value-type="float" office:value="0">
            <text:p>0</text:p>
          </table:table-cell>
          <table:table-cell/>
          <table:table-cell office:value-type="string">
            <text:p>X</text:p>
          </table:table-cell>
          <table:table-cell table:formula="of:=IF([.C301]=&quot;0&quot;;&quot;norm&quot;;IF([.C301]=&quot;I&quot;;&quot;min&quot;;IF([.C301]=&quot;X&quot;;&quot;folge&quot;;&quot;&quot;)))&amp;IF([.F30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2])" office:value-type="string" office:string-value="0">
            <text:p>0</text:p>
          </table:table-cell>
          <table:table-cell table:formula="of:=[2_3_S.CD25]" office:value-type="float" office:value="0">
            <text:p>0</text:p>
          </table:table-cell>
          <table:table-cell/>
          <table:table-cell office:value-type="string">
            <text:p>X</text:p>
          </table:table-cell>
          <table:table-cell table:formula="of:=IF([.C302]=&quot;0&quot;;&quot;norm&quot;;IF([.C302]=&quot;I&quot;;&quot;min&quot;;IF([.C302]=&quot;X&quot;;&quot;folge&quot;;&quot;&quot;)))&amp;IF([.F30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3])" office:value-type="string" office:string-value="0">
            <text:p>0</text:p>
          </table:table-cell>
          <table:table-cell table:formula="of:=[2_3_S.CD23]" office:value-type="float" office:value="0">
            <text:p>0</text:p>
          </table:table-cell>
          <table:table-cell/>
          <table:table-cell office:value-type="string">
            <text:p>X</text:p>
          </table:table-cell>
          <table:table-cell table:formula="of:=IF([.C303]=&quot;0&quot;;&quot;norm&quot;;IF([.C303]=&quot;I&quot;;&quot;min&quot;;IF([.C303]=&quot;X&quot;;&quot;folge&quot;;&quot;&quot;)))&amp;IF([.F30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4])" office:value-type="string" office:string-value="0">
            <text:p>0</text:p>
          </table:table-cell>
          <table:table-cell table:formula="of:=[2_3_S.CD21]" office:value-type="float" office:value="0">
            <text:p>0</text:p>
          </table:table-cell>
          <table:table-cell/>
          <table:table-cell office:value-type="string">
            <text:p>X</text:p>
          </table:table-cell>
          <table:table-cell table:formula="of:=IF([.C304]=&quot;0&quot;;&quot;norm&quot;;IF([.C304]=&quot;I&quot;;&quot;min&quot;;IF([.C304]=&quot;X&quot;;&quot;folge&quot;;&quot;&quot;)))&amp;IF([.F30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5])" office:value-type="string" office:string-value="0">
            <text:p>0</text:p>
          </table:table-cell>
          <table:table-cell table:formula="of:=[2_3_S.CF25]" office:value-type="float" office:value="0">
            <text:p>0</text:p>
          </table:table-cell>
          <table:table-cell/>
          <table:table-cell office:value-type="string">
            <text:p>X</text:p>
          </table:table-cell>
          <table:table-cell table:formula="of:=IF([.C305]=&quot;0&quot;;&quot;norm&quot;;IF([.C305]=&quot;I&quot;;&quot;min&quot;;IF([.C305]=&quot;X&quot;;&quot;folge&quot;;&quot;&quot;)))&amp;IF([.F30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06])">
            <text:p/>
          </table:table-cell>
          <table:table-cell/>
          <table:table-cell table:number-columns-repeated="252"/>
        </table:table-row>
        <table:table-row table:style-name="ro1">
          <table:table-cell table:number-columns-repeated="2"/>
          <table:table-cell table:formula="of:=UPPER([.D307])" office:value-type="string" office:string-value="---">
            <text:p>---</text:p>
          </table:table-cell>
          <table:table-cell office:value-type="string">
            <text:p>---</text:p>
          </table:table-cell>
          <table:table-cell/>
          <table:table-cell/>
          <table:table-cell table:formula="of:=IF([.C307]=&quot;0&quot;;&quot;norm&quot;;IF([.C307]=&quot;I&quot;;&quot;min&quot;;IF([.C307]=&quot;X&quot;;&quot;folge&quot;;&quot;&quot;)))&amp;IF([.F30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308])" office:value-type="string" office:string-value="---">
            <text:p>---</text:p>
          </table:table-cell>
          <table:table-cell office:value-type="string">
            <text:p>---</text:p>
          </table:table-cell>
          <table:table-cell/>
          <table:table-cell/>
          <table:table-cell table:formula="of:=IF([.C308]=&quot;0&quot;;&quot;norm&quot;;IF([.C308]=&quot;I&quot;;&quot;min&quot;;IF([.C308]=&quot;X&quot;;&quot;folge&quot;;&quot;&quot;)))&amp;IF([.F30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309])" office:value-type="string" office:string-value="0">
            <text:p>0</text:p>
          </table:table-cell>
          <table:table-cell table:formula="of:=[2_3_S.CM25]" office:value-type="float" office:value="0">
            <text:p>0</text:p>
          </table:table-cell>
          <table:table-cell/>
          <table:table-cell office:value-type="string">
            <text:p>X</text:p>
          </table:table-cell>
          <table:table-cell table:formula="of:=IF([.C309]=&quot;0&quot;;&quot;norm&quot;;IF([.C309]=&quot;I&quot;;&quot;min&quot;;IF([.C309]=&quot;X&quot;;&quot;folge&quot;;&quot;&quot;)))&amp;IF([.F309]=&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0])" office:value-type="string" office:string-value="0">
            <text:p>0</text:p>
          </table:table-cell>
          <table:table-cell table:formula="of:=[2_3_S.CM23]" office:value-type="float" office:value="0">
            <text:p>0</text:p>
          </table:table-cell>
          <table:table-cell/>
          <table:table-cell office:value-type="string">
            <text:p>X</text:p>
          </table:table-cell>
          <table:table-cell table:formula="of:=IF([.C310]=&quot;0&quot;;&quot;norm&quot;;IF([.C310]=&quot;I&quot;;&quot;min&quot;;IF([.C310]=&quot;X&quot;;&quot;folge&quot;;&quot;&quot;)))&amp;IF([.F310]=&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1])" office:value-type="string" office:string-value="0">
            <text:p>0</text:p>
          </table:table-cell>
          <table:table-cell table:formula="of:=[2_3_S.CP25]" office:value-type="float" office:value="0">
            <text:p>0</text:p>
          </table:table-cell>
          <table:table-cell/>
          <table:table-cell office:value-type="string">
            <text:p>X</text:p>
          </table:table-cell>
          <table:table-cell table:formula="of:=IF([.C311]=&quot;0&quot;;&quot;norm&quot;;IF([.C311]=&quot;I&quot;;&quot;min&quot;;IF([.C311]=&quot;X&quot;;&quot;folge&quot;;&quot;&quot;)))&amp;IF([.F311]=&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2])" office:value-type="string" office:string-value="0">
            <text:p>0</text:p>
          </table:table-cell>
          <table:table-cell table:formula="of:=[2_3_S.CP23]" office:value-type="float" office:value="0">
            <text:p>0</text:p>
          </table:table-cell>
          <table:table-cell/>
          <table:table-cell office:value-type="string">
            <text:p>X</text:p>
          </table:table-cell>
          <table:table-cell table:formula="of:=IF([.C312]=&quot;0&quot;;&quot;norm&quot;;IF([.C312]=&quot;I&quot;;&quot;min&quot;;IF([.C312]=&quot;X&quot;;&quot;folge&quot;;&quot;&quot;)))&amp;IF([.F312]=&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3])" office:value-type="string" office:string-value="0">
            <text:p>0</text:p>
          </table:table-cell>
          <table:table-cell table:formula="of:=[2_3_S.CS25]" office:value-type="float" office:value="0">
            <text:p>0</text:p>
          </table:table-cell>
          <table:table-cell/>
          <table:table-cell office:value-type="string">
            <text:p>X</text:p>
          </table:table-cell>
          <table:table-cell table:formula="of:=IF([.C313]=&quot;0&quot;;&quot;norm&quot;;IF([.C313]=&quot;I&quot;;&quot;min&quot;;IF([.C313]=&quot;X&quot;;&quot;folge&quot;;&quot;&quot;)))&amp;IF([.F313]=&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4])" office:value-type="string" office:string-value="0">
            <text:p>0</text:p>
          </table:table-cell>
          <table:table-cell table:formula="of:=[2_3_S.CS23]" office:value-type="float" office:value="0">
            <text:p>0</text:p>
          </table:table-cell>
          <table:table-cell/>
          <table:table-cell office:value-type="string">
            <text:p>X</text:p>
          </table:table-cell>
          <table:table-cell table:formula="of:=IF([.C314]=&quot;0&quot;;&quot;norm&quot;;IF([.C314]=&quot;I&quot;;&quot;min&quot;;IF([.C314]=&quot;X&quot;;&quot;folge&quot;;&quot;&quot;)))&amp;IF([.F314]=&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5])" office:value-type="string" office:string-value="0">
            <text:p>0</text:p>
          </table:table-cell>
          <table:table-cell table:formula="of:=[2_3_S.CV25]" office:value-type="float" office:value="0">
            <text:p>0</text:p>
          </table:table-cell>
          <table:table-cell/>
          <table:table-cell office:value-type="string">
            <text:p>X</text:p>
          </table:table-cell>
          <table:table-cell table:formula="of:=IF([.C315]=&quot;0&quot;;&quot;norm&quot;;IF([.C315]=&quot;I&quot;;&quot;min&quot;;IF([.C315]=&quot;X&quot;;&quot;folge&quot;;&quot;&quot;)))&amp;IF([.F315]=&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6])" office:value-type="string" office:string-value="0">
            <text:p>0</text:p>
          </table:table-cell>
          <table:table-cell table:formula="of:=[2_3_S.CV23]" office:value-type="float" office:value="0">
            <text:p>0</text:p>
          </table:table-cell>
          <table:table-cell/>
          <table:table-cell office:value-type="string">
            <text:p>X</text:p>
          </table:table-cell>
          <table:table-cell table:formula="of:=IF([.C316]=&quot;0&quot;;&quot;norm&quot;;IF([.C316]=&quot;I&quot;;&quot;min&quot;;IF([.C316]=&quot;X&quot;;&quot;folge&quot;;&quot;&quot;)))&amp;IF([.F316]=&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7])" office:value-type="string" office:string-value="0">
            <text:p>0</text:p>
          </table:table-cell>
          <table:table-cell table:formula="of:=[2_3_S.DC25]" office:value-type="float" office:value="0">
            <text:p>0</text:p>
          </table:table-cell>
          <table:table-cell/>
          <table:table-cell office:value-type="string">
            <text:p>X</text:p>
          </table:table-cell>
          <table:table-cell table:formula="of:=IF([.C317]=&quot;0&quot;;&quot;norm&quot;;IF([.C317]=&quot;I&quot;;&quot;min&quot;;IF([.C317]=&quot;X&quot;;&quot;folge&quot;;&quot;&quot;)))&amp;IF([.F317]=&quot;X&quot;;&quot;sand&quot;;&quot;&quot;)&amp;&quot;state&quot;" office:value-type="string" office:string-value="normsandstate">
            <text:p>normsandstate</text:p>
          </table:table-cell>
          <table:table-cell table:number-columns-repeated="249"/>
        </table:table-row>
        <table:table-row table:style-name="ro1">
          <table:table-cell table:number-columns-repeated="2"/>
          <table:table-cell table:formula="of:=UPPER([.D318])">
            <text:p/>
          </table:table-cell>
          <table:table-cell/>
          <table:table-cell table:number-columns-repeated="252"/>
        </table:table-row>
        <table:table-row table:style-name="ro1">
          <table:table-cell table:number-columns-repeated="2"/>
          <table:table-cell table:formula="of:=UPPER([.D319])">
            <text:p/>
          </table:table-cell>
          <table:table-cell/>
          <table:table-cell table:number-columns-repeated="252"/>
        </table:table-row>
        <table:table-row table:style-name="ro1">
          <table:table-cell table:number-columns-repeated="2"/>
          <table:table-cell table:formula="of:=UPPER([.D320])">
            <text:p/>
          </table:table-cell>
          <table:table-cell/>
          <table:table-cell table:number-columns-repeated="252"/>
        </table:table-row>
        <table:table-row table:style-name="ro1">
          <table:table-cell table:number-columns-repeated="2"/>
          <table:table-cell table:formula="of:=UPPER([.D321])">
            <text:p/>
          </table:table-cell>
          <table:table-cell/>
          <table:table-cell table:number-columns-repeated="252"/>
        </table:table-row>
        <table:table-row table:style-name="ro1">
          <table:table-cell table:number-columns-repeated="2"/>
          <table:table-cell table:formula="of:=UPPER([.D322])">
            <text:p/>
          </table:table-cell>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2"/>
          <table:table-cell table:formula="of:=UPPER([.D325])" office:value-type="string" office:string-value="0">
            <text:p>0</text:p>
          </table:table-cell>
          <table:table-cell table:formula="of:=[2_3_S.BU5]" office:value-type="float" office:value="0">
            <text:p>0</text:p>
          </table:table-cell>
          <table:table-cell/>
          <table:table-cell/>
          <table:table-cell table:formula="of:=IF([.C325]=&quot;0&quot;;&quot;norm&quot;;IF([.C325]=&quot;I&quot;;&quot;min&quot;;IF([.C325]=&quot;X&quot;;&quot;folge&quot;;&quot;&quot;)))&amp;IF([.F325]=&quot;X&quot;;&quot;sand&quot;;&quot;&quot;)&amp;&quot;state&quot;" office:value-type="string" office:string-value="normstate">
            <text:p>normstate</text:p>
          </table:table-cell>
          <table:table-cell table:number-columns-repeated="249"/>
        </table:table-row>
        <table:table-row table:style-name="ro1">
          <table:table-cell table:number-columns-repeated="3"/>
          <table:table-cell office:value-type="string">
            <text:p>--------------</text:p>
          </table:table-cell>
          <table:table-cell table:number-columns-repeated="252"/>
        </table:table-row>
        <table:table-row table:style-name="ro1" table:number-rows-repeated="205">
          <table:table-cell table:number-columns-repeated="256"/>
        </table:table-row>
        <table:table-row table:style-name="ro1">
          <table:table-cell table:style-name="ce107" table:number-columns-repeated="256"/>
        </table:table-row>
        <table:table-row table:style-name="ro1">
          <table:table-cell table:style-name="ce21" table:number-columns-repeated="2"/>
          <table:table-cell table:style-name="ce21" office:value-type="string">
            <text:p>Ergebnis der Auswahl in Blatt 2_3</text:p>
          </table:table-cell>
          <table:table-cell table:style-name="ce21" table:number-columns-repeated="2"/>
          <table:table-cell table:style-name="ce21" office:value-type="string">
            <text:p>knoten hat sands</text:p>
          </table:table-cell>
          <table:table-cell table:style-name="ce21" table:number-columns-repeated="250"/>
        </table:table-row>
        <table:table-row table:style-name="ro1">
          <table:table-cell table:number-columns-repeated="2"/>
          <table:table-cell table:formula="of:=UPPER([.D534])" office:value-type="string" office:string-value="0">
            <text:p>0</text:p>
          </table:table-cell>
          <table:table-cell table:formula="of:=[2_3.F14]" office:value-type="float" office:value="0">
            <text:p>0</text:p>
          </table:table-cell>
          <table:table-cell/>
          <table:table-cell/>
          <table:table-cell table:formula="of:=IF([.C534]=&quot;0&quot;;&quot;norm&quot;;IF([.C534]=&quot;I&quot;;&quot;min&quot;;IF([.C534]=&quot;X&quot;;&quot;folge&quot;;&quot;&quot;)))&amp;IF([.F53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5])" office:value-type="string" office:string-value="0">
            <text:p>0</text:p>
          </table:table-cell>
          <table:table-cell table:formula="of:=[2_3.H14]" office:value-type="float" office:value="0">
            <text:p>0</text:p>
          </table:table-cell>
          <table:table-cell/>
          <table:table-cell/>
          <table:table-cell table:formula="of:=IF([.C535]=&quot;0&quot;;&quot;norm&quot;;IF([.C535]=&quot;I&quot;;&quot;min&quot;;IF([.C535]=&quot;X&quot;;&quot;folge&quot;;&quot;&quot;)))&amp;IF([.F53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6])" office:value-type="string" office:string-value="0">
            <text:p>0</text:p>
          </table:table-cell>
          <table:table-cell table:formula="of:=[2_3.L14]" office:value-type="float" office:value="0">
            <text:p>0</text:p>
          </table:table-cell>
          <table:table-cell/>
          <table:table-cell/>
          <table:table-cell table:formula="of:=IF([.C536]=&quot;0&quot;;&quot;norm&quot;;IF([.C536]=&quot;I&quot;;&quot;min&quot;;IF([.C536]=&quot;X&quot;;&quot;folge&quot;;&quot;&quot;)))&amp;IF([.F53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7])" office:value-type="string" office:string-value="0">
            <text:p>0</text:p>
          </table:table-cell>
          <table:table-cell table:formula="of:=[2_3.N14]" office:value-type="float" office:value="0">
            <text:p>0</text:p>
          </table:table-cell>
          <table:table-cell/>
          <table:table-cell/>
          <table:table-cell table:formula="of:=IF([.C537]=&quot;0&quot;;&quot;norm&quot;;IF([.C537]=&quot;I&quot;;&quot;min&quot;;IF([.C537]=&quot;X&quot;;&quot;folge&quot;;&quot;&quot;)))&amp;IF([.F53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8])" office:value-type="string" office:string-value="0">
            <text:p>0</text:p>
          </table:table-cell>
          <table:table-cell table:formula="of:=[2_3.R14]" office:value-type="float" office:value="0">
            <text:p>0</text:p>
          </table:table-cell>
          <table:table-cell/>
          <table:table-cell/>
          <table:table-cell table:formula="of:=IF([.C538]=&quot;0&quot;;&quot;norm&quot;;IF([.C538]=&quot;I&quot;;&quot;min&quot;;IF([.C538]=&quot;X&quot;;&quot;folge&quot;;&quot;&quot;)))&amp;IF([.F53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39])" office:value-type="string" office:string-value="0">
            <text:p>0</text:p>
          </table:table-cell>
          <table:table-cell table:formula="of:=[2_3.T14]" office:value-type="float" office:value="0">
            <text:p>0</text:p>
          </table:table-cell>
          <table:table-cell/>
          <table:table-cell/>
          <table:table-cell table:formula="of:=IF([.C539]=&quot;0&quot;;&quot;norm&quot;;IF([.C539]=&quot;I&quot;;&quot;min&quot;;IF([.C539]=&quot;X&quot;;&quot;folge&quot;;&quot;&quot;)))&amp;IF([.F53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0])" office:value-type="string" office:string-value="0">
            <text:p>0</text:p>
          </table:table-cell>
          <table:table-cell table:formula="of:=[2_3.F12]" office:value-type="float" office:value="0">
            <text:p>0</text:p>
          </table:table-cell>
          <table:table-cell/>
          <table:table-cell/>
          <table:table-cell table:formula="of:=IF([.C540]=&quot;0&quot;;&quot;norm&quot;;IF([.C540]=&quot;I&quot;;&quot;min&quot;;IF([.C540]=&quot;X&quot;;&quot;folge&quot;;&quot;&quot;)))&amp;IF([.F54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1])" office:value-type="string" office:string-value="0">
            <text:p>0</text:p>
          </table:table-cell>
          <table:table-cell table:formula="of:=[2_3.H12]" office:value-type="float" office:value="0">
            <text:p>0</text:p>
          </table:table-cell>
          <table:table-cell/>
          <table:table-cell/>
          <table:table-cell table:formula="of:=IF([.C541]=&quot;0&quot;;&quot;norm&quot;;IF([.C541]=&quot;I&quot;;&quot;min&quot;;IF([.C541]=&quot;X&quot;;&quot;folge&quot;;&quot;&quot;)))&amp;IF([.F54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2])">
            <text:p/>
          </table:table-cell>
          <table:table-cell/>
          <table:table-cell table:number-columns-repeated="252"/>
        </table:table-row>
        <table:table-row table:style-name="ro1">
          <table:table-cell table:number-columns-repeated="2"/>
          <table:table-cell table:formula="of:=UPPER([.D543])" office:value-type="string" office:string-value="0">
            <text:p>0</text:p>
          </table:table-cell>
          <table:table-cell table:formula="of:=[2_3.L12]" office:value-type="float" office:value="0">
            <text:p>0</text:p>
          </table:table-cell>
          <table:table-cell/>
          <table:table-cell/>
          <table:table-cell table:formula="of:=IF([.C543]=&quot;0&quot;;&quot;norm&quot;;IF([.C543]=&quot;I&quot;;&quot;min&quot;;IF([.C543]=&quot;X&quot;;&quot;folge&quot;;&quot;&quot;)))&amp;IF([.F54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4])" office:value-type="string" office:string-value="0">
            <text:p>0</text:p>
          </table:table-cell>
          <table:table-cell table:formula="of:=[2_3.N12]" office:value-type="float" office:value="0">
            <text:p>0</text:p>
          </table:table-cell>
          <table:table-cell/>
          <table:table-cell/>
          <table:table-cell table:formula="of:=IF([.C544]=&quot;0&quot;;&quot;norm&quot;;IF([.C544]=&quot;I&quot;;&quot;min&quot;;IF([.C544]=&quot;X&quot;;&quot;folge&quot;;&quot;&quot;)))&amp;IF([.F54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5])">
            <text:p/>
          </table:table-cell>
          <table:table-cell/>
          <table:table-cell table:number-columns-repeated="252"/>
        </table:table-row>
        <table:table-row table:style-name="ro1">
          <table:table-cell table:number-columns-repeated="2"/>
          <table:table-cell table:formula="of:=UPPER([.D546])" office:value-type="string" office:string-value="0">
            <text:p>0</text:p>
          </table:table-cell>
          <table:table-cell table:formula="of:=[2_3.R12]" office:value-type="float" office:value="0">
            <text:p>0</text:p>
          </table:table-cell>
          <table:table-cell/>
          <table:table-cell/>
          <table:table-cell table:formula="of:=IF([.C546]=&quot;0&quot;;&quot;norm&quot;;IF([.C546]=&quot;I&quot;;&quot;min&quot;;IF([.C546]=&quot;X&quot;;&quot;folge&quot;;&quot;&quot;)))&amp;IF([.F54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7])" office:value-type="string" office:string-value="0">
            <text:p>0</text:p>
          </table:table-cell>
          <table:table-cell table:formula="of:=[2_3.T12]" office:value-type="float" office:value="0">
            <text:p>0</text:p>
          </table:table-cell>
          <table:table-cell/>
          <table:table-cell/>
          <table:table-cell table:formula="of:=IF([.C547]=&quot;0&quot;;&quot;norm&quot;;IF([.C547]=&quot;I&quot;;&quot;min&quot;;IF([.C547]=&quot;X&quot;;&quot;folge&quot;;&quot;&quot;)))&amp;IF([.F54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48])">
            <text:p/>
          </table:table-cell>
          <table:table-cell/>
          <table:table-cell table:number-columns-repeated="252"/>
        </table:table-row>
        <table:table-row table:style-name="ro1">
          <table:table-cell table:number-columns-repeated="2"/>
          <table:table-cell table:formula="of:=UPPER([.D549])" office:value-type="string" office:string-value="0">
            <text:p>0</text:p>
          </table:table-cell>
          <table:table-cell table:formula="of:=[2_3.G10]" office:value-type="float" office:value="0">
            <text:p>0</text:p>
          </table:table-cell>
          <table:table-cell/>
          <table:table-cell/>
          <table:table-cell table:formula="of:=IF([.C549]=&quot;0&quot;;&quot;norm&quot;;IF([.C549]=&quot;I&quot;;&quot;min&quot;;IF([.C549]=&quot;X&quot;;&quot;folge&quot;;&quot;&quot;)))&amp;IF([.F54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50])" office:value-type="string" office:string-value="0">
            <text:p>0</text:p>
          </table:table-cell>
          <table:table-cell table:formula="of:=[2_3.M10]" office:value-type="float" office:value="0">
            <text:p>0</text:p>
          </table:table-cell>
          <table:table-cell/>
          <table:table-cell/>
          <table:table-cell table:formula="of:=IF([.C550]=&quot;0&quot;;&quot;norm&quot;;IF([.C550]=&quot;I&quot;;&quot;min&quot;;IF([.C550]=&quot;X&quot;;&quot;folge&quot;;&quot;&quot;)))&amp;IF([.F55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51])" office:value-type="string" office:string-value="0">
            <text:p>0</text:p>
          </table:table-cell>
          <table:table-cell table:formula="of:=[2_3.S10]" office:value-type="float" office:value="0">
            <text:p>0</text:p>
          </table:table-cell>
          <table:table-cell/>
          <table:table-cell/>
          <table:table-cell table:formula="of:=IF([.C551]=&quot;0&quot;;&quot;norm&quot;;IF([.C551]=&quot;I&quot;;&quot;min&quot;;IF([.C551]=&quot;X&quot;;&quot;folge&quot;;&quot;&quot;)))&amp;IF([.F55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52])">
            <text:p/>
          </table:table-cell>
          <table:table-cell/>
          <table:table-cell table:number-columns-repeated="252"/>
        </table:table-row>
        <table:table-row table:style-name="ro1">
          <table:table-cell table:number-columns-repeated="2"/>
          <table:table-cell table:formula="of:=UPPER([.D553])">
            <text:p/>
          </table:table-cell>
          <table:table-cell/>
          <table:table-cell table:number-columns-repeated="252"/>
        </table:table-row>
        <table:table-row table:style-name="ro1">
          <table:table-cell table:number-columns-repeated="2"/>
          <table:table-cell table:formula="of:=UPPER([.D554])">
            <text:p/>
          </table:table-cell>
          <table:table-cell/>
          <table:table-cell table:number-columns-repeated="252"/>
        </table:table-row>
        <table:table-row table:style-name="ro1">
          <table:table-cell table:number-columns-repeated="2"/>
          <table:table-cell table:formula="of:=UPPER([.D555])">
            <text:p/>
          </table:table-cell>
          <table:table-cell/>
          <table:table-cell table:number-columns-repeated="252"/>
        </table:table-row>
        <table:table-row table:style-name="ro1">
          <table:table-cell table:number-columns-repeated="2"/>
          <table:table-cell table:formula="of:=UPPER([.D556])" office:value-type="string" office:string-value="0">
            <text:p>0</text:p>
          </table:table-cell>
          <table:table-cell table:formula="of:=[2_3.M8]" office:value-type="float" office:value="0">
            <text:p>0</text:p>
          </table:table-cell>
          <table:table-cell/>
          <table:table-cell/>
          <table:table-cell table:formula="of:=IF([.C556]=&quot;0&quot;;&quot;norm&quot;;IF([.C556]=&quot;I&quot;;&quot;min&quot;;IF([.C556]=&quot;X&quot;;&quot;folge&quot;;&quot;&quot;)))&amp;IF([.F55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57])" office:value-type="string" office:string-value="---">
            <text:p>---</text:p>
          </table:table-cell>
          <table:table-cell office:value-type="string">
            <text:p>---</text:p>
          </table:table-cell>
          <table:table-cell/>
          <table:table-cell/>
          <table:table-cell table:formula="of:=IF([.C557]=&quot;0&quot;;&quot;norm&quot;;IF([.C557]=&quot;I&quot;;&quot;min&quot;;IF([.C557]=&quot;X&quot;;&quot;folge&quot;;&quot;&quot;)))&amp;IF([.F55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558])" office:value-type="string" office:string-value="---">
            <text:p>---</text:p>
          </table:table-cell>
          <table:table-cell office:value-type="string">
            <text:p>---</text:p>
          </table:table-cell>
          <table:table-cell/>
          <table:table-cell/>
          <table:table-cell table:formula="of:=IF([.C558]=&quot;0&quot;;&quot;norm&quot;;IF([.C558]=&quot;I&quot;;&quot;min&quot;;IF([.C558]=&quot;X&quot;;&quot;folge&quot;;&quot;&quot;)))&amp;IF([.F55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559])" office:value-type="string" office:string-value="0">
            <text:p>0</text:p>
          </table:table-cell>
          <table:table-cell table:formula="of:=[2_3.Y14]" office:value-type="float" office:value="0">
            <text:p>0</text:p>
          </table:table-cell>
          <table:table-cell/>
          <table:table-cell/>
          <table:table-cell table:formula="of:=IF([.C559]=&quot;0&quot;;&quot;norm&quot;;IF([.C559]=&quot;I&quot;;&quot;min&quot;;IF([.C559]=&quot;X&quot;;&quot;folge&quot;;&quot;&quot;)))&amp;IF([.F55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0])" office:value-type="string" office:string-value="0">
            <text:p>0</text:p>
          </table:table-cell>
          <table:table-cell table:formula="of:=[2_3.AA14]" office:value-type="float" office:value="0">
            <text:p>0</text:p>
          </table:table-cell>
          <table:table-cell/>
          <table:table-cell/>
          <table:table-cell table:formula="of:=IF([.C560]=&quot;0&quot;;&quot;norm&quot;;IF([.C560]=&quot;I&quot;;&quot;min&quot;;IF([.C560]=&quot;X&quot;;&quot;folge&quot;;&quot;&quot;)))&amp;IF([.F56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1])" office:value-type="string" office:string-value="0">
            <text:p>0</text:p>
          </table:table-cell>
          <table:table-cell table:formula="of:=[2_3.AE14]" office:value-type="float" office:value="0">
            <text:p>0</text:p>
          </table:table-cell>
          <table:table-cell/>
          <table:table-cell/>
          <table:table-cell table:formula="of:=IF([.C561]=&quot;0&quot;;&quot;norm&quot;;IF([.C561]=&quot;I&quot;;&quot;min&quot;;IF([.C561]=&quot;X&quot;;&quot;folge&quot;;&quot;&quot;)))&amp;IF([.F56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2])" office:value-type="string" office:string-value="0">
            <text:p>0</text:p>
          </table:table-cell>
          <table:table-cell table:formula="of:=[2_3.AG14]" office:value-type="float" office:value="0">
            <text:p>0</text:p>
          </table:table-cell>
          <table:table-cell/>
          <table:table-cell/>
          <table:table-cell table:formula="of:=IF([.C562]=&quot;0&quot;;&quot;norm&quot;;IF([.C562]=&quot;I&quot;;&quot;min&quot;;IF([.C562]=&quot;X&quot;;&quot;folge&quot;;&quot;&quot;)))&amp;IF([.F56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3])" office:value-type="string" office:string-value="0">
            <text:p>0</text:p>
          </table:table-cell>
          <table:table-cell table:formula="of:=[2_3.AK14]" office:value-type="float" office:value="0">
            <text:p>0</text:p>
          </table:table-cell>
          <table:table-cell/>
          <table:table-cell/>
          <table:table-cell table:formula="of:=IF([.C563]=&quot;0&quot;;&quot;norm&quot;;IF([.C563]=&quot;I&quot;;&quot;min&quot;;IF([.C563]=&quot;X&quot;;&quot;folge&quot;;&quot;&quot;)))&amp;IF([.F56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4])" office:value-type="string" office:string-value="0">
            <text:p>0</text:p>
          </table:table-cell>
          <table:table-cell table:formula="of:=[2_3.AM14]" office:value-type="float" office:value="0">
            <text:p>0</text:p>
          </table:table-cell>
          <table:table-cell/>
          <table:table-cell/>
          <table:table-cell table:formula="of:=IF([.C564]=&quot;0&quot;;&quot;norm&quot;;IF([.C564]=&quot;I&quot;;&quot;min&quot;;IF([.C564]=&quot;X&quot;;&quot;folge&quot;;&quot;&quot;)))&amp;IF([.F56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5])" office:value-type="string" office:string-value="0">
            <text:p>0</text:p>
          </table:table-cell>
          <table:table-cell table:formula="of:=[2_3.Y12]" office:value-type="float" office:value="0">
            <text:p>0</text:p>
          </table:table-cell>
          <table:table-cell/>
          <table:table-cell/>
          <table:table-cell table:formula="of:=IF([.C565]=&quot;0&quot;;&quot;norm&quot;;IF([.C565]=&quot;I&quot;;&quot;min&quot;;IF([.C565]=&quot;X&quot;;&quot;folge&quot;;&quot;&quot;)))&amp;IF([.F56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6])" office:value-type="string" office:string-value="0">
            <text:p>0</text:p>
          </table:table-cell>
          <table:table-cell table:formula="of:=[2_3.AA12]" office:value-type="float" office:value="0">
            <text:p>0</text:p>
          </table:table-cell>
          <table:table-cell/>
          <table:table-cell/>
          <table:table-cell table:formula="of:=IF([.C566]=&quot;0&quot;;&quot;norm&quot;;IF([.C566]=&quot;I&quot;;&quot;min&quot;;IF([.C566]=&quot;X&quot;;&quot;folge&quot;;&quot;&quot;)))&amp;IF([.F56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7])">
            <text:p/>
          </table:table-cell>
          <table:table-cell/>
          <table:table-cell table:number-columns-repeated="252"/>
        </table:table-row>
        <table:table-row table:style-name="ro1">
          <table:table-cell table:number-columns-repeated="2"/>
          <table:table-cell table:formula="of:=UPPER([.D568])" office:value-type="string" office:string-value="0">
            <text:p>0</text:p>
          </table:table-cell>
          <table:table-cell table:formula="of:=[2_3.AE12]" office:value-type="float" office:value="0">
            <text:p>0</text:p>
          </table:table-cell>
          <table:table-cell/>
          <table:table-cell/>
          <table:table-cell table:formula="of:=IF([.C568]=&quot;0&quot;;&quot;norm&quot;;IF([.C568]=&quot;I&quot;;&quot;min&quot;;IF([.C568]=&quot;X&quot;;&quot;folge&quot;;&quot;&quot;)))&amp;IF([.F56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69])" office:value-type="string" office:string-value="0">
            <text:p>0</text:p>
          </table:table-cell>
          <table:table-cell table:formula="of:=[2_3.AG12]" office:value-type="float" office:value="0">
            <text:p>0</text:p>
          </table:table-cell>
          <table:table-cell/>
          <table:table-cell/>
          <table:table-cell table:formula="of:=IF([.C569]=&quot;0&quot;;&quot;norm&quot;;IF([.C569]=&quot;I&quot;;&quot;min&quot;;IF([.C569]=&quot;X&quot;;&quot;folge&quot;;&quot;&quot;)))&amp;IF([.F56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0])">
            <text:p/>
          </table:table-cell>
          <table:table-cell/>
          <table:table-cell table:number-columns-repeated="252"/>
        </table:table-row>
        <table:table-row table:style-name="ro1">
          <table:table-cell table:number-columns-repeated="2"/>
          <table:table-cell table:formula="of:=UPPER([.D571])" office:value-type="string" office:string-value="0">
            <text:p>0</text:p>
          </table:table-cell>
          <table:table-cell table:formula="of:=[2_3.AK12]" office:value-type="float" office:value="0">
            <text:p>0</text:p>
          </table:table-cell>
          <table:table-cell/>
          <table:table-cell/>
          <table:table-cell table:formula="of:=IF([.C571]=&quot;0&quot;;&quot;norm&quot;;IF([.C571]=&quot;I&quot;;&quot;min&quot;;IF([.C571]=&quot;X&quot;;&quot;folge&quot;;&quot;&quot;)))&amp;IF([.F57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2])" office:value-type="string" office:string-value="0">
            <text:p>0</text:p>
          </table:table-cell>
          <table:table-cell table:formula="of:=[2_3.AM12]" office:value-type="float" office:value="0">
            <text:p>0</text:p>
          </table:table-cell>
          <table:table-cell/>
          <table:table-cell/>
          <table:table-cell table:formula="of:=IF([.C572]=&quot;0&quot;;&quot;norm&quot;;IF([.C572]=&quot;I&quot;;&quot;min&quot;;IF([.C572]=&quot;X&quot;;&quot;folge&quot;;&quot;&quot;)))&amp;IF([.F57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3])">
            <text:p/>
          </table:table-cell>
          <table:table-cell/>
          <table:table-cell table:number-columns-repeated="252"/>
        </table:table-row>
        <table:table-row table:style-name="ro1">
          <table:table-cell table:number-columns-repeated="2"/>
          <table:table-cell table:formula="of:=UPPER([.D574])" office:value-type="string" office:string-value="0">
            <text:p>0</text:p>
          </table:table-cell>
          <table:table-cell table:formula="of:=[2_3.Z10]" office:value-type="float" office:value="0">
            <text:p>0</text:p>
          </table:table-cell>
          <table:table-cell/>
          <table:table-cell/>
          <table:table-cell table:formula="of:=IF([.C574]=&quot;0&quot;;&quot;norm&quot;;IF([.C574]=&quot;I&quot;;&quot;min&quot;;IF([.C574]=&quot;X&quot;;&quot;folge&quot;;&quot;&quot;)))&amp;IF([.F57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5])" office:value-type="string" office:string-value="0">
            <text:p>0</text:p>
          </table:table-cell>
          <table:table-cell table:formula="of:=[2_3.AF10]" office:value-type="float" office:value="0">
            <text:p>0</text:p>
          </table:table-cell>
          <table:table-cell/>
          <table:table-cell/>
          <table:table-cell table:formula="of:=IF([.C575]=&quot;0&quot;;&quot;norm&quot;;IF([.C575]=&quot;I&quot;;&quot;min&quot;;IF([.C575]=&quot;X&quot;;&quot;folge&quot;;&quot;&quot;)))&amp;IF([.F57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6])" office:value-type="string" office:string-value="0">
            <text:p>0</text:p>
          </table:table-cell>
          <table:table-cell table:formula="of:=[2_3.AL10]" office:value-type="float" office:value="0">
            <text:p>0</text:p>
          </table:table-cell>
          <table:table-cell/>
          <table:table-cell/>
          <table:table-cell table:formula="of:=IF([.C576]=&quot;0&quot;;&quot;norm&quot;;IF([.C576]=&quot;I&quot;;&quot;min&quot;;IF([.C576]=&quot;X&quot;;&quot;folge&quot;;&quot;&quot;)))&amp;IF([.F57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77])">
            <text:p/>
          </table:table-cell>
          <table:table-cell/>
          <table:table-cell table:number-columns-repeated="252"/>
        </table:table-row>
        <table:table-row table:style-name="ro1">
          <table:table-cell table:number-columns-repeated="2"/>
          <table:table-cell table:formula="of:=UPPER([.D578])">
            <text:p/>
          </table:table-cell>
          <table:table-cell/>
          <table:table-cell table:number-columns-repeated="252"/>
        </table:table-row>
        <table:table-row table:style-name="ro1">
          <table:table-cell table:number-columns-repeated="2"/>
          <table:table-cell table:formula="of:=UPPER([.D579])">
            <text:p/>
          </table:table-cell>
          <table:table-cell/>
          <table:table-cell table:number-columns-repeated="252"/>
        </table:table-row>
        <table:table-row table:style-name="ro1">
          <table:table-cell table:number-columns-repeated="2"/>
          <table:table-cell table:formula="of:=UPPER([.D580])">
            <text:p/>
          </table:table-cell>
          <table:table-cell/>
          <table:table-cell table:number-columns-repeated="252"/>
        </table:table-row>
        <table:table-row table:style-name="ro1">
          <table:table-cell table:number-columns-repeated="2"/>
          <table:table-cell table:formula="of:=UPPER([.D581])" office:value-type="string" office:string-value="0">
            <text:p>0</text:p>
          </table:table-cell>
          <table:table-cell table:formula="of:=[2_3.AF8]" office:value-type="float" office:value="0">
            <text:p>0</text:p>
          </table:table-cell>
          <table:table-cell/>
          <table:table-cell/>
          <table:table-cell table:formula="of:=IF([.C581]=&quot;0&quot;;&quot;norm&quot;;IF([.C581]=&quot;I&quot;;&quot;min&quot;;IF([.C581]=&quot;X&quot;;&quot;folge&quot;;&quot;&quot;)))&amp;IF([.F58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2])" office:value-type="string" office:string-value="---">
            <text:p>---</text:p>
          </table:table-cell>
          <table:table-cell office:value-type="string">
            <text:p>---</text:p>
          </table:table-cell>
          <table:table-cell/>
          <table:table-cell/>
          <table:table-cell table:formula="of:=IF([.C582]=&quot;0&quot;;&quot;norm&quot;;IF([.C582]=&quot;I&quot;;&quot;min&quot;;IF([.C582]=&quot;X&quot;;&quot;folge&quot;;&quot;&quot;)))&amp;IF([.F58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583])" office:value-type="string" office:string-value="---">
            <text:p>---</text:p>
          </table:table-cell>
          <table:table-cell office:value-type="string">
            <text:p>---</text:p>
          </table:table-cell>
          <table:table-cell/>
          <table:table-cell/>
          <table:table-cell table:formula="of:=IF([.C583]=&quot;0&quot;;&quot;norm&quot;;IF([.C583]=&quot;I&quot;;&quot;min&quot;;IF([.C583]=&quot;X&quot;;&quot;folge&quot;;&quot;&quot;)))&amp;IF([.F583]=&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584])" office:value-type="string" office:string-value="0">
            <text:p>0</text:p>
          </table:table-cell>
          <table:table-cell table:formula="of:=[2_3.AR14]" office:value-type="float" office:value="0">
            <text:p>0</text:p>
          </table:table-cell>
          <table:table-cell/>
          <table:table-cell/>
          <table:table-cell table:formula="of:=IF([.C584]=&quot;0&quot;;&quot;norm&quot;;IF([.C584]=&quot;I&quot;;&quot;min&quot;;IF([.C584]=&quot;X&quot;;&quot;folge&quot;;&quot;&quot;)))&amp;IF([.F58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5])" office:value-type="string" office:string-value="0">
            <text:p>0</text:p>
          </table:table-cell>
          <table:table-cell table:formula="of:=[2_3.AT14]" office:value-type="float" office:value="0">
            <text:p>0</text:p>
          </table:table-cell>
          <table:table-cell/>
          <table:table-cell/>
          <table:table-cell table:formula="of:=IF([.C585]=&quot;0&quot;;&quot;norm&quot;;IF([.C585]=&quot;I&quot;;&quot;min&quot;;IF([.C585]=&quot;X&quot;;&quot;folge&quot;;&quot;&quot;)))&amp;IF([.F58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6])" office:value-type="string" office:string-value="0">
            <text:p>0</text:p>
          </table:table-cell>
          <table:table-cell table:formula="of:=[2_3.AX14]" office:value-type="float" office:value="0">
            <text:p>0</text:p>
          </table:table-cell>
          <table:table-cell/>
          <table:table-cell/>
          <table:table-cell table:formula="of:=IF([.C586]=&quot;0&quot;;&quot;norm&quot;;IF([.C586]=&quot;I&quot;;&quot;min&quot;;IF([.C586]=&quot;X&quot;;&quot;folge&quot;;&quot;&quot;)))&amp;IF([.F58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7])" office:value-type="string" office:string-value="0">
            <text:p>0</text:p>
          </table:table-cell>
          <table:table-cell table:formula="of:=[2_3.AZ14]" office:value-type="float" office:value="0">
            <text:p>0</text:p>
          </table:table-cell>
          <table:table-cell/>
          <table:table-cell/>
          <table:table-cell table:formula="of:=IF([.C587]=&quot;0&quot;;&quot;norm&quot;;IF([.C587]=&quot;I&quot;;&quot;min&quot;;IF([.C587]=&quot;X&quot;;&quot;folge&quot;;&quot;&quot;)))&amp;IF([.F58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8])" office:value-type="string" office:string-value="0">
            <text:p>0</text:p>
          </table:table-cell>
          <table:table-cell table:formula="of:=[2_3.BD14]" office:value-type="float" office:value="0">
            <text:p>0</text:p>
          </table:table-cell>
          <table:table-cell/>
          <table:table-cell/>
          <table:table-cell table:formula="of:=IF([.C588]=&quot;0&quot;;&quot;norm&quot;;IF([.C588]=&quot;I&quot;;&quot;min&quot;;IF([.C588]=&quot;X&quot;;&quot;folge&quot;;&quot;&quot;)))&amp;IF([.F58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89])" office:value-type="string" office:string-value="0">
            <text:p>0</text:p>
          </table:table-cell>
          <table:table-cell table:formula="of:=[2_3.BF14]" office:value-type="float" office:value="0">
            <text:p>0</text:p>
          </table:table-cell>
          <table:table-cell/>
          <table:table-cell/>
          <table:table-cell table:formula="of:=IF([.C589]=&quot;0&quot;;&quot;norm&quot;;IF([.C589]=&quot;I&quot;;&quot;min&quot;;IF([.C589]=&quot;X&quot;;&quot;folge&quot;;&quot;&quot;)))&amp;IF([.F58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0])" office:value-type="string" office:string-value="0">
            <text:p>0</text:p>
          </table:table-cell>
          <table:table-cell table:formula="of:=[2_3.AR12]" office:value-type="float" office:value="0">
            <text:p>0</text:p>
          </table:table-cell>
          <table:table-cell/>
          <table:table-cell/>
          <table:table-cell table:formula="of:=IF([.C590]=&quot;0&quot;;&quot;norm&quot;;IF([.C590]=&quot;I&quot;;&quot;min&quot;;IF([.C590]=&quot;X&quot;;&quot;folge&quot;;&quot;&quot;)))&amp;IF([.F59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1])" office:value-type="string" office:string-value="0">
            <text:p>0</text:p>
          </table:table-cell>
          <table:table-cell table:formula="of:=[2_3.AT12]" office:value-type="float" office:value="0">
            <text:p>0</text:p>
          </table:table-cell>
          <table:table-cell/>
          <table:table-cell/>
          <table:table-cell table:formula="of:=IF([.C591]=&quot;0&quot;;&quot;norm&quot;;IF([.C591]=&quot;I&quot;;&quot;min&quot;;IF([.C591]=&quot;X&quot;;&quot;folge&quot;;&quot;&quot;)))&amp;IF([.F59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2])">
            <text:p/>
          </table:table-cell>
          <table:table-cell/>
          <table:table-cell table:number-columns-repeated="252"/>
        </table:table-row>
        <table:table-row table:style-name="ro1">
          <table:table-cell table:number-columns-repeated="2"/>
          <table:table-cell table:formula="of:=UPPER([.D593])" office:value-type="string" office:string-value="0">
            <text:p>0</text:p>
          </table:table-cell>
          <table:table-cell table:formula="of:=[2_3.AX12]" office:value-type="float" office:value="0">
            <text:p>0</text:p>
          </table:table-cell>
          <table:table-cell/>
          <table:table-cell/>
          <table:table-cell table:formula="of:=IF([.C593]=&quot;0&quot;;&quot;norm&quot;;IF([.C593]=&quot;I&quot;;&quot;min&quot;;IF([.C593]=&quot;X&quot;;&quot;folge&quot;;&quot;&quot;)))&amp;IF([.F59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4])" office:value-type="string" office:string-value="0">
            <text:p>0</text:p>
          </table:table-cell>
          <table:table-cell table:formula="of:=[2_3.AZ12]" office:value-type="float" office:value="0">
            <text:p>0</text:p>
          </table:table-cell>
          <table:table-cell/>
          <table:table-cell/>
          <table:table-cell table:formula="of:=IF([.C594]=&quot;0&quot;;&quot;norm&quot;;IF([.C594]=&quot;I&quot;;&quot;min&quot;;IF([.C594]=&quot;X&quot;;&quot;folge&quot;;&quot;&quot;)))&amp;IF([.F59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5])">
            <text:p/>
          </table:table-cell>
          <table:table-cell/>
          <table:table-cell table:number-columns-repeated="252"/>
        </table:table-row>
        <table:table-row table:style-name="ro1">
          <table:table-cell table:number-columns-repeated="2"/>
          <table:table-cell table:formula="of:=UPPER([.D596])" office:value-type="string" office:string-value="0">
            <text:p>0</text:p>
          </table:table-cell>
          <table:table-cell table:formula="of:=[2_3.BD12]" office:value-type="float" office:value="0">
            <text:p>0</text:p>
          </table:table-cell>
          <table:table-cell/>
          <table:table-cell/>
          <table:table-cell table:formula="of:=IF([.C596]=&quot;0&quot;;&quot;norm&quot;;IF([.C596]=&quot;I&quot;;&quot;min&quot;;IF([.C596]=&quot;X&quot;;&quot;folge&quot;;&quot;&quot;)))&amp;IF([.F59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7])" office:value-type="string" office:string-value="0">
            <text:p>0</text:p>
          </table:table-cell>
          <table:table-cell table:formula="of:=[2_3.BF12]" office:value-type="float" office:value="0">
            <text:p>0</text:p>
          </table:table-cell>
          <table:table-cell/>
          <table:table-cell/>
          <table:table-cell table:formula="of:=IF([.C597]=&quot;0&quot;;&quot;norm&quot;;IF([.C597]=&quot;I&quot;;&quot;min&quot;;IF([.C597]=&quot;X&quot;;&quot;folge&quot;;&quot;&quot;)))&amp;IF([.F597]=&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598])">
            <text:p/>
          </table:table-cell>
          <table:table-cell/>
          <table:table-cell table:number-columns-repeated="252"/>
        </table:table-row>
        <table:table-row table:style-name="ro1">
          <table:table-cell table:number-columns-repeated="2"/>
          <table:table-cell table:formula="of:=UPPER([.D599])" office:value-type="string" office:string-value="0">
            <text:p>0</text:p>
          </table:table-cell>
          <table:table-cell table:formula="of:=[2_3.AS10]" office:value-type="float" office:value="0">
            <text:p>0</text:p>
          </table:table-cell>
          <table:table-cell/>
          <table:table-cell/>
          <table:table-cell table:formula="of:=IF([.C599]=&quot;0&quot;;&quot;norm&quot;;IF([.C599]=&quot;I&quot;;&quot;min&quot;;IF([.C599]=&quot;X&quot;;&quot;folge&quot;;&quot;&quot;)))&amp;IF([.F59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00])" office:value-type="string" office:string-value="0">
            <text:p>0</text:p>
          </table:table-cell>
          <table:table-cell table:formula="of:=[2_3.AY10]" office:value-type="float" office:value="0">
            <text:p>0</text:p>
          </table:table-cell>
          <table:table-cell/>
          <table:table-cell/>
          <table:table-cell table:formula="of:=IF([.C600]=&quot;0&quot;;&quot;norm&quot;;IF([.C600]=&quot;I&quot;;&quot;min&quot;;IF([.C600]=&quot;X&quot;;&quot;folge&quot;;&quot;&quot;)))&amp;IF([.F60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01])" office:value-type="string" office:string-value="0">
            <text:p>0</text:p>
          </table:table-cell>
          <table:table-cell table:formula="of:=[2_3.BE10]" office:value-type="float" office:value="0">
            <text:p>0</text:p>
          </table:table-cell>
          <table:table-cell/>
          <table:table-cell/>
          <table:table-cell table:formula="of:=IF([.C601]=&quot;0&quot;;&quot;norm&quot;;IF([.C601]=&quot;I&quot;;&quot;min&quot;;IF([.C601]=&quot;X&quot;;&quot;folge&quot;;&quot;&quot;)))&amp;IF([.F60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02])">
            <text:p/>
          </table:table-cell>
          <table:table-cell/>
          <table:table-cell table:number-columns-repeated="252"/>
        </table:table-row>
        <table:table-row table:style-name="ro1">
          <table:table-cell table:number-columns-repeated="2"/>
          <table:table-cell table:formula="of:=UPPER([.D603])">
            <text:p/>
          </table:table-cell>
          <table:table-cell/>
          <table:table-cell table:number-columns-repeated="252"/>
        </table:table-row>
        <table:table-row table:style-name="ro1">
          <table:table-cell table:number-columns-repeated="2"/>
          <table:table-cell table:formula="of:=UPPER([.D604])">
            <text:p/>
          </table:table-cell>
          <table:table-cell/>
          <table:table-cell table:number-columns-repeated="252"/>
        </table:table-row>
        <table:table-row table:style-name="ro1">
          <table:table-cell table:number-columns-repeated="2"/>
          <table:table-cell table:formula="of:=UPPER([.D605])">
            <text:p/>
          </table:table-cell>
          <table:table-cell/>
          <table:table-cell table:number-columns-repeated="252"/>
        </table:table-row>
        <table:table-row table:style-name="ro1">
          <table:table-cell table:number-columns-repeated="2"/>
          <table:table-cell table:formula="of:=UPPER([.D606])" office:value-type="string" office:string-value="0">
            <text:p>0</text:p>
          </table:table-cell>
          <table:table-cell table:formula="of:=[2_3.AY8]" office:value-type="float" office:value="0">
            <text:p>0</text:p>
          </table:table-cell>
          <table:table-cell/>
          <table:table-cell/>
          <table:table-cell table:formula="of:=IF([.C606]=&quot;0&quot;;&quot;norm&quot;;IF([.C606]=&quot;I&quot;;&quot;min&quot;;IF([.C606]=&quot;X&quot;;&quot;folge&quot;;&quot;&quot;)))&amp;IF([.F60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07])" office:value-type="string" office:string-value="--">
            <text:p>--</text:p>
          </table:table-cell>
          <table:table-cell office:value-type="string">
            <text:p>--</text:p>
          </table:table-cell>
          <table:table-cell/>
          <table:table-cell/>
          <table:table-cell table:formula="of:=IF([.C607]=&quot;0&quot;;&quot;norm&quot;;IF([.C607]=&quot;I&quot;;&quot;min&quot;;IF([.C607]=&quot;X&quot;;&quot;folge&quot;;&quot;&quot;)))&amp;IF([.F607]=&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608])" office:value-type="string" office:string-value="--">
            <text:p>--</text:p>
          </table:table-cell>
          <table:table-cell office:value-type="string">
            <text:p>--</text:p>
          </table:table-cell>
          <table:table-cell/>
          <table:table-cell/>
          <table:table-cell table:formula="of:=IF([.C608]=&quot;0&quot;;&quot;norm&quot;;IF([.C608]=&quot;I&quot;;&quot;min&quot;;IF([.C608]=&quot;X&quot;;&quot;folge&quot;;&quot;&quot;)))&amp;IF([.F608]=&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609])" office:value-type="string" office:string-value="0">
            <text:p>0</text:p>
          </table:table-cell>
          <table:table-cell table:formula="of:=[2_3.BK14]" office:value-type="float" office:value="0">
            <text:p>0</text:p>
          </table:table-cell>
          <table:table-cell/>
          <table:table-cell/>
          <table:table-cell table:formula="of:=IF([.C609]=&quot;0&quot;;&quot;norm&quot;;IF([.C609]=&quot;I&quot;;&quot;min&quot;;IF([.C609]=&quot;X&quot;;&quot;folge&quot;;&quot;&quot;)))&amp;IF([.F60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0])" office:value-type="string" office:string-value="0">
            <text:p>0</text:p>
          </table:table-cell>
          <table:table-cell table:formula="of:=[2_3.BM14]" office:value-type="float" office:value="0">
            <text:p>0</text:p>
          </table:table-cell>
          <table:table-cell/>
          <table:table-cell/>
          <table:table-cell table:formula="of:=IF([.C610]=&quot;0&quot;;&quot;norm&quot;;IF([.C610]=&quot;I&quot;;&quot;min&quot;;IF([.C610]=&quot;X&quot;;&quot;folge&quot;;&quot;&quot;)))&amp;IF([.F610]=&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1])" office:value-type="string" office:string-value="0">
            <text:p>0</text:p>
          </table:table-cell>
          <table:table-cell table:formula="of:=[2_3.BQ14]" office:value-type="float" office:value="0">
            <text:p>0</text:p>
          </table:table-cell>
          <table:table-cell/>
          <table:table-cell/>
          <table:table-cell table:formula="of:=IF([.C611]=&quot;0&quot;;&quot;norm&quot;;IF([.C611]=&quot;I&quot;;&quot;min&quot;;IF([.C611]=&quot;X&quot;;&quot;folge&quot;;&quot;&quot;)))&amp;IF([.F61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2])" office:value-type="string" office:string-value="0">
            <text:p>0</text:p>
          </table:table-cell>
          <table:table-cell table:formula="of:=[2_3.BS14]" office:value-type="float" office:value="0">
            <text:p>0</text:p>
          </table:table-cell>
          <table:table-cell/>
          <table:table-cell/>
          <table:table-cell table:formula="of:=IF([.C612]=&quot;0&quot;;&quot;norm&quot;;IF([.C612]=&quot;I&quot;;&quot;min&quot;;IF([.C612]=&quot;X&quot;;&quot;folge&quot;;&quot;&quot;)))&amp;IF([.F61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3])" office:value-type="string" office:string-value="0">
            <text:p>0</text:p>
          </table:table-cell>
          <table:table-cell table:formula="of:=[2_3.BW14]" office:value-type="float" office:value="0">
            <text:p>0</text:p>
          </table:table-cell>
          <table:table-cell/>
          <table:table-cell/>
          <table:table-cell table:formula="of:=IF([.C613]=&quot;0&quot;;&quot;norm&quot;;IF([.C613]=&quot;I&quot;;&quot;min&quot;;IF([.C613]=&quot;X&quot;;&quot;folge&quot;;&quot;&quot;)))&amp;IF([.F613]=&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4])" office:value-type="string" office:string-value="0">
            <text:p>0</text:p>
          </table:table-cell>
          <table:table-cell table:formula="of:=[2_3.BY14]" office:value-type="float" office:value="0">
            <text:p>0</text:p>
          </table:table-cell>
          <table:table-cell/>
          <table:table-cell/>
          <table:table-cell table:formula="of:=IF([.C614]=&quot;0&quot;;&quot;norm&quot;;IF([.C614]=&quot;I&quot;;&quot;min&quot;;IF([.C614]=&quot;X&quot;;&quot;folge&quot;;&quot;&quot;)))&amp;IF([.F61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5])" office:value-type="string" office:string-value="0">
            <text:p>0</text:p>
          </table:table-cell>
          <table:table-cell table:formula="of:=[2_3.BK12]" office:value-type="float" office:value="0">
            <text:p>0</text:p>
          </table:table-cell>
          <table:table-cell/>
          <table:table-cell/>
          <table:table-cell table:formula="of:=IF([.C615]=&quot;0&quot;;&quot;norm&quot;;IF([.C615]=&quot;I&quot;;&quot;min&quot;;IF([.C615]=&quot;X&quot;;&quot;folge&quot;;&quot;&quot;)))&amp;IF([.F61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6])" office:value-type="string" office:string-value="0">
            <text:p>0</text:p>
          </table:table-cell>
          <table:table-cell table:formula="of:=[2_3.BM12]" office:value-type="float" office:value="0">
            <text:p>0</text:p>
          </table:table-cell>
          <table:table-cell/>
          <table:table-cell/>
          <table:table-cell table:formula="of:=IF([.C616]=&quot;0&quot;;&quot;norm&quot;;IF([.C616]=&quot;I&quot;;&quot;min&quot;;IF([.C616]=&quot;X&quot;;&quot;folge&quot;;&quot;&quot;)))&amp;IF([.F61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7])">
            <text:p/>
          </table:table-cell>
          <table:table-cell/>
          <table:table-cell table:number-columns-repeated="252"/>
        </table:table-row>
        <table:table-row table:style-name="ro1">
          <table:table-cell table:number-columns-repeated="2"/>
          <table:table-cell table:formula="of:=UPPER([.D618])" office:value-type="string" office:string-value="0">
            <text:p>0</text:p>
          </table:table-cell>
          <table:table-cell table:formula="of:=[2_3.BQ12]" office:value-type="float" office:value="0">
            <text:p>0</text:p>
          </table:table-cell>
          <table:table-cell/>
          <table:table-cell/>
          <table:table-cell table:formula="of:=IF([.C618]=&quot;0&quot;;&quot;norm&quot;;IF([.C618]=&quot;I&quot;;&quot;min&quot;;IF([.C618]=&quot;X&quot;;&quot;folge&quot;;&quot;&quot;)))&amp;IF([.F618]=&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19])" office:value-type="string" office:string-value="0">
            <text:p>0</text:p>
          </table:table-cell>
          <table:table-cell table:formula="of:=[2_3.BS12]" office:value-type="float" office:value="0">
            <text:p>0</text:p>
          </table:table-cell>
          <table:table-cell/>
          <table:table-cell/>
          <table:table-cell table:formula="of:=IF([.C619]=&quot;0&quot;;&quot;norm&quot;;IF([.C619]=&quot;I&quot;;&quot;min&quot;;IF([.C619]=&quot;X&quot;;&quot;folge&quot;;&quot;&quot;)))&amp;IF([.F619]=&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0])">
            <text:p/>
          </table:table-cell>
          <table:table-cell/>
          <table:table-cell table:number-columns-repeated="252"/>
        </table:table-row>
        <table:table-row table:style-name="ro1">
          <table:table-cell table:number-columns-repeated="2"/>
          <table:table-cell table:formula="of:=UPPER([.D621])" office:value-type="string" office:string-value="0">
            <text:p>0</text:p>
          </table:table-cell>
          <table:table-cell table:formula="of:=[2_3.BW12]" office:value-type="float" office:value="0">
            <text:p>0</text:p>
          </table:table-cell>
          <table:table-cell/>
          <table:table-cell/>
          <table:table-cell table:formula="of:=IF([.C621]=&quot;0&quot;;&quot;norm&quot;;IF([.C621]=&quot;I&quot;;&quot;min&quot;;IF([.C621]=&quot;X&quot;;&quot;folge&quot;;&quot;&quot;)))&amp;IF([.F62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2])" office:value-type="string" office:string-value="0">
            <text:p>0</text:p>
          </table:table-cell>
          <table:table-cell table:formula="of:=[2_3.BY12]" office:value-type="float" office:value="0">
            <text:p>0</text:p>
          </table:table-cell>
          <table:table-cell/>
          <table:table-cell/>
          <table:table-cell table:formula="of:=IF([.C622]=&quot;0&quot;;&quot;norm&quot;;IF([.C622]=&quot;I&quot;;&quot;min&quot;;IF([.C622]=&quot;X&quot;;&quot;folge&quot;;&quot;&quot;)))&amp;IF([.F622]=&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3])">
            <text:p/>
          </table:table-cell>
          <table:table-cell/>
          <table:table-cell table:number-columns-repeated="252"/>
        </table:table-row>
        <table:table-row table:style-name="ro1">
          <table:table-cell table:number-columns-repeated="2"/>
          <table:table-cell table:formula="of:=UPPER([.D624])" office:value-type="string" office:string-value="0">
            <text:p>0</text:p>
          </table:table-cell>
          <table:table-cell table:formula="of:=[2_3.BL10]" office:value-type="float" office:value="0">
            <text:p>0</text:p>
          </table:table-cell>
          <table:table-cell/>
          <table:table-cell/>
          <table:table-cell table:formula="of:=IF([.C624]=&quot;0&quot;;&quot;norm&quot;;IF([.C624]=&quot;I&quot;;&quot;min&quot;;IF([.C624]=&quot;X&quot;;&quot;folge&quot;;&quot;&quot;)))&amp;IF([.F624]=&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5])" office:value-type="string" office:string-value="0">
            <text:p>0</text:p>
          </table:table-cell>
          <table:table-cell table:formula="of:=[2_3.BR10]" office:value-type="float" office:value="0">
            <text:p>0</text:p>
          </table:table-cell>
          <table:table-cell/>
          <table:table-cell/>
          <table:table-cell table:formula="of:=IF([.C625]=&quot;0&quot;;&quot;norm&quot;;IF([.C625]=&quot;I&quot;;&quot;min&quot;;IF([.C625]=&quot;X&quot;;&quot;folge&quot;;&quot;&quot;)))&amp;IF([.F625]=&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6])" office:value-type="string" office:string-value="0">
            <text:p>0</text:p>
          </table:table-cell>
          <table:table-cell table:formula="of:=[2_3.BX10]" office:value-type="float" office:value="0">
            <text:p>0</text:p>
          </table:table-cell>
          <table:table-cell/>
          <table:table-cell/>
          <table:table-cell table:formula="of:=IF([.C626]=&quot;0&quot;;&quot;norm&quot;;IF([.C626]=&quot;I&quot;;&quot;min&quot;;IF([.C626]=&quot;X&quot;;&quot;folge&quot;;&quot;&quot;)))&amp;IF([.F626]=&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27])">
            <text:p/>
          </table:table-cell>
          <table:table-cell/>
          <table:table-cell table:number-columns-repeated="252"/>
        </table:table-row>
        <table:table-row table:style-name="ro1">
          <table:table-cell table:number-columns-repeated="2"/>
          <table:table-cell table:formula="of:=UPPER([.D628])">
            <text:p/>
          </table:table-cell>
          <table:table-cell/>
          <table:table-cell table:number-columns-repeated="252"/>
        </table:table-row>
        <table:table-row table:style-name="ro1">
          <table:table-cell table:number-columns-repeated="2"/>
          <table:table-cell table:formula="of:=UPPER([.D629])">
            <text:p/>
          </table:table-cell>
          <table:table-cell/>
          <table:table-cell table:number-columns-repeated="252"/>
        </table:table-row>
        <table:table-row table:style-name="ro1">
          <table:table-cell table:number-columns-repeated="2"/>
          <table:table-cell table:formula="of:=UPPER([.D630])">
            <text:p/>
          </table:table-cell>
          <table:table-cell/>
          <table:table-cell table:number-columns-repeated="252"/>
        </table:table-row>
        <table:table-row table:style-name="ro1">
          <table:table-cell table:number-columns-repeated="2"/>
          <table:table-cell table:formula="of:=UPPER([.D631])" office:value-type="string" office:string-value="0">
            <text:p>0</text:p>
          </table:table-cell>
          <table:table-cell table:formula="of:=[2_3.BR8]" office:value-type="float" office:value="0">
            <text:p>0</text:p>
          </table:table-cell>
          <table:table-cell/>
          <table:table-cell/>
          <table:table-cell table:formula="of:=IF([.C631]=&quot;0&quot;;&quot;norm&quot;;IF([.C631]=&quot;I&quot;;&quot;min&quot;;IF([.C631]=&quot;X&quot;;&quot;folge&quot;;&quot;&quot;)))&amp;IF([.F631]=&quot;X&quot;;&quot;sand&quot;;&quot;&quot;)&amp;&quot;state&quot;" office:value-type="string" office:string-value="normstate">
            <text:p>normstate</text:p>
          </table:table-cell>
          <table:table-cell table:number-columns-repeated="249"/>
        </table:table-row>
        <table:table-row table:style-name="ro1">
          <table:table-cell table:number-columns-repeated="2"/>
          <table:table-cell table:formula="of:=UPPER([.D632])" office:value-type="string" office:string-value="---">
            <text:p>---</text:p>
          </table:table-cell>
          <table:table-cell office:value-type="string">
            <text:p>---</text:p>
          </table:table-cell>
          <table:table-cell/>
          <table:table-cell/>
          <table:table-cell table:formula="of:=IF([.C632]=&quot;0&quot;;&quot;norm&quot;;IF([.C632]=&quot;I&quot;;&quot;min&quot;;IF([.C632]=&quot;X&quot;;&quot;folge&quot;;&quot;&quot;)))&amp;IF([.F632]=&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633])" office:value-type="string" office:string-value="---">
            <text:p>---</text:p>
          </table:table-cell>
          <table:table-cell office:value-type="string">
            <text:p>---</text:p>
          </table:table-cell>
          <table:table-cell/>
          <table:table-cell/>
          <table:table-cell table:formula="of:=IF([.C633]=&quot;0&quot;;&quot;norm&quot;;IF([.C633]=&quot;I&quot;;&quot;min&quot;;IF([.C633]=&quot;X&quot;;&quot;folge&quot;;&quot;&quot;)))&amp;IF([.F633]=&quot;X&quot;;&quot;sand&quot;;&quot;&quot;)&amp;&quot;state&quot;" office:value-type="string" office:string-value="state">
            <text:p>state</text:p>
          </table:table-cell>
          <table:table-cell table:number-columns-repeated="249"/>
        </table:table-row>
        <table:table-row table:style-name="ro1">
          <table:table-cell table:number-columns-repeated="2"/>
          <table:table-cell table:formula="of:=UPPER([.D634])">
            <text:p/>
          </table:table-cell>
          <table:table-cell/>
          <table:table-cell table:number-columns-repeated="252"/>
        </table:table-row>
        <table:table-row table:style-name="ro1">
          <table:table-cell table:number-columns-repeated="2"/>
          <table:table-cell table:formula="of:=UPPER([.D635])">
            <text:p/>
          </table:table-cell>
          <table:table-cell/>
          <table:table-cell table:number-columns-repeated="252"/>
        </table:table-row>
        <table:table-row table:style-name="ro1">
          <table:table-cell table:number-columns-repeated="2"/>
          <table:table-cell table:formula="of:=UPPER([.D636])">
            <text:p/>
          </table:table-cell>
          <table:table-cell/>
          <table:table-cell table:number-columns-repeated="252"/>
        </table:table-row>
        <table:table-row table:style-name="ro1">
          <table:table-cell table:number-columns-repeated="2"/>
          <table:table-cell table:formula="of:=UPPER([.D637])">
            <text:p/>
          </table:table-cell>
          <table:table-cell/>
          <table:table-cell table:number-columns-repeated="252"/>
        </table:table-row>
        <table:table-row table:style-name="ro1">
          <table:table-cell table:number-columns-repeated="2"/>
          <table:table-cell table:formula="of:=UPPER([.D638])">
            <text:p/>
          </table:table-cell>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3"/>
          <table:table-cell office:value-type="string">
            <text:p>---</text:p>
          </table:table-cell>
          <table:table-cell table:number-columns-repeated="252"/>
        </table:table-row>
        <table:table-row table:style-name="ro1">
          <table:table-cell table:number-columns-repeated="2"/>
          <table:table-cell table:formula="of:=UPPER([.D641])" office:value-type="string" office:string-value="0">
            <text:p>0</text:p>
          </table:table-cell>
          <table:table-cell table:formula="of:=[2_3.AP5]" office:value-type="float" office:value="0">
            <text:p>0</text:p>
          </table:table-cell>
          <table:table-cell/>
          <table:table-cell/>
          <table:table-cell table:formula="of:=IF([.C641]=&quot;0&quot;;&quot;norm&quot;;IF([.C641]=&quot;I&quot;;&quot;min&quot;;IF([.C641]=&quot;X&quot;;&quot;folge&quot;;&quot;&quot;)))&amp;IF([.F641]=&quot;X&quot;;&quot;sand&quot;;&quot;&quot;)&amp;&quot;state&quot;" office:value-type="string" office:string-value="normstate">
            <text:p>normstate</text:p>
          </table:table-cell>
          <table:table-cell table:number-columns-repeated="249"/>
        </table:table-row>
        <table:table-row table:style-name="ro1">
          <table:table-cell table:number-columns-repeated="3"/>
          <table:table-cell office:value-type="string">
            <text:p>--------------</text:p>
          </table:table-cell>
          <table:table-cell table:number-columns-repeated="252"/>
        </table:table-row>
      </table:table>
      <table:database-ranges>
        <table:database-range table:target-range-address="1Einstellungen_Deckblatt.A39:1Einstellungen_Deckblatt.IV4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zxx" style:country-asian="none" style:font-size-complex="24pt"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EHLER" style:family="table-cell" style:parent-style-name="Default">
      <style:table-cell-properties fo:background-color="#ff6633"/>
    </style:style>
  </office:styles>
  <office:automatic-styles>
    <style:page-layout style:name="Mpm1">
      <style:page-layout-properties style:shadow="none" fo:background-color="transparent" style:scale-to-X="1"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1">11.01.2009</text:date>, <text:time>12:59: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imon J. Schilling</meta:initial-creator>
    <meta:creation-date>2008-10-01T23:19:25</meta:creation-date>
    <dc:creator>Simon J. Schilling</dc:creator>
    <dc:date>2009-01-11T12:59:15</dc:date>
    <meta:editing-cycles>125</meta:editing-cycles>
    <meta:editing-duration>PT107H50M58S</meta:editing-duration>
    <meta:document-statistic meta:table-count="9" meta:cell-count="10228" meta:object-count="13"/>
    <meta:user-defined meta:name="Info 1"/>
    <meta:user-defined meta:name="Info 2"/>
    <meta:user-defined meta:name="Info 3"/>
    <meta:user-defined meta:name="Info 4"/>
  </office:meta>
</office:document-meta>
</file>

<file path=Basic/Standard/InterneFunktionen.xml><?xml version="1.0" encoding="utf-8"?>
<!DOCTYPE module  PUBLIC '-//OpenOffice.org//DTD OfficeDocument 1.0//EN'  'module.dtd'>
<script:module xmlns:script="http://openoffice.org/2000/script" script:name="InterneFunktionen" script:language="StarBasic">REM  *****  BASIC  *****

rem ####################################################################################################################

sub Reset22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T$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H$10"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P$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X$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N$12"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P$12"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V$12"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X$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D$12"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F$12"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H$12"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F$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H$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J$14"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N$14"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P$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R$14"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V$14"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X$14"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Z$14"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AD$14"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AF$14"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AH$14"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AJ$14"

dispatcher.executeDispatch(document, ".uno:GoToCell", "", 0, args51())



rem ----------------------------------------------------------------------
args50(0).Name = "StringName"
args50(0).Value = "0"
dispatcher.executeDispatch(document, ".uno:EnterString", "", 0, args50())
end sub



rem ####################################################################################################################

sub KopierenErgebnis


rem ----------------------------------------------------------------------
rem define variables
dim document   as object
dim dispatcher as object
rem ----------------------------------------------------------------------
rem get access to the document
document   = ThisComponent.CurrentController.Frame
dispatcher = createUnoService("com.sun.star.frame.DispatchHelper")

rem ----------------------------------------------------------------------
dispatcher.executeDispatch(document, ".uno:CreateControl", "", 0, Array())

rem ----------------------------------------------------------------------
dim args2(0) as new com.sun.star.beans.PropertyValue
args2(0).Name = "ToPoint"
args2(0).Value = "$D$42"

dispatcher.executeDispatch(document, ".uno:GoToCell", "", 0, args2())

rem ----------------------------------------------------------------------
dispatcher.executeDispatch(document, ".uno:Copy", "", 0, Array())


end sub

rem ####################################################################################################################

sub Reset21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10"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K$12"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M$12"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K$14"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M$14"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O$14"

dispatcher.executeDispatch(document, ".uno:GoToCell", "", 0, args11())

rem ----------------------------------------------------------------------
dim args12(0) as new com.sun.star.beans.PropertyValue
args12(0).Name = "StringName"
args12(0).Value = "0"

dispatcher.executeDispatch(document, ".uno:EnterString", "", 0, args12())

rem ----------------------------------------------------------------------
dispatcher.executeDispatch(document, ".uno:JumpToNextCell", "", 0, Array())


end sub

rem ####################################################################################################################

sub Reset2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10"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L$12"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N$12"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L$14"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N$14"

dispatcher.executeDispatch(document, ".uno:GoToCell", "", 0, args9())

rem ----------------------------------------------------------------------
dim args10(0) as new com.sun.star.beans.PropertyValue
args10(0).Name = "StringName"
args10(0).Value = "0"

dispatcher.executeDispatch(document, ".uno:EnterString", "", 0, args10())

rem ----------------------------------------------------------------------
dispatcher.executeDispatch(document, ".uno:JumpToNextCell", "", 0, Array())


end sub

rem ####################################################################################################################

sub Reset2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M$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G$10"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M$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S$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L$12"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N$12"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R$12"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T$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F$14"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H$14"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L$14"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N$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R$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T$14"

dispatcher.executeDispatch(document, ".uno:GoToCell", "", 0, args31())

rem ----------------------------------------------------------------------
dim args32(0) as new com.sun.star.beans.PropertyValue
args32(0).Name = "StringName"
args32(0).Value = "0"

dispatcher.executeDispatch(document, ".uno:EnterString", "", 0, args32())

rem ----------------------------------------------------------------------
dispatcher.executeDispatch(document, ".uno:JumpToNextCell", "", 0, Array())


end sub

rem ####################################################################################################################

sub GotoTabelleX

Dim Wohin1 As String
Dim Wohin2 As String
 
Wohin1 = ThisComponent.Sheets.getByName("4Hilfswerte").getCellRangeByName("L4").String
Wohin2 = ThisComponent.Sheets.getByName(Wohin1).getCellRangeByName("A1").String
ThisComponent.CurrentController.select(ThisComponent.Sheets.getByName(Wohin1).getCellRangeByName(Wohin2))

end sub

rem ####################################################################################################################

sub GotoTabelle1

ThisComponent.CurrentController.select(ThisComponent.Sheets.getByName( "1Einstellungen_Deckblatt").getCellRangeByName("D42"))

end sub

rem ####################################################################################################################




sub Reset23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U$5"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T$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BC$8"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H$10"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F$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H$12"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F$14"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H$14"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J$14"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N$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N$14"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P$10"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P$12"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P$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R$14"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X$10"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V$12"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V$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W$12"

dispatcher.executeDispatch(document, ".uno:GoToCell", "", 0, args37())

rem ----------------------------------------------------------------------
dim args38(0) as new com.sun.star.beans.PropertyValue
args38(0).Name = "ToPoint"
args38(0).Value = "$X$12"

dispatcher.executeDispatch(document, ".uno:GoToCell", "", 0, args38())

rem ----------------------------------------------------------------------
dim args39(0) as new com.sun.star.beans.PropertyValue
args39(0).Name = "StringName"
args39(0).Value = "0"

dispatcher.executeDispatch(document, ".uno:EnterString", "", 0, args39())

rem ----------------------------------------------------------------------
dim args40(0) as new com.sun.star.beans.PropertyValue
args40(0).Name = "ToPoint"
args40(0).Value = "$X$14"

dispatcher.executeDispatch(document, ".uno:GoToCell", "", 0, args40())

rem ----------------------------------------------------------------------
dim args41(0) as new com.sun.star.beans.PropertyValue
args41(0).Name = "StringName"
args41(0).Value = "0"

dispatcher.executeDispatch(document, ".uno:EnterString", "", 0, args41())

rem ----------------------------------------------------------------------
dim args42(0) as new com.sun.star.beans.PropertyValue
args42(0).Name = "ToPoint"
args42(0).Value = "$Z$14"

dispatcher.executeDispatch(document, ".uno:GoToCell", "", 0, args42())

rem ----------------------------------------------------------------------
dim args43(0) as new com.sun.star.beans.PropertyValue
args43(0).Name = "StringName"
args43(0).Value = "0"

dispatcher.executeDispatch(document, ".uno:EnterString", "", 0, args43())

rem ----------------------------------------------------------------------
dim args44(0) as new com.sun.star.beans.PropertyValue
args44(0).Name = "ToPoint"
args44(0).Value = "$AD$12"

dispatcher.executeDispatch(document, ".uno:GoToCell", "", 0, args44())

rem ----------------------------------------------------------------------
dim args45(0) as new com.sun.star.beans.PropertyValue
args45(0).Name = "StringName"
args45(0).Value = "0"

dispatcher.executeDispatch(document, ".uno:EnterString", "", 0, args45())

rem ----------------------------------------------------------------------
dim args46(0) as new com.sun.star.beans.PropertyValue
args46(0).Name = "ToPoint"
args46(0).Value = "$AD$14"

dispatcher.executeDispatch(document, ".uno:GoToCell", "", 0, args46())

rem ----------------------------------------------------------------------
dim args47(0) as new com.sun.star.beans.PropertyValue
args47(0).Name = "StringName"
args47(0).Value = "0"

dispatcher.executeDispatch(document, ".uno:EnterString", "", 0, args47())

rem ----------------------------------------------------------------------
dim args48(0) as new com.sun.star.beans.PropertyValue
args48(0).Name = "ToPoint"
args48(0).Value = "$AF$12"

dispatcher.executeDispatch(document, ".uno:GoToCell", "", 0, args48())

rem ----------------------------------------------------------------------
dim args49(0) as new com.sun.star.beans.PropertyValue
args49(0).Name = "StringName"
args49(0).Value = "0"

dispatcher.executeDispatch(document, ".uno:EnterString", "", 0, args49())

rem ----------------------------------------------------------------------
dim args50(0) as new com.sun.star.beans.PropertyValue
args50(0).Name = "ToPoint"
args50(0).Value = "$AF$14"

dispatcher.executeDispatch(document, ".uno:GoToCell", "", 0, args50())

rem ----------------------------------------------------------------------
dim args51(0) as new com.sun.star.beans.PropertyValue
args51(0).Name = "StringName"
args51(0).Value = "0"

dispatcher.executeDispatch(document, ".uno:EnterString", "", 0, args51())

rem ----------------------------------------------------------------------
dim args52(0) as new com.sun.star.beans.PropertyValue
args52(0).Name = "ToPoint"
args52(0).Value = "$AH$12"

dispatcher.executeDispatch(document, ".uno:GoToCell", "", 0, args52())

rem ----------------------------------------------------------------------
dim args53(0) as new com.sun.star.beans.PropertyValue
args53(0).Name = "StringName"
args53(0).Value = "0"

dispatcher.executeDispatch(document, ".uno:EnterString", "", 0, args53())

rem ----------------------------------------------------------------------
dim args54(0) as new com.sun.star.beans.PropertyValue
args54(0).Name = "ToPoint"
args54(0).Value = "$AH$14"

dispatcher.executeDispatch(document, ".uno:GoToCell", "", 0, args54())

rem ----------------------------------------------------------------------
dim args55(0) as new com.sun.star.beans.PropertyValue
args55(0).Name = "StringName"
args55(0).Value = "0"

dispatcher.executeDispatch(document, ".uno:EnterString", "", 0, args55())

rem ----------------------------------------------------------------------
dim args56(0) as new com.sun.star.beans.PropertyValue
args56(0).Name = "ToPoint"
args56(0).Value = "$AJ$14"

dispatcher.executeDispatch(document, ".uno:GoToCell", "", 0, args56())

dispatcher.executeDispatch(document, ".uno:EnterString", "", 0, args55())


Reset23S2
Reset23S3



end sub

rem ####################################################################################################################
rem ####################################################################################################################
rem ####################################################################################################################

sub Reset23S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T$8"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BC$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AQ$10"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AO$12"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AQ$12"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AO$14"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AQ$14"

dispatcher.executeDispatch(document, ".uno:GoToCell", "", 0, args13())

rem ----------------------------------------------------------------------
dim args14(0) as new com.sun.star.beans.PropertyValue
args14(0).Name = "StringName"
args14(0).Value = "0"

dispatcher.executeDispatch(document, ".uno:EnterString", "", 0, args14())

rem ----------------------------------------------------------------------
dim args15(0) as new com.sun.star.beans.PropertyValue
args15(0).Name = "ToPoint"
args15(0).Value = "$AS$14"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AY$10"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AW$12"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Y$12"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W$14"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Y$14"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BA$14"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BG$10"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BE$12"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BG$12"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BE$14"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BG$14"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BI$14"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BG$14"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BM$12"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BO$12"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BQ$12"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BM$14"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BO$14"

dispatcher.executeDispatch(document, ".uno:GoToCell", "", 0, args51())

rem ----------------------------------------------------------------------
dim args52(0) as new com.sun.star.beans.PropertyValue
args52(0).Name = "StringName"
args52(0).Value = "0"

dispatcher.executeDispatch(document, ".uno:EnterString", "", 0, args52())

rem ----------------------------------------------------------------------
dim args53(0) as new com.sun.star.beans.PropertyValue
args53(0).Name = "ToPoint"
args53(0).Value = "$BQ$14"

dispatcher.executeDispatch(document, ".uno:GoToCell", "", 0, args53())

rem ----------------------------------------------------------------------
dim args54(0) as new com.sun.star.beans.PropertyValue
args54(0).Name = "StringName"
args54(0).Value = "0"

dispatcher.executeDispatch(document, ".uno:EnterString", "", 0, args54())

rem ----------------------------------------------------------------------
dim args55(0) as new com.sun.star.beans.PropertyValue
args55(0).Name = "ToPoint"
args55(0).Value = "$BS$14"

dispatcher.executeDispatch(document, ".uno:GoToCell", "", 0, args55())

dispatcher.executeDispatch(document, ".uno:EnterString", "", 0, args54())
end sub

rem ####################################################################################################################
rem ####################################################################################################################
rem ####################################################################################################################


sub Reset23S3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CL$8"

dispatcher.executeDispatch(document, ".uno:GoToCell", "", 0, args1())

rem ----------------------------------------------------------------------
dim args2(0) as new com.sun.star.beans.PropertyValue
args2(0).Name = "ToPoint"
args2(0).Value = "$BZ$10"

dispatcher.executeDispatch(document, ".uno:GoToCell", "", 0, args2())

rem ----------------------------------------------------------------------
dim args3(0) as new com.sun.star.beans.PropertyValue
args3(0).Name = "StringName"
args3(0).Value = "0"

dispatcher.executeDispatch(document, ".uno:EnterString", "", 0, args3())

rem ----------------------------------------------------------------------
dim args4(0) as new com.sun.star.beans.PropertyValue
args4(0).Name = "ToPoint"
args4(0).Value = "$CH$10"

dispatcher.executeDispatch(document, ".uno:GoToCell", "", 0, args4())

rem ----------------------------------------------------------------------
dim args5(0) as new com.sun.star.beans.PropertyValue
args5(0).Name = "StringName"
args5(0).Value = "0"

dispatcher.executeDispatch(document, ".uno:EnterString", "", 0, args5())

rem ----------------------------------------------------------------------
dim args6(0) as new com.sun.star.beans.PropertyValue
args6(0).Name = "ToPoint"
args6(0).Value = "$CP$10"

dispatcher.executeDispatch(document, ".uno:GoToCell", "", 0, args6())

rem ----------------------------------------------------------------------
dim args7(0) as new com.sun.star.beans.PropertyValue
args7(0).Name = "StringName"
args7(0).Value = "0"

dispatcher.executeDispatch(document, ".uno:EnterString", "", 0, args7())

rem ----------------------------------------------------------------------
dim args8(0) as new com.sun.star.beans.PropertyValue
args8(0).Name = "ToPoint"
args8(0).Value = "$BX$12"

dispatcher.executeDispatch(document, ".uno:GoToCell", "", 0, args8())

rem ----------------------------------------------------------------------
dim args9(0) as new com.sun.star.beans.PropertyValue
args9(0).Name = "StringName"
args9(0).Value = "0"

dispatcher.executeDispatch(document, ".uno:EnterString", "", 0, args9())

rem ----------------------------------------------------------------------
dim args10(0) as new com.sun.star.beans.PropertyValue
args10(0).Name = "ToPoint"
args10(0).Value = "$BZ$12"

dispatcher.executeDispatch(document, ".uno:GoToCell", "", 0, args10())

rem ----------------------------------------------------------------------
dim args11(0) as new com.sun.star.beans.PropertyValue
args11(0).Name = "StringName"
args11(0).Value = "0"

dispatcher.executeDispatch(document, ".uno:EnterString", "", 0, args11())

rem ----------------------------------------------------------------------
dim args12(0) as new com.sun.star.beans.PropertyValue
args12(0).Name = "ToPoint"
args12(0).Value = "$BX$14"

dispatcher.executeDispatch(document, ".uno:GoToCell", "", 0, args12())

rem ----------------------------------------------------------------------
dim args13(0) as new com.sun.star.beans.PropertyValue
args13(0).Name = "StringName"
args13(0).Value = "0"

dispatcher.executeDispatch(document, ".uno:EnterString", "", 0, args13())

rem ----------------------------------------------------------------------
dim args14(0) as new com.sun.star.beans.PropertyValue
args14(0).Name = "ToPoint"
args14(0).Value = "$BZ$14"

dispatcher.executeDispatch(document, ".uno:GoToCell", "", 0, args14())

rem ----------------------------------------------------------------------
dim args15(0) as new com.sun.star.beans.PropertyValue
args15(0).Name = "StringName"
args15(0).Value = "0"

dispatcher.executeDispatch(document, ".uno:EnterString", "", 0, args15())

rem ----------------------------------------------------------------------
dim args16(0) as new com.sun.star.beans.PropertyValue
args16(0).Name = "ToPoint"
args16(0).Value = "$CB$14"

dispatcher.executeDispatch(document, ".uno:GoToCell", "", 0, args16())

rem ----------------------------------------------------------------------
dim args17(0) as new com.sun.star.beans.PropertyValue
args17(0).Name = "StringName"
args17(0).Value = "0"

dispatcher.executeDispatch(document, ".uno:EnterString", "", 0, args17())

rem ----------------------------------------------------------------------
dim args18(0) as new com.sun.star.beans.PropertyValue
args18(0).Name = "ToPoint"
args18(0).Value = "$CF$12"

dispatcher.executeDispatch(document, ".uno:GoToCell", "", 0, args18())

rem ----------------------------------------------------------------------
dim args19(0) as new com.sun.star.beans.PropertyValue
args19(0).Name = "StringName"
args19(0).Value = "0"

dispatcher.executeDispatch(document, ".uno:EnterString", "", 0, args19())

rem ----------------------------------------------------------------------
dim args20(0) as new com.sun.star.beans.PropertyValue
args20(0).Name = "ToPoint"
args20(0).Value = "$CH$12"

dispatcher.executeDispatch(document, ".uno:GoToCell", "", 0, args20())

rem ----------------------------------------------------------------------
dim args21(0) as new com.sun.star.beans.PropertyValue
args21(0).Name = "StringName"
args21(0).Value = "0"

dispatcher.executeDispatch(document, ".uno:EnterString", "", 0, args21())

rem ----------------------------------------------------------------------
dim args22(0) as new com.sun.star.beans.PropertyValue
args22(0).Name = "ToPoint"
args22(0).Value = "$CF$14"

dispatcher.executeDispatch(document, ".uno:GoToCell", "", 0, args22())

rem ----------------------------------------------------------------------
dim args23(0) as new com.sun.star.beans.PropertyValue
args23(0).Name = "StringName"
args23(0).Value = "0"

dispatcher.executeDispatch(document, ".uno:EnterString", "", 0, args23())

rem ----------------------------------------------------------------------
dim args24(0) as new com.sun.star.beans.PropertyValue
args24(0).Name = "ToPoint"
args24(0).Value = "$CH$14"

dispatcher.executeDispatch(document, ".uno:GoToCell", "", 0, args24())

rem ----------------------------------------------------------------------
dim args25(0) as new com.sun.star.beans.PropertyValue
args25(0).Name = "StringName"
args25(0).Value = "0"

dispatcher.executeDispatch(document, ".uno:EnterString", "", 0, args25())

rem ----------------------------------------------------------------------
dim args26(0) as new com.sun.star.beans.PropertyValue
args26(0).Name = "ToPoint"
args26(0).Value = "$CJ$14"

dispatcher.executeDispatch(document, ".uno:GoToCell", "", 0, args26())

rem ----------------------------------------------------------------------
dim args27(0) as new com.sun.star.beans.PropertyValue
args27(0).Name = "StringName"
args27(0).Value = "0"

dispatcher.executeDispatch(document, ".uno:EnterString", "", 0, args27())

rem ----------------------------------------------------------------------
dim args28(0) as new com.sun.star.beans.PropertyValue
args28(0).Name = "ToPoint"
args28(0).Value = "$CN$12"

dispatcher.executeDispatch(document, ".uno:GoToCell", "", 0, args28())

rem ----------------------------------------------------------------------
dim args29(0) as new com.sun.star.beans.PropertyValue
args29(0).Name = "StringName"
args29(0).Value = "0"

dispatcher.executeDispatch(document, ".uno:EnterString", "", 0, args29())

rem ----------------------------------------------------------------------
dim args30(0) as new com.sun.star.beans.PropertyValue
args30(0).Name = "ToPoint"
args30(0).Value = "$CP$12"

dispatcher.executeDispatch(document, ".uno:GoToCell", "", 0, args30())

rem ----------------------------------------------------------------------
dim args31(0) as new com.sun.star.beans.PropertyValue
args31(0).Name = "StringName"
args31(0).Value = "0"

dispatcher.executeDispatch(document, ".uno:EnterString", "", 0, args31())

rem ----------------------------------------------------------------------
dim args32(0) as new com.sun.star.beans.PropertyValue
args32(0).Name = "ToPoint"
args32(0).Value = "$CN$14"

dispatcher.executeDispatch(document, ".uno:GoToCell", "", 0, args32())

rem ----------------------------------------------------------------------
dim args33(0) as new com.sun.star.beans.PropertyValue
args33(0).Name = "StringName"
args33(0).Value = "0"

dispatcher.executeDispatch(document, ".uno:EnterString", "", 0, args33())

rem ----------------------------------------------------------------------
dim args34(0) as new com.sun.star.beans.PropertyValue
args34(0).Name = "ToPoint"
args34(0).Value = "$CP$14"

dispatcher.executeDispatch(document, ".uno:GoToCell", "", 0, args34())

rem ----------------------------------------------------------------------
dim args35(0) as new com.sun.star.beans.PropertyValue
args35(0).Name = "StringName"
args35(0).Value = "0"

dispatcher.executeDispatch(document, ".uno:EnterString", "", 0, args35())

rem ----------------------------------------------------------------------
dim args36(0) as new com.sun.star.beans.PropertyValue
args36(0).Name = "ToPoint"
args36(0).Value = "$CR$14"

dispatcher.executeDispatch(document, ".uno:GoToCell", "", 0, args36())

rem ----------------------------------------------------------------------
dim args37(0) as new com.sun.star.beans.PropertyValue
args37(0).Name = "StringName"
args37(0).Value = "0"

dispatcher.executeDispatch(document, ".uno:EnterString", "", 0, args37())

rem ----------------------------------------------------------------------
dim args38(0) as new com.sun.star.beans.PropertyValue
args38(0).Name = "ToPoint"
args38(0).Value = "$CV$12"

dispatcher.executeDispatch(document, ".uno:GoToCell", "", 0, args38())

rem ----------------------------------------------------------------------
dim args39(0) as new com.sun.star.beans.PropertyValue
args39(0).Name = "StringName"
args39(0).Value = "0"

dispatcher.executeDispatch(document, ".uno:EnterString", "", 0, args39())

rem ----------------------------------------------------------------------
dim args40(0) as new com.sun.star.beans.PropertyValue
args40(0).Name = "ToPoint"
args40(0).Value = "$CX$12"

dispatcher.executeDispatch(document, ".uno:GoToCell", "", 0, args40())

rem ----------------------------------------------------------------------
dim args41(0) as new com.sun.star.beans.PropertyValue
args41(0).Name = "StringName"
args41(0).Value = "0"

dispatcher.executeDispatch(document, ".uno:EnterString", "", 0, args41())

rem ----------------------------------------------------------------------
dim args42(0) as new com.sun.star.beans.PropertyValue
args42(0).Name = "ToPoint"
args42(0).Value = "$CZ$12"

dispatcher.executeDispatch(document, ".uno:GoToCell", "", 0, args42())

rem ----------------------------------------------------------------------
dim args43(0) as new com.sun.star.beans.PropertyValue
args43(0).Name = "StringName"
args43(0).Value = "0"

dispatcher.executeDispatch(document, ".uno:EnterString", "", 0, args43())

rem ----------------------------------------------------------------------
dim args44(0) as new com.sun.star.beans.PropertyValue
args44(0).Name = "ToPoint"
args44(0).Value = "$CV$14"

dispatcher.executeDispatch(document, ".uno:GoToCell", "", 0, args44())

rem ----------------------------------------------------------------------
dim args45(0) as new com.sun.star.beans.PropertyValue
args45(0).Name = "StringName"
args45(0).Value = "0"

dispatcher.executeDispatch(document, ".uno:EnterString", "", 0, args45())

rem ----------------------------------------------------------------------
dim args46(0) as new com.sun.star.beans.PropertyValue
args46(0).Name = "ToPoint"
args46(0).Value = "$CX$14"

dispatcher.executeDispatch(document, ".uno:GoToCell", "", 0, args46())

rem ----------------------------------------------------------------------
dim args47(0) as new com.sun.star.beans.PropertyValue
args47(0).Name = "StringName"
args47(0).Value = "0"

dispatcher.executeDispatch(document, ".uno:EnterString", "", 0, args47())

rem ----------------------------------------------------------------------
dim args48(0) as new com.sun.star.beans.PropertyValue
args48(0).Name = "ToPoint"
args48(0).Value = "$CZ$14"

dispatcher.executeDispatch(document, ".uno:GoToCell", "", 0, args48())

rem ----------------------------------------------------------------------
dim args49(0) as new com.sun.star.beans.PropertyValue
args49(0).Name = "StringName"
args49(0).Value = "0"

dispatcher.executeDispatch(document, ".uno:EnterString", "", 0, args49())

rem ----------------------------------------------------------------------
dim args50(0) as new com.sun.star.beans.PropertyValue
args50(0).Name = "ToPoint"
args50(0).Value = "$DB$14"

dispatcher.executeDispatch(document, ".uno:GoToCell", "", 0, args50())

rem ----------------------------------------------------------------------
dim args51(0) as new com.sun.star.beans.PropertyValue
args51(0).Name = "StringName"
args51(0).Value = "0"

dispatcher.executeDispatch(document, ".uno:EnterString", "", 0, args51())

rem ----------------------------------------------------------------------
dim args52(0) as new com.sun.star.beans.PropertyValue
args52(0).Name = "ToPoint"
args52(0).Value = "$DI$10"

dispatcher.executeDispatch(document, ".uno:GoToCell", "", 0, args52())

rem ----------------------------------------------------------------------
dim args53(0) as new com.sun.star.beans.PropertyValue
args53(0).Name = "StringName"
args53(0).Value = "0"

dispatcher.executeDispatch(document, ".uno:EnterString", "", 0, args53())

rem ----------------------------------------------------------------------
dim args54(0) as new com.sun.star.beans.PropertyValue
args54(0).Name = "ToPoint"
args54(0).Value = "$DG$12"

dispatcher.executeDispatch(document, ".uno:GoToCell", "", 0, args54())

rem ----------------------------------------------------------------------
dim args55(0) as new com.sun.star.beans.PropertyValue
args55(0).Name = "StringName"
args55(0).Value = "0"

dispatcher.executeDispatch(document, ".uno:EnterString", "", 0, args55())

rem ----------------------------------------------------------------------
dim args56(0) as new com.sun.star.beans.PropertyValue
args56(0).Name = "ToPoint"
args56(0).Value = "$DI$12"

dispatcher.executeDispatch(document, ".uno:GoToCell", "", 0, args56())

rem ----------------------------------------------------------------------
dim args57(0) as new com.sun.star.beans.PropertyValue
args57(0).Name = "StringName"
args57(0).Value = "0"

dispatcher.executeDispatch(document, ".uno:EnterString", "", 0, args57())

rem ----------------------------------------------------------------------
dim args58(0) as new com.sun.star.beans.PropertyValue
args58(0).Name = "ToPoint"
args58(0).Value = "$DG$14"

dispatcher.executeDispatch(document, ".uno:GoToCell", "", 0, args58())

rem ----------------------------------------------------------------------
dim args59(0) as new com.sun.star.beans.PropertyValue
args59(0).Name = "StringName"
args59(0).Value = "0"

dispatcher.executeDispatch(document, ".uno:EnterString", "", 0, args59())

rem ----------------------------------------------------------------------
dim args60(0) as new com.sun.star.beans.PropertyValue
args60(0).Name = "ToPoint"
args60(0).Value = "$DI$14"

dispatcher.executeDispatch(document, ".uno:GoToCell", "", 0, args60())

rem ----------------------------------------------------------------------
dim args61(0) as new com.sun.star.beans.PropertyValue
args61(0).Name = "StringName"
args61(0).Value = "0"

dispatcher.executeDispatch(document, ".uno:EnterString", "", 0, args61())

rem ----------------------------------------------------------------------
dim args62(0) as new com.sun.star.beans.PropertyValue
args62(0).Name = "ToPoint"
args62(0).Value = "$DK$14"

dispatcher.executeDispatch(document, ".uno:GoToCell", "", 0, args62())

rem ----------------------------------------------------------------------
dim args63(0) as new com.sun.star.beans.PropertyValue
args63(0).Name = "StringName"
args63(0).Value = "0"

dispatcher.executeDispatch(document, ".uno:EnterString", "", 0, args63())

rem ----------------------------------------------------------------------
dim args64(0) as new com.sun.star.beans.PropertyValue
args64(0).Name = "ToPoint"
args64(0).Value = "$DQ$10"

dispatcher.executeDispatch(document, ".uno:GoToCell", "", 0, args64())

rem ----------------------------------------------------------------------
dim args65(0) as new com.sun.star.beans.PropertyValue
args65(0).Name = "StringName"
args65(0).Value = "0"

dispatcher.executeDispatch(document, ".uno:EnterString", "", 0, args65())

rem ----------------------------------------------------------------------
dim args66(0) as new com.sun.star.beans.PropertyValue
args66(0).Name = "ToPoint"
args66(0).Value = "$DO$12"

dispatcher.executeDispatch(document, ".uno:GoToCell", "", 0, args66())

rem ----------------------------------------------------------------------
dim args67(0) as new com.sun.star.beans.PropertyValue
args67(0).Name = "StringName"
args67(0).Value = "0"

dispatcher.executeDispatch(document, ".uno:EnterString", "", 0, args67())

rem ----------------------------------------------------------------------
dim args68(0) as new com.sun.star.beans.PropertyValue
args68(0).Name = "ToPoint"
args68(0).Value = "$DQ$12"

dispatcher.executeDispatch(document, ".uno:GoToCell", "", 0, args68())

rem ----------------------------------------------------------------------
dim args69(0) as new com.sun.star.beans.PropertyValue
args69(0).Name = "StringName"
args69(0).Value = "0"

dispatcher.executeDispatch(document, ".uno:EnterString", "", 0, args69())

rem ----------------------------------------------------------------------
dim args70(0) as new com.sun.star.beans.PropertyValue
args70(0).Name = "ToPoint"
args70(0).Value = "$DO$14"

dispatcher.executeDispatch(document, ".uno:GoToCell", "", 0, args70())

rem ----------------------------------------------------------------------
dim args71(0) as new com.sun.star.beans.PropertyValue
args71(0).Name = "StringName"
args71(0).Value = "0"

dispatcher.executeDispatch(document, ".uno:EnterString", "", 0, args71())

rem ----------------------------------------------------------------------
dim args72(0) as new com.sun.star.beans.PropertyValue
args72(0).Name = "ToPoint"
args72(0).Value = "$DQ$14"

dispatcher.executeDispatch(document, ".uno:GoToCell", "", 0, args72())

rem ----------------------------------------------------------------------
dim args73(0) as new com.sun.star.beans.PropertyValue
args73(0).Name = "StringName"
args73(0).Value = "0"

dispatcher.executeDispatch(document, ".uno:EnterString", "", 0, args73())

rem ----------------------------------------------------------------------
dim args74(0) as new com.sun.star.beans.PropertyValue
args74(0).Name = "ToPoint"
args74(0).Value = "$DS$14"

dispatcher.executeDispatch(document, ".uno:GoToCell", "", 0, args74())

rem ----------------------------------------------------------------------
dim args75(0) as new com.sun.star.beans.PropertyValue
args75(0).Name = "StringName"
args75(0).Value = "0"

dispatcher.executeDispatch(document, ".uno:EnterString", "", 0, args75())

rem ----------------------------------------------------------------------
dim args76(0) as new com.sun.star.beans.PropertyValue
args76(0).Name = "ToPoint"
args76(0).Value = "$DU$8"

dispatcher.executeDispatch(document, ".uno:GoToCell", "", 0, args76())

rem ----------------------------------------------------------------------
dim args77(0) as new com.sun.star.beans.PropertyValue
args77(0).Name = "StringName"
args77(0).Value = "0"

dispatcher.executeDispatch(document, ".uno:EnterString", "", 0, args77())

rem ----------------------------------------------------------------------
dim args78(0) as new com.sun.star.beans.PropertyValue
args78(0).Name = "ToPoint"
args78(0).Value = "$DY$10"

dispatcher.executeDispatch(document, ".uno:GoToCell", "", 0, args78())

rem ----------------------------------------------------------------------
dim args79(0) as new com.sun.star.beans.PropertyValue
args79(0).Name = "StringName"
args79(0).Value = "0"

dispatcher.executeDispatch(document, ".uno:EnterString", "", 0, args79())

rem ----------------------------------------------------------------------
dim args80(0) as new com.sun.star.beans.PropertyValue
args80(0).Name = "ToPoint"
args80(0).Value = "$DW$12"

dispatcher.executeDispatch(document, ".uno:GoToCell", "", 0, args80())

rem ----------------------------------------------------------------------
dim args81(0) as new com.sun.star.beans.PropertyValue
args81(0).Name = "StringName"
args81(0).Value = "0"

dispatcher.executeDispatch(document, ".uno:EnterString", "", 0, args81())

rem ----------------------------------------------------------------------
dim args82(0) as new com.sun.star.beans.PropertyValue
args82(0).Name = "ToPoint"
args82(0).Value = "$DY$12"

dispatcher.executeDispatch(document, ".uno:GoToCell", "", 0, args82())

rem ----------------------------------------------------------------------
dim args83(0) as new com.sun.star.beans.PropertyValue
args83(0).Name = "StringName"
args83(0).Value = "0"

dispatcher.executeDispatch(document, ".uno:EnterString", "", 0, args83())

rem ----------------------------------------------------------------------
dim args84(0) as new com.sun.star.beans.PropertyValue
args84(0).Name = "ToPoint"
args84(0).Value = "$DW$14"

dispatcher.executeDispatch(document, ".uno:GoToCell", "", 0, args84())

rem ----------------------------------------------------------------------
dim args85(0) as new com.sun.star.beans.PropertyValue
args85(0).Name = "StringName"
args85(0).Value = "0"

dispatcher.executeDispatch(document, ".uno:EnterString", "", 0, args85())

rem ----------------------------------------------------------------------
dim args86(0) as new com.sun.star.beans.PropertyValue
args86(0).Name = "ToPoint"
args86(0).Value = "$DY$14"

dispatcher.executeDispatch(document, ".uno:GoToCell", "", 0, args86())

rem ----------------------------------------------------------------------
dim args87(0) as new com.sun.star.beans.PropertyValue
args87(0).Name = "StringName"
args87(0).Value = "0"

dispatcher.executeDispatch(document, ".uno:EnterString", "", 0, args87())

rem ----------------------------------------------------------------------
dim args88(0) as new com.sun.star.beans.PropertyValue
args88(0).Name = "ToPoint"
args88(0).Value = "$EA$14"

dispatcher.executeDispatch(document, ".uno:GoToCell", "", 0, args88())

rem ----------------------------------------------------------------------
dim args89(0) as new com.sun.star.beans.PropertyValue
args89(0).Name = "StringName"
args89(0).Value = "0"

dispatcher.executeDispatch(document, ".uno:EnterString", "", 0, args89())

rem ----------------------------------------------------------------------
dim args90(0) as new com.sun.star.beans.PropertyValue
args90(0).Name = "ToPoint"
args90(0).Value = "$EE$12"

dispatcher.executeDispatch(document, ".uno:GoToCell", "", 0, args90())

rem ----------------------------------------------------------------------
dim args91(0) as new com.sun.star.beans.PropertyValue
args91(0).Name = "StringName"
args91(0).Value = "0"

dispatcher.executeDispatch(document, ".uno:EnterString", "", 0, args91())

rem ----------------------------------------------------------------------
dim args92(0) as new com.sun.star.beans.PropertyValue
args92(0).Name = "ToPoint"
args92(0).Value = "$EG$12"

dispatcher.executeDispatch(document, ".uno:GoToCell", "", 0, args92())

rem ----------------------------------------------------------------------
dim args93(0) as new com.sun.star.beans.PropertyValue
args93(0).Name = "StringName"
args93(0).Value = "0"

dispatcher.executeDispatch(document, ".uno:EnterString", "", 0, args93())

rem ----------------------------------------------------------------------
dim args94(0) as new com.sun.star.beans.PropertyValue
args94(0).Name = "ToPoint"
args94(0).Value = "$EI$12"

dispatcher.executeDispatch(document, ".uno:GoToCell", "", 0, args94())

rem ----------------------------------------------------------------------
dim args95(0) as new com.sun.star.beans.PropertyValue
args95(0).Name = "StringName"
args95(0).Value = "0"

dispatcher.executeDispatch(document, ".uno:EnterString", "", 0, args95())

rem ----------------------------------------------------------------------
dim args96(0) as new com.sun.star.beans.PropertyValue
args96(0).Name = "ToPoint"
args96(0).Value = "$EE$14"

dispatcher.executeDispatch(document, ".uno:GoToCell", "", 0, args96())

rem ----------------------------------------------------------------------
dim args97(0) as new com.sun.star.beans.PropertyValue
args97(0).Name = "StringName"
args97(0).Value = "0"

dispatcher.executeDispatch(document, ".uno:EnterString", "", 0, args97())

rem ----------------------------------------------------------------------
dim args98(0) as new com.sun.star.beans.PropertyValue
args98(0).Name = "ToPoint"
args98(0).Value = "$EG$14"

dispatcher.executeDispatch(document, ".uno:GoToCell", "", 0, args98())

rem ----------------------------------------------------------------------
dim args99(0) as new com.sun.star.beans.PropertyValue
args99(0).Name = "StringName"
args99(0).Value = "0"

dispatcher.executeDispatch(document, ".uno:EnterString", "", 0, args99())

rem ----------------------------------------------------------------------
dim args100(0) as new com.sun.star.beans.PropertyValue
args100(0).Name = "ToPoint"
args100(0).Value = "$EI$14"

dispatcher.executeDispatch(document, ".uno:GoToCell", "", 0, args100())

rem ----------------------------------------------------------------------
dim args101(0) as new com.sun.star.beans.PropertyValue
args101(0).Name = "StringName"
args101(0).Value = "0"

dispatcher.executeDispatch(document, ".uno:EnterString", "", 0, args101())

rem ----------------------------------------------------------------------
dim args102(0) as new com.sun.star.beans.PropertyValue
args102(0).Name = "ToPoint"
args102(0).Value = "$EK$14"

dispatcher.executeDispatch(document, ".uno:GoToCell", "", 0, args102())

rem ----------------------------------------------------------------------
dim args103(0) as new com.sun.star.beans.PropertyValue
args103(0).Name = "StringName"
args103(0).Value = "0"

dispatcher.executeDispatch(document, ".uno:EnterString", "", 0, args103())

rem ----------------------------------------------------------------------
dim args104(0) as new com.sun.star.beans.PropertyValue
args104(0).Name = "ToPoint"
args104(0).Value = "$DC$25"

dispatcher.executeDispatch(document, ".uno:GoToCell", "", 0, args104())

rem ----------------------------------------------------------------------
dim args105(0) as new com.sun.star.beans.PropertyValue
args105(0).Name = "StringName"
args105(0).Value = "0"

dispatcher.executeDispatch(document, ".uno:EnterString", "", 0, args105())

rem ----------------------------------------------------------------------
dim args106(0) as new com.sun.star.beans.PropertyValue
args106(0).Name = "ToPoint"
args106(0).Value = "$CV$25"

dispatcher.executeDispatch(document, ".uno:GoToCell", "", 0, args106())

rem ----------------------------------------------------------------------
dim args107(0) as new com.sun.star.beans.PropertyValue
args107(0).Name = "StringName"
args107(0).Value = "0"

dispatcher.executeDispatch(document, ".uno:EnterString", "", 0, args107())

rem ----------------------------------------------------------------------
dim args108(0) as new com.sun.star.beans.PropertyValue
args108(0).Name = "ToPoint"
args108(0).Value = "$CV$23"

dispatcher.executeDispatch(document, ".uno:GoToCell", "", 0, args108())

rem ----------------------------------------------------------------------
dim args109(0) as new com.sun.star.beans.PropertyValue
args109(0).Name = "StringName"
args109(0).Value = "0"

dispatcher.executeDispatch(document, ".uno:EnterString", "", 0, args109())

rem ----------------------------------------------------------------------
dim args110(0) as new com.sun.star.beans.PropertyValue
args110(0).Name = "ToPoint"
args110(0).Value = "$CS$23"

dispatcher.executeDispatch(document, ".uno:GoToCell", "", 0, args110())

rem ----------------------------------------------------------------------
dim args111(0) as new com.sun.star.beans.PropertyValue
args111(0).Name = "StringName"
args111(0).Value = "0"

dispatcher.executeDispatch(document, ".uno:EnterString", "", 0, args111())

rem ----------------------------------------------------------------------
dim args112(0) as new com.sun.star.beans.PropertyValue
args112(0).Name = "ToPoint"
args112(0).Value = "$CS$25"

dispatcher.executeDispatch(document, ".uno:GoToCell", "", 0, args112())

rem ----------------------------------------------------------------------
dim args113(0) as new com.sun.star.beans.PropertyValue
args113(0).Name = "StringName"
args113(0).Value = "0"

dispatcher.executeDispatch(document, ".uno:EnterString", "", 0, args113())

rem ----------------------------------------------------------------------
dim args114(0) as new com.sun.star.beans.PropertyValue
args114(0).Name = "ToPoint"
args114(0).Value = "$CP$25"

dispatcher.executeDispatch(document, ".uno:GoToCell", "", 0, args114())

rem ----------------------------------------------------------------------
dim args115(0) as new com.sun.star.beans.PropertyValue
args115(0).Name = "StringName"
args115(0).Value = "0"

dispatcher.executeDispatch(document, ".uno:EnterString", "", 0, args115())

rem ----------------------------------------------------------------------
dim args116(0) as new com.sun.star.beans.PropertyValue
args116(0).Name = "ToPoint"
args116(0).Value = "$CP$23"

dispatcher.executeDispatch(document, ".uno:GoToCell", "", 0, args116())

rem ----------------------------------------------------------------------
dim args117(0) as new com.sun.star.beans.PropertyValue
args117(0).Name = "StringName"
args117(0).Value = "0"

dispatcher.executeDispatch(document, ".uno:EnterString", "", 0, args117())

rem ----------------------------------------------------------------------
dim args118(0) as new com.sun.star.beans.PropertyValue
args118(0).Name = "ToPoint"
args118(0).Value = "$CM$25"

dispatcher.executeDispatch(document, ".uno:GoToCell", "", 0, args118())

rem ----------------------------------------------------------------------
dim args119(0) as new com.sun.star.beans.PropertyValue
args119(0).Name = "StringName"
args119(0).Value = "0"

dispatcher.executeDispatch(document, ".uno:EnterString", "", 0, args119())

rem ----------------------------------------------------------------------
dim args120(0) as new com.sun.star.beans.PropertyValue
args120(0).Name = "ToPoint"
args120(0).Value = "$CM$23"

dispatcher.executeDispatch(document, ".uno:GoToCell", "", 0, args120())

rem ----------------------------------------------------------------------
dim args121(0) as new com.sun.star.beans.PropertyValue
args121(0).Name = "StringName"
args121(0).Value = "0"

dispatcher.executeDispatch(document, ".uno:EnterString", "", 0, args121())

rem ----------------------------------------------------------------------
dim args122(0) as new com.sun.star.beans.PropertyValue
args122(0).Name = "ToPoint"
args122(0).Value = "$AP$21"

dispatcher.executeDispatch(document, ".uno:GoToCell", "", 0, args122())

rem ----------------------------------------------------------------------
dim args123(0) as new com.sun.star.beans.PropertyValue
args123(0).Name = "StringName"
args123(0).Value = "0"

dispatcher.executeDispatch(document, ".uno:EnterString", "", 0, args123())

rem ----------------------------------------------------------------------
dim args124(0) as new com.sun.star.beans.PropertyValue
args124(0).Name = "ToPoint"
args124(0).Value = "$AM$23"

dispatcher.executeDispatch(document, ".uno:GoToCell", "", 0, args124())

rem ----------------------------------------------------------------------
dim args125(0) as new com.sun.star.beans.PropertyValue
args125(0).Name = "ToPoint"
args125(0).Value = "$AN$23"

dispatcher.executeDispatch(document, ".uno:GoToCell", "", 0, args125())

rem ----------------------------------------------------------------------
dim args126(0) as new com.sun.star.beans.PropertyValue
args126(0).Name = "StringName"
args126(0).Value = "0"

dispatcher.executeDispatch(document, ".uno:EnterString", "", 0, args126())

rem ----------------------------------------------------------------------
dim args127(0) as new com.sun.star.beans.PropertyValue
args127(0).Name = "ToPoint"
args127(0).Value = "$AP$23"

dispatcher.executeDispatch(document, ".uno:GoToCell", "", 0, args127())

rem ----------------------------------------------------------------------
dim args128(0) as new com.sun.star.beans.PropertyValue
args128(0).Name = "StringName"
args128(0).Value = "0"

dispatcher.executeDispatch(document, ".uno:EnterString", "", 0, args128())

rem ----------------------------------------------------------------------
dim args129(0) as new com.sun.star.beans.PropertyValue
args129(0).Name = "ToPoint"
args129(0).Value = "$AN$25"

dispatcher.executeDispatch(document, ".uno:GoToCell", "", 0, args129())

rem ----------------------------------------------------------------------
dim args130(0) as new com.sun.star.beans.PropertyValue
args130(0).Name = "StringName"
args130(0).Value = "0"

dispatcher.executeDispatch(document, ".uno:EnterString", "", 0, args130())

rem ----------------------------------------------------------------------
dim args131(0) as new com.sun.star.beans.PropertyValue
args131(0).Name = "ToPoint"
args131(0).Value = "$AP$25"

dispatcher.executeDispatch(document, ".uno:GoToCell", "", 0, args131())

rem ----------------------------------------------------------------------
dim args132(0) as new com.sun.star.beans.PropertyValue
args132(0).Name = "StringName"
args132(0).Value = "0"

dispatcher.executeDispatch(document, ".uno:EnterString", "", 0, args132())

rem ----------------------------------------------------------------------
dim args133(0) as new com.sun.star.beans.PropertyValue
args133(0).Name = "ToPoint"
args133(0).Value = "$AR$25"

dispatcher.executeDispatch(document, ".uno:GoToCell", "", 0, args133())

rem ----------------------------------------------------------------------
dim args134(0) as new com.sun.star.beans.PropertyValue
args134(0).Name = "StringName"
args134(0).Value = "0"

dispatcher.executeDispatch(document, ".uno:EnterString", "", 0, args134())

rem ----------------------------------------------------------------------
dim args135(0) as new com.sun.star.beans.PropertyValue
args135(0).Name = "ToPoint"
args135(0).Value = "$AX$21"

dispatcher.executeDispatch(document, ".uno:GoToCell", "", 0, args135())

rem ----------------------------------------------------------------------
dim args136(0) as new com.sun.star.beans.PropertyValue
args136(0).Name = "StringName"
args136(0).Value = "0"

dispatcher.executeDispatch(document, ".uno:EnterString", "", 0, args136())

rem ----------------------------------------------------------------------
dim args137(0) as new com.sun.star.beans.PropertyValue
args137(0).Name = "ToPoint"
args137(0).Value = "$AV$23"

dispatcher.executeDispatch(document, ".uno:GoToCell", "", 0, args137())

rem ----------------------------------------------------------------------
dim args138(0) as new com.sun.star.beans.PropertyValue
args138(0).Name = "StringName"
args138(0).Value = "0"

dispatcher.executeDispatch(document, ".uno:EnterString", "", 0, args138())

rem ----------------------------------------------------------------------
dim args139(0) as new com.sun.star.beans.PropertyValue
args139(0).Name = "ToPoint"
args139(0).Value = "$AX$23"

dispatcher.executeDispatch(document, ".uno:GoToCell", "", 0, args139())

rem ----------------------------------------------------------------------
dim args140(0) as new com.sun.star.beans.PropertyValue
args140(0).Name = "StringName"
args140(0).Value = "0"

dispatcher.executeDispatch(document, ".uno:EnterString", "", 0, args140())

rem ----------------------------------------------------------------------
dim args141(0) as new com.sun.star.beans.PropertyValue
args141(0).Name = "ToPoint"
args141(0).Value = "$AV$25"

dispatcher.executeDispatch(document, ".uno:GoToCell", "", 0, args141())

rem ----------------------------------------------------------------------
dim args142(0) as new com.sun.star.beans.PropertyValue
args142(0).Name = "StringName"
args142(0).Value = "0"

dispatcher.executeDispatch(document, ".uno:EnterString", "", 0, args142())

rem ----------------------------------------------------------------------
dim args143(0) as new com.sun.star.beans.PropertyValue
args143(0).Name = "ToPoint"
args143(0).Value = "$AX$25"

dispatcher.executeDispatch(document, ".uno:GoToCell", "", 0, args143())

rem ----------------------------------------------------------------------
dim args144(0) as new com.sun.star.beans.PropertyValue
args144(0).Name = "StringName"
args144(0).Value = "0"

dispatcher.executeDispatch(document, ".uno:EnterString", "", 0, args144())

rem ----------------------------------------------------------------------
dim args145(0) as new com.sun.star.beans.PropertyValue
args145(0).Name = "ToPoint"
args145(0).Value = "$AZ$25"

dispatcher.executeDispatch(document, ".uno:GoToCell", "", 0, args145())

rem ----------------------------------------------------------------------
dim args146(0) as new com.sun.star.beans.PropertyValue
args146(0).Name = "StringName"
args146(0).Value = "0"

dispatcher.executeDispatch(document, ".uno:EnterString", "", 0, args146())

rem ----------------------------------------------------------------------
dim args147(0) as new com.sun.star.beans.PropertyValue
args147(0).Name = "ToPoint"
args147(0).Value = "$BF$21"

dispatcher.executeDispatch(document, ".uno:GoToCell", "", 0, args147())

rem ----------------------------------------------------------------------
dim args148(0) as new com.sun.star.beans.PropertyValue
args148(0).Name = "StringName"
args148(0).Value = "0"

dispatcher.executeDispatch(document, ".uno:EnterString", "", 0, args148())

rem ----------------------------------------------------------------------
dim args149(0) as new com.sun.star.beans.PropertyValue
args149(0).Name = "ToPoint"
args149(0).Value = "$BD$23"

dispatcher.executeDispatch(document, ".uno:GoToCell", "", 0, args149())

rem ----------------------------------------------------------------------
dim args150(0) as new com.sun.star.beans.PropertyValue
args150(0).Name = "StringName"
args150(0).Value = "0"

dispatcher.executeDispatch(document, ".uno:EnterString", "", 0, args150())

rem ----------------------------------------------------------------------
dim args151(0) as new com.sun.star.beans.PropertyValue
args151(0).Name = "ToPoint"
args151(0).Value = "$BF$23"

dispatcher.executeDispatch(document, ".uno:GoToCell", "", 0, args151())

rem ----------------------------------------------------------------------
dim args152(0) as new com.sun.star.beans.PropertyValue
args152(0).Name = "StringName"
args152(0).Value = "0"

dispatcher.executeDispatch(document, ".uno:EnterString", "", 0, args152())

rem ----------------------------------------------------------------------
dim args153(0) as new com.sun.star.beans.PropertyValue
args153(0).Name = "ToPoint"
args153(0).Value = "$BD$25"

dispatcher.executeDispatch(document, ".uno:GoToCell", "", 0, args153())

rem ----------------------------------------------------------------------
dim args154(0) as new com.sun.star.beans.PropertyValue
args154(0).Name = "StringName"
args154(0).Value = "0"

dispatcher.executeDispatch(document, ".uno:EnterString", "", 0, args154())

rem ----------------------------------------------------------------------
dim args155(0) as new com.sun.star.beans.PropertyValue
args155(0).Name = "ToPoint"
args155(0).Value = "$BF$25"

dispatcher.executeDispatch(document, ".uno:GoToCell", "", 0, args155())

rem ----------------------------------------------------------------------
dim args156(0) as new com.sun.star.beans.PropertyValue
args156(0).Name = "StringName"
args156(0).Value = "0"

dispatcher.executeDispatch(document, ".uno:EnterString", "", 0, args156())

rem ----------------------------------------------------------------------
dim args157(0) as new com.sun.star.beans.PropertyValue
args157(0).Name = "ToPoint"
args157(0).Value = "$BH$25"

dispatcher.executeDispatch(document, ".uno:GoToCell", "", 0, args157())

rem ----------------------------------------------------------------------
dim args158(0) as new com.sun.star.beans.PropertyValue
args158(0).Name = "StringName"
args158(0).Value = "0"

dispatcher.executeDispatch(document, ".uno:EnterString", "", 0, args158())

rem ----------------------------------------------------------------------
dim args159(0) as new com.sun.star.beans.PropertyValue
args159(0).Name = "ToPoint"
args159(0).Value = "$BN$21"

dispatcher.executeDispatch(document, ".uno:GoToCell", "", 0, args159())

rem ----------------------------------------------------------------------
dim args160(0) as new com.sun.star.beans.PropertyValue
args160(0).Name = "StringName"
args160(0).Value = "0"

dispatcher.executeDispatch(document, ".uno:EnterString", "", 0, args160())

rem ----------------------------------------------------------------------
dim args161(0) as new com.sun.star.beans.PropertyValue
args161(0).Name = "ToPoint"
args161(0).Value = "$BL$23"

dispatcher.executeDispatch(document, ".uno:GoToCell", "", 0, args161())

rem ----------------------------------------------------------------------
dim args162(0) as new com.sun.star.beans.PropertyValue
args162(0).Name = "StringName"
args162(0).Value = "0"

dispatcher.executeDispatch(document, ".uno:EnterString", "", 0, args162())

rem ----------------------------------------------------------------------
dim args163(0) as new com.sun.star.beans.PropertyValue
args163(0).Name = "ToPoint"
args163(0).Value = "$BN$23"

dispatcher.executeDispatch(document, ".uno:GoToCell", "", 0, args163())

rem ----------------------------------------------------------------------
dim args164(0) as new com.sun.star.beans.PropertyValue
args164(0).Name = "StringName"
args164(0).Value = "0"

dispatcher.executeDispatch(document, ".uno:EnterString", "", 0, args164())

rem ----------------------------------------------------------------------
dim args165(0) as new com.sun.star.beans.PropertyValue
args165(0).Name = "ToPoint"
args165(0).Value = "$BL$25"

dispatcher.executeDispatch(document, ".uno:GoToCell", "", 0, args165())

rem ----------------------------------------------------------------------
dim args166(0) as new com.sun.star.beans.PropertyValue
args166(0).Name = "StringName"
args166(0).Value = "0"

dispatcher.executeDispatch(document, ".uno:EnterString", "", 0, args166())

rem ----------------------------------------------------------------------
dim args167(0) as new com.sun.star.beans.PropertyValue
args167(0).Name = "ToPoint"
args167(0).Value = "$BN$25"

dispatcher.executeDispatch(document, ".uno:GoToCell", "", 0, args167())

rem ----------------------------------------------------------------------
dim args168(0) as new com.sun.star.beans.PropertyValue
args168(0).Name = "StringName"
args168(0).Value = "0"

dispatcher.executeDispatch(document, ".uno:EnterString", "", 0, args168())

rem ----------------------------------------------------------------------
dim args169(0) as new com.sun.star.beans.PropertyValue
args169(0).Name = "ToPoint"
args169(0).Value = "$BP$25"

dispatcher.executeDispatch(document, ".uno:GoToCell", "", 0, args169())

rem ----------------------------------------------------------------------
dim args170(0) as new com.sun.star.beans.PropertyValue
args170(0).Name = "StringName"
args170(0).Value = "0"

dispatcher.executeDispatch(document, ".uno:EnterString", "", 0, args170())

rem ----------------------------------------------------------------------
dim args171(0) as new com.sun.star.beans.PropertyValue
args171(0).Name = "ToPoint"
args171(0).Value = "$BV$21"

dispatcher.executeDispatch(document, ".uno:GoToCell", "", 0, args171())

rem ----------------------------------------------------------------------
dim args172(0) as new com.sun.star.beans.PropertyValue
args172(0).Name = "StringName"
args172(0).Value = "0"

dispatcher.executeDispatch(document, ".uno:EnterString", "", 0, args172())

rem ----------------------------------------------------------------------
dim args173(0) as new com.sun.star.beans.PropertyValue
args173(0).Name = "ToPoint"
args173(0).Value = "$BT$23"

dispatcher.executeDispatch(document, ".uno:GoToCell", "", 0, args173())

rem ----------------------------------------------------------------------
dim args174(0) as new com.sun.star.beans.PropertyValue
args174(0).Name = "StringName"
args174(0).Value = "0"

dispatcher.executeDispatch(document, ".uno:EnterString", "", 0, args174())

rem ----------------------------------------------------------------------
dim args175(0) as new com.sun.star.beans.PropertyValue
args175(0).Name = "ToPoint"
args175(0).Value = "$BV$23"

dispatcher.executeDispatch(document, ".uno:GoToCell", "", 0, args175())

rem ----------------------------------------------------------------------
dim args176(0) as new com.sun.star.beans.PropertyValue
args176(0).Name = "StringName"
args176(0).Value = "0"

dispatcher.executeDispatch(document, ".uno:EnterString", "", 0, args176())

rem ----------------------------------------------------------------------
dim args177(0) as new com.sun.star.beans.PropertyValue
args177(0).Name = "ToPoint"
args177(0).Value = "$BT$25"

dispatcher.executeDispatch(document, ".uno:GoToCell", "", 0, args177())

rem ----------------------------------------------------------------------
dim args178(0) as new com.sun.star.beans.PropertyValue
args178(0).Name = "StringName"
args178(0).Value = "0"

dispatcher.executeDispatch(document, ".uno:EnterString", "", 0, args178())

rem ----------------------------------------------------------------------
dim args179(0) as new com.sun.star.beans.PropertyValue
args179(0).Name = "ToPoint"
args179(0).Value = "$BV$25"

dispatcher.executeDispatch(document, ".uno:GoToCell", "", 0, args179())

rem ----------------------------------------------------------------------
dim args180(0) as new com.sun.star.beans.PropertyValue
args180(0).Name = "StringName"
args180(0).Value = "0"

dispatcher.executeDispatch(document, ".uno:EnterString", "", 0, args180())

rem ----------------------------------------------------------------------
dim args181(0) as new com.sun.star.beans.PropertyValue
args181(0).Name = "ToPoint"
args181(0).Value = "$BX$25"

dispatcher.executeDispatch(document, ".uno:GoToCell", "", 0, args181())

rem ----------------------------------------------------------------------
dim args182(0) as new com.sun.star.beans.PropertyValue
args182(0).Name = "StringName"
args182(0).Value = "0"

dispatcher.executeDispatch(document, ".uno:EnterString", "", 0, args182())

rem ----------------------------------------------------------------------
dim args183(0) as new com.sun.star.beans.PropertyValue
args183(0).Name = "ToPoint"
args183(0).Value = "$CD$21"

dispatcher.executeDispatch(document, ".uno:GoToCell", "", 0, args183())

rem ----------------------------------------------------------------------
dim args184(0) as new com.sun.star.beans.PropertyValue
args184(0).Name = "StringName"
args184(0).Value = "0"

dispatcher.executeDispatch(document, ".uno:EnterString", "", 0, args184())

rem ----------------------------------------------------------------------
dim args185(0) as new com.sun.star.beans.PropertyValue
args185(0).Name = "ToPoint"
args185(0).Value = "$CB$23"

dispatcher.executeDispatch(document, ".uno:GoToCell", "", 0, args185())

rem ----------------------------------------------------------------------
dim args186(0) as new com.sun.star.beans.PropertyValue
args186(0).Name = "StringName"
args186(0).Value = "0"

dispatcher.executeDispatch(document, ".uno:EnterString", "", 0, args186())

rem ----------------------------------------------------------------------
dim args187(0) as new com.sun.star.beans.PropertyValue
args187(0).Name = "ToPoint"
args187(0).Value = "$CD$23"

dispatcher.executeDispatch(document, ".uno:GoToCell", "", 0, args187())

rem ----------------------------------------------------------------------
dim args188(0) as new com.sun.star.beans.PropertyValue
args188(0).Name = "StringName"
args188(0).Value = "0"

dispatcher.executeDispatch(document, ".uno:EnterString", "", 0, args188())

rem ----------------------------------------------------------------------
dim args189(0) as new com.sun.star.beans.PropertyValue
args189(0).Name = "ToPoint"
args189(0).Value = "$CB$25"

dispatcher.executeDispatch(document, ".uno:GoToCell", "", 0, args189())

rem ----------------------------------------------------------------------
dim args190(0) as new com.sun.star.beans.PropertyValue
args190(0).Name = "StringName"
args190(0).Value = "0"

dispatcher.executeDispatch(document, ".uno:EnterString", "", 0, args190())

rem ----------------------------------------------------------------------
dim args191(0) as new com.sun.star.beans.PropertyValue
args191(0).Name = "ToPoint"
args191(0).Value = "$CD$25"

dispatcher.executeDispatch(document, ".uno:GoToCell", "", 0, args191())

rem ----------------------------------------------------------------------
dim args192(0) as new com.sun.star.beans.PropertyValue
args192(0).Name = "StringName"
args192(0).Value = "0"

dispatcher.executeDispatch(document, ".uno:EnterString", "", 0, args192())

rem ----------------------------------------------------------------------
dim args193(0) as new com.sun.star.beans.PropertyValue
args193(0).Name = "ToPoint"
args193(0).Value = "$CF$25"

dispatcher.executeDispatch(document, ".uno:GoToCell", "", 0, args193())

dispatcher.executeDispatch(document, ".uno:EnterString", "", 0, args192())


args193(0).Name = "ToPoint"
args193(0).Value = "$T$8"

dispatcher.executeDispatch(document, ".uno:GoToCell", "", 0, args193())

end sub

rem ####################################################################################################################


sub Reset23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P$5"

dispatcher.executeDispatch(document, ".uno:GoToCell", "", 0, args1())

rem ----------------------------------------------------------------------
dim args2(0) as new com.sun.star.beans.PropertyValue
args2(0).Name = "StringName"
args2(0).Value = "0"

dispatcher.executeDispatch(document, ".uno:EnterString", "", 0, args2())

rem ----------------------------------------------------------------------
dim args3(0) as new com.sun.star.beans.PropertyValue
args3(0).Name = "ToPoint"
args3(0).Value = "$M$8"

dispatcher.executeDispatch(document, ".uno:GoToCell", "", 0, args3())

rem ----------------------------------------------------------------------
dim args4(0) as new com.sun.star.beans.PropertyValue
args4(0).Name = "StringName"
args4(0).Value = "0"

dispatcher.executeDispatch(document, ".uno:EnterString", "", 0, args4())

rem ----------------------------------------------------------------------
dim args5(0) as new com.sun.star.beans.PropertyValue
args5(0).Name = "ToPoint"
args5(0).Value = "$AF$8"

dispatcher.executeDispatch(document, ".uno:GoToCell", "", 0, args5())

rem ----------------------------------------------------------------------
dim args6(0) as new com.sun.star.beans.PropertyValue
args6(0).Name = "StringName"
args6(0).Value = "0"

dispatcher.executeDispatch(document, ".uno:EnterString", "", 0, args6())

rem ----------------------------------------------------------------------
dim args7(0) as new com.sun.star.beans.PropertyValue
args7(0).Name = "ToPoint"
args7(0).Value = "$AY$8"

dispatcher.executeDispatch(document, ".uno:GoToCell", "", 0, args7())

rem ----------------------------------------------------------------------
dim args8(0) as new com.sun.star.beans.PropertyValue
args8(0).Name = "StringName"
args8(0).Value = "0"

dispatcher.executeDispatch(document, ".uno:EnterString", "", 0, args8())

rem ----------------------------------------------------------------------
dim args9(0) as new com.sun.star.beans.PropertyValue
args9(0).Name = "ToPoint"
args9(0).Value = "$BR$8"

dispatcher.executeDispatch(document, ".uno:GoToCell", "", 0, args9())

rem ----------------------------------------------------------------------
dim args10(0) as new com.sun.star.beans.PropertyValue
args10(0).Name = "StringName"
args10(0).Value = "0"

dispatcher.executeDispatch(document, ".uno:EnterString", "", 0, args10())

rem ----------------------------------------------------------------------
dim args11(0) as new com.sun.star.beans.PropertyValue
args11(0).Name = "ToPoint"
args11(0).Value = "$G$10"

dispatcher.executeDispatch(document, ".uno:GoToCell", "", 0, args11())

rem ----------------------------------------------------------------------
dim args12(0) as new com.sun.star.beans.PropertyValue
args12(0).Name = "StringName"
args12(0).Value = "0"

dispatcher.executeDispatch(document, ".uno:EnterString", "", 0, args12())

rem ----------------------------------------------------------------------
dim args13(0) as new com.sun.star.beans.PropertyValue
args13(0).Name = "ToPoint"
args13(0).Value = "$H$10"

dispatcher.executeDispatch(document, ".uno:GoToCell", "", 0, args13())

rem ----------------------------------------------------------------------
dim args14(0) as new com.sun.star.beans.PropertyValue
args14(0).Name = "Flags"
args14(0).Value = "SVDFN"

dispatcher.executeDispatch(document, ".uno:Delete", "", 0, args14())

rem ----------------------------------------------------------------------
dim args15(0) as new com.sun.star.beans.PropertyValue
args15(0).Name = "ToPoint"
args15(0).Value = "$M$10"

dispatcher.executeDispatch(document, ".uno:GoToCell", "", 0, args15())

rem ----------------------------------------------------------------------
dim args16(0) as new com.sun.star.beans.PropertyValue
args16(0).Name = "StringName"
args16(0).Value = "0"

dispatcher.executeDispatch(document, ".uno:EnterString", "", 0, args16())

rem ----------------------------------------------------------------------
dim args17(0) as new com.sun.star.beans.PropertyValue
args17(0).Name = "ToPoint"
args17(0).Value = "$S$10"

dispatcher.executeDispatch(document, ".uno:GoToCell", "", 0, args17())

rem ----------------------------------------------------------------------
dim args18(0) as new com.sun.star.beans.PropertyValue
args18(0).Name = "StringName"
args18(0).Value = "0"

dispatcher.executeDispatch(document, ".uno:EnterString", "", 0, args18())

rem ----------------------------------------------------------------------
dim args19(0) as new com.sun.star.beans.PropertyValue
args19(0).Name = "ToPoint"
args19(0).Value = "$Z$10"

dispatcher.executeDispatch(document, ".uno:GoToCell", "", 0, args19())

rem ----------------------------------------------------------------------
dim args20(0) as new com.sun.star.beans.PropertyValue
args20(0).Name = "StringName"
args20(0).Value = "0"

dispatcher.executeDispatch(document, ".uno:EnterString", "", 0, args20())

rem ----------------------------------------------------------------------
dim args21(0) as new com.sun.star.beans.PropertyValue
args21(0).Name = "ToPoint"
args21(0).Value = "$AF$10"

dispatcher.executeDispatch(document, ".uno:GoToCell", "", 0, args21())

rem ----------------------------------------------------------------------
dim args22(0) as new com.sun.star.beans.PropertyValue
args22(0).Name = "StringName"
args22(0).Value = "0"

dispatcher.executeDispatch(document, ".uno:EnterString", "", 0, args22())

rem ----------------------------------------------------------------------
dim args23(0) as new com.sun.star.beans.PropertyValue
args23(0).Name = "ToPoint"
args23(0).Value = "$AL$10"

dispatcher.executeDispatch(document, ".uno:GoToCell", "", 0, args23())

rem ----------------------------------------------------------------------
dim args24(0) as new com.sun.star.beans.PropertyValue
args24(0).Name = "StringName"
args24(0).Value = "0"

dispatcher.executeDispatch(document, ".uno:EnterString", "", 0, args24())

rem ----------------------------------------------------------------------
dim args25(0) as new com.sun.star.beans.PropertyValue
args25(0).Name = "ToPoint"
args25(0).Value = "$AS$10"

dispatcher.executeDispatch(document, ".uno:GoToCell", "", 0, args25())

rem ----------------------------------------------------------------------
dim args26(0) as new com.sun.star.beans.PropertyValue
args26(0).Name = "StringName"
args26(0).Value = "0"

dispatcher.executeDispatch(document, ".uno:EnterString", "", 0, args26())

rem ----------------------------------------------------------------------
dim args27(0) as new com.sun.star.beans.PropertyValue
args27(0).Name = "ToPoint"
args27(0).Value = "$AY$10"

dispatcher.executeDispatch(document, ".uno:GoToCell", "", 0, args27())

rem ----------------------------------------------------------------------
dim args28(0) as new com.sun.star.beans.PropertyValue
args28(0).Name = "StringName"
args28(0).Value = "0"

dispatcher.executeDispatch(document, ".uno:EnterString", "", 0, args28())

rem ----------------------------------------------------------------------
dim args29(0) as new com.sun.star.beans.PropertyValue
args29(0).Name = "ToPoint"
args29(0).Value = "$BE$10"

dispatcher.executeDispatch(document, ".uno:GoToCell", "", 0, args29())

rem ----------------------------------------------------------------------
dim args30(0) as new com.sun.star.beans.PropertyValue
args30(0).Name = "StringName"
args30(0).Value = "0"

dispatcher.executeDispatch(document, ".uno:EnterString", "", 0, args30())

rem ----------------------------------------------------------------------
dim args31(0) as new com.sun.star.beans.PropertyValue
args31(0).Name = "ToPoint"
args31(0).Value = "$BL$10"

dispatcher.executeDispatch(document, ".uno:GoToCell", "", 0, args31())

rem ----------------------------------------------------------------------
dim args32(0) as new com.sun.star.beans.PropertyValue
args32(0).Name = "StringName"
args32(0).Value = "0"

dispatcher.executeDispatch(document, ".uno:EnterString", "", 0, args32())

rem ----------------------------------------------------------------------
dim args33(0) as new com.sun.star.beans.PropertyValue
args33(0).Name = "ToPoint"
args33(0).Value = "$BR$10"

dispatcher.executeDispatch(document, ".uno:GoToCell", "", 0, args33())

rem ----------------------------------------------------------------------
dim args34(0) as new com.sun.star.beans.PropertyValue
args34(0).Name = "StringName"
args34(0).Value = "0"

dispatcher.executeDispatch(document, ".uno:EnterString", "", 0, args34())

rem ----------------------------------------------------------------------
dim args35(0) as new com.sun.star.beans.PropertyValue
args35(0).Name = "ToPoint"
args35(0).Value = "$BX$10"

dispatcher.executeDispatch(document, ".uno:GoToCell", "", 0, args35())

rem ----------------------------------------------------------------------
dim args36(0) as new com.sun.star.beans.PropertyValue
args36(0).Name = "StringName"
args36(0).Value = "0"

dispatcher.executeDispatch(document, ".uno:EnterString", "", 0, args36())

rem ----------------------------------------------------------------------
dim args37(0) as new com.sun.star.beans.PropertyValue
args37(0).Name = "ToPoint"
args37(0).Value = "$F$12"

dispatcher.executeDispatch(document, ".uno:GoToCell", "", 0, args37())

rem ----------------------------------------------------------------------
dim args38(0) as new com.sun.star.beans.PropertyValue
args38(0).Name = "StringName"
args38(0).Value = "0"

dispatcher.executeDispatch(document, ".uno:EnterString", "", 0, args38())

rem ----------------------------------------------------------------------
dim args39(0) as new com.sun.star.beans.PropertyValue
args39(0).Name = "ToPoint"
args39(0).Value = "$H$12"

dispatcher.executeDispatch(document, ".uno:GoToCell", "", 0, args39())

rem ----------------------------------------------------------------------
dim args40(0) as new com.sun.star.beans.PropertyValue
args40(0).Name = "StringName"
args40(0).Value = "0"

dispatcher.executeDispatch(document, ".uno:EnterString", "", 0, args40())

rem ----------------------------------------------------------------------
dim args41(0) as new com.sun.star.beans.PropertyValue
args41(0).Name = "ToPoint"
args41(0).Value = "$L$12"

dispatcher.executeDispatch(document, ".uno:GoToCell", "", 0, args41())

rem ----------------------------------------------------------------------
dim args42(0) as new com.sun.star.beans.PropertyValue
args42(0).Name = "StringName"
args42(0).Value = "0"

dispatcher.executeDispatch(document, ".uno:EnterString", "", 0, args42())

rem ----------------------------------------------------------------------
dim args43(0) as new com.sun.star.beans.PropertyValue
args43(0).Name = "ToPoint"
args43(0).Value = "$N$12"

dispatcher.executeDispatch(document, ".uno:GoToCell", "", 0, args43())

rem ----------------------------------------------------------------------
dim args44(0) as new com.sun.star.beans.PropertyValue
args44(0).Name = "StringName"
args44(0).Value = "0"

dispatcher.executeDispatch(document, ".uno:EnterString", "", 0, args44())

rem ----------------------------------------------------------------------
dim args45(0) as new com.sun.star.beans.PropertyValue
args45(0).Name = "ToPoint"
args45(0).Value = "$R$12"

dispatcher.executeDispatch(document, ".uno:GoToCell", "", 0, args45())

rem ----------------------------------------------------------------------
dim args46(0) as new com.sun.star.beans.PropertyValue
args46(0).Name = "StringName"
args46(0).Value = "0"

dispatcher.executeDispatch(document, ".uno:EnterString", "", 0, args46())

rem ----------------------------------------------------------------------
dim args47(0) as new com.sun.star.beans.PropertyValue
args47(0).Name = "ToPoint"
args47(0).Value = "$T$12"

dispatcher.executeDispatch(document, ".uno:GoToCell", "", 0, args47())

rem ----------------------------------------------------------------------
dim args48(0) as new com.sun.star.beans.PropertyValue
args48(0).Name = "StringName"
args48(0).Value = "0"

dispatcher.executeDispatch(document, ".uno:EnterString", "", 0, args48())

rem ----------------------------------------------------------------------
dim args49(0) as new com.sun.star.beans.PropertyValue
args49(0).Name = "ToPoint"
args49(0).Value = "$Y$12"

dispatcher.executeDispatch(document, ".uno:GoToCell", "", 0, args49())

rem ----------------------------------------------------------------------
dim args50(0) as new com.sun.star.beans.PropertyValue
args50(0).Name = "StringName"
args50(0).Value = "0"

dispatcher.executeDispatch(document, ".uno:EnterString", "", 0, args50())

rem ----------------------------------------------------------------------
dim args51(0) as new com.sun.star.beans.PropertyValue
args51(0).Name = "ToPoint"
args51(0).Value = "$AA$12"

dispatcher.executeDispatch(document, ".uno:GoToCell", "", 0, args51())

rem ----------------------------------------------------------------------
dim args52(0) as new com.sun.star.beans.PropertyValue
args52(0).Name = "StringName"
args52(0).Value = "0"

dispatcher.executeDispatch(document, ".uno:EnterString", "", 0, args52())

rem ----------------------------------------------------------------------
dim args53(0) as new com.sun.star.beans.PropertyValue
args53(0).Name = "ToPoint"
args53(0).Value = "$AE$12"

dispatcher.executeDispatch(document, ".uno:GoToCell", "", 0, args53())

rem ----------------------------------------------------------------------
dim args54(0) as new com.sun.star.beans.PropertyValue
args54(0).Name = "StringName"
args54(0).Value = "0"

dispatcher.executeDispatch(document, ".uno:EnterString", "", 0, args54())

rem ----------------------------------------------------------------------
dim args55(0) as new com.sun.star.beans.PropertyValue
args55(0).Name = "ToPoint"
args55(0).Value = "$AG$12"

dispatcher.executeDispatch(document, ".uno:GoToCell", "", 0, args55())

rem ----------------------------------------------------------------------
dim args56(0) as new com.sun.star.beans.PropertyValue
args56(0).Name = "StringName"
args56(0).Value = "0"

dispatcher.executeDispatch(document, ".uno:EnterString", "", 0, args56())

rem ----------------------------------------------------------------------
dim args57(0) as new com.sun.star.beans.PropertyValue
args57(0).Name = "ToPoint"
args57(0).Value = "$AK$12"

dispatcher.executeDispatch(document, ".uno:GoToCell", "", 0, args57())

rem ----------------------------------------------------------------------
dim args58(0) as new com.sun.star.beans.PropertyValue
args58(0).Name = "StringName"
args58(0).Value = "0"

dispatcher.executeDispatch(document, ".uno:EnterString", "", 0, args58())

rem ----------------------------------------------------------------------
dim args59(0) as new com.sun.star.beans.PropertyValue
args59(0).Name = "ToPoint"
args59(0).Value = "$AM$12"

dispatcher.executeDispatch(document, ".uno:GoToCell", "", 0, args59())

rem ----------------------------------------------------------------------
dim args60(0) as new com.sun.star.beans.PropertyValue
args60(0).Name = "StringName"
args60(0).Value = "0"

dispatcher.executeDispatch(document, ".uno:EnterString", "", 0, args60())

rem ----------------------------------------------------------------------
dim args61(0) as new com.sun.star.beans.PropertyValue
args61(0).Name = "ToPoint"
args61(0).Value = "$AR$12"

dispatcher.executeDispatch(document, ".uno:GoToCell", "", 0, args61())

rem ----------------------------------------------------------------------
dim args62(0) as new com.sun.star.beans.PropertyValue
args62(0).Name = "StringName"
args62(0).Value = "0"

dispatcher.executeDispatch(document, ".uno:EnterString", "", 0, args62())

rem ----------------------------------------------------------------------
dim args63(0) as new com.sun.star.beans.PropertyValue
args63(0).Name = "ToPoint"
args63(0).Value = "$AT$12"

dispatcher.executeDispatch(document, ".uno:GoToCell", "", 0, args63())

rem ----------------------------------------------------------------------
dim args64(0) as new com.sun.star.beans.PropertyValue
args64(0).Name = "StringName"
args64(0).Value = "0"

dispatcher.executeDispatch(document, ".uno:EnterString", "", 0, args64())

rem ----------------------------------------------------------------------
dim args65(0) as new com.sun.star.beans.PropertyValue
args65(0).Name = "ToPoint"
args65(0).Value = "$AX$12"

dispatcher.executeDispatch(document, ".uno:GoToCell", "", 0, args65())

rem ----------------------------------------------------------------------
dim args66(0) as new com.sun.star.beans.PropertyValue
args66(0).Name = "StringName"
args66(0).Value = "0"

dispatcher.executeDispatch(document, ".uno:EnterString", "", 0, args66())

rem ----------------------------------------------------------------------
dim args67(0) as new com.sun.star.beans.PropertyValue
args67(0).Name = "ToPoint"
args67(0).Value = "$AZ$12"

dispatcher.executeDispatch(document, ".uno:GoToCell", "", 0, args67())

rem ----------------------------------------------------------------------
dim args68(0) as new com.sun.star.beans.PropertyValue
args68(0).Name = "StringName"
args68(0).Value = "0"

dispatcher.executeDispatch(document, ".uno:EnterString", "", 0, args68())

rem ----------------------------------------------------------------------
dim args69(0) as new com.sun.star.beans.PropertyValue
args69(0).Name = "ToPoint"
args69(0).Value = "$BD$12"

dispatcher.executeDispatch(document, ".uno:GoToCell", "", 0, args69())

rem ----------------------------------------------------------------------
dim args70(0) as new com.sun.star.beans.PropertyValue
args70(0).Name = "StringName"
args70(0).Value = "0"

dispatcher.executeDispatch(document, ".uno:EnterString", "", 0, args70())

rem ----------------------------------------------------------------------
dim args71(0) as new com.sun.star.beans.PropertyValue
args71(0).Name = "ToPoint"
args71(0).Value = "$BF$12"

dispatcher.executeDispatch(document, ".uno:GoToCell", "", 0, args71())

rem ----------------------------------------------------------------------
dim args72(0) as new com.sun.star.beans.PropertyValue
args72(0).Name = "StringName"
args72(0).Value = "0"

dispatcher.executeDispatch(document, ".uno:EnterString", "", 0, args72())

rem ----------------------------------------------------------------------
dim args73(0) as new com.sun.star.beans.PropertyValue
args73(0).Name = "ToPoint"
args73(0).Value = "$BK$12"

dispatcher.executeDispatch(document, ".uno:GoToCell", "", 0, args73())

rem ----------------------------------------------------------------------
dim args74(0) as new com.sun.star.beans.PropertyValue
args74(0).Name = "StringName"
args74(0).Value = "0"

dispatcher.executeDispatch(document, ".uno:EnterString", "", 0, args74())

rem ----------------------------------------------------------------------
dim args75(0) as new com.sun.star.beans.PropertyValue
args75(0).Name = "ToPoint"
args75(0).Value = "$BM$12"

dispatcher.executeDispatch(document, ".uno:GoToCell", "", 0, args75())

rem ----------------------------------------------------------------------
dim args76(0) as new com.sun.star.beans.PropertyValue
args76(0).Name = "StringName"
args76(0).Value = "0"

dispatcher.executeDispatch(document, ".uno:EnterString", "", 0, args76())

rem ----------------------------------------------------------------------
dim args77(0) as new com.sun.star.beans.PropertyValue
args77(0).Name = "ToPoint"
args77(0).Value = "$BQ$12"

dispatcher.executeDispatch(document, ".uno:GoToCell", "", 0, args77())

rem ----------------------------------------------------------------------
dim args78(0) as new com.sun.star.beans.PropertyValue
args78(0).Name = "StringName"
args78(0).Value = "0"

dispatcher.executeDispatch(document, ".uno:EnterString", "", 0, args78())

rem ----------------------------------------------------------------------
dim args79(0) as new com.sun.star.beans.PropertyValue
args79(0).Name = "ToPoint"
args79(0).Value = "$BS$12"

dispatcher.executeDispatch(document, ".uno:GoToCell", "", 0, args79())

rem ----------------------------------------------------------------------
dim args80(0) as new com.sun.star.beans.PropertyValue
args80(0).Name = "StringName"
args80(0).Value = "0"

dispatcher.executeDispatch(document, ".uno:EnterString", "", 0, args80())

rem ----------------------------------------------------------------------
dim args81(0) as new com.sun.star.beans.PropertyValue
args81(0).Name = "ToPoint"
args81(0).Value = "$BW$12"

dispatcher.executeDispatch(document, ".uno:GoToCell", "", 0, args81())

rem ----------------------------------------------------------------------
dim args82(0) as new com.sun.star.beans.PropertyValue
args82(0).Name = "StringName"
args82(0).Value = "0"

dispatcher.executeDispatch(document, ".uno:EnterString", "", 0, args82())

rem ----------------------------------------------------------------------
dim args83(0) as new com.sun.star.beans.PropertyValue
args83(0).Name = "ToPoint"
args83(0).Value = "$BY$12"

dispatcher.executeDispatch(document, ".uno:GoToCell", "", 0, args83())

rem ----------------------------------------------------------------------
dim args84(0) as new com.sun.star.beans.PropertyValue
args84(0).Name = "StringName"
args84(0).Value = "0"

dispatcher.executeDispatch(document, ".uno:EnterString", "", 0, args84())

rem ----------------------------------------------------------------------
dim args85(0) as new com.sun.star.beans.PropertyValue
args85(0).Name = "ToPoint"
args85(0).Value = "$F$14"

dispatcher.executeDispatch(document, ".uno:GoToCell", "", 0, args85())

rem ----------------------------------------------------------------------
dim args86(0) as new com.sun.star.beans.PropertyValue
args86(0).Name = "StringName"
args86(0).Value = "0"

dispatcher.executeDispatch(document, ".uno:EnterString", "", 0, args86())

rem ----------------------------------------------------------------------
dim args87(0) as new com.sun.star.beans.PropertyValue
args87(0).Name = "ToPoint"
args87(0).Value = "$H$14"

dispatcher.executeDispatch(document, ".uno:GoToCell", "", 0, args87())

rem ----------------------------------------------------------------------
dim args88(0) as new com.sun.star.beans.PropertyValue
args88(0).Name = "StringName"
args88(0).Value = "0"

dispatcher.executeDispatch(document, ".uno:EnterString", "", 0, args88())

rem ----------------------------------------------------------------------
dim args89(0) as new com.sun.star.beans.PropertyValue
args89(0).Name = "ToPoint"
args89(0).Value = "$L$14"

dispatcher.executeDispatch(document, ".uno:GoToCell", "", 0, args89())

rem ----------------------------------------------------------------------
dim args90(0) as new com.sun.star.beans.PropertyValue
args90(0).Name = "StringName"
args90(0).Value = "0"

dispatcher.executeDispatch(document, ".uno:EnterString", "", 0, args90())

rem ----------------------------------------------------------------------
dim args91(0) as new com.sun.star.beans.PropertyValue
args91(0).Name = "ToPoint"
args91(0).Value = "$N$14"

dispatcher.executeDispatch(document, ".uno:GoToCell", "", 0, args91())

rem ----------------------------------------------------------------------
dim args92(0) as new com.sun.star.beans.PropertyValue
args92(0).Name = "StringName"
args92(0).Value = "0"

dispatcher.executeDispatch(document, ".uno:EnterString", "", 0, args92())

rem ----------------------------------------------------------------------
dim args93(0) as new com.sun.star.beans.PropertyValue
args93(0).Name = "ToPoint"
args93(0).Value = "$R$14"

dispatcher.executeDispatch(document, ".uno:GoToCell", "", 0, args93())

rem ----------------------------------------------------------------------
dim args94(0) as new com.sun.star.beans.PropertyValue
args94(0).Name = "StringName"
args94(0).Value = "0"

dispatcher.executeDispatch(document, ".uno:EnterString", "", 0, args94())

rem ----------------------------------------------------------------------
dim args95(0) as new com.sun.star.beans.PropertyValue
args95(0).Name = "ToPoint"
args95(0).Value = "$T$14"

dispatcher.executeDispatch(document, ".uno:GoToCell", "", 0, args95())

rem ----------------------------------------------------------------------
dim args96(0) as new com.sun.star.beans.PropertyValue
args96(0).Name = "StringName"
args96(0).Value = "0"

dispatcher.executeDispatch(document, ".uno:EnterString", "", 0, args96())

rem ----------------------------------------------------------------------
dim args97(0) as new com.sun.star.beans.PropertyValue
args97(0).Name = "ToPoint"
args97(0).Value = "$Y$14"

dispatcher.executeDispatch(document, ".uno:GoToCell", "", 0, args97())

rem ----------------------------------------------------------------------
dim args98(0) as new com.sun.star.beans.PropertyValue
args98(0).Name = "StringName"
args98(0).Value = "0"

dispatcher.executeDispatch(document, ".uno:EnterString", "", 0, args98())

rem ----------------------------------------------------------------------
dim args99(0) as new com.sun.star.beans.PropertyValue
args99(0).Name = "ToPoint"
args99(0).Value = "$AA$14"

dispatcher.executeDispatch(document, ".uno:GoToCell", "", 0, args99())

rem ----------------------------------------------------------------------
dim args100(0) as new com.sun.star.beans.PropertyValue
args100(0).Name = "StringName"
args100(0).Value = "0"

dispatcher.executeDispatch(document, ".uno:EnterString", "", 0, args100())

rem ----------------------------------------------------------------------
dim args101(0) as new com.sun.star.beans.PropertyValue
args101(0).Name = "ToPoint"
args101(0).Value = "$AE$14"

dispatcher.executeDispatch(document, ".uno:GoToCell", "", 0, args101())

rem ----------------------------------------------------------------------
dim args102(0) as new com.sun.star.beans.PropertyValue
args102(0).Name = "StringName"
args102(0).Value = "0"

dispatcher.executeDispatch(document, ".uno:EnterString", "", 0, args102())

rem ----------------------------------------------------------------------
dim args103(0) as new com.sun.star.beans.PropertyValue
args103(0).Name = "ToPoint"
args103(0).Value = "$AG$14"

dispatcher.executeDispatch(document, ".uno:GoToCell", "", 0, args103())

rem ----------------------------------------------------------------------
dim args104(0) as new com.sun.star.beans.PropertyValue
args104(0).Name = "StringName"
args104(0).Value = "0"

dispatcher.executeDispatch(document, ".uno:EnterString", "", 0, args104())

rem ----------------------------------------------------------------------
dim args105(0) as new com.sun.star.beans.PropertyValue
args105(0).Name = "ToPoint"
args105(0).Value = "$AK$14"

dispatcher.executeDispatch(document, ".uno:GoToCell", "", 0, args105())

rem ----------------------------------------------------------------------
dim args106(0) as new com.sun.star.beans.PropertyValue
args106(0).Name = "StringName"
args106(0).Value = "0"

dispatcher.executeDispatch(document, ".uno:EnterString", "", 0, args106())

rem ----------------------------------------------------------------------
dim args107(0) as new com.sun.star.beans.PropertyValue
args107(0).Name = "ToPoint"
args107(0).Value = "$AM$14"

dispatcher.executeDispatch(document, ".uno:GoToCell", "", 0, args107())

rem ----------------------------------------------------------------------
dim args108(0) as new com.sun.star.beans.PropertyValue
args108(0).Name = "StringName"
args108(0).Value = "0"

dispatcher.executeDispatch(document, ".uno:EnterString", "", 0, args108())

rem ----------------------------------------------------------------------
dim args109(0) as new com.sun.star.beans.PropertyValue
args109(0).Name = "ToPoint"
args109(0).Value = "$AR$14"

dispatcher.executeDispatch(document, ".uno:GoToCell", "", 0, args109())

rem ----------------------------------------------------------------------
dim args110(0) as new com.sun.star.beans.PropertyValue
args110(0).Name = "StringName"
args110(0).Value = "0"

dispatcher.executeDispatch(document, ".uno:EnterString", "", 0, args110())

rem ----------------------------------------------------------------------
dim args111(0) as new com.sun.star.beans.PropertyValue
args111(0).Name = "ToPoint"
args111(0).Value = "$AT$14"

dispatcher.executeDispatch(document, ".uno:GoToCell", "", 0, args111())

rem ----------------------------------------------------------------------
dim args112(0) as new com.sun.star.beans.PropertyValue
args112(0).Name = "StringName"
args112(0).Value = "0"

dispatcher.executeDispatch(document, ".uno:EnterString", "", 0, args112())

rem ----------------------------------------------------------------------
dim args113(0) as new com.sun.star.beans.PropertyValue
args113(0).Name = "ToPoint"
args113(0).Value = "$AX$14"

dispatcher.executeDispatch(document, ".uno:GoToCell", "", 0, args113())

rem ----------------------------------------------------------------------
dim args114(0) as new com.sun.star.beans.PropertyValue
args114(0).Name = "StringName"
args114(0).Value = "0"

dispatcher.executeDispatch(document, ".uno:EnterString", "", 0, args114())

rem ----------------------------------------------------------------------
dim args115(0) as new com.sun.star.beans.PropertyValue
args115(0).Name = "ToPoint"
args115(0).Value = "$AZ$14"

dispatcher.executeDispatch(document, ".uno:GoToCell", "", 0, args115())

rem ----------------------------------------------------------------------
dim args116(0) as new com.sun.star.beans.PropertyValue
args116(0).Name = "StringName"
args116(0).Value = "0"

dispatcher.executeDispatch(document, ".uno:EnterString", "", 0, args116())

rem ----------------------------------------------------------------------
dim args117(0) as new com.sun.star.beans.PropertyValue
args117(0).Name = "ToPoint"
args117(0).Value = "$BD$14"

dispatcher.executeDispatch(document, ".uno:GoToCell", "", 0, args117())

rem ----------------------------------------------------------------------
dim args118(0) as new com.sun.star.beans.PropertyValue
args118(0).Name = "StringName"
args118(0).Value = "0"

dispatcher.executeDispatch(document, ".uno:EnterString", "", 0, args118())

rem ----------------------------------------------------------------------
dim args119(0) as new com.sun.star.beans.PropertyValue
args119(0).Name = "ToPoint"
args119(0).Value = "$BF$14"

dispatcher.executeDispatch(document, ".uno:GoToCell", "", 0, args119())

rem ----------------------------------------------------------------------
dim args120(0) as new com.sun.star.beans.PropertyValue
args120(0).Name = "StringName"
args120(0).Value = "0"

dispatcher.executeDispatch(document, ".uno:EnterString", "", 0, args120())

rem ----------------------------------------------------------------------
dim args121(0) as new com.sun.star.beans.PropertyValue
args121(0).Name = "ToPoint"
args121(0).Value = "$BK$14"

dispatcher.executeDispatch(document, ".uno:GoToCell", "", 0, args121())

rem ----------------------------------------------------------------------
dim args122(0) as new com.sun.star.beans.PropertyValue
args122(0).Name = "StringName"
args122(0).Value = "0"

dispatcher.executeDispatch(document, ".uno:EnterString", "", 0, args122())

rem ----------------------------------------------------------------------
dim args123(0) as new com.sun.star.beans.PropertyValue
args123(0).Name = "ToPoint"
args123(0).Value = "$BM$14"

dispatcher.executeDispatch(document, ".uno:GoToCell", "", 0, args123())

rem ----------------------------------------------------------------------
dim args124(0) as new com.sun.star.beans.PropertyValue
args124(0).Name = "StringName"
args124(0).Value = "0"

dispatcher.executeDispatch(document, ".uno:EnterString", "", 0, args124())

rem ----------------------------------------------------------------------
dim args125(0) as new com.sun.star.beans.PropertyValue
args125(0).Name = "ToPoint"
args125(0).Value = "$BQ$14"

dispatcher.executeDispatch(document, ".uno:GoToCell", "", 0, args125())

rem ----------------------------------------------------------------------
dim args126(0) as new com.sun.star.beans.PropertyValue
args126(0).Name = "StringName"
args126(0).Value = "0"

dispatcher.executeDispatch(document, ".uno:EnterString", "", 0, args126())

rem ----------------------------------------------------------------------
dim args127(0) as new com.sun.star.beans.PropertyValue
args127(0).Name = "ToPoint"
args127(0).Value = "$BS$14"

dispatcher.executeDispatch(document, ".uno:GoToCell", "", 0, args127())

rem ----------------------------------------------------------------------
dim args128(0) as new com.sun.star.beans.PropertyValue
args128(0).Name = "StringName"
args128(0).Value = "0"

dispatcher.executeDispatch(document, ".uno:EnterString", "", 0, args128())

rem ----------------------------------------------------------------------
dim args129(0) as new com.sun.star.beans.PropertyValue
args129(0).Name = "ToPoint"
args129(0).Value = "$BW$14"

dispatcher.executeDispatch(document, ".uno:GoToCell", "", 0, args129())

rem ----------------------------------------------------------------------
dim args130(0) as new com.sun.star.beans.PropertyValue
args130(0).Name = "StringName"
args130(0).Value = "0"

dispatcher.executeDispatch(document, ".uno:EnterString", "", 0, args130())

rem ----------------------------------------------------------------------
dim args131(0) as new com.sun.star.beans.PropertyValue
args131(0).Name = "ToPoint"
args131(0).Value = "$BY$14"

dispatcher.executeDispatch(document, ".uno:GoToCell", "", 0, args131())

rem ----------------------------------------------------------------------
dim args132(0) as new com.sun.star.beans.PropertyValue
args132(0).Name = "StringName"
args132(0).Value = "0"

dispatcher.executeDispatch(document, ".uno:EnterString", "", 0, args132())

rem ----------------------------------------------------------------------
dim args133(0) as new com.sun.star.beans.PropertyValue
args133(0).Name = "ToPoint"
args133(0).Value = "$AO$5"

dispatcher.executeDispatch(document, ".uno:GoToCell", "", 0, args133())

rem ----------------------------------------------------------------------
dim args134(0) as new com.sun.star.beans.PropertyValue
args134(0).Name = "ToPoint"
args134(0).Value = "$AP$5"

dispatcher.executeDispatch(document, ".uno:GoToCell", "", 0, args134())


end sub


sub dateiex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InterneFunktion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